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The government has simplified the procedure for registration of passport documents</text:span>
</text:h>
      <text:p text:style-name="P4">
Author: ['АРМІЯINFORM']</text:p>
      <text:p text:style-name="P4">
Time: 2023-06-08T-2:00:00-04:00</text:p>
      <text:p text:style-name="P4">
Description: Behind the RISSHENSMA, the URIDSIA of the Hold Migration Service of Ukraine Tom Lawdronni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dmsu.jpg" text:style-name="Internet_20_link" text:visited-style-name="Visited_20_Internet_20_Link">
dmsu.jpg</text:a>
']</text:p>
      <text:p text:style-name="P4">
Tags: ['ДМС УКРАЇНИ', 'ПАСПОРТИ', 'ПАСПОРТНИЙ СЕРВІС']</text:p>
      <text:p text:style-name="P4">
Category: News</text:p>
      <!--METADATA-->
      <text:p text:style-name="P4">
<draw:frame draw:style-name="fr1" draw:name="Image2" text:anchor-type="as-char" svg:width="6.9236in" svg:height="6.9236in" draw:z-index="0">
<draw:image xlink:href="../Images/AРМІЯINFORM/2023-06-08T-2-00-00-04-00/dmsu.jpg" xlink:type="simple" xlink:show="embed" xlink:actuate="onLoad" draw:mime-type="image/jpeg"/>
</draw:frame>
According to the Government's decision, all units of the State Migration Service of Ukraine Tazoborod's diplomatic institutions will receive direct access to the State Register of Civil Status Acts. In this way, they will be able to form an excerpt on the state registration of the birth of the person and his origin.</text:p>
      <text:p text:style-name="P4">
About it <text:a xlink:type="simple" xlink:href="https://www.facebook.com/dmsu.gov.ua/posts/pfbid0384Uu1jp3RxLhKtpX5V3X8NeCqWQJS2vF9LHQzKHDQme5qkv5Lo77rRuwuwu15HM5l" text:style-name="Internet_20_link" text:visited-style-name="Visited_20_Internet_20_Link">
writes</text:a>
On its official Facebook page the State Migration Service of Ukraine.</text:p>
      <text:p text:style-name="P4">
Therefore, the procedure of obtaining passport documents is greatly simplified for citizens. In addition, it will allow Ukrainians who have left the temporarily occupied territories abroad through the armed aggression of the Russian Federation, faster to apply for their passports.</text:p>
      <text:p text:style-name="P4">
This innovation will optimize the work of the LCA bodies and allow you to significantly scribble the time of processing requests for passports.</text:p>
      <text:p text:style-name="P4">
News Source: <text:a xlink:type="simple" xlink:href="https://armyinform.com.ua/2023/06/08/uryad-sprostyv-proczeduru-oformlennya-pasportnyh-dokumentiv/" text:style-name="Internet_20_link" text:visited-style-name="Visited_20_Internet_20_Link">
https://armyinform.com.ua/2023/06/08/uryad-sprostyv-proczeduru-oformlennya-pasportnyh-dokumentiv/</text:a>
</text:p>
      <!--NEWS-->
      <text:h text:style-name="P10" text:outline-level="1">
<text:span text:style-name="T4">
Roszmi promote the narrative about the inaccuracy</text:span>
</text:h>
      <text:p text:style-name="P4">
Author: ['АРМІЯINFORM']</text:p>
      <text:p text:style-name="P4">
Time: 2023-06-08T0:00:00-04:00</text:p>
      <text:p text:style-name="P4">
Description: “Ukraine is not afraid of Kakhovo Hes. Was to be afraid of the ninete of Dambi of the Kyiva Water Summ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photo_5190589774354829015_y.jpg" text:style-name="Internet_20_link" text:visited-style-name="Visited_20_Internet_20_Link">
photo_5190589774354829015_y.jpg</text:a>
']</text:p>
      <text:p text:style-name="P4">
Tags: ['STOPRUSSIA', 'АГРЕСІЯ РФ', 'КАХОВСЬКА ГЕС', 'РОСІЙСЬКІ ФЕЙКИ', 'ЦПД РНБО']</text:p>
      <text:p text:style-name="P4">
Category: News</text:p>
      <!--METADATA-->
      <text:p text:style-name="P4">
<draw:frame draw:style-name="fr1" draw:name="Image3" text:anchor-type="as-char" svg:width="6.9236in" svg:height="4.661891in" draw:z-index="0">
<draw:image xlink:href="../Images/AРМІЯINFORM/2023-06-08T0-00-00-04-00/photo_5190589774354829015_y.jpg" xlink:type="simple" xlink:show="embed" xlink:actuate="onLoad" draw:mime-type="image/jpeg"/>
</draw:frame>
“Ukrainians are not afraid of Kakhovskaya hydroelectric power plants. They are afraid of the destruction of the Dam of the Kyiv Aquarius. If something happens to her - a large number of people will die. " The Russian propagandist stated in. Solovyov.</text:p>
      <text:p text:style-name="P4">
The Center for Combating Misinformation on its Official Facebook page <text:a xlink:type="simple" xlink:href="https://www.facebook.com/protydiyadezinformatsiyi.cpd/posts/pfbid028Hb4RHHAGL4DV6kneiqgbqwUXFbCyzKZpez7bauvr1J4NJ9uQv5m9EKokjSxpNG8l" text:style-name="Internet_20_link" text:visited-style-name="Visited_20_Internet_20_Link">
reports</text:a>
that the inaccuracy of the Russian Federation before the blasting of the Dam of the Kakhovka Hydroelectric Power Plant is the main Narrative of Russian propaganda media.</text:p>
      <text:p text:style-name="P4">
The Putin propagandist also stated that the situation with the Kakhovka hydroelectric power station was not common with the interests of the Russian Federation.</text:p>
      <text:p text:style-name="P4">
"Despite the fact that the hydroelectric power plant has been replaced and undermined by the Russian accumulators, the Kremlin and the media under it continue to promote the narrative of the Russian Federation to blast the dam," the statement said.</text:p>
      <text:p text:style-name="P4">
In addition, in order to demoralize Ukrainian society and sow fear in the eyes of the people, propagandists began to mention in their conversations about the dam of the Kiev Damage.</text:p>
      <text:p text:style-name="P4">
Realizing the inevitability of its defeat, the Kremlin regime does not leave the attempt to simulate the Ukrainian authorities before negotiations under the terrorist conditions of the Russian Federation.</text:p>
      <text:p text:style-name="P4">
News Source: <text:a xlink:type="simple" xlink:href="https://armyinform.com.ua/2023/06/08/roszmi-prosuvayut-naratyv-pro-neprychetnist-rf-do-pidryvu-damby-kahovskoyi-ges-czpd/" text:style-name="Internet_20_link" text:visited-style-name="Visited_20_Internet_20_Link">
https://armyinform.com.ua/2023/06/08/roszmi-prosuvayut-naratyv-pro-neprychetnist-rf-do-pidryvu-damby-kahovskoyi-ges-czpd/</text:a>
</text:p>
      <!--NEWS-->
      <text:h text:style-name="P10" text:outline-level="1">
<text:span text:style-name="T4">
30 combat clashes took place over the past day</text:span>
</text:h>
      <text:p text:style-name="P4">
Author: ['АРМІЯINFORM']</text:p>
      <text:p text:style-name="P4">
Time: 2023-06-08T10:00:00-04:00</text:p>
      <text:p text:style-name="P4">
Description: Opponent of the same Zoedzhu, the main Zuill at the test of the best of the pay of Luhansko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zitknennya.jpg" text:style-name="Internet_20_link" text:visited-style-name="Visited_20_Internet_20_Link">
zitknennya.jpg</text:a>
']</text:p>
      <text:p text:style-name="P4">
Tags: ['STOPRUSSIA', 'АГРЕСІЯ РФ', 'ВІЙНА', 'ВТОРГНЕННЯ РФ', 'ГЕНЕРАЛЬНИЙ ШТАБ ЗС УКРАЇНИ']</text:p>
      <text:p text:style-name="P4">
Category: News</text:p>
      <!--METADATA-->
      <text:p text:style-name="P4">
<draw:frame draw:style-name="fr1" draw:name="Image4" text:anchor-type="as-char" svg:width="6.9236in" svg:height="4.621503in" draw:z-index="0">
<draw:image xlink:href="../Images/AРМІЯINFORM/2023-06-08T10-00-00-04-00/zitknennya.jpg" xlink:type="simple" xlink:show="embed" xlink:actuate="onLoad" draw:mime-type="image/jpeg"/>
</draw:frame>
<text:span text:style-name="T4">
 🔥 Situation on Russian invasion </text:span>
</text:p>
      <text:p text:style-name="P4">
The enemy continues to focus the main efforts on attempts by full occupation of the Luhansk and Donetsk regions. During the last day, 30 fighting occurred.</text:p>
      <text:p text:style-name="P4">
About it in your morning summary <text:a xlink:type="simple" xlink:href="https://www.facebook.com/GeneralStaff.ua/posts/pfbid02UeFyMZMki9dWoxzECkxdSQ7borSHdHDF55kPkFHenTpriWtVRbZwRSMVtCiDgmaXl" text:style-name="Internet_20_link" text:visited-style-name="Visited_20_Internet_20_Link">
reports</text:a>
General Staff of the Armed Forces of Ukraine.</text:p>
      <text:p text:style-name="P4">
Over the past day, the enemy was unsuccessful offensive actions at the Liman Napryamka in the Cheesely Donetsk region and Bakhmutsky-in the district of Nahorehovo-Vasylivka, Ivanovo and North.</text:p>
      <text:p text:style-name="P4">
In the Avdeevsky direction, the enemy made an unsuccessful attempt at the offensive in the direction of Avdiivka and Pervomaisk.</text:p>
      <text:p text:style-name="P4">
In the Mariinsky direction, our defenders repelled numerous enemy attacks in the city of Marinka, causing him significant losses.</text:p>
      <text:p text:style-name="P4">
In Zaporizhzhya and Kherson directions, the enemy continues to defend.</text:p>
      <text:p text:style-name="P4">
News Source: <text:a xlink:type="simple" xlink:href="https://armyinform.com.ua/2023/06/08/protyagom-mynuloyi-doby-vidbulos-30-bojovyh-zitknen/" text:style-name="Internet_20_link" text:visited-style-name="Visited_20_Internet_20_Link">
https://armyinform.com.ua/2023/06/08/protyagom-mynuloyi-doby-vidbulos-30-bojovyh-zitknen/</text:a>
</text:p>
      <!--NEWS-->
      <text:h text:style-name="P10" text:outline-level="1">
<text:span text:style-name="T4">
Olesya Ogryzko: Ukrainians abroad - our army of Ambassadors, which is responsible for the collective brand "Ukraine"</text:span>
</text:h>
      <text:p text:style-name="P4">
Author: ['АРМІЯINFORM']</text:p>
      <text:p text:style-name="P4">
Time: 2023-06-08T12:00:00-04:00</text:p>
      <text:p text:style-name="P4">
Description: Once on the margins of Ukraine, I have been rallying a hud 8 Milioniv Ukraine. It’s a pity for the hobby, the war ... the war with Ukraine 2022, the war with Ukraine is the latest news today, the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imag94322.png" text:style-name="Internet_20_link" text:visited-style-name="Visited_20_Internet_20_Link">
imag94322.png</text:a>
']</text:p>
      <text:p text:style-name="P4">
Tags: ['STOPRUSSIA', 'ВІДБУДОВА КРАЇНИ']</text:p>
      <text:p text:style-name="P4">
Category: News</text:p>
      <!--METADATA-->
      <text:p text:style-name="P4">
<draw:frame draw:style-name="fr1" draw:name="Image5" text:anchor-type="as-char" svg:width="6.9236in" svg:height="3.894525in" draw:z-index="0">
<draw:image xlink:href="../Images/AРМІЯINFORM/2023-06-08T12-00-00-04-00/imag94322.png" xlink:type="simple" xlink:show="embed" xlink:actuate="onLoad" draw:mime-type="image/png"/>
</draw:frame>
There are now more than 8 million Ukrainians outside Ukraine. Unfortunately or honest, this is now our army of Ambassadors, from actions, words and from the behavior of us will be evaluated. Therefore, each of us should remember that in fact we all play a role and be responsible for the collective brand "Ukraine". About it was told by the head of the Center for Defense Strategies, the head of the international director in the coalition of Rise-Ukraine, the head of the analytical direction of the Tastregical Advocacy .(https://armyinform.com.ua/2023/06/07/dlya-nablyzhennya-peremogy-ukrayiny-potribno-vkladatysya-v-yiyi-vidbudovu-vzhe-sogodni-olesya-ogryzko/).</text:p>
      <text:p text:style-name="P4">
— Тому те, що ми можемо всі робити, незалежно від того, чим ми займаємося, —це розповідати про наші реформи, про історії успіху. Навіть якщо це історіяуспіху маленької громади. До прикладу, громади Тростянця, там де люди простонеймовірні, які одразу ж після деокупації просто зібралися і, не чекаючидопомоги, в унісон працюють, як злагоджений вулик, і відбудовують себе. Таксамо, як жителі Ірпеня, Бучі, Гостомеля також почали латати свої будівлі.Тому, якщо складно говорити про реформи, про якісь трансформації, яківідбулися за останніх 9 років після Революції Гідності, просто розповідайтеісторії про те, яке ми сильне суспільство, як ми боремося за всі ті цінності,за які стоїть весь цивілізований світ. Тим самим ми проявляємо себе івідкриваємо серця людей за кордоном, — зазначила Олеся Огризко.</text:p>
      <text:p text:style-name="P4">
News Source: <text:a xlink:type="simple" xlink:href="https://armyinform.com.ua/2023/06/08/olesya-ogryzko-ukrayinczi-za-kordonom-nasha-armiya-ambasadoriv-yaka-vidpovidaye-za-kolektyvnyj-brend-ukrayina/" text:style-name="Internet_20_link" text:visited-style-name="Visited_20_Internet_20_Link">
https://armyinform.com.ua/2023/06/08/olesya-ogryzko-ukrayinczi-za-kordonom-nasha-armiya-ambasadoriv-yaka-vidpovidaye-za-kolektyvnyj-brend-ukrayina/</text:a>
</text:p>
      <!--NEWS-->
      <text:h text:style-name="P10" text:outline-level="1">
<text:span text:style-name="T4">
Another minus 730 occupants, 18 tanks and 28 artsystems: daily loss of enemy</text:span>
</text:h>
      <text:p text:style-name="P4">
Author: ['АРМІЯINFORM']</text:p>
      <text:p text:style-name="P4">
Time: 2023-06-08T14:00:00-04:00</text:p>
      <text:p text:style-name="P4">
Description: Zagalni Boyov, take the enemy on 02.24.22 to 08/08/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08-2023-scaled.jpg" text:style-name="Internet_20_link" text:visited-style-name="Visited_20_Internet_20_Link">
vtraty_06-08-2023-scaled.jpg</text:a>
']</text:p>
      <text:p text:style-name="P4">
Tags: ['АГРЕСІЯ РФ', 'ВТОРГНЕННЯ РФ', 'ВТРАТИ ВОРОГА', 'ГЕНЕРАЛЬНИЙ ШТАБ ЗС УКРАЇНИ']</text:p>
      <text:p text:style-name="P4">
Category: News</text:p>
      <!--METADATA-->
      <text:p text:style-name="P4">
<draw:frame draw:style-name="fr1" draw:name="Image6" text:anchor-type="as-char" svg:width="6.9236in" svg:height="6.987066in" draw:z-index="0">
<draw:image xlink:href="../Images/AРМІЯINFORM/2023-06-08T14-00-00-04-00/vtraty_06-08-2023-scaled.jpg" xlink:type="simple" xlink:show="embed" xlink:actuate="onLoad" draw:mime-type="image/jpeg"/>
</draw:frame>
<text:span text:style-name="T4">
<text:span text:style-name="T5">
* 🔥 Situation on Russian invasion </text:span>
</text:span>
*</text:p>
      <text:p text:style-name="P4">
The total fighting loss of the enemy from 24.02.22 to 08.06.23 will be orientated:</text:p>
      <text:p text:style-name="P4">
<text:span text:style-name="T4">
<text:span text:style-name="T5">
 Personnel - </text:span>
* 212760(+730)persons eliminated</text:span>
<text:span text:style-name="T5">
 tanks - </text:span>
<text:span text:style-name="T5">
 3891(+18)</text:span>
<text:span text:style-name="T4">
 combat armored vehicles - </text:span>
 7576(+16)<text:span text:style-name="T4">
<text:span text:style-name="T5">
 Artillery Systems - </text:span>
<text:span text:style-name="T5">
 3668(+28)</text:span>
 </text:span>
 RSZV - <text:span text:style-name="T4">
 595(+1)</text:span>
<text:span text:style-name="T5">
 air defense means - </text:span>
<text:span text:style-name="T5">
 355(+3)</text:span>
<text:span text:style-name="T4">
 aircraft - </text:span>
 314(0)<text:span text:style-name="T4">
<text:span text:style-name="T5">
 helicopters - </text:span>
* 299(0)</text:span>
<text:span text:style-name="T5">
 UAV Operative Tactical Level-</text:span>
<text:span text:style-name="T5">
 3234(+15)</text:span>
<text:span text:style-name="T4">
 Winged missiles - </text:span>
 1171(0)<text:span text:style-name="T4">
<text:span text:style-name="T5">
 ships / boats - </text:span>
* 18(0)</text:span>
<text:span text:style-name="T5">
 Automobile equipment and tanks - </text:span>
<text:span text:style-name="T5">
 6384(+35)</text:span>
<text:span text:style-name="T4">
 Special equipment - </text:span>
 500(+8)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08.06.23.</text:p>
      <text:p text:style-name="P4">
News Source: <text:a xlink:type="simple" xlink:href="https://armyinform.com.ua/2023/06/08/shhe-minus-730-okupantiv-18-tankiv-ta-28-artsystem-dobovi-vtraty-voroga/" text:style-name="Internet_20_link" text:visited-style-name="Visited_20_Internet_20_Link">
https://armyinform.com.ua/2023/06/08/shhe-minus-730-okupantiv-18-tankiv-ta-28-artsystem-dobovi-vtraty-voroga/</text:a>
</text:p>
      <!--NEWS-->
      <text:h text:style-name="P10" text:outline-level="1">
<text:span text:style-name="T4">
The Russian Federation implements provocations that create social tension among prisoners' families - coordination headquarters</text:span>
</text:h>
      <text:p text:style-name="P4">
Author: ['АРМІЯINFORM']</text:p>
      <text:p text:style-name="P4">
Time: 2023-06-08T16:00:00-04:00</text:p>
      <text:p text:style-name="P4">
Description: At the coordinating headquarters of the online-Zustinich, Rodinov Vіskovo Servic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sh5.jpg" text:style-name="Internet_20_link" text:visited-style-name="Visited_20_Internet_20_Link">
ksh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7" text:anchor-type="as-char" svg:width="6.9236in" svg:height="4.011043in" draw:z-index="0">
<draw:image xlink:href="../Images/AРМІЯINFORM/2023-06-08T16-00-00-04-00/ksh5.jpg" xlink:type="simple" xlink:show="embed" xlink:actuate="onLoad" draw:mime-type="image/jpeg"/>
</draw:frame>
The Coordination Headquarters took place an online meeting with the families of the National Guard of Ukraine, during which representatives of the staff and NSU answered the questions about the Big.</text:p>
      <text:p text:style-name="P4">
About it <text:a xlink:type="simple" xlink:href="https://t.me/Koord_shtab/1194" text:style-name="Internet_20_link" text:visited-style-name="Visited_20_Internet_20_Link">
reports</text:a>
Coordination headquarters of inquiries for the treatment of prisoners of war.</text:p>
      <text:p text:style-name="P4">
The aggressor country is constantly working on creating social tension among families. It takes various measures and provocations for this purpose.</text:p>
      <text:p text:style-name="P4">
“For example, they can be given to the exchange of a guy who is only a month in captivity, when there are people who are already there for more than a year. We do not give up a nivid of whom. We do not have such moral law. We take away everyone, ”the representative of the headquarters explained. - When we form a negotiation position, we give preference to the first place seriously wounded, seriously ill, and those who are the longest time. "</text:p>
      <text:p text:style-name="P4">
The headquarters also stressed that the main principle of work is an uniqueness.</text:p>
      <text:p text:style-name="P4">
"We will never put any part or unit above, but someone below. More in captivity in one place can be different defenders: there will be sitting in the chamber of both the Marines, the Guards, and the border guards," he said.</text:p>
      <text:p text:style-name="P4">
Some participants of the meeting were interested in why, when there is an official confirmation of the Polonivida of Russia through the International Committee of the Red Cross, the defenders are still non -existent.</text:p>
      <text:p text:style-name="P4">
"Unfortunately, confirmation of captivity is not a guarantee that a person is exchanged at the next time," said the headquarters. - The same can be said as a storage. Natives spend a lot of efforts to find the place of keeping their defenders in captivity. Their concern is clear, but while we are looking, they can move the person to another place. Moreover, when such information is in public space in public space. "</text:p>
      <text:p text:style-name="P4">
The staff representative also warned the scammers who are called volunteers and collect money for captured. The coordination headquarters must be reported about such cases.</text:p>
      <text:p text:style-name="P4">
News Source: <text:a xlink:type="simple" xlink:href="https://armyinform.com.ua/2023/06/08/rf-realizuye-provokacziyi-yaki-stvoryuyut-soczialnu-naprugu-sered-rodyn-polonenyh-koordynaczijnyj-shtab/" text:style-name="Internet_20_link" text:visited-style-name="Visited_20_Internet_20_Link">
https://armyinform.com.ua/2023/06/08/rf-realizuye-provokacziyi-yaki-stvoryuyut-soczialnu-naprugu-sered-rodyn-polonenyh-koordynaczijnyj-shtab/</text:a>
</text:p>
      <!--NEWS-->
      <text:h text:style-name="P10" text:outline-level="1">
<text:span text:style-name="T4">
Poland has handed over pumps and water tanks to Ukraine</text:span>
</text:h>
      <text:p text:style-name="P4">
Author: ['АРМІЯINFORM']</text:p>
      <text:p text:style-name="P4">
Time: 2023-06-08T2:00:00-04:00</text:p>
      <text:p text:style-name="P4">
Description: Warsaw handed over to Kiwa 10 great tanks for the main leaps and bounds productive pumps for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ukrpol.jpg" text:style-name="Internet_20_link" text:visited-style-name="Visited_20_Internet_20_Link">
ukrpol.jpg</text:a>
']</text:p>
      <text:p text:style-name="P4">
Tags: ['STOPRUSSIA', 'АГРЕСІЯ РФ', 'ВІЙНА', 'ДОПОМОГА ПАРТНЕРІВ', 'ПОЛЬЩА', 'СВІТ ПІДТРИМУЄ УКРАЇНУ']</text:p>
      <text:p text:style-name="P4">
Category: News</text:p>
      <!--METADATA-->
      <text:p text:style-name="P4">
<draw:frame draw:style-name="fr1" draw:name="Image8" text:anchor-type="as-char" svg:width="6.9236in" svg:height="3.893308in" draw:z-index="0">
<draw:image xlink:href="../Images/AРМІЯINFORM/2023-06-08T2-00-00-04-00/ukrpol.jpg" xlink:type="simple" xlink:show="embed" xlink:actuate="onLoad" draw:mime-type="image/jpeg"/>
</draw:frame>
Warsaw handed over 10 large water tanks and 10 high -yielding pumps for pumping water from flooded areas as a result of Kakhovskaya hydroelectric power plants.</text:p>
      <text:p text:style-name="P4">
The Minister of Internal Affairs and the Poland Administration Mariusz Kaminsky reported in <text:a xlink:type="simple" xlink:href="https://twitter.com/Kaminski_M_/status/1666364400230342657" text:style-name="Internet_20_link" text:visited-style-name="Visited_20_Internet_20_Link">
Twitter</text:a>
.</text:p>
      <text:p text:style-name="P4">
«Через драматичне становище цивільного населення після того, як Росіязруйнувала дамбу на річці Дніпро в Новій Каховці, ми з прем’єр-міністромМатеушем Моравецьким ухвалили рішення передати Україні 10 цистерн для водимісткістю 18 тис. літрів і 10 високопродуктивних насосів», — написав МаріушКамінський.</text:p>
      <text:p text:style-name="P4">
Він також подякував керівництву Пожежної служби Польщі, яка надала цюдопомогу.</text:p>
      <text:p text:style-name="P4">
News Source: <text:a xlink:type="simple" xlink:href="https://armyinform.com.ua/2023/06/08/polshha-peredala-ukrayini-nasosy-i-czysterny-dlya-vody/" text:style-name="Internet_20_link" text:visited-style-name="Visited_20_Internet_20_Link">
https://armyinform.com.ua/2023/06/08/polshha-peredala-ukrayini-nasosy-i-czysterny-dlya-vody/</text:a>
</text:p>
      <!--NEWS-->
      <text:h text:style-name="P10" text:outline-level="1">
<text:span text:style-name="T4">
The mercenaries of the Ministry of Defense of the Russian Federation called "Storm" reported suspicion - SBU</text:span>
</text:h>
      <text:p text:style-name="P4">
Author: ['АРМІЯINFORM']</text:p>
      <text:p text:style-name="P4">
Time: 2023-06-08T49:00:00-04:00</text:p>
      <text:p text:style-name="P4">
Description: Service of Bingle Zbrazov’s base for 7 participants of the Teroristic organized “L/DNR”,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STOPRUSSIA', 'АГРЕСІЯ РФ', 'ВІЙНА', 'ВТОРГНЕННЯ РФ', 'СБУ']</text:p>
      <text:p text:style-name="P4">
Category: News</text:p>
      <!--METADATA-->
      <text:p text:style-name="P4">
<draw:frame draw:style-name="fr1" draw:name="Image9" text:anchor-type="as-char" svg:width="6.9236in" svg:height="3.555362in" draw:z-index="0">
<draw:image xlink:href="../Images/AРМІЯINFORM/2023-06-08T49-00-00-04-00/232191481_149444590648295_3523033550936501027_n.jpg" xlink:type="simple" xlink:show="embed" xlink:actuate="onLoad" draw:mime-type="image/jpeg"/>
</draw:frame>
Illustrative photo</text:p>
      <text:p text:style-name="P4">
The Security Service has collected the evidence base for 7 other participants in the L/DNR terrorist organizations, who fought against Ukraine, according to the Ukrainian special service.</text:p>
      <text:p text:style-name="P4">
The attackers were captured by Ukrainian defenders in May this year. It was found that all of them at different times joined the occupation units of the Southern Military District of the Armed Forces of the Russian Federation. While complicating the Russian troops, the militants actively participated in the storming of the Ukrainian Pottonments in Donetsk and Luhansk regions.</text:p>
      <text:p text:style-name="P4">
One of the persons involved in 2015 has been a number of terrorist grouping "noise" of the so -called "Cossack Union of the Don Troops region". After the acknowledges of Russian aggression of Russia, he voluntarily "enrolled" to one of the detachments of the Ministry of Defense of the Russian Federation under the name "Storm".</text:p>
      <text:p text:style-name="P4">
Two more malefactors who joined this occupation unit are the Donetsk region. In 2014-2015, they participated in the shelling of the positions of ATO in eastern Ukraine. The other two fighters from the terrorist groups of "Oplot" fought against the defense forces in the areas of Avdiivka and Marinka in Donetsk region, as well as the name of Mykolaivka in the Luhansk region.</text:p>
      <text:p text:style-name="P4">
In addition, among the detainees-the arrows and mechanic-driver of howitzers of the 11th separate-motto-fashion regiment of the Armed Forces of the Russian Federation(known as the "East" group). Зловмисникиатакували позиції Сил оборони під Авдіївкою з використанням російськоїартилерії.</text:p>
      <text:p text:style-name="P4">
На підставі зібраних доказів слідчі Служби безпеки повідомили всім фігурантампро підозру в участі у терористичній організації (Part 1. Art. 258-3 Criminal Code of Ukraine).</text:p>
      <text:p text:style-name="P4">
Також злочинні дії одного із бойовиків з лав «Востока» додатковокваліфіковані, як державна зрада (Part 1 of Art. 111 of the Criminal Code of Ukraine).</text:p>
      <text:p text:style-name="P4">
Зловмисникам загрожує до 15 років тюрми.</text:p>
      <text:p text:style-name="P4">
News Source: <text:a xlink:type="simple" xlink:href="https://armyinform.com.ua/2023/06/08/najmanczyam-ugrupovan-minoborony-rf-pid-nazvoyu-shtorm-povidomyleno-pro-pidozru-sbu/" text:style-name="Internet_20_link" text:visited-style-name="Visited_20_Internet_20_Link">
https://armyinform.com.ua/2023/06/08/najmanczyam-ugrupovan-minoborony-rf-pid-nazvoyu-shtorm-povidomyleno-pro-pidozru-sbu/</text:a>
</text:p>
      <!--NEWS-->
      <text:h text:style-name="P10" text:outline-level="1">
<text:span text:style-name="T4">
The couple of traitors will be judged, which after Kherson's de -occupation burned her Russian passports - DBR</text:span>
</text:h>
      <text:p text:style-name="P4">
Author: ['АРМІЯINFORM']</text:p>
      <text:p text:style-name="P4">
Time: 2023-06-08T4:00:00-04:00</text:p>
      <text:p text:style-name="P4">
Description: The DBR pratsilniki completed the Rossli -Divannie Scho Zhodov Prazizdi Prazivnikiv, the war with Ukraine 2022, the war with Ukraine is the latest news today, the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 '<text:a xlink:type="simple" xlink:href="https://armyinform.com.ua/wp-content/uploads/2023/06/whatsapp-image-2023-06-07-at-13.42.58-450x395-4fd.jpeg" text:style-name="Internet_20_link" text:visited-style-name="Visited_20_Internet_20_Link">
whatsapp-image-2023-06-07-at-13.42.58-450x395-4fd.jpeg</text:a>
']</text:p>
      <text:p text:style-name="P4">
Tags: ['STOPRUSSIA', 'АГРЕСІЯ РФ', 'ВІЙНА', 'ВТОРГНЕННЯ РФ', 'ДЕРЖАВНЕ БЮРО РОЗСЛІДУВАНЬ']</text:p>
      <text:p text:style-name="P4">
Category: News</text:p>
      <!--METADATA-->
      <text:p text:style-name="P4">
<draw:frame draw:style-name="fr1" draw:name="Image10" text:anchor-type="as-char" svg:width="6.9236in" svg:height="3.883237in" draw:z-index="0">
<draw:image xlink:href="../Images/AРМІЯINFORM/2023-06-08T4-00-00-04-00/13047b9-1bd0830-dbr-pidozryue-golovu-miskrajonnogo-sudu-odeshhini-ta-advokata-u-shahrajstvi-2.jpg" xlink:type="simple" xlink:show="embed" xlink:actuate="onLoad" draw:mime-type="image/jpeg"/>
</draw:frame>
Illustrative photo</text:p>
      <text:p text:style-name="P4">
DBR employees have completed pre -trial investigation into the State Council(№ 10)”. Following the dismissal of the couple, Russian passports were burned from the occupiers <text:a xlink:type="simple" xlink:href="https://dbr.gov.ua/news/za-materialami-dbr-suditimut-podruzhzhya-zradnikiv-yake-pislya-deokupacii-hersona-spalilo-svoi-rosijski-pasporti" text:style-name="Internet_20_link" text:visited-style-name="Visited_20_Internet_20_Link">
reports</text:a>
State Bureau of Investigation.</text:p>
      <text:p text:style-name="P4">
Bureau staff, together with the SBU and the National Police, exposed the husband and wife who worked as younger inspectors in the correctional facility and voluntarily crossing the enemy.</text:p>
      <text:p text:style-name="P4">
The fake institution worked under the laws of the aggressor country. The traitors follow the instructions of the invaders. It is known that they also provided Russian patriots, including ATO and OOS participants. They have removed the specimen of the Russian Federation, and the salary was paid in rubles.</text:p>
      <text:p text:style-name="P4">
<draw:frame draw:style-name="fr1" draw:name="Image11" text:anchor-type="as-char" svg:width="6.9236in" svg:height="6.077382in" draw:z-index="0">
<draw:image xlink:href="../Images/AРМІЯINFORM/2023-06-08T4-00-00-04-00/whatsapp-image-2023-06-07-at-13.42.58-450x395-4fd.jpeg" xlink:type="simple" xlink:show="embed" xlink:actuate="onLoad" draw:mime-type="image/jpeg"/>
</draw:frame>
During the sanctioned searches at the place of residence of the suspects, law enforcement officers found oaths of citizen of the Russian Federation, official certificates, symbols of the Curf. Also withdrawn documents issued by the occupiers for unobstructed by checkpoints and permission to wear weapons.</text:p>
      <text:p text:style-name="P4">
According to prompt information, the defendants had received passports of the aggressor country. But after the release of Kherson, the couple's couple burned them, hoping to avoid responsibility. The suspects tried to hide, but they were exposed and detained during stabilization measures.</text:p>
      <text:p text:style-name="P4">
They are accused of committing a criminal offense - the state betrayed the conditions of martial law(Part 2 of Art. 111 of the Criminal Code of Ukraine). Санкція статті передбачаєдовічне позбавлення волі. Обвинувальні акти скеровані до суду.</text:p>
      <text:p text:style-name="P4">
News Source: <text:a xlink:type="simple" xlink:href="https://armyinform.com.ua/2023/06/08/sudytymut-podruzhzhya-zradnykiv-yake-pislya-deokupacziyi-hersona-spalylo-svoyi-rosijski-pasporty-dbr/" text:style-name="Internet_20_link" text:visited-style-name="Visited_20_Internet_20_Link">
https://armyinform.com.ua/2023/06/08/sudytymut-podruzhzhya-zradnykiv-yake-pislya-deokupacziyi-hersona-spalylo-svoyi-rosijski-pasporty-dbr/</text:a>
</text:p>
      <!--NEWS-->
      <text:h text:style-name="P10" text:outline-level="1">
<text:span text:style-name="T4">
Ministry of Veterans conducted training for CNAP administrators on the quality of service provision to veterans services</text:span>
</text:h>
      <text:p text:style-name="P4">
Author: ['АРМІЯINFORM']</text:p>
      <text:p text:style-name="P4">
Time: 2023-06-08T51:00:00-04:00</text:p>
      <text:p text:style-name="P4">
Description: In Ukrainian, it was completed by the Seminari for Admiral Podkhniyv Nadanny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514d384d9e0af9486947b27026e61c8d.jpeg" text:style-name="Internet_20_link" text:visited-style-name="Visited_20_Internet_20_Link">
514d384d9e0af9486947b27026e61c8d.jpeg</text:a>
', '<text:a xlink:type="simple" xlink:href="https://armyinform.com.ua/wp-content/uploads/2023/06/dsc_0230-scaled.jpg" text:style-name="Internet_20_link" text:visited-style-name="Visited_20_Internet_20_Link">
dsc_0230-scaled.jpg</text:a>
']</text:p>
      <text:p text:style-name="P4">
Tags: ['АДМІНПОСЛУГИ ДЛЯ ВЕТЕРАНІВ', 'ВЕТЕРАНИ', 'ЄДИНЕ ВІКНО', 'МІНВЕТЕРАНІВ', 'ЦНАП']</text:p>
      <text:p text:style-name="P4">
Category: News</text:p>
      <!--METADATA-->
      <text:p text:style-name="P4">
<draw:frame draw:style-name="fr1" draw:name="Image12" text:anchor-type="as-char" svg:width="6.9236in" svg:height="3.46757in" draw:z-index="0">
<draw:image xlink:href="../Images/AРМІЯINFORM/2023-06-08T51-00-00-04-00/514d384d9e0af9486947b27026e61c8d.jpeg" xlink:type="simple" xlink:show="embed" xlink:actuate="onLoad" draw:mime-type="image/jpeg"/>
</draw:frame>
In Ukraine, training seminars for administrators of administrative services are completed(CNAP)regarding the peculiarities of providing a proper and quality service to war veterans and their families.</text:p>
      <text:p text:style-name="P4">
About this joint project of the Ministry of Veterans of Ukraine Taves -Ukrainian Association of Administrative Services Centers, where 1015 CNAP administrators from all regions and city of Kyiv have passed within a month of study, [writes] <text:a xlink:type="simple" xlink:href="https://mva.gov.ua/ua/news/minveteraniv-provelo-navchannya-dlya-1000-administratoriv-cnapiv-shchodo-yakosti-nadannya-adminposlug-veteranam-ta-chlenam-yihnih-simej" text:style-name="Internet_20_link" text:visited-style-name="Visited_20_Internet_20_Link">
writes</text:a>
Ministry of Veterans site.</text:p>
      <text:p text:style-name="P4">
The seminars were conducted in online and offline formats, and the speakers of the Taffasilitators were the leading specialists of the Ministry of Veterans, including the Deputy Minister of Affairs of Ukraine for digital development, digital transformations and digitalization of Tatiana Kalita, as well as the heads of the CEO</text:p>
      <text:p text:style-name="P4">
Thus, the students of the seminars got acquainted with the list of administrative services for veterans, practical cases on the peculiarities of interaction with veterans and veterans during the provision of services in CNAPs, received answers to the most common questions from the specialists of Ministry of Veterans and Psychologists. After training, a coordination meeting was also held for the Centers for Creation of the Single Way Siege on Veterans Services.</text:p>
      <text:p text:style-name="P4">
“CNAP experts provide a large list of administrative services to different persons. And those social instruments that are in the centers have become a key to mining. Provision of quality services to war veterans and family members through a CNAP network will be an effective tool for returning Ukrainian defenders and defenders and their families to a peaceful life, contributing to self -realization in society, ”Svetlana Berezina stressed.</text:p>
      <text:p text:style-name="P4">
<draw:frame draw:style-name="fr1" draw:name="Image13" text:anchor-type="as-char" svg:width="6.9236in" svg:height="4.615733in" draw:z-index="0">
<draw:image xlink:href="../Images/AРМІЯINFORM/2023-06-08T51-00-00-04-00/dsc_0230-scaled.jpg" xlink:type="simple" xlink:show="embed" xlink:actuate="onLoad" draw:mime-type="image/jpeg"/>
</draw:frame>
Chairman of the All -Ukrainian Association of Administrative Services Centers, Director of the Department(Center)Provision of administrative services of the executive organization of the Kyiv City Council(Kyiv City State Administration)Natalia Shamray noted that the proper maintenance of veterans and their families is an epiorities in the work of the CNAP.The Ministry of Justice reminded that it was already implementing individual partnerships jointly by the content authorities. In particular, in the territorial community of the city, the “veteran” administrative service works Zhytomyr. There the CNAP base opened a "single window" for veterans, involved in his work involved employees who have been trained and are well known in guarantees, rights and opportunities for veterans. And in Kryvyi the administrative service "I - Veteran" - thanks to the cooperation of the Ministry of Executives of Veterans of Ukraine, Kryvyi Rih City Council and the Dnipropetrovsk Regional Military Administration, 561 services are available to the defenders and their families in one place.</text:p>
      <text:p text:style-name="P4">
News Source: <text:a xlink:type="simple" xlink:href="https://armyinform.com.ua/2023/06/08/minveteraniv-provelo-navchannya-dlya-administratoriv-cznapiv-shhodo-yakosti-nadannya-poslug-veteranam/" text:style-name="Internet_20_link" text:visited-style-name="Visited_20_Internet_20_Link">
https://armyinform.com.ua/2023/06/08/minveteraniv-provelo-navchannya-dlya-administratoriv-cznapiv-shhodo-yakosti-nadannya-poslug-veteranam/</text:a>
</text:p>
      <!--NEWS-->
      <text:h text:style-name="P10" text:outline-level="1">
<text:span text:style-name="T4">
In May, the Ministry of Reintegration transferred 20.8 million hryvnias for financial aid to evacuated displaced persons</text:span>
</text:h>
      <text:p text:style-name="P4">
Author: ['АРМІЯINFORM']</text:p>
      <text:p text:style-name="P4">
Time: 2023-06-08T53:00:00-04:00</text:p>
      <text:p text:style-name="P4">
Description: Minreintegraziyuvyuvati Groshi on Vipayti people, yaki vihakhail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ereselenczi.jpeg" text:style-name="Internet_20_link" text:visited-style-name="Visited_20_Internet_20_Link">
pereselenczi.jpeg</text:a>
']</text:p>
      <text:p text:style-name="P4">
Tags: []</text:p>
      <text:p text:style-name="P4">
Category: News</text:p>
      <!--METADATA-->
      <text:p text:style-name="P4">
<draw:frame draw:style-name="fr1" draw:name="Image14" text:anchor-type="as-char" svg:width="6.9236in" svg:height="4.330592in" draw:z-index="0">
<draw:image xlink:href="../Images/AРМІЯINFORM/2023-06-08T53-00-00-04-00/pereselenczi.jpeg" xlink:type="simple" xlink:show="embed" xlink:actuate="onLoad" draw:mime-type="image/jpeg"/>
</draw:frame>
Photo: UNIAN</text:p>
      <text:p text:style-name="P4">
The Ministry of Reintegration continues to transfer money to paying people who left the anesthetics of Ukraine with evacuation trains. Starting from last novelt by the ministry, the ministry also directs funds for payments to citizens, quality evacoavtobus.</text:p>
      <text:p text:style-name="P4">
At arrival stations evacuated are received in the mobile branches of Ukrposhtiidal financial assistance from the state. Adults are paid for 2 thousand hryvnias, children and persons with disabilities - UAH 3 thousand.</text:p>
      <text:p text:style-name="P4">
This is stated in <text:a xlink:type="simple" xlink:href="https://minre.gov.ua/2023/06/07/u-travni-minreintegracziyi-pererahuvalo-208-mln-gryven-na-groshovu-dopomogu-evakujovanym-pereselenczyam/" text:style-name="Internet_20_link" text:visited-style-name="Visited_20_Internet_20_Link">
publication</text:a>
on the official website of the Ministry of Reintegration of Temporarily Occupied Territories of Ukraine.</text:p>
      <text:p text:style-name="P4">
In order to ensure such payments in May, the Ministry of Reintegration was sent to the accounts of Odessa, Zhytomyr, Dnipropetrovsk, Khmelnitsky and Lviv Directorates of Ukraine 20.8 million hryvnias.</text:p>
      <text:p text:style-name="P4">
The Ministry of Reintegration reminded that evacuation is free of charge. For a previous record, you must contact local authorities.</text:p>
      <text:p text:style-name="P4">
You can also report to evacuate the 24-hour hot linein reintegration: 15-48. For messages through messengerswhatsapp/Telegram/Viber Actual number:(096)078-84-33.</text:p>
      <text:p text:style-name="P4">
News Source: <text:a xlink:type="simple" xlink:href="https://armyinform.com.ua/2023/06/08/u-travni-minreintegracziyi-pererahuvalo-208-mln-gryven-na-groshovu-dopomogu-evakujovanym-pereselenczyam/" text:style-name="Internet_20_link" text:visited-style-name="Visited_20_Internet_20_Link">
https://armyinform.com.ua/2023/06/08/u-travni-minreintegracziyi-pererahuvalo-208-mln-gryven-na-groshovu-dopomogu-evakujovanym-pereselenczyam/</text:a>
</text:p>
      <!--NEWS-->
      <text:h text:style-name="P10" text:outline-level="1">
<text:span text:style-name="T4">
The invaders were not ready for the consequences</text:span>
</text:h>
      <text:p text:style-name="P4">
Author: ['АРМІЯINFORM']</text:p>
      <text:p text:style-name="P4">
Time: 2023-06-08T55:00:00-04:00</text:p>
      <text:p text:style-name="P4">
Description: Yak Doldomlya General Staff of the ZS Ukrainian, Porty did not Bulk Gotii to Naslidkiv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190484805354113852_y.jpg" text:style-name="Internet_20_link" text:visited-style-name="Visited_20_Internet_20_Link">
photo_5190484805354113852_y.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15" text:anchor-type="as-char" svg:width="6.9236in" svg:height="3.893007in" draw:z-index="0">
<draw:image xlink:href="../Images/AРМІЯINFORM/2023-06-08T55-00-00-04-00/photo_5190484805354113852_y.jpg" xlink:type="simple" xlink:show="embed" xlink:actuate="onLoad" draw:mime-type="image/jpeg"/>
</draw:frame>
<text:span text:style-name="T4">
 🔥 Situation of the Russian invasion </text:span>
</text:p>
      <text:p text:style-name="P4">
As <text:a xlink:type="simple" xlink:href="https://www.facebook.com/GeneralStaff.ua/posts/pfbid02UeFyMZMki9dWoxzECkxdSQ7borSHdHDF55kPkFHenTpriWtVRbZwRSMVtCiDgmaXl" text:style-name="Internet_20_link" text:visited-style-name="Visited_20_Internet_20_Link">
reports</text:a>
The General Staff of the Armed Forces of Ukraine, the invaders were not ready for the consequences of the underworld of the Kakhovka hydroelectric power station, suffered losses in live power, weapons and military equipment.</text:p>
      <text:p text:style-name="P4">
In particular, the units of the 7th Airborne Assault Division and the 22nd Army Corps of the Armed Forces of the Russian Federation are injured, dead and missing. Also, these units lost several field warehouses with ammunition and provisions, automobile and armored vehicles, and other military property.</text:p>
      <text:p text:style-name="P4">
At the same time, on June 6, a mass evacuation of civilian population from Misakakhovka took place, during which people used their own road transport. Russian -owned by civilian routes were used with civilian populations. During such movement, the invaders used locals as a live shield.</text:p>
      <text:p text:style-name="P4">
News Source: <text:a xlink:type="simple" xlink:href="https://armyinform.com.ua/2023/06/08/okupanty-ne-buly-gotovi-do-naslidkiv-pidryvu-grebli-kahovskoyi-ges/" text:style-name="Internet_20_link" text:visited-style-name="Visited_20_Internet_20_Link">
https://armyinform.com.ua/2023/06/08/okupanty-ne-buly-gotovi-do-naslidkiv-pidryvu-grebli-kahovskoyi-ges/</text:a>
</text:p>
      <!--NEWS-->
      <text:h text:style-name="P10" text:outline-level="1">
<text:span text:style-name="T4">
The Armed Forces of the Armed Forces received 30 ambulances</text:span>
</text:h>
      <text:p text:style-name="P4">
Author: ['Валентина Вілюра']</text:p>
      <text:p text:style-name="P4">
Time: 2023-06-08T56:00:00-04:00</text:p>
      <text:p text:style-name="P4">
Description: At the framework of the Military Initsіativi Front, Metіnvest Group transferred to the medical forces ... The war with Ukraine 2022, the war with Ukraine is the latest news today, the war with Ukraine 2022 is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golovna-2-2.jpg" text:style-name="Internet_20_link" text:visited-style-name="Visited_20_Internet_20_Link">
golovna-2-2.jpg</text:a>
', '<text:a xlink:type="simple" xlink:href="https://armyinform.com.ua/wp-content/uploads/2023/06/1-27-150x150.jpg" text:style-name="Internet_20_link" text:visited-style-name="Visited_20_Internet_20_Link">
1-27-150x150.jpg</text:a>
', '<text:a xlink:type="simple" xlink:href="https://armyinform.com.ua/wp-content/uploads/2023/06/2-29-150x150.jpg" text:style-name="Internet_20_link" text:visited-style-name="Visited_20_Internet_20_Link">
2-29-150x150.jpg</text:a>
', '<text:a xlink:type="simple" xlink:href="https://armyinform.com.ua/wp-content/uploads/2023/06/3-23-150x150.jpg" text:style-name="Internet_20_link" text:visited-style-name="Visited_20_Internet_20_Link">
3-23-150x150.jpg</text:a>
', '<text:a xlink:type="simple" xlink:href="https://armyinform.com.ua/wp-content/uploads/2023/06/4-18-150x150.jpg" text:style-name="Internet_20_link" text:visited-style-name="Visited_20_Internet_20_Link">
4-18-150x150.jpg</text:a>
', '<text:a xlink:type="simple" xlink:href="https://armyinform.com.ua/wp-content/uploads/2023/06/5-18-150x150.jpg" text:style-name="Internet_20_link" text:visited-style-name="Visited_20_Internet_20_Link">
5-18-150x150.jpg</text:a>
', '<text:a xlink:type="simple" xlink:href="https://armyinform.com.ua/wp-content/uploads/2023/06/6-19-150x150.jpg" text:style-name="Internet_20_link" text:visited-style-name="Visited_20_Internet_20_Link">
6-19-150x150.jpg</text:a>
', '<text:a xlink:type="simple" xlink:href="https://armyinform.com.ua/wp-content/uploads/2023/06/7-20-150x150.jpg" text:style-name="Internet_20_link" text:visited-style-name="Visited_20_Internet_20_Link">
7-20-150x150.jpg</text:a>
']</text:p>
      <text:p text:style-name="P4">
Tags: ['МЕДИЧНІ СИЛИ']</text:p>
      <text:p text:style-name="P4">
Category: News</text:p>
      <!--METADATA-->
      <text:p text:style-name="P4">
<draw:frame draw:style-name="fr1" draw:name="Image16" text:anchor-type="as-char" svg:width="6.9236in" svg:height="5.191078in" draw:z-index="0">
<draw:image xlink:href="../Images/AРМІЯINFORM/2023-06-08T56-00-00-04-00/golovna-2-2.jpg" xlink:type="simple" xlink:show="embed" xlink:actuate="onLoad" draw:mime-type="image/jpeg"/>
</draw:frame>
As part of the Metinvest Militar Front Initiative, the Metinvest Group of the Armed Forces of the Armed Forces of Ukraine 30 ambulances worth about 18 million hryvnias.</text:p>
      <text:p text:style-name="P4">
All cars are delivered from Italy. For their transfer, they attracted the carriers of Poland, then the ambulance volunteers were delivered to Ukraine.</text:p>
      <ul>
        <li>
We be sure to drive them away to a hundred, change all the liquids, eliminate the permanent effects of the running part and the engine. That is, we fully carry out the technical service and continue to pass the machine in a technically good condition, - said Alexandervodavodov, said commander of the prose office of the General Director of Metinvest.</li>
      </ul>
      <text:p text:style-name="P4">
<text:a xlink:type="simple" xlink:href="https://armyinform.com.ua/wp-content/uploads/2023/06/1-27.jpg" text:style-name="Internet_20_link" text:visited-style-name="Visited_20_Internet_20_Link">
!(Images/AРМІЯINFORM/2023-06-08T56-00-00-04-00/1-27-150x150.jpg)</text:a>
</text:p>
      <text:p text:style-name="P4">
<text:a xlink:type="simple" xlink:href="https://armyinform.com.ua/wp-content/uploads/2023/06/2-29.jpg" text:style-name="Internet_20_link" text:visited-style-name="Visited_20_Internet_20_Link">
<draw:frame draw:style-name="fr1" draw:name="Image17" text:anchor-type="as-char" svg:width="6.9236in" svg:height="6.9236in" draw:z-index="0">
<draw:image xlink:href="../Images/AРМІЯINFORM/2023-06-08T56-00-00-04-00/2-29-150x150.jpg" xlink:type="simple" xlink:show="embed" xlink:actuate="onLoad" draw:mime-type="image/jpeg"/>
</draw:frame>
</text:a>
</text:p>
      <text:p text:style-name="P4">
<text:a xlink:type="simple" xlink:href="https://armyinform.com.ua/wp-content/uploads/2023/06/3-23.jpg" text:style-name="Internet_20_link" text:visited-style-name="Visited_20_Internet_20_Link">
<draw:frame draw:style-name="fr1" draw:name="Image18" text:anchor-type="as-char" svg:width="6.9236in" svg:height="6.9236in" draw:z-index="0">
<draw:image xlink:href="../Images/AРМІЯINFORM/2023-06-08T56-00-00-04-00/3-23-150x150.jpg" xlink:type="simple" xlink:show="embed" xlink:actuate="onLoad" draw:mime-type="image/jpeg"/>
</draw:frame>
</text:a>
</text:p>
      <text:p text:style-name="P4">
<text:a xlink:type="simple" xlink:href="https://armyinform.com.ua/wp-content/uploads/2023/06/4-18.jpg" text:style-name="Internet_20_link" text:visited-style-name="Visited_20_Internet_20_Link">
<draw:frame draw:style-name="fr1" draw:name="Image19" text:anchor-type="as-char" svg:width="6.9236in" svg:height="6.9236in" draw:z-index="0">
<draw:image xlink:href="../Images/AРМІЯINFORM/2023-06-08T56-00-00-04-00/4-18-150x150.jpg" xlink:type="simple" xlink:show="embed" xlink:actuate="onLoad" draw:mime-type="image/jpeg"/>
</draw:frame>
</text:a>
He also said that nowadays, before the probable offensive of Ukraine's defense forces, it is important to provide ambulance military vehicles. Ukrainian -living people who live in Italy helped find these cars. In general, about 100 ambulances were purchased, overtaken and designed.</text:p>
      <text:p text:style-name="P4">
<text:a xlink:type="simple" xlink:href="https://armyinform.com.ua/wp-content/uploads/2023/06/5-18.jpg" text:style-name="Internet_20_link" text:visited-style-name="Visited_20_Internet_20_Link">
!(Images/AРМІЯINFORM/2023-06-08T56-00-00-04-00/5-18-150x150.jpg)</text:a>
</text:p>
      <text:p text:style-name="P4">
<text:a xlink:type="simple" xlink:href="https://armyinform.com.ua/wp-content/uploads/2023/06/6-19.jpg" text:style-name="Internet_20_link" text:visited-style-name="Visited_20_Internet_20_Link">
<draw:frame draw:style-name="fr1" draw:name="Image20" text:anchor-type="as-char" svg:width="6.9236in" svg:height="6.9236in" draw:z-index="0">
<draw:image xlink:href="../Images/AРМІЯINFORM/2023-06-08T56-00-00-04-00/6-19-150x150.jpg" xlink:type="simple" xlink:show="embed" xlink:actuate="onLoad" draw:mime-type="image/jpeg"/>
</draw:frame>
</text:a>
</text:p>
      <text:p text:style-name="P4">
<text:a xlink:type="simple" xlink:href="https://armyinform.com.ua/wp-content/uploads/2023/06/7-20.jpg" text:style-name="Internet_20_link" text:visited-style-name="Visited_20_Internet_20_Link">
<draw:frame draw:style-name="fr1" draw:name="Image21" text:anchor-type="as-char" svg:width="6.9236in" svg:height="6.9236in" draw:z-index="0">
<draw:image xlink:href="../Images/AРМІЯINFORM/2023-06-08T56-00-00-04-00/7-20-150x150.jpg" xlink:type="simple" xlink:show="embed" xlink:actuate="onLoad" draw:mime-type="image/jpeg"/>
</draw:frame>
</text:a>
In the ambulance themselves, there are harvested places for oxygen, sub -select, and some of them can be independent generators.</text:p>
      <ul>
        <li>
These medical cars will be transferred to medical units, military hospitals, which perform the task of assigning in the area of fighting. This help is extremely important today, - said the Chief of Staff - a representative of the Armed Forces of the Armed Forces.</li>
      </ul>
      <text:p text:style-name="P4">
<text:span text:style-name="T5">
Opto author</text:span>
</text:p>
      <text:p text:style-name="P4">
News Source: <text:a xlink:type="simple" xlink:href="https://armyinform.com.ua/2023/06/08/medychni-syly-zsu-otrymaly-30-karet-shvydkoyi-dopomogy/" text:style-name="Internet_20_link" text:visited-style-name="Visited_20_Internet_20_Link">
https://armyinform.com.ua/2023/06/08/medychni-syly-zsu-otrymaly-30-karet-shvydkoyi-dopomogy/</text:a>
</text:p>
      <!--NEWS-->
      <text:h text:style-name="P10" text:outline-level="1">
<text:span text:style-name="T4">
Dmytro Kuleba discussed with NATO Secretary -General Future Summit in Vilnius: Ukraine is a valuable asset for the Alliance</text:span>
</text:h>
      <text:p text:style-name="P4">
Author: ['АРМІЯINFORM']</text:p>
      <text:p text:style-name="P4">
Time: 2023-06-08T57:00:00-04:00</text:p>
      <text:p text:style-name="P4">
Description: Minist of the law enforcement agencies of Ukraine Dmitro Kuleb that general secretary of NATO єn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dmytro-kuleba-zaklykav.jpg" text:style-name="Internet_20_link" text:visited-style-name="Visited_20_Internet_20_Link">
dmytro-kuleba-zaklykav.jpg</text:a>
']</text:p>
      <text:p text:style-name="P4">
Tags: ['ДМИТРО КУЛЕБА', 'ЄНС СТОЛТЕНБЕРГ', 'УКРАЇНА – НАТО']</text:p>
      <text:p text:style-name="P4">
Category: News</text:p>
      <!--METADATA-->
      <text:p text:style-name="P4">
<draw:frame draw:style-name="fr1" draw:name="Image22" text:anchor-type="as-char" svg:width="6.9236in" svg:height="4.029752in" draw:z-index="0">
<draw:image xlink:href="../Images/AРМІЯINFORM/2023-06-08T57-00-00-04-00/dmytro-kuleba-zaklykav.jpg" xlink:type="simple" xlink:show="embed" xlink:actuate="onLoad" draw:mime-type="image/jpeg"/>
</draw:frame>
Foreign Minister of Ukraine Dmytro Kuleba and Natons Secretary General Stoltenberg discussed the movement of Ukraine to membership in the Alliance, the provision of ammunition and the provision of humanitarian assistance to the victims of the Kakhovsk Hydroelectric Power Plant.</text:p>
      <text:p text:style-name="P4">
The head of Ukrainian diplomacy <text:a xlink:type="simple" xlink:href="https://twitter.com/DmytroKuleba/status/1666477407350448141" text:style-name="Internet_20_link" text:visited-style-name="Visited_20_Internet_20_Link">
reported</text:a>
Obliga Twitter.</text:p>
      <text:p text:style-name="P4">
“I had a conversation with Jens Stoltenberg about the future NATO summit. In general, it makes sense for the Alliance to take a decisive step towards Ukraine's membership. We are not NATO's aspiration on the battlefield to put an end to this war. We strive to get the best guarantees to prevent future wars, ”he wrote.</text:p>
      <text:p text:style-name="P4">
Dmytro Kuleba stressed that in fifteen years the reality has changed dramatically, and NATO's approach should also change.</text:p>
      <text:p text:style-name="P4">
“The difference between 2008 and the present time is that Ukraine is now a valuable asset for the Alliance, not passive. Ukraine will make NATO stronger, ”he will be in his post.</text:p>
      <text:p text:style-name="P4">
The Ministry of Foreign Affairs of Ukraine also emphasized the stable provision of nursing ammunition to ensure the effectiveness of the counter -offensive operations of Ukraine, noting that the future of Ukraine but the Euro -Atlantic community is now being solved on the battlefield.</text:p>
      <text:p text:style-name="P4">
In addition, to mitigate the crisis caused by the destruction of Kakhovskaya Damba, Jens Stoltenberg promised that NATO mechanisms will be used to provide humanitarian aid.</text:p>
      <text:p text:style-name="P4">
"In this regard, he will head tomorrow the emergency meeting of the Ukraine-Ukraine, called at my request," Dmytro Kuleba added.</text:p>
      <text:p text:style-name="P4">
News Source: <text:a xlink:type="simple" xlink:href="https://armyinform.com.ua/2023/06/08/dmytro-kuleba-obgovoryv-iz-gensekom-nato-majbutnij-samit-u-vilnyusi-ukrayina-czinnyj-aktyv-dlya-alyansu/" text:style-name="Internet_20_link" text:visited-style-name="Visited_20_Internet_20_Link">
https://armyinform.com.ua/2023/06/08/dmytro-kuleba-obgovoryv-iz-gensekom-nato-majbutnij-samit-u-vilnyusi-ukrayina-czinnyj-aktyv-dlya-alyansu/</text:a>
</text:p>
      <!--NEWS-->
      <text:h text:style-name="P10" text:outline-level="1">
<text:span text:style-name="T4">
The Russian soldier says that, fearing Ukrainian offensive, Russian soldiers do not return from vacations</text:span>
</text:h>
      <text:p text:style-name="P4">
Author: ['АРМІЯINFORM']</text:p>
      <text:p text:style-name="P4">
Time: 2023-06-08T6:00:00-04:00</text:p>
      <text:p text:style-name="P4">
Description: Golovna managed by the Rosvіki of the Ministry of Defense crossed Rozmova the warrior of the 488th regiment ... The war with Ukraine 2022, the war with Ukraine latest news today, the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ГУР ПЕРЕХОПЛЕННЯ', 'РОСАРМІЯ']</text:p>
      <text:p text:style-name="P4">
Category: News</text:p>
      <!--METADATA-->
      <text:p text:style-name="P4">
<draw:frame draw:style-name="fr1" draw:name="Image23" text:anchor-type="as-char" svg:width="6.9236in" svg:height="3.894525in" draw:z-index="0">
<draw:image xlink:href="../Images/AРМІЯINFORM/2023-06-08T6-00-00-04-00/gurperehoplennya.jpg" xlink:type="simple" xlink:show="embed" xlink:actuate="onLoad" draw:mime-type="image/jpeg"/>
</draw:frame>
Main Directorate of Intelligence of the Ministry of Defense <text:a xlink:type="simple" xlink:href="https://gur.gov.ua/content/ia-hovoriu-eto-zhopa-bl-600-chelovek-s-otpuska-ne-vernulys.html" text:style-name="Internet_20_link" text:visited-style-name="Visited_20_Internet_20_Link">
intercepted</text:a>
The conversation of the soldier of the 488th Regiment of the Russian Army, which was probably the mother, about the expectation of the offensive of the Ukrainian army.</text:p>
      <ul>
        <li>
The occupier tells that their positions were an attempt to break through the Ukrainian Armed Forces; * “Melized only, after a while we were started to squeeze; <text:span text:style-name="T5">
Three days </text:span>
Boshat, bl <text:span text:style-name="T5">
, AU we have a nakkoy nor; * Military rfunction reports that they have 600 soldiers returned from their vacations: "From the bespredel of this, which is being created here, we are not at all to be at all"; * "One" mobika ", no one commander, bl</text:span>
, no normal"; * "Cruel Ikhkhnikov [Srochnikov], then wrote that they were signed";</li>
      </ul>
      <text:p text:style-name="P4">
"For every military crime against Ukraine, there will be a valid payment," military intelligence officers assure.</text:p>
      <text:p text:style-name="P4">
News Source: <text:a xlink:type="simple" xlink:href="https://armyinform.com.ua/2023/06/08/voyak-rf-rozpovidaye-shho-poboyuyuchys-ukrayinskogo-nastupu-rosijski-soldaty-ne-povertayutsya-z-vidpustok/" text:style-name="Internet_20_link" text:visited-style-name="Visited_20_Internet_20_Link">
https://armyinform.com.ua/2023/06/08/voyak-rf-rozpovidaye-shho-poboyuyuchys-ukrayinskogo-nastupu-rosijski-soldaty-ne-povertayutsya-z-vidpustok/</text:a>
</text:p>
      <!--NEWS-->
      <text:h text:style-name="P10" text:outline-level="1">
<text:span text:style-name="T4">
Defense forces struck 32 areas of concentration of the enemy</text:span>
</text:h>
      <text:p text:style-name="P4">
Author: ['АРМІЯINFORM']</text:p>
      <text:p text:style-name="P4">
Time: 2023-06-08T8:00:00-04:00</text:p>
      <text:p text:style-name="P4">
Description: Avіaatsіya defense forces for Dob took 23 strokes in the areas of Zserdzhennya of a special warehous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arta.jpg" text:style-name="Internet_20_link" text:visited-style-name="Visited_20_Internet_20_Link">
arta.jpg</text:a>
']</text:p>
      <text:p text:style-name="P4">
Tags: ['STOPRUSSIA', 'АГРЕСІЯ РФ', 'ВІЙНА', 'ВТОРГНЕННЯ РФ', 'ВТРАТИ ВОРОГА', 'ГЕНЕРАЛЬНИЙ ШТАБ ЗС УКРАЇНИ', 'РАНКОВЕ ЗВЕДЕННЯ', 'СИЛИ ОБОРОНИ УКРАЇНИ', 'ХРОНІКА ОБОРОНИ']</text:p>
      <text:p text:style-name="P4">
Category: News</text:p>
      <!--METADATA-->
      <text:p text:style-name="P4">
<draw:frame draw:style-name="fr1" draw:name="Image24" text:anchor-type="as-char" svg:width="6.9236in" svg:height="2.993015in" draw:z-index="0">
<draw:image xlink:href="../Images/AРМІЯINFORM/2023-06-08T8-00-00-04-00/arta.jpg" xlink:type="simple" xlink:show="embed" xlink:actuate="onLoad" draw:mime-type="image/jpeg"/>
</draw:frame>
<text:span text:style-name="T4">
 🔥 Situation on Russian invasion </text:span>
</text:p>
      <text:p text:style-name="P4">
Aviation of Defense Forces per day struck 23 strokes in the areas of concentration of the personnel and 4-on the enemy's anti-aircraft missile complexes, <text:a xlink:type="simple" xlink:href="https://www.facebook.com/GeneralStaff.ua/posts/pfbid02UeFyMZMki9dWoxzECkxdSQ7borSHdHDF55kPkFHenTpriWtVRbZwRSMVtCiDgmaXl" text:style-name="Internet_20_link" text:visited-style-name="Visited_20_Internet_20_Link">
reports</text:a>
The General Staff of the Armed Forces of Ukraine.</text:p>
      <text:p text:style-name="P4">
The report also states that during the day our defenders knocked out 4 enemy reconnaissance UAVs.</text:p>
      <text:p text:style-name="P4">
At the same time, the units of rocket troops and artillery during the day were struck by 4 points of management, 9 areas of concentration of live power, weapons and military equipment, 5 ammunition depots, 2 anti-aircraft missile complexes and a 1 radiolocation station of the enemy.</text:p>
      <text:p text:style-name="P4">
News Source: <text:a xlink:type="simple" xlink:href="https://armyinform.com.ua/2023/06/08/syly-oborony-protyagom-doby-urazyly-32-rajona-zoseredzhennya-voroga-znyshhyly-4-punkty-upravlinnya-2-zrk-i-5-skladiv-boyeprypasiv/" text:style-name="Internet_20_link" text:visited-style-name="Visited_20_Internet_20_Link">
https://armyinform.com.ua/2023/06/08/syly-oborony-protyagom-doby-urazyly-32-rajona-zoseredzhennya-voroga-znyshhyly-4-punkty-upravlinnya-2-zrk-i-5-skladiv-boyeprypasiv/</text:a>
</text:p>
      <!--NEWS-->
      <text:h text:style-name="P10" text:outline-level="1">
<text:span text:style-name="T4">
The leadership of the Kherson Regional State Administration appealed to the Ukrainians for help</text:span>
</text:h>
      <text:p text:style-name="P4">
Author: ['АРМІЯINFORM']</text:p>
      <text:p text:style-name="P4">
Time: 2023-06-08T91:00:00-04:00</text:p>
      <text:p text:style-name="P4">
Description: Kerivnitsta Khersonsko Oda ate to Ukrainians in the pre -post for Likvidatsi Namylidkiv ... War with Ukraine 2022, War with Ukraine Latest news today, War with Ukraine 2022 Last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08_20-35-47.jpg" text:style-name="Internet_20_link" text:visited-style-name="Visited_20_Internet_20_Link">
photo_2023-06-08_20-35-47.jpg</text:a>
']</text:p>
      <text:p text:style-name="P4">
Tags: ['STOPRUSSIA', 'АГРЕСІЯ РФ', 'ВТОРГНЕННЯ РФ', 'КАХОВСЬКА ГЕС']</text:p>
      <text:p text:style-name="P4">
Category: News</text:p>
      <!--METADATA-->
      <text:p text:style-name="P4">
<draw:frame draw:style-name="fr1" draw:name="Image25" text:anchor-type="as-char" svg:width="6.9236in" svg:height="4.615733in" draw:z-index="0">
<draw:image xlink:href="../Images/AРМІЯINFORM/2023-06-08T91-00-00-04-00/photo_2023-06-08_20-35-47.jpg" xlink:type="simple" xlink:show="embed" xlink:actuate="onLoad" draw:mime-type="image/jpeg"/>
</draw:frame>
The leadership of the Kherson Regional State Administration appealed to the Ukrainians for help to eliminate the consequences of blasting the occupants of the Dams of the Kakhovka Hydroelectric Power Plant.</text:p>
      <text:p text:style-name="P4">
Appropriate <text:a xlink:type="simple" xlink:href="https://t.me/khersonskaODA/6553" text:style-name="Internet_20_link" text:visited-style-name="Visited_20_Internet_20_Link">
appeal</text:a>
The Kherson Oda wrote in a telegram.</text:p>
      <text:p text:style-name="P4">
“And we are grateful to everyone who rushed for salvation. Who sheltered the residents of the Khierson region. But our great work is ongoing. So let's consolidate the effort, ”he goes in the address.</text:p>
      <text:p text:style-name="P4">
On the initiative of the Kherson OVA, the Kherson Community Community Foundation "Protection" organized a free departure</text:p>
      <text:p text:style-name="P4">
According to the link - <text:a xlink:type="simple" xlink:href="https://docs.google.com/spreadsheets/d/1pCPZApIDDkaGuotmhR0EsgxV0pNDIbbBMs095LN4g_I/edit#gid=0" text:style-name="Internet_20_link" text:visited-style-name="Visited_20_Internet_20_Link">
list</text:a>
things that are first and foremost needed to eliminate the effects of the disaster and support the victims.</text:p>
      <text:p text:style-name="P4">
Please only send what is in the list. About the rest - already cared administration and volunteers.</text:p>
      <text:p text:style-name="P4">
Separate appeal to enterprises. If possible, provide the technique. Here <text:a xlink:type="simple" xlink:href="https://docs.google.com/spreadsheets/d/1pCPZApIDDkaGuotmhR0EsgxV0pNDIbbBMs095LN4g_I/edit#gid=0" text:style-name="Internet_20_link" text:visited-style-name="Visited_20_Internet_20_Link">
list</text:a>
What is needed.</text:p>
      <text:p text:style-name="P4">
They looked at the list. Have not found what they are ready to share, but are sure that things will be needed? Complete <text:a xlink:type="simple" xlink:href="https://docs.google.com/forms/d/e/1FAIpQLSeEcZM0zg-paphAzJcq2eebDJTAZD4CbNTccOadArrDUVUpew/viewform" text:style-name="Internet_20_link" text:visited-style-name="Visited_20_Internet_20_Link">
form</text:a>
And we will contact you with a polephone to the call center for the organization of charitable assistance: 0800 101 102.</text:p>
      <text:p text:style-name="P4">
If you can help, send the necessary things to the following address: Kherson, New Mail Branch # 1. Tel: 050-525-80-56, shatilova Natalia(the recipient's contact, not for calls)_</text:p>
      <text:p text:style-name="P4">
_ Important!And indicate that sending at the expense of the recipient._</text:p>
      <text:p text:style-name="P4">
We have repeatedly shown the world how incredible Ukrainians are. And we know that and now you will not stay away from the tragedy of Kherson region. It is our commonabid. And together we can overcome everything.</text:p>
      <text:p text:style-name="P4">
Don't have anything you need? But you want to support us?</text:p>
      <text:p text:style-name="P4">
You can dodate the Kherson Community Community Foundation "Protection", which works within the "Save together!Kherson. Details - at <text:a xlink:type="simple" xlink:href="https://zahyst.ks.ua/2020/04/ryatuyemo-razom/" text:style-name="Internet_20_link" text:visited-style-name="Visited_20_Internet_20_Link">
link</text:a>
.</text:p>
      <text:p text:style-name="P4">
News Source: <text:a xlink:type="simple" xlink:href="https://armyinform.com.ua/2023/06/08/kerivnycztvo-hersonskoyi-oda-zvernulosya-do-ukrayincziv-po-dopomogu/" text:style-name="Internet_20_link" text:visited-style-name="Visited_20_Internet_20_Link">
https://armyinform.com.ua/2023/06/08/kerivnycztvo-hersonskoyi-oda-zvernulosya-do-ukrayincziv-po-dopomogu/</text:a>
</text:p>
      <!--NEWS-->
      <text:h text:style-name="P10" text:outline-level="1">
<text:span text:style-name="T4">
Usaid will provide financial assistance to Ukrainians affected by Kakhovskaya Hydroelectric Power within three months</text:span>
</text:h>
      <text:p text:style-name="P4">
Author: ['АРМІЯINFORM']</text:p>
      <text:p text:style-name="P4">
Time: 2023-06-08T94:00:00-04:00</text:p>
      <text:p text:style-name="P4">
Description: Lenger Kllokokh Pislya Ruinvannya Dambi Kakhovko Ges, a USAID W.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2091711_1435416843949769_2469806033592754455_n.jpg" text:style-name="Internet_20_link" text:visited-style-name="Visited_20_Internet_20_Link">
352091711_1435416843949769_2469806033592754455_n.jpg</text:a>
']</text:p>
      <text:p text:style-name="P4">
Tags: ['STOPRUSSIA', 'АГРЕСІЯ РФ', 'ВТОРГНЕННЯ РФ', 'КАХОВСЬКА ГЕС', 'СВІТ ПІДТРИМУЄ УКРАЇНУ']</text:p>
      <text:p text:style-name="P4">
Category: News</text:p>
      <!--METADATA-->
      <text:p text:style-name="P4">
<draw:frame draw:style-name="fr1" draw:name="Image26" text:anchor-type="as-char" svg:width="6.9236in" svg:height="4.615733in" draw:z-index="0">
<draw:image xlink:href="../Images/AРМІЯINFORM/2023-06-08T94-00-00-04-00/352091711_1435416843949769_2469806033592754455_n.jpg" xlink:type="simple" xlink:show="embed" xlink:actuate="onLoad" draw:mime-type="image/jpeg"/>
</draw:frame>
Within a few hours after the destruction of the Kakhovka Hydroelectric Power Dam, the USAID COMMUNITARY AND Extraordinary Response Teams began mobilizing resources to organize evacuation and provide humanitarian assistance to people affected by the flood.</text:p>
      <text:p text:style-name="P4">
About this USAID UKRAINE <text:a xlink:type="simple" xlink:href="https://www.facebook.com/USAIDUkraine/posts/pfbid02bziyCybfzRL3F8qJK4putGGWroeLdAao2LAWYxwuYCxrXYXrXkACY67XkdBfBH7Tl" text:style-name="Internet_20_link" text:visited-style-name="Visited_20_Internet_20_Link">
reports</text:a>
On Facebook.</text:p>
      <text:p text:style-name="P4">
“22 500,000 UAH(Approximately $ 608,000)More than 1,000 households affected by floods have been wandering. Each farm will receive UAH 2,200($ 60)per person for three months, in total, up to five people per household in the victims, ”the United States Agency for International Development said in a message(USAID).</text:p>
      <text:p text:style-name="P4">
Зазначається, що аварійні та гуманітарні групи Агенції в Україні у перші жгодини після підриву Каховської ГЕС розпочали надавати негайну допомогу вевакуації та гуманітарну допомогу цивільним.</text:p>
      <text:p text:style-name="P4">
Так, понад 14 тисяч людей у постраждалих районах були забезпечені питноюводою, понад 7 тисяч людей у Херсоні та Миколаєві отримали гарячі обіди. Дляпідтримки рятувальних операцій на воді та розподілу екстреної допомоги булонадано понад 10 тисяч літрів пального, а для забезпечення евакуації цивільних— пасажирські автобуси.</text:p>
      <text:p text:style-name="P4">
«Міжнародні неурядові організації-партнери надають грошову допомогу тагігієнічні набори евакуйованим. Ми зараз надаємо додаткові човни для підтримкирятувальних робіт. Наші партнери також розгорнули мобільні групи для підтримкиевакуйованих дітей на вокзалах, під час транзиту та на станціях прийому», —підкреслили в Агенції.</text:p>
      <text:p text:style-name="P4">
Там додають, що Уряд США працює над планом доставки насосів для критичноїінфраструктури міста Херсон.</text:p>
      <text:p text:style-name="P4">
News Source: <text:a xlink:type="simple" xlink:href="https://armyinform.com.ua/2023/06/08/usaid-vprodovzh-3-h-misyacziv-nadavatymut-finansovu-dopomogu-ukrayinczyam-yaki-postrazhdaly-vnaslidok-pidryvu-kahovskoyi-ges/" text:style-name="Internet_20_link" text:visited-style-name="Visited_20_Internet_20_Link">
https://armyinform.com.ua/2023/06/08/usaid-vprodovzh-3-h-misyacziv-nadavatymut-finansovu-dopomogu-ukrayinczyam-yaki-postrazhdaly-vnaslidok-pidryvu-kahovskoyi-ges/</text:a>
</text:p>
      <!--NEWS-->
      <text:h text:style-name="P10" text:outline-level="1">
<text:span text:style-name="T4">
Ukrainians were told how to act in the event of a sea of fish</text:span>
</text:h>
      <text:p text:style-name="P4">
Authors: Ukrinform (Person)</text:p>
      <text:p text:style-name="P4">
Publisher: Укринформ (Organization)</text:p>
      <text:p text:style-name="P4">
Published Time: 2023-06-09T-10:35:00+03:00</text:p>
      <text:p text:style-name="P4">
Modified Time: 2023-06-09T20:35:00+03:00</text:p>
      <text:p text:style-name="P4">
Description: The Ministry of Agrarian Policy and Food of Ukraine called on Ukrainians in case of detection of mass death of fish to immediately inform the State Fisheries. - Ukrinform.</text:p>
      <text:p text:style-name="P4">
Images: ['<text:a xlink:type="simple" xlink:href="https://static.ukrinform.com/photos/2021_08/thumb_files/630_360_1629512058-968.jpg" text:style-name="Internet_20_link" text:visited-style-name="Visited_20_Internet_20_Link">
630_360_16295...</text:a>
']</text:p>
      <text:p text:style-name="P4">
Tags: ['Загибель', 'Рибалка', 'Держрибагентство', 'Каховська ГЕС']</text:p>
      <text:p text:style-name="P4">
Type: Article</text:p>
      <!--METADATA-->
      <text:p text:style-name="P4">
<draw:frame draw:style-name="fr1" draw:name="Image27" text:anchor-type="as-char" svg:width="6.9236in" svg:height="3.956343in" draw:z-index="0">
<draw:image xlink:href="../Images/yкринформ/2023-06-09T-10-35-00-03-00/630_360_1629512058-968.jpg" xlink:type="simple" xlink:show="embed" xlink:actuate="onLoad" draw:mime-type="image/jpeg"/>
</draw:frame>
The Ministry of Agrarian Policy and Food of Ukraine called on Ukrainians to detect the mass death of fish immediately to inform the State Fisheries Agency.</text:p>
      <text:p text:style-name="P4">
According to Ukrinform, the Ministry of Agrarian Policy reports in <text:a xlink:type="simple" xlink:href="https://t.me/mapfu2022/1969" text:style-name="Internet_20_link" text:visited-style-name="Visited_20_Internet_20_Link">
telegram</text:a>
.</text:p>
      <text:p text:style-name="P4">
"After the destruction of the Kakhovka hydroelectric power station, cases of mass [death] are recorded(https://www.ukrinform.ua/tag-zagibel)Fish, " - the message reads.</text:p>
      <text:p text:style-name="P4">
In case of detection of a sea of fish should be immediately called by the following numbers: Free "hotline" of the State Fisheries Fire(800)50-52-50; The “hotline” of the Zaporozhye Fish Patrol(067)622-04-66; The "hotline" of the Dnipropetrovsk Fisheries Patrol(096)400-02-50; The "hotline" of the Kherson fish protection patrol(050)012-35-73; Colcentric of Kherson Ova0(800)10-11-02.</text:p>
      <text:p text:style-name="P4">
"To accelerate the identification of the place of death of fish and prompt response, request, if possible, to provide information in the form of geolocation on the map, with photos or videos of indicative quantities of fish," - said in the ministry.</text:p>
      <text:p text:style-name="P4">
<text:span text:style-name="T4">
 Read also: </text:span>
 <text:a xlink:type="simple" xlink:href="https://www.ukrinform.ua/rubric-economy/3719420-pidriv-kahovskoi-ges-zbitki-dla-ribnoi-galuzi-ocinuut-u-105-milarda.html" text:style-name="Internet_20_link" text:visited-style-name="Visited_20_Internet_20_Link">
Kakhovskaya hydroelectric power station: losses for <text:span text:style-name="T4">
 fish </text:span>
 and industry is estimated in 10.5 billion</text:a>
As reported <text:a xlink:type="simple" xlink:href="https://www.ukrinform.ua/rubric-other_news/3718791-pidriv-rosianami-kahovskoi-ges-vsi-novini.html" text:style-name="Internet_20_link" text:visited-style-name="Visited_20_Internet_20_Link">
Ukrinform</text:a>
, Ruskivska on the night against June 6 made a blast of Kakhovka hydroelectric power station. As a result of the heating of the machine hall inside, the station is completely destroyed.</text:p>
      <text:p text:style-name="P4">
The evacuation of the population from potential flood areas is ongoing.</text:p>
      <text:p text:style-name="P4">
Law enforcement officers investigate the mass sea of fish as a result of the destruction of Kakhovskaya hydroelectric power plant.</text:p>
      <text:p text:style-name="P4">
News Source: <text:a xlink:type="simple" xlink:href="https://www.ukrinform.ua/rubric-society/3720760-ukrainciv-zaklikaut-u-razi-viavlenna-mora-ribi-negajno-povidomlati-u-derzribagentstvo.html" text:style-name="Internet_20_link" text:visited-style-name="Visited_20_Internet_20_Link">
https://www.ukrinform.ua/rubric-society/3720760-ukrainciv-zaklikaut-u-razi-viavlenna-mora-ribi-negajno-povidomlati-u-derzribagentstvo.html</text:a>
</text:p>
      <!--NEWS-->
      <text:h text:style-name="P10" text:outline-level="1">
<text:span text:style-name="T4">
Serb Dzhokovich became the first finalist "Rolan Harros" -2023</text:span>
</text:h>
      <text:p text:style-name="P4">
Authors: Ukrinform (Person)</text:p>
      <text:p text:style-name="P4">
Publisher: Укринформ (Organization)</text:p>
      <text:p text:style-name="P4">
Published Time: 2023-06-09T-12:56:00+03:00</text:p>
      <text:p text:style-name="P4">
Modified Time: 2023-06-09T19:56:00+03:00</text:p>
      <text:p text:style-name="P4">
Description: On the second in the season of the Grand Slam series, France's Open Tennis Championship ended the first match of the 1/2 finals in the male single category. - Ukrinform.</text:p>
      <text:p text:style-name="P4">
Images: ['<text:a xlink:type="simple" xlink:href="https://static.ukrinform.com/photos/2023_06/thumb_files/630_360_1686329563-203.jpg" text:style-name="Internet_20_link" text:visited-style-name="Visited_20_Internet_20_Link">
630_360_16863...</text:a>
']</text:p>
      <text:p text:style-name="P4">
Tags: ['Теніс']</text:p>
      <text:p text:style-name="P4">
Type: Article</text:p>
      <!--METADATA-->
      <text:p text:style-name="P4">
<draw:frame draw:style-name="fr1" draw:name="Image28" text:anchor-type="as-char" svg:width="6.9236in" svg:height="3.956343in" draw:z-index="0">
<draw:image xlink:href="../Images/yкринформ/2023-06-09T-12-56-00-03-00/630_360_1686329563-203.jpg" xlink:type="simple" xlink:show="embed" xlink:actuate="onLoad" draw:mime-type="image/jpeg"/>
</draw:frame>
The Grand Slam, the France's Open Championship of France, the first match of the 1/2 finals in the male single category in the season of the Grand Slam tournament.</text:p>
      <text:p text:style-name="P4">
The first participant in the decisive match was Serb Novak Dzokovich, who in 3 hours 15 minutes defeated Spaniard Carlos Alaras - 6: 3, 5: 7, 6: 1,6: 1, reports Ukrinform.</text:p>
      <text:p text:style-name="P4">
In the finals, Dzhokovich will come together with the winner of the match between Alexander Padyev Znymychyna and Norwegian Casper Rudom.</text:p>
      <text:p text:style-name="P4">
<text:span text:style-name="T4">
 Read also: </text:span>
 <text:a xlink:type="simple" xlink:href="https://www.ukrinform.ua/rubric-sports/3720294-rolan-garros-svontek-zahisatime-titul-u-finali2023.html" text:style-name="Internet_20_link" text:visited-style-name="Visited_20_Internet_20_Link">
Rolan Garros ": Switch will protect the title in the 2023 finals</text:a>
The Rolan Harros finals will take place on June 11.</text:p>
      <text:p text:style-name="P4">
Photo: btu.org.ua.</text:p>
      <text:p text:style-name="P4">
News Source: <text:a xlink:type="simple" xlink:href="https://www.ukrinform.ua/rubric-sports/3720741-serb-dzokovic-stav-persim-finalistom-rolan-garros2023.html" text:style-name="Internet_20_link" text:visited-style-name="Visited_20_Internet_20_Link">
https://www.ukrinform.ua/rubric-sports/3720741-serb-dzokovic-stav-persim-finalistom-rolan-garros2023.html</text:a>
</text:p>
      <!--NEWS-->
      <text:h text:style-name="P10" text:outline-level="1">
<text:span text:style-name="T4">
Ternopil region sent 120 tons of drinking water to Kherson region residents</text:span>
</text:h>
      <text:p text:style-name="P4">
Authors: Ukrinform (Person)</text:p>
      <text:p text:style-name="P4">
Publisher: Укринформ (Organization)</text:p>
      <text:p text:style-name="P4">
Published Time: 2023-06-09T-14:44:00+03:00</text:p>
      <text:p text:style-name="P4">
Modified Time: 2023-06-09T18:44:00+03:00</text:p>
      <text:p text:style-name="P4">
Description: Ternopil region sent 120 tons of drinking water to the inhabitants of the victim from the flooding of Kherson region. - Ukrinform.</text:p>
      <text:p text:style-name="P4">
Images: ['<text:a xlink:type="simple" xlink:href="https://static.ukrinform.com/photos/2023_06/thumb_files/630_360_1686328812-178.jpg" text:style-name="Internet_20_link" text:visited-style-name="Visited_20_Internet_20_Link">
630_360_16863...</text:a>
']</text:p>
      <text:p text:style-name="P4">
Tags: ['Херсонщина', 'Вода', 'Тернопільщина', 'допомога']</text:p>
      <text:p text:style-name="P4">
Type: Article</text:p>
      <!--METADATA-->
      <text:p text:style-name="P4">
<draw:frame draw:style-name="fr1" draw:name="Image29" text:anchor-type="as-char" svg:width="6.9236in" svg:height="3.956343in" draw:z-index="0">
<draw:image xlink:href="../Images/yкринформ/2023-06-09T-14-44-00-03-00/630_360_1686328812-178.jpg" xlink:type="simple" xlink:show="embed" xlink:actuate="onLoad" draw:mime-type="image/jpeg"/>
</draw:frame>
Ternopil region sent 120 tons of drinking water to the inhabitants of the victim of undergraduation of Kherson region.</text:p>
      <text:p text:style-name="P4">
This was reported in <text:a xlink:type="simple" xlink:href="https://t.me/ternopilskaODA/3627" text:style-name="Internet_20_link" text:visited-style-name="Visited_20_Internet_20_Link">
telegram</text:a>
Volodymyr Trush, Head of Ternopil, Ukrinform reports.</text:p>
      <text:p text:style-name="P4">
“Ternopil region sent another batch of drinking water to Kherson residents. Uherson will leave wagons with 120 tons of water, ”Trush informed.</text:p>
      <text:p text:style-name="P4">
According to him, earlier Ternopil region transferred 50 tons of drinking <text:a xlink:type="simple" xlink:href="https://www.ukrinform.ua/tag-voda" text:style-name="Internet_20_link" text:visited-style-name="Visited_20_Internet_20_Link">
water</text:a>
. Each community of the region is involved in the process of assistance to residents of Kherson region who were injured through the undermining of the Kakhovka hydroelectric power station.</text:p>
      <text:p text:style-name="P4">
The head of the Ova thanked the entrepreneurs and socially responsible businesses for assistance.</text:p>
      <text:p text:style-name="P4">
Trush noted that the region has a coordination center for civilian support, which is responsible for humanitarian and medical assistance and settlements of the Ukrainian.</text:p>
      <text:p text:style-name="P4">
<text:span text:style-name="T4">
 Read also: </text:span>
 <text:a xlink:type="simple" xlink:href="https://www.ukrinform.ua/rubric-economy/3720713-magate-zapuskae-programu-dopomogi-ukraini-u-zvazku-z-pidrivom-grebli-na-kahovskij-ges.html" text:style-name="Internet_20_link" text:visited-style-name="Visited_20_Internet_20_Link">
IAEA launches a program of assistance to Ukraine in connection with the suburban dam on Kakhovskaya hydroelectric power station</text:a>
As reported by Ukrinform, <text:a xlink:type="simple" xlink:href="https://www.ukrinform.ua/rubric-other_news/3718791-pidriv-rosianami-kahovskoi-ges-vsi-novini.html" text:style-name="Internet_20_link" text:visited-style-name="Visited_20_Internet_20_Link">
on the night against June 6, Russian troops of the underground hydroelectric power station</text:a>
. Part of Kherson was flooded and another 80 -painted points were flooded. On the Right Bank of the region, evacuation of people of anesthetics is organized.</text:p>
      <text:p text:style-name="P4">
News Source: <text:a xlink:type="simple" xlink:href="https://www.ukrinform.ua/rubric-regions/3720732-ternopilsina-vidpravila-120-tonn-pitnoi-vodi-zitelam-hersonsini.html" text:style-name="Internet_20_link" text:visited-style-name="Visited_20_Internet_20_Link">
https://www.ukrinform.ua/rubric-regions/3720732-ternopilsina-vidpravila-120-tonn-pitnoi-vodi-zitelam-hersonsini.html</text:a>
</text:p>
      <!--NEWS-->
      <text:h text:style-name="P10" text:outline-level="1">
<text:span text:style-name="T4">
Drone attack on Kharkiv region: one of the enterprises has the release of harmful substances</text:span>
</text:h>
      <text:p text:style-name="P4">
Authors: Ukrinform (Person)</text:p>
      <text:p text:style-name="P4">
Publisher: Укринформ (Organization)</text:p>
      <text:p text:style-name="P4">
Published Time: 2023-06-09T-16:39:00+03:00</text:p>
      <text:p text:style-name="P4">
Modified Time: 2023-06-09T17:39:00+03:00</text:p>
      <text:p text:style-name="P4">
Description: In the Krasnokutsk community of the Bohodukhiv district in Kharkiv region due to the night attack by "shahads" the enterprise has the release of harmful substances into the air, people are urged to limit their stay on the street. - Ukrinform.</text:p>
      <text:p text:style-name="P4">
Images: ['<text:a xlink:type="simple" xlink:href="https://static.ukrinform.com/photos/2023_06/thumb_files/630_360_1685868348-538.jpg" text:style-name="Internet_20_link" text:visited-style-name="Visited_20_Internet_20_Link">
630_360_16858...</text:a>
']</text:p>
      <text:p text:style-name="P4">
Tags: ['Обстріл', 'Шкідливі викиди', 'Харківщина', 'Дрон', 'Війна з Росією']</text:p>
      <text:p text:style-name="P4">
Type: Article</text:p>
      <!--METADATA-->
      <text:p text:style-name="P4">
<draw:frame draw:style-name="fr1" draw:name="Image30" text:anchor-type="as-char" svg:width="6.9236in" svg:height="3.956343in" draw:z-index="0">
<draw:image xlink:href="../Images/yкринформ/2023-06-09T-16-39-00-03-00/630_360_1685868348-538.jpg" xlink:type="simple" xlink:show="embed" xlink:actuate="onLoad" draw:mime-type="image/jpeg"/>
</draw:frame>
The Ukrassnokut community of Bohodukhiv district in Kharkiv region due to the night attack by Shahheda, the enterprise has released harmful substances into the air, people call to limit their stay on the street.</text:p>
      <text:p text:style-name="P4">
This was reported in <text:a xlink:type="simple" xlink:href="https://t.me/kr_kut_selischna/345" text:style-name="Internet_20_link" text:visited-style-name="Visited_20_Internet_20_Link">
telegram</text:a>
Krasnokutsk settlement council, reports Ukrinform.</text:p>
      <text:p text:style-name="P4">
“Tonight enemy <text:a xlink:type="simple" xlink:href="https://www.ukrinform.ua/tag-obstril" text:style-name="Internet_20_link" text:visited-style-name="Visited_20_Internet_20_Link">
struck</text:a>
on the object of oil and gas infrastructure of our community. In connection with the fire, which has been caught at the enterprise, there were harmful emissions into the atmospheric air, ”the message will be in the message.</text:p>
      <text:p text:style-name="P4">
It is noted that in connection with the deterioration of air quality, the State Institution "Kharkiv Regional Center for Control and Prevention of Diseases of the Ministry of Health of Ukraine" calls on the population of the Krasnokutsk community, if residents of Krasnokutsk township, p. Kachalivka and village. Lyubivka, not opening windows, carry out wet cleaning in the homes and restrict stay on the street.(This is especially true for children).</text:p>
      <text:p text:style-name="P4">
<text:span text:style-name="T4">
Читайте також:</text:span>
 <text:a xlink:type="simple" xlink:href="https://www.ukrinform.ua/rubric-regions/3720391-vorog-za-dobu-obstrilav-cotiri-rajoni-harkivsini-troe-poranenih.html" text:style-name="Internet_20_link" text:visited-style-name="Visited_20_Internet_20_Link">
 Ворог за добу обстріляв чотири райони <text:span text:style-name="T4">
Харківщини</text:span>
 ,троє поранених </text:a>
As it was reported, according to Kharkiv Ova, last night [the enemy of the driven attack by drones of the type of Shahd on the objects of infrastructure of the Bogodukhiv district]](https://www.ukrinform.ua/rubric-regions/3720391-vorog-za-dobu-obstrilav-cotiri-rajoni-harkivsini-troe-poranenih.html). Fires occurred, a civilian man suffered injuries 33 years old.  Photo illustrative</text:p>
      <text:p text:style-name="P4">
News Source: <text:a xlink:type="simple" xlink:href="https://www.ukrinform.ua/rubric-regions/3720670-ataka-droniv-na-harkivsinu-na-odnomu-z-pidpriemstv-stavsa-vikid-skidlivih-recovin.html" text:style-name="Internet_20_link" text:visited-style-name="Visited_20_Internet_20_Link">
https://www.ukrinform.ua/rubric-regions/3720670-ataka-droniv-na-harkivsinu-na-odnomu-z-pidpriemstv-stavsa-vikid-skidlivih-recovin.html</text:a>
</text:p>
      <!--NEWS-->
      <text:h text:style-name="P10" text:outline-level="1">
<text:span text:style-name="T4">
Ramstein and Scythian gold: Zelensky spoke to the Prime Minister of the Netherlands</text:span>
</text:h>
      <text:p text:style-name="P4">
Authors: Ukrinform (Person)</text:p>
      <text:p text:style-name="P4">
Publisher: Укринформ (Organization)</text:p>
      <text:p text:style-name="P4">
Published Time: 2023-06-09T-17:30:00+03:00</text:p>
      <text:p text:style-name="P4">
Modified Time: 2023-06-09T17:30:00+03:00</text:p>
      <text:p text:style-name="P4">
Description: President of Ukraine Volodymyr Zelensky has a telephone conversation with the Prime Minister of the Netherlands Mark Rutte, the parties coordinated their positions before the next meeting of the Ramstein contact group. - Ukrinform.</text:p>
      <text:p text:style-name="P4">
Images: ['<text:a xlink:type="simple" xlink:href="https://static.ukrinform.com/photos/2023_04/thumb_files/630_360_1682708752-479.jpeg" text:style-name="Internet_20_link" text:visited-style-name="Visited_20_Internet_20_Link">
630_360_16827...</text:a>
']</text:p>
      <text:p text:style-name="P4">
Tags: ['Нідерланди', 'Рютте', 'Зеленський', 'Війна з Росією']</text:p>
      <text:p text:style-name="P4">
Type: Article</text:p>
      <!--METADATA-->
      <text:p text:style-name="P4">
<draw:frame draw:style-name="fr1" draw:name="Image31" text:anchor-type="as-char" svg:width="6.9236in" svg:height="3.956343in" draw:z-index="0">
<draw:image xlink:href="../Images/yкринформ/2023-06-09T-17-30-00-03-00/630_360_1682708752-479.jpeg" xlink:type="simple" xlink:show="embed" xlink:actuate="onLoad" draw:mime-type="image/jpeg"/>
</draw:frame>
President of Ukraine Volodymyr Zelensky had a telephone conversation with the Prime Minister of the Netherlands Mark Rutte, the parties coordinated their positions with the pre-turn meeting of the Ramstein contact group.</text:p>
      <text:p text:style-name="P4">
According to Ukrinform, this is reported on <text:a xlink:type="simple" xlink:href="https://www.president.gov.ua/news/prezident-ukrayini-proviv-telefonnu-rozmovu-z-premyer-minist-83505" text:style-name="Internet_20_link" text:visited-style-name="Visited_20_Internet_20_Link">
Presidential Website.</text:a>
"President of Ukraine Volodymyr Zelensky had a telephone conversation with the Prime Minister of the Netherlands Mark Rutte ... Vladimir Zelensky and Mark Rutte tescoordered positions before the next meeting of the contact group on the Defense of Ukraine in the format" Ramstein "," the statement reads.</text:p>
      <text:p text:style-name="P4">
The Head of State noted the final decision of the Dutch Supreme Court to transfer to Ukraine of museum exhibits from the exhibition "Crimea - the Golden Island of the Exercise Sea"("Scythian gold").</text:p>
      <text:p text:style-name="P4">
<text:span text:style-name="T4">
Читайте також:</text:span>
 <text:a xlink:type="simple" xlink:href="https://www.ukrinform.ua/rubric-crimea/3720609-ukraina-provede-peremovini-z-niderlandskim-muzeem-sodo-mehanizmiv-povernenna-skifskogo-zolota.html" text:style-name="Internet_20_link" text:visited-style-name="Visited_20_Internet_20_Link">
 Україна проведе перемовини з нідерландським музеєм щодомеханізмів повернення «скіфського золота» </text:a>
"The Netherlands confirmed their leadership in the protection of international law," Zelensky said.</text:p>
      <text:p text:style-name="P4">
The President informed Rutte about the situation in the regions of Ukraine, which were affected by the Russian terrorist attack on the Kakhovska Hydroe Public Dam. He thanked the intelligent assistance to eliminate the consequences of this man -made catastrophe. In particular, the Netherlands sent rescue boats, pumps, filtride water, field hospitals and other equipment to Ukraine.</text:p>
      <text:p text:style-name="P4">
In addition, Zelensky spoke about the current situation on the front, as well as the proactal defense needs of Ukraine.</text:p>
      <text:p text:style-name="P4">
The interlocutors discussed the continuation of security cooperation, including the preparation of Ukrainian pilots and the strengthening of Ukraine's air shield.</text:p>
      <text:p text:style-name="P4">
<text:span text:style-name="T4">
 Read also: </text:span>
 <text:a xlink:type="simple" xlink:href="https://www.ukrinform.ua/rubric-polytics/3720017-ukraina-ta-niderlandi-tisnut-na-ispaniu-sob-vona-priednalas-do-koalicii-patriot-zmi.html" text:style-name="Internet_20_link" text:visited-style-name="Visited_20_Internet_20_Link">
Ukraine and the Netherlands are pressed on Spain so that it will be joined to the Patriot Coalition - the media</text:a>
</text:p>
      <text:p text:style-name="P4">
News Source: <text:a xlink:type="simple" xlink:href="https://www.ukrinform.ua/rubric-ato/3720666-ramstajn-ta-skifske-zoloto-zelenskij-pogovoriv-z-premerom-niderlandiv.html" text:style-name="Internet_20_link" text:visited-style-name="Visited_20_Internet_20_Link">
https://www.ukrinform.ua/rubric-ato/3720666-ramstajn-ta-skifske-zoloto-zelenskij-pogovoriv-z-premerom-niderlandiv.html</text:a>
</text:p>
      <!--NEWS-->
      <text:h text:style-name="P10" text:outline-level="1">
<text:span text:style-name="T4">
FIG President Watanabe wrote a letter to a 7-year-old gymnast that lost his leg because</text:span>
</text:h>
      <text:p text:style-name="P4">
Authors: Ukrinform (Person)</text:p>
      <text:p text:style-name="P4">
Publisher: Укринформ (Organization)</text:p>
      <text:p text:style-name="P4">
Published Time: 2023-06-09T-19:51:00+03:00</text:p>
      <text:p text:style-name="P4">
Modified Time: 2023-06-09T16:51:00+03:00</text:p>
      <text:p text:style-name="P4">
Description: The President of the International Gymnastics Federation (FIG) Morinari Vatanabe congratulated the 7-year-old Ukrainian athlete Alexander Pascal on the first after the amputation of the legs of the competition. - Ukrinform.</text:p>
      <text:p text:style-name="P4">
Images: ['<text:a xlink:type="simple" xlink:href="https://static.ukrinform.com/photos/2023_06/thumb_files/630_360_1686318625-841.jpg" text:style-name="Internet_20_link" text:visited-style-name="Visited_20_Internet_20_Link">
630_360_16863...</text:a>
']</text:p>
      <text:p text:style-name="P4">
Tags: ['Гімнастика', 'Війна з Росією']</text:p>
      <text:p text:style-name="P4">
Type: Article</text:p>
      <!--METADATA-->
      <text:p text:style-name="P4">
<draw:frame draw:style-name="fr1" draw:name="Image32" text:anchor-type="as-char" svg:width="6.9236in" svg:height="3.956343in" draw:z-index="0">
<draw:image xlink:href="../Images/yкринформ/2023-06-09T-19-51-00-03-00/630_360_1686318625-841.jpg" xlink:type="simple" xlink:show="embed" xlink:actuate="onLoad" draw:mime-type="image/jpeg"/>
</draw:frame>
President of the International Gymnastics Federation(FIG)Morinari Vatanabe congratulated the 7-year-old Ukrainian athlete Alexander Pascal on the first aftergradation of the competition.</text:p>
      <text:p text:style-name="P4">
This was reported <text:a xlink:type="simple" xlink:href="https://ugf.org.ua/news/tvij-harakter-spravzhnye-nathnennya-dlya-vsih-nas-prezydent-fig-napysav-lysta-oleksandri-paskal/" text:style-name="Internet_20_link" text:visited-style-name="Visited_20_Internet_20_Link">
Federation</text:a>
Gymnastics of Ukraine, reports Ukrinform.</text:p>
      <text:p text:style-name="P4">
“Miss Alexandra Pascal. Alexander road, I learned that you have already returned to training. I use the fed, I want to express my warmest words of support about it. Your character is a real inspiration for all of us, I wish you great achievements in your career. I hope for a score of a margin. Best wishes, Morinari Watanabe, President FIG and Stockings, ”the Vatanabe letter reads.</text:p>
      <text:p text:style-name="P4">
<text:span text:style-name="T4">
 Read also: </text:span>
 <text:a xlink:type="simple" xlink:href="https://www.ukrinform.ua/rubric-sports/3717933-divcinka-aka-vtratila-nogu-cerez-raketnij-udar-vzala-ucast-u-zmagannah-z-gimnastiki.html" text:style-name="Internet_20_link" text:visited-style-name="Visited_20_Internet_20_Link">
a girl who lost her leg through a rocket strike, take the time in competitions with <text:span text:style-name="T4">
 gymnastics </text:span>
</text:a>
As it was reported, in May 2022, Alexander Pascal became the victim of the Russians rocket launcher on Belgorod-Dnestrovsky. The doctors had to amputate the leg of the junior sports carrier after the injuries received. During the year, a young athlete returned on the carpet won competitions on rhythmic gymnastics in the Black Sea.</text:p>
      <text:p text:style-name="P4">
Photo: Fig</text:p>
      <text:p text:style-name="P4">
News Source: <text:a xlink:type="simple" xlink:href="https://www.ukrinform.ua/rubric-sports/3720644-prezident-fig-vatanabe-napisav-lista-7ricnij-gimnastci-aka-vtratila-nogu-cerez-raketnij-udar-rf.html" text:style-name="Internet_20_link" text:visited-style-name="Visited_20_Internet_20_Link">
https://www.ukrinform.ua/rubric-sports/3720644-prezident-fig-vatanabe-napisav-lista-7ricnij-gimnastci-aka-vtratila-nogu-cerez-raketnij-udar-rf.html</text:a>
</text:p>
      <!--NEWS-->
      <text:h text:style-name="P10" text:outline-level="1">
<text:span text:style-name="T4">
Norway plans to extract metals from the seabed</text:span>
</text:h>
      <text:p text:style-name="P4">
Authors: Ukrinform (Person)</text:p>
      <text:p text:style-name="P4">
Publisher: Укринформ (Organization)</text:p>
      <text:p text:style-name="P4">
Published Time: 2023-06-09T-1:58:00+03:00</text:p>
      <text:p text:style-name="P4">
Modified Time: 2023-06-09T20:58:00+03:00</text:p>
      <text:p text:style-name="P4">
Description: The Norwegian government prepares plans to open the territory of the ocean in the size of almost Germany for the purpose of deep mineral mining, as Norway seeks to become the first country to produce metals for electric vehicles from its seabed. - Ukrinform.</text:p>
      <text:p text:style-name="P4">
Images: ['<text:a xlink:type="simple" xlink:href="https://static.ukrinform.com/photos/2023_01/thumb_files/630_360_1675168275-915.jpg" text:style-name="Internet_20_link" text:visited-style-name="Visited_20_Internet_20_Link">
630_360_16751...</text:a>
']</text:p>
      <text:p text:style-name="P4">
Tags: ['Металургія', 'Норвегія', 'Море', 'Корисні копалини']</text:p>
      <text:p text:style-name="P4">
Type: Article</text:p>
      <!--METADATA-->
      <text:p text:style-name="P4">
<draw:frame draw:style-name="fr1" draw:name="Image33" text:anchor-type="as-char" svg:width="6.9236in" svg:height="3.956343in" draw:z-index="0">
<draw:image xlink:href="../Images/yкринформ/2023-06-09T-1-58-00-03-00/630_360_1675168275-915.jpg" xlink:type="simple" xlink:show="embed" xlink:actuate="onLoad" draw:mime-type="image/jpeg"/>
</draw:frame>
The Norwegian government prepares plans to open the territory of the ocean in the size of almost Germany, a deep -sea mineral production, as Norway to seek the first country to produce metals for the batteries of the seabed electric vehicle.</text:p>
      <text:p text:style-name="P4">
As Ukrinform reports, it reports <text:a xlink:type="simple" xlink:href="https://www.ft.com/content/44855d32-82c2-4f4c-b77c-1c21d3c1279f" text:style-name="Internet_20_link" text:visited-style-name="Visited_20_Internet_20_Link">
Financial Times</text:a>
.</text:p>
      <text:p text:style-name="P4">
Зазначається, що Міністерство енергетики країни подасть до парламентупропозицію відкрити морську зону для заявок на розвідку та видобуток копалин.Парламент має проголосувати за цей план восени.</text:p>
      <text:p text:style-name="P4">
<text:a xlink:type="simple" xlink:href="https://www.ukrinform.ua/tag-norvegia" text:style-name="Internet_20_link" text:visited-style-name="Visited_20_Internet_20_Link">
 Норвегія </text:a>
He insists on the permanent process near Svalbards, the Norwegian Archipelago in the Arctic, but at the same time with the fight against fishing enterprises and the defenders of the nearby environment, as well as the risk of dispute with other Ukrainians. According to Norway, it has exclusive rights to production of minerals at a larger water area, but a number of countries are considered different.</text:p>
      <text:p text:style-name="P4">
The Svalbard treatise that gives Norway sovereignty over the islands, as well as other countries, the right to produce minerals on land and in territorial wars around the archipelago. Russia, the United Kingdom and the EU do not agree on the volume of the water area on which Oslo can carry out extraction.</text:p>
      <text:p text:style-name="P4">
Volcanic sources of up to four kilometers contain approximately 38 million tons of copper - more than annual production around the world.</text:p>
      <text:p text:style-name="P4">
In addition to copper, hydrothermal sources also contain other metals, which are used in electric vehicles, including cobalt.</text:p>
      <text:p text:style-name="P4">
Amund Age, Secretary of State of the Norwegian Ministry of Oil and Energy, stated that deep -water production will help Europe to satisfy the "sharp need for an expensive amount of minerals, rare earth materials" to make an "ecological" transition.</text:p>
      <text:p text:style-name="P4">
<text:span text:style-name="T4">
 Read also: </text:span>
 [Turkey plans <text:span text:style-name="T4">
 to produce </text:span>
 from new deposits of 10 millions(https://www.ukrinform.ua/rubric-economy/3693758-tureccina-planue-vidobuvati-z-novih-rodovis-10-miljoniv-kubiv-gazu-sodna.html)However, according to the position of fishing enterprises, the production of fossils can bring to pollution and, as a consequence, to spoil them fishing. Also, the Norway Environmental Agency has been a decisive mint for such production.As reported <text:a xlink:type="simple" xlink:href="https://www.ukrinform.ua/rubric-technology/3716095-francia-vidkrivae-persij-zavod-z-virobnictva-akumulatoriv-dla-elektromobiliv.html" text:style-name="Internet_20_link" text:visited-style-name="Visited_20_Internet_20_Link">
Ukrinform</text:a>
, France launched its first production of electric vehicles.</text:p>
      <text:p text:style-name="P4">
News Source: <text:a xlink:type="simple" xlink:href="https://www.ukrinform.ua/rubric-world/3720569-norvegia-planue-vidobuvati-metali-z-morskogo-dna.html" text:style-name="Internet_20_link" text:visited-style-name="Visited_20_Internet_20_Link">
https://www.ukrinform.ua/rubric-world/3720569-norvegia-planue-vidobuvati-metali-z-morskogo-dna.html</text:a>
</text:p>
      <!--NEWS-->
      <text:h text:style-name="P10" text:outline-level="1">
<text:span text:style-name="T4">
15 years will be held behind the lattice by the DNR fighter who robbed houses in Kakhovka</text:span>
</text:h>
      <text:p text:style-name="P4">
Author: ['АРМІЯINFORM']</text:p>
      <text:p text:style-name="P4">
Time: 2023-06-09T-2:00:00-04:00</text:p>
      <text:p text:style-name="P4">
Description: Service of the Bezpeki Zibrazov Base for the Shchel of one Member of the Teroristic Organiz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34" text:anchor-type="as-char" svg:width="6.9236in" svg:height="4.367194in" draw:z-index="0">
<draw:image xlink:href="../Images/AРМІЯINFORM/2023-06-09T-2-00-00-04-00/a8879da467f5ef3186c59aa101cecbce_id76321_1300x820_141_650x410.jpg" xlink:type="simple" xlink:show="embed" xlink:actuate="onLoad" draw:mime-type="image/jpeg"/>
</draw:frame>
Illustrative photo</text:p>
      <text:p text:style-name="P4">
The Security Service has collected a evidence of another participant in the DNR terrorist organization, which fought on the side of the aggressor country and committed the crimes of the counter-residents of Kherson region.</text:p>
      <text:p text:style-name="P4">
Together with the Russian troops, he actively participated in the captured kakhovka and robbing of local dwellings in 2022. During robbery, he used weapons and threatened murder in the event of resistance.</text:p>
      <text:p text:style-name="P4">
In this way, the racists "brought out" from the premises of citizens everything - from household appliances to money and other valuable things.</text:p>
      <text:p text:style-name="P4">
The attacker was captured by Ukrainian defenders last December during the Kherson direction.</text:p>
      <text:p text:style-name="P4">
According to the materials of the Ukrainian special service, the court appointed him 15 years in prison.</text:p>
      <text:p text:style-name="P4">
As the investigation was established, a fighter was a resident of Donetsk, who at the beginning of a full-scale invasion initiatively joined the ranks of the 9th Regiment of the Marine Infantry of the 1st Army Corps of the Russian Federation.</text:p>
      <text:p text:style-name="P4">
While in the post of Senior Sagittarius of the enemy unit, he fired the defense forces on the Eastern Front.</text:p>
      <text:p text:style-name="P4">
He was later transferred to a temporarily captured part of Kherson region.</text:p>
      <text:p text:style-name="P4">
On the basis of the evidence collected, the court found the attacker guilty of three articles of the Criminal Code of Ukraine:</text:p>
      <ul>
        <li>
Part 1 of Art. 438(violation of the laws and customs of war); * h. 2 s. 111(a state betrayal committed in a state of martial law); * h 5 p. 260(Participation in the activities not provided by law of armed formations).</li>
      </ul>
      <text:p text:style-name="P4">
Служба безпеки наголошує на невідворотності покарання за злочини проти нашоїдержави.</text:p>
      <text:p text:style-name="P4">
Комплексні заходи проводили співробітники СБУ в Херсонській області увзаємодії з підрозділами Збройних Сил України за процесуального керівництваХерсонської обласної прокуратури.</text:p>
      <text:p text:style-name="P4">
<text:span text:style-name="T4">
Джерело:</text:span>
 <text:a xlink:type="simple" xlink:href="https://ssu.gov.ua/novyny/za-materialamy-sbu-15-rokiv-za-gratamy-provede-boiovyk-dnr-yakyi-hrabuvav-budynky-v-kakhovtsi" text:style-name="Internet_20_link" text:visited-style-name="Visited_20_Internet_20_Link">
<text:span text:style-name="T5">
СБУ</text:span>
</text:a>
</text:p>
      <text:p text:style-name="P4">
News Source: <text:a xlink:type="simple" xlink:href="https://armyinform.com.ua/2023/06/09/15-rokiv-provede-za-gratamy-bojovyk-dnr-yakyj-grabuvav-budynky-v-kahovczi/" text:style-name="Internet_20_link" text:visited-style-name="Visited_20_Internet_20_Link">
https://armyinform.com.ua/2023/06/09/15-rokiv-provede-za-gratamy-bojovyk-dnr-yakyj-grabuvav-budynky-v-kahovczi/</text:a>
</text:p>
      <!--NEWS-->
      <text:h text:style-name="P10" text:outline-level="1">
<text:span text:style-name="T4">
The players of the national team of Ukraine reached the 1/4 finals of the World Cup 2023 with SOCCA, beating Morocco</text:span>
</text:h>
      <text:p text:style-name="P4">
Authors: Ukrinform (Person)</text:p>
      <text:p text:style-name="P4">
Publisher: Укринформ (Organization)</text:p>
      <text:p text:style-name="P4">
Published Time: 2023-06-09T-2:57:59+03:00</text:p>
      <text:p text:style-name="P4">
Modified Time: 2023-06-09T20:57:59+03:00</text:p>
      <text:p text:style-name="P4">
Description: On Friday, June 9, Ukrainian football players held a match of the 1/8 Final of the SOCCA World Cup in German Essen. - Ukrinform.</text:p>
      <text:p text:style-name="P4">
Images: ['<text:a xlink:type="simple" xlink:href="https://static.ukrinform.com/photos/2023_06/thumb_files/630_360_1686054311-598.jpg" text:style-name="Internet_20_link" text:visited-style-name="Visited_20_Internet_20_Link">
630_360_16860...</text:a>
']</text:p>
      <text:p text:style-name="P4">
Tags: ['Футбол']</text:p>
      <text:p text:style-name="P4">
Type: Article</text:p>
      <!--METADATA-->
      <text:p text:style-name="P4">
<draw:frame draw:style-name="fr1" draw:name="Image35" text:anchor-type="as-char" svg:width="6.9236in" svg:height="3.956343in" draw:z-index="0">
<draw:image xlink:href="../Images/yкринформ/2023-06-09T-2-57-59-03-00/630_360_1686054311-598.jpg" xlink:type="simple" xlink:show="embed" xlink:actuate="onLoad" draw:mime-type="image/jpeg"/>
</draw:frame>
On June 9, Ukrainian football players held a match of the 1/8 finals of the SOCCA Championship in German Essen.</text:p>
      <text:p text:style-name="P4">
"Sine-yellow" with a score of 3: 1 took a mountain over rivals from Morocco, reports Ukrinform.</text:p>
      <text:p text:style-name="P4">
The balls in the national team of Ukraine were scored by Alexander Kolesnikov, Denis Sandetsky Yevgeny Shaduk.</text:p>
      <text:p text:style-name="P4">
The next match Ukrainians will be held against the Brazil national team, which in turn played a team of Poland(3:1).</text:p>
      <text:p text:style-name="P4">
<text:span text:style-name="T4">
Читайте також:</text:span>
 <text:a xlink:type="simple" xlink:href="https://www.ukrinform.ua/rubric-sports/3720469-ukraina-vijsla-do-18-finalu-cempionatu-svitu-iz-sokki.html" text:style-name="Internet_20_link" text:visited-style-name="Visited_20_Internet_20_Link">
 Україна вийшла до 1/8 фіналу чемпіонату світу із сокки</text:a>
It should be noted that SOCCA is a kind of mini-football, differing in the number of players and the size of the field. The matches are in 6 by 6 players, two halves for 20 minutes.</text:p>
      <text:p text:style-name="P4">
Photo: Socca World Cup.</text:p>
      <text:p text:style-name="P4">
News Source: <text:a xlink:type="simple" xlink:href="https://www.ukrinform.ua/rubric-sports/3720768-futbolisti-zbirnoi-ukraini-vijsli-do-14-finalu-cs2023-iz-socca-obigravsi-marokko.html" text:style-name="Internet_20_link" text:visited-style-name="Visited_20_Internet_20_Link">
https://www.ukrinform.ua/rubric-sports/3720768-futbolisti-zbirnoi-ukraini-vijsli-do-14-finalu-cs2023-iz-socca-obigravsi-marokko.html</text:a>
</text:p>
      <!--NEWS-->
      <text:h text:style-name="P10" text:outline-level="1">
<text:span text:style-name="T4">
2.5 thousand people have already been evacuated in Kherson region</text:span>
</text:h>
      <text:p text:style-name="P4">
Authors: Ukrinform (Person)</text:p>
      <text:p text:style-name="P4">
Publisher: Укринформ (Organization)</text:p>
      <text:p text:style-name="P4">
Published Time: 2023-06-09T-3:56:00+03:00</text:p>
      <text:p text:style-name="P4">
Modified Time: 2023-06-09T20:56:00+03:00</text:p>
      <text:p text:style-name="P4">
Description: Currently, more than 2.5 thousand citizens have already been evacuated from the flooded territories of Kherson region. - Ukrinform.</text:p>
      <text:p text:style-name="P4">
Images: ['<text:a xlink:type="simple" xlink:href="https://static.ukrinform.com/photos/2023_06/thumb_files/630_360_1686333767-399.jpg" text:style-name="Internet_20_link" text:visited-style-name="Visited_20_Internet_20_Link">
630_360_16863...</text:a>
']</text:p>
      <text:p text:style-name="P4">
Tags: ['ДСНС', 'Евакуація', 'Херсонщина', 'Єдині новини', 'Затоплення']</text:p>
      <text:p text:style-name="P4">
Type: Article</text:p>
      <!--METADATA-->
      <text:p text:style-name="P4">
<draw:frame draw:style-name="fr1" draw:name="Image36" text:anchor-type="as-char" svg:width="6.9236in" svg:height="3.956343in" draw:z-index="0">
<draw:image xlink:href="../Images/yкринформ/2023-06-09T-3-56-00-03-00/630_360_1686333767-399.jpg" xlink:type="simple" xlink:show="embed" xlink:actuate="onLoad" draw:mime-type="image/jpeg"/>
</draw:frame>
Currently, more than 2.5 thousand citizens have already been evacuated from the underground territories of Kherson region.</text:p>
      <text:p text:style-name="P4">
About it on the air of the telecommunication "<text:a xlink:type="simple" xlink:href="https://www.youtube.com/watch" text:style-name="Internet_20_link" text:visited-style-name="Visited_20_Internet_20_Link">
the only news</text:a>
"Volodymyr Demchuk, Deputy Holovysns, reported, Ukrinform reports.</text:p>
      <text:p text:style-name="P4">
“More than 2.5 thousand citizens have already been evacuated in Kherson region. In addition, during <text:a xlink:type="simple" xlink:href="https://www.ukrinform.ua/tag-evakuacia" text:style-name="Internet_20_link" text:visited-style-name="Visited_20_Internet_20_Link">
evacuation</text:a>
More than 600 people have been rescued by the SES, ”Demchuk said.</text:p>
      <text:p text:style-name="P4">
He noted that the SES continues to assist the citizens, for which all the necessary forces and means of all the components of the security and defense sector have been compared.</text:p>
      <text:p text:style-name="P4">
According to him, in the territory of Kherson the situation remains difficult.</text:p>
      <text:p text:style-name="P4">
"Today we have observed a decrease in water levels up to 30 centimeters. We have a flood level in the Kherson area about 5 meters," - emphasized Deemchuk.</text:p>
      <text:p text:style-name="P4">
<text:span text:style-name="T4">
 Read also: </text:span>
 <text:a xlink:type="simple" xlink:href="https://www.ukrinform.ua/rubric-regions/3720762-ise-dvi-oblasti-vidpravili-gumanitarnu-dopomogu-hersonsini.html" text:style-name="Internet_20_link" text:visited-style-name="Visited_20_Internet_20_Link">
even two regions sent humanitarian aid <text:span text:style-name="T4">
 Kherson region </text:span>
</text:a>
He stressed that the sharp decline in water should not be expected - it will not be, and the flooding of the territory for a long period.</text:p>
      <text:p text:style-name="P4">
As reported <text:a xlink:type="simple" xlink:href="https://www.ukrinform.ua/rubric-other_news/3718791-pidriv-rosianami-kahovskoi-ges-vsi-novini.html" text:style-name="Internet_20_link" text:visited-style-name="Visited_20_Internet_20_Link">
Ukrinform</text:a>
, Russian -occupation troops on the night of June 6 undermined the dam of Kakhovskaya Hydroelectric power. HPP is not recoverable. The evacuation of people of coincided territories is ongoing.</text:p>
      <text:p text:style-name="P4">
News Source: <text:a xlink:type="simple" xlink:href="https://www.ukrinform.ua/rubric-regions/3720770-na-hersonsini-vze-evakuuvali-25-tisaci-ludej.html" text:style-name="Internet_20_link" text:visited-style-name="Visited_20_Internet_20_Link">
https://www.ukrinform.ua/rubric-regions/3720770-na-hersonsini-vze-evakuuvali-25-tisaci-ludej.html</text:a>
</text:p>
      <!--NEWS-->
      <text:h text:style-name="P10" text:outline-level="1">
<text:span text:style-name="T4">
A new service is being created in Kiev - the Electronic Cabinet of Defender</text:span>
</text:h>
      <text:p text:style-name="P4">
Author: ['АРМІЯINFORM']</text:p>
      <text:p text:style-name="P4">
Time: 2023-06-09T-4:00:00-04:00</text:p>
      <text:p text:style-name="P4">
Description: Syogodnі was presented to members of the Kordinasi for the sake of the MIST WITHAN RENTEGRATRICA TA ... War with Ukraine 2022, War with Ukraine Latest News today, News War with Ukraine 2022 Last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08_15-50-39.jpg" text:style-name="Internet_20_link" text:visited-style-name="Visited_20_Internet_20_Link">
photo_2023-06-08_15-50-39.jpg</text:a>
']</text:p>
      <text:p text:style-name="P4">
Tags: ['STOPRUSSIA', 'АГРЕСІЯ РФ', 'СОЦІАЛЬНИЙ ЗАХИСТ ВІЙСЬКОВОСЛУЖБОВЦІВ']</text:p>
      <text:p text:style-name="P4">
Category: News</text:p>
      <!--METADATA-->
      <text:p text:style-name="P4">
<draw:frame draw:style-name="fr1" draw:name="Image37" text:anchor-type="as-char" svg:width="6.9236in" svg:height="4.607341in" draw:z-index="0">
<draw:image xlink:href="../Images/AРМІЯINFORM/2023-06-09T-4-00-00-04-00/photo_2023-06-08_15-50-39.jpg" xlink:type="simple" xlink:show="embed" xlink:actuate="onLoad" draw:mime-type="image/jpeg"/>
</draw:frame>
Today, members of the City Coordinating Council on reintegration and the support of Kyivans-defenders were presented to the new service that creates the capital-the Electronic Cabinet of the Defender.</text:p>
      <text:p text:style-name="P4">
About this Kyiv Mayor Vitaliy Klitschko <text:a xlink:type="simple" xlink:href="https://t.me/vitaliy_klitschko/2090" text:style-name="Internet_20_link" text:visited-style-name="Visited_20_Internet_20_Link">
wrote</text:a>
In the telegram.</text:p>
      <text:p text:style-name="P4">
“When our defenders return home, everyone talks about one of the main problems: to confirm their status, they need to collect many documents together.</text:p>
      <text:p text:style-name="P4">
That is why Kyiv, as a modern digital city, develops and implements the "electronics of the defender".</text:p>
      <text:p text:style-name="P4">
It can quickly order and issue about 45 municipal service more than 140 - state. From social and medical - to educational and help.</text:p>
      <text:p text:style-name="P4">
The service will allow you to receive services on the principle of "single window". In the smartphone, without leaving home, it will be possible to order all available services at the same time, to find out information about the status of the application, to receive feedback after consideration, ”the statement said.</text:p>
      <text:p text:style-name="P4">
The city plans to launch the work of the e -cabinet of the defender by the end of 2023.</text:p>
      <text:p text:style-name="P4">
News Source: <text:a xlink:type="simple" xlink:href="https://armyinform.com.ua/2023/06/09/u-kyyevi-stvoryuyut-novyj-servis-elektronnyj-kabinet-zahysnyka/" text:style-name="Internet_20_link" text:visited-style-name="Visited_20_Internet_20_Link">
https://armyinform.com.ua/2023/06/09/u-kyyevi-stvoryuyut-novyj-servis-elektronnyj-kabinet-zahysnyka/</text:a>
</text:p>
      <!--NEWS-->
      <text:h text:style-name="P10" text:outline-level="1">
<text:span text:style-name="T4">
The British and Swedish Air Force has intercepted Russian planes in Europe three times a day</text:span>
</text:h>
      <text:p text:style-name="P4">
Authors: Ukrinform (Person)</text:p>
      <text:p text:style-name="P4">
Publisher: Укринформ (Organization)</text:p>
      <text:p text:style-name="P4">
Published Time: 2023-06-09T-4:55:00+03:00</text:p>
      <text:p text:style-name="P4">
Modified Time: 2023-06-09T20:55:00+03:00</text:p>
      <text:p text:style-name="P4">
Description: The Typhoon Air Force Air Air Force, based on Amari Air Force in Estonia, as well as Gripens Swedish Air Force fighters, has been intercepted by Russian military aircraft near NATO airspace several times in the last day. - Ukrinform.</text:p>
      <text:p text:style-name="P4">
Images: ['<text:a xlink:type="simple" xlink:href="https://static.ukrinform.com/photos/2023_06/thumb_files/630_360_1686332994-580.jpg" text:style-name="Internet_20_link" text:visited-style-name="Visited_20_Internet_20_Link">
630_360_16863...</text:a>
']</text:p>
      <text:p text:style-name="P4">
Tags: ['Британія', 'Літак', 'Швеція', 'Російська авіація']</text:p>
      <text:p text:style-name="P4">
Type: Article</text:p>
      <!--METADATA-->
      <text:p text:style-name="P4">
<draw:frame draw:style-name="fr1" draw:name="Image38" text:anchor-type="as-char" svg:width="6.9236in" svg:height="3.956343in" draw:z-index="0">
<draw:image xlink:href="../Images/yкринформ/2023-06-09T-4-55-00-03-00/630_360_1686332994-580.jpg" xlink:type="simple" xlink:show="embed" xlink:actuate="onLoad" draw:mime-type="image/jpeg"/>
</draw:frame>
Amera -based aircraft British Air Force from Amari Air Force in Estonia, as well as Gripens Swedish Air Force, several times in the last day of intercepting military aircraft near NATO airspace.</text:p>
      <text:p text:style-name="P4">
This is stated in <text:a xlink:type="simple" xlink:href="https://www.gov.uk/government/news/raf-typhoons-intercept-russian-aircraft-twice-in-24-hours" text:style-name="Internet_20_link" text:visited-style-name="Visited_20_Internet_20_Link">
message</text:a>
The Ministry of Defense of Britain, published on Friday, reports Ukrinform.</text:p>
      <text:p text:style-name="P4">
“Russian flight <text:a xlink:type="simple" xlink:href="https://www.ukrinform.ua/tag-litak" text:style-name="Internet_20_link" text:visited-style-name="Visited_20_Internet_20_Link">
aircraft</text:a>
did not respond to international standards, ”the message said.</text:p>
      <text:p text:style-name="P4">
It is specified that the Russians could not be contacted, but they had fallen in the international airspace.</text:p>
      <text:p text:style-name="P4">
The first interception of IL-20 and Su-27 aircraft was carried out on Thursday. However, there was a need to raise fighters through the flight of the Russian-An-12 and An-72, which headed from the mainland of Russia to the Kaliningrad region, again in the morning.</text:p>
      <text:p text:style-name="P4">
<text:span text:style-name="T4">
 Read also: </text:span>
 [Russia blocks GPS signals in the Baltic region - aircraft from aircraft(https://www.ukrinform.ua/rubric-world/3719997-rosia-blokue-signali-gps-u-baltijskomu-regioni-iz-navigacieu-litakiv-vinikli-pereboi.html)Later, the fighters of the British and Finnish forces were again obtained by the problem of intercept for TU-22M and two Su-30, which also flew on the Tabalta Sea above the Finnish bay.</text:p>
      <text:p text:style-name="P4">
"Russian aircraft did not comply with international norms again,"- said the news.</text:p>
      <text:p text:style-name="P4">
As <text:a xlink:type="simple" xlink:href="https://www.ukrinform.ua/rubric-world/3717923-v-estonii-pocalisa-navcanna-baltops-za-ucastu-50-korabliv-nato.html" text:style-name="Internet_20_link" text:visited-style-name="Visited_20_Internet_20_Link">
reported</text:a>
, currently, he draws naval training in the Baltic Sea. Russian aviation is expected to monitor the Alliance ships.</text:p>
      <text:p text:style-name="P4">
News Source: <text:a xlink:type="simple" xlink:href="https://www.ukrinform.ua/rubric-world/3720767-britanski-i-svedski-vps-trici-za-dobu-perehopluvali-rosijski-litaki-u-evropi.html" text:style-name="Internet_20_link" text:visited-style-name="Visited_20_Internet_20_Link">
https://www.ukrinform.ua/rubric-world/3720767-britanski-i-svedski-vps-trici-za-dobu-perehopluvali-rosijski-litaki-u-evropi.html</text:a>
</text:p>
      <!--NEWS-->
      <text:h text:style-name="P10" text:outline-level="1">
<text:span text:style-name="T4">
There is a decision on humanitarian support from partners - Zelensky on a rescue operation in the south</text:span>
</text:h>
      <text:p text:style-name="P4">
Authors: Ukrinform (Person)</text:p>
      <text:p text:style-name="P4">
Publisher: Укринформ (Organization)</text:p>
      <text:p text:style-name="P4">
Published Time: 2023-06-09T-5:52:00+03:00</text:p>
      <text:p text:style-name="P4">
Modified Time: 2023-06-09T20:52:00+03:00</text:p>
      <text:p text:style-name="P4">
Description: International partners demonstrate their readiness to assist Ukraine in the rescue operation, which is conducted as a result of the blasting of the Kakhovka hydroelectric power station by Russia. - Ukrinform.</text:p>
      <text:p text:style-name="P4">
Images: ['<text:a xlink:type="simple" xlink:href="https://static.ukrinform.com/photos/2023_03/thumb_files/630_360_1678086625-925.png" text:style-name="Internet_20_link" text:visited-style-name="Visited_20_Internet_20_Link">
630_360_16780...</text:a>
']</text:p>
      <text:p text:style-name="P4">
Tags: ['Гуманітарна допомога', 'Зеленський', 'Каховська ГЕС']</text:p>
      <text:p text:style-name="P4">
Type: Article</text:p>
      <!--METADATA-->
      <text:p text:style-name="P4">
<draw:frame draw:style-name="fr1" draw:name="Image39" text:anchor-type="as-char" svg:width="6.9236in" svg:height="3.956343in" draw:z-index="0">
<draw:image xlink:href="../Images/yкринформ/2023-06-09T-5-52-00-03-00/630_360_1678086625-925.png" xlink:type="simple" xlink:show="embed" xlink:actuate="onLoad" draw:mime-type="image/png"/>
</draw:frame>
International partners demonstrate a willingness to assist Ukraine in the rescue operation, which is conducted as a result of the blasting of the Kakhovka hydroelectric power station by Russia.</text:p>
      <text:p text:style-name="P4">
About this in <text:a xlink:type="simple" xlink:href="https://t.me/V_Zelenskiy_official/6538" text:style-name="Internet_20_link" text:visited-style-name="Visited_20_Internet_20_Link">
video closer</text:a>
Volodymyr Zelenskyy, Ukrainian President, reports.</text:p>
      <text:p text:style-name="P4">
"He spoke to Japan and the Netherlands today. He informed the permanent rescue operation in the southern areas, about our urgent needs. The readiness is to help Ukraine, and I am grateful to partners. There is a decision on humanitarian support packs," said <text:a xlink:type="simple" xlink:href="https://www.ukrinform.ua/tag-zelenskij" text:style-name="Internet_20_link" text:visited-style-name="Visited_20_Internet_20_Link">
Zelensky</text:a>
.</text:p>
      <text:p text:style-name="P4">
<text:span text:style-name="T5">
Video: <text:a xlink:type="simple" xlink:href="https://t.me/OP_UA/9696" text:style-name="Internet_20_link" text:visited-style-name="Visited_20_Internet_20_Link">
Presidential Office</text:a>
</text:span>
</text:p>
      <text:p text:style-name="P4">
The President added that the prime minister of Japan was discussed with the preparation of the global peace summit and the conference in Japan on the reconstruction and transformation of a country after hostilities.</text:p>
      <text:p text:style-name="P4">
The Prime Minister of the Netherlands discussed defense cooperation, coordinated positions before the next Ramstein.</text:p>
      <text:p text:style-name="P4">
<text:span text:style-name="T4">
 Read also: </text:span>
 <text:a xlink:type="simple" xlink:href="https://www.ukrinform.ua/rubric-economy/3720713-magate-zapuskae-programu-dopomogi-ukraini-u-zvazku-z-pidrivom-grebli-na-kahovskij-ges.html" text:style-name="Internet_20_link" text:visited-style-name="Visited_20_Internet_20_Link">
IAEA launches a program of assistance to Ukraine in connection with the suburban dam on Kakhovskaya hydroelectric power station</text:a>
"We are moving step by step in strengthening our air shield. Discuss the Petriots, the training of our pilots," Zelensky said.</text:p>
      <text:p text:style-name="P4">
Zelensky also noted that Ukraine has public potential to overcome the disaster resorts, which occurred as a result of the blast of Russian military hydroelectric power station.</text:p>
      <text:p text:style-name="P4">
"During the day, I receive reports on the rescue operation in the Kherson region of the Tamikolaevshchina, about the state of the Kakhovka reservoir - in fact its residues. to work in unity, to protect people and life. These are our principles, principles of Ukraine that are fighting. They are now operating one hundred percent of our print, "Zelensky said.</text:p>
      <text:p text:style-name="P4">
*!(https://www.ukrinform.ua/rubric-regions/3720658-urad-vidiliv-24-milarda-griven-dla-zabezpecenna-vodou-ziteliv-cotiroh-oblastej.html)The President has believed that Ukraine would overcome the consequences of both this catastrophe and all Russian evil.As it was reported, on the night of June 6 <text:a xlink:type="simple" xlink:href="https://www.ukrinform.ua/rubric-other_news/3718791-pidriv-rosianami-kahovskoi-ges-vsi-novini.html" text:style-name="Internet_20_link" text:visited-style-name="Visited_20_Internet_20_Link">
the Russian army undermined the dam of Kakhovskaya hydroelectric power station</text:a>
. In Kherson region, the evacuation of the population of anesthetics for which there is a risk of flooding as a result of the blasting of Kakhovskaya HEPs began. On the fact of undermining the occupiers of the Kakhovka hydroelectric power station, law enforcement officers began investigation under the article "Ecocid". Ukrhydroenergo stated that Kakhovskaya with sinus was not destroyed and is not recoverable.</text:p>
      <text:p text:style-name="P4">
<text:span text:style-name="T5">
Foto: op</text:span>
</text:p>
      <text:p text:style-name="P4">
News Source: <text:a xlink:type="simple" xlink:href="https://www.ukrinform.ua/rubric-society/3720766-zelenskij-pro-ratuvalnu-operaciu-na-pivdni-e-risenna-pro-gumanitarnu-pidtrimku-vid-partneriv.html" text:style-name="Internet_20_link" text:visited-style-name="Visited_20_Internet_20_Link">
https://www.ukrinform.ua/rubric-society/3720766-zelenskij-pro-ratuvalnu-operaciu-na-pivdni-e-risenna-pro-gumanitarnu-pidtrimku-vid-partneriv.html</text:a>
</text:p>
      <!--NEWS-->
      <text:h text:style-name="P10" text:outline-level="1">
<text:span text:style-name="T4">
The ZPP continues to pump water to cool from the Kakhovka reservoir, although its level is already lower than the critical mark</text:span>
</text:h>
      <text:p text:style-name="P4">
Author: ['АРМІЯINFORM']</text:p>
      <text:p text:style-name="P4">
Time: 2023-06-09T-6:00:00-04:00</text:p>
      <text:p text:style-name="P4">
Description: Ryven Derry at the Water School, having fallen by approximately 4.1 m Pislya Pіdriva Dambi, that reached the dea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8-20.jpg" text:style-name="Internet_20_link" text:visited-style-name="Visited_20_Internet_20_Link">
8-20.jpg</text:a>
']</text:p>
      <text:p text:style-name="P4">
Tags: ['STOPRUSSIA', 'АГРЕСІЯ РФ', 'ВТОРГНЕННЯ РФ', 'КАХОВСЬКА ГЕС']</text:p>
      <text:p text:style-name="P4">
Category: News</text:p>
      <!--METADATA-->
      <text:p text:style-name="P4">
<draw:frame draw:style-name="fr1" draw:name="Image40" text:anchor-type="as-char" svg:width="6.9236in" svg:height="4.615733in" draw:z-index="0">
<draw:image xlink:href="../Images/AРМІЯINFORM/2023-06-09T-6-00-00-04-00/8-20.jpg" xlink:type="simple" xlink:show="embed" xlink:actuate="onLoad" draw:mime-type="image/jpeg"/>
</draw:frame>
Illustrative photo</text:p>
      <text:p text:style-name="P4">
The water level in the reservoir fell approximately 4.1 m after the dam and the reached point of 12.7 m at 18:00 today. The hourly rate of loss remains in the range of 4-7 cm/h.</text:p>
      <text:p text:style-name="P4">
About it <text:a xlink:type="simple" xlink:href="https://t.me/shtab_kakhovska_hes/227" text:style-name="Internet_20_link" text:visited-style-name="Visited_20_Internet_20_Link">
reports</text:a>
The headquarters of the elimination of the Kakhovskaya hydroelectric power station by Russian terrorists.</text:p>
      <text:p text:style-name="P4">
◼️ZaS has the ability to pump water from the tank even after its level falls below 12.7 m. Probably pumps can operate at a level of 11 m or below.</text:p>
      <text:p text:style-name="P4">
In these difficult circumstances, this gives extra time before the possible transition of a heater water supply, including a large consolidator pond nearby.</text:p>
      <text:p text:style-name="P4">
It is no less no less nuclear safety remains stupid and potentially dangerous.</text:p>
      <text:p text:style-name="P4">
◼️To it is better to evaluate the situation, IAEA experts have invited access to the location of the water level in the reservoir and to the outlet of the ZTO, which is adjacent.</text:p>
      <text:p text:style-name="P4">
News Source: <text:a xlink:type="simple" xlink:href="https://armyinform.com.ua/2023/06/09/zaes-prodovzhuye-vidkachuvaty-oholodzhuyuchu-vodu-z-kahovskogo-vodoshovyshha-hocha-riven-vody-vzhe-nyzhche-krytychnoyi-poznachky/" text:style-name="Internet_20_link" text:visited-style-name="Visited_20_Internet_20_Link">
https://armyinform.com.ua/2023/06/09/zaes-prodovzhuye-vidkachuvaty-oholodzhuyuchu-vodu-z-kahovskogo-vodoshovyshha-hocha-riven-vody-vzhe-nyzhche-krytychnoyi-poznachky/</text:a>
</text:p>
      <!--NEWS-->
      <text:h text:style-name="P10" text:outline-level="1">
<text:span text:style-name="T4">
In Nikolaev, an exhibition dedicated to the memory of the Azov regiment fighters was opened</text:span>
</text:h>
      <text:p text:style-name="P4">
Authors: Ukrinform (Person)</text:p>
      <text:p text:style-name="P4">
Publisher: Укринформ (Organization)</text:p>
      <text:p text:style-name="P4">
Published Time: 2023-06-09T-6:46:00+03:00</text:p>
      <text:p text:style-name="P4">
Modified Time: 2023-06-09T20:46:00+03:00</text:p>
      <text:p text:style-name="P4">
Description: In Nikolaev the exhibition "Azov" - Angels Mariupol ", dedicated to the memory of the soldiers of the regiment" Azov ", who died during the defense of Mariupol and Azovstal, was opened. - Ukrinform.</text:p>
      <text:p text:style-name="P4">
Images: ['<text:a xlink:type="simple" xlink:href="https://static.ukrinform.com/photos/2023_06/thumb_files/630_360_1686332373-534.jpg" text:style-name="Internet_20_link" text:visited-style-name="Visited_20_Internet_20_Link">
630_360_16863...</text:a>
']</text:p>
      <text:p text:style-name="P4">
Tags: ['Азов', 'Миколаїв', 'Виставка']</text:p>
      <text:p text:style-name="P4">
Type: Article</text:p>
      <!--METADATA-->
      <text:p text:style-name="P4">
<draw:frame draw:style-name="fr1" draw:name="Image41" text:anchor-type="as-char" svg:width="6.9236in" svg:height="3.956343in" draw:z-index="0">
<draw:image xlink:href="../Images/yкринформ/2023-06-09T-6-46-00-03-00/630_360_1686332373-534.jpg" xlink:type="simple" xlink:show="embed" xlink:actuate="onLoad" draw:mime-type="image/jpeg"/>
</draw:frame>
Mimikolaev opened the exhibition "Azov" - Angels of Mariupol ", dedicated to the memory of the soldiers of the regiment" Azov ", who died during the defense of Mariupol Taazovstal.</text:p>
      <text:p text:style-name="P4">
This was reported by Ukrinform correspondent.</text:p>
      <text:p text:style-name="P4">
Before opening <text:a xlink:type="simple" xlink:href="https://www.ukrinform.ua/tag-vistavka" text:style-name="Internet_20_link" text:visited-style-name="Visited_20_Internet_20_Link">
exhibition</text:a>
The locals on an improvised rope ladder, hanged paper figures of angels with the conjunction of the dead Azov.</text:p>
      <text:p text:style-name="P4">
The exposition includes more than a hundred photos of the dead heroes-Azov, the cubicle of which is attached a short biographical certificate of the warrior.</text:p>
      <text:p text:style-name="P4">
Also present were able to watch music videos and listen to the songs of the tragic events of Mariupol's heroic defense.</text:p>
      <text:p text:style-name="P4">
</text:p>
      <text:p text:style-name="P4">
<text:a xlink:type="simple" xlink:href="https://static.ukrinform.com/photos/2023_06/1686332549-3513.jpeg" text:style-name="Internet_20_link" text:visited-style-name="Visited_20_Internet_20_Link">
 </text:a>
 <text:a xlink:type="simple" xlink:href="https://static.ukrinform.com/photos/2023_06/1686332548-1292.jpeg" text:style-name="Internet_20_link" text:visited-style-name="Visited_20_Internet_20_Link">
</text:a>
 <text:a xlink:type="simple" xlink:href="https://static.ukrinform.com/photos/2023_06/1686332548-9716.jpeg" text:style-name="Internet_20_link" text:visited-style-name="Visited_20_Internet_20_Link">
</text:a>
 <text:a xlink:type="simple" xlink:href="https://static.ukrinform.com/photos/2023_06/1686332548-5829.jpeg" text:style-name="Internet_20_link" text:visited-style-name="Visited_20_Internet_20_Link">
</text:a>
 <text:a xlink:type="simple" xlink:href="https://static.ukrinform.com/photos/2023_06/1686332549-6638.jpeg" text:style-name="Internet_20_link" text:visited-style-name="Visited_20_Internet_20_Link">
</text:a>
It is known that in the battles for Mariupol the regiment "Azov" lost about three hundred of its military, several hundred more soldiers are still in Russian captivity.</text:p>
      <text:p text:style-name="P4">
<text:span text:style-name="T4">
 Read also: </text:span>
 <text:a xlink:type="simple" xlink:href="https://www.ukrinform.ua/rubric-regions/3718566-u-garnizonnomu-hrami-lvova-vidkrili-vistavku-vratovanih-u-bahmuti-ikon.html" text:style-name="Internet_20_link" text:visited-style-name="Visited_20_Internet_20_Link">
in the garrison temple of Lviv opened <text:span text:style-name="T4">
 exhibition </text:span>
 rescued in Bakhmut icons</text:a>
She initiated the exhibition and became its organizer mom of one of the fighters with the call sign "Vector" - Vera Litvinenko. In Nikolaev, families of local Azov joined her.</text:p>
      <text:p text:style-name="P4">
The project is realized with the assistance of NGO "Heart outside". The exhibition can be viewed during the month at the City Palace of Culture and Arts.</text:p>
      <text:p text:style-name="P4">
As it was reported, in the capital of Canada, Ottawa was shown <text:a xlink:type="simple" xlink:href="https://www.ukrinform.ua/rubric-diaspora/3719072-v-ottavi-pokazali-fotovistavku-pro-zrujnovanij-mariupol.html" text:style-name="Internet_20_link" text:visited-style-name="Visited_20_Internet_20_Link">
a photo exhibition of the Laureapolitzer Prize of Yevgeny Maloletka about the defense of Mariupol.</text:a>
</text:p>
      <text:p text:style-name="P4">
News Source: <text:a xlink:type="simple" xlink:href="https://www.ukrinform.ua/rubric-culture/3720765-u-mikolaevi-vidkrili-vistavku-prisvacenu-pamati-bijciv-polku-azov.html" text:style-name="Internet_20_link" text:visited-style-name="Visited_20_Internet_20_Link">
https://www.ukrinform.ua/rubric-culture/3720765-u-mikolaevi-vidkrili-vistavku-prisvacenu-pamati-bijciv-polku-azov.html</text:a>
</text:p>
      <!--NEWS-->
      <text:h text:style-name="P10" text:outline-level="1">
<text:span text:style-name="T4">
NATO's spokeswoman who has taken this post for longest</text:span>
</text:h>
      <text:p text:style-name="P4">
Authors: Ukrinform (Person)</text:p>
      <text:p text:style-name="P4">
Publisher: Укринформ (Organization)</text:p>
      <text:p text:style-name="P4">
Published Time: 2023-06-09T-7:42:00+03:00</text:p>
      <text:p text:style-name="P4">
Modified Time: 2023-06-09T20:42:00+03:00</text:p>
      <text:p text:style-name="P4">
Description: Oana Lungescu, a NATO spokeswoman, who held this position in the history of the Alliance, announced that he was retired this summer. - Ukrinform.</text:p>
      <text:p text:style-name="P4">
Images: ['<text:a xlink:type="simple" xlink:href="https://static.ukrinform.com/photos/2023_06/thumb_files/630_360_1686316891-829.jpg" text:style-name="Internet_20_link" text:visited-style-name="Visited_20_Internet_20_Link">
630_360_16863...</text:a>
']</text:p>
      <text:p text:style-name="P4">
Tags: ['НАТО', 'Відставка', 'Звільнення']</text:p>
      <text:p text:style-name="P4">
Type: Article</text:p>
      <!--METADATA-->
      <text:p text:style-name="P4">
<draw:frame draw:style-name="fr1" draw:name="Image48" text:anchor-type="as-char" svg:width="6.9236in" svg:height="3.954515in" draw:z-index="0">
<draw:image xlink:href="../Images/yкринформ/2023-06-09T-7-42-00-03-00/630_360_1686316891-829.jpg" xlink:type="simple" xlink:show="embed" xlink:actuate="onLoad" draw:mime-type="image/jpeg"/>
</draw:frame>
Okanulhyscu, a NATO spokeswoman who has held this position in the history of the Alliance, announced that he was retired this summer.</text:p>
      <text:p text:style-name="P4">
As Ukrinform reports, she wrote about it in <text:a xlink:type="simple" xlink:href="https://twitter.com/NATOpress/status/1667057560690606081" text:style-name="Internet_20_link" text:visited-style-name="Visited_20_Internet_20_Link">
Twitter</text:a>
.</text:p>
      <text:p text:style-name="P4">
Lungescu was assigned to the post of spokesman <text:a xlink:type="simple" xlink:href="https://www.ukrinform.ua/tag-nato" text:style-name="Internet_20_link" text:visited-style-name="Visited_20_Internet_20_Link">
NATO</text:a>
In 2010, the then Secretary General Anders FOG Rasmussen after a long career of the journalist at the BBC.In 2014, she was redefined by the current Secretary -General of the Alliance Jenstoltenberg.</text:p>
      <text:p text:style-name="P4">
Lungescu is the longest in NATO history as a NATO spokesman and is the first conjunction in this post.</text:p>
      <text:p text:style-name="P4">
It will begin to delegate the authority to its deputy Dylan Wyita after NATO's Summit in Vilnius in mid -July.</text:p>
      <text:p text:style-name="P4">
*!(https://www.ukrinform.ua/rubric-world/3720479-svecia-dozvolit-nato-rozmistiti-vijska-do-oficijnogo-vstupu-v-alans.html)According to Lungescu, she is the first woman as a NATO spokeswoman and will be respected at the end of August after managing the communications of the Alliance during the "most turbulent period of this generation."</text:p>
      <text:p text:style-name="P4">
<text:span text:style-name="T5">
Foto: www.nato.int</text:span>
</text:p>
      <text:p text:style-name="P4">
News Source: <text:a xlink:type="simple" xlink:href="https://www.ukrinform.ua/rubric-world/3720629-recnica-nato-aka-najdovse-zajmala-cej-post-ide-u-vidstavku.html" text:style-name="Internet_20_link" text:visited-style-name="Visited_20_Internet_20_Link">
https://www.ukrinform.ua/rubric-world/3720629-recnica-nato-aka-najdovse-zajmala-cej-post-ide-u-vidstavku.html</text:a>
</text:p>
      <!--NEWS-->
      <text:h text:style-name="P10" text:outline-level="1">
<text:span text:style-name="T4">
Two more regions sent humanitarian aid to Kherson region</text:span>
</text:h>
      <text:p text:style-name="P4">
Authors: Ukrinform (Person)</text:p>
      <text:p text:style-name="P4">
Publisher: Укринформ (Organization)</text:p>
      <text:p text:style-name="P4">
Published Time: 2023-06-09T-8:40:00+03:00</text:p>
      <text:p text:style-name="P4">
Modified Time: 2023-06-09T20:40:00+03:00</text:p>
      <text:p text:style-name="P4">
Description: </text:p>
      <text:p text:style-name="P4">
Хмельниччина І Рівненщина Відправили Гуманітарну Допомогу Жителям Херсонщини, Які Постраждали Внаслідок Підриву Каховської Гес. — Укрінформ.: </text:p>
      <text:p text:style-name="P4">
Images: ['<text:a xlink:type="simple" xlink:href="https://static.ukrinform.com/photos/2023_06/thumb_files/630_360_1686330314-372.jpg" text:style-name="Internet_20_link" text:visited-style-name="Visited_20_Internet_20_Link">
630_360_16863...</text:a>
']</text:p>
      <text:p text:style-name="P4">
Tags: ['Гуманітарна допомога', 'Херсонщина', 'Хмельниччина', 'Рівненщина']</text:p>
      <text:p text:style-name="P4">
Type: Article</text:p>
      <!--METADATA-->
      <text:p text:style-name="P4">
<draw:frame draw:style-name="fr1" draw:name="Image49" text:anchor-type="as-char" svg:width="6.9236in" svg:height="3.956343in" draw:z-index="0">
<draw:image xlink:href="../Images/yкринформ/2023-06-09T-8-40-00-03-00/630_360_1686330314-372.jpg" xlink:type="simple" xlink:show="embed" xlink:actuate="onLoad" draw:mime-type="image/jpeg"/>
</draw:frame>
Khmelnytskyi and Rivne region sent humanitarian aid to the residents of Kherson region who were injured as a result of the blast of the Kakhovka hydroelectric power station.</text:p>
      <text:p text:style-name="P4">
According to Ukrinform with reference to <text:a xlink:type="simple" xlink:href="https://t.me/shtab_kakhovska_hes/325" text:style-name="Internet_20_link" text:visited-style-name="Visited_20_Internet_20_Link">
Kakhovskaya hydroelectric power station | Info headquarters "</text:a>
, about a ton of bread and food, 20 thousand liters of water, animal feed and hygienic agents were included in the first party.</text:p>
      <text:p text:style-name="P4">
"Residents of the region are promptly coordinated and raised in the collection and departure of humanitarian aid. Today, there will be a truck with the necessary jackets today," the message reads.</text:p>
      <text:p text:style-name="P4">
She reported on help from Khmelnytskyi in <text:a xlink:type="simple" xlink:href="https://t.me/khmelnytskaODA/1708" text:style-name="Internet_20_link" text:visited-style-name="Visited_20_Internet_20_Link">
telegram</text:a>
The Khmelnitsky Ova press service with reference to the first deputy chief of OVA Sergei Turin.</text:p>
      <text:p text:style-name="P4">
“Today, thanks to the reserve of the State Reserve and the Joint Efforts <text:a xlink:type="simple" xlink:href="https://www.ukrinform.ua/tag-volonteri" text:style-name="Internet_20_link" text:visited-style-name="Visited_20_Internet_20_Link">
Volunteers</text:a>
, we have formed the necessary assistance in the body and its inhabitants. We plan to send such a freight player as much as needed. Together we will overcome not only the disaster, but also the flea, ”Tyurin said.</text:p>
      <text:p text:style-name="P4">
According to him, in addition to clothing, household chemicals, bedding, blankets, mattresses, 20 generators, 200 shovels, 20 pargum boots will go to the affected region.</text:p>
      <text:p text:style-name="P4">
Earlier, Khmelnytskyi sent 44 tons of drinking water and 15 thousand liters of fuel, he added.</text:p>
      <text:p text:style-name="P4">
<text:span text:style-name="T4">
 Read also: </text:span>
 <text:a xlink:type="simple" xlink:href="https://www.ukrinform.ua/rubric-regions/3720736-covni-pompi-i-generatori-kiivsina-vidpravlae-drugu-partiu-dopomogi-do-hersonsini.html" text:style-name="Internet_20_link" text:visited-style-name="Visited_20_Internet_20_Link">
<text:span text:style-name="T4">
 boats </text:span>
, pumps and generators: Kyiv region sends the Second Party of Assistance to Kherson region</text:a>
As reported by Ukrinform, <text:a xlink:type="simple" xlink:href="https://www.ukrinform.ua/rubric-other_news/3718791-pidriv-rosianami-kahovskoi-ges-vsi-novini.html" text:style-name="Internet_20_link" text:visited-style-name="Visited_20_Internet_20_Link">
on the night against June 6, Russian troops of the underground hydroelectric power station</text:a>
. Part of Kherson was flooded and another 80 -painted points were flooded. On the Right Bank of the region, evacuation of people of anesthetics is organized.</text:p>
      <text:p text:style-name="P4">
News Source: <text:a xlink:type="simple" xlink:href="https://www.ukrinform.ua/rubric-regions/3720762-ise-dvi-oblasti-vidpravili-gumanitarnu-dopomogu-hersonsini.html" text:style-name="Internet_20_link" text:visited-style-name="Visited_20_Internet_20_Link">
https://www.ukrinform.ua/rubric-regions/3720762-ise-dvi-oblasti-vidpravili-gumanitarnu-dopomogu-hersonsini.html</text:a>
</text:p>
      <!--NEWS-->
      <text:h text:style-name="P10" text:outline-level="1">
<text:span text:style-name="T4">
Ukraine will return civilian prisoners with two ways - Kuleb</text:span>
</text:h>
      <text:p text:style-name="P4">
Authors: Ukrinform (Person)</text:p>
      <text:p text:style-name="P4">
Publisher: Укринформ (Organization)</text:p>
      <text:p text:style-name="P4">
Published Time: 2023-06-09T-9:39:00+03:00</text:p>
      <text:p text:style-name="P4">
Modified Time: 2023-06-09T20:39:00+03:00</text:p>
      <text:p text:style-name="P4">
Description: Ukraine will return civilian prisoners from Russia through third countries and international organizations.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Обмін', 'Полонені', 'Війна з Росією']</text:p>
      <text:p text:style-name="P4">
Type: Article</text:p>
      <!--METADATA-->
      <text:p text:style-name="P4">
<draw:frame draw:style-name="fr1" draw:name="Image50" text:anchor-type="as-char" svg:width="6.9236in" svg:height="3.956343in" draw:z-index="0">
<draw:image xlink:href="../Images/yкринформ/2023-06-09T-9-39-00-03-00/630_360_1685367365-251.jpg" xlink:type="simple" xlink:show="embed" xlink:actuate="onLoad" draw:mime-type="image/jpeg"/>
</draw:frame>
Ukraine will turn civilian prisoners from Russia with the help of third countries of Tamyzhnaya organizations.</text:p>
      <text:p text:style-name="P4">
This was stated by Foreign Minister Dmitry Kuleb during a video clip on(https://www.instagram.com/p/CtRss0xA38F/), Ukrinform reports.</text:p>
      <text:p text:style-name="P4">
The head of Ukrainian diplomacy explained that there are three directions for the return of civilians from the Russian Federation, the first of which is a direct dialogue with <text:a xlink:type="simple" xlink:href="https://www.ukrinform.ua/tag-rosia" text:style-name="Internet_20_link" text:visited-style-name="Visited_20_Internet_20_Link">
Russia</text:a>
: "But this topic is now closed by image causes."</text:p>
      <text:p text:style-name="Quotations">

<text:p text:style-name="P4">
<text:a xlink:type="simple" xlink:href="https://www.instagram.com/tv/CtRss0xA38F/" text:style-name="Internet_20_link" text:visited-style-name="Visited_20_Internet_20_Link">
&gt;
</text:a>
&gt;
&gt;
 <text:a xlink:type="simple" xlink:href="https://www.instagram.com/tv/CtRss0xA38F/" text:style-name="Internet_20_link" text:visited-style-name="Visited_20_Internet_20_Link">
View this publication on Instagram&gt;
</text:a>
&gt;
&gt;
 <text:a xlink:type="simple" xlink:href="https://www.instagram.com/tv/CtRss0xA38F/" text:style-name="Internet_20_link" text:visited-style-name="Visited_20_Internet_20_Link">
Post by DMYTRO KULEBA(@Dmitry_Kuleba)&gt;
 </text:a>
The minister then called the work through third countries, which, according to him, will develop and work with international organizations.</text:p>

</text:p>
      <text:p text:style-name="P4">
“The topic must be promoted - this is the first step. We have now explained to the people: we have come about what we will work on. At the international level, they are well aware of the Tomovian people, they are well aware of the topic of stolen children already raised. Mizaraz we have to raise the third topic. We have to draw the world's attention to the problem of civil prisoners, ”the Foreign Minister said.</text:p>
      <text:p text:style-name="P4">
Kuleba expressed his belief that after breaking the topic of stolen children, Ukraine would quickly unpack the topic of civilian prisoners. He added that the authorities have worked out the steps for every international organization.</text:p>
      <text:p text:style-name="P4">
*!(https://www.ukrinform.ua/rubric-polytics/3720617-mzs-vimagae-v-ugorsini-detalnu-informaciu-pro-zvilnenih-polonenih-i-dostupu-do-nih-konsula.html)"Very often, these organizations do not deserve our sympathy -sometimes even respect -but they exist, and nothing better has come up with," he said.</text:p>
      <text:p text:style-name="P4">
The Minister also refused to name the countries by which he would be able to return his citizens.</text:p>
      <text:p text:style-name="P4">
As it was reported, the Ukrainian authorities have data that <text:a xlink:type="simple" xlink:href="https://www.ukrinform.ua/rubric-society/3716557-rf-utrimue-na-svoij-teritorii-ponad-27-tisac-civilnih-zarucnikiv.html" text:style-name="Internet_20_link" text:visited-style-name="Visited_20_Internet_20_Link">
Russia holds the territory of more than 27 thousand civilians</text:a>
Citizens of Ukraine.</text:p>
      <text:p text:style-name="P4">
News Source: <text:a xlink:type="simple" xlink:href="https://www.ukrinform.ua/rubric-society/3720761-ukraina-povertatime-civilnih-polonenih-z-rf-dvoma-slahami-kuleba.html" text:style-name="Internet_20_link" text:visited-style-name="Visited_20_Internet_20_Link">
https://www.ukrinform.ua/rubric-society/3720761-ukraina-povertatime-civilnih-polonenih-z-rf-dvoma-slahami-kuleba.html</text:a>
</text:p>
      <!--NEWS-->
      <text:h text:style-name="P10" text:outline-level="1">
<text:span text:style-name="T4">
7 deputies of the State Duma of the Russian Federation, who voted for recognition</text:span>
</text:h>
      <text:p text:style-name="P4">
Author: ['АРМІЯINFORM']</text:p>
      <text:p text:style-name="P4">
Time: 2023-06-09T0:00:00-04:00</text:p>
      <text:p text:style-name="P4">
Description: For the Publnoye accusations of the same francovo, the regions of the regional prosecutors Shchemokh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2023-06-08-15-30-03.jpg" text:style-name="Internet_20_link" text:visited-style-name="Visited_20_Internet_20_Link">
photo-2023-06-08-15-30-03.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51" text:anchor-type="as-char" svg:width="6.9236in" svg:height="4.149612in" draw:z-index="0">
<draw:image xlink:href="../Images/AРМІЯINFORM/2023-06-09T0-00-00-04-00/photo-2023-06-08-15-30-03.jpg" xlink:type="simple" xlink:show="embed" xlink:actuate="onLoad" draw:mime-type="image/jpeg"/>
</draw:frame>
For the public prosecution of Ivano-Frankivsk and Vinnytsia regional proceedings, seven deputies of the State Duma of the Federal Assembly of Russian Federation were found guilty of encroachment on the territorial integrity of Ukraine's invetotor. The sentences of the courts were sentenced - 15 years of imposing freedom with confiscation of property.</text:p>
      <text:p text:style-name="P4">
About it <text:a xlink:type="simple" xlink:href="https://www.gp.gov.ua/ua/posts/15-rokiv-za-gratami-zasudzeno-shhe-7-deputativ-derzdumi-rf-yaki-golosuvali-za-viznannya-psevdorespublik-lnr-ta-dnr" text:style-name="Internet_20_link" text:visited-style-name="Visited_20_Internet_20_Link">
reports</text:a>
Office of the Prosecutor General of Ukraine.</text:p>
      <text:p text:style-name="P4">
Prosecutors in court proved that the accused on February 15, 2022, the support of the resolution to appeal to the President of the Russian Federation to recognize the "independence" of self -proclaimed "Donetsk and Luhansk People's Republics" as independent, sovereign and independent states.</text:p>
      <text:p text:style-name="P4">
On February 22, 2022, deputies supported the ratification of friendship, cooperation and mutual assistance between the Russian Federation and the so -called "DNR" and "LNR".</text:p>
      <text:p text:style-name="P4">
Thus, they committed deliberate actions in order to change the boundaries of the territory and the State Border of Ukraine for violation of the order established by the Constitution of Ukraine, which brought to the death of people and other serious consequences.</text:p>
      <text:p text:style-name="P4">
Special pre -trial investigations in criminal proceedings were carried out by the SBU.</text:p>
      <text:p text:style-name="P4">
News Source: <text:a xlink:type="simple" xlink:href="https://armyinform.com.ua/2023/06/09/7-deputativ-derzhdumy-rf-yaki-golosuvaly-za-vyznannya-psevdorespublik-lnr-ta-dnr-zasudzheno-na-15-rokiv/" text:style-name="Internet_20_link" text:visited-style-name="Visited_20_Internet_20_Link">
https://armyinform.com.ua/2023/06/09/7-deputativ-derzhdumy-rf-yaki-golosuvaly-za-vyznannya-psevdorespublik-lnr-ta-dnr-zasudzheno-na-15-rokiv/</text:a>
</text:p>
      <!--NEWS-->
      <text:h text:style-name="P10" text:outline-level="1">
<text:span text:style-name="T4">
Defense forces in the past day destroyed 6 enemy shock and 4 reconnaissance UAVs</text:span>
</text:h>
      <text:p text:style-name="P4">
Author: ['АРМІЯINFORM']</text:p>
      <text:p text:style-name="P4">
Time: 2023-06-09T10:00:00-04:00</text:p>
      <text:p text:style-name="P4">
Description: About the General Headquarters of the ZS Ukrainian.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ГРЕСІЯ РФ', 'БПЛА', 'ВТОРГНЕННЯ РФ', 'ГЕНШТАБ ЗС УКРАЇНИ', 'ГШ ЗСУ']</text:p>
      <text:p text:style-name="P4">
Category: News</text:p>
      <!--METADATA-->
      <text:p text:style-name="P4">
<draw:frame draw:style-name="fr1" draw:name="Image52" text:anchor-type="as-char" svg:width="6.9236in" svg:height="4.292632in" draw:z-index="0">
<draw:image xlink:href="../ConvertedIMGs/AРМІЯINFORM/2023-06-09T10-00-00-04-00/1200_0_1651937012-2605.png" xlink:type="simple" xlink:show="embed" xlink:actuate="onLoad" draw:mime-type="image/png"/>
</draw:frame>
Illustrative Photo <text:span text:style-name="T4">
 🔥Set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Aviation of defense forces over the past day has struck 19 beats in the areas of concentration of the personal staff and 2-on the anti-aircraft missile complexes of the enemy.</text:p>
      <text:p text:style-name="P4">
6 shock and 4 reconnaissance UAVs of different types were destroyed.</text:p>
      <text:p text:style-name="P4">
The departments of missile troops and artillery have affected 5 points of management, 6 areas of concentration of live power, weapons and military equipment, 2 anti-aircraft missile complexes, 8 artillery units of console positions and 2 more important objects of the enemy, ”the testimony said.</text:p>
      <text:p text:style-name="P4">
News Source: <text:a xlink:type="simple" xlink:href="https://armyinform.com.ua/2023/06/09/syly-oborony-znyshhyly-6-vorozhyh-udarnyh-ta-4-rozviduvalnyh-bpla/" text:style-name="Internet_20_link" text:visited-style-name="Visited_20_Internet_20_Link">
https://armyinform.com.ua/2023/06/09/syly-oborony-znyshhyly-6-vorozhyh-udarnyh-ta-4-rozviduvalnyh-bpla/</text:a>
</text:p>
      <!--NEWS-->
      <text:h text:style-name="P10" text:outline-level="1">
<text:span text:style-name="T4">
Federal prosecutors published an indictment on Trump</text:span>
</text:h>
      <text:p text:style-name="P4">
Authors: Ukrinform (Person)</text:p>
      <text:p text:style-name="P4">
Publisher: Укринформ (Organization)</text:p>
      <text:p text:style-name="P4">
Published Time: 2023-06-09T10:31:00+03:00</text:p>
      <text:p text:style-name="P4">
Modified Time: 2023-06-09T22:31:00+03:00</text:p>
      <text:p text:style-name="P4">
Description: Federal prosecutors published on Friday the details of the accusations against US expression Donald Trump on improper treatment of secret documents. - Ukrinform.</text:p>
      <text:p text:style-name="P4">
Images: ['<text:a xlink:type="simple" xlink:href="https://static.ukrinform.com/photos/2019_10/thumb_files/630_360_1570380039-536.jpg" text:style-name="Internet_20_link" text:visited-style-name="Visited_20_Internet_20_Link">
630_360_15703...</text:a>
']</text:p>
      <text:p text:style-name="P4">
Tags: ['Прокуратура', 'США', 'Суд', 'Трамп', 'Документи']</text:p>
      <text:p text:style-name="P4">
Type: Article</text:p>
      <!--METADATA-->
      <text:p text:style-name="P4">
<draw:frame draw:style-name="fr1" draw:name="Image53" text:anchor-type="as-char" svg:width="6.9236in" svg:height="3.956343in" draw:z-index="0">
<draw:image xlink:href="../Images/yкринформ/2023-06-09T10-31-00-03-00/630_360_1570380039-536.jpg" xlink:type="simple" xlink:show="embed" xlink:actuate="onLoad" draw:mime-type="image/jpeg"/>
</draw:frame>
Federal prosecutors published on Friday the details of the accusations against Expature Sashadonald Trump on improper treatment of secret documents.</text:p>
      <text:p text:style-name="P4">
According to Ukrinform, it reports <text:a xlink:type="simple" xlink:href="https://www.nytimes.com/live/2023/06/09/us/trump-indictment-documents-news/heres-the-latest-on-the-charges-trump-is-facing" text:style-name="Internet_20_link" text:visited-style-name="Visited_20_Internet_20_Link">
The New York Times</text:a>
.</text:p>
      <text:p text:style-name="P4">
The indictment that occupies 49 pages is said that <text:span text:style-name="T4">
 <text:a xlink:type="simple" xlink:href="https://www.ukrinform.ua/tag-tramp" text:style-name="Internet_20_link" text:visited-style-name="Visited_20_Internet_20_Link">
Trump</text:a>
</text:span>
 He improperly acted as a secondary documents after the end of the presidential term and hindered the government to return them.</text:p>
      <text:p text:style-name="P4">
<text:span text:style-name="T4">
 Read also: </text:span>
 <text:span text:style-name="T4">
 <text:a xlink:type="simple" xlink:href="https://www.ukrinform.ua/rubric-world/3719874-trampa-pidozruut-u-nezakonnomu-povodzenni-z-sekretnimi-dokumentami-cnn.html" text:style-name="Internet_20_link" text:visited-style-name="Visited_20_Internet_20_Link">
Trump is suspected of illegally handling secret documents - CNN</text:a>
</text:span>
</text:p>
      <text:p text:style-name="P4">
Trump is expected to appear in the Federal District Court of Miami on Tuesday, where he will be charged, in particular, violation of the law of pupils, false statements and conspiracy to interfere with justice.</text:p>
      <text:p text:style-name="P4">
It is noted that the indictment approved by the Grand Jury in the court of Vomami is the first time of the nomination of Trump Federal accusations.</text:p>
      <text:p text:style-name="P4">
<text:span text:style-name="T4">
 Read also: </text:span>
 <text:span text:style-name="T4">
 [Sunak is convinced that even in the case(https://www.ukrinform.ua/rubric-polytics/3720336-sunak-upevnenij-so-navit-u-razi-obranna-prezidentom-trampa-ssa-pidtrimuvatimut-ukrainu.html)</text:span>
</text:p>
      <text:p text:style-name="P4">
On Friday, Trump called the charge against the greatest hunting of all times. "</text:p>
      <text:p text:style-name="P4">
As reported by Ukrinform, _ <text:span text:style-name="T4">
 <text:a xlink:type="simple" xlink:href="https://www.ukrinform.ua/amp/rubric-world/3720450-sprava-sekretnih-dokumentiv-trampu-visunuli-zvinuvacenna-za-simoma-punktami.html" text:style-name="Internet_20_link" text:visited-style-name="Visited_20_Internet_20_Link">
Trump was charged with seven points</text:a>
</text:span>
 _ in the case of storage of secret documents.</text:p>
      <text:p text:style-name="P4">
News Source: <text:a xlink:type="simple" xlink:href="https://www.ukrinform.ua/rubric-world/3720795-federalni-prokurori-opriludnili-obvinuvalnij-visnovok-sodo-trampa.html" text:style-name="Internet_20_link" text:visited-style-name="Visited_20_Internet_20_Link">
https://www.ukrinform.ua/rubric-world/3720795-federalni-prokurori-opriludnili-obvinuvalnij-visnovok-sodo-trampa.html</text:a>
</text:p>
      <!--NEWS-->
      <text:h text:style-name="P10" text:outline-level="1">
<text:span text:style-name="T4">
Azerbaijan will hand over 20 tons of fuel to Ukraine</text:span>
</text:h>
      <text:p text:style-name="P4">
Authors: Ukrinform (Person)</text:p>
      <text:p text:style-name="P4">
Publisher: Укринформ (Organization)</text:p>
      <text:p text:style-name="P4">
Published Time: 2023-06-09T11:39:00+03:00</text:p>
      <text:p text:style-name="P4">
Modified Time: 2023-06-09T22:39:00+03:00</text:p>
      <text:p text:style-name="P4">
Description: As part of humanitarian aid, Azerbaijan sent 20 tons of fuel to Ukraine. - Ukrinform.</text:p>
      <text:p text:style-name="P4">
Images: ['<text:a xlink:type="simple" xlink:href="https://static.ukrinform.com/photos/2022_05/thumb_files/630_360_1652707983-349.jpg" text:style-name="Internet_20_link" text:visited-style-name="Visited_20_Internet_20_Link">
630_360_16527...</text:a>
']</text:p>
      <text:p text:style-name="P4">
Tags: ['Азербайджан', 'Україна', 'допомога', 'Пальне']</text:p>
      <text:p text:style-name="P4">
Type: Article</text:p>
      <!--METADATA-->
      <text:p text:style-name="P4">
<draw:frame draw:style-name="fr1" draw:name="Image54" text:anchor-type="as-char" svg:width="6.9236in" svg:height="3.956343in" draw:z-index="0">
<draw:image xlink:href="../Images/yкринформ/2023-06-09T11-39-00-03-00/630_360_1652707983-349.jpg" xlink:type="simple" xlink:show="embed" xlink:actuate="onLoad" draw:mime-type="image/jpeg"/>
</draw:frame>
As part of the humanitarian aid, Azerbaijan sent 20 tons of fuel to Ukraine.</text:p>
      <text:p text:style-name="P4">
According to the Ukrinform correspondent, it writes <text:a xlink:type="simple" xlink:href="https://azertag.az/xeber/SOCAR_terefinden_Ukraynaya_20_ton_yanacaq_gonderilib-2654846" text:style-name="Internet_20_link" text:visited-style-name="Visited_20_Internet_20_Link">
Azertoj</text:a>
.</text:p>
      <text:p text:style-name="P4">
“Зважаючи на прохання української сторони, згідно з розпорядженням Президента<text:a xlink:type="simple" xlink:href="https://www.ukrinform.ua/tag-azerbajdzan" text:style-name="Internet_20_link" text:visited-style-name="Visited_20_Internet_20_Link">
 Азербайджанської </text:a>
The Republic of Aliyeva, a state oil company of the Republic of Azerbaijani, has gone 20 tons of fuel to Ukraine to provide humanitarian assistance, ”the material goes.</text:p>
      <text:p text:style-name="P4">
<text:span text:style-name="T4">
 Read also: </text:span>
 <text:a xlink:type="simple" xlink:href="https://www.ukrinform.ua/rubric-regions/3720772-herson-otrimav-dopomogu-vid-krainpartneriv.html" text:style-name="Internet_20_link" text:visited-style-name="Visited_20_Internet_20_Link">
Kherson received assistance from partner countries</text:a>
As reported <text:a xlink:type="simple" xlink:href="https://www.ukrinform.ua/rubric-regions/3720743-azerbajdzan-vidpravlae-dopomogu-dla-podolanna-naslidkiv-pidrivu-kahovskoi-ges-arahamia.html" text:style-name="Internet_20_link" text:visited-style-name="Visited_20_Internet_20_Link">
Ukrinform</text:a>
Earlier, Azerbaijan sent to Ukraine overhead boats, pumps, motor pumps, rescue vests and protective suits for the consequences of the Kakhovka hydroelectric power station.</text:p>
      <text:p text:style-name="P4">
News Source: <text:a xlink:type="simple" xlink:href="https://www.ukrinform.ua/rubric-society/3720798-azerbajdzan-peredast-ukraini-20-tonn-palnogo.html" text:style-name="Internet_20_link" text:visited-style-name="Visited_20_Internet_20_Link">
https://www.ukrinform.ua/rubric-society/3720798-azerbajdzan-peredast-ukraini-20-tonn-palnogo.html</text:a>
</text:p>
      <!--NEWS-->
      <text:h text:style-name="P10" text:outline-level="1">
<text:span text:style-name="T4">
In Donetsk, the Akhmat unit robs the civilian population</text:span>
</text:h>
      <text:p text:style-name="P4">
Author: ['АРМІЯINFORM']</text:p>
      <text:p text:style-name="P4">
Time: 2023-06-09T12:00:00-04:00</text:p>
      <text:p text:style-name="P4">
Description: About the General Headquarters of the ZS Ukrainian. “The PIVDENSED-SHIDID part ... The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3/230273_275769787_269120025399425_1778107473146387020_n_new_960x380_0.jpg" text:style-name="Internet_20_link" text:visited-style-name="Visited_20_Internet_20_Link">
230273_275769787_269120025399425_1778107473146387020_n_new_960x380_0.jpg</text:a>
']</text:p>
      <text:p text:style-name="P4">
Tags: ['STOPRUSSIA', 'АГРЕСІЯ РФ', 'АХМАТ', 'ВТОРГНЕННЯ РФ', 'ГШ ЗСУ', 'ДОНЕЦЬК']</text:p>
      <text:p text:style-name="P4">
Category: News</text:p>
      <!--METADATA-->
      <text:p text:style-name="P4">
<draw:frame draw:style-name="fr1" draw:name="Image55" text:anchor-type="as-char" svg:width="6.9236in" svg:height="5.28963in" draw:z-index="0">
<draw:image xlink:href="../Images/AРМІЯINFORM/2023-06-09T12-00-00-04-00/230273_275769787_269120025399425_1778107473146387020_n_new_960x380_0.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In the southwestern part of the temporarily occupied Donetsk, the Akhmat unit was marked. The occupiers are engaged in robbery of civilian regulation in the mentioned area of the city, as well as shooting video of hostilities. On June 6, as a result of the effective fire lesions of defense in the area of concentration of fighters in a training camp, the loss was made up by 56 people dead. Sanitary losses are clarified, ”the testimony reads.</text:p>
      <text:p text:style-name="P4">
News Source: <text:a xlink:type="simple" xlink:href="https://armyinform.com.ua/2023/06/09/u-doneczku-rashystskyj-pidrozdil-ahmat-grabuye-czyvilne-naselennya/" text:style-name="Internet_20_link" text:visited-style-name="Visited_20_Internet_20_Link">
https://armyinform.com.ua/2023/06/09/u-doneczku-rashystskyj-pidrozdil-ahmat-grabuye-czyvilne-naselennya/</text:a>
</text:p>
      <!--NEWS-->
      <text:h text:style-name="P10" text:outline-level="1">
<text:span text:style-name="T4">
Ukraine's flags from Bakhmut and Gostomel were auctioned in New York for $ 500,000</text:span>
</text:h>
      <text:p text:style-name="P4">
Authors: Ukrinform (Person)</text:p>
      <text:p text:style-name="P4">
Publisher: Укринформ (Organization)</text:p>
      <text:p text:style-name="P4">
Published Time: 2023-06-09T12:40:00+03:00</text:p>
      <text:p text:style-name="P4">
Modified Time: 2023-06-09T12:40:00+03:00</text:p>
      <text:p text:style-name="P4">
Description: The flags of Ukraine from Bakhmut and Gostomel were auctioned in New York for $ 500,000. - Ukrinform.</text:p>
      <text:p text:style-name="P4">
Images: ['<text:a xlink:type="simple" xlink:href="https://static.ukrinform.com/photos/2023_06/thumb_files/630_360_1686303481-311.jpg" text:style-name="Internet_20_link" text:visited-style-name="Visited_20_Internet_20_Link">
630_360_16863...</text:a>
']</text:p>
      <text:p text:style-name="P4">
Tags: ['Аукціон', 'Прапор', 'Україна', 'Благодійність']</text:p>
      <text:p text:style-name="P4">
Type: Article</text:p>
      <!--METADATA-->
      <text:p text:style-name="P4">
<draw:frame draw:style-name="fr1" draw:name="Image56" text:anchor-type="as-char" svg:width="6.9236in" svg:height="3.956343in" draw:z-index="0">
<draw:image xlink:href="../Images/yкринформ/2023-06-09T12-40-00-03-00/630_360_1686303481-311.jpg" xlink:type="simple" xlink:show="embed" xlink:actuate="onLoad" draw:mime-type="image/jpeg"/>
</draw:frame>
Bakhmut and Gostomel flags were auctioned in New York for 500,000 dollars.</text:p>
      <text:p text:style-name="P4">
According to Ukrinform, the International Organization reports about it <text:a xlink:type="simple" xlink:href="https://www.healthright.org.ua/news-by-hr/prapori-ukrayini-z-baxmuta-ta-gostomelya-prodali-na-aukcioni-v-nyu-jorku-za-500000/" text:style-name="Internet_20_link" text:visited-style-name="Visited_20_Internet_20_Link">
HealthRIGHINTERNATIONAL</text:a>
.</text:p>
      <text:p text:style-name="P4">
“Healthight International conducted an annual charity <text:a xlink:type="simple" xlink:href="https://www.ukrinform.ua/tag-aukcion" text:style-name="Internet_20_link" text:visited-style-name="Visited_20_Internet_20_Link">
auction</text:a>
As part of Gala-Tide, Health &amp; Humanrighhts Award. Its purpose was to raise funds for the implementation of the Healthight Representation in Ukraine to overcome the consequences of the war, "the testimony reads.</text:p>
      <text:p text:style-name="P4">
The lots of the auction were the flags of Ukraine and the flag of the Gostomel community, which were transferred to New York by the representative office of Healthright in Ukraine on the eve of the District. The total fee was $ 500,000.</text:p>
      <text:p text:style-name="P4">
According to the representative office, the flag of Ukraine from Bakhmut, Donetsk region, was transferred to the Kiev office of Health Right by soldiers and officers of the armed forces of Ukraine, who are in the war zone - namely in the first line of the Bakhmut direction.</text:p>
      <text:p text:style-name="P4">
Soldiers who have left their signatures on the flag are protecting Ukraine for a full -scale invasion of a full -scale invasion and for the last few months heroically held Bakhmut's defense.</text:p>
      <text:p text:style-name="P4">
The flag of the Gostomel community from Gostomel of Kyiv region was handed over to the former head of the settlement military administration Serhiy Borysyuk.</text:p>
      <text:p text:style-name="P4">
“This flag became a symbol of the indomitability of the Ukrainian people and the special hoosing community, which assumed the first blow of the war in February 20122. The flag was in the building of the military administration of the village at the time of the beginning of a full -scale invasion and continued to lift the spirit of Ukrainians during the occupation period by almost the end of March 2022. It remained there when the city was liberated from Russian troops, ”the message reads.</text:p>
      <text:p text:style-name="P4">
Also the flag of Ukraine of the Gostomel community from the settlement of Moshchun Nakyiv region.</text:p>
      <text:p text:style-name="P4">
The village of Moshchun is located a few kilometers north of Kiev and owns the Contracting Community of Kyiv Region. From the beginning of the war until March 21, 2022, the brush was temporarily captured by Russian invaders. 85% of the enormous buildings were destroyed.*!(https://www.ukrinform.ua/rubric-society/3717025-maluk-pidpisav-prapor-dla-aukcionu-united24-kosti-z-akogo-pidut-na-dopomogu-vijskovim.html)The flag was transferred from the Gostomel settlement military administration and signed by representatives of local territorial defense, as well as residents of the Dzhzelsel Moshchun, who survived the temporary capture.</text:p>
      <text:p text:style-name="P4">
International Organization Healthight International(Right to health)It has been working for more than 30 years to expand access to vulnerable groups of health care services in 30 countries. In 2022, Healthight International with a local non -governmental organization of the IBF "Ukrainian Fundation of Public Health" covered more than 400,000 people in Ukraine with their programs.</text:p>
      <text:p text:style-name="P4">
As reported <text:a xlink:type="simple" xlink:href="https://www.ukrinform.ua/rubric-regions/3717883-u-cerkasah-zibrani-ridnimi-zagiblih-voiniv-400-tisac-peredali-na-kupivlu-droniv.html" text:style-name="Internet_20_link" text:visited-style-name="Visited_20_Internet_20_Link">
Ukrinform</text:a>
, almost 400 thousand hryvnias were harvested in Cherkasy during a harmonious auction, initiated by the native soldiers. These funds were moved to the purchase of drones.</text:p>
      <text:p text:style-name="P4">
<text:span text:style-name="T5">
Foto: HealthRIGH INTERNATION</text:span>
</text:p>
      <text:p text:style-name="P4">
News Source: <text:a xlink:type="simple" xlink:href="https://www.ukrinform.ua/rubric-society/3720505-prapori-ukraini-z-bahmuta-i-gostomela-prodali-na-aukcioni-v-nujorku-za-500-tisac.html" text:style-name="Internet_20_link" text:visited-style-name="Visited_20_Internet_20_Link">
https://www.ukrinform.ua/rubric-society/3720505-prapori-ukraini-z-bahmuta-i-gostomela-prodali-na-aukcioni-v-nujorku-za-500-tisac.html?fbclid=IwAR2t7gL6u2s5zdW7wOwdyqa6JPp7YAr1x9gcjfi-zE1LnMPO78LVUid9JSc</text:a>
</text:p>
      <!--NEWS-->
      <text:h text:style-name="P10" text:outline-level="1">
<text:span text:style-name="T4">
Norwegian Rud became the rival of Serb Dzhokovich in the Rolan Harros final -2023</text:span>
</text:h>
      <text:p text:style-name="P4">
Authors: Ukrinform (Person)</text:p>
      <text:p text:style-name="P4">
Publisher: Укринформ (Organization)</text:p>
      <text:p text:style-name="P4">
Published Time: 2023-06-09T12:41:00+03:00</text:p>
      <text:p text:style-name="P4">
Modified Time: 2023-06-09T22:41:00+03:00</text:p>
      <text:p text:style-name="P4">
Description: The finalists in the male single category of the second in the season of the Grand Slam tournament Open France from Tennis. - Ukrinform.</text:p>
      <text:p text:style-name="P4">
Images: ['<text:a xlink:type="simple" xlink:href="https://static.ukrinform.com/photos/2023_06/thumb_files/630_360_1686339575-643.jpg" text:style-name="Internet_20_link" text:visited-style-name="Visited_20_Internet_20_Link">
630_360_16863...</text:a>
']</text:p>
      <text:p text:style-name="P4">
Tags: ['Теніс']</text:p>
      <text:p text:style-name="P4">
Type: Article</text:p>
      <!--METADATA-->
      <text:p text:style-name="P4">
<draw:frame draw:style-name="fr1" draw:name="Image59" text:anchor-type="as-char" svg:width="6.9236in" svg:height="3.956343in" draw:z-index="0">
<draw:image xlink:href="../Images/yкринформ/2023-06-09T12-41-00-03-00/630_360_1686339575-643.jpg" xlink:type="simple" xlink:show="embed" xlink:actuate="onLoad" draw:mime-type="image/jpeg"/>
</draw:frame>
The finalists in the male single category of the second in the Grand Slam tournament open France's Open Tennis Championship.</text:p>
      <text:p text:style-name="P4">
The second participant in the decisive match was Norwegian Casper Rud, who confidently played Alexander Pdation from Germany - 6: 3, 6: 4, 6: 0, reports Ukrinform.</text:p>
      <text:p text:style-name="P4">
As reported by Ukrinform, Serb Novak Djokovich became the winner of the first permit, causing the defeat of Spaniard Carlos Alaras(6:3, 5:7, 6:1, 6:1).</text:p>
      <text:p text:style-name="P4">
<text:span text:style-name="T4">
Читайте також:</text:span>
 <text:a xlink:type="simple" xlink:href="https://www.ukrinform.ua/rubric-sports/3720741-serb-dzokovic-stav-persim-finalistom-rolan-garros2023.html" text:style-name="Internet_20_link" text:visited-style-name="Visited_20_Internet_20_Link">
 Серб Джокович став першим фіналістом «Ролан Гаррос»-2023</text:a>
The Rolan Harros finals will take place on June 11.</text:p>
      <text:p text:style-name="P4">
Photo: btu.org.ua.</text:p>
      <text:p text:style-name="P4">
News Source: <text:a xlink:type="simple" xlink:href="https://www.ukrinform.ua/rubric-sports/3720799-norvezec-ruud-stav-supernikom-serba-dzokovica-u-finali-rolan-garros2023.html" text:style-name="Internet_20_link" text:visited-style-name="Visited_20_Internet_20_Link">
https://www.ukrinform.ua/rubric-sports/3720799-norvezec-ruud-stav-supernikom-serba-dzokovica-u-finali-rolan-garros2023.html</text:a>
</text:p>
      <!--NEWS-->
      <text:h text:style-name="P10" text:outline-level="1">
<text:span text:style-name="T4">
The water level in the Kakhovka reservoir fell to 11.3 meters</text:span>
</text:h>
      <text:p text:style-name="P4">
Authors: Ukrinform (Person)</text:p>
      <text:p text:style-name="P4">
Publisher: Укринформ (Organization)</text:p>
      <text:p text:style-name="P4">
Published Time: 2023-06-09T13:45:00+03:00</text:p>
      <text:p text:style-name="P4">
Modified Time: 2023-06-09T22:45:00+03:00</text:p>
      <text:p text:style-name="P4">
Description: The water level in the Kakhovka reservoir fell from almost 17 meters by 11.3. - Ukrinform.</text:p>
      <text:p text:style-name="P4">
Images: ['<text:a xlink:type="simple" xlink:href="https://static.ukrinform.com/photos/2023_06/thumb_files/630_360_1686336584-594.jpg" text:style-name="Internet_20_link" text:visited-style-name="Visited_20_Internet_20_Link">
630_360_16863...</text:a>
']</text:p>
      <text:p text:style-name="P4">
Tags: ['Вода', 'Каховська ГЕС', 'Каховське водосховище']</text:p>
      <text:p text:style-name="P4">
Type: Article</text:p>
      <!--METADATA-->
      <text:p text:style-name="P4">
<draw:frame draw:style-name="fr1" draw:name="Image60" text:anchor-type="as-char" svg:width="6.9236in" svg:height="3.956343in" draw:z-index="0">
<draw:image xlink:href="../Images/yкринформ/2023-06-09T13-45-00-03-00/630_360_1686336584-594.jpg" xlink:type="simple" xlink:show="embed" xlink:actuate="onLoad" draw:mime-type="image/jpeg"/>
</draw:frame>
The level in the Kakhovka reservoir fell from almost 17 meters by 11.3.</text:p>
      <text:p text:style-name="P4">
About it in the evening <text:a xlink:type="simple" xlink:href="https://t.me/Yevtushenko_E/4088" text:style-name="Internet_20_link" text:visited-style-name="Visited_20_Internet_20_Link">
addressed</text:a>
The head of the Nikopol Rva Yevgeny Yevtushenko, Ukrinform reports.</text:p>
      <text:p text:style-name="P4">
"As a result of the exploration of the Kakhovsky dam, the fall of the reservoir is replaced. The height of the pillar <text:a xlink:type="simple" xlink:href="https://www.ukrinform.ua/tag-voda" text:style-name="Internet_20_link" text:visited-style-name="Visited_20_Internet_20_Link">
water</text:a>
As of now it is 11.3 meters. Moreover, a few days ago we were about 17 meters. The situation remains quite critical, " - said.</text:p>
      <text:p text:style-name="P4">
The head of the region reminded that two of the three large infrastructure facilities that provide the population of the area with water, does not work due to low water storage facilities. In the third facility, as Yevtushenko said, modernization and water are supplied with low pressure.</text:p>
      <text:p text:style-name="P4">
"We are trying to use our resources effectively, the second block -working with charitable funds, grantovists. Here we help us Ova. City Pokrov has already received a large supply of bottled water that receives a city -argant. It works and which will be involved in transportation of the population, ”Yevtushenko said.</text:p>
      <text:p text:style-name="P4">
<text:span text:style-name="T4">
 Read also: </text:span>
 <text:a xlink:type="simple" xlink:href="https://www.ukrinform.ua/rubric-regions/3720719-padinna-rivna-kahovskogo-vodoshovisa-zagrozue-adernij-bezpeci-ukraini-ta-svitu-greenpeace.html" text:style-name="Internet_20_link" text:visited-style-name="Visited_20_Internet_20_Link">
Falling the level of Kakhovka reservoir threatens nuclear security of Ukraine and the world - Greenpeace</text:a>
Separately he noted the cooperation with Ukrzaliznytsia. Due to this, communities already have large quantities of water to distribute it among the residents.</text:p>
      <text:p text:style-name="P4">
"So you will not be able to water your gardens, as before and you will not be able to use such volume as it was. The rigid mode of savings, the minimum significance of water - these are the realities of today," - said in the construction.</text:p>
      <text:p text:style-name="P4">
Earlier <text:a xlink:type="simple" xlink:href="https://www.ukrinform.ua/rubric-regions/3720558-na-nikopolsini-voda-vidijsla-vid-berega-na-500-metriv-stali-vodokanali-ta-nasosna-stancia.html" text:style-name="Internet_20_link" text:visited-style-name="Visited_20_Internet_20_Link">
reported</text:a>
that in the Nikopol district the water departed from the shore by 500 meters.</text:p>
      <text:p text:style-name="P4">
News Source: <text:a xlink:type="simple" xlink:href="https://www.ukrinform.ua/rubric-regions/3720796-riven-vodi-v-kahovskomu-vodoshovisi-vpav-do-113-metra.html" text:style-name="Internet_20_link" text:visited-style-name="Visited_20_Internet_20_Link">
https://www.ukrinform.ua/rubric-regions/3720796-riven-vodi-v-kahovskomu-vodoshovisi-vpav-do-113-metra.html</text:a>
</text:p>
      <!--NEWS-->
      <text:h text:style-name="P10" text:outline-level="1">
<text:span text:style-name="T4">
The aggressive war of the Russian Federation against Ukraine began as a carefully planned information war - the resolution of the European Parliament</text:span>
</text:h>
      <text:p text:style-name="P4">
Author: ['АРМІЯINFORM']</text:p>
      <text:p text:style-name="P4">
Time: 2023-06-09T14:00:00-04:00</text:p>
      <text:p text:style-name="P4">
Description: “The aggressive of VIINA Rosії Aggressed Yak, the yak was gestedly planning that aggressively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yevroparlament.jpg" text:style-name="Internet_20_link" text:visited-style-name="Visited_20_Internet_20_Link">
yevroparlament.jpg</text:a>
']</text:p>
      <text:p text:style-name="P4">
Tags: ['STOPRUSSIA', 'АГРЕСІЯ РФ', 'ВТОРГНЕННЯ РФ', 'ЄВРОПАРЛАМЕНТ', 'РЕЗОЛЮЦІЯ ЄС']</text:p>
      <text:p text:style-name="P4">
Category: News</text:p>
      <!--METADATA-->
      <text:p text:style-name="P4">
<draw:frame draw:style-name="fr1" draw:name="Image61" text:anchor-type="as-char" svg:width="6.9236in" svg:height="3.956343in" draw:z-index="0">
<draw:image xlink:href="../Images/AРМІЯINFORM/2023-06-09T14-00-00-04-00/yevroparlament.jpg" xlink:type="simple" xlink:show="embed" xlink:actuate="onLoad" draw:mime-type="image/jpeg"/>
</draw:frame>
"Russia's aggressive war against Ukraine has begun as a carefully planned information warfare" - the resolution of the European Parliament is a prominent intervention in all democratic processes in the EC, including misinformation.</text:p>
      <text:p text:style-name="P4">
Read the full text of the resolution in English <text:a xlink:type="simple" xlink:href="https://www.europarl.europa.eu/doceo/document/TA-9-2023-0219_EN.html" text:style-name="Internet_20_link" text:visited-style-name="Visited_20_Internet_20_Link">
Land.</text:a>
</text:p>
      <text:p text:style-name="P4">
News Source: <text:a xlink:type="simple" xlink:href="https://armyinform.com.ua/2023/06/09/agresyvna-vijna-rf-proty-ukrayiny-pochalasya-yak-retelno-splanovana-informaczijna-vijna-rezolyucziya-yevroparlamentu/" text:style-name="Internet_20_link" text:visited-style-name="Visited_20_Internet_20_Link">
https://armyinform.com.ua/2023/06/09/agresyvna-vijna-rf-proty-ukrayiny-pochalasya-yak-retelno-splanovana-informaczijna-vijna-rezolyucziya-yevroparlamentu/</text:a>
</text:p>
      <!--NEWS-->
      <text:h text:style-name="P10" text:outline-level="1">
<text:span text:style-name="T4">
Members of the US Congress have presented a resolution calling for Ukraine to Ukraine</text:span>
</text:h>
      <text:p text:style-name="P4">
Authors: Ukrinform (Person)</text:p>
      <text:p text:style-name="P4">
Publisher: Укринформ (Organization)</text:p>
      <text:p text:style-name="P4">
Published Time: 2023-06-09T14:53:00+03:00</text:p>
      <text:p text:style-name="P4">
Modified Time: 2023-06-09T22:53:00+03:00</text:p>
      <text:p text:style-name="P4">
Description: Representatives of both parties of the Lower House of Congress on Friday presented a resolution calling to President Baiden to provide Ukraine with missile systems for a greater ATACAMS radius to ensure its victory. - Ukrinform.</text:p>
      <text:p text:style-name="P4">
Images: ['<text:a xlink:type="simple" xlink:href="https://static.ukrinform.com/photos/2023_03/thumb_files/630_360_1678220252-959.jpg" text:style-name="Internet_20_link" text:visited-style-name="Visited_20_Internet_20_Link">
630_360_16782...</text:a>
']</text:p>
      <text:p text:style-name="P4">
Tags: ['Байден', 'США', 'Україна', 'ЗСУ', 'Конгрес США', 'Війна з Росією', 'ATACMS']</text:p>
      <text:p text:style-name="P4">
Type: Article</text:p>
      <!--METADATA-->
      <text:p text:style-name="P4">
<draw:frame draw:style-name="fr1" draw:name="Image62" text:anchor-type="as-char" svg:width="6.9236in" svg:height="3.956343in" draw:z-index="0">
<draw:image xlink:href="../Images/yкринформ/2023-06-09T14-53-00-03-00/630_360_1678220252-959.jpg" xlink:type="simple" xlink:show="embed" xlink:actuate="onLoad" draw:mime-type="image/jpeg"/>
</draw:frame>
Representatives of both parties of the Lower House of Congress on Friday presented the Rosalia with a call to President Baiden to provide Ukraine with missile systems for the most part of the ATACAMS radius to ensure its victory.</text:p>
      <text:p text:style-name="P4">
Document <text:a xlink:type="simple" xlink:href="https://foreignaffairs.house.gov/wp-content/uploads/2023/06/2023.06.08-atacms-res.-final-copy.pdf" text:style-name="Internet_20_link" text:visited-style-name="Visited_20_Internet_20_Link">
made public</text:a>
On the official committee of the Committee in the International Affairs of the House of Representatives, Ukrinform reports.</text:p>
      <text:p text:style-name="P4">
“The House of Representatives calls the United States to immediately give Ukrainearmian tactical missile systems(<text:span text:style-name="T4">
<text:a xlink:type="simple" xlink:href="https://www.ukrinform.ua/tag-atacms" text:style-name="Internet_20_link" text:visited-style-name="Visited_20_Internet_20_Link">
 ATACMS</text:a>
 </text:span>
 )In sufficient quantity, to bake Ukraine's victory in the confrontation of an unprovoked aggressive warfare while maintaining the combat readiness of the United States, ”- said the official.</text:p>
      <text:p text:style-name="P4">
<text:span text:style-name="T5">
!(https://www.ukrinform.ua/rubric-polytics/3720105-kongres-ssa-znovu-tisne-na-bajdena-sodo-peredaci-ukraini-atacms-politico.html)</text:span>
*</text:p>
      <text:p text:style-name="P4">
In addition, the resolution encourages allies and partners to provide similar systems to Ukraine.</text:p>
      <text:p text:style-name="P4">
At the same time, it is concerned that the delay in providing this critical weapon only stretches the war.</text:p>
      <text:p text:style-name="P4">
"The rapid provision of these critical weapons systems will provide the Ukrainian army with the decisive capabilities of the strokes that they currently lack, will undermine the combat capability of the Russian Federation and can accelerate the victory of Ukraine,"- the esteem remains.</text:p>
      <text:p text:style-name="P4">
<text:span text:style-name="T4">
 Read also: </text:span>
 <text:span text:style-name="T4">
 [Washington considers the provision of ATACMS missiles to Ukraine)(https://www.ukrinform.ua/rubric-ato/3715891-vasington-rozgladae-nadanna-ukraini-raket-atacms-bajden.html)</text:span>
</text:p>
      <text:p text:style-name="P4">
As it was reported, US lawmakers from both parties have recently put pressure on the President Baiden administration demanding to transfer Ukrainian -personal missiles.</text:p>
      <text:p text:style-name="P4">
News Source: <text:a xlink:type="simple" xlink:href="https://www.ukrinform.ua/rubric-polytics/3720801-cleni-kongresu-ssa-predstavili-rezoluciu-iz-zaklikom-peredati-ukraini-atacms.html" text:style-name="Internet_20_link" text:visited-style-name="Visited_20_Internet_20_Link">
https://www.ukrinform.ua/rubric-polytics/3720801-cleni-kongresu-ssa-predstavili-rezoluciu-iz-zaklikom-peredati-ukraini-atacms.html</text:a>
</text:p>
      <!--NEWS-->
      <text:h text:style-name="P10" text:outline-level="1">
<text:span text:style-name="T4">
In the south of Ukraine will change the structure of crops due to lack of irrigation - expert</text:span>
</text:h>
      <text:p text:style-name="P4">
Authors: Ukrinform (Person)</text:p>
      <text:p text:style-name="P4">
Publisher: Укринформ (Organization)</text:p>
      <text:p text:style-name="P4">
Published Time: 2023-06-09T15:24:00+03:00</text:p>
      <text:p text:style-name="P4">
Modified Time: 2023-06-09T15:24:00+03:00</text:p>
      <text:p text:style-name="P4">
Description: Agrarians in the southern regions of Ukraine will change the structure of crops, reoriented to other sectors of agriculture due to the lack of irrigation due to the blasting of the Kakhovka hydroelectric power station by the Russians. - Ukrinform.</text:p>
      <text:p text:style-name="P4">
Images: ['<text:a xlink:type="simple" xlink:href="https://static.ukrinform.com/photos/2023_04/thumb_files/630_360_1681825121-773.jpg" text:style-name="Internet_20_link" text:visited-style-name="Visited_20_Internet_20_Link">
630_360_16818...</text:a>
']</text:p>
      <text:p text:style-name="P4">
Tags: ['Зрошення', 'Аграрії', 'Посівна', 'Південь України']</text:p>
      <text:p text:style-name="P4">
Type: Article</text:p>
      <!--METADATA-->
      <text:p text:style-name="P4">
<draw:frame draw:style-name="fr1" draw:name="Image63" text:anchor-type="as-char" svg:width="6.9236in" svg:height="3.956343in" draw:z-index="0">
<draw:image xlink:href="../Images/yкринформ/2023-06-09T15-24-00-03-00/630_360_1681825121-773.jpg" xlink:type="simple" xlink:show="embed" xlink:actuate="onLoad" draw:mime-type="image/jpeg"/>
</draw:frame>
Agrarians of coal regions of Ukraine will change the structure of crops, reoriented to other branches of agriculture due to lack of release due to the blasting of the Kakhovka hydroelectric power station by the Russians.</text:p>
      <text:p text:style-name="P4">
This was stated by the Deputy Chairman of the All -Ukrainian Agrarian Council Denis Marchuk during a briefing at the Media Center Ukraine - Ukrinform.</text:p>
      <text:p text:style-name="P4">
"The South for us has always traditionally grown such oil cultures as a media, rapeseed, soybean, because there was a lot of sunshine even <text:a xlink:type="simple" xlink:href="https://www.ukrinform.ua/tag-voda" text:style-name="Internet_20_link" text:visited-style-name="Visited_20_Internet_20_Link">
watering</text:a>
- Ideal conditions to collect much more than in other territories of Ukraine. I think that after the de -occupation of agricultural producers will look for crop rotation and any international technologies, "he said.</text:p>
      <text:p text:style-name="P4">
Marchuk noted that Ukrainian agrarians can take over US experience, which in some states also work in a similar number.</text:p>
      <text:p text:style-name="P4">
The expert stressed that agriculture in the southern regions of the country will not stop even in the absence of irrigation. According to Marchuk, all the lands that are in this region use melioration. For example, about 300 thousand hectares of land irrigates in Kherson region, and the acreage is almost 1 million hectares.</text:p>
      <text:p text:style-name="P4">
"In the conditions without water, it is very difficult to talk about profitability, so those who will turn and want to engage in agriculture will probably simply increase the number of crops. What will give birth, then will give birth," - said Var.</text:p>
      <text:p text:style-name="P4">
In his opinion, the problem of lack of irrigation can be solved by the use of the use of well technology. Marchuk explained that it will be able to use those entrepreneurs whose business is located near the water, so these will be the case.</text:p>
      <text:p text:style-name="P4">
The expert noted that the agricultural business in the southern regions will have to support the Ukrainian state at the expense of special programs and subsidies. The most opinion, agricultural producers in the region will be able to reorient the business business, in particular, to engage in greenhouse farms.</text:p>
      <text:p text:style-name="P4">
<text:span text:style-name="T4">
 Read also: </text:span>
 [Ukraine may lose several million tons(https://www.ukrinform.ua/rubric-economy/3720061-ukraina-moze-vtratiti-dekilka-miljoniv-tonn-vrozau-cerez-pidriv-rosianami-kahovskoi-ges.html)</text:p>
      <text:p text:style-name="P4">
According to the Ministry of Agrarian Policy and Food, water supply of 31 irrigation systems of the fields of Dnipropetrovsk, Kherson and Zaporizhzhya regions will be stopped as a result of the underwriting. In 2021, these systems provided for 584 thousand hectares, of which farmers harvested about 4 million tonnes of grain and grain crops worth about $ 1.5 billion.</text:p>
      <text:p text:style-name="P4">
News Source: <text:a xlink:type="simple" xlink:href="https://www.ukrinform.ua/rubric-economy/3720598-na-pivdni-ukraini-zminitsa-struktura-posiviv-cerez-vidsutnist-zrosenna-ekspert.html" text:style-name="Internet_20_link" text:visited-style-name="Visited_20_Internet_20_Link">
https://www.ukrinform.ua/rubric-economy/3720598-na-pivdni-ukraini-zminitsa-struktura-posiviv-cerez-vidsutnist-zrosenna-ekspert.html</text:a>
</text:p>
      <!--NEWS-->
      <text:h text:style-name="P10" text:outline-level="1">
<text:span text:style-name="T4">
Russian troops are fired by Kherson - attack the coast</text:span>
</text:h>
      <text:p text:style-name="P4">
Authors: Ukrinform (Person)</text:p>
      <text:p text:style-name="P4">
Publisher: Укринформ (Organization)</text:p>
      <text:p text:style-name="P4">
Published Time: 2023-06-09T15:25:00+03:00</text:p>
      <text:p text:style-name="P4">
Modified Time: 2023-06-09T15:25:00+03:00</text:p>
      <text:p text:style-name="P4">
Description: Russian troops are firing the city of Khers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64" text:anchor-type="as-char" svg:width="6.9236in" svg:height="3.956343in" draw:z-index="0">
<draw:image xlink:href="../Images/yкринформ/2023-06-09T15-25-00-03-00/630_360_1538997483-946.jpg" xlink:type="simple" xlink:show="embed" xlink:actuate="onLoad" draw:mime-type="image/jpeg"/>
</draw:frame>
Ruskivska fired the city of Kherson.</text:p>
      <text:p text:style-name="P4">
According to Ukrinform, Alexander Proudin, the head of the Kherson Regional Military Administration, reported this in <text:a xlink:type="simple" xlink:href="https://t.me/olexandrprokudin/624" text:style-name="Internet_20_link" text:visited-style-name="Visited_20_Internet_20_Link">
telegram</text:a>
.</text:p>
      <text:p text:style-name="P4">
“The Russians are firing again <text:a xlink:type="simple" xlink:href="https://www.ukrinform.ua/tag-herson" text:style-name="Internet_20_link" text:visited-style-name="Visited_20_Internet_20_Link">
Kherson</text:a>
»,- he wrote.</text:p>
      <text:p text:style-name="P4">
According to the chief of the Ova, the invaders shoot in the coastal territories.</text:p>
      <text:p text:style-name="P4">
<text:span text:style-name="T4">
 Read also: </text:span>
 <text:a xlink:type="simple" xlink:href="https://www.ukrinform.ua/rubric-regions/3720549-evakuacia-na-livoberezzi-hersonsini-duze-skladna-sili-oboroni-namagautsa-dopomogti-gumenuk.html" text:style-name="Internet_20_link" text:visited-style-name="Visited_20_Internet_20_Link">
Defense forces try to help with the evacuation of the residents of Kherson region - Humeniuk</text:a>
As reported by Ukrinform, <text:a xlink:type="simple" xlink:href="https://www.ukrinform.ua/rubric-other_news/3718791-pidriv-rosianami-kahovskoi-ges-vsi-novini.html" text:style-name="Internet_20_link" text:visited-style-name="Visited_20_Internet_20_Link">
on the night of June 6, Russian troops of the underground hydroelectric power station</text:a>
. Flooded part <text:a xlink:type="simple" xlink:href="https://www.ukrinform.ua/tag-herson" text:style-name="Internet_20_link" text:visited-style-name="Visited_20_Internet_20_Link">
Kherson</text:a>
And another 80 settlements. The right bank of the region organized the evacuation of people from dangerous places.</text:p>
      <text:p text:style-name="P4">
The SBU interception confirms that the Kakhovsk hydroelectric power station has undermined a sabotage group.</text:p>
      <text:p text:style-name="P4">
On June 8, during the shelling of Kherson, which the Russians carried out during evacuation of martial residents, 9 people were injured, including two employees of the SES, a police officer, a doctor and a volunteer from Germany.</text:p>
      <text:p text:style-name="P4">
News Source: <text:a xlink:type="simple" xlink:href="https://www.ukrinform.ua/rubric-ato/3720600-rosijski-vijska-obstriluut-herson-atakuut-uzberezza.html" text:style-name="Internet_20_link" text:visited-style-name="Visited_20_Internet_20_Link">
https://www.ukrinform.ua/rubric-ato/3720600-rosijski-vijska-obstriluut-herson-atakuut-uzberezza.html</text:a>
</text:p>
      <!--NEWS-->
      <text:h text:style-name="P10" text:outline-level="1">
<text:span text:style-name="T4">
In Dublin, they protested against the ecocid that Russia is doing in Ukraine</text:span>
</text:h>
      <text:p text:style-name="P4">
Authors: Ukrinform (Person)</text:p>
      <text:p text:style-name="P4">
Publisher: Укринформ (Organization)</text:p>
      <text:p text:style-name="P4">
Published Time: 2023-06-09T15:28:00+03:00</text:p>
      <text:p text:style-name="P4">
Modified Time: 2023-06-09T15:28:00+03:00</text:p>
      <text:p text:style-name="P4">
Description: Hundreds of people gathered under the Russian Embassy in Dublin to draw attention to the ecocide carried out in Ukraine. - Ukrinform.</text:p>
      <text:p text:style-name="P4">
Images: ['<text:a xlink:type="simple" xlink:href="https://static.ukrinform.com/photos/2023_06/thumb_files/630_360_1686311241-592.jpg" text:style-name="Internet_20_link" text:visited-style-name="Visited_20_Internet_20_Link">
630_360_16863...</text:a>
']</text:p>
      <text:p text:style-name="P4">
Tags: ['Діаспора', 'Ірландія', 'Каховська ГЕС', 'Війна з Росією']</text:p>
      <text:p text:style-name="P4">
Type: Article</text:p>
      <!--METADATA-->
      <text:p text:style-name="P4">
<draw:frame draw:style-name="fr1" draw:name="Image65" text:anchor-type="as-char" svg:width="6.9236in" svg:height="3.956343in" draw:z-index="0">
<draw:image xlink:href="../Images/yкринформ/2023-06-09T15-28-00-03-00/630_360_1686311241-592.jpg" xlink:type="simple" xlink:show="embed" xlink:actuate="onLoad" draw:mime-type="image/jpeg"/>
</draw:frame>
Hundreds of people gathered under the Russian Embassy in Dublin to attract the attention of the pre -ecocide that Russia is in Ukraine.</text:p>
      <text:p text:style-name="P4">
According to Ukrinform, about it on <text:a xlink:type="simple" xlink:href="https://www.facebook.com/ukr.embassy.ireland/posts/pfbid0ztPnJW6BJ1PcCD5o9YchQXoohHk8GsxxTQb7zsxyaaSK3AsgFp9miNqvRMUmEhFFl" text:style-name="Internet_20_link" text:visited-style-name="Visited_20_Internet_20_Link">
Facebook</text:a>
The Embassy of Ukraine in Ireland reported.</text:p>
      <text:p text:style-name="P4">
Stoprussiacid action in order to show Russia's crimes against humanity and nature - the destruction of the Kakhovka hydroelectric power station, organized a public organization <text:a xlink:type="simple" xlink:href="https://www.facebook.com/UkrainianActionIreland/photos/a.113683524658525/261053166588226/" text:style-name="Internet_20_link" text:visited-style-name="Visited_20_Internet_20_Link">
"Ukrainian in Ireland"(Ukrainian Action in Ireland)</text:a>
.</text:p>
      <text:p text:style-name="P4">
В організації повідомили, що під час пікету відбувся збір коштів для порятункутварин із затоплених територій.</text:p>
      <text:p text:style-name="P4">
"The civilized world must see these inhuman crimes so that every responsible one for them has a fair punishment," the Vposolia emphasized.</text:p>
      <text:p text:style-name="P4">
As reported by Ukrinform, Russian occupation troops on the night of June 6 <text:a xlink:type="simple" xlink:href="https://www.ukrinform.ua/rubric-other_news/3718791-pidriv-rosianami-kahovskoi-ges-vsi-novini.html" text:style-name="Internet_20_link" text:visited-style-name="Visited_20_Internet_20_Link">
blown out</text:a>
Dam Kakhovskaya hydroelectric power plant. HPP is not recoverable. The evacuation of people of coincided villages continues.</text:p>
      <text:p text:style-name="P4">
World Congress of Ukrainians(SKU)<text:a xlink:type="simple" xlink:href="https://www.ukrinform.ua/rubric-diaspora/3719379-sku-zaklikav-svit-do-globalnoi-vidpovidi-na-pidriv-rosianami-kahovskoi-ges.html" text:style-name="Internet_20_link" text:visited-style-name="Visited_20_Internet_20_Link">
called</text:a>
The world is given a global response to the destruction of the Kakhovsky hydroelectric power plant by the Russian accumulators.</text:p>
      <text:p text:style-name="P4">
<text:span text:style-name="T5">
Foto: Embassy of Ukraine to Ireland / Facebook</text:span>
</text:p>
      <text:p text:style-name="P4">
News Source: <text:a xlink:type="simple" xlink:href="https://www.ukrinform.ua/rubric-diaspora/3720577-u-dublini-protestuvali-proti-ekocidu-akij-rosia-cinit-v-ukraini.html" text:style-name="Internet_20_link" text:visited-style-name="Visited_20_Internet_20_Link">
https://www.ukrinform.ua/rubric-diaspora/3720577-u-dublini-protestuvali-proti-ekocidu-akij-rosia-cinit-v-ukraini.html</text:a>
</text:p>
      <!--NEWS-->
      <text:h text:style-name="P10" text:outline-level="1">
<text:span text:style-name="T4">
The Armed Forces conduct assault actions and move in the Bakhmut direction - the abdomen</text:span>
</text:h>
      <text:p text:style-name="P4">
Authors: Ukrinform (Person)</text:p>
      <text:p text:style-name="P4">
Publisher: Укринформ (Organization)</text:p>
      <text:p text:style-name="P4">
Published Time: 2023-06-09T15:30:00+03:00</text:p>
      <text:p text:style-name="P4">
Modified Time: 2023-06-09T15:30:00+03:00</text:p>
      <text:p text:style-name="P4">
Description: The Armed Forces units carry out assault actions in the Bakhmut direction, move forward, 120 invaders were destroyed per day and 163 were injured. - Ukrinform.</text:p>
      <text:p text:style-name="P4">
Images: ['<text:a xlink:type="simple" xlink:href="https://static.ukrinform.com/photos/2023_05/thumb_files/630_360_1683735096-181.jpg" text:style-name="Internet_20_link" text:visited-style-name="Visited_20_Internet_20_Link">
630_360_16837...</text:a>
']</text:p>
      <text:p text:style-name="P4">
Tags: ['ЗСУ', 'Схід України', 'Війна з Росією', 'Єдині новини']</text:p>
      <text:p text:style-name="P4">
Type: Article</text:p>
      <!--METADATA-->
      <text:p text:style-name="P4">
<draw:frame draw:style-name="fr1" draw:name="Image69" text:anchor-type="as-char" svg:width="6.9236in" svg:height="3.956343in" draw:z-index="0">
<draw:image xlink:href="../Images/yкринформ/2023-06-09T15-30-00-03-00/630_360_1683735096-181.jpg" xlink:type="simple" xlink:show="embed" xlink:actuate="onLoad" draw:mime-type="image/jpeg"/>
</draw:frame>
The subdivisions carry out assault actions in the Bakhmut direction, move forward, 120 invaders have been destroyed and 163 were injured.</text:p>
      <text:p text:style-name="P4">
This was reported by the spokesman for the eastern defense forces Colonel Sergeycheryvaty on the broadcasting of the "only news", reports correspondent.</text:p>
      <text:p text:style-name="P4">
"We, using the enemy carrying out rotary measures, and those units that come to the end, do not fully know the terrain, have carried out the correspondence, struck, and for several days we carry out assaulting the Bakhmut direction. 1200 meters, "Cherevaty said.</text:p>
      <text:p text:style-name="P4">
According to him, the main task of defense forces is to harm the enemy as much as possible, to knock out his combat potential as much as possible. "Before that, we did this with the gunshot units of" Wagner ", now - with motor -raiments and airborne units of the Russian Federation," he said.</text:p>
      <text:p text:style-name="P4">
<text:span text:style-name="T4">
 Read also: </text:span>
 <text:a xlink:type="simple" xlink:href="https://www.ukrinform.ua/rubric-ato/3719731-kozni-piv-metra-zemli-v-bahmuti-obhodilisa-rosii-odnim-ubitim-ci-poranenim-britania-v-obse.html" text:style-name="Internet_20_link" text:visited-style-name="Visited_20_Internet_20_Link">
every half -meter of land in Bakhmut used to kill the wounded - Britain in the OSCE</text:a>
Cherevaty reported that in the past 24 hours the enemy 368 times with artillery wandered strokes in Ukrainian positions, there were 15 ammunition with the enemy, 5 Avhalots. Forces <text:a xlink:type="simple" xlink:href="https://www.ukrinform.ua/tag-oborona" text:style-name="Internet_20_link" text:visited-style-name="Visited_20_Internet_20_Link">
defense</text:a>
It was possible to make 120 Russian invaders, 163 were wounded, 11 were captured.</text:p>
      <text:p text:style-name="P4">
"Three guns, Nona artillery system and the carnations" Carnation ", the anti -tank gun" Rapir ", the reactive system of the hail and three field warehouses of ammunition were also destroyed," the spokesman of the Eastern Defense has informed.</text:p>
      <text:p text:style-name="P4">
<text:span text:style-name="T4">
 Read also: </text:span>
 <text:a xlink:type="simple" xlink:href="https://www.ukrinform.ua/rubric-ato/3720580-na-bahmutskomu-napramku-zsu-znisili-sklad-z-boepripasami-rosian.html" text:style-name="Internet_20_link" text:visited-style-name="Visited_20_Internet_20_Link">
on <text:span text:style-name="T4">
 Bakhmutsky </text:span>
 The Armed Forces direction destroyed the composition of the naps of the Russians</text:a>
As reported by Ukrinform, according to the General Staff of the Armed Forces, the Defense Forces of Ukraine from June 24, 2022 to June 9, 2023 were liquidated by about 213 thousand 770 Russian invaders, of which 1010 for the past day.</text:p>
      <text:p text:style-name="P4">
News Source: <text:a xlink:type="simple" xlink:href="https://www.ukrinform.ua/rubric-ato/3720607-zsu-provodat-sturmovi-dii-ta-prosuvautsa-na-bahmutskomu-napramku-cerevatij.html" text:style-name="Internet_20_link" text:visited-style-name="Visited_20_Internet_20_Link">
https://www.ukrinform.ua/rubric-ato/3720607-zsu-provodat-sturmovi-dii-ta-prosuvautsa-na-bahmutskomu-napramku-cerevatij.html</text:a>
</text:p>
      <!--NEWS-->
      <text:h text:style-name="P10" text:outline-level="1">
<text:span text:style-name="T4">
More than 20 countries have chosen peace formula points that are ready to coordinate or be co -headed - OP</text:span>
</text:h>
      <text:p text:style-name="P4">
Authors: Ukrinform (Person)</text:p>
      <text:p text:style-name="P4">
Publisher: Укринформ (Organization)</text:p>
      <text:p text:style-name="P4">
Published Time: 2023-06-09T15:33:00+03:00</text:p>
      <text:p text:style-name="P4">
Modified Time: 2023-06-09T15:33:00+03:00</text:p>
      <text:p text:style-name="P4">
Description: Ukraine has advanced in the preparation of the Peace Summit over the last month, more than 20 countries have already chosen points or points that they are ready to coordinate or be co -headed. - Ukrinform.</text:p>
      <text:p text:style-name="P4">
Images: ['<text:a xlink:type="simple" xlink:href="https://static.ukrinform.com/photos/2023_06/thumb_files/630_360_1686303917-476.jpg" text:style-name="Internet_20_link" text:visited-style-name="Visited_20_Internet_20_Link">
630_360_16863...</text:a>
']</text:p>
      <text:p text:style-name="P4">
Tags: ['Україна', 'Офіс Президента', 'Жовква', 'Формула миру']</text:p>
      <text:p text:style-name="P4">
Type: Article</text:p>
      <!--METADATA-->
      <text:p text:style-name="P4">
<draw:frame draw:style-name="fr1" draw:name="Image70" text:anchor-type="as-char" svg:width="6.9236in" svg:height="3.956343in" draw:z-index="0">
<draw:image xlink:href="../Images/yкринформ/2023-06-09T15-33-00-03-00/630_360_1686303917-476.jpg" xlink:type="simple" xlink:show="embed" xlink:actuate="onLoad" draw:mime-type="image/jpeg"/>
</draw:frame>
Ukraine has advanced in the preparation of the formular summit in the last month, more than 20 countries have already selected points or points that they are ready to coordinate or co -headed.</text:p>
      <text:p text:style-name="P4">
The deputy head of the Presidential Office Igor Zhovkva in [interviewskrukrinform] told about it.(https://www.ukrinform.ua/rubric-world/3720489-igor-zovkva-zastupnik-kerivnika-ofisu-prezidenta.html).</text:p>
      <text:p text:style-name="P4">
“It would be perfect to carry it(Summit - ed.)in summer. Recent visit president helped significantly move on the formula <text:a xlink:type="simple" xlink:href="https://www.ukrinform.ua/tag-mir" text:style-name="Internet_20_link" text:visited-style-name="Visited_20_Internet_20_Link">
peace</text:a>
Over the last month compared to the beginning. But the work is still ongoing, ”he said.</text:p>
      <text:p text:style-name="P4">
The deputy head of the OP recalled that from April 3 to June 1, President Vladimirzelensky and the team made four visits in ten countries, among those violated in negotiations - the formula of peace.</text:p>
      <text:p text:style-name="P4">
"More than 20 countries have already chosen the point or points that they are ready to coordinate," he informed.</text:p>
      <text:p text:style-name="P4">
Zhovkva "with caution" noted that at the formula of peace may be some leaders of the Arab world.</text:p>
      <text:p text:style-name="P4">
At the same time, he added that the popularity of the formula points depends on the region: someone is interested in food safety, and someone is ecology.</text:p>
      <text:p text:style-name="P4">
“Saudi Arabia, for example, is interesting to coordinate food safety. Taxama to other Gulf countries. There were a meeting with the UAE, Qatar, Oman, Iraq. All of them are interested in food safety, ”said the deputy head OP.</text:p>
      <text:p text:style-name="P4">
He also hoped that after a Russian terrorist attack on Kakhovskaya hessva, Latin America or Asia will be expressed in interest to the eighth point, which is about ecology.</text:p>
      <text:p text:style-name="P4">
*!(https://www.ukrinform.ua/rubric-polytics/3719990-ssa-pracuut-iz-partnerami-nad-pidtrimkou-ukrainskoi-formuli-miru-brink.html)At the same time, Zhovkva noted that the Chinese side is still thinking about Ukraine's proposal to formula.</text:p>
      <text:p text:style-name="P4">
“Yes, ideas about some peace plans are being made. Brazilian, African proposals. Recently, Indonesia's Defense Minister suggested something. But formular regarding Ukraine should only be Ukrainian, because the war continues in Ukraine. We are ready to listen to everyone. And if something coincides with our understanding, they are ready to accept it. But there will be no separate, Brazilian or African plane. Only the Ukrainian formula will be the best, most effective plan of peace in Ukraine, ”said the deputy head of the OP.During a speech at the G7 Summit in Hiroshima, in May, Zelenky suggested that Ulipna gather an international summit dedicated to the Ukrainian formula of peace.</text:p>
      <text:p text:style-name="P4">
News Source: <text:a xlink:type="simple" xlink:href="https://www.ukrinform.ua/rubric-polytics/3720605-ponad-20-krain-vibrali-punkti-formuli-miru-aki-gotovi-koordinuvati-abo-buti-spivgolovami-op.html" text:style-name="Internet_20_link" text:visited-style-name="Visited_20_Internet_20_Link">
https://www.ukrinform.ua/rubric-polytics/3720605-ponad-20-krain-vibrali-punkti-formuli-miru-aki-gotovi-koordinuvati-abo-buti-spivgolovami-op.html</text:a>
</text:p>
      <!--NEWS-->
      <text:h text:style-name="P10" text:outline-level="1">
<text:span text:style-name="T4">
In Kherson region, a contact center was created to coordinate assistance to the victims</text:span>
</text:h>
      <text:p text:style-name="P4">
Authors: Ukrinform (Person)</text:p>
      <text:p text:style-name="P4">
Publisher: Укринформ (Organization)</text:p>
      <text:p text:style-name="P4">
Published Time: 2023-06-09T15:34:00+03:00</text:p>
      <text:p text:style-name="P4">
Modified Time: 2023-06-09T15:34:00+03:00</text:p>
      <text:p text:style-name="P4">
Description: For those who want to help the Kherson region, they have created a contact center, this enables philanthropists to navigate what is needed first. - Ukrinform.</text:p>
      <text:p text:style-name="P4">
Images: ['<text:a xlink:type="simple" xlink:href="https://static.ukrinform.com/photos/2023_06/thumb_files/630_360_1686299012-713.jpeg" text:style-name="Internet_20_link" text:visited-style-name="Visited_20_Internet_20_Link">
630_360_16862...</text:a>
']</text:p>
      <text:p text:style-name="P4">
Tags: ['Херсонщина', 'Волонтери', 'допомога', 'Підтоплення']</text:p>
      <text:p text:style-name="P4">
Type: Article</text:p>
      <!--METADATA-->
      <text:p text:style-name="P4">
<draw:frame draw:style-name="fr1" draw:name="Image71" text:anchor-type="as-char" svg:width="6.9236in" svg:height="3.956343in" draw:z-index="0">
<draw:image xlink:href="../Images/yкринформ/2023-06-09T15-34-00-03-00/630_360_1686299012-713.jpeg" xlink:type="simple" xlink:show="embed" xlink:actuate="onLoad" draw:mime-type="image/jpeg"/>
</draw:frame>
For those who want to help the Kherson region, they have created a contact center, this enables the favors to navigate what is needed first.</text:p>
      <text:p text:style-name="P4">
According to Ukrinform, Alexander Proudin, the head of the Kherson Regional Military Administration, reported this in <text:a xlink:type="simple" xlink:href="https://t.me/olexandrprokudin/623" text:style-name="Internet_20_link" text:visited-style-name="Visited_20_Internet_20_Link">
telegram</text:a>
.</text:p>
      <text:p text:style-name="P4">
“Many people from all over Ukraine are ready to help in the future. That is why the mation was contact center <text:span text:style-name="T4">
 0 800 101 102 </text:span>
. It coordinates the receipt in the region. Helps benefactors to navigate what is needed first, ”the message reads.</text:p>
      <text:p text:style-name="P4">
_Viso: Telexon "Uniform News" _</text:p>
      <text:p text:style-name="P4">
As noted, it is possible not only to provide the necessary things, but also to become <text:a xlink:type="simple" xlink:href="https://www.ukrinform.ua/tag-volonteri" text:style-name="Internet_20_link" text:visited-style-name="Visited_20_Internet_20_Link">
volunteers</text:a>
.</text:p>
      <text:p text:style-name="P4">
<text:span text:style-name="T4">
 Read also: </text:span>
 <text:a xlink:type="simple" xlink:href="https://www.ukrinform.ua/rubric-regions/3720311-iz-pravoberezza-hersonsini-mozut-evakuuvati-majze-16-tisac-ludej.html" text:style-name="Internet_20_link" text:visited-style-name="Visited_20_Internet_20_Link">
from the Right Bank of Kherson region can evacuate nearly 16 thousand people</text:a>
Proudin added that the water level is gradually decreasing. But rescue surgery is also ahead of difficult work.</text:p>
      <text:p text:style-name="P4">
<text:span text:style-name="T4">
 Read also: </text:span>
 <text:a xlink:type="simple" xlink:href="https://www.ukrinform.ua/rubric-regions/3720532-na-hersonsini-pidtopleni-48-naselenih-punktiv.html" text:style-name="Internet_20_link" text:visited-style-name="Visited_20_Internet_20_Link">
on <text:span text:style-name="T4">
 Kherson region </text:span>
 flooded 48 settlements</text:a>
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Plant</text:a>
. Part of Kherson was flooded and another 80 -painted points were flooded. On the Right Bank of the region, evacuation of people of anesthetics is organized.</text:p>
      <text:p text:style-name="P4">
_ Photo illustrative: Andriy Raykovich, telegram_</text:p>
      <text:p text:style-name="P4">
News Source: <text:a xlink:type="simple" xlink:href="https://www.ukrinform.ua/rubric-regions/3720604-na-hersonsini-stvorili-kontaktcentr-dla-koordinacii-dopomogi-postrazdalim.html" text:style-name="Internet_20_link" text:visited-style-name="Visited_20_Internet_20_Link">
https://www.ukrinform.ua/rubric-regions/3720604-na-hersonsini-stvorili-kontaktcentr-dla-koordinacii-dopomogi-postrazdalim.html</text:a>
</text:p>
      <!--NEWS-->
      <text:h text:style-name="P10" text:outline-level="1">
<text:span text:style-name="T4">
Ukraine will negotiate with the Dutch Museum on the mechanisms of return of Scythian Gold</text:span>
</text:h>
      <text:p text:style-name="P4">
Authors: Ukrinform (Person)</text:p>
      <text:p text:style-name="P4">
Publisher: Укринформ (Organization)</text:p>
      <text:p text:style-name="P4">
Published Time: 2023-06-09T15:39:00+03:00</text:p>
      <text:p text:style-name="P4">
Modified Time: 2023-06-09T15:39:00+03:00</text:p>
      <text:p text:style-name="P4">
Description: Ukraine will negotiate with the Dutch Private Museum of Allard Pearson on the mechanisms of return of Scythian Gold. - Ukrinform.</text:p>
      <text:p text:style-name="P4">
Images: ['<text:a xlink:type="simple" xlink:href="https://static.ukrinform.com/photos/2019_03/thumb_files/630_360_1552289695-907.jpg" text:style-name="Internet_20_link" text:visited-style-name="Visited_20_Internet_20_Link">
630_360_15522...</text:a>
']</text:p>
      <text:p text:style-name="P4">
Tags: ['Нідерланди', 'Переговори', 'Скіфське золото', 'Україна']</text:p>
      <text:p text:style-name="P4">
Type: Article</text:p>
      <!--METADATA-->
      <text:p text:style-name="P4">
<draw:frame draw:style-name="fr1" draw:name="Image72" text:anchor-type="as-char" svg:width="6.9236in" svg:height="3.956343in" draw:z-index="0">
<draw:image xlink:href="../Images/yкринформ/2023-06-09T15-39-00-03-00/630_360_1552289695-907.jpg" xlink:type="simple" xlink:show="embed" xlink:actuate="onLoad" draw:mime-type="image/jpeg"/>
</draw:frame>
Ukraine will negotiate with the Dutch private museum of Allard Pearson about mechanisms the return of "Scythian gold".</text:p>
      <text:p text:style-name="P4">
This was reported in <text:a xlink:type="simple" xlink:href="https://www.facebook.com/edzhaparova/posts/10229512488025631" text:style-name="Internet_20_link" text:visited-style-name="Visited_20_Internet_20_Link">
Facebook</text:a>
The first -time Minister of Foreign Affairs Emine Dzhaparova, Ukrinform reports.</text:p>
      <text:p text:style-name="P4">
"The Supreme Court of the Kingdom of the Netherlands rejected the cassation(https://www.ukrinform.ua/tag-skifske-zoloto)"Ukraine… We will negotiate with the Allardless Museum of the Pearsonozhozho mechanisms of the return of exhibits to Ukraine, which are now being saved in the basements of the museum," Dzhaparova informed.</text:p>
      <text:p text:style-name="P4">
She expressed her hope that soon the unique "Scythian gold" would be "where he should be - in the free Ukrainian Crimea."</text:p>
      <text:p text:style-name="P4">
<text:span text:style-name="T4">
 Read also: </text:span>
 <text:a xlink:type="simple" xlink:href="https://www.ukrinform.ua/rubric-polytics/3720581-cekaemo-na-povernenna-skifskogo-zolota-v-ukrainu-v-op-prokomentuvali-risenna-sudu-niderlandiv.html" text:style-name="Internet_20_link" text:visited-style-name="Visited_20_Internet_20_Link">
waiting for the return of "Scythian gold" to Ukraine - Optionally the decision of the Netherlands court</text:a>
As <text:a xlink:type="simple" xlink:href="https://www.ukrinform.ua/rubric-crimea/3720487-povernenna-skifskogo-zolota-verhovnij-sud-niderlandiv-stav-na-bik-ukraini.html" text:style-name="Internet_20_link" text:visited-style-name="Visited_20_Internet_20_Link">
reported</text:a>
, On June 9, 2023, after almost 9 years, the court of the Netherlands, the Supreme Court of the Netherlands fully satisfied the claims of the state of Ukraine, obliging the Allard Pearson Museum to pass the Museum exhibits from the Crimea - the Golden Island in the Black Sea to the National Museum of History of Ukraine.</text:p>
      <text:p text:style-name="P4">
News Source: <text:a xlink:type="simple" xlink:href="https://www.ukrinform.ua/rubric-crimea/3720609-ukraina-provede-peremovini-z-niderlandskim-muzeem-sodo-mehanizmiv-povernenna-skifskogo-zolota.html" text:style-name="Internet_20_link" text:visited-style-name="Visited_20_Internet_20_Link">
https://www.ukrinform.ua/rubric-crimea/3720609-ukraina-provede-peremovini-z-niderlandskim-muzeem-sodo-mehanizmiv-povernenna-skifskogo-zolota.html</text:a>
</text:p>
      <!--NEWS-->
      <text:h text:style-name="P10" text:outline-level="1">
<text:span text:style-name="T4">
NATO's accession algorithm and security guarantees from the Alliance: what Ukraine wants to get in Vilnius</text:span>
</text:h>
      <text:p text:style-name="P4">
Authors: Ukrinform (Person)</text:p>
      <text:p text:style-name="P4">
Publisher: Укринформ (Organization)</text:p>
      <text:p text:style-name="P4">
Published Time: 2023-06-09T15:44:00+03:00</text:p>
      <text:p text:style-name="P4">
Modified Time: 2023-06-09T15:44:00+03:00</text:p>
      <text:p text:style-name="P4">
Description: Ukraine is expecting an algorithm for NATO's accession to the Alliance Summit. - Ukrinform.</text:p>
      <text:p text:style-name="P4">
Images: ['<text:a xlink:type="simple" xlink:href="https://static.ukrinform.com/photos/2021_06/thumb_files/630_360_1622623331-540.jpg" text:style-name="Internet_20_link" text:visited-style-name="Visited_20_Internet_20_Link">
630_360_16226...</text:a>
']</text:p>
      <text:p text:style-name="P4">
Tags: ['НАТО', 'Саміт НАТО', 'Україна', 'Офіс Президента', 'Жовква', 'Війна з Росією']</text:p>
      <text:p text:style-name="P4">
Type: Article</text:p>
      <!--METADATA-->
      <text:p text:style-name="P4">
<draw:frame draw:style-name="fr1" draw:name="Image73" text:anchor-type="as-char" svg:width="6.9236in" svg:height="3.956343in" draw:z-index="0">
<draw:image xlink:href="../Images/yкринформ/2023-06-09T15-44-00-03-00/630_360_1622623331-540.jpg" xlink:type="simple" xlink:show="embed" xlink:actuate="onLoad" draw:mime-type="image/jpeg"/>
</draw:frame>
Ukraine is amazing for the algorithm of joining NATO at the Vilnius Summit of the Alliance.</text:p>
      <text:p text:style-name="P4">
The document will not provide for additional requirements for the Ukrainian side, said the deputy head of the Presidential Office Igor Zhovkva in an interview <text:a xlink:type="simple" xlink:href="https://www.ukrinform.ua/rubric-world/3720489-igor-zovkva-zastupnik-kerivnika-ofisu-prezidenta.html" text:style-name="Internet_20_link" text:visited-style-name="Visited_20_Internet_20_Link">
Ukrinform</text:a>
.</text:p>
      <text:p text:style-name="P4">
“Before the end of the war, before our victory, we will not complete this entry process(Incidentally - order.). Але це не забороняє державам-членам прийняти політичне рішення уВільнюсі про початок процесу. Нам не потрібен жоден План дій щодо членства. Мийого потребували в 2008 році, коли держави-члени НАТО зробили велику помилку,сказавши «А», не сказали «Б». Тепер просто посилання на рішення Бухарестськогосаміту для нас є застарілим, так само як не треба в десятий чи сотий разговорити про «відкриті двері», - зазначив він.</text:p>
      <text:p text:style-name="P4">
За його словами, алгоритм вступу, на прийнятті якого наполягає українськасторона, не може містити жодних додаткових вимог до України.</text:p>
      <text:p text:style-name="P4">
Жовква пояснив, що у Північноатлантичному договорі визначено два критерії, заякими країна може стати членом Альянсу. Так, за його словами, першим критеріємє поділ євроатлантичних цінностей, а більше 90% українців підтримують вступ доНАТО, другим – внесок у безпеку євроатлантичного простору.</text:p>
      <text:p text:style-name="P4">
<text:span text:style-name="T4">
Читайте також:</text:span>
 <text:a xlink:type="simple" xlink:href="https://www.ukrinform.ua/rubric-polytics/3720605-ponad-20-krain-vibrali-punkti-formuli-miru-aki-gotovi-koordinuvati-abo-buti-spivgolovami-op.html" text:style-name="Internet_20_link" text:visited-style-name="Visited_20_Internet_20_Link">
 Понад 20 країн вибрали пункти Формули миру, які готовікоординувати або бути співголовами - ОП </text:a>
In this context, he recalled that NATO's strategic concept, approved in Madrid last year, identified the main threat to the safety of the Aliangus, the Russian Federation, while Ukraine is leading a war with the Russian Federation, and it is working hard.</text:p>
      <text:p text:style-name="P4">
The deputy head of the OP added that mutually transfers with NATO states on the battlefield, mastering the most modern equipment sometimes better than the Alliance's army member states, according to the Pentagon and other relevant identity.</text:p>
      <text:p text:style-name="P4">
Zhovkva expects that such an algorithm will be given in Vilnius to Ukraine.</text:p>
      <text:p text:style-name="P4">
"Otherwise, this will send another very strong but negative signal from the members of the aggressor country: you see, more than a year of war, a year of the aftermaddride summit, and there is no answer to Ukraine," he added."In the decision of the Madrid summit, there was a line:" Invite Finland and Sweden to NATO "and further, after the point:" To date, the household, the security of Sweden and Finland is important for all Member States. " This is not Article 5. We do not require Article 5 until the moment of membership. The best guarantee of our security is NATO membership. However, by the time, clear security security guarantees must be assigned to a multilateral document on paper, in parallel with bilateral agreements, ” - said.</text:p>
      <text:p text:style-name="P4">
According to him, it should be a multilateral framework document such as the Yermak-Rusmussen Group, which will be the basis, and then they can "string" bilateral security agreements. states.</text:p>
      <text:p text:style-name="P4">
"However, the summit needs to adopt such a framework multilateral document with NATO countries that will express your desire," Zhovkva emphasized.</text:p>
      <text:p text:style-name="P4">
He explained that guarantees are those actions that are already carried out in relation to Ukraine, including through the provision of weapons, macro -financial assistance, preservation and strengthening of sanctions against Russia, but they must be clear and systematic.</text:p>
      <text:p text:style-name="P4">
<text:span text:style-name="T4">
 Read also: </text:span>
 <text:a xlink:type="simple" xlink:href="https://www.ukrinform.ua/rubric-polytics/3720390-polskij-general-rozpoviv-ak-maut-vigladati-garantii-bezpeki-nato-dla-ukraini.html" text:style-name="Internet_20_link" text:visited-style-name="Visited_20_Internet_20_Link">
Polish General told what NATO's guarantees should look like for Ukraine</text:a>
“It is a security guarantee for victory, during victory and after victory. So that after the track there is not even the desire of the aggressor to restore aggression. And if the desire suddenly comes up - we can expect everything from Russia - then they understand the price of such aggression, ” - said the deputy head of the OP.</text:p>
      <text:p text:style-name="P4">
At the same time, the question whether many countries spoke guarantees, and the nurture: “Many. We work with four: US, UK, Germany, France. Some other countries do not mind joining. But we will not open the picture. "</text:p>
      <text:p text:style-name="P4">
News Source: <text:a xlink:type="simple" xlink:href="https://www.ukrinform.ua/rubric-polytics/3720613-algoritm-vstupu-v-nato-i-garantii-bezpeki-vid-derzav-alansu-so-ukraina-hoce-otrimati-u-vilnusi.html" text:style-name="Internet_20_link" text:visited-style-name="Visited_20_Internet_20_Link">
https://www.ukrinform.ua/rubric-polytics/3720613-algoritm-vstupu-v-nato-i-garantii-bezpeki-vid-derzav-alansu-so-ukraina-hoce-otrimati-u-vilnusi.html</text:a>
</text:p>
      <!--NEWS-->
      <text:h text:style-name="P10" text:outline-level="1">
<text:span text:style-name="T4">
In the Kyiv region, all entertainment events were banned after 9:00 pm</text:span>
</text:h>
      <text:p text:style-name="P4">
Authors: Ukrinform (Person)</text:p>
      <text:p text:style-name="P4">
Publisher: Укринформ (Organization)</text:p>
      <text:p text:style-name="P4">
Published Time: 2023-06-09T15:46:00+03:00</text:p>
      <text:p text:style-name="P4">
Modified Time: 2023-06-09T15:46:00+03:00</text:p>
      <text:p text:style-name="P4">
Description: At the meeting of the KOV operational headquarters, the decision on time restrictions was made - in the Kyiv region all entertainment measures should end no later than 21:00. - Ukrinform.</text:p>
      <text:p text:style-name="P4">
Images: ['<text:a xlink:type="simple" xlink:href="https://static.ukrinform.com/photos/2023_06/thumb_files/630_360_1686314804-215.jpg" text:style-name="Internet_20_link" text:visited-style-name="Visited_20_Internet_20_Link">
630_360_16863...</text:a>
']</text:p>
      <text:p text:style-name="P4">
Tags: ['Заборона', 'Київщина', 'Комендантська година']</text:p>
      <text:p text:style-name="P4">
Type: Article</text:p>
      <!--METADATA-->
      <text:p text:style-name="P4">
<draw:frame draw:style-name="fr1" draw:name="Image74" text:anchor-type="as-char" svg:width="6.9236in" svg:height="3.956343in" draw:z-index="0">
<draw:image xlink:href="../Images/yкринформ/2023-06-09T15-46-00-03-00/630_360_1686314804-215.jpg" xlink:type="simple" xlink:show="embed" xlink:actuate="onLoad" draw:mime-type="image/jpeg"/>
</draw:frame>
The exposure of KOV's operational headquarters has made a decision on time restrictions - Naikiv region should end all entertainment measures no later than 21:00.</text:p>
      <text:p text:style-name="P4">
About it in <text:a xlink:type="simple" xlink:href="http://www.facebook.com/RuslanKravchenkoKyiv/posts/pfbid0UUsND4GbpYETtWGd9QVrnfXuHdeLbmcLiC64t3HzRDKa8gZK59XyLkwXabGdtdwzl" text:style-name="Internet_20_link" text:visited-style-name="Visited_20_Internet_20_Link">
Facebook</text:a>
The head of the Kyiv Regional Military Administration reported, reports Ukrinform.</text:p>
      <text:p text:style-name="P4">
"At the meeting of the KOV operational headquarters, they made a decision on time restrictions.</text:p>
      <text:p text:style-name="P4">
*!(https://www.ukrinform.ua/rubric-regions/3714580-na-sumsini-pid-cas-komendantskoi-godini-diatimut-perepustki-novogo-zrazka.html)He noted that during the period of commanding hours, all entertainment establishments must stop their work.</text:p>
      <text:p text:style-name="P4">
The chairman of the Kova recalled that the law provides for liability.</text:p>
      <text:p text:style-name="P4">
"The restrictions have not been abolished and will continue until the legal regime is completed," he emphasized.</text:p>
      <text:p text:style-name="P4">
<text:span text:style-name="T4">
 Read also: </text:span>
 <text:a xlink:type="simple" xlink:href="https://www.ukrinform.ua/rubric-kyiv/3719543-direktora-departamentu-kmda-nikoraka-zvilnat-za-porusenna-komendantskoi-godini-klicko.html" text:style-name="Internet_20_link" text:visited-style-name="Visited_20_Internet_20_Link">
Director of the KSCA Department of Nikoryak will release the key <text:span text:style-name="T4">
 of commandant </text:span>
 hours - Klitschko</text:a>
According to him, checks on compliance with norms in the region will be conducted regularly with the involvement of police officers.</text:p>
      <text:p text:style-name="P4">
As it was reported, in <text:a xlink:type="simple" xlink:href="https://www.ukrinform.ua/tag-kiivsina" text:style-name="Internet_20_link" text:visited-style-name="Visited_20_Internet_20_Link">
Kyiv region</text:a>
The curfew continues to operate from 00:00 to 5:00.</text:p>
      <text:p text:style-name="P4">
News Source: <text:a xlink:type="simple" xlink:href="https://www.ukrinform.ua/rubric-regions/3720614-na-kiivsini-zaboronili-vsi-rozvazalni-zahodi-pisla-2100.html" text:style-name="Internet_20_link" text:visited-style-name="Visited_20_Internet_20_Link">
https://www.ukrinform.ua/rubric-regions/3720614-na-kiivsini-zaboronili-vsi-rozvazalni-zahodi-pisla-2100.html</text:a>
</text:p>
      <!--NEWS-->
      <text:h text:style-name="P10" text:outline-level="1">
<text:span text:style-name="T4">
Russia has handed over 11 Ukrainian prisoners to Hungary - the Foreign Ministry demands to provide information</text:span>
</text:h>
      <text:p text:style-name="P4">
Authors: Ukrinform (Person)</text:p>
      <text:p text:style-name="P4">
Publisher: Укринформ (Organization)</text:p>
      <text:p text:style-name="P4">
Published Time: 2023-06-09T15:50:00+03:00</text:p>
      <text:p text:style-name="P4">
Modified Time: 2023-06-09T15:50:00+03:00</text:p>
      <text:p text:style-name="P4">
Description: The Ministry of Foreign Affairs of Ukraine was invited today to a temporary attorney in Hungary's affairs and submitted to him an appeal demanding to provide detailed information about the Ukrainian prisoners of war transmitted by Russia. - Ukrinform.</text:p>
      <text:p text:style-name="P4">
Images: ['<text:a xlink:type="simple" xlink:href="https://static.ukrinform.com/photos/2021_08/thumb_files/630_360_1630176846-150.jpg" text:style-name="Internet_20_link" text:visited-style-name="Visited_20_Internet_20_Link">
630_360_16301...</text:a>
']</text:p>
      <text:p text:style-name="P4">
Tags: ['Угорщина', 'Полонені', 'РПЦ', 'Війна з Росією']</text:p>
      <text:p text:style-name="P4">
Type: Article</text:p>
      <!--METADATA-->
      <text:p text:style-name="P4">
<draw:frame draw:style-name="fr1" draw:name="Image75" text:anchor-type="as-char" svg:width="6.9236in" svg:height="3.956343in" draw:z-index="0">
<draw:image xlink:href="../Images/yкринформ/2023-06-09T15-50-00-03-00/630_360_1630176846-150.jpg" xlink:type="simple" xlink:show="embed" xlink:actuate="onLoad" draw:mime-type="image/jpeg"/>
</draw:frame>
The foreign ministry of Ukraine has been invited today to a temporary -pronounced Hungarian affairs and submitted to him an appeal demanding to submit aidal information about the Budapest transmitted by Russia by Russia.</text:p>
      <text:p text:style-name="P4">
This was reported in <text:a xlink:type="simple" xlink:href="http://www.facebook.com/1090077030/posts/pfbid0kq2kHPEp5teSYDrpgarahsHLYJkamf94cdruTTaScHhzf6PBDocjbtHpzXKfVDGLl/" text:style-name="Internet_20_link" text:visited-style-name="Visited_20_Internet_20_Link">
Facebook</text:a>
Foreign Ministry spokesman Oleg Nikolenko, reports Ukrinform.</text:p>
      <text:p text:style-name="P4">
Nikolenko noted that the release of Ukrainian prisoners of war is always ahead news. At the same time a spokesman <text:a xlink:type="simple" xlink:href="https://www.ukrinform.ua/tag-mzs" text:style-name="Internet_20_link" text:visited-style-name="Visited_20_Internet_20_Link">
Foreign Ministry</text:a>
He noted that the Ukrainian government was not informed of the relevant negotiations between the Hungarian and Russian sides, but that Russia had transferred to Budapestidoidenteen Ukrainians of Hungarian origin, the Ukrainian side learned the co-public statements of the Viceremier-Minister of Hungary.</text:p>
      <text:p text:style-name="P4">
<text:span text:style-name="T4">
 Read also: </text:span>
 <text:a xlink:type="simple" xlink:href="https://www.ukrinform.ua/rubric-polytics/3717869-ugorsina-mae-pripiniti-provokacii-u-mzs-vidreaguvali-na-video-z-kartou-ukraini-bez-krimu.html" text:style-name="Internet_20_link" text:visited-style-name="Visited_20_Internet_20_Link">
<text:span text:style-name="T4">
 Hungary </text:span>
 should stop provocations: the Foreign Ministry has reacted a video with a map of Ukraine without Crimea</text:a>
“A temporary attorney of Hungary was invited to the Ministry of Foreign Affairs of Ukraine today. The Ukrainian side has submitted an appeal to provide a detailed information about our citizens and to provide access to them for the Ukrainian consul to get acquainted with their health and provide them with advisory assistance, ”Nikolenko informed.</text:p>
      <text:p text:style-name="P4">
He added that during the meeting, the Ukrainian side separately emphasized the coordination of cooperation on such sensitive issues as the release of warriors.</text:p>
      <text:p text:style-name="P4">
<text:span text:style-name="T4">
 Read also: </text:span>
 <text:a xlink:type="simple" xlink:href="https://www.ukrinform.ua/rubric-world/3720441-ugorsinu-treba-vikluciti-z-nato-akso-orban-santazuvatime-alans-polskij-general.html" text:style-name="Internet_20_link" text:visited-style-name="Visited_20_Internet_20_Link">
<text:span text:style-name="T4">
 Hungary </text:span>
 should be excluded from NATO if the Alliance - Polish General</text:a>
It was reported that Viceremier of Hungary, Zholt Shemien, confirmed the Hungarian amending about the transfer from Russia to Hungary 11 prisoners of war, Transcarpathian Hungarians, as previously stated by the Russian Orthodox Church.</text:p>
      <text:p text:style-name="P4">
News Source: <text:a xlink:type="simple" xlink:href="https://www.ukrinform.ua/rubric-polytics/3720617-mzs-vimagae-v-ugorsini-detalnu-informaciu-pro-zvilnenih-polonenih-i-dostupu-do-nih-konsula.html" text:style-name="Internet_20_link" text:visited-style-name="Visited_20_Internet_20_Link">
https://www.ukrinform.ua/rubric-polytics/3720617-mzs-vimagae-v-ugorsini-detalnu-informaciu-pro-zvilnenih-polonenih-i-dostupu-do-nih-konsula.html</text:a>
</text:p>
      <!--NEWS-->
      <text:h text:style-name="P10" text:outline-level="1">
<text:span text:style-name="T4">
The Venice Commission recommends Ukraine to wait with the implementation of the law on oligarchs until the end of the war</text:span>
</text:h>
      <text:p text:style-name="P4">
Authors: Ukrinform (Person)</text:p>
      <text:p text:style-name="P4">
Publisher: Укринформ (Organization)</text:p>
      <text:p text:style-name="P4">
Published Time: 2023-06-09T15:52:00+03:00</text:p>
      <text:p text:style-name="P4">
Modified Time: 2023-06-09T15:52:00+03:00</text:p>
      <text:p text:style-name="P4">
Description: The Minister of Justice of Ukraine Denis Masuska reported that the Venice Commission had decided to recommend Ukraine to delay the implementation of the oligarch law on the war. - Ukrinform.</text:p>
      <text:p text:style-name="P4">
Images: ['<text:a xlink:type="simple" xlink:href="https://static.ukrinform.com/photos/2020_12/thumb_files/630_360_1607707020-597.jpg" text:style-name="Internet_20_link" text:visited-style-name="Visited_20_Internet_20_Link">
630_360_16077...</text:a>
']</text:p>
      <text:p text:style-name="P4">
Tags: ['Закон', 'Венеційська комісія', 'Олігархи', 'Малюська']</text:p>
      <text:p text:style-name="P4">
Type: Article</text:p>
      <!--METADATA-->
      <text:p text:style-name="P4">
<draw:frame draw:style-name="fr1" draw:name="Image76" text:anchor-type="as-char" svg:width="6.9236in" svg:height="3.956343in" draw:z-index="0">
<draw:image xlink:href="../Images/yкринформ/2023-06-09T15-52-00-03-00/630_360_1607707020-597.jpg" xlink:type="simple" xlink:show="embed" xlink:actuate="onLoad" draw:mime-type="image/jpeg"/>
</draw:frame>
The Ministry of Ukraine Denis Masiska reported that the Venice Commission of Establishment should be recommended to Ukraine to delay the implementation of the law of proligies through the war.</text:p>
      <text:p text:style-name="P4">
According to Ukrinform, he said this in a video published at the Page of Justice of Ukraine in <text:a xlink:type="simple" xlink:href="https://www.facebook.com/watch/" text:style-name="Internet_20_link" text:visited-style-name="Visited_20_Internet_20_Link">
Facebook.</text:a>
“The key decision made by the Venice Commission is to recommend the Ukrainian to implement the law in view of the war. The fact is that warfare changes the balance of forces in Ukraine, significantly reduces the impact of oligarchs(This is the both of their enterprises and the features of the functioning of the state authorities in the conditions of war). Належним чином оцінити вплив закону наполітичну, правову систему вкрай складно. Тому Венеційська комісія рекомендуєпочекати з імплементацією, допоки закінчиться війна”, - сказав Малюська.</text:p>
      <text:p text:style-name="P4">
Він нагадав, що імплементація закону про олігархів відповідно до висновкуВенеційської комісії — одна з умов для початку перемовин про вступ України доЄС.</text:p>
      <text:p text:style-name="P4">
“Відповідно, закон про олігархів поки що на паузі, але ця пауза триватименедовго і ми повернемося до цього питання разом з Венеційською комісією з тим,щоб подивитися і дістати олігархів , якщо вони ще залишатимуться олігархами, ане стануть звичайними порядними бізнесменами”, - сказав міністр юстиції.</text:p>
      <text:p text:style-name="P4">
<text:span text:style-name="T4">
Читайте також:</text:span>
 <text:a xlink:type="simple" xlink:href="https://www.ukrinform.ua/rubric-polytics/3534278-oligarhom-v-ukraini-mozut-viznati-j-inozemca-danilov.html" text:style-name="Internet_20_link" text:visited-style-name="Visited_20_Internet_20_Link">
 Олігархом в Україні можуть визнати й іноземця - Данілов</text:a>
He added that he continues to work in Venice, "because there are two more laws in view, one of which is about the Constitutional Court."</text:p>
      <text:p text:style-name="P4">
As reported by Ukrinform, in November 2021, President Vladimir Zelensky signed the Law "On Prevention of Threats of National Security, associated with the impact of persons who have significant economic or political weight of the consuming life(oligarchs)".</text:p>
      <text:p text:style-name="P4">
The document provides a legal framework to separate the large business of the policy struggle and to limit the destructive influence of the privileged(oligarchic)interests in the economic life of Ukraine. It also establishes criteria for the determination of oligarchs and requirements for transparency of contacts of political actors and officials with oligarchs or their representatives.On June 29, 2022, President Volodymyr Zelenskyy introduced the decision <text:a xlink:type="simple" xlink:href="https://www.ukrinform.ua/tag-rnbo" text:style-name="Internet_20_link" text:visited-style-name="Visited_20_Internet_20_Link">
NSDC</text:a>
on the register of oligarchs, the procedure for its formation and maintenance, signing the relevant decree.</text:p>
      <text:p text:style-name="P4">
In March 2023, Mart3 stated that the only barrier to the implementation of the law on oligarchs is the requirement of the European Commission to wait for the conclusion of the Venice Commission after the analysis of this law.</text:p>
      <text:p text:style-name="P4">
News Source: <text:a xlink:type="simple" xlink:href="https://www.ukrinform.ua/rubric-polytics/3720619-venecijska-komisia-rekomendue-ukraini-pocekati-z-implementacieu-zakonu-pro-oligarhiv-do-kinca-vijni.html" text:style-name="Internet_20_link" text:visited-style-name="Visited_20_Internet_20_Link">
https://www.ukrinform.ua/rubric-polytics/3720619-venecijska-komisia-rekomendue-ukraini-pocekati-z-implementacieu-zakonu-pro-oligarhiv-do-kinca-vijni.html</text:a>
</text:p>
      <!--NEWS-->
      <text:h text:style-name="P10" text:outline-level="1">
<text:span text:style-name="T4">
The Ramstein format will take place on June 15 in Brussels - Pentagon</text:span>
</text:h>
      <text:p text:style-name="P4">
Authors: Ukrinform (Person)</text:p>
      <text:p text:style-name="P4">
Publisher: Укринформ (Organization)</text:p>
      <text:p text:style-name="P4">
Published Time: 2023-06-09T15:53:00+03:00</text:p>
      <text:p text:style-name="P4">
Modified Time: 2023-06-09T15:53:00+03:00</text:p>
      <text:p text:style-name="P4">
Description: The next meeting of the Defense Group of Ukraine in Ramstein will be held on June 15 in Brussels. - Ukrinform.</text:p>
      <text:p text:style-name="P4">
Images: ['<text:a xlink:type="simple" xlink:href="https://static.ukrinform.com/photos/2017_12/thumb_files/630_360_1513407469-9227.jpg" text:style-name="Internet_20_link" text:visited-style-name="Visited_20_Internet_20_Link">
630_360_15134...</text:a>
']</text:p>
      <text:p text:style-name="P4">
Tags: ['Брюссель', 'Пентагон', 'Україна', 'Зустріч Рамштайн']</text:p>
      <text:p text:style-name="P4">
Type: Article</text:p>
      <!--METADATA-->
      <text:p text:style-name="P4">
<draw:frame draw:style-name="fr1" draw:name="Image77" text:anchor-type="as-char" svg:width="6.9236in" svg:height="3.956343in" draw:z-index="0">
<draw:image xlink:href="../Images/yкринформ/2023-06-09T15-53-00-03-00/630_360_1513407469-9227.jpg" xlink:type="simple" xlink:show="embed" xlink:actuate="onLoad" draw:mime-type="image/jpeg"/>
</draw:frame>
The next visualization of the Contact Group on Defense of Ukraine in Ramstein format will be held on June 15 in Brussels.</text:p>
      <text:p text:style-name="P4">
According to Ukrinform, a spokesman for Pentagon Petagon Petagon Razeider informed about it.</text:p>
      <text:p text:style-name="P4">
According to him, the head of the Pentagon Lloyd Austin and the head of the High Combined Committee of the Headquarters of the US Armed Forces will come to the meeting.</text:p>
      <text:p text:style-name="P4">
"Next week, the Minister Austin will go to Brussels again, where he and the head of the headquarters of the headquarters, General Millie will hold the Celebration Group on Defense of Ukraine on June 15, after which there will(https://www.ukrinform.ua/tag-nato)June 16, "the spokesman informed.</text:p>
      <text:p text:style-name="P4">
<text:span text:style-name="T4">
 Read also: </text:span>
 [aircraft coalition: Zelensky and European leaders(https://www.ukrinform.ua/rubric-polytics/3717197-koalicia-litakiv-zelenskij-ta-evropejski-lideri-domovilisa-prodovziti-robotu-na-ramstajni.html)As reported by Ukrinform, the 12th meeting of the Contact Group on Defense Ukraine in Ramstein format took place on May 25 in virtual mode.</text:p>
      <text:p text:style-name="P4">
Then the participating countries, among other things, <text:a xlink:type="simple" xlink:href="https://www.ukrinform.ua/rubric-ato/3714203-ucasniki-ramstajnu-domovilisa-znajti-bilse-ppo-dla-ukraini-ostin.html" text:style-name="Internet_20_link" text:visited-style-name="Visited_20_Internet_20_Link">
agreed to find more opportunities</text:a>
To provide Ukraine with additional air defense systems.</text:p>
      <text:p text:style-name="P4">
News Source: <text:a xlink:type="simple" xlink:href="https://www.ukrinform.ua/rubric-ato/3720618-zasidanna-u-formati-ramstajn-vidbudetsa-15-cervna-u-brusseli-pentagon.html" text:style-name="Internet_20_link" text:visited-style-name="Visited_20_Internet_20_Link">
https://www.ukrinform.ua/rubric-ato/3720618-zasidanna-u-formati-ramstajn-vidbudetsa-15-cervna-u-brusseli-pentagon.html</text:a>
</text:p>
      <!--NEWS-->
      <text:h text:style-name="P10" text:outline-level="1">
<text:span text:style-name="T4">
At night air defense forces destroyed 14 Russian drones and four winged missiles</text:span>
</text:h>
      <text:p text:style-name="P4">
Author: ['АРМІЯINFORM']</text:p>
      <text:p text:style-name="P4">
Time: 2023-06-09T16:00:00-04:00</text:p>
      <text:p text:style-name="P4">
Description: The NICH 9 of the worm of the stupid of the PPO has a mutual forces of the defense of Ukrainian ... War with Ukraine 2022, the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179790-1_large.jpg" text:style-name="Internet_20_link" text:visited-style-name="Visited_20_Internet_20_Link">
179790-1_large.jpg</text:a>
']</text:p>
      <text:p text:style-name="P4">
Tags: ['STOPRUSSIA', 'АГРЕСІЯ РФ', 'ВТОРГНЕННЯ РФ', 'ОБСТРІЛ УКРАЇНИ', 'ПС ЗСУ']</text:p>
      <text:p text:style-name="P4">
Category: News</text:p>
      <!--METADATA-->
      <text:p text:style-name="P4">
<draw:frame draw:style-name="fr1" draw:name="Image78" text:anchor-type="as-char" svg:width="6.9236in" svg:height="4.366727in" draw:z-index="0">
<draw:image xlink:href="../Images/AРМІЯINFORM/2023-06-09T16-00-00-04-00/179790-1_large.jpg" xlink:type="simple" xlink:show="embed" xlink:actuate="onLoad" draw:mime-type="image/jpeg"/>
</draw:frame>
On the night of June 9, the forces and means of defense in cooperation with other components of defense forces destroyed <text:span text:style-name="T4">
 4 </text:span>
 winged missiles X-101/X-55, <text:span text:style-name="T4">
 10 </text:span>
 10 <text:span text:style-name="T4">
 Dronivhad-136/131, "Lancket" and </text:span>
 4 ** UAV Operative-tactical level "Orlan-10", SuperCam.</text:p>
      <text:p text:style-name="P4">
About it <text:a xlink:type="simple" xlink:href="https://t.me/kpszsu/2556" text:style-name="Internet_20_link" text:visited-style-name="Visited_20_Internet_20_Link">
reports</text:a>
Armed Forces Command.</text:p>
      <text:p text:style-name="P4">
During the attack, the <text:span text:style-name="T4">
 16 shock UAVs and 6 winged missiles are launched </text:span>
 Air Broadcasting.</text:p>
      <text:p text:style-name="P4">
It is noted that the occupiers struck Ukraine on military objects and objects of critical infrastructure in the period from 22:00 to 04:00.</text:p>
      <text:p text:style-name="P4">
Shahaneda launchers were carried out from the southern direction, the winged missiles-from the Caspian Sea, from the Tu-95MC strategic bombers.</text:p>
      <text:p text:style-name="P4">
Also at about 8:00 pm on June 8, the enemy struck the Black Movoda Caliber missiles on one of the civilian sites in Cherkasy region.</text:p>
      <text:p text:style-name="P4">
The Air Force of the Armed Forces of Ukraine has led to <text:span text:style-name="T4">
 20 </text:span>
 20 ** Fire Air Force on air defense, logistics, military equipment and positions of public troops over the past and current days.</text:p>
      <text:p text:style-name="P4">
News Source: <text:a xlink:type="simple" xlink:href="https://armyinform.com.ua/2023/06/09/unochi-syly-ppo-znyshhyly-14-rosijskyh-droniv-ta-chotyry-krylati-rakety/" text:style-name="Internet_20_link" text:visited-style-name="Visited_20_Internet_20_Link">
https://armyinform.com.ua/2023/06/09/unochi-syly-ppo-znyshhyly-14-rosijskyh-droniv-ta-chotyry-krylati-rakety/</text:a>
</text:p>
      <!--NEWS-->
      <text:h text:style-name="P10" text:outline-level="1">
<text:span text:style-name="T4">
Energoatom has translated the block # 5 of the Zaporozhye NPP into the state of the Cold Stop</text:span>
</text:h>
      <text:p text:style-name="P4">
Authors: Ukrinform (Person)</text:p>
      <text:p text:style-name="P4">
Publisher: Укринформ (Organization)</text:p>
      <text:p text:style-name="P4">
Published Time: 2023-06-09T16:04:00+03:00</text:p>
      <text:p text:style-name="P4">
Modified Time: 2023-06-09T23:04:00+03:00</text:p>
      <text:p text:style-name="P4">
Description: Energoatom issued an order in accordance with Diara's instruction to transfer the block # 5 of the Zaporizhzhya NPP into the state of the Cold Stop. - Ukrinform.</text:p>
      <text:p text:style-name="P4">
Images: ['<text:a xlink:type="simple" xlink:href="https://static.ukrinform.com/photos/2022_08/thumb_files/630_360_1659775244-220.jpg" text:style-name="Internet_20_link" text:visited-style-name="Visited_20_Internet_20_Link">
630_360_16597...</text:a>
']</text:p>
      <text:p text:style-name="P4">
Tags: ['АЕС', 'Економіка', 'Енергоатом', 'Запорізька АЕС', 'Війна з Росією']</text:p>
      <text:p text:style-name="P4">
Type: Article</text:p>
      <!--METADATA-->
      <text:p text:style-name="P4">
<draw:frame draw:style-name="fr1" draw:name="Image79" text:anchor-type="as-char" svg:width="6.9236in" svg:height="3.956343in" draw:z-index="0">
<draw:image xlink:href="../Images/yкринформ/2023-06-09T16-04-00-03-00/630_360_1659775244-220.jpg" xlink:type="simple" xlink:show="embed" xlink:actuate="onLoad" draw:mime-type="image/jpeg"/>
</draw:frame>
Energy and in accordance with Diara's instruction issued an order to transfer the block # 5 of the Zaporozhye NPP into the state of the Cold Stop.</text:p>
      <text:p text:style-name="P4">
About it in the telegram <text:a xlink:type="simple" xlink:href="https://t.me/energoatom_ua/13499" text:style-name="Internet_20_link" text:visited-style-name="Visited_20_Internet_20_Link">
reports</text:a>
Energoatom, reports Ukrinform.</text:p>
      <text:p text:style-name="P4">
"Given the risks for nuclear and radiation safety, after the Kakhovsk Hydroelectric Power Plant is available, it is the safest condition for the atomic reactor. This is the SNA SCRUSSUE on June 8, 2023 issued an appropriate order, NNEGC Energoatom and legitimate, Ukrainian, and the leadership of the NPP. , - the post says.</text:p>
      <text:p text:style-name="P4">
<text:span text:style-name="T4">
 Read also: </text:span>
 <text:span text:style-name="T4">
 <text:a xlink:type="simple" xlink:href="https://www.ukrinform.ua/rubric-economy/3720718-ostannij-energoblok-zaes-perevodat-u-rezim-holodnogo-zupinu-nazvali-pricini.html" text:style-name="Internet_20_link" text:visited-style-name="Visited_20_Internet_20_Link">
the last power unit of the ZPP is translated into "Cold Cash" mode - named the reasons</text:a>
</text:span>
</text:p>
      <text:p text:style-name="P4">
The decision made by the inability to eliminate in the occupied Russians, violations of nuclear and radiation safety requirements have been found.</text:p>
      <text:p text:style-name="P4">
Energoatom says that the following factors are taken into account: calculated by the expertise of the Kakhovka reservoir a few days after the blasting of the Kakhovskaya Hesros Russian invaders; Continuation of periodic shelling by their industrial site <text:span text:style-name="T4">
 <text:a xlink:type="simple" xlink:href="https://www.ukrinform.ua/tag-zaporizka-aes" text:style-name="Internet_20_link" text:visited-style-name="Visited_20_Internet_20_Link">
ZPP</text:a>
</text:span>
 and adjacent territories, resulting in damage to the air lines connecting the station with the power system of Ukraine; Termination from May 17, 2023 The transmission of automated radiation control system data(Askro)OPP, that is, the lack of early notification; Degradation of the system of emergency responding at the site of the ZPEC and beyond its borders in the conditions of temporary occupation by the station itself and part of the Zaporizhzhia and Kherson regions.</text:p>
      <text:p text:style-name="P4">
<text:span text:style-name="T4">
 Read also: </text:span>
 <text:span text:style-name="T4">
 <text:a xlink:type="simple" xlink:href="https://www.ukrinform.ua/rubric-economy/3720646-ukraina-ne-zmoze-svidko-vvesti-v-ekspluataciu-zaes-pisla-ii-zvilnenna-ekspert.html" text:style-name="Internet_20_link" text:visited-style-name="Visited_20_Internet_20_Link">
Ukraine will not be able to quickly put into operation in the afterse of its release - expert</text:a>
</text:span>
</text:p>
      <text:p text:style-name="P4">
In case of failure to comply with the disposal of Russian "controllers", their actions will be considered as a deliberate and purposeful violation of the rules of nuclear taradiation safety of the nuclear installation of the NPP.</text:p>
      <text:p text:style-name="P4">
News Source: <text:a xlink:type="simple" xlink:href="https://www.ukrinform.ua/rubric-economy/3720802-energoatom-pereviv-blok-5-zaporizkoi-aes-u-stan-holodnogo-zupinu.html" text:style-name="Internet_20_link" text:visited-style-name="Visited_20_Internet_20_Link">
https://www.ukrinform.ua/rubric-economy/3720802-energoatom-pereviv-blok-5-zaporizkoi-aes-u-stan-holodnogo-zupinu.html</text:a>
</text:p>
      <!--NEWS-->
      <text:h text:style-name="P10" text:outline-level="1">
<text:span text:style-name="T4">
Putin stated that tactical nuclear weapons would be brought to Belarus after July 7-8</text:span>
</text:h>
      <text:p text:style-name="P4">
Authors: Ukrinform (Person)</text:p>
      <text:p text:style-name="P4">
Publisher: Укринформ (Organization)</text:p>
      <text:p text:style-name="P4">
Published Time: 2023-06-09T16:04:19+03:00</text:p>
      <text:p text:style-name="P4">
Modified Time: 2023-06-09T16:04:19+03:00</text:p>
      <text:p text:style-name="P4">
Description: Russian President Vladimir Putin at a meeting with the self-proclaimed President of Belarus Alexander Lukashenko in Sochi said that tactical nuclear weapons to Belarus would be delivered after July 7-8. - Ukrinform.</text:p>
      <text:p text:style-name="P4">
Images: ['<text:a xlink:type="simple" xlink:href="https://static.ukrinform.com/photos/2019_12/thumb_files/630_360_1575873153-902.jpg" text:style-name="Internet_20_link" text:visited-style-name="Visited_20_Internet_20_Link">
630_360_15758...</text:a>
']</text:p>
      <text:p text:style-name="P4">
Tags: ['Лукашенко', 'Путін', 'Ядерна зброя']</text:p>
      <text:p text:style-name="P4">
Type: Article</text:p>
      <!--METADATA-->
      <text:p text:style-name="P4">
<draw:frame draw:style-name="fr1" draw:name="Image80" text:anchor-type="as-char" svg:width="6.9236in" svg:height="3.956343in" draw:z-index="0">
<draw:image xlink:href="../Images/yкринформ/2023-06-09T16-04-19-03-00/630_360_1575873153-902.jpg" xlink:type="simple" xlink:show="embed" xlink:actuate="onLoad" draw:mime-type="image/jpeg"/>
</draw:frame>
Presidentials Volodymyr Putin at a meeting with the self-proclaimed President of Belarusaleksandr Lukashenko in Sochi stated that tactical nuclear weapons would be placed before July 7-8.</text:p>
      <text:p text:style-name="P4">
About it reports Ukrinform with reference to <text:a xlink:type="simple" xlink:href="http://t.me/rian_ru/205268" text:style-name="Internet_20_link" text:visited-style-name="Visited_20_Internet_20_Link">
telegram-channel</text:a>
Russian State Informing, in which a video of the meeting is formulated.</text:p>
      <text:p text:style-name="P4">
"As for the most sensitive issues we agreed with you, everything goes according to the plan ... As you know, on July 7-8 the preparation of the relevant structures ends, and immediately we will start the measures related to the placement of relevant types of arms in your territory," Putin said .</text:p>
      <text:p text:style-name="P4">
<text:span text:style-name="T4">
 Read also: </text:span>
 <text:a xlink:type="simple" xlink:href="https://www.ukrinform.ua/rubric-ato/3719607-u-bilorusi-perebuvaut-blizko-tisaci-rosijskih-vijskovih-prikordonniki.html" text:style-name="Internet_20_link" text:visited-style-name="Visited_20_Internet_20_Link">
in Belarus are about a thousand Russian - border guards</text:a>
As reported by Ukrinform, at the end of March <text:a xlink:type="simple" xlink:href="https://www.ukrinform.ua/tag-putin" text:style-name="Internet_20_link" text:visited-style-name="Visited_20_Internet_20_Link">
Putin</text:a>
He reported an agreement with Lukashenko on the placement of tactical nuclear weapons in the republic. Putin then stated that Ilorus was transferred to Iskander missile complex, which could be carrier nuclear weapons.</text:p>
      <text:p text:style-name="P4">
<text:span text:style-name="T4">
 Read also: </text:span>
 [USA will not get involved in <text:span text:style-name="T4">
 nuclear </text:span>
 pursuit of Russia.(https://www.ukrinform.ua/rubric-world/3717642-ssa-ne-vtaguvatimutsa-v-adernu-gonitvu-z-rosieu-ta-kitaem-radnik-bajdena.html)On May 25, the Ministers of Defense of Russia and Belarus signed the documents of the exposure of tactical nuclear weapons in the Belarusian territory. On the same day, Lukashenko stated that the nuclear weapons of the Russian Federation had already begun to be transferred to Belarus.</text:p>
      <text:p text:style-name="P4">
News Source: <text:a xlink:type="simple" xlink:href="https://www.ukrinform.ua/rubric-world/3720620-putin-zaaviv-so-takticnu-adernu-zbrou-privezut-u-bilorus-pisla-78-lipna.html" text:style-name="Internet_20_link" text:visited-style-name="Visited_20_Internet_20_Link">
https://www.ukrinform.ua/rubric-world/3720620-putin-zaaviv-so-takticnu-adernu-zbrou-privezut-u-bilorus-pisla-78-lipna.html</text:a>
</text:p>
      <!--NEWS-->
      <text:h text:style-name="P10" text:outline-level="1">
<text:span text:style-name="T4">
In the water trap there was a village in Beryslav district</text:span>
</text:h>
      <text:p text:style-name="P4">
Authors: Ukrinform (Person)</text:p>
      <text:p text:style-name="P4">
Publisher: Укринформ (Organization)</text:p>
      <text:p text:style-name="P4">
Published Time: 2023-06-09T16:08:00+03:00</text:p>
      <text:p text:style-name="P4">
Modified Time: 2023-06-09T16:08:00+03:00</text:p>
      <text:p text:style-name="P4">
Description: In the Berislav district of Kherson region, the village of Novogredneve was in the water trap. - Ukrinform.</text:p>
      <text:p text:style-name="P4">
Images: ['<text:a xlink:type="simple" xlink:href="https://static.ukrinform.com/photos/2023_06/thumb_files/630_360_1686316047-870.jpg" text:style-name="Internet_20_link" text:visited-style-name="Visited_20_Internet_20_Link">
630_360_16863...</text:a>
']</text:p>
      <text:p text:style-name="P4">
Tags: ['Херсонщина', 'Вода', 'Каховська ГЕС', 'Затоплення']</text:p>
      <text:p text:style-name="P4">
Type: Article</text:p>
      <!--METADATA-->
      <text:p text:style-name="P4">
<draw:frame draw:style-name="fr1" draw:name="Image81" text:anchor-type="as-char" svg:width="6.9236in" svg:height="3.956343in" draw:z-index="0">
<draw:image xlink:href="../Images/yкринформ/2023-06-09T16-08-00-03-00/630_360_1686316047-870.jpg" xlink:type="simple" xlink:show="embed" xlink:actuate="onLoad" draw:mime-type="image/jpeg"/>
</draw:frame>
The village of Novogrednevo was in the Water Trap in the Water Trap.</text:p>
      <text:p text:style-name="P4">
This was reported in <text:a xlink:type="simple" xlink:href="https://t.me/beryslavrda/3001" text:style-name="Internet_20_link" text:visited-style-name="Visited_20_Internet_20_Link">
telegram</text:a>
Volodymyr Litvinov, Head Barislav RVA, Ukrinform reports.</text:p>
      <text:p text:style-name="P4">
«Novogredneve Kalinovsky community in <text:a xlink:type="simple" xlink:href="https://www.ukrinform.ua/tag-voda" text:style-name="Internet_20_link" text:visited-style-name="Visited_20_Internet_20_Link">
water</text:a>
Trap. Subluded homes. There is no power supply, ”the presentation says.</text:p>
      <text:p text:style-name="P4">
As it is noted, all services are working on the evacuation of the population and animals.</text:p>
      <text:p text:style-name="P4">
Also <text:a xlink:type="simple" xlink:href="https://t.me/beryslavrda/2997" text:style-name="Internet_20_link" text:visited-style-name="Visited_20_Internet_20_Link">
indicated</text:a>
97 people evacuated from the victims of the Kalinov Territorial Community.</text:p>
      <text:p text:style-name="P4">
As reported <text:a xlink:type="simple" xlink:href="https://www.ukrinform.ua/rubric-regions/3720537-u-berislavskij-gromadi-hersonsini-miliut-sverdlovini.html" text:style-name="Internet_20_link" text:visited-style-name="Visited_20_Internet_20_Link">
Ukrinform</text:a>
. Under the threat of flooding the contents of the Kalinov Territorial Community - the village of Kalinovsky Tasela Testament, Beaver Corner, Mala Sedeminukha, Krasnolyubets, Novogrednevo. Possible flooding was the village. David Bridge of the Greater Alexander Territorial Community. In total, the water level rose 150 cm.</text:p>
      <text:p text:style-name="P4">
*!(https://www.ukrinform.ua/rubric-regions/3719477-u-berislavskomu-rajoni-pidtopleni-mosti-budinki-i-kladovise.html)<text:a xlink:type="simple" xlink:href="https://www.ukrinform.ua/rubric-other_news/3718791-pidriv-rosianami-kahovskoi-ges-vsi-novini.html" text:style-name="Internet_20_link" text:visited-style-name="Visited_20_Internet_20_Link">
Russian troops carried out on June 6, the Kakhovka hydroelectric power station.</text:a>
<text:span text:style-name="T5">
Foto: Vladimir Litvinov / Telegram</text:span>
</text:p>
      <text:p text:style-name="P4">
News Source: <text:a xlink:type="simple" xlink:href="https://www.ukrinform.ua/rubric-regions/3720622-u-vodanij-pastci-opinilosa-selo-novogredneve-u-berislavskomu-rajoni.html" text:style-name="Internet_20_link" text:visited-style-name="Visited_20_Internet_20_Link">
https://www.ukrinform.ua/rubric-regions/3720622-u-vodanij-pastci-opinilosa-selo-novogredneve-u-berislavskomu-rajoni.html</text:a>
</text:p>
      <!--NEWS-->
      <text:h text:style-name="P10" text:outline-level="1">
<text:span text:style-name="T4">
Estonian intelligence: the Armed Forces are attacked in several directions - "feel" the defense of the Russians</text:span>
</text:h>
      <text:p text:style-name="P4">
Authors: Ukrinform (Person)</text:p>
      <text:p text:style-name="P4">
Publisher: Укринформ (Organization)</text:p>
      <text:p text:style-name="P4">
Published Time: 2023-06-09T16:14:51+03:00</text:p>
      <text:p text:style-name="P4">
Modified Time: 2023-06-09T16:14:51+03:00</text:p>
      <text:p text:style-name="P4">
Description: According to the Intelligence Center for Forces of Estonia forces, the activity of hostilities in Ukraine has increased significantly, and the Ukrainian Armed Forces attack Russian troops in several directions. - Ukrinform.</text:p>
      <text:p text:style-name="P4">
Images: ['<text:a xlink:type="simple" xlink:href="https://static.ukrinform.com/photos/2023_05/thumb_files/630_360_1684348961-601.jpg" text:style-name="Internet_20_link" text:visited-style-name="Visited_20_Internet_20_Link">
630_360_16843...</text:a>
']</text:p>
      <text:p text:style-name="P4">
Tags: ['Естонія', 'Розвідка', 'ЗСУ', 'Війна з Росією', 'Контрнаступ']</text:p>
      <text:p text:style-name="P4">
Type: Article</text:p>
      <!--METADATA-->
      <text:p text:style-name="P4">
<draw:frame draw:style-name="fr1" draw:name="Image82" text:anchor-type="as-char" svg:width="6.9236in" svg:height="3.956343in" draw:z-index="0">
<draw:image xlink:href="../Images/yкринформ/2023-06-09T16-14-51-03-00/630_360_1684348961-601.jpg" xlink:type="simple" xlink:show="embed" xlink:actuate="onLoad" draw:mime-type="image/jpeg"/>
</draw:frame>
According to the Exploration Center for Forces of Defense forces of Estonia, the activity of hostilities in Ukraine has increased significantly, and the Ukrainian Armed Forces attack Russian troops at once.</text:p>
      <text:p text:style-name="P4">
As Ukrinform reports, it reports <text:a xlink:type="simple" xlink:href="http://rus.err.ee/1609002875/svodka-sil-oborony-vsu-atakujut-srazu-na-neskolkih-napravlenijah" text:style-name="Internet_20_link" text:visited-style-name="Visited_20_Internet_20_Link">
ERR</text:a>
.</text:p>
      <text:p text:style-name="P4">
As it is noted, such attacks are felt defense, and after revealing a weakened place, the main forces are sent to the breakthrough, which then seek to enter the enemy, notes the intelligence center of Estonia's defense forces.</text:p>
      <text:p text:style-name="P4">
Probably the offensive will develop gradually. The Armed Forces take into account the importance of logistics and protection of flanks from possible counterattacks of the armed forces of the Russian Federation.</text:p>
      <text:p text:style-name="P4">
The liberation of all occupied territories in the coming months is unlikely, it is emphasized in the weekly erection of the Estonian Intelligence Center. Most likely, the Russian forces will focus on the maintenance of the TaamamaMAMAMAMS will be inflicted on opponents of unacceptable losses, as well as to tighten the circuitry.</text:p>
      <text:p text:style-name="P4">
<text:span text:style-name="T4">
 Read also: </text:span>
 <text:a xlink:type="simple" xlink:href="https://www.ukrinform.ua/rubric-ato/3720269-risenna-pro-pidriv-kahovskoi-ges-viddavav-osobisto-putin-rozvidka.html" text:style-name="Internet_20_link" text:visited-style-name="Visited_20_Internet_20_Link">
Decision on Kakhovskaya hydroelectric power station gave Putin- <text:span text:style-name="T4">
 Intelligence </text:span>
</text:a>
The Armed Forces obviously took the initiative, but the doctrine of the Armed Forces <text:a xlink:type="simple" xlink:href="https://www.ukrinform.ua/tag-rosia" text:style-name="Internet_20_link" text:visited-style-name="Visited_20_Internet_20_Link">
RF</text:a>
It involves the execution of the counterattack, both natural and operational.</text:p>
      <text:p text:style-name="P4">
As it is noted, on Tuesday at night, June 6, "the dam was destroyed(In fact, it was undermined by the Russian - ed.)which led to a catastrophic flood in the territory from Novovakakhovka and the Dnipa Delta. "It was more strongly affected by lowland districts on the eastern bank of the Dnieper, which are under the control of the Russians. Despite everything, the flood was affected by the fortifications of the first line of the defense of the Russian Federation.</text:p>
      <text:p text:style-name="P4">
The flooded minefields and ammunition make the situation even more unpredictable, it is noted in the rank.</text:p>
      <text:p text:style-name="P4">
<text:span text:style-name="T4">
 Read also: </text:span>
 <text:a xlink:type="simple" xlink:href="https://www.ukrinform.ua/rubric-ato/3720458-jdut-zapekli-informacijni-boi-malar-poasnila-ak-i-comu-vorog-atakue-ukrainciv-vkidami-i-fejkami.html" text:style-name="Internet_20_link" text:visited-style-name="Visited_20_Internet_20_Link">
there are fierce information battles: the painter explained as the Chomuvorot attacks Ukrainians with a push and <text:span text:style-name="T4">
 fake </text:span>
 we</text:a>
</text:p>
      <text:p text:style-name="P4">
News Source: <text:a xlink:type="simple" xlink:href="https://www.ukrinform.ua/rubric-ato/3720624-estonska-rozvidka-zsu-atakuut-vidrazu-na-kilkoh-napramkah-promacuut-oboronu-rosian.html" text:style-name="Internet_20_link" text:visited-style-name="Visited_20_Internet_20_Link">
https://www.ukrinform.ua/rubric-ato/3720624-estonska-rozvidka-zsu-atakuut-vidrazu-na-kilkoh-napramkah-promacuut-oboronu-rosian.html</text:a>
</text:p>
      <!--NEWS-->
      <text:h text:style-name="P10" text:outline-level="1">
<text:span text:style-name="T4">
The hospital of Gulyaypol was hit by a Russian aircraft - Ova told about the victims and the wounded</text:span>
</text:h>
      <text:p text:style-name="P4">
Authors: Ukrinform (Person)</text:p>
      <text:p text:style-name="P4">
Publisher: Укринформ (Organization)</text:p>
      <text:p text:style-name="P4">
Published Time: 2023-06-09T16:15:00+03:00</text:p>
      <text:p text:style-name="P4">
Modified Time: 2023-06-09T16:15:00+03:00</text:p>
      <text:p text:style-name="P4">
Description: The head of Zaporizhzhya Ova Yuri Malashko informed about the dead of a medical institution in Gulyaypol, he was a 46-year-old man and a 55-year-old woman. - Ukrinform.</text:p>
      <text:p text:style-name="P4">
Images: ['<text:a xlink:type="simple" xlink:href="https://static.ukrinform.com/photos/2023_06/thumb_files/630_360_1686312559-708.jpg" text:style-name="Internet_20_link" text:visited-style-name="Visited_20_Internet_20_Link">
630_360_16863...</text:a>
']</text:p>
      <text:p text:style-name="P4">
Tags: ['Обстріл', 'Запоріжжя', 'Війна з Росією', 'Гуляйполе']</text:p>
      <text:p text:style-name="P4">
Type: Article</text:p>
      <!--METADATA-->
      <text:p text:style-name="P4">
<draw:frame draw:style-name="fr1" draw:name="Image83" text:anchor-type="as-char" svg:width="6.9236in" svg:height="3.956343in" draw:z-index="0">
<draw:image xlink:href="../Images/yкринформ/2023-06-09T16-15-00-03-00/630_360_1686312559-708.jpg" xlink:type="simple" xlink:show="embed" xlink:actuate="onLoad" draw:mime-type="image/jpeg"/>
</draw:frame>
Yuriy Malashko, the head of Zaporozhye Ova, informed about the dead of a medical institution in Gulyaypol: he is a 46-year-old man and a 55-year-old woman.</text:p>
      <text:p text:style-name="P4">
He posted the corresponding post in <text:a xlink:type="simple" xlink:href="https://t.me/zoda_gov_ua/19360" text:style-name="Internet_20_link" text:visited-style-name="Visited_20_Internet_20_Link">
telegram</text:a>
, reports Ukrinform.</text:p>
      <text:p text:style-name="P4">
"The managed airbot was hit by a medical facility in the frontline. Unfortunately, a 46-year-old worker was killed, who, despite the danger, continued to fulfill his duty on the fire line, and a 55-year-old woman who was nearby," Malashko said.</text:p>
      <text:p text:style-name="P4">
<text:span text:style-name="T4">
 Read also: </text:span>
 <text:a xlink:type="simple" xlink:href="https://www.ukrinform.ua/rubric-ato/3720564-rosiani-obstrilali-likarnu-v-gulajpoli-dvoe-zagiblih.html" text:style-name="Internet_20_link" text:visited-style-name="Visited_20_Internet_20_Link">
Russians fired a hospital in Guliaypoli, two dead</text:a>
He also reported that two nurses were injured in the offshore, hospitalization did not need hospitalization. In addition, the injuries was given to the SES.</text:p>
      <text:p text:style-name="P4">
Experts immediately started rescue and search work.</text:p>
      <text:p text:style-name="P4">
As reported by Ukrinform, the troops of the Russian Federation fired <text:a xlink:type="simple" xlink:href="https://www.ukrinform.ua/tag-bolnica" text:style-name="Internet_20_link" text:visited-style-name="Visited_20_Internet_20_Link">
hospital</text:a>
In Gulyaypol, about 2 pm.</text:p>
      <text:p text:style-name="P4">
News Source: <text:a xlink:type="simple" xlink:href="https://www.ukrinform.ua/rubric-regions/3720627-u-likarnu-gulajpola-vlucila-rosijska-aviabomba-v-ova-rozpovili-pro-zertv-i-poranenih.html" text:style-name="Internet_20_link" text:visited-style-name="Visited_20_Internet_20_Link">
https://www.ukrinform.ua/rubric-regions/3720627-u-likarnu-gulajpola-vlucila-rosijska-aviabomba-v-ova-rozpovili-pro-zertv-i-poranenih.html</text:a>
</text:p>
      <!--NEWS-->
      <text:h text:style-name="P10" text:outline-level="1">
<text:span text:style-name="T4">
In the Chinese city of Tianjin, cracks appeared near high -rise buildings - thousands of people evacuated</text:span>
</text:h>
      <text:p text:style-name="P4">
Authors: Ukrinform (Person)</text:p>
      <text:p text:style-name="P4">
Publisher: Укринформ (Organization)</text:p>
      <text:p text:style-name="P4">
Published Time: 2023-06-09T16:16:00+03:00</text:p>
      <text:p text:style-name="P4">
Modified Time: 2023-06-09T16:16:00+03:00</text:p>
      <text:p text:style-name="P4">
Description: In the city of Tianjin in northern China, about 100 km from Beijing, nearly four thousand people from several multi -storey residential buildings have been evacuated over the last days through deep cracks that appeared on the surrounding streets. - Ukrinform.</text:p>
      <text:p text:style-name="P4">
Images: ['<text:a xlink:type="simple" xlink:href="https://static.ukrinform.com/photos/2023_06/thumb_files/630_360_1686316316-613.jpeg" text:style-name="Internet_20_link" text:visited-style-name="Visited_20_Internet_20_Link">
630_360_16863...</text:a>
']</text:p>
      <text:p text:style-name="P4">
Tags: ['Будинок', 'Евакуація', 'Китай']</text:p>
      <text:p text:style-name="P4">
Type: Article</text:p>
      <!--METADATA-->
      <text:p text:style-name="P4">
<draw:frame draw:style-name="fr1" draw:name="Image84" text:anchor-type="as-char" svg:width="6.9236in" svg:height="3.956343in" draw:z-index="0">
<draw:image xlink:href="../Images/yкринформ/2023-06-09T16-16-00-03-00/630_360_1686316316-613.jpeg" xlink:type="simple" xlink:show="embed" xlink:actuate="onLoad" draw:mime-type="image/jpeg"/>
</draw:frame>
In the city of the city in northern China, about 100 km from Beijing, nearly four thousand people from several multi -storey residential buildings have evacuated over the latest through deep cracks that appeared on the surrounding streets.</text:p>
      <text:p text:style-name="P4">
About it reports local edition <text:a xlink:type="simple" xlink:href="https://www.globaltimes.cn/page/202306/1292261.shtml" text:style-name="Internet_20_link" text:visited-style-name="Visited_20_Internet_20_Link">
Global Times</text:a>
, reports Ukrinform.</text:p>
      <text:p text:style-name="P4">
Numerous cracks from the fist appeared on the roads near a residential complex in one of the southern areas of Tianjin on May 31. At the same time, they noticed the Ytryshchyna in the walls of adjacent underground parking, through which water even bursting.</text:p>
      <text:p text:style-name="P4">
Residents of at least three 25-storey buildings nearby are relocated to the surrounding hotels. According to the district authorities, as of June 3 <text:a xlink:type="simple" xlink:href="https://www.ukrinform.ua/tag-evakuacia" text:style-name="Internet_20_link" text:visited-style-name="Visited_20_Internet_20_Link">
evacuated</text:a>
A total of 3 899 -makers.</text:p>
      <text:p text:style-name="P4">
For the study of the causes of this phenomenon and assessment of the condition of houses and their suitability for further operation, Tianjin invited more than 20 expertise of the Ministry of Natural Resources, the Ministry of Housing and Communal Economic and Urban Development and the Ministry of Extraordinary Situation, as well as more local.</text:p>
      <text:p text:style-name="P4">
After the examination, the experts came to the preliminary conclusion that this extraordinary geological incident was caused by underground cavities at a depth of 1300 meters. In their opinion, dangerous cracks on the Earth's surface could have driving geothermal wells during construction, which could disturb the more delayed geological structures, which led to soil erosion and its precipitation.</text:p>
      <text:p text:style-name="P4">
Experts also noted that the initial development of soil sedimentation from June 31 to June 2 was fast, with varying degrees of impact on multi -storey -watering along the street, but thanks to urgent measures, in particular, strengthening of concrete structures and cementing, sedimentation of soil and buildings.</text:p>
      <text:p text:style-name="P4">
<text:span text:style-name="T4">
 Read also: </text:span>
 <text:a xlink:type="simple" xlink:href="https://www.ukrinform.ua/rubric-world/3720579-na-filippinah-evakuuut-10-000-ludej-aki-zivut-bila-vulkana-majon.html" text:style-name="Internet_20_link" text:visited-style-name="Visited_20_Internet_20_Link">
10,000 people living near <text:span text:style-name="T4">
 volcano </text:span>
 And mayon are evacuated in the Philippines</text:a>
Experts emphasized the need to continue the enhanced monitoring of the condition of the soil and buildings to prevent the recurrence of the disaster, as well as to conduct more studies and to evaluate the structures of deep geological layers.According to Ukrinform, one of the most active volcanoes in the world, which is divided in the Hawaiian islands, began to erupt after a three -month -old pause.</text:p>
      <text:p text:style-name="P4">
<text:span text:style-name="T5">
Foto: CCTV News</text:span>
</text:p>
      <text:p text:style-name="P4">
News Source: <text:a xlink:type="simple" xlink:href="https://www.ukrinform.ua/rubric-world/3720625-u-kitajskomu-misti-tanczin-zavilis-trisini-bila-bagatopoverhivok-evakuuvali-tisaci-ludej.html" text:style-name="Internet_20_link" text:visited-style-name="Visited_20_Internet_20_Link">
https://www.ukrinform.ua/rubric-world/3720625-u-kitajskomu-misti-tanczin-zavilis-trisini-bila-bagatopoverhivok-evakuuvali-tisaci-ludej.html</text:a>
</text:p>
      <!--NEWS-->
      <text:h text:style-name="P10" text:outline-level="1">
<text:span text:style-name="T4">
Pope recoversing after surgery</text:span>
</text:h>
      <text:p text:style-name="P4">
Authors: Ukrinform (Person)</text:p>
      <text:p text:style-name="P4">
Publisher: Укринформ (Organization)</text:p>
      <text:p text:style-name="P4">
Published Time: 2023-06-09T16:20:00+03:00</text:p>
      <text:p text:style-name="P4">
Modified Time: 2023-06-09T16:20:00+03:00</text:p>
      <text:p text:style-name="P4">
Description: The official Vatican reported on Friday that Pope Francis was successfully recovering after undergoing surgery: he began to use a chair and read newspapers. - Ukrinform.</text:p>
      <text:p text:style-name="P4">
Images: ['<text:a xlink:type="simple" xlink:href="https://static.ukrinform.com/photos/2023_06/thumb_files/630_360_1686316583-590.jpg" text:style-name="Internet_20_link" text:visited-style-name="Visited_20_Internet_20_Link">
630_360_16863...</text:a>
']</text:p>
      <text:p text:style-name="P4">
Tags: ['Операція', 'Папа Франциск', 'Лікарня', "Здоров'я"]</text:p>
      <text:p text:style-name="P4">
Type: Article</text:p>
      <!--METADATA-->
      <text:p text:style-name="P4">
<draw:frame draw:style-name="fr1" draw:name="Image85" text:anchor-type="as-char" svg:width="6.9236in" svg:height="3.956343in" draw:z-index="0">
<draw:image xlink:href="../Images/yкринформ/2023-06-09T16-20-00-03-00/630_360_1686316583-590.jpg" xlink:type="simple" xlink:show="embed" xlink:actuate="onLoad" draw:mime-type="image/jpeg"/>
</draw:frame>
The official Vodican reported on Friday that Pope Francis was successfully recovering the post -curved operation: he began to use a chair and read newspapers.</text:p>
      <text:p text:style-name="P4">
As Ukrinform reports, it reports <text:a xlink:type="simple" xlink:href="http://www.ansa.it/english/news/vatican/2023/06/09/pope-francis-improving-in-armchair-reading-vatican_cc0caee5-af61-45f5-82ab-c9ab473752f8.html" text:style-name="Internet_20_link" text:visited-style-name="Visited_20_Internet_20_Link">
ANSA</text:a>
.</text:p>
      <text:p text:style-name="P4">
“After breakfast, his holiness spent most of the morning in a chair. He died to read the newspapers and start work again, ”said Matteo Brunney spokesman.</text:p>
      <text:p text:style-name="P4">
He added: "A team of doctors reports that the clinical picture is gradually improving and the postoperative course is normal."</text:p>
      <text:p text:style-name="P4">
It was reported that the 86-year-old Pope Francis on Wednesday operated on the abdominal cavity at the Dzhemelli Roman Hospital. He is a surviving way that lasted three hours without complications and should remain in <text:a xlink:type="simple" xlink:href="https://www.ukrinform.ua/tag-bolnica" text:style-name="Internet_20_link" text:visited-style-name="Visited_20_Internet_20_Link">
hospital</text:a>
for a few days.</text:p>
      <text:p text:style-name="P4">
All audiences with the participation of the Pontiff until June 18 have been canceled.</text:p>
      <text:p text:style-name="P4">
<text:span text:style-name="T4">
 Read also: </text:span>
 <text:a xlink:type="simple" xlink:href="https://www.ukrinform.ua/rubric-society/3708863-zelenskij-spodivaetsa-so-rozmova-z-papou-franciskom-moze-vplinuti-na-istoriu.html" text:style-name="Internet_20_link" text:visited-style-name="Visited_20_Internet_20_Link">
Zelensky hopes talking to Pope Francis Comomosis will influence history</text:a>
In early July last year, Pope Francis underwent a planned operation of the actuator of symptomatic diverticular stenosis of the colon. The operation was performed by a medical group of 10 people.</text:p>
      <text:p text:style-name="P4">
News Source: <text:a xlink:type="simple" xlink:href="https://www.ukrinform.ua/rubric-world/3720628-papa-rimskij-oduzue-pisla-operacii.html" text:style-name="Internet_20_link" text:visited-style-name="Visited_20_Internet_20_Link">
https://www.ukrinform.ua/rubric-world/3720628-papa-rimskij-oduzue-pisla-operacii.html</text:a>
</text:p>
      <!--NEWS-->
      <text:h text:style-name="P10" text:outline-level="1">
<text:span text:style-name="T4">
Russians demand money from volunteers for evacuation in the captured Kherson region - SES</text:span>
</text:h>
      <text:p text:style-name="P4">
Authors: Ukrinform (Person)</text:p>
      <text:p text:style-name="P4">
Publisher: Укринформ (Organization)</text:p>
      <text:p text:style-name="P4">
Published Time: 2023-06-09T16:28:07+03:00</text:p>
      <text:p text:style-name="P4">
Modified Time: 2023-06-09T16:28:07+03:00</text:p>
      <text:p text:style-name="P4">
Description: In the Kherson region, Russians demand people who want to evacuate citizens from the captured territories. - Ukrinform.</text:p>
      <text:p text:style-name="P4">
Images: ['<text:a xlink:type="simple" xlink:href="https://static.ukrinform.com/photos/2023_06/thumb_files/630_360_1686126836-826.jpg" text:style-name="Internet_20_link" text:visited-style-name="Visited_20_Internet_20_Link">
630_360_16861...</text:a>
']</text:p>
      <text:p text:style-name="P4">
Tags: ['ДСНС', 'Евакуація', 'Херсонщина', 'Окупація', 'Каховська ГЕС', 'Єдині новини']</text:p>
      <text:p text:style-name="P4">
Type: Article</text:p>
      <!--METADATA-->
      <text:p text:style-name="P4">
<draw:frame draw:style-name="fr1" draw:name="Image86" text:anchor-type="as-char" svg:width="6.9236in" svg:height="3.956343in" draw:z-index="0">
<draw:image xlink:href="../Images/yкринформ/2023-06-09T16-28-07-03-00/630_360_1686126836-826.jpg" xlink:type="simple" xlink:show="embed" xlink:actuate="onLoad" draw:mime-type="image/jpeg"/>
</draw:frame>
The Uherson region Russians demand people who want to evacuate citizens from captured territories.</text:p>
      <text:p text:style-name="P4">
This was informed about it in the Telelorphone "The One News" informed the so -called. The Director of the Response to Emergency Situations of the SES of Ukraine Mikhail Grib, answering the questions about the occupied Oleshkhs that volunteers are ready toabble people, but the Russians demand money for it, correspondent.</text:p>
      <text:p text:style-name="P4">
“I confirm this information. Volunteers report to us that they are passing, but they are in this scheme. And in <text:a xlink:type="simple" xlink:href="https://www.ukrinform.ua/tag-dsns" text:style-name="Internet_20_link" text:visited-style-name="Visited_20_Internet_20_Link">
SESS</text:a>
unfortunately there is no possibility(There - ed.)- we are immediately fired, it doesn't make sense there(To move - ed.)", - he said.</text:p>
      <text:p text:style-name="P4">
<text:span text:style-name="T4">
 Read also: </text:span>
 <text:a xlink:type="simple" xlink:href="https://www.ukrinform.ua/rubric-regions/3720549-evakuacia-na-livoberezzi-hersonsini-duze-skladna-sili-oboroni-namagautsa-dopomogti-gumenuk.html" text:style-name="Internet_20_link" text:visited-style-name="Visited_20_Internet_20_Link">
Defense forces try to help with the evacuation of the residents of Kherson region - Humeniuk</text:a>
According to him, the situation is currently in general(After the accident at the Kakhovskaya hydroelectric power station - ed.)They control, are ready to assist people and do so.</text:p>
      <text:p text:style-name="P4">
As it was reported, <text:a xlink:type="simple" xlink:href="https://www.ukrinform.ua/rubric-other_news/3718791-pidriv-rosianami-kahovskoi-ges-vsi-novini.html" text:style-name="Internet_20_link" text:visited-style-name="Visited_20_Internet_20_Link">
on the night of June 6, the Russian army blew up the Dumbleuka hydroelectric power station</text:a>
. In the area of danger to the Kherson region, rescue work and evacuation measures for the population for location.</text:p>
      <text:p text:style-name="P4">
<text:span text:style-name="T4">
 Read also: </text:span>
 <text:a xlink:type="simple" xlink:href="https://www.ukrinform.ua/rubric-regions/3720476-u-zatoplenih-oleskah-vidsutnij-zvazok-dola-soten-ludej-nevidoma.html" text:style-name="Internet_20_link" text:visited-style-name="Visited_20_Internet_20_Link">
in flooded oles there is no connection, the fate of hundreds is human known</text:a>
Particularly dramatic is the situation in the temporarily occupied territories, where the Russians have left the civilian population without any help, while Ukraine's accessible services to these people are extremely complicated or impossible.</text:p>
      <text:p text:style-name="P4">
President Volodymyr Zelenskyy has informed that access to drinking water due to the blowing of the Kakhovka hydroelectric power station is complicated for hundreds of thousands of people.</text:p>
      <text:p text:style-name="P4">
News Source: <text:a xlink:type="simple" xlink:href="https://www.ukrinform.ua/rubric-regions/3720632-rosiani-vimagaut-grosi-z-volonteriv-za-evakuaciu-na-zahoplenij-hersonsini-dsns.html" text:style-name="Internet_20_link" text:visited-style-name="Visited_20_Internet_20_Link">
https://www.ukrinform.ua/rubric-regions/3720632-rosiani-vimagaut-grosi-z-volonteriv-za-evakuaciu-na-zahoplenij-hersonsini-dsns.html</text:a>
</text:p>
      <!--NEWS-->
      <text:h text:style-name="P10" text:outline-level="1">
<text:span text:style-name="T4">
The SBU detained an informant of the Russian Federation who scattered screws for slowing the columns of the Armed Forces in the estuary</text:span>
</text:h>
      <text:p text:style-name="P4">
Authors: Ukrinform (Person)</text:p>
      <text:p text:style-name="P4">
Publisher: Укринформ (Organization)</text:p>
      <text:p text:style-name="P4">
Published Time: 2023-06-09T16:29:00+03:00</text:p>
      <text:p text:style-name="P4">
Modified Time: 2023-06-09T16:29:00+03:00</text:p>
      <text:p text:style-name="P4">
Description: The Security Service of Ukraine detained the informant of the Russians, who, according to the investigation, scattered screws for slowing the columns of the Armed Forces in the estuary of Donetsk region. - Ukrinform.</text:p>
      <text:p text:style-name="P4">
Images: ['<text:a xlink:type="simple" xlink:href="https://static.ukrinform.com/photos/2022_12/thumb_files/630_360_1669983394-548.jpg" text:style-name="Internet_20_link" text:visited-style-name="Visited_20_Internet_20_Link">
630_360_16699...</text:a>
']</text:p>
      <text:p text:style-name="P4">
Tags: ['Донеччина', 'СБУ', 'Колаборант', 'Війна з Росією']</text:p>
      <text:p text:style-name="P4">
Type: Article</text:p>
      <!--METADATA-->
      <text:p text:style-name="P4">
<draw:frame draw:style-name="fr1" draw:name="Image87" text:anchor-type="as-char" svg:width="6.9236in" svg:height="3.956343in" draw:z-index="0">
<draw:image xlink:href="../Images/yкринформ/2023-06-09T16-29-00-03-00/630_360_1669983394-548.jpg" xlink:type="simple" xlink:show="embed" xlink:actuate="onLoad" draw:mime-type="image/jpeg"/>
</draw:frame>
The service of Ukraine detained the informant of the Russians, who, according to the investigation, scattered screws for slowing the columns of the Armed Forces in the estuary of Donetsk region.</text:p>
      <text:p text:style-name="P4">
About it in <text:a xlink:type="simple" xlink:href="https://t.me/SBUkr/8609" text:style-name="Internet_20_link" text:visited-style-name="Visited_20_Internet_20_Link">
telegram</text:a>
The SBU press service informed, Ukrinform reports.</text:p>
      <text:p text:style-name="P4">
" <text:a xlink:type="simple" xlink:href="https://www.ukrinform.ua/tag-sbu" text:style-name="Internet_20_link" text:visited-style-name="Visited_20_Internet_20_Link">
 Security Service </text:a>
She detained another wool associate during stabilization measures in the liberated territories of the Donetsk region. He was a 26-year-old Liman resident. During May this, Rokuvin gathered information for Russian invaders on the places of base of defense forces in the region, ”the SBU said.</text:p>
      <text:p text:style-name="P4">
According to the intelligence service, the most involved was interested in the exact coordinates of the blockpost and the objects of Ukrzaliznytsia.</text:p>
      <text:p text:style-name="P4">
“He sent this information to the tank company of the Russian tactical group" Dome ", which he had previously studied at school. The connection was maintained through the forbidden Units of Classmates, - the message said.</text:p>
      <text:p text:style-name="P4">
<text:span text:style-name="T4">
 Read also: </text:span>
 <text:a xlink:type="simple" xlink:href="https://www.ukrinform.ua/rubric-society/3719424-sbu-zatrimala-rosijskogo-agenta-akij-spiguvav-za-bojovou-aviacieu-zsu.html" text:style-name="Internet_20_link" text:visited-style-name="Visited_20_Internet_20_Link">
<text:span text:style-name="T4">
 SBU </text:span>
 I detained the Russian agent who was spying by the Air Air Aviation</text:a>
In addition, the investigation found that during the fighting for the estuary, the husband made the movement of units of the Armed Forces, for which secretly scattering the landscapes on the roads of the city, which moved columns of cars of Ukrainian defense workers.</text:p>
      <text:p text:style-name="P4">
On the basis of the evidence received, the SBU investigators informed the defendant about the suspicion under Part 7 of Art. 111-1 of the Criminal Code of Ukraine(Collaboration). Наразівін перебуває під вартою. Зловмиснику загрожує до 15 років тюремногоув’язнення. Комплексні заходи проводили співробітники СБУ в Донецькій таЛуганській областях за процесуального керівництва Донецької обласноїпрокуратури.</text:p>
      <text:p text:style-name="P4">
Як повідомлялося, <text:a xlink:type="simple" xlink:href="https://www.ukrinform.ua/rubric-society/3719140-sbu-povidomila-pro-pidozru-moskovskij-blogerci-vipravdovuvala-pidriv-kahovskoi-ges.html" text:style-name="Internet_20_link" text:visited-style-name="Visited_20_Internet_20_Link">
 СБУ повідомила про підозру московській блогерці</text:a>
which was one of the first time that the Kakhovka hydroelectric power station began to justify.</text:p>
      <text:p text:style-name="P4">
News Source: <text:a xlink:type="simple" xlink:href="https://www.ukrinform.ua/rubric-society/3720633-sbu-zatrimala-informatora-rf-akij-rozkidav-samorizi-dla-spovilnenna-kolon-zsu-v-limani.html" text:style-name="Internet_20_link" text:visited-style-name="Visited_20_Internet_20_Link">
https://www.ukrinform.ua/rubric-society/3720633-sbu-zatrimala-informatora-rf-akij-rozkidav-samorizi-dla-spovilnenna-kolon-zsu-v-limani.html</text:a>
</text:p>
      <!--NEWS-->
      <text:h text:style-name="P10" text:outline-level="1">
<text:span text:style-name="T4">
The reconstruction of housing due to the destruction of the Kakhovka hydroelectric power station can be offset within the limits</text:span>
</text:h>
      <text:p text:style-name="P4">
Authors: Ukrinform (Person)</text:p>
      <text:p text:style-name="P4">
Publisher: Укринформ (Organization)</text:p>
      <text:p text:style-name="P4">
Published Time: 2023-06-09T16:32:00+03:00</text:p>
      <text:p text:style-name="P4">
Modified Time: 2023-06-09T16:32:00+03:00</text:p>
      <text:p text:style-name="P4">
Description: Ukrainians will be able to receive compensation for the damaged and destroyed housing as a result of the blasting of the Kakhovka hydroelectric power station by Russian occupants within the Equinal Program. - Ukrinform.</text:p>
      <text:p text:style-name="P4">
Images: ['<text:a xlink:type="simple" xlink:href="https://static.ukrinform.com/photos/2023_06/thumb_files/630_360_1686317287-517.png" text:style-name="Internet_20_link" text:visited-style-name="Visited_20_Internet_20_Link">
630_360_16863...</text:a>
']</text:p>
      <text:p text:style-name="P4">
Tags: ['Каховська ГЕС', 'Відбудова', 'єВідновлення', 'Затоплення']</text:p>
      <text:p text:style-name="P4">
Type: Article</text:p>
      <!--METADATA-->
      <text:p text:style-name="P4">
<draw:frame draw:style-name="fr1" draw:name="Image89" text:anchor-type="as-char" svg:width="6.9236in" svg:height="3.956343in" draw:z-index="0">
<draw:image xlink:href="../Images/yкринформ/2023-06-09T16-32-00-03-00/630_360_1686317287-517.png" xlink:type="simple" xlink:show="embed" xlink:actuate="onLoad" draw:mime-type="image/png"/>
</draw:frame>
Ukrainians can get compensation for the damaged and destroyed housing as a result of the heating of the Kakhovskaya hydroelectric power station by the Russian occupiers within the Equation Program.</text:p>
      <text:p text:style-name="P4">
This was reported by the Chairman of the Parliamentary Committee on Organization of State Authorities, Local Self -Government, Regional Development(https://www.rada.gov.ua/news/news_kom/237517.html).</text:p>
      <text:p text:style-name="P4">
“When we developed a law that came into force in May, we assumed that <text:a xlink:type="simple" xlink:href="https://www.ukrinform.ua/tag-zitlo" text:style-name="Internet_20_link" text:visited-style-name="Visited_20_Internet_20_Link">
housing</text:a>
It will be destroyed not only as a result of shelling, but also as a result of other actions that can cause aggression. Therefore, the law states that compensation will be given for destroyed, as a result of hostilities and terrorist acts, sabotage, etc. The flooding, damage and destruction of houses that have occurred through the destruction of hydroelectric power plants will necessarily fall under the relevant law, ”the deputy said.</text:p>
      <text:p text:style-name="P4">
Shuliak added that the Cabinet of Ministers may have to create a separate institution to take into account certain nuances that relate to compensatory mechanisms.</text:p>
      <text:p text:style-name="P4">
*!(https://www.ukrinform.ua/rubric-vidbudova/3718415-ukrainskij-biznes-moze-dolucitis-do-programi-evidnovlenna.html)As <text:a xlink:type="simple" xlink:href="https://www.ukrinform.ua/rubric-vidbudova/3707215-u-dii-zapustili-programu-derzavnoi-dopomogi-evidnovlenna.html" text:style-name="Internet_20_link" text:visited-style-name="Visited_20_Internet_20_Link">
reported</text:a>
, On May 10, the Equation Program. Every citizen whose housing was prevented as a result of the armed aggression of the Russian Federation may apply for the state assistance for current housing repair. You can do this with the help of the portal or contact the centers of administrative services, bodies of social protection and notaries.</text:p>
      <text:p text:style-name="P4">
<text:a xlink:type="simple" xlink:href="https://www.ukrinform.ua/rubric-vidbudova/3720174-evidnovlenna-v-ukraini-startuvali-persi-viplati-dopomogi-na-remont-zitla.html" text:style-name="Internet_20_link" text:visited-style-name="Visited_20_Internet_20_Link">
Payments within the program began in Ukraine</text:a>
. It will be received by 8 names of two communities in <text:a xlink:type="simple" xlink:href="https://www.ukrinform.ua/rubric-vidbudova/3720247-persi-viplati-za-programou-evidnovlenna-otrimali-ziteli-kiivsini-ta-doneccini-smigal.html" text:style-name="Internet_20_link" text:visited-style-name="Visited_20_Internet_20_Link">
Kyiv and Donetsk region</text:a>
.The general amount of assistance - over UAH 847 thousand.</text:p>
      <text:p text:style-name="P4">
News Source: <text:a xlink:type="simple" xlink:href="https://www.ukrinform.ua/rubric-vidbudova/3720636-vidbudovu-zitla-cerez-znisenna-kahovskoi-ges-mozut-kompensuvati-u-mezah-evidnovlenna-sulak.html" text:style-name="Internet_20_link" text:visited-style-name="Visited_20_Internet_20_Link">
https://www.ukrinform.ua/rubric-vidbudova/3720636-vidbudovu-zitla-cerez-znisenna-kahovskoi-ges-mozut-kompensuvati-u-mezah-evidnovlenna-sulak.html</text:a>
</text:p>
      <!--NEWS-->
      <text:h text:style-name="P10" text:outline-level="1">
<text:span text:style-name="T4">
In Kazakhstan, two supporters of the "Russian measure" were condemned for separatism</text:span>
</text:h>
      <text:p text:style-name="P4">
Authors: Ukrinform (Person)</text:p>
      <text:p text:style-name="P4">
Publisher: Укринформ (Organization)</text:p>
      <text:p text:style-name="P4">
Published Time: 2023-06-09T16:42:51+03:00</text:p>
      <text:p text:style-name="P4">
Modified Time: 2023-06-09T16:42:51+03:00</text:p>
      <text:p text:style-name="P4">
Description: In Kazakhstan, two years of imprisonment were sentenced to five years in prison. - Ukrinform.</text:p>
      <text:p text:style-name="P4">
Images: ['<text:a xlink:type="simple" xlink:href="https://static.ukrinform.com/photos/2018_10/thumb_files/630_360_1540839872-223.jpg" text:style-name="Internet_20_link" text:visited-style-name="Visited_20_Internet_20_Link">
630_360_15408...</text:a>
']</text:p>
      <text:p text:style-name="P4">
Tags: ['Казахстан', 'Сепаратизм', 'Рашизм']</text:p>
      <text:p text:style-name="P4">
Type: Article</text:p>
      <!--METADATA-->
      <text:p text:style-name="P4">
<draw:frame draw:style-name="fr1" draw:name="Image90" text:anchor-type="as-char" svg:width="6.9236in" svg:height="3.956343in" draw:z-index="0">
<draw:image xlink:href="../Images/yкринформ/2023-06-09T16-42-51-03-00/630_360_1540839872-223.jpg" xlink:type="simple" xlink:show="embed" xlink:actuate="onLoad" draw:mime-type="image/jpeg"/>
</draw:frame>
Decree was sentenced to five years in prison by two supporters of the "Russian Mir".</text:p>
      <text:p text:style-name="P4">
As Ukrinform reports, the edition [Orda] reports it(http://orda.kz/za-separatistskie-vyskazyvaniya-prigovorili-k-dlitelnym-godam-lisheniya-svobody-zhitelej-uralska/).</text:p>
      <text:p text:style-name="P4">
It is about residents of Uralsk Denis Rudny and Christina Kolchenko.</text:p>
      <text:p text:style-name="P4">
It is noted that the reason for the beginning of the investigation was the conversation of the couple by the famous blogger, which took place on February 11, 2023 in a chat room.</text:p>
      <text:p text:style-name="P4">
During the conversation, Rudy said that the Kazakh city "Uralsk is a tspokconvitic Russian city", called Kazakhovna Kazakhs "mambets" Tasaayae that in the event of an attack on the Russian Federation on Kazakhstan would support the Russians.</text:p>
      <text:p text:style-name="P4">
<text:span text:style-name="T4">
 Read also: </text:span>
 [in <text:span text:style-name="T4">
 Kazakhstan </text:span>
 have initiated 10 criminal cases because(https://www.ukrinform.ua/rubric-world/3696804-u-kazahstani-porusili-10-kriminalnih-sprav-cerez-ucast-gromadan-u-vijni-v-ukraini.html)Two days later, the police detained both persons and registered a criminal case against them under the article "Spiding of hostility", then violated the law for separatist statements.</text:p>
      <text:p text:style-name="P4">
*!(https://www.ukrinform.ua/rubric-economy/3719522-u-kazahstani-virmenii-ta-gonkongu-blokuut-platezi-z-rf-za-paralelnij-import-zmi.html)June 6 Urals city <text:a xlink:type="simple" xlink:href="https://www.ukrinform.ua/tag-sud" text:style-name="Internet_20_link" text:visited-style-name="Visited_20_Internet_20_Link">
court</text:a>
sentences up to 5 years and 2 months of imprisonment under two articles "Spillation" and "separatist activity".</text:p>
      <text:p text:style-name="P4">
Kolchenko was sentenced to 5 years in prison under the article "separatist".</text:p>
      <text:p text:style-name="P4">
News Source: <text:a xlink:type="simple" xlink:href="https://www.ukrinform.ua/rubric-world/3720639-u-kazahstani-zasudili-za-separatizm-dvoh-prihilnikiv-ruskogo-mira.html" text:style-name="Internet_20_link" text:visited-style-name="Visited_20_Internet_20_Link">
https://www.ukrinform.ua/rubric-world/3720639-u-kazahstani-zasudili-za-separatizm-dvoh-prihilnikiv-ruskogo-mira.html</text:a>
</text:p>
      <!--NEWS-->
      <text:h text:style-name="P10" text:outline-level="1">
<text:span text:style-name="T4">
The destruction of the Kakhovka hydroelectric power station emphasizes the gap in international criminal law - SEI</text:span>
</text:h>
      <text:p text:style-name="P4">
Authors: Ukrinform (Person)</text:p>
      <text:p text:style-name="P4">
Publisher: Укринформ (Organization)</text:p>
      <text:p text:style-name="P4">
Published Time: 2023-06-09T16:46:57+03:00</text:p>
      <text:p text:style-name="P4">
Modified Time: 2023-06-09T16:46:57+03:00</text:p>
      <text:p text:style-name="P4">
Description: The destruction of the Kakhovsky Dam in Ukraine emphasizes a significant gap in international criminal law. - Ukrinform.</text:p>
      <text:p text:style-name="P4">
Images: ['<text:a xlink:type="simple" xlink:href="https://static.ukrinform.com/photos/2023_06/thumb_files/630_360_1686071198-382.jpeg" text:style-name="Internet_20_link" text:visited-style-name="Visited_20_Internet_20_Link">
630_360_16860...</text:a>
']</text:p>
      <text:p text:style-name="P4">
Tags: ['Екологія', 'Каховська ГЕС', 'Stop Ecocide International']</text:p>
      <text:p text:style-name="P4">
Type: Article</text:p>
      <!--METADATA-->
      <text:p text:style-name="P4">
<draw:frame draw:style-name="fr1" draw:name="Image91" text:anchor-type="as-char" svg:width="6.9236in" svg:height="3.956343in" draw:z-index="0">
<draw:image xlink:href="../Images/yкринформ/2023-06-09T16-46-57-03-00/630_360_1686071198-382.jpeg" xlink:type="simple" xlink:show="embed" xlink:actuate="onLoad" draw:mime-type="image/jpeg"/>
</draw:frame>
The destruction of the Kakhovsky Dam in Ukraine emphasizes a significant gap in international criminal law.</text:p>
      <text:p text:style-name="P4">
This opinion was expressed in an exclusive comment to the correspondent of Ukrinform VGAAAZ executive director of the international organization Stop Ecocide International, also known as SEI, Jioje Menht.</text:p>
      <text:p text:style-name="P4">
“The destruction of the Kakhovsky Dam in Ukraine is catastrophic and emphasizes a significant prologue in international criminal law. It is time for, finally, to recognize the ecocid - a serious and large -scale or long -term environmental harm to the environment - an independent crime both in peacetime and during the conflict, ”she said.</text:p>
      <text:p text:style-name="P4">
It is worth noting that the international organization Stop Ecocide International seek to identify ecocide international crime. He emphasizes that ecocide is a serious damage to the environment or ecosystem, which threatens living things and can even lead to complete destruction of the long -lived environment. The organization wants to involve lawyers, experts, diplomats and all sectors of civil society to work so that the ecocide is recognized as an international crime.</text:p>
      <text:p text:style-name="P4">
<text:span text:style-name="T4">
 Read also: </text:span>
 [In the first days more than 40 leaders of the world have made statements to the Russian Hydroelectric Power Plant - OP(https://www.ukrinform.ua/rubric-polytics/3720560-u-persi-dni-ponad-40-lideriv-svitu-vistupili-iz-zaavami-sodo-pidrivu-rosianami-kahovskoi-ges-op.html)"We can no longer ignore how dangerous the destruction of ecosystems is, on which our lives and livelihoods, supportive biodiversity, which are under threat, and the regulation of the climate of our common planet, are completely dependent," Mehta stressed.</text:p>
      <text:p text:style-name="P4">
According to her, according to Art. 441 of the Criminal Code, Ecocide - the mass destruction of the flora of the workpiece, poisoning of the atmosphere or water resources, as well as more actions that can cause environmental catastrophe - is punishable by deprivation for a term of eight to fifteen years.</text:p>
      <text:p text:style-name="P4">
<text:span text:style-name="T4">
 Read also: </text:span>
 <text:a xlink:type="simple" xlink:href="https://www.ukrinform.ua/rubric-regions/3720299-riven-vodi-u-kahovskomu-vodoshovisi-opustivsa-nizce-mertvoi-tocki-ukrgidroenergo.html" text:style-name="Internet_20_link" text:visited-style-name="Visited_20_Internet_20_Link">
water level in the Kakhovka reservoir dropped below the "dead point" - Ukrhydroenergo</text:a>
</text:p>
      <text:p text:style-name="P4">
According to her, to talk about the consequences of the destruction of the Kakhovka hydroelectric power station, more information is needed directly from the place. But referring to Olenukravchenko, who is the executive director, the board of the Board of the Organization "Ecology-Right-human"(Apple), Mehta noted that "this" ecocide "threatens" unprecedented <text:a xlink:type="simple" xlink:href="https://www.ukrinform.ua/tag-ekologia" text:style-name="Internet_20_link" text:visited-style-name="Visited_20_Internet_20_Link">
ecological</text:a>
consequences. "</text:p>
      <text:p text:style-name="P4">
In particular, it is about garbage contamination, dangerous chemicals, mass death of fish, shellfish and other aquatic species.</text:p>
      <text:p text:style-name="P4">
“The use of the term“ ecocide ”is important because very often the environmental damage caused during armed conflicts is not given due attention. It is clear that both the media and the legal authorities are often focused on the direct harm to people, the harm of infrastructure, etc. many years or decades after the conflict is completed. Therefore, the name of the environmental harm of ecocide reflects this seriousness and means that it is perceived as seriously as it should be, ” - said themechta.</text:p>
      <text:p text:style-name="P4">
<text:span text:style-name="T4">
 Read also: </text:span>
 [Zelensky: Burials, at least two of them - with anthrax] were underwater in the south.(https://www.ukrinform.ua/rubric-society/3720295-zelenskij-pid-vodou-na-pivdni-opinilis-mogilniki-tvarin-sonajmense-dva-z-nih-iz-sibirkou.html)Most importantly, in her opinion, what to do first is to evaluate the actual collections caused by the incident, and to gather evidence so that you can evaluate what existing laws will be the most responsible.</text:p>
      <text:p text:style-name="P4">
"First of all, the destruction of the Kakhovsky Dam indicates that the time has come to an international level of ecocide to solve the most serious cases of ecological destruction, where and if they would not be unacceptable," Mehta stressed.</text:p>
      <text:p text:style-name="P4">
As it was reported, on the night against June 6 <text:a xlink:type="simple" xlink:href="https://www.ukrinform.ua/rubric-other_news/3718791-pidriv-rosianami-kahovskoi-ges-vsi-novini.html" text:style-name="Internet_20_link" text:visited-style-name="Visited_20_Internet_20_Link">
the Russian army blown up the Greblyukakhov hydroelectric power station</text:a>
. In the area of danger to the Kherson region, rescue work and evacuation measures for the population for location.</text:p>
      <text:p text:style-name="P4">
Particularly critical the situation remains in the temporarily occupied territories, the derosians have left the civilians without any help, while Ukraine's accessible services to these people are extremely complicated or impossible.Photo: Planet Labs</text:p>
      <text:p text:style-name="P4">
News Source: <text:a xlink:type="simple" xlink:href="https://www.ukrinform.ua/rubric-world/3720640-rujnuvanna-kahovskoi-ges-pidkreslue-progalinu-v-miznarodnomu-kriminalnomu-pravi-sei.html" text:style-name="Internet_20_link" text:visited-style-name="Visited_20_Internet_20_Link">
https://www.ukrinform.ua/rubric-world/3720640-rujnuvanna-kahovskoi-ges-pidkreslue-progalinu-v-miznarodnomu-kriminalnomu-pravi-sei.html</text:a>
</text:p>
      <!--NEWS-->
      <text:h text:style-name="P10" text:outline-level="1">
<text:span text:style-name="T4">
Under Odessa, a dog was found in the sea, which on the board sailed from Kherson</text:span>
</text:h>
      <text:p text:style-name="P4">
Authors: Ukrinform (Person)</text:p>
      <text:p text:style-name="P4">
Publisher: Укринформ (Organization)</text:p>
      <text:p text:style-name="P4">
Published Time: 2023-06-09T16:47:00+03:00</text:p>
      <text:p text:style-name="P4">
Modified Time: 2023-06-09T16:47:00+03:00</text:p>
      <text:p text:style-name="P4">
Description: In Odessa in Grigorivka, people saved a dog that floated in the sea in the middle of the garbage. - Ukrinform.</text:p>
      <text:p text:style-name="P4">
Images: ['<text:a xlink:type="simple" xlink:href="https://static.ukrinform.com/photos/2023_06/thumb_files/630_360_1686310012-3803.jpeg" text:style-name="Internet_20_link" text:visited-style-name="Visited_20_Internet_20_Link">
630_360_16863...</text:a>
']</text:p>
      <text:p text:style-name="P4">
Tags: ['Херсонщина', 'Одещина', 'Тварини', 'Собаки', 'Каховська ГЕС', 'Війна з Росією', 'Екоцид']</text:p>
      <text:p text:style-name="P4">
Type: Article</text:p>
      <!--METADATA-->
      <text:p text:style-name="P4">
<draw:frame draw:style-name="fr1" draw:name="Image92" text:anchor-type="as-char" svg:width="6.9236in" svg:height="3.956343in" draw:z-index="0">
<draw:image xlink:href="../Images/yкринформ/2023-06-09T16-47-00-03-00/630_360_1686310012-3803.jpeg" xlink:type="simple" xlink:show="embed" xlink:actuate="onLoad" draw:mime-type="image/jpeg"/>
</draw:frame>
Naidoshchyna in Grigorivka people saved a dog that swims on the board in the murge in the middle of the garbage.</text:p>
      <text:p text:style-name="P4">
This is reported in <text:a xlink:type="simple" xlink:href="http://t.me/our_odessa/48260" text:style-name="Internet_20_link" text:visited-style-name="Visited_20_Internet_20_Link">
social networks</text:a>
and organizations "<text:a xlink:type="simple" xlink:href="http://www.facebook.com/animalsosofficial/videos/767400431778145/" text:style-name="Internet_20_link" text:visited-style-name="Visited_20_Internet_20_Link">
Animal sos odessa</text:a>
", reports Ukrinform.</text:p>
      <text:p text:style-name="P4">
"The dog on the board was blowing to the shore in Grigorivka of the Odessa region," - it reads.</text:p>
      <text:p text:style-name="P4">
Zovolonetors from "Animal SOS Odessa" report that the saved dog is located in the clinic in <text:a xlink:type="simple" xlink:href="https://www.ukrinform.ua/tag-odesa" text:style-name="Internet_20_link" text:visited-style-name="Visited_20_Internet_20_Link">
Odessa</text:a>
.</text:p>
      <text:p text:style-name="P4">
*!(https://www.ukrinform.ua/rubric-regions/3720626-kozne-zitta-vazlive-ak-volonteri-ratuut-tvarin-u-zatoplenomu-hersoni.html)As reported by Ukrinform, near the city of Yuzhne in Odesa region can be seen in the sea <text:a xlink:type="simple" xlink:href="https://www.ukrinform.ua/rubric-regions/3720590-na-odesini-u-mori-plavaut-budinki-z-zatoplenoi-hersonsini.html" text:style-name="Internet_20_link" text:visited-style-name="Visited_20_Internet_20_Link">
houses</text:a>
and a large number of fragments of Ismith from the flooded Kherson region.</text:p>
      <text:p text:style-name="P4">
News Source: <text:a xlink:type="simple" xlink:href="https://www.ukrinform.ua/rubric-regions/3720641-pid-odesou-u-mori-znajsli-sobaku-akij-na-dosci-dopliv-z-hersonu.html" text:style-name="Internet_20_link" text:visited-style-name="Visited_20_Internet_20_Link">
https://www.ukrinform.ua/rubric-regions/3720641-pid-odesou-u-mori-znajsli-sobaku-akij-na-dosci-dopliv-z-hersonu.html</text:a>
</text:p>
      <!--NEWS-->
      <text:h text:style-name="P10" text:outline-level="1">
<text:span text:style-name="T4">
Kostin discussed with representatives of the US Embassy Investigation</text:span>
</text:h>
      <text:p text:style-name="P4">
Authors: Ukrinform (Person)</text:p>
      <text:p text:style-name="P4">
Publisher: Укринформ (Organization)</text:p>
      <text:p text:style-name="P4">
Published Time: 2023-06-09T16:51:00+03:00</text:p>
      <text:p text:style-name="P4">
Modified Time: 2023-06-09T16:51:00+03:00</text:p>
      <text:p text:style-name="P4">
Description: Prosecutor General Andriy Kostin discussed with representatives of the US Embassy in Ukraine the course of investigation by the Russian HPP. - Ukrinform.</text:p>
      <text:p text:style-name="P4">
Images: ['<text:a xlink:type="simple" xlink:href="https://static.ukrinform.com/photos/2023_06/thumb_files/630_360_1686318472-798.jpg" text:style-name="Internet_20_link" text:visited-style-name="Visited_20_Internet_20_Link">
630_360_16863...</text:a>
']</text:p>
      <text:p text:style-name="P4">
Tags: ['США', 'Каховська ГЕС', 'Офіс генпрокурора', 'Андрій Костін']</text:p>
      <text:p text:style-name="P4">
Type: Article</text:p>
      <!--METADATA-->
      <text:p text:style-name="P4">
<draw:frame draw:style-name="fr1" draw:name="Image94" text:anchor-type="as-char" svg:width="6.9236in" svg:height="3.956343in" draw:z-index="0">
<draw:image xlink:href="../Images/yкринформ/2023-06-09T16-51-00-03-00/630_360_1686318472-798.jpg" xlink:type="simple" xlink:show="embed" xlink:actuate="onLoad" draw:mime-type="image/jpeg"/>
</draw:frame>
Prosecutor General Andriy Kostin discussed with representatives of the US Embassy in Ukraine the course of investigation by the Russians of the Kakhovka Hydroelectric Power Plant.</text:p>
      <text:p text:style-name="P4">
According to Ukrinform, the Office of the Prosecutor General reports in <text:a xlink:type="simple" xlink:href="https://t.me/pgo_gov_ua/13128" text:style-name="Internet_20_link" text:visited-style-name="Visited_20_Internet_20_Link">
telegram</text:a>
.</text:p>
      <text:p text:style-name="P4">
It is noted that the Office of the Prosecutor General began investigating the blasting of Dambikakhovsky hydroelectric power station immediately after committing <text:a xlink:type="simple" xlink:href="https://www.ukrinform.ua/tag-zlocin" text:style-name="Internet_20_link" text:visited-style-name="Visited_20_Internet_20_Link">
crime</text:a>
and promptly transferred all the necessary information to the International Criminal Court.</text:p>
      <text:p text:style-name="P4">
Kostin during the meeting was informed by the deputy head of the mission of the USA Christopher Smith, a legal advisor to Jasmine Lopez, Tameder, Elena Kustov's programs.</text:p>
      <text:p text:style-name="P4">
"At a time when the Russian criminal regime once again demonstrates the flashy of the dislike of human life and international law, we are doing our best to strengthen the protection of human rights in Ukraine," Andrei Kostin said.</text:p>
      <text:p text:style-name="P4">
The interlocutors discussed potential ways of cooperation in this area.</text:p>
      <text:p text:style-name="P4">
<text:span text:style-name="T4">
 Read also: </text:span>
 <text:a xlink:type="simple" xlink:href="https://www.ukrinform.ua/rubric-polytics/3719649-kostin-rozpoviv-poslu-kitau-pro-slidstvo-sodo-pidrivu-kahovskoi-ges.html" text:style-name="Internet_20_link" text:visited-style-name="Visited_20_Internet_20_Link">
<text:span text:style-name="T4">
 Kostin </text:span>
 told China Aviar about the Podrivkakhovsky Hydroelectric Power Plant</text:a>
The Prosecutor General has informed that the Coordination Center for Supporting Victims and Witnesses has already been established. Work is going on to ensure that it starts as soon as possible.</text:p>
      <text:p text:style-name="P4">
"We will be very grateful for the help of our American partners in building his institutional potential," the Prosecutor General added.</text:p>
      <text:p text:style-name="P4">
As reported by Ukrinform, on June 9, Kostin held an online meeting with the Senator's States of America, Richard Blumental, and discussed the consequences of underwriting troops of the Kakhovsky Hydroelectric Dam.</text:p>
      <text:p text:style-name="P4">
<text:span text:style-name="T5">
Foto: Office of Prosecutor General</text:span>
</text:p>
      <text:p text:style-name="P4">
News Source: <text:a xlink:type="simple" xlink:href="https://www.ukrinform.ua/rubric-polytics/3720643-kostin-obgovoriv-z-predstavnikami-posolstva-ssa-rozsliduvanna-pidrivu-kahovskoi-ges.html" text:style-name="Internet_20_link" text:visited-style-name="Visited_20_Internet_20_Link">
https://www.ukrinform.ua/rubric-polytics/3720643-kostin-obgovoriv-z-predstavnikami-posolstva-ssa-rozsliduvanna-pidrivu-kahovskoi-ges.html</text:a>
</text:p>
      <!--NEWS-->
      <text:h text:style-name="P10" text:outline-level="1">
<text:span text:style-name="T4">
Consumer prices in May increased by 0.5% - State Statistics</text:span>
</text:h>
      <text:p text:style-name="P4">
Authors: Ukrinform (Person)</text:p>
      <text:p text:style-name="P4">
Publisher: Укринформ (Organization)</text:p>
      <text:p text:style-name="P4">
Published Time: 2023-06-09T16:55:06+03:00</text:p>
      <text:p text:style-name="P4">
Modified Time: 2023-06-09T16:55:06+03:00</text:p>
      <text:p text:style-name="P4">
Description: In May 2023, the inflation in the consumer market has accelerated a little - up to 0.5% against 0.2% in April; Since the beginning of the year, prices have increased by 3.8%. - Ukrinform.</text:p>
      <text:p text:style-name="P4">
Images: ['<text:a xlink:type="simple" xlink:href="https://static.ukrinform.com/photos/2022_01/thumb_files/630_360_1643050101-280.jpg" text:style-name="Internet_20_link" text:visited-style-name="Visited_20_Internet_20_Link">
630_360_16430...</text:a>
']</text:p>
      <text:p text:style-name="P4">
Tags: ['Ціни', 'Інфляція', 'Держстат']</text:p>
      <text:p text:style-name="P4">
Type: Article</text:p>
      <!--METADATA-->
      <text:p text:style-name="P4">
<draw:frame draw:style-name="fr1" draw:name="Image95" text:anchor-type="as-char" svg:width="6.9236in" svg:height="3.956343in" draw:z-index="0">
<draw:image xlink:href="../Images/yкринформ/2023-06-09T16-55-06-03-00/630_360_1643050101-280.jpg" xlink:type="simple" xlink:show="embed" xlink:actuate="onLoad" draw:mime-type="image/jpeg"/>
</draw:frame>
In May 20123, the inflation in the consumer market has accelerated a little - up to 0.5% against 0.2% in April; Since the beginning of the year, prices have increased by 3.8%.</text:p>
      <text:p text:style-name="P4">
About it reports <text:a xlink:type="simple" xlink:href="https://www.ukrstat.gov.ua/" text:style-name="Internet_20_link" text:visited-style-name="Visited_20_Internet_20_Link">
State Statistics Service</text:a>
, reports Ukrinform.</text:p>
      <text:p text:style-name="P4">
"Inflation in the consumer market in May 2023 compared to April 2023 has set 0.5%, since the beginning of the year - 3.8%," - the message reads.</text:p>
      <text:p text:style-name="P4">
At the same time, consumer prices increased by 15.3%compared to May 2022.</text:p>
      <text:p text:style-name="P4">
According to the State Statistics Committee, food prices and non -alcoholic water are 0.9%. Fruits and vegetables went up the most(respectively, +8.7% and +5.6%). Крім того, на 1,7 - 0,2% зросли ціни на м'ясо та м'ясопродукти,безалкогольні напої, рибу та продукти з риби, сири, масло. Ціни на алкогольнінапої та тютюнові вироби підвищилися на 1,2%, у т.ч. на тютюнові вироби – на1,3%, алкогольні напої – на 1,2%.</text:p>
      <text:p text:style-name="P4">
Водночас на 22,7% подешевшали яйця, на 3,2 - 0,2% знизилися ціни на продуктипереробки зернових, сало, рис, соняшникову олію, цукор, макаронні вироби,молоко.</text:p>
      <text:p text:style-name="P4">
Одяг і взуття подешевшали на 1,6%, зокрема, взуття – на 1,9%, одяг – на 1,4%.</text:p>
      <text:p text:style-name="P4">
The increase in health care prices by 0.8% was primarily due to pharmaceutical products by 1.0%.</text:p>
      <text:p text:style-name="P4">
Transport prices decreased by 1.1%, mainly due to cheap fuel tamastil by 2.5%.</text:p>
      <text:p text:style-name="P4">
<text:span text:style-name="T4">
 Read also: </text:span>
 <text:a xlink:type="simple" xlink:href="https://www.ukrinform.ua/rubric-economy/3716193-mvf-pokrasiv-prognoz-dla-vvp-ukraini-do-plus-13.html" text:style-name="Internet_20_link" text:visited-style-name="Visited_20_Internet_20_Link">
IMF improved the forecast for Ukraine's GDP to Plus 1-3%</text:a>
As reported, in April 2023, consumer inflation in the annual measuring slowed up to 17.9% of 21.3% in March.</text:p>
      <text:p text:style-name="P4">
According to the May forecast of the NBU, in Ukraine already in the first half of 2023 there is a rapid decrease <text:a xlink:type="simple" xlink:href="https://www.ukrinform.ua/tag-inflacia" text:style-name="Internet_20_link" text:visited-style-name="Visited_20_Internet_20_Link">
inflation</text:a>
and by the end of the year it will slow down to 14.8%.</text:p>
      <text:p text:style-name="P4">
News Source: <text:a xlink:type="simple" xlink:href="https://www.ukrinform.ua/rubric-economy/3720645-spozivci-cini-u-travni-zrosli-na-05-derzstat.html" text:style-name="Internet_20_link" text:visited-style-name="Visited_20_Internet_20_Link">
https://www.ukrinform.ua/rubric-economy/3720645-spozivci-cini-u-travni-zrosli-na-05-derzstat.html</text:a>
</text:p>
      <!--NEWS-->
      <text:h text:style-name="P10" text:outline-level="1">
<text:span text:style-name="T4">
Ukraine will not be able to put into operation quickly after its release - expert</text:span>
</text:h>
      <text:p text:style-name="P4">
Authors: Ukrinform (Person)</text:p>
      <text:p text:style-name="P4">
Publisher: Укринформ (Organization)</text:p>
      <text:p text:style-name="P4">
Published Time: 2023-06-09T16:56:57+03:00</text:p>
      <text:p text:style-name="P4">
Modified Time: 2023-06-09T16:56:57+03:00</text:p>
      <text:p text:style-name="P4">
Description: Ukraine will not be able to quickly introduce the commercial operation of the Zaporozhye NPP after its release; First of all, it is necessary to resolve the issue of Kakhovka hydroelectric power station, which was blown up by the Russians. - Ukrinform.</text:p>
      <text:p text:style-name="P4">
Images: ['<text:a xlink:type="simple" xlink:href="https://static.ukrinform.com/photos/2022_08/thumb_files/630_360_1661584874-738.jpg" text:style-name="Internet_20_link" text:visited-style-name="Visited_20_Internet_20_Link">
630_360_16615...</text:a>
']</text:p>
      <text:p text:style-name="P4">
Tags: ['Деокупація', 'Запорізька АЕС', 'Війна з Росією']</text:p>
      <text:p text:style-name="P4">
Type: Article</text:p>
      <!--METADATA-->
      <text:p text:style-name="P4">
<draw:frame draw:style-name="fr1" draw:name="Image99" text:anchor-type="as-char" svg:width="6.9236in" svg:height="3.956343in" draw:z-index="0">
<draw:image xlink:href="../Images/yкринформ/2023-06-09T16-56-57-03-00/630_360_1661584874-738.jpg" xlink:type="simple" xlink:show="embed" xlink:actuate="onLoad" draw:mime-type="image/jpeg"/>
</draw:frame>
Ukraine cannot quickly introduce the commercial operation of the Zaporizhzhya NPP after its release; First of all, it is necessary to resolve the issue of the Kakhovka hydroelectric power station, which was blown up by the Russians.</text:p>
      <text:p text:style-name="P4">
This opinion was expressed by the extolist of the State Inspectorate of Nuclear Regulation Grigoriy Plachkov during <text:a xlink:type="simple" xlink:href="https://www.youtube.com/watch" text:style-name="Internet_20_link" text:visited-style-name="Visited_20_Internet_20_Link">
briefing</text:a>
"ZEP: Current Official Situation after the Kakhovska Hydroelectric Power Plant" at the Media Center Ukraine - Ukrinform.</text:p>
      <text:p text:style-name="P4">
“After the release of the Zaporizhzhya NPP, Ukraine will not be able to quickly introduce its vexplaination. First of all, it is necessary to resolve the issue of Kakhovka hydroelectric power plants. Today, we do not understand by the end of all the scale of the devastation of the dam. And it is possible to solve it later after the de -occupation and demilitarization of the facility and the NPP, ”he said.</text:p>
      <text:p text:style-name="P4">
*!(https://www.ukrinform.ua/rubric-polytics/3719581-vidpoviddu-na-pidriv-kahovskoi-ges-maut-stati-dii-aki-garantuut-cilisnist-zaes-smigal.html)Plachkov added that there is now enough water in the cooler pond for the NPP. If the situation changes, there are several more sources of nutrition. In particular, it is possible to use mobile pumping installations, underground drinking water wells, as well as a critical case - to collect water from the Dnieper.</text:p>
      <text:p text:style-name="P4">
“There are many different digits, I can call my own. Approximately one and a half to two months of trouble-free actions, the cooler rate should be enough for work of the ZPP, ”the Diar Diara head.</text:p>
      <text:p text:style-name="P4">
<text:span text:style-name="T4">
 Read also: </text:span>
 <text:a xlink:type="simple" xlink:href="https://www.ukrinform.ua/rubric-polytics/3720033-mzs-pidriv-kahovskoi-dambi-e-pramim-indikatorom-porusenna-sistemi-bezpeki-zaes.html" text:style-name="Internet_20_link" text:visited-style-name="Visited_20_Internet_20_Link">
Foreign MFA: The Kakhovsky Dam is a direct indicator of the security system <text:span text:style-name="T4">
 ZPP </text:span>
</text:a>
As it was reported, Russian occupation troops on the night of June 6 undermined the Gremukakhov Hydroelectric power plant. HPP is not recoverable. Evacuation from flooded villages continues.</text:p>
      <text:p text:style-name="P4">
News Source: <text:a xlink:type="simple" xlink:href="https://www.ukrinform.ua/rubric-economy/3720646-ukraina-ne-zmoze-svidko-vvesti-v-ekspluataciu-zaes-pisla-ii-zvilnenna-ekspert.html" text:style-name="Internet_20_link" text:visited-style-name="Visited_20_Internet_20_Link">
https://www.ukrinform.ua/rubric-economy/3720646-ukraina-ne-zmoze-svidko-vvesti-v-ekspluataciu-zaes-pisla-ii-zvilnenna-ekspert.html</text:a>
</text:p>
      <!--NEWS-->
      <text:h text:style-name="P10" text:outline-level="1">
<text:span text:style-name="T4">
Diplomacy was unable to stop Tehran in the development of nuclear potential - Netanyag</text:span>
</text:h>
      <text:p text:style-name="P4">
Authors: Ukrinform (Person)</text:p>
      <text:p text:style-name="P4">
Publisher: Укринформ (Organization)</text:p>
      <text:p text:style-name="P4">
Published Time: 2023-06-09T17:02:00+03:00</text:p>
      <text:p text:style-name="P4">
Modified Time: 2023-06-09T17:02:00+03:00</text:p>
      <text:p text:style-name="P4">
Description: Israeli Prime Minister Benjamin Netanyaga stated in an interview that he would do "everything he needed to protect himself" from Iran, and that diplomacy could not stop Tehran in the development of his nuclear potential. - Ukrinform.</text:p>
      <text:p text:style-name="P4">
Images: ['<text:a xlink:type="simple" xlink:href="https://static.ukrinform.com/photos/2021_06/thumb_files/630_360_1624308023-900.jpg" text:style-name="Internet_20_link" text:visited-style-name="Visited_20_Internet_20_Link">
630_360_16243...</text:a>
']</text:p>
      <text:p text:style-name="P4">
Tags: ['Іран', 'Ізраїль', 'Нетаньягу', 'Ядерна зброя']</text:p>
      <text:p text:style-name="P4">
Type: Article</text:p>
      <!--METADATA-->
      <text:p text:style-name="P4">
<draw:frame draw:style-name="fr1" draw:name="Image100" text:anchor-type="as-char" svg:width="6.9236in" svg:height="3.956343in" draw:z-index="0">
<draw:image xlink:href="../Images/yкринформ/2023-06-09T17-02-00-03-00/630_360_1624308023-900.jpg" xlink:type="simple" xlink:show="embed" xlink:actuate="onLoad" draw:mime-type="image/jpeg"/>
</draw:frame>
Israeli Prime Minister Benjamin Netanyaga stated in an interview that he would make "the ophrugated to protect himself" from Iran, and that diplomacy could not stop Tegran in the development of his nuclear potential.</text:p>
      <text:p text:style-name="P4">
As Ukrinform reports, it reports <text:a xlink:type="simple" xlink:href="https://news.sky.com/story/israel-will-do-whatever-we-need-to-do-to-defend-ourselves-against-iran-netanyahu-says-12899183" text:style-name="Internet_20_link" text:visited-style-name="Visited_20_Internet_20_Link">
Sky News</text:a>
.</text:p>
      <text:p text:style-name="P4">
Netanyaga rejected the US attempts to resolve the growing crisis between <text:a xlink:type="simple" xlink:href="https://www.ukrinform.ua/tag-iran" text:style-name="Internet_20_link" text:visited-style-name="Visited_20_Internet_20_Link">
Iran</text:a>
and Israel only through dialogue.</text:p>
      <text:p text:style-name="P4">
“I do not think that diplomacy itself will work. I believe that diplomacy can only be worked as if it is combined with a real military agent or a willingness to apply a military option if restraint is not successful, ”the Prime Minister said.</text:p>
      <text:p text:style-name="P4">
Netanyaga added that Iran is openly seeking to repeat the Holocaust and destroy the six to seven million Jews of Israel, and that the Israeli authorities are not going to "sit, folding their hands."</text:p>
      <text:p text:style-name="P4">
“If these Ayatoli(Honorary title of Muslims-Shiys-ed.)They think they can threaten us with a nuclear Holocaust, they are wrong. We will do everything that depends on us to protect ourselves, ”Netanyag said.</text:p>
      <text:p text:style-name="P4">
During an interview with Netanyaga, he sent a message to Saudi Arabia with a Tanaslide Prince Muhammad Ibn Salman, as rumors of the peaceful agreement continue to circulate.</text:p>
      <text:p text:style-name="P4">
“We have great opportunities to promote peace in our region, peace in the international two countries, the well -being of our peoples. I think it changed the bistoria, ”he commented.</text:p>
      <text:p text:style-name="P4">
<text:span text:style-name="T4">
 Read also: </text:span>
 [<text:span text:style-name="T4">
 Netanyaga </text:span>
 stated that Israel had destroyed the Islamic Jihad Finutance in Gas]]](https://www.ukrinform.ua/rubric-world/3709125-netanagu-zaaviv-so-izrail-znisiv-u-gazi-vsu-verhivku-islamskogo-dzihadu.html)As reported <text:a xlink:type="simple" xlink:href="https://www.ukrinform.ua/rubric-world/3710703-u-bajdena-hocut-abi-saudivska-aravia-ta-izrail-uklali-mirnu-ugodu-do-kinca-roku.html" text:style-name="Internet_20_link" text:visited-style-name="Visited_20_Internet_20_Link">
Ukrinform</text:a>
, The White House seeks the conclusion of the Saudi-Israeli Peace Agreement over the next six to seven months-before the start of the presidential campaign in the United States.</text:p>
      <text:p text:style-name="P4">
It is noted that such an agreement can be a historical breakthrough in the Middle East, which will push other Muslim countries to normalize relations with Israel Herpovert American-Saudi relations into a normal direction.</text:p>
      <text:p text:style-name="P4">
Saudi publicly stated that the normalization of relations with Israel will take place if progress in the Israeli-Palestinian peace process.</text:p>
      <text:p text:style-name="P4">
News Source: <text:a xlink:type="simple" xlink:href="https://www.ukrinform.ua/rubric-world/3720648-diplomatia-ne-zmogla-zupiniti-tegeran-u-rozvitku-adernogo-potencialu-netanagu.html" text:style-name="Internet_20_link" text:visited-style-name="Visited_20_Internet_20_Link">
https://www.ukrinform.ua/rubric-world/3720648-diplomatia-ne-zmogla-zupiniti-tegeran-u-rozvitku-adernogo-potencialu-netanagu.html</text:a>
</text:p>
      <!--NEWS-->
      <text:h text:style-name="P10" text:outline-level="1">
<text:span text:style-name="T4">
Russians before the undermining of the Kakhovskaya hydroelectric power station is actively maradryl in Kherson region - the center of the National Way</text:span>
</text:h>
      <text:p text:style-name="P4">
Authors: Ukrinform (Person)</text:p>
      <text:p text:style-name="P4">
Publisher: Укринформ (Organization)</text:p>
      <text:p text:style-name="P4">
Published Time: 2023-06-09T17:06:39+03:00</text:p>
      <text:p text:style-name="P4">
Modified Time: 2023-06-09T17:06:39+03:00</text:p>
      <text:p text:style-name="P4">
Description: The Russian soldiers, before the blast of the Kakhovka Hydroelectric power plant, actively loops in the temporarily seized territory of the Kherson region and exported property to the Crimea.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Мародери', 'Каховська ГЕС', 'Національний спротив', 'Війна з Росією', 'Екоцид']</text:p>
      <text:p text:style-name="P4">
Type: Article</text:p>
      <!--METADATA-->
      <text:p text:style-name="P4">
<draw:frame draw:style-name="fr1" draw:name="Image101" text:anchor-type="as-char" svg:width="6.9236in" svg:height="3.956343in" draw:z-index="0">
<draw:image xlink:href="../Images/yкринформ/2023-06-09T17-06-39-03-00/630_360_1668461240-442.jpg" xlink:type="simple" xlink:show="embed" xlink:actuate="onLoad" draw:mime-type="image/jpeg"/>
</draw:frame>
The Russian -wanderers were actively captured by the Kherson region before under blasting the Kakhovka hydroelectric power plant and exported property to Bikcrima.</text:p>
      <text:p text:style-name="P4">
According to Ukrinform, it reports <text:a xlink:type="simple" xlink:href="http://sprotyv.mod.gov.ua/pered-pidryvom-kahovskoyi-ges-rosiyany-aktyvno-maroderyly-na-tot/" text:style-name="Internet_20_link" text:visited-style-name="Visited_20_Internet_20_Link">
Center of National Resistance</text:a>
.</text:p>
      <text:p text:style-name="P4">
It is noted that Russian soldiers continue terror on temporarily occupied territories. In particular on the Left Bank of Kherson region, the looting of Bilyokovian invaders continues.</text:p>
      <text:p text:style-name="P4">
"On the eve of the blasting of the hydroelectric power plant, they began to be more actively rooted and exported to the Crimea. The marauderls were not only on the Left Bank, also occupiers were hotels and recreation centers in the resort towns of Taselala.</text:p>
      <text:p text:style-name="P4">
<text:span text:style-name="T4">
 Read also: </text:span>
 <text:a xlink:type="simple" xlink:href="https://www.ukrinform.ua/rubric-regions/3720549-evakuacia-na-livoberezzi-hersonsini-duze-skladna-sili-oboroni-namagautsa-dopomogti-gumenuk.html" text:style-name="Internet_20_link" text:visited-style-name="Visited_20_Internet_20_Link">
Defense forces try to help with the evacuation of the residents of Kherson region - Humeniuk</text:a>
Also on the eve of the terrorist attack increased measures of the Russians to find the Ukrainian underpayment.</text:p>
      <text:p text:style-name="P4">
"These events once again indicate that the Russians planned to undermine the Kakhovsk Gesta.</text:p>
      <text:p text:style-name="P4">
<text:span text:style-name="T4">
 Read also: </text:span>
 <text:a xlink:type="simple" xlink:href="https://www.ukrinform.ua/rubric-regions/3720632-rosiani-vimagaut-grosi-z-volonteriv-za-evakuaciu-na-zahoplenij-hersonsini-dsns.html" text:style-name="Internet_20_link" text:visited-style-name="Visited_20_Internet_20_Link">
Russians demand money from volunteers for evacuation of the named Kherson region - SES</text:a>
As reported by Ukrinform, the SBU interception <text:a xlink:type="simple" xlink:href="https://www.ukrinform.ua/rubric-ato/3720431-perehoplenna-sbu-pidtverdzue-so-kahovsku-ges-pidirvala-diversijna-grupa-rosian.html" text:style-name="Internet_20_link" text:visited-style-name="Visited_20_Internet_20_Link">
confirms</text:a>
that the Kakhovsk Gesewed a sabotage group of Russians. Russian invaders wanted to blackmail the Ukrainian blasting of the dam.</text:p>
      <text:p text:style-name="P4">
News Source: <text:a xlink:type="simple" xlink:href="https://www.ukrinform.ua/rubric-ato/3720650-rosiani-pered-pidrivom-kahovskoi-ges-aktivno-maroderili-na-hersonsini-centr-nacsprotivu.html" text:style-name="Internet_20_link" text:visited-style-name="Visited_20_Internet_20_Link">
https://www.ukrinform.ua/rubric-ato/3720650-rosiani-pered-pidrivom-kahovskoi-ges-aktivno-maroderili-na-hersonsini-centr-nacsprotivu.html</text:a>
</text:p>
      <!--NEWS-->
      <text:h text:style-name="P10" text:outline-level="1">
<text:span text:style-name="T4">
In Ukraine over 1 100 kilometers of reclamation channels were left without water</text:span>
</text:h>
      <text:p text:style-name="P4">
Authors: Ukrinform (Person)</text:p>
      <text:p text:style-name="P4">
Publisher: Укринформ (Organization)</text:p>
      <text:p text:style-name="P4">
Published Time: 2023-06-09T17:14:30+03:00</text:p>
      <text:p text:style-name="P4">
Modified Time: 2023-06-09T17:14:30+03:00</text:p>
      <text:p text:style-name="P4">
Description: As of June 9, 350 pumping stations and reclamation channels with a total length of more than 1100 km were left without a source of irrigation due to the blasting of the Kakhovka hydroelectric power station. - Ukrinform.</text:p>
      <text:p text:style-name="P4">
Images: ['<text:a xlink:type="simple" xlink:href="https://static.ukrinform.com/photos/2023_06/thumb_files/630_360_1686319864-543.jpg" text:style-name="Internet_20_link" text:visited-style-name="Visited_20_Internet_20_Link">
630_360_16863...</text:a>
']</text:p>
      <text:p text:style-name="P4">
Tags: ['Екологія', 'Вода', 'Каховська ГЕС', 'Меліорація']</text:p>
      <text:p text:style-name="P4">
Type: Article</text:p>
      <!--METADATA-->
      <text:p text:style-name="P4">
<draw:frame draw:style-name="fr1" draw:name="Image102" text:anchor-type="as-char" svg:width="6.9236in" svg:height="3.946452in" draw:z-index="0">
<draw:image xlink:href="../Images/yкринформ/2023-06-09T17-14-30-03-00/630_360_1686319864-543.jpg" xlink:type="simple" xlink:show="embed" xlink:actuate="onLoad" draw:mime-type="image/jpeg"/>
</draw:frame>
As of June 9, 350 pumping stations and reclamation channels with a total length of more than 1100 km were left without a source of irrigation due to the blasting of the Kakhovka hydroelectric power station.</text:p>
      <text:p text:style-name="P4">
According to Ukrinform, it reports <text:a xlink:type="simple" xlink:href="https://darg.gov.ua/_ponad_1100_km_meliorativnih_0_0_0_12653_1.html" text:style-name="Internet_20_link" text:visited-style-name="Visited_20_Internet_20_Link">
press service of the State Agency and Fisheries of Ukraine</text:a>
.</text:p>
      <text:p text:style-name="P4">
It is noted that the largest in Ukraine and Europe, as well as one of the largest UKOVA irrigation system, which provided the supply of water to a area of 250 thousand hectares, lost the only source of irrigation.</text:p>
      <text:p text:style-name="P4">
In total, the Kakhovka reservoir nourished with water over 30 irrigation systems in <text:a xlink:type="simple" xlink:href="https://www.ukrinform.ua/tag-hersonsina" text:style-name="Internet_20_link" text:visited-style-name="Visited_20_Internet_20_Link">
Kherson</text:a>
, Zaporizhzhya Tadnipropetrovsk regions with a total area of irrigated lands more than 580 thousand hectares.</text:p>
      <text:p text:style-name="P4">
Thanks to the Dnieper water from the Kakhovka reservoir, cultures such as corn, soybean, rapese, wheat, eggplants, onions, peppers, cucumbers and others were successfully grown in the dry southern steppes.</text:p>
      <text:p text:style-name="P4">
As reported by Ukrinform, <text:a xlink:type="simple" xlink:href="https://www.ukrinform.ua/rubric-other_news/3718791-pidriv-rosianami-kahovskoi-ges-vsi-novini.html" text:style-name="Internet_20_link" text:visited-style-name="Visited_20_Internet_20_Link">
On June 6, the Russian army undermined the Greblyukakhov hydroelectric power station</text:a>
. Rescue work and evacuation measures from flooding places are ongoing in the Kherson region. Particularly difficult - in temporarily occupied territories, where Russian invaders have stamped people without any help.</text:p>
      <text:p text:style-name="P4">
<text:span text:style-name="T4">
 Read also: </text:span>
 <text:a xlink:type="simple" xlink:href="https://www.ukrinform.ua/rubric-economy/3720598-na-pivdni-ukraini-zminitsa-struktura-posiviv-cerez-vidsutnist-zrosenna-ekspert.html" text:style-name="Internet_20_link" text:visited-style-name="Visited_20_Internet_20_Link">
in the south of Ukraine will change the structure of crops due to lack of irrigation -expert</text:a>
On the fact of undermining the occupiers of the Kakhovka hydroelectric power station, law enforcement officers began investigating under the article on ecocide.</text:p>
      <text:p text:style-name="P4">
Ukrhydroenergo stated that the Kakhovka hydroelectric power station is completely destroyed and recoverable.</text:p>
      <text:p text:style-name="P4">
<text:span text:style-name="T5">
Foto: darg.gov.ua</text:span>
</text:p>
      <text:p text:style-name="P4">
News Source: <text:a xlink:type="simple" xlink:href="https://www.ukrinform.ua/rubric-economy/3720653-v-ukraini-ponad-1-100-kilometriv-meliorativnih-kanaliv-zalisilis-bez-vodi.html" text:style-name="Internet_20_link" text:visited-style-name="Visited_20_Internet_20_Link">
https://www.ukrinform.ua/rubric-economy/3720653-v-ukraini-ponad-1-100-kilometriv-meliorativnih-kanaliv-zalisilis-bez-vodi.html</text:a>
</text:p>
      <!--NEWS-->
      <text:h text:style-name="P10" text:outline-level="1">
<text:span text:style-name="T4">
Iceland stops the work of the embassy in Moscow</text:span>
</text:h>
      <text:p text:style-name="P4">
Authors: Ukrinform (Person)</text:p>
      <text:p text:style-name="P4">
Publisher: Укринформ (Organization)</text:p>
      <text:p text:style-name="P4">
Published Time: 2023-06-09T17:15:15+03:00</text:p>
      <text:p text:style-name="P4">
Modified Time: 2023-06-09T17:15:15+03:00</text:p>
      <text:p text:style-name="P4">
Description: The Ministry of Foreign Affairs of Iceland has decided to suspend the work of its own embassy in Moscow since August 1. The country requires a similar step from the Russian Federation. - Ukrinform.</text:p>
      <text:p text:style-name="P4">
Images: ['<text:a xlink:type="simple" xlink:href="https://static.ukrinform.com/photos/2023_06/thumb_files/630_360_1686319863-749.png" text:style-name="Internet_20_link" text:visited-style-name="Visited_20_Internet_20_Link">
630_360_16863...</text:a>
']</text:p>
      <text:p text:style-name="P4">
Tags: ['Ісландія', 'Посольство', 'Росія']</text:p>
      <text:p text:style-name="P4">
Type: Article</text:p>
      <!--METADATA-->
      <text:p text:style-name="P4">
<draw:frame draw:style-name="fr1" draw:name="Image108" text:anchor-type="as-char" svg:width="6.9236in" svg:height="3.956343in" draw:z-index="0">
<draw:image xlink:href="../Images/yкринформ/2023-06-09T17-15-15-03-00/630_360_1686319863-749.png" xlink:type="simple" xlink:show="embed" xlink:actuate="onLoad" draw:mime-type="image/png"/>
</draw:frame>
The Ministry of Foreign Affairs of Iceland has decided to suspend the work of the Embassy in Moscow since August 1. The country requires a similar step of split.</text:p>
      <text:p text:style-name="P4">
According to Ukrinform, this is reported on the website of the Iceland Government.</text:p>
      <text:p text:style-name="P4">
Today, the Ministry of Foreign Affairs called the Russian ambassador to inform him about this decision.</text:p>
      <text:p text:style-name="P4">
"This is a difficult decision because Iceland has maintained rich relations with people from the moment of independence in 1944. However, the current -state simply does not allow the small diplomatic service of Iceland in Russia," the Foreign Minister of Foreign Affairs Bridis Hilfadottir said.</text:p>
      <text:p text:style-name="P4">
Iceland has eighteen bilateral embassies in foreign capitals, determining the priority of their location in accordance with the scale of economic, political and cultural ties or cooperation for development.</text:p>
      <text:p text:style-name="P4">
<text:span text:style-name="T4">
 Read also: </text:span>
 <text:a xlink:type="simple" xlink:href="https://www.ukrinform.ua/rubric-world/3720179-rumunia-zobovazala-rosijske-posolstvo-skorotiti-stat-na-51-posadu.html" text:style-name="Internet_20_link" text:visited-style-name="Visited_20_Internet_20_Link">
Romania obliged Russian <text:span text:style-name="T4">
 Embassy </text:span>
 cutting to 51 positions</text:a>
At this time, commercial, cultural or political relations with the Russian Federation are in the nunny level. Thus, the preservation of the work of the Embassy of Iceland in Moscow is not justified.</text:p>
      <text:p text:style-name="P4">
The decision to suspend the work of the Embassy of Iceland in Moscow is not a breakdiplomatic relations. As soon as the conditions are allowed, Iceland will prioritize the work of the embassy in Moscow.</text:p>
      <text:p text:style-name="P4">
Foreign Minister of Ukraine Dmitry Kuleb <text:a xlink:type="simple" xlink:href="http://nofollow" text:style-name="Internet_20_link" text:visited-style-name="Visited_20_Internet_20_Link">
called on</text:a>
Other states to follow the example of Iceland, which suspended the work of the Embassy of Vomskwa and requested the restriction of the Embassy of the Russian Federation in Iceland.</text:p>
      <text:p text:style-name="P4">
“I am grateful to Bordis Gilfadotur for the decision of Iceland to suspend the work of the Posson in Moscow and to ask Russia for restriction of the work of its police in Reykjavik. Russia should see that barbarism leads to complete isolation. I urge other states to follow the example of Iceland, ” - said Kubuleba.</text:p>
      <text:p text:style-name="P4">
<text:span text:style-name="T4">
 Read also: </text:span>
 <text:a xlink:type="simple" xlink:href="https://www.ukrinform.ua/rubric-diaspora/3720218-u-rizi-na-zasudzenna-pidrivu-kahovskoi-ges-projsov-miting-u-posolstva-krainiterorista.html" text:style-name="Internet_20_link" text:visited-style-name="Visited_20_Internet_20_Link">
in Riga for condemnation of Kakhovskaya Hydroelectric Power Exploration in <text:span text:style-name="T4">
 Embassy </text:span>
 Terrorist countries</text:a>
</text:p>
      <text:p text:style-name="P4">
News Source: <text:a xlink:type="simple" xlink:href="https://www.ukrinform.ua/rubric-world/3720655-islandia-prizupinae-robotu-posolstva-u-moskvi.html" text:style-name="Internet_20_link" text:visited-style-name="Visited_20_Internet_20_Link">
https://www.ukrinform.ua/rubric-world/3720655-islandia-prizupinae-robotu-posolstva-u-moskvi.html</text:a>
</text:p>
      <!--NEWS-->
      <text:h text:style-name="P10" text:outline-level="1">
<text:span text:style-name="T4">
Ministry of Energy and French EDF concluded a memorandum of cooperation</text:span>
</text:h>
      <text:p text:style-name="P4">
Authors: Ukrinform (Person)</text:p>
      <text:p text:style-name="P4">
Publisher: Укринформ (Organization)</text:p>
      <text:p text:style-name="P4">
Published Time: 2023-06-09T17:17:00+03:00</text:p>
      <text:p text:style-name="P4">
Modified Time: 2023-06-09T17:17:00+03:00</text:p>
      <text:p text:style-name="P4">
Description: The Ministry of Energy and the French company EDF International Networks have compiled a memorandum on the creation of a plan for the development of modern distribution networks in one of the frontline regions. - Ukrinform.</text:p>
      <text:p text:style-name="P4">
Images: ['<text:a xlink:type="simple" xlink:href="https://static.ukrinform.com/photos/2023_06/thumb_files/630_360_1686320290-550.jpg" text:style-name="Internet_20_link" text:visited-style-name="Visited_20_Internet_20_Link">
630_360_16863...</text:a>
']</text:p>
      <text:p text:style-name="P4">
Tags: ['Енергетика', 'Франція', 'Міненерго', 'Меморандум']</text:p>
      <text:p text:style-name="P4">
Type: Article</text:p>
      <!--METADATA-->
      <text:p text:style-name="P4">
<draw:frame draw:style-name="fr1" draw:name="Image109" text:anchor-type="as-char" svg:width="6.9236in" svg:height="3.956343in" draw:z-index="0">
<draw:image xlink:href="../Images/yкринформ/2023-06-09T17-17-00-03-00/630_360_1686320290-550.jpg" xlink:type="simple" xlink:show="embed" xlink:actuate="onLoad" draw:mime-type="image/jpeg"/>
</draw:frame>
The Ministry of Energy and the French company EDF International Networks have been a memorandum to create a plan for the development of modern distribution networks of water from the frontline regions.</text:p>
      <text:p text:style-name="P4">
The Minister of Energy Herman Galushchenko has informed about it, Ukrinform reports to <text:a xlink:type="simple" xlink:href="https://mev.gov.ua/novyna/plan-rozvytku-suchasnykh-rozpodilnykh-merezh-dlya-odnoho-z-ukrayinskykh-rehioniv-minenerho-i" text:style-name="Internet_20_link" text:visited-style-name="Visited_20_Internet_20_Link">
the ministry press service. </text:a>
“Due to hostilities in many regions of Ukraine, [energy infrastructure] is now destroyed now(https://www.ukrinform.ua/tag-energetika), in particular the network. We strive to rebuild it by modern standards and technologies. And this project will help us to quickly achieve the set goals to spur modern networks in one of the frontline regions, ”the Ukrainian minister said.</text:p>
      <text:p text:style-name="P4">
Galushchenko stressed that the memorandum involves the cooperation and implementation of international technical assistance "Road Map of Intellectual Networks for Ukraine" in one of the regions that will be chosen.</text:p>
      <text:p text:style-name="P4">
The project will include the development of the master plan for the development of distribution networks and implementation of the concept of smart meters.</text:p>
      <text:p text:style-name="P4">
<text:span text:style-name="T4">
 Read also: </text:span>
 [Ministry of Energy does not exclude imbalance in the power system due(https://www.ukrinform.ua/rubric-economy/3719213-minenergo-ne-viklucae-disbalansu-v-energosistemi-vnaslidok-pidrivu-kahovskoi-ges.html)Belgium was reported that it will help restore the energy sector of Ukraine, in particular, there are prospects for attracting Belgian investments in the development of dreamed energy, hydrogen industry and biomethane.</text:p>
      <text:p text:style-name="P4">
<text:span text:style-name="T5">
Foto: Ministry of Energy</text:span>
</text:p>
      <text:p text:style-name="P4">
News Source: <text:a xlink:type="simple" xlink:href="https://www.ukrinform.ua/rubric-vidbudova/3720657-minenergo-i-francuzka-edf-uklali-memorandum-pro-spivpracu.html" text:style-name="Internet_20_link" text:visited-style-name="Visited_20_Internet_20_Link">
https://www.ukrinform.ua/rubric-vidbudova/3720657-minenergo-i-francuzka-edf-uklali-memorandum-pro-spivpracu.html</text:a>
</text:p>
      <!--NEWS-->
      <text:h text:style-name="P10" text:outline-level="1">
<text:span text:style-name="T4">
The situation with flooding is heavy, water goes slowly - the head of the Kherson regional council</text:span>
</text:h>
      <text:p text:style-name="P4">
Authors: Ukrinform (Person)</text:p>
      <text:p text:style-name="P4">
Publisher: Укринформ (Organization)</text:p>
      <text:p text:style-name="P4">
Published Time: 2023-06-09T17:22:00+03:00</text:p>
      <text:p text:style-name="P4">
Modified Time: 2023-06-09T23:22:00+03:00</text:p>
      <text:p text:style-name="P4">
Description: In the Kherson region, the situation remains "stable" due to the flooding caused by the destruction of the dam of the Kakhovka hydroelectric power station. - Ukrinform.</text:p>
      <text:p text:style-name="P4">
Images: ['<text:a xlink:type="simple" xlink:href="https://static.ukrinform.com/photos/2023_06/thumb_files/630_360_1686036969-673.jpeg" text:style-name="Internet_20_link" text:visited-style-name="Visited_20_Internet_20_Link">
630_360_16860...</text:a>
']</text:p>
      <text:p text:style-name="P4">
Tags: ['Евакуація', 'ГЕС', 'Херсон', 'Херсонщина', 'Каховська ГЕС']</text:p>
      <text:p text:style-name="P4">
Type: Article</text:p>
      <!--METADATA-->
      <text:p text:style-name="P4">
<draw:frame draw:style-name="fr1" draw:name="Image111" text:anchor-type="as-char" svg:width="6.9236in" svg:height="3.956343in" draw:z-index="0">
<draw:image xlink:href="../Images/yкринформ/2023-06-09T17-22-00-03-00/630_360_1686036969-673.jpeg" xlink:type="simple" xlink:show="embed" xlink:actuate="onLoad" draw:mime-type="image/jpeg"/>
</draw:frame>
Nakherson region remains a "stable difficult" situation due to the flooding caused by the destruction of the dam of the Kakhovka hydroelectric power station.</text:p>
      <text:p text:style-name="P4">
About this <text:a xlink:type="simple" xlink:href="https://www.radiosvoboda.org/a/news-khersonska-oblast-pidtoplennia/32452600.html" text:style-name="Internet_20_link" text:visited-style-name="Visited_20_Internet_20_Link">
Radio Liberty</text:a>
The head of the Kherson Regional Radiolexander Samoilenko reported, Ukrinform reports.</text:p>
      <text:p text:style-name="P4">
“The water goes away, but goes very slowly. If she arrived quickly and rusty, then he goes down very slowly, her level decreases at a centimeter, ”Samoilenko said.</text:p>
      <text:p text:style-name="P4">
<text:span text:style-name="T4">
 Read also: </text:span>
 <text:span text:style-name="T4">
 <text:a xlink:type="simple" xlink:href="https://www.ukrinform.ua/rubric-ato/3720781-rosiani-znovu-obstrilali-herson-pid-cas-evakuacii-troe-poranenih.html" text:style-name="Internet_20_link" text:visited-style-name="Visited_20_Internet_20_Link">
Russians again fired at Kherson during evacuation -Throier of the wounded</text:a>
</text:span>
</text:p>
      <text:p text:style-name="P4">
According to him, evacuation from flooded cities took place all day.</text:p>
      <text:p text:style-name="P4">
“The island neighborhood - it is so the most difficult because a large number of people live there, people leave. At first, some neglected the warnings of the authorities, people were considering that everything would pass quickly. Therefore, work is also today. This is very burdened with the fact that our enemy does not allow to work quietly, fires. Today, again, there was an shelling in the area of crossing, which leads a closed part of our city, ”said the head of the regional council.</text:p>
      <text:p text:style-name="P4">
<text:span text:style-name="T4">
 Read also: </text:span>
 <text:span text:style-name="T4">
 <text:a xlink:type="simple" xlink:href="https://www.ukrinform.ua/rubric-ato/3720792-u-dsns-pokazali-poskodzenu-tehniku-aku-zagarbniki-obstrilali-pid-cas-evakuacii.html" text:style-name="Internet_20_link" text:visited-style-name="Visited_20_Internet_20_Link">
in the SESS showed damaged equipment that the invaders were fired during evacuation from Kherson</text:a>
</text:span>
</text:p>
      <text:p text:style-name="P4">
At the same time, the chairman of the regional military administration Alexander Prokudin will inform the video message in his <text:a xlink:type="simple" xlink:href="https://t.me/olexandrprokudin/626" text:style-name="Internet_20_link" text:visited-style-name="Visited_20_Internet_20_Link">
telegram</text:a>
35 settlements have been flooded on the right bank, 3763 buildings in the water.</text:p>
      <text:p text:style-name="P4">
“But the water is gradually receding. If in the morning the average water reached 5 meters38 centimeters, it dropped to almost five meters in the evening. In Kherson, a mark of 5.08 meters was marked, which is 60 cm below the maximum level. The Ukakhov district is also in decline. In the liberated Cossack, cheerful, as well as in the temporarily occupied new Kakhovka, the water level decreased by one and a half meter, ”he said.</text:p>
      <text:p text:style-name="P4">
<text:span text:style-name="T4">
 Read also: </text:span>
 <text:span text:style-name="T4">
 [Russian soldiers climbed on trees: the mayor of the new Kakhovkivka reported how the community flooded]](https://www.ukrinform.ua/rubric-regions/3720043-rosijski-voaki-lizli-na-dereva-mer-novoi-kahovki-rozpoviv-ak-zatopilo-gromadu.html)</text:span>
</text:p>
      <text:p text:style-name="P4">
According to Proudin, the situation in the occupied Korsunka remains serious.In the reservoir itself, according to it, the water level fell to 11.33 meters. The water storage loses six centimeters of water per hour.</text:p>
      <text:p text:style-name="P4">
<text:span text:style-name="T4">
 Read also: </text:span>
 <text:span text:style-name="T4">
 <text:a xlink:type="simple" xlink:href="https://www.ukrinform.ua/rubric-regions/3720770-na-hersonsini-vze-evakuuvali-25-tisaci-ludej.html" text:style-name="Internet_20_link" text:visited-style-name="Visited_20_Internet_20_Link">
in Kherson region already evacuated 2.5 thousand people</text:a>
</text:span>
</text:p>
      <text:p text:style-name="P4">
According to him, due to Russian shelling on June 9 in Tyaginka a wounded man, he is in a serious condition in hospital.</text:p>
      <text:p text:style-name="P4">
"In the evening, the enemy was fired at Kherson again, fires occurred, a 16-year-old girl's contusion was fired," the head of the Ova added.</text:p>
      <text:p text:style-name="P4">
As reported by Ukrinform, Russian troops were blown up on June 6 on June 6 by Gremukakhovsky Hydroelectric power plant. <text:span text:style-name="T4">
 <text:a xlink:type="simple" xlink:href="https://www.ukrinform.ua/tag-kahovska-ges" text:style-name="Internet_20_link" text:visited-style-name="Visited_20_Internet_20_Link">
HPP</text:a>
</text:span>
 is not recoverable. The evacuation of people from flooded terminals continues.</text:p>
      <text:p text:style-name="P4">
On June 8, 9 people were injured in the Kherson region as a result of Russian shelling, including two employees of the SES, a police officer, a doctor and a volunteer of Znimenchyna.</text:p>
      <text:p text:style-name="P4">
News Source: <text:a xlink:type="simple" xlink:href="https://www.ukrinform.ua/rubric-regions/3720803-situacia-z-pidtoplennami-vazka-voda-vidhodit-povilno-glava-hersonskoi-oblradi.html" text:style-name="Internet_20_link" text:visited-style-name="Visited_20_Internet_20_Link">
https://www.ukrinform.ua/rubric-regions/3720803-situacia-z-pidtoplennami-vazka-voda-vidhodit-povilno-glava-hersonskoi-oblradi.html</text:a>
</text:p>
      <!--NEWS-->
      <text:h text:style-name="P10" text:outline-level="1">
<text:span text:style-name="T4">
The government has allocated 2.4 billion hryvnias to provide water in residents of four areas</text:span>
</text:h>
      <text:p text:style-name="P4">
Authors: Ukrinform (Person)</text:p>
      <text:p text:style-name="P4">
Publisher: Укринформ (Organization)</text:p>
      <text:p text:style-name="P4">
Published Time: 2023-06-09T17:25:00+03:00</text:p>
      <text:p text:style-name="P4">
Modified Time: 2023-06-09T17:25:00+03:00</text:p>
      <text:p text:style-name="P4">
Description: The Cabinet of Ministers has already allocated a total of UAH 2.4 billion to provide water to residents of Kherson, Mykolaiv, Zaporizhzhya and Dnipropetrovsk regions. - Ukrinform.</text:p>
      <text:p text:style-name="P4">
Images: ['<text:a xlink:type="simple" xlink:href="https://static.ukrinform.com/photos/2023_06/thumb_files/630_360_1686291443-564.jpg" text:style-name="Internet_20_link" text:visited-style-name="Visited_20_Internet_20_Link">
630_360_16862...</text:a>
']</text:p>
      <text:p text:style-name="P4">
Tags: ['Теракт', 'Уряд', 'Вода', 'Війна з Росією', 'Екоцид']</text:p>
      <text:p text:style-name="P4">
Type: Article</text:p>
      <!--METADATA-->
      <text:p text:style-name="P4">
<draw:frame draw:style-name="fr1" draw:name="Image112" text:anchor-type="as-char" svg:width="6.9236in" svg:height="3.956343in" draw:z-index="0">
<draw:image xlink:href="../Images/yкринформ/2023-06-09T17-25-00-03-00/630_360_1686291443-564.jpg" xlink:type="simple" xlink:show="embed" xlink:actuate="onLoad" draw:mime-type="image/jpeg"/>
</draw:frame>
The Cabinet of Ministers has already allocated a total of UAH 2.4 billion to provide water from residents of residents, Mykolaiv, Zaporizhzhya and Dnipropetrovsk regions.</text:p>
      <text:p text:style-name="P4">
About this Prime Minister of Ukraine Denis Shmigal <text:a xlink:type="simple" xlink:href="http://t.me/Denys_Smyhal/5352" text:style-name="Internet_20_link" text:visited-style-name="Visited_20_Internet_20_Link">
said</text:a>
At a government meeting, Ukrinform reports.</text:p>
      <text:p text:style-name="P4">
<text:span text:style-name="T5">
Derelo: PREPARING Channel of Ukraine Denis Shmigal</text:span>
</text:p>
      <text:p text:style-name="P4">
"The government has allocated a total of UAH 2.4 billion to provide water to residents of Kherson, Mykolaiv, Zaporizhzhya and Dnipropetrovsk regions. There is a headquarters of treatment of the consequences of an accident headed by the Ministry of Internal Affairs," - said <text:a xlink:type="simple" xlink:href="https://www.ukrinform.ua/tag-smigal" text:style-name="Internet_20_link" text:visited-style-name="Visited_20_Internet_20_Link">
Shmigal</text:a>
.</text:p>
      <text:p text:style-name="P4">
According to him, the victims are now provided with comprehensive help. The attention of Vladimipkut to the south of Ukraine, where a large -scale rescue operation is unfolding after Russia's terrorist attack at the Kakhovka hydroelectric power station.</text:p>
      <text:p text:style-name="P4">
"From the first hours after the dam, we take measures to help Ukrainians," the head of the government emphasized.</text:p>
      <text:p text:style-name="P4">
The Prime Minister thanks everyone and everyone who is attached to life-saving activities: volunteers, philanthropists, all regions and communities that are being presented.</text:p>
      <text:p text:style-name="P4">
<text:span text:style-name="T4">
 Read also: </text:span>
 <text:a xlink:type="simple" xlink:href="https://www.ukrinform.ua/rubric-economy/3719741-svitovij-bank-provede-svidku-ocinku-zbitkiv-spricinenih-pidrivom-kahovskoi-ges-smigal.html" text:style-name="Internet_20_link" text:visited-style-name="Visited_20_Internet_20_Link">
the World Bank will rapidly assess the losses caused by the undergoing of the Kakhovka hydroelectric power station - <text:span text:style-name="T4">
 Shmigal </text:span>
</text:a>
As <text:a xlink:type="simple" xlink:href="https://www.ukrinform.ua/rubric-other_news/3718791-pidriv-rosianami-kahovskoi-ges-vsi-novini.html" text:style-name="Internet_20_link" text:visited-style-name="Visited_20_Internet_20_Link">
reported</text:a>
Ukrinform, Russian troops on the night of June 6 carried out Kakhovskaya hydroelectric power plants. On the same day, during the extraordinary, the government created the headquarters and appointed the head of work on the elimination of the offenses of the hydroelectric power station Igor Klimenko.</text:p>
      <text:p text:style-name="P4">
The evacuation of the population from flooding areas is ongoing.</text:p>
      <text:p text:style-name="P4">
News Source: <text:a xlink:type="simple" xlink:href="https://www.ukrinform.ua/rubric-regions/3720658-urad-vidiliv-24-milarda-griven-dla-zabezpecenna-vodou-ziteliv-cotiroh-oblastej.html" text:style-name="Internet_20_link" text:visited-style-name="Visited_20_Internet_20_Link">
https://www.ukrinform.ua/rubric-regions/3720658-urad-vidiliv-24-milarda-griven-dla-zabezpecenna-vodou-ziteliv-cotiroh-oblastej.html</text:a>
</text:p>
      <!--NEWS-->
      <text:h text:style-name="P10" text:outline-level="1">
<text:span text:style-name="T4">
From Ivano-Frankivsk to Kherson region, 20 tons of help were sent</text:span>
</text:h>
      <text:p text:style-name="P4">
Authors: Ukrinform (Person)</text:p>
      <text:p text:style-name="P4">
Publisher: Укринформ (Organization)</text:p>
      <text:p text:style-name="P4">
Published Time: 2023-06-09T17:25:55+03:00</text:p>
      <text:p text:style-name="P4">
Modified Time: 2023-06-09T17:25:55+03:00</text:p>
      <text:p text:style-name="P4">
Description: From Ivano-Frankivsk sent 20 tons of assistance to residents of Kherson region, who were injured through the blast of Kakhovka hydroelectric power station. - Ukrinform.</text:p>
      <text:p text:style-name="P4">
Images: ['<text:a xlink:type="simple" xlink:href="https://static.ukrinform.com/photos/2023_06/thumb_files/630_360_1686291425-614.jpg" text:style-name="Internet_20_link" text:visited-style-name="Visited_20_Internet_20_Link">
630_360_16862...</text:a>
']</text:p>
      <text:p text:style-name="P4">
Tags: ['Херсонщина', 'Івано-Франківщина', 'Волонтери', 'допомога']</text:p>
      <text:p text:style-name="P4">
Type: Article</text:p>
      <!--METADATA-->
      <text:p text:style-name="P4">
<draw:frame draw:style-name="fr1" draw:name="Image113" text:anchor-type="as-char" svg:width="6.9236in" svg:height="3.956343in" draw:z-index="0">
<draw:image xlink:href="../Images/yкринформ/2023-06-09T17-25-55-03-00/630_360_1686291425-614.jpg" xlink:type="simple" xlink:show="embed" xlink:actuate="onLoad" draw:mime-type="image/jpeg"/>
</draw:frame>
From Ivano-Frankivsk, 20 tons of assistance were sent to residents of Kherson region who were injured because of the blowing of the Kakhovka hydroelectric power station.</text:p>
      <text:p text:style-name="P4">
About it in <text:a xlink:type="simple" xlink:href="https://www.facebook.com/watch/live/" text:style-name="Internet_20_link" text:visited-style-name="Visited_20_Internet_20_Link">
Facebook</text:a>
The mayor Ruslan Martsinkov reported Ivano-Frankivsk, reports Ukrinform.</text:p>
      <text:p text:style-name="P4">
"I thank the Franks that they were so active in gathering assistance to the Kherson people, they sent a 20 -ton truck yesterday," Martsinkov said.</text:p>
      <text:p text:style-name="P4">
According to him, today the Franks brought 12 tons of help for the Hherson people to the logistics center of the Union <text:a xlink:type="simple" xlink:href="https://www.ukrinform.ua/tag-volonteri" text:style-name="Internet_20_link" text:visited-style-name="Visited_20_Internet_20_Link">
Volunteers</text:a>
Prykarpattya. It is also prepared by references.</text:p>
      <text:p text:style-name="P4">
<text:span text:style-name="T4">
 Read also: </text:span>
 <text:a xlink:type="simple" xlink:href="https://www.ukrinform.ua/rubric-regions/3720604-na-hersonsini-stvorili-kontaktcentr-dla-koordinacii-dopomogi-postrazdalim.html" text:style-name="Internet_20_link" text:visited-style-name="Visited_20_Internet_20_Link">
in <text:span text:style-name="T4">
 Kherson region </text:span>
 created a contact center for coordination to help the victims</text:a>
As the agency reported, <text:a xlink:type="simple" xlink:href="https://www.ukrinform.ua/rubric-other_news/3718791-pidriv-rosianami-kahovskoi-ges-vsi-novini.html" text:style-name="Internet_20_link" text:visited-style-name="Visited_20_Internet_20_Link">
Russian troops made under June 6, the Podvikakhov Hydroelectric Power Plant</text:a>
. As a result of the blasting of the machine lounge, the station is completely destroyed. The evacuation of the population from the concept of flooding began.</text:p>
      <text:p text:style-name="P4">
News Source: <text:a xlink:type="simple" xlink:href="https://www.ukrinform.ua/rubric-regions/3720660-z-ivanofrankivska-na-hersonsinu-vidpravili-20-tonn-dopomogi.html" text:style-name="Internet_20_link" text:visited-style-name="Visited_20_Internet_20_Link">
https://www.ukrinform.ua/rubric-regions/3720660-z-ivanofrankivska-na-hersonsinu-vidpravili-20-tonn-dopomogi.html</text:a>
</text:p>
      <!--NEWS-->
      <text:h text:style-name="P10" text:outline-level="1">
<text:span text:style-name="T4">
Ivan Zubkov memorial plaques and volunteer defenders were opened in Kyiv in Kiev</text:span>
</text:h>
      <text:p text:style-name="P4">
Authors: Ukrinform (Person)</text:p>
      <text:p text:style-name="P4">
Publisher: Укринформ (Organization)</text:p>
      <text:p text:style-name="P4">
Published Time: 2023-06-09T17:29:00+03:00</text:p>
      <text:p text:style-name="P4">
Modified Time: 2023-06-09T17:29:00+03:00</text:p>
      <text:p text:style-name="P4">
Description: On the facade of the main building of the National University "Kyiv-Mohyla Academy" opened a memorial plaque to the Hero of Ukraine Ivan Zubkov, and on the building of the Kiev gymnasium of biotechnology №177-memorial plaques to three volunteer defenders. - Ukrinform.</text:p>
      <text:p text:style-name="P4">
Images: ['<text:a xlink:type="simple" xlink:href="https://static.ukrinform.com/photos/2023_06/thumb_files/630_360_1686320996-245.jpg" text:style-name="Internet_20_link" text:visited-style-name="Visited_20_Internet_20_Link">
630_360_16863...</text:a>
']</text:p>
      <text:p text:style-name="P4">
Tags: ["Пам'ять", 'Київ', 'Меморіальна дошка', 'Добровольці']</text:p>
      <text:p text:style-name="P4">
Type: Article</text:p>
      <!--METADATA-->
      <text:p text:style-name="P4">
<draw:frame draw:style-name="fr1" draw:name="Image114" text:anchor-type="as-char" svg:width="6.9236in" svg:height="3.956343in" draw:z-index="0">
<draw:image xlink:href="../Images/yкринформ/2023-06-09T17-29-00-03-00/630_360_1686320996-245.jpg" xlink:type="simple" xlink:show="embed" xlink:actuate="onLoad" draw:mime-type="image/jpeg"/>
</draw:frame>
A memorial plaque to the Hero of Ukraine Ivan Zubkov was opened at the facades of the head of the National University of Kyiv-Mohyla Academy, and on the building of the Kyiv High School of Biotechnology # 177-memorial plaques to three volunteer defenders.</text:p>
      <text:p text:style-name="P4">
About it reports <text:a xlink:type="simple" xlink:href="https://mva.gov.ua/ua/news/predstavniki-minveteraniv-vzyali-uchast-u-vidkritti-memorialnih-doshok-geroyu-ukrayini-kiborgu-ivanu-zubkovu-ta-zahisnikam-dobrovolcyam" text:style-name="Internet_20_link" text:visited-style-name="Visited_20_Internet_20_Link">
press service of the Ministry of Veterans Affairs</text:a>
, reports Ukrinform.</text:p>
      <text:p text:style-name="P4">
"Today we not only open memorial plaques, but also oblige to transmit <text:a xlink:type="simple" xlink:href="https://www.ukrinform.ua/tag-pamat" text:style-name="Internet_20_link" text:visited-style-name="Visited_20_Internet_20_Link">
memory</text:a>
They did not forget about the heroes.</text:p>
      <text:p text:style-name="P4">
Senior Lieutenant Ivan Zubkov, with a call sign "crab", participated in the assault actions of the deletion of Ukrainian units that defended the airport. It was skillfully managed, at the most difficult moments, causing artillery fire. It was injured, but remained in the new terminal with its fighters. Military rose on January 20, 2015 as a result of the blast by Russian militants, the airport of the airport, personally covering the departure of the unit. Zubkov is buried in Khmelnytsky region. By the decree of the President of Ukraine, he was posthumous the title Hero of Ukraine with awarding the Order of the Golden Star.</text:p>
      <text:p text:style-name="P4">
Near the Kyiv-Mohyla Academy, the memory of the hero was honored by representatives of the mining, Ministry of Veterans, the veterans community, servicemen, teachers and the management of the university.</text:p>
      <text:p text:style-name="P4">
*!(https://www.ukrinform.ua/rubric-regions/3720198-na-odesini-vstanovili-memorialnu-dosku-zahisniku-mariupola-arturu-savelevu.html)According to the Ministry of Veterans, with the participation of representatives of the agency at the wall of the Kiev Gymnasium of Biotechnology # 177, a memorial board of Volunteer DUK "Right Sector" Andriy Zhovanik, who defended Ukraine since 2014, as well as the Volunteer, commander of the latch, commander of the latch, was opened Date 54 OMBR of the Armed Forces of the Armed Forces Sergey Malyshko.Photo: Мфа.Гов.ua</text:p>
      <text:p text:style-name="P4">
News Source: <text:a xlink:type="simple" xlink:href="https://www.ukrinform.ua/rubric-kyiv/3720664-u-kievi-vidkrili-memorialni-doski-kiborgu-ivanu-zubkovu-ta-zahisnikamdobrovolcam.html" text:style-name="Internet_20_link" text:visited-style-name="Visited_20_Internet_20_Link">
https://www.ukrinform.ua/rubric-kyiv/3720664-u-kievi-vidkrili-memorialni-doski-kiborgu-ivanu-zubkovu-ta-zahisnikamdobrovolcam.html</text:a>
</text:p>
      <!--NEWS-->
      <text:h text:style-name="P10" text:outline-level="1">
<text:span text:style-name="T4">
Human rights activists urge to press on the Russian Federation for access to the flooded Left Bank of Kherson Region</text:span>
</text:h>
      <text:p text:style-name="P4">
Authors: Ukrinform (Person)</text:p>
      <text:p text:style-name="P4">
Publisher: Укринформ (Organization)</text:p>
      <text:p text:style-name="P4">
Published Time: 2023-06-09T17:30:00+03:00</text:p>
      <text:p text:style-name="P4">
Modified Time: 2023-06-09T17:30:00+03:00</text:p>
      <text:p text:style-name="P4">
Description: Representatives of human rights organizations urge the international community to press on Russia so that it will give access to the flood area on the Left Bank of the Kherson region for the sake of rescue of the population there, the evacuation of which is blocked by the occupying power of the Russian Federation. - Ukrinform.</text:p>
      <text:p text:style-name="P4">
Images: ['<text:a xlink:type="simple" xlink:href="https://static.ukrinform.com/photos/2023_06/thumb_files/630_360_1686291485-687.jpg" text:style-name="Internet_20_link" text:visited-style-name="Visited_20_Internet_20_Link">
630_360_16862...</text:a>
']</text:p>
      <text:p text:style-name="P4">
Tags: ['Херсонщина', 'Правозахисники', 'Росія', 'допомога', 'Затоплення']</text:p>
      <text:p text:style-name="P4">
Type: Article</text:p>
      <!--METADATA-->
      <text:p text:style-name="P4">
<draw:frame draw:style-name="fr1" draw:name="Image117" text:anchor-type="as-char" svg:width="6.9236in" svg:height="3.956343in" draw:z-index="0">
<draw:image xlink:href="../Images/yкринформ/2023-06-09T17-30-00-03-00/630_360_1686291485-687.jpg" xlink:type="simple" xlink:show="embed" xlink:actuate="onLoad" draw:mime-type="image/jpeg"/>
</draw:frame>
Representatives of human rights organizations urge the international community of Plusdnina to give access to the flooding area on the Left Bank of the Kherson region for the sake of rescue of the population there, the evacuation of which is blocked by the Samukepation authorities of the Russian Federation.</text:p>
      <text:p text:style-name="P4">
The appeal is released on <text:a xlink:type="simple" xlink:href="https://zmina.ua/statements/pravozahysnyky-zaklykayut-tysnuty-na-rosiyu-dlya-gumanitarnogo-dostupu-do-zatoplenogo-livoberezhzhya-hersonshhyny/" text:style-name="Internet_20_link" text:visited-style-name="Visited_20_Internet_20_Link">
site</text:a>
ZMINA Human Rights Center, Ukrinform reports.</text:p>
      <text:p text:style-name="P4">
"We urge the international community to urgently take all possible measures to maintain humanitarian access to the flooding area on the left birch birch region in any way that will save people's lives ... The Russian Federation shows the cruelty and indifference its territories. If the evacuation process of civilians does not start immediately, the death of the dead will take the pumping or even thousands, " - the statement said.</text:p>
      <text:p text:style-name="P4">
Human rights activists emphasize that, having undermined the dam of the Kakhovka hydroelectric power station, it has grown the largest environmental and man -made disaster in the last 30 years. Currently known about <text:a xlink:type="simple" xlink:href="https://www.ukrinform.ua/tag-zatoplenna" text:style-name="Internet_20_link" text:visited-style-name="Visited_20_Internet_20_Link">
flooding</text:a>
68% of the Left Bank and 32% of the Right Bank of Kherson region. In addition, as of June 9, at least 9 people were killed in flooded oles, occupied by the Armed Forces of the Russian Federation.</text:p>
      <text:p text:style-name="P4">
<text:span text:style-name="T4">
 Read also: </text:span>
 <text:a xlink:type="simple" xlink:href="https://www.ukrinform.ua/rubric-ato/3720650-rosiani-pered-pidrivom-kahovskoi-ges-aktivno-maroderili-na-hersonsini-centr-nacsprotivu.html" text:style-name="Internet_20_link" text:visited-style-name="Visited_20_Internet_20_Link">
Russians before the undermining of the Kakhovskaya hydroelectric power station is actively maradrylin Kherson region - the center of the National Patriot</text:a>
Activists emphasize that on the Left Bank of the Kherson region, the occupation Vladarf not only does not evacuate residents, but also impedes independent evacuation of residents and volunteer initiatives. In particular, in difficult circumstances there were citizens of vulnerable categories - families with newborns and minority who did not receive Russian birth certificates, which is why parents of Russian military people do not allow children to take children outside the region. Yes, adults, children and animals escape on the roofs of homes, without drinking water, food and medicines.Human rights activists also pay the attention of the world community to the future consequences of underworks: chemicals, pathogens from cemeteries, sewage runoffs, landfills that have caused an epidemic of infectious diseases may be in wells and open reservoirs. The flooding also posted a threat to the civilian population of both shores of Kherson region through the number of mines, ammunition and other explosive objects, which are under pressure from a large mass of water.</text:p>
      <text:p text:style-name="P4">
<text:span text:style-name="T4">
 Read also: </text:span>
 <text:a xlink:type="simple" xlink:href="https://www.ukrinform.ua/rubric-regions/3720632-rosiani-vimagaut-grosi-z-volonteriv-za-evakuaciu-na-zahoplenij-hersonsini-dsns.html" text:style-name="Internet_20_link" text:visited-style-name="Visited_20_Internet_20_Link">
Russians demand money from volunteers for evacuation of the named Kherson region - SES</text:a>
As reported by Ukrinform, <text:a xlink:type="simple" xlink:href="https://www.ukrinform.ua/rubric-other_news/3718791-pidriv-rosianami-kahovskoi-ges-vsi-novini.html" text:style-name="Internet_20_link" text:visited-style-name="Visited_20_Internet_20_Link">
On June 6, the Russian army undermined the Greblyukakhov hydroelectric power station</text:a>
. In Kherson region, evacuation began from dangerous places, which are the risk of flooding as a result of the Podrivakhovsky hydroelectric power station. On the fact of undermining the occupiers of the Kakhovka hydroelectric power station, law enforcement agencies were investigating the article "Ecocid". Ukrhydroenergo stated that the Kakakhovsky hydroelectric power station is completely destroyed and is not recoverable.</text:p>
      <text:p text:style-name="P4">
News Source: <text:a xlink:type="simple" xlink:href="https://www.ukrinform.ua/rubric-regions/3720661-pravozahisniki-zaklikaut-tisnuti-na-rf-dla-dostupu-do-zatoplenogo-livoberezza-hersonsini.html" text:style-name="Internet_20_link" text:visited-style-name="Visited_20_Internet_20_Link">
https://www.ukrinform.ua/rubric-regions/3720661-pravozahisniki-zaklikaut-tisnuti-na-rf-dla-dostupu-do-zatoplenogo-livoberezza-hersonsini.html</text:a>
</text:p>
      <!--NEWS-->
      <text:h text:style-name="P10" text:outline-level="1">
<text:span text:style-name="T4">
SBU arrested the assets of the Russian deputy in Ukraine for over 180 million</text:span>
</text:h>
      <text:p text:style-name="P4">
Authors: Ukrinform (Person)</text:p>
      <text:p text:style-name="P4">
Publisher: Укринформ (Organization)</text:p>
      <text:p text:style-name="P4">
Published Time: 2023-06-09T17:31:00+03:00</text:p>
      <text:p text:style-name="P4">
Modified Time: 2023-06-09T17:31:00+03:00</text:p>
      <text:p text:style-name="P4">
Description: According to the materials of the Security Service, Ukrainian assets of the Deputy Chairman of the Belgorod Regional Duma of the Russian Federation, the owner of the group of companies "Agro-Blogor" Volodymyr Zotov, who is involved in the financing of Russian armed aggression against Ukraine, were arrested.</text:p>
      <text:p text:style-name="P4">
— Укрінформ.: </text:p>
      <text:p text:style-name="P4">
Images: ['<text:a xlink:type="simple" xlink:href="https://static.ukrinform.com/photos/2016_03/thumb_files/630_360_1458777361-4348-sbu-tablicka.jpg" text:style-name="Internet_20_link" text:visited-style-name="Visited_20_Internet_20_Link">
630_360_14587...</text:a>
']</text:p>
      <text:p text:style-name="P4">
Tags: ['Арешт', 'СБУ', 'Війна з Росією', 'Активи']</text:p>
      <text:p text:style-name="P4">
Type: Article</text:p>
      <!--METADATA-->
      <text:p text:style-name="P4">
<draw:frame draw:style-name="fr1" draw:name="Image118" text:anchor-type="as-char" svg:width="6.9236in" svg:height="3.956343in" draw:z-index="0">
<draw:image xlink:href="../Images/yкринформ/2023-06-09T17-31-00-03-00/630_360_1458777361-4348-sbu-tablicka.jpg" xlink:type="simple" xlink:show="embed" xlink:actuate="onLoad" draw:mime-type="image/jpeg"/>
</draw:frame>
According to the materials of the Security Service, the Ukrainian activist of the head of the Belgorod Regional Duma of the Russian Federation, the owner of the group of companies "Agro-Belogor" Volodymyr Zotov, who is involved in the financing of Russian armed aggression against Ukraine, was arrested.</text:p>
      <text:p text:style-name="P4">
According to Ukrinform, the Security Service of Ukraine reports in <text:a xlink:type="simple" xlink:href="https://t.me/SBUkr/8610" text:style-name="Internet_20_link" text:visited-style-name="Visited_20_Internet_20_Link">
telegram</text:a>
.</text:p>
      <text:p text:style-name="P4">
First of all, it is about <text:a xlink:type="simple" xlink:href="https://www.ukrinform.ua/tag-arest" text:style-name="Internet_20_link" text:visited-style-name="Visited_20_Internet_20_Link">
arrest</text:a>
assets of the control zotov agroholding, which is located in the territory of Dnipropetrovsk and Kherson regions.</text:p>
      <text:p text:style-name="P4">
And these are production and storage facilities in an area of more than 13 thousand m², 16 car and almost 4 million UAH in bank accounts.</text:p>
      <text:p text:style-name="P4">
As it is noted, the total amount of blocked property is more than 180 million UAH.</text:p>
      <text:p text:style-name="P4">
According to the investigation, less than a year before the full -scale invasion of the Russian Federation Zotov formally left the co -founders of the Ukrainian Agro Holding and "rewrote" business to his relatives.</text:p>
      <text:p text:style-name="P4">
At the same time, he fully maintained control over the activity of the enterprise, and part of its profits was directed to support the Russian soldiers, who fight in Ukraine.</text:p>
      <text:p text:style-name="P4">
Due to the equipment, the deputy of the Russian Federation hoped to avoid sanctions and criminal offenses for crimes against Ukraine.</text:p>
      <text:p text:style-name="P4">
In addition, in Russia, Zotov launched an information campaign, during which he widely illuminated the provision of food "Humdogs" to the Russian military at the front of his enterprises.</text:p>
      <text:p text:style-name="P4">
He posted the relevant messages on his own telegram channel and a tidy in the forbidden social network "VKontakte". Also, information about assistance to the ashtlums is posted on the official website of its corporation.</text:p>
      <text:p text:style-name="P4">
*!(https://www.ukrinform.ua/rubric-society/3716735-sud-arestuvav-500-miljoniv-aktiviv-eksdeputatazradnika.html)During the searches in the office of the Ukrainian agro -holding -controlled Zotov, the evidence of the criminal activity of the person personally appeared in the premises and cars of the director and accountant.</text:p>
      <text:p text:style-name="P4">
Investigators of the SBU informed in absentia the Russian Federation about suspicion under Art. 110-2 Criminal Code.</text:p>
      <text:p text:style-name="P4">
The attacker faces up to 10 years in prison.</text:p>
      <text:p text:style-name="P4">
News Source: <text:a xlink:type="simple" xlink:href="https://www.ukrinform.ua/rubric-economy/3720662-sbu-arestuvala-aktivi-rosijskogo-deputata-v-ukraini-na-ponad-180-miljoniv.html" text:style-name="Internet_20_link" text:visited-style-name="Visited_20_Internet_20_Link">
https://www.ukrinform.ua/rubric-economy/3720662-sbu-arestuvala-aktivi-rosijskogo-deputata-v-ukraini-na-ponad-180-miljoniv.html</text:a>
</text:p>
      <!--NEWS-->
      <text:h text:style-name="P10" text:outline-level="1">
<text:span text:style-name="T4">
Real Madrid Transfer District Vallekano's Franra Garcia Defender</text:span>
</text:h>
      <text:p text:style-name="P4">
Authors: Ukrinform (Person)</text:p>
      <text:p text:style-name="P4">
Publisher: Укринформ (Organization)</text:p>
      <text:p text:style-name="P4">
Published Time: 2023-06-09T17:33:52+03:00</text:p>
      <text:p text:style-name="P4">
Modified Time: 2023-06-09T17:33:52+03:00</text:p>
      <text:p text:style-name="P4">
Description: Real has announced the transition of the defender of the Rayo Vallecano Frana Garcia. - Ukrinform.</text:p>
      <text:p text:style-name="P4">
Images: ['<text:a xlink:type="simple" xlink:href="https://static.ukrinform.com/photos/2023_06/thumb_files/630_360_1686321148-687.jpg" text:style-name="Internet_20_link" text:visited-style-name="Visited_20_Internet_20_Link">
630_360_16863...</text:a>
']</text:p>
      <text:p text:style-name="P4">
Tags: ['Футбол', 'Реал Мадрид']</text:p>
      <text:p text:style-name="P4">
Type: Article</text:p>
      <!--METADATA-->
      <text:p text:style-name="P4">
<draw:frame draw:style-name="fr1" draw:name="Image119" text:anchor-type="as-char" svg:width="6.9236in" svg:height="3.956343in" draw:z-index="0">
<draw:image xlink:href="../Images/yкринформ/2023-06-09T17-33-52-03-00/630_360_1686321148-687.jpg" xlink:type="simple" xlink:show="embed" xlink:actuate="onLoad" draw:mime-type="image/jpeg"/>
</draw:frame>
Real has announced the transition of the defender of the Rayo Vallecano Frana Garcia.</text:p>
      <text:p text:style-name="P4">
According to Ukrinform, with reference to the official <text:a xlink:type="simple" xlink:href="https://www.realmadrid.com/en/news/2023/06/09/official-announcement-fran-garcia" text:style-name="Internet_20_link" text:visited-style-name="Visited_20_Internet_20_Link">
site</text:a>
"creamy".</text:p>
      <text:p text:style-name="P4">
The contract is designed for 4 years. Garcia is a pupil of "Real". In the "Rao" he won in the summer of 2021.</text:p>
      <text:p text:style-name="P4">
The Royal Club, according to Transfermarkt, will pay for its former player € 5 million.</text:p>
      <text:p text:style-name="P4">
<text:span text:style-name="T4">
 Read also: </text:span>
 <text:a xlink:type="simple" xlink:href="https://www.ukrinform.ua/rubric-sports/3720460-zbirna-ukraini-z-futbolu-provela-perse-zanatta-z-rebrovim.html" text:style-name="Internet_20_link" text:visited-style-name="Visited_20_Internet_20_Link">
Ukrainian national team with <text:span text:style-name="T4">
 Football </text:span>
 U conducted the first lesson in Zrebrov</text:a>
The 23-year-old player in the 20122/23 season spent 40 matches for Rayo Vallekano. The asset of 2 goals and 3 assists.</text:p>
      <text:p text:style-name="P4">
Photo: As</text:p>
      <text:p text:style-name="P4">
News Source: <text:a xlink:type="simple" xlink:href="https://www.ukrinform.ua/rubric-sports/3720665-real-oformiv-transfer-zahisnika-rajo-valekano-frana-garsii.html" text:style-name="Internet_20_link" text:visited-style-name="Visited_20_Internet_20_Link">
https://www.ukrinform.ua/rubric-sports/3720665-real-oformiv-transfer-zahisnika-rajo-valekano-frana-garsii.html</text:a>
</text:p>
      <!--NEWS-->
      <text:h text:style-name="P10" text:outline-level="1">
<text:span text:style-name="T4">
1,400 people and 345 pieces of equipment were involved in the elimination of the consequences of Kakhovskaya hydroelectric power plants</text:span>
</text:h>
      <text:p text:style-name="P4">
Authors: Ukrinform (Person)</text:p>
      <text:p text:style-name="P4">
Publisher: Укринформ (Organization)</text:p>
      <text:p text:style-name="P4">
Published Time: 2023-06-09T17:39:00+03:00</text:p>
      <text:p text:style-name="P4">
Modified Time: 2023-06-09T17:39:00+03:00</text:p>
      <text:p text:style-name="P4">
Description: In the elimination of the consequences of the exploration of the Russians of the Kakhovka hydroelectric power station, 1,400 people and 345 pieces of equipment were attracted. - Ukrinform.</text:p>
      <text:p text:style-name="P4">
Images: ['<text:a xlink:type="simple" xlink:href="https://static.ukrinform.com/photos/2023_02/thumb_files/630_360_1676995305-131.jpg" text:style-name="Internet_20_link" text:visited-style-name="Visited_20_Internet_20_Link">
630_360_16769...</text:a>
']</text:p>
      <text:p text:style-name="P4">
Tags: ['Херсонщина', 'Каховська ГЕС', 'Шмигаль', 'Затоплення']</text:p>
      <text:p text:style-name="P4">
Type: Article</text:p>
      <!--METADATA-->
      <text:p text:style-name="P4">
<draw:frame draw:style-name="fr1" draw:name="Image120" text:anchor-type="as-char" svg:width="6.9236in" svg:height="3.956343in" draw:z-index="0">
<draw:image xlink:href="../Images/yкринформ/2023-06-09T17-39-00-03-00/630_360_1676995305-131.jpg" xlink:type="simple" xlink:show="embed" xlink:actuate="onLoad" draw:mime-type="image/jpeg"/>
</draw:frame>
1,400 and345 vehicles were attracted to the consequences of the exploration of the Kakhovsk Hydroelectric Power Plant.</text:p>
      <text:p text:style-name="P4">
The Prime Minister of Ukraine Denis Shmigal said this at <text:a xlink:type="simple" xlink:href="https://t.me/Denys_Smyhal/5352" text:style-name="Internet_20_link" text:visited-style-name="Visited_20_Internet_20_Link">
government meeting</text:a>
, reports Ukrinform.</text:p>
      <text:p text:style-name="P4">
«There is a headquarters to eliminate the consequences <text:a xlink:type="simple" xlink:href="https://www.ukrinform.ua/tag-avaria" text:style-name="Internet_20_link" text:visited-style-name="Visited_20_Internet_20_Link">
accident</text:a>
headed by the head of the Ministry of Internal Affairs. 1400 people and 345 pieces of equipment were involved. Nakherson region launched 9 evacuation points, evacuated as of today 2.3 thousand people, organized a drinking water transportation, ”the head of the government said.</text:p>
      <text:p text:style-name="P4">
<text:span text:style-name="T5">
Video: <text:a xlink:type="simple" xlink:href="https://t.me/Denys_Smyhal/5352" text:style-name="Internet_20_link" text:visited-style-name="Visited_20_Internet_20_Link">
Telegram-channel of the Prime Minister of Ukraine Denis Shmigal</text:a>
</text:span>
</text:p>
      <text:p text:style-name="P4">
He urged the world to respond to Kakhovka hydroelectric power plants, not words. First, to recognize the obvious-Russia is responsible for the blast. Second, to provide intensive assistance to Ukraine to minimize the effects of the disaster.</text:p>
      <text:p text:style-name="P4">
“The intervention of international organizations is important: the UN, the Red Cross and other to rescue those who are now in occupation. There, the invaders do not save civilians, block people from the disaster zone and shoot them in their backs, ”addsmigal.</text:p>
      <text:p text:style-name="P4">
He also cited the data of Mindovquil, for which environmental losses are calculated in size more than UAH 55 billion. These are the previous, not the final figures.</text:p>
      <text:p text:style-name="P4">
“According to the Ministry of Agrarian Policy, only 10 thousand hectares of agricultural agricultural were flooded on the Right Bank. After the ascending water, soils and more than 30 systems need to be restored, ”Shmigal said.</text:p>
      <text:p text:style-name="P4">
<text:span text:style-name="T4">
 Read also: </text:span>
 <text:a xlink:type="simple" xlink:href="https://www.ukrinform.ua/rubric-regions/3720566-evakuacia-z-hersonsini-trivatime-se-kilka-dniv-ratuvalnih-sil-dostatno-gumenuk.html" text:style-name="Internet_20_link" text:visited-style-name="Visited_20_Internet_20_Link">
evacuation from Kherson region will last a few more days, rescue forces are enough - Humeniuk</text:a>
As reported <text:a xlink:type="simple" xlink:href="https://www.ukrinform.ua/rubric-other_news/3718791-pidriv-rosianami-kahovskoi-ges-vsi-novini.html" text:style-name="Internet_20_link" text:visited-style-name="Visited_20_Internet_20_Link">
Ukrinform</text:a>
, Russian on the night of June 6, carried out Kakhovskaya hydroelectric power station. On the same day, the government created the headquarters during the railway meeting and appointed the head of the work of the condemnation of the hydroelectric power station Igor Klimenko.</text:p>
      <text:p text:style-name="P4">
The evacuation of the population from flooding areas is ongoing.</text:p>
      <text:p text:style-name="P4">
News Source: <text:a xlink:type="simple" xlink:href="https://www.ukrinform.ua/rubric-regions/3720669-do-likvidacii-naslidkiv-pidrivu-kahovskoi-ges-zalucili-1-400-osib-ta-345-odinic-tehniki-smigal.html" text:style-name="Internet_20_link" text:visited-style-name="Visited_20_Internet_20_Link">
https://www.ukrinform.ua/rubric-regions/3720669-do-likvidacii-naslidkiv-pidrivu-kahovskoi-ges-zalucili-1-400-osib-ta-345-odinic-tehniki-smigal.html</text:a>
</text:p>
      <!--NEWS-->
      <text:h text:style-name="P10" text:outline-level="1">
<text:span text:style-name="T4">
Shoiga's son fled from Russia a few days before mobilization - investigation</text:span>
</text:h>
      <text:p text:style-name="P4">
Authors: Ukrinform (Person)</text:p>
      <text:p text:style-name="P4">
Publisher: Укринформ (Organization)</text:p>
      <text:p text:style-name="P4">
Published Time: 2023-06-09T17:39:59+03:00</text:p>
      <text:p text:style-name="P4">
Modified Time: 2023-06-09T17:39:59+03:00</text:p>
      <text:p text:style-name="P4">
Description: 22-year-old Danylo Shebunov's extramarital son, Danilo Shebunov, left Russia to Turkey a few days before the announcement of "partial mobilization" in the Russian Federation. - Ukrinform.</text:p>
      <text:p text:style-name="P4">
Images: ['<text:a xlink:type="simple" xlink:href="https://static.ukrinform.com/photos/2023_06/thumb_files/630_360_1686321555-789.jpg" text:style-name="Internet_20_link" text:visited-style-name="Visited_20_Internet_20_Link">
630_360_16863...</text:a>
']</text:p>
      <text:p text:style-name="P4">
Tags: ['Мобілізація', 'Росія', 'Шойгу']</text:p>
      <text:p text:style-name="P4">
Type: Article</text:p>
      <!--METADATA-->
      <text:p text:style-name="P4">
<draw:frame draw:style-name="fr1" draw:name="Image121" text:anchor-type="as-char" svg:width="6.9236in" svg:height="3.956343in" draw:z-index="0">
<draw:image xlink:href="../Images/yкринформ/2023-06-09T17-39-59-03-00/630_360_1686321555-789.jpg" xlink:type="simple" xlink:show="embed" xlink:actuate="onLoad" draw:mime-type="image/jpeg"/>
</draw:frame>
22-year-old Danylo Shebunov's extramarital son of Russian Secretary of Defense Sergiy Shoig, Danilo Shebunov, went from Russia to Turkey a few days before the announcement of "partial mobilization" in the Russian Federation.</text:p>
      <text:p text:style-name="P4">
This is stated in the investigation of the team of Alexei Navalny, located in his <text:a xlink:type="simple" xlink:href="https://www.youtube.com/watch" text:style-name="Internet_20_link" text:visited-style-name="Visited_20_Internet_20_Link">
YouTub channel</text:a>
, reports Ukrinform.</text:p>
      <text:p text:style-name="P4">
It is also reported that from the age of 19, the son of Shoigu leases two office permits in the center of Moscow, for which he receives "under one million rubles"(not specified — for what time segment).</text:p>
      <text:p text:style-name="P4">
На даний момент позашлюбний син Шойгу зайнятий музичною кар'єрою. Він записуєпісні англійською мовою та випускає кліпи під псевдонімом Sheba. При цьому, заданими команди Навального, на відео з Шебуновим "накручені десятки тисячпереглядів": у той час як у його Ютуб-каналу - близько 700 передплатників,його кліпи мають понад 250 тисяч переглядів.</text:p>
      <text:p text:style-name="P4">
Данило Шебунов, за даними низки ЗМІ, є сином Сергія Шойгу та колишньоїстюардеси льотного загону МНС Олени Шебунової. В розслідуванні опозиційних ЗМІстверджувалося, що Шебунова «заробила мільярди рублів» на контрактах із МНС таміноборони, та що у неї троє дітей від Шойгу.</text:p>
      <text:p text:style-name="P4">
<text:span text:style-name="T4">
Читайте також:</text:span>
 <text:a xlink:type="simple" xlink:href="https://www.ukrinform.ua/rubric-world/3452335-britania-zaprovadzue-sankcii-proti-docok-putina-i-lavrova.html" text:style-name="Internet_20_link" text:visited-style-name="Visited_20_Internet_20_Link">
 Британія запроваджує санкції проти дочок путіна і лаврова</text:a>
A few years ago, Elena Shebunova married a citizen of Lithuania Adolfasakamineskas and took his name.</text:p>
      <text:p text:style-name="P4">
As reported by Ukrinform, in 2022 the Lithuanian authorities <text:a xlink:type="simple" xlink:href="https://www.ukrinform.ua/rubric-world/3630574-sud-pidtverdiv-anuluvanna-posvidki-na-prozivanna-u-litvi-dla-materi-ditej-sojgu.html" text:style-name="Internet_20_link" text:visited-style-name="Visited_20_Internet_20_Link">
deprived Kaminskashebunov for permanent residence</text:a>
, since its stay in the country "can be threatening security".</text:p>
      <text:p text:style-name="P4">
News Source: <text:a xlink:type="simple" xlink:href="https://www.ukrinform.ua/rubric-world/3720671-sin-sojgu-vtik-iz-rosii-za-kilka-dniv-do-mobilizacii-rozsliduvanna.html" text:style-name="Internet_20_link" text:visited-style-name="Visited_20_Internet_20_Link">
https://www.ukrinform.ua/rubric-world/3720671-sin-sojgu-vtik-iz-rosii-za-kilka-dniv-do-mobilizacii-rozsliduvanna.html</text:a>
</text:p>
      <!--NEWS-->
      <text:h text:style-name="P10" text:outline-level="1">
<text:span text:style-name="T4">
Restoration of Kakhovskaya HPP and related work will cost approximately € 2 billion - shmigal</text:span>
</text:h>
      <text:p text:style-name="P4">
Authors: Ukrinform (Person)</text:p>
      <text:p text:style-name="P4">
Publisher: Укринформ (Organization)</text:p>
      <text:p text:style-name="P4">
Published Time: 2023-06-09T17:40:29+03:00</text:p>
      <text:p text:style-name="P4">
Modified Time: 2023-06-09T17:40:29+03:00</text:p>
      <text:p text:style-name="P4">
Description: The restoration of Kakhovskaya hydroelectric power plants will cost approximately 1 billion euros, as much as other related work will cost. - Ukrinform.</text:p>
      <text:p text:style-name="P4">
Images: ['<text:a xlink:type="simple" xlink:href="https://static.ukrinform.com/photos/2023_03/thumb_files/630_360_1679674428-586.jpg" text:style-name="Internet_20_link" text:visited-style-name="Visited_20_Internet_20_Link">
630_360_16796...</text:a>
']</text:p>
      <text:p text:style-name="P4">
Tags: ['Гроші', 'Каховська ГЕС', 'Шмигаль', 'Відновлення України']</text:p>
      <text:p text:style-name="P4">
Type: Article</text:p>
      <!--METADATA-->
      <text:p text:style-name="P4">
<draw:frame draw:style-name="fr1" draw:name="Image122" text:anchor-type="as-char" svg:width="6.9236in" svg:height="3.956343in" draw:z-index="0">
<draw:image xlink:href="../Images/yкринформ/2023-06-09T17-40-29-03-00/630_360_1679674428-586.jpg" xlink:type="simple" xlink:show="embed" xlink:actuate="onLoad" draw:mime-type="image/jpeg"/>
</draw:frame>
The restoration of Kakhovskaya hydroelectric power plants will cost approximately 1 billion euros, so many other related work will be sought.</text:p>
      <text:p text:style-name="P4">
About this Prime Minister Denis Shmigal <text:a xlink:type="simple" xlink:href="http://t.me/Denys_Smyhal/5352" text:style-name="Internet_20_link" text:visited-style-name="Visited_20_Internet_20_Link">
said</text:a>
At a government meeting, Ukrinform reports.</text:p>
      <text:p text:style-name="P4">
<text:span text:style-name="T5">
Derelo: PREPARING Channel of Ukraine Denis Shmigal</text:span>
</text:p>
      <text:p text:style-name="P4">
“The restoration of hydroelectric power plants, according to preliminary data of Ukrhydroenergo, will cost approximately 1 billion euros. The same amount will cost other related work, ”said <text:a xlink:type="simple" xlink:href="https://www.ukrinform.ua/tag-smigal" text:style-name="Internet_20_link" text:visited-style-name="Visited_20_Internet_20_Link">
Shmigal</text:a>
.</text:p>
      <text:p text:style-name="P4">
According to him, the authorities have already agreed with the World Bank on the rapid evaluation of the collections and needs after this disaster.</text:p>
      <text:p text:style-name="P4">
*!(https://www.ukrinform.ua/rubric-regions/3720658-urad-vidiliv-24-milarda-griven-dla-zabezpecenna-vodou-ziteliv-cotiroh-oblastej.html)As reported by Ukrinform, Russian troops on the night of June 6 carried out underwidth of the hydroelectric power station. On the same day, during an extraordinary meeting, the government created staff appointed the head of works to eliminate the consequences of undermining the hydroelectric power station Igor Klimenko.</text:p>
      <text:p text:style-name="P4">
The evacuation of the population from flooding areas is ongoing.</text:p>
      <text:p text:style-name="P4">
News Source: <text:a xlink:type="simple" xlink:href="https://www.ukrinform.ua/rubric-economy/3720672-vidnovlenna-kahovskoi-ges-ta-suputni-roboti-kostuvatimut-orientovno-2-milardi-smigal.html" text:style-name="Internet_20_link" text:visited-style-name="Visited_20_Internet_20_Link">
https://www.ukrinform.ua/rubric-economy/3720672-vidnovlenna-kahovskoi-ges-ta-suputni-roboti-kostuvatimut-orientovno-2-milardi-smigal.html</text:a>
</text:p>
      <!--NEWS-->
      <text:h text:style-name="P10" text:outline-level="1">
<text:span text:style-name="T4">
Kiev sends an additional party of assistance to Kherson and Dnipropetrovsk - Klitschko</text:span>
</text:h>
      <text:p text:style-name="P4">
Authors: Ukrinform (Person)</text:p>
      <text:p text:style-name="P4">
Publisher: Укринформ (Organization)</text:p>
      <text:p text:style-name="P4">
Published Time: 2023-06-09T17:50:00+03:00</text:p>
      <text:p text:style-name="P4">
Modified Time: 2023-06-09T17:50:00+03:00</text:p>
      <text:p text:style-name="P4">
Description: Today, Kiev sends a party of assistance to Kherson and districts of Dnipropetrovsk region, which are suffering from flooding. - Ukrinform.</text:p>
      <text:p text:style-name="P4">
Images: ['<text:a xlink:type="simple" xlink:href="https://static.ukrinform.com/photos/2023_06/thumb_files/630_360_1686322159-977.jpg" text:style-name="Internet_20_link" text:visited-style-name="Visited_20_Internet_20_Link">
630_360_16863...</text:a>
']</text:p>
      <text:p text:style-name="P4">
Tags: ['Дніпропетровщина', 'Херсон', 'Київ', 'допомога']</text:p>
      <text:p text:style-name="P4">
Type: Article</text:p>
      <!--METADATA-->
      <text:p text:style-name="P4">
<draw:frame draw:style-name="fr1" draw:name="Image123" text:anchor-type="as-char" svg:width="6.9236in" svg:height="3.956343in" draw:z-index="0">
<draw:image xlink:href="../Images/yкринформ/2023-06-09T17-50-00-03-00/630_360_1686322159-977.jpg" xlink:type="simple" xlink:show="embed" xlink:actuate="onLoad" draw:mime-type="image/jpeg"/>
</draw:frame>
Today, it also sends a party of assistance to Kherson and districts of Dnipropetrovsk, which will be warned from flooding.</text:p>
      <text:p text:style-name="P4">
About it in <text:a xlink:type="simple" xlink:href="https://t.me/vitaliy_klitschko/2097" text:style-name="Internet_20_link" text:visited-style-name="Visited_20_Internet_20_Link">
telegram</text:a>
Mayor Vitaliy Klitschko, Ukrinform reports.</text:p>
      <text:p text:style-name="P4">
“Today we are sending help in <text:a xlink:type="simple" xlink:href="https://www.ukrinform.ua/tag-herson" text:style-name="Internet_20_link" text:visited-style-name="Visited_20_Internet_20_Link">
Kherson</text:a>
and the districts of Dnipropetrovsk region, which are suffering after the flooding caused by the blasting of the Russian invaders of the Kakhovskaya Hydroelectric Dam, ” - said.</text:p>
      <text:p text:style-name="P4">
He stressed that Kiev will send the cargo with the necessary from the list, with which they turned from the flooded regions. Namely: large containers for drinking water are set on trucks; water filters; Product kits.</text:p>
      <text:p text:style-name="P4">
Klitschko noted that at the next session of the Kyiv City Council will submit a project to seek the capital of Kherson region of financial assistance in the amount of 100 million UAH.</text:p>
      <text:p text:style-name="P4">
<text:span text:style-name="T4">
 Read also: </text:span>
 <text:a xlink:type="simple" xlink:href="https://www.ukrinform.ua/rubric-regions/3720459-kirovogradsina-vidpravila-gumanitarnu-dopomogu-na-hersonsinu.html" text:style-name="Internet_20_link" text:visited-style-name="Visited_20_Internet_20_Link">
Kirovograd region sent humanitarian aid to Nakherson region</text:a>
As <text:a xlink:type="simple" xlink:href="https://www.ukrinform.ua/rubric-regions/3720210-kiivsina-vidpravila-na-hersonsinu-persu-partiu-dopomogi.html" text:style-name="Internet_20_link" text:visited-style-name="Visited_20_Internet_20_Link">
reported</text:a>
, yesterday, the first party of assistance left Kiev from Kiev. In particular, they sent: motor pumps, biological water treatment, inflatable boats, heat guns. As well as summer -streams, thermos, dishes sets and 2.2 tonnes of foodstuffs(Meat canned vegetables).</text:p>
      <text:p text:style-name="P4">
<text:span text:style-name="T5">
Фото: Віталій Кличко / Телеграм</text:span>
</text:p>
      <text:p text:style-name="P4">
News Source: <text:a xlink:type="simple" xlink:href="https://www.ukrinform.ua/rubric-kyiv/3720679-kiiv-vidpravlae-dodatkovu-partiu-dopomogi-u-herson-ta-na-dnipropetrovsinu-klicko.html" text:style-name="Internet_20_link" text:visited-style-name="Visited_20_Internet_20_Link">
https://www.ukrinform.ua/rubric-kyiv/3720679-kiiv-vidpravlae-dodatkovu-partiu-dopomogi-u-herson-ta-na-dnipropetrovsinu-klicko.html</text:a>
</text:p>
      <!--NEWS-->
      <text:h text:style-name="P10" text:outline-level="1">
<text:span text:style-name="T4">
US declared a new military assistance package to Ukraine for $ 2.1 billion</text:span>
</text:h>
      <text:p text:style-name="P4">
Authors: Ukrinform (Person)</text:p>
      <text:p text:style-name="P4">
Publisher: Укринформ (Organization)</text:p>
      <text:p text:style-name="P4">
Published Time: 2023-06-09T17:52:00+03:00</text:p>
      <text:p text:style-name="P4">
Modified Time: 2023-06-09T17:52:00+03:00</text:p>
      <text:p text:style-name="P4">
Description: The United States Administration allocates a new defense support for Ukraine totaling $ 2.1 billion, which will be financed within the limits of Ukraine's security assistance (USAI). - Ukrinform.</text:p>
      <text:p text:style-name="P4">
Images: ['<text:a xlink:type="simple" xlink:href="https://static.ukrinform.com/photos/2023_06/thumb_files/630_360_1686322981-804.jpg" text:style-name="Internet_20_link" text:visited-style-name="Visited_20_Internet_20_Link">
630_360_16863...</text:a>
']</text:p>
      <text:p text:style-name="P4">
Tags: ['Оборона', 'США', 'Україна', 'допомога', 'Війна з Росією']</text:p>
      <text:p text:style-name="P4">
Type: Article</text:p>
      <!--METADATA-->
      <text:p text:style-name="P4">
<draw:frame draw:style-name="fr1" draw:name="Image124" text:anchor-type="as-char" svg:width="6.9236in" svg:height="3.956343in" draw:z-index="0">
<draw:image xlink:href="../Images/yкринформ/2023-06-09T17-52-00-03-00/630_360_1686322981-804.jpg" xlink:type="simple" xlink:show="embed" xlink:actuate="onLoad" draw:mime-type="image/jpeg"/>
</draw:frame>
The United States Administration allocates a new defense support for Ukraine for a total amount of $ 2.1 billion, which will be financed within the ratio(After).</text:p>
      <text:p text:style-name="P4">
Про це йдеться в офіційному повідомленні Міністерства оборони США,оприлюдненому в п’ятницю, передає Укрінформ.</text:p>
      <text:p text:style-name="P4">
«Пакет, загальна сума якого сягає $2,1 мільярда, включає критично важливізасоби протиповітряної оборони й боєприпаси та надається в рамках Ініціативисприяння безпеці в Україні (After)», - said in the defense department of the United States.</text:p>
      <text:p text:style-name="P4">
It is specified that the new tranche will provide the Armed Forces with additional Patriot missiles; anti-aircraft missile complexes and HAWK missiles; 105 mm and 203mm caliber shells; Puma UAV; laser rockets. In addition, the Armed Forces personnel, maintenance of equipment and other support will be provided.</text:p>
      <text:p text:style-name="P4">
<text:span text:style-name="T4">
 Read also: </text:span>
 <text:a xlink:type="simple" xlink:href="https://www.ukrinform.ua/rubric-ato/3718526-ukrainci-duze-dobre-pidgotuvalis-do-kontrnastupu-general-milli.html" text:style-name="Internet_20_link" text:visited-style-name="Visited_20_Internet_20_Link">
Ukrainians very well prepared for <text:span text:style-name="T4">
 counter-offensive </text:span>
 -General Millie</text:a>
"This USAI package confirms the US dedication with extremely important short -term Ukraine, as well as the long -term opportunities for the Armed Forces to defend its territory and restrain Russian aggression," the document emphasizes.</text:p>
      <text:p text:style-name="P4">
As reported by Ukrinform, unlike the presidential assistance packages(presidential drawdown – ред.)which provide immediate arms from the Pentagon arms, USAI program is calculated(https://www.ukrinform.ua/tag-zbroa).This, advertising under USAI support is the beginning of the contracting process for the production of additional systems coming in Ukraine.</text:p>
      <text:p text:style-name="P4">
News Source: <text:a xlink:type="simple" xlink:href="https://www.ukrinform.ua/rubric-ato/3720680-ssa-ogolosili-novij-paket-vijskovoi-dopomogi-ukraini-na-21-milarda.html" text:style-name="Internet_20_link" text:visited-style-name="Visited_20_Internet_20_Link">
https://www.ukrinform.ua/rubric-ato/3720680-ssa-ogolosili-novij-paket-vijskovoi-dopomogi-ukraini-na-21-milarda.html</text:a>
</text:p>
      <!--NEWS-->
      <text:h text:style-name="P10" text:outline-level="1">
<text:span text:style-name="T4">
Yatskin's political prisoner is being bullied in the Russian colony - Lubinets</text:span>
</text:h>
      <text:p text:style-name="P4">
Authors: Ukrinform (Person)</text:p>
      <text:p text:style-name="P4">
Publisher: Укринформ (Organization)</text:p>
      <text:p text:style-name="P4">
Published Time: 2023-06-09T17:53:00+03:00</text:p>
      <text:p text:style-name="P4">
Modified Time: 2023-06-09T17:53:00+03:00</text:p>
      <text:p text:style-name="P4">
Description: The administration of the strict regime No. 44 in the city of Belovo, Kamerovsky region of the Russian Federation openly threatens and mocks the illegally convicted Crimean Ivan Yatskin. - Ukrinform.</text:p>
      <text:p text:style-name="P4">
Images: ['<text:a xlink:type="simple" xlink:href="https://static.ukrinform.com/photos/2020_09/thumb_files/630_360_1600197022-648.jpg" text:style-name="Internet_20_link" text:visited-style-name="Visited_20_Internet_20_Link">
630_360_16001...</text:a>
']</text:p>
      <text:p text:style-name="P4">
Tags: ["Політв'язні Кремля", 'СІЗО', 'Яцкін', 'Дмитро Лубінець']</text:p>
      <text:p text:style-name="P4">
Type: Article</text:p>
      <!--METADATA-->
      <text:p text:style-name="P4">
<draw:frame draw:style-name="fr1" draw:name="Image125" text:anchor-type="as-char" svg:width="6.9236in" svg:height="3.956343in" draw:z-index="0">
<draw:image xlink:href="../Images/yкринформ/2023-06-09T17-53-00-03-00/630_360_1600197022-648.jpg" xlink:type="simple" xlink:show="embed" xlink:actuate="onLoad" draw:mime-type="image/jpeg"/>
</draw:frame>
The administration of the strict regime No. 44 in the city of Belovo, Kemerovo, Oblast, is openly threatening and mocking the illegally convicted Crimean Ivanayakin.</text:p>
      <text:p text:style-name="P4">
About it in <text:a xlink:type="simple" xlink:href="https://t.me/dmytro_lubinetzs/2676" text:style-name="Internet_20_link" text:visited-style-name="Visited_20_Internet_20_Link">
telegram</text:a>
The Human Rights Rights, Dmitry Lubinets, reports Ukrinform.</text:p>
      <text:p text:style-name="P4">
“Yes, the drug disappeared during the imprisonment, in the Saratov Sizo, he was spoiled and refused phone calls. On a protest, Yatskin declared <text:a xlink:type="simple" xlink:href="https://www.ukrinform.ua/tag-goloduvanna" text:style-name="Internet_20_link" text:visited-style-name="Visited_20_Internet_20_Link">
hunger strike</text:a>
which lasted 25 days. During this time, he was never examined by the doctor. Applications for the return of medicines and the provision of medical assistance were shown to the trash, ”Lubinets said.</text:p>
      <text:p text:style-name="P4">
According to him, at the place of serving the sentence of the Ukrainian political prisoner, four times was sent to "prevention" to the Sizo, throwing him into a fog: for example, about the fact that he did not recharged when he was stolen shoes in the winter.</text:p>
      <text:p text:style-name="P4">
The Ombudsman informed that in the cameras from morning till evening the prisoners were forced to carry on his feet, which for Yatskin with trophic ulcers and frostbite stops is a real torture.</text:p>
      <text:p text:style-name="P4">
“According to the wife of Ivan Gulnara, the food in the colony is terrible, he wrapped his eyesight, he writes almost rapidly. He suffers from constant headache and breast discomfort, ”he added.</text:p>
      <text:p text:style-name="P4">
Lubinets noted that the rest of the time in the colony is also a sufficiently rigid test.</text:p>
      <text:p text:style-name="P4">
"The prisoners who serve the administrations are constantly provoked by Yatskin in the conflict, they steal things, and prisons do not give letters from their relatives," - says the news.</text:p>
      <text:p text:style-name="P4">
The Ombudsman is convinced that the failure to provide proper medical aid to Ukrainian citizens, whom the Russian Federation illegally holds in prisons, according to Geneva Convention, equates to torture and violates their inalienable right - considering.</text:p>
      <text:p text:style-name="P4">
<text:span text:style-name="T4">
 Read also: </text:span>
 <text:a xlink:type="simple" xlink:href="https://www.ukrinform.ua/rubric-crimea/3406915-politvazen-ackin-napisav-lista-iz-sibirskoi-kolonii.html" text:style-name="Internet_20_link" text:visited-style-name="Visited_20_Internet_20_Link">
political prisoner <text:span text:style-name="T4">
 Yatskin </text:span>
 wrote a letter from Siberian colony</text:a>
"Once again I urge the international community to increase pressure on the Russian Federation and demand that all illegally imprisoned citizens of Ukraine," he stressed.</text:p>
      <text:p text:style-name="P4">
As it was reported, the Crimean Ivan Yatskin was detained on October 16, 2019 due to a frank pro -Ukrainian position and sentenced to 11 years by the colony of the enchantment in the State Pre -Council.</text:p>
      <text:p text:style-name="P4">
News Source: <text:a xlink:type="simple" xlink:href="https://www.ukrinform.ua/rubric-crimea/3720681-politvazen-ackin-zaznae-znusan-u-rosijskij-kolonii-lubinec.html" text:style-name="Internet_20_link" text:visited-style-name="Visited_20_Internet_20_Link">
https://www.ukrinform.ua/rubric-crimea/3720681-politvazen-ackin-zaznae-znusan-u-rosijskij-kolonii-lubinec.html</text:a>
</text:p>
      <!--NEWS-->
      <text:h text:style-name="P10" text:outline-level="1">
<text:span text:style-name="T4">
Iran provides Russia with materials for the construction of a drone production plant - White House</text:span>
</text:h>
      <text:p text:style-name="P4">
Authors: Ukrinform (Person)</text:p>
      <text:p text:style-name="P4">
Publisher: Укринформ (Organization)</text:p>
      <text:p text:style-name="P4">
Published Time: 2023-06-09T17:54:31+03:00</text:p>
      <text:p text:style-name="P4">
Modified Time: 2023-06-09T17:54:31+03:00</text:p>
      <text:p text:style-name="P4">
Description: The regime in Iran provides Russia for the construction of a drone production plant in Tatarstan, which will be able to provide the Kremlin with weapons to continue aggression against Ukraine. - Ukrinform.</text:p>
      <text:p text:style-name="P4">
Images: ['<text:a xlink:type="simple" xlink:href="https://static.ukrinform.com/photos/2023_01/thumb_files/630_360_1672571799-176.jpeg" text:style-name="Internet_20_link" text:visited-style-name="Visited_20_Internet_20_Link">
630_360_16725...</text:a>
']</text:p>
      <text:p text:style-name="P4">
Tags: ['Безпілотник', 'Іран', 'Завод', 'Білий дім', 'Війна з Росією']</text:p>
      <text:p text:style-name="P4">
Type: Article</text:p>
      <!--METADATA-->
      <text:p text:style-name="P4">
<draw:frame draw:style-name="fr1" draw:name="Image126" text:anchor-type="as-char" svg:width="6.9236in" svg:height="3.948443in" draw:z-index="0">
<draw:image xlink:href="../Images/yкринформ/2023-06-09T17-54-31-03-00/630_360_1672571799-176.jpeg" xlink:type="simple" xlink:show="embed" xlink:actuate="onLoad" draw:mime-type="image/jpeg"/>
</draw:frame>
The Verani regime provides Russia for the construction of a Tatarstan drone plant, which will be able to provide the Kremlin with weapons to continue aggression in Ukraine.</text:p>
      <text:p text:style-name="P4">
Such data of American intelligence was published on Friday by a representative of the White House Council Security John Kirby, Ukrinform reports, citing <text:a xlink:type="simple" xlink:href="http://apnews.com/article/russia-iran-drone-factory-ukraine-war-dfdfb4602fecb0fe65935cb24c82421a" text:style-name="Internet_20_link" text:visited-style-name="Visited_20_Internet_20_Link">
AR</text:a>
.</text:p>
      <text:p text:style-name="P4">
«Представники розвідки <text:a xlink:type="simple" xlink:href="https://www.ukrinform.ua/tag-ssa" text:style-name="Internet_20_link" text:visited-style-name="Visited_20_Internet_20_Link">
 США </text:a>
It is believed that the factory in the Russian special economic zone of Elaubuga can work at the beginning of the next year, ”the message said.</text:p>
      <text:p text:style-name="P4">
<text:span text:style-name="T4">
 Read also: </text:span>
 <text:a xlink:type="simple" xlink:href="https://www.ukrinform.ua/rubric-world/3718486-iran-mae-vze-ponad-100-kilogramiv-zbagacenogo-do-60-uranu-grossi.html" text:style-name="Internet_20_link" text:visited-style-name="Visited_20_Internet_20_Link">
Iran has more than 100 kilograms of up to 60%of uranium - Grossi</text:a>
The White House also spread in April [Satellite Photos(https://apnews.com/article/russia-iran-drone-factory-ukraine-war-dfdfb4602fecb0fe65935cb24c82421a/gallery/1dc78a0f3b434bef82bfe5a907fe89e4)Natural hundreds of kilometers east of Moscow, where "probably will be built a factory."</text:p>
      <text:p text:style-name="P4">
<text:span text:style-name="T4">
 Read also: </text:span>
 <text:a xlink:type="simple" xlink:href="https://www.ukrinform.ua/rubric-world/3719143-ssa-vveli-sankcii-proti-miznarodnoi-merezi-za-sprianna-raketnij-programi-iranu.html" text:style-name="Internet_20_link" text:visited-style-name="Visited_20_Internet_20_Link">
the US has imposed sanctions against the international network with the assistance of the Iran missile program</text:a>
In December, Baiden's administration publicly stated that there was an information about Tehran and Moscow's plans to create a conveyor from the production of victory in Russia to continue the war in Ukraine. New data is reconnaissance that the project in the Tatarstan area can be considered as a realization of this concept.</text:p>
      <text:p text:style-name="P4">
News Source: <text:a xlink:type="simple" xlink:href="https://www.ukrinform.ua/rubric-world/3720682-iran-nadae-rosii-materiali-dla-budivnictva-zavodu-z-virobnictva-bezpilotnikiv-bilij-dim.html" text:style-name="Internet_20_link" text:visited-style-name="Visited_20_Internet_20_Link">
https://www.ukrinform.ua/rubric-world/3720682-iran-nadae-rosii-materiali-dla-budivnictva-zavodu-z-virobnictva-bezpilotnikiv-bilij-dim.html</text:a>
</text:p>
      <!--NEWS-->
      <text:h text:style-name="P10" text:outline-level="1">
<text:span text:style-name="T4">
45 days instead of 2 years: now the latest technologies in the Armed Forces will be introduced faster</text:span>
</text:h>
      <text:p text:style-name="P4">
Authors: Ukrinform (Person)</text:p>
      <text:p text:style-name="P4">
Publisher: Укринформ (Organization)</text:p>
      <text:p text:style-name="P4">
Published Time: 2023-06-09T17:57:00+03:00</text:p>
      <text:p text:style-name="P4">
Modified Time: 2023-06-09T17:57:00+03:00</text:p>
      <text:p text:style-name="P4">
Description: The Ministry of Defense of Ukraine has created an accelerator of innovative development-a permanent advisory and advisory body, designed to organize and implement projects in the direction of scientific and technical activity of the department. - Ukrinform.</text:p>
      <text:p text:style-name="P4">
Images: ['<text:a xlink:type="simple" xlink:href="https://static.ukrinform.com/photos/2023_05/thumb_files/630_360_1683890018-634.jpg" text:style-name="Internet_20_link" text:visited-style-name="Visited_20_Internet_20_Link">
630_360_16838...</text:a>
']</text:p>
      <text:p text:style-name="P4">
Tags: ['Міноборони', 'Технології', 'ЗСУ', 'Резніков']</text:p>
      <text:p text:style-name="P4">
Type: Article</text:p>
      <!--METADATA-->
      <text:p text:style-name="P4">
<draw:frame draw:style-name="fr1" draw:name="Image128" text:anchor-type="as-char" svg:width="6.9236in" svg:height="3.956343in" draw:z-index="0">
<draw:image xlink:href="../Images/yкринформ/2023-06-09T17-57-00-03-00/630_360_1683890018-634.jpg" xlink:type="simple" xlink:show="embed" xlink:actuate="onLoad" draw:mime-type="image/jpeg"/>
</draw:frame>
The Ministry of Defense of Ukraine has created an accelerator of innovative development-a constantly valid advisory and advisory body, designed to organize the ramalization of projects in the direction of scientific and technical activity of the department.</text:p>
      <text:p text:style-name="P4">
The order on the formation of the accelerator was signed by the Minister of Defense Alexei Reznikov. The head of the defense department approved the consulting and advisory body as a document, according to the <text:a xlink:type="simple" xlink:href="https://www.mil.gov.ua/news/2023/06/09/najkrashhe-ozbroennya-dlya-najkrashhoi-armii-u-sviti-u-minoboroni-rozpochinae-diyati-akselerator-innovaczijnogo-rozvitku/" text:style-name="Internet_20_link" text:visited-style-name="Visited_20_Internet_20_Link">
website of the Ministry of Defense</text:a>
, reports Ukrinform.</text:p>
      <text:p text:style-name="P4">
"The newly formed structure will introduce and implement strategies, programs, projects and processes," accelerate "the development of innovative capabilities of the units of the Ministry of Defense and the Armed Forces of Ukraine. In addition, the accelerator is a station of search for modern new samples of weapons and military equipment, information and communication technologies. Its activity provides for the improvement of mechanisms for providing goods, works, services of defense.</text:p>
      <text:p text:style-name="P4">
According to Reznikov, the Ministry of Defense is now not just consumer products, but a partner in the development, manufacture and supply of the best technique for the best army in the world - the Armed Forces of Ukraine.</text:p>
      <text:p text:style-name="P4">
"We become more open not only to the developers of the AVT, but also for enterprises, experts, investors who want to cooperate with the Ministry of Defense. - For them, the accelerator will become a "uniform window entrance" to <text:a xlink:type="simple" xlink:href="https://www.ukrinform.ua/tag-minoboroni" text:style-name="Internet_20_link" text:visited-style-name="Visited_20_Internet_20_Link">
Ministry of Defense</text:a>
", -he said.</text:p>
      <text:p text:style-name="P4">
*!(https://www.ukrinform.ua/rubric-ato/3720102-v-ukraini-e-perspektivi-mati-svoi-raketi-z-dalnistu-urazenna-ponad-tisacu-kilometriv-reznikov.html)</text:p>
      <text:p text:style-name="P4">
According to Reznikov, the organizational accelerator of the Ministry of Defense is modern managing methods and IT solutions. It will accelerate the work on processing from the developers of technical innovations, their evaluation and further promotion of the path of admission to operation.</text:p>
      <text:p text:style-name="P4">
"The decision-making process, including the admission of a new sample to operation, will last no more than 45 days. Earlier this term could be up to 2 years. Interested a half month is inspected the documents of the project and technical documentation, as well as the results Positive conclusions are codified by sampling or equipment in the Register of Ukraine and NATO(if necessary)And it is allowed to be used for administration, "the minister said.</text:p>
      <text:p text:style-name="P4">
According to the Ministry of Defense, the composition of the advisory and advisory body has 13 persons. His Deputy Minister of Defense Volodymyr Gavrilov will head. The work will be coordinated by Sergey Loboyko, a state expert of the Directorate of Political Cifibrovization, Digital Development, Digital Transformations and Cybersecurity of the Usphere of Defense of the Ministry of Defense of Ukraine.</text:p>
      <text:p text:style-name="P4">
At the same time, it is noted that the accelerator of innovative development of the Ministry of Defense Uzhezzzzzzzzzuzu to the cooperation of the developers of OVT, which have samples of high level -technological readiness.</text:p>
      <text:p text:style-name="P4">
<text:span text:style-name="T4">
 Read also: </text:span>
 [<text:span text:style-name="T4">
 Rennikov </text:span>
 told that the Ukrainian War will produce(https://www.ukrinform.ua/rubric-ato/3720148-reznikov-rozpoviv-so-viroblatime-ukrainskij-vpk-pisla-vijni.html)The most relevant for the Armed Forces today, in particular, are unmanned systems, communication systems, intelligence and analytics of the data collected. Also necessary innovations in the direction of modernization and improvement of the efficiency of boobs and samples of OVT, weapons on new principles of action.</text:p>
      <text:p text:style-name="P4">
The Ministry of Defense of Ukraine may be offered by the Ministry of Defense of Ukraine, as well as enterprises of private or state ownership.</text:p>
      <text:p text:style-name="P4">
Those who want to join the innovative development of the Ministry of Defense of Ukraine should be filled in <text:a xlink:type="simple" xlink:href="https://docs.google.com/forms/d/1-9nKQCCeLAzFx6qUgA9sOreGJ0w0CrqxgyhSm22rN-8/viewform" text:style-name="Internet_20_link" text:visited-style-name="Visited_20_Internet_20_Link">
the corresponding questionnaire.</text:a>
As it was reported, <text:a xlink:type="simple" xlink:href="https://www.ukrinform.ua/rubric-ato/3715369-reznikov-zaklikav-avstraliu-nadati-zsu-bronemasini-hawkie.html" text:style-name="Internet_20_link" text:visited-style-name="Visited_20_Internet_20_Link">
the Ministry of Defense of Ukraine appealed to Australia</text:a>
With a request to provide our country with a Hawkie browning vehicle and called on Sydney to join the international "tank coalition".</text:p>
      <text:p text:style-name="P4">
News Source: <text:a xlink:type="simple" xlink:href="https://www.ukrinform.ua/rubric-technology/3720684-45-dniv-zamist-2-rokiv-vidteper-novitni-tehnologii-u-zsu-zaprovadzuvatimut-svidse.html" text:style-name="Internet_20_link" text:visited-style-name="Visited_20_Internet_20_Link">
https://www.ukrinform.ua/rubric-technology/3720684-45-dniv-zamist-2-rokiv-vidteper-novitni-tehnologii-u-zsu-zaprovadzuvatimut-svidse.html</text:a>
</text:p>
      <!--NEWS-->
      <text:h text:style-name="P10" text:outline-level="1">
<text:span text:style-name="T4">
Belgium will provide € 200 thousand assistance for the population of flooded areas of Ukraine</text:span>
</text:h>
      <text:p text:style-name="P4">
Authors: Ukrinform (Person)</text:p>
      <text:p text:style-name="P4">
Publisher: Укринформ (Organization)</text:p>
      <text:p text:style-name="P4">
Published Time: 2023-06-09T17:58:00+03:00</text:p>
      <text:p text:style-name="P4">
Modified Time: 2023-06-09T17:58:00+03:00</text:p>
      <text:p text:style-name="P4">
Description: The Belgium government allocates humanitarian aid to Ukraine at 200,000 euros to solve the needs of people affected by the flooding of settlements in the Kherson region as a result of the disruption of the Kakhovskaya Hydroelectric Power Dam, but cannot immediately send rescuers to the evil area. - Ukrinform.</text:p>
      <text:p text:style-name="P4">
Images: ['<text:a xlink:type="simple" xlink:href="https://static.ukrinform.com/photos/2023_06/thumb_files/630_360_1686322590-672.jpg" text:style-name="Internet_20_link" text:visited-style-name="Visited_20_Internet_20_Link">
630_360_16863...</text:a>
']</text:p>
      <text:p text:style-name="P4">
Tags: ['Бельгія', 'допомога', 'Каховська ГЕС', 'Затоплення']</text:p>
      <text:p text:style-name="P4">
Type: Article</text:p>
      <!--METADATA-->
      <text:p text:style-name="P4">
<draw:frame draw:style-name="fr1" draw:name="Image130" text:anchor-type="as-char" svg:width="6.9236in" svg:height="3.950828in" draw:z-index="0">
<draw:image xlink:href="../Images/yкринформ/2023-06-09T17-58-00-03-00/630_360_1686322590-672.jpg" xlink:type="simple" xlink:show="embed" xlink:actuate="onLoad" draw:mime-type="image/jpeg"/>
</draw:frame>
Odorbelgia allocates humanitarian aid to Ukraine at 200,000 euros to solve the need for people who have suffered from the flooding of settlements in the Kherson region as a result of the blast of the Dams of the Kakhovka hydroelectric power station, but cannot immediately send the resort to the disaster zone.</text:p>
      <text:p text:style-name="P4">
According to Ukrinform, this is stated in the message of the Belgian edition <text:a xlink:type="simple" xlink:href="https://www.vrt.be/vrtnws/en/2023/06/08/belgium-responds-to-president-zelenskys-request/" text:style-name="Internet_20_link" text:visited-style-name="Visited_20_Internet_20_Link">
VRT</text:a>
.</text:p>
      <text:p text:style-name="P4">
“River B-Fast(Extraordinary Aid Team <text:a xlink:type="simple" xlink:href="https://www.ukrinform.ua/tag-belgia" text:style-name="Internet_20_link" text:visited-style-name="Visited_20_Internet_20_Link">
Belgium</text:a>
- order.)He confirmed that Ukraine was helpful after the dam. Ukraine needs powerful water pumps, similar to those provided during flood in Italy and Pakistan. … Belgium sends a package of assistance worth 200,000 euros, ”the downside reads.</text:p>
      <text:p text:style-name="P4">
At the same time, as officials reported, B-FAST staff will not go to Ukraine to participate in rescue operations. Belgium legislation prohibits the deployment of B-Fast staff in the war zone. Since the Hyrson region is constantly being fired and replaced, the B-Fast service cannot be used in the region.</text:p>
      <text:p text:style-name="P4">
“B-Fast is a team of rapid response of the Belgium government. It provides extraordinary assistance during the elimination of the consequences of a natural disaster abroad, at the request of foreign governments, in the absence of an armed conflict, and when such a foreign country is unable to organize adequate assistance on its own. Belgium offers assistance for 200,000 euros, but the extraordinary medical department has not been used immediately, ”the statement said.</text:p>
      <text:p text:style-name="P4">
<text:span text:style-name="T4">
 Read also: </text:span>
 <text:a xlink:type="simple" xlink:href="https://www.ukrinform.ua/rubric-kyiv/3720679-kiiv-vidpravlae-dodatkovu-partiu-dopomogi-u-herson-ta-na-dnipropetrovsinu-klicko.html" text:style-name="Internet_20_link" text:visited-style-name="Visited_20_Internet_20_Link">
Kiev sends an additional batch <text:span text:style-name="T4">
 assistance </text:span>
 to Kherson Tana Dnipropetrovsk - Klitschko</text:a>
As <text:a xlink:type="simple" xlink:href="https://www.ukrinform.ua/rubric-other_news/3718791-pidriv-rosianami-kahovskoi-ges-vsi-novini.html" text:style-name="Internet_20_link" text:visited-style-name="Visited_20_Internet_20_Link">
reported</text:a>
, at night, on June 6, the Russian army blown up the dam of Kakhovskaya hydroelectric power plants. Rescue work and evacuation measures from flooding places are ongoing in the Kherson region. The situation remains in the temporarily occupied territories, de -Russian invaders left the civilian population without any help, while the access of Ukraine's rescue services to these people is extremely complicated.</text:p>
      <text:p text:style-name="P4">
News Source: <text:a xlink:type="simple" xlink:href="https://www.ukrinform.ua/rubric-regions/3720686-belgia-nadast-200-tisac-dopomogi-dla-naselenna-pidtoplenih-rajoniv-ukraini.html" text:style-name="Internet_20_link" text:visited-style-name="Visited_20_Internet_20_Link">
https://www.ukrinform.ua/rubric-regions/3720686-belgia-nadast-200-tisac-dopomogi-dla-naselenna-pidtoplenih-rajoniv-ukraini.html</text:a>
</text:p>
      <!--NEWS-->
      <text:h text:style-name="P10" text:outline-level="1">
<text:span text:style-name="T4">
Ukrzaliznytsia modernizes the connection with the EU and buy locomotives - money gives the EBRD</text:span>
</text:h>
      <text:p text:style-name="P4">
Authors: Ukrinform (Person)</text:p>
      <text:p text:style-name="P4">
Publisher: Укринформ (Organization)</text:p>
      <text:p text:style-name="P4">
Published Time: 2023-06-09T17:58:40+03:00</text:p>
      <text:p text:style-name="P4">
Modified Time: 2023-06-09T17:58:40+03:00</text:p>
      <text:p text:style-name="P4">
Description: The Ministry of Recovery, Ukrzaliznytsia and the European Bank for Reconstruction and Development begin the implementation of a project with a budget of 200 million euros, which provides for the restoration, modernization of railway infrastructure and renewal of rolling stock. - Ukrinform.</text:p>
      <text:p text:style-name="P4">
Images: ['<text:a xlink:type="simple" xlink:href="https://static.ukrinform.com/photos/2020_02/thumb_files/630_360_1580997686-432.jpg" text:style-name="Internet_20_link" text:visited-style-name="Visited_20_Internet_20_Link">
630_360_15809...</text:a>
']</text:p>
      <text:p text:style-name="P4">
Tags: ['ЄБРР', 'Укрзалізниця', 'Кубраков']</text:p>
      <text:p text:style-name="P4">
Type: Article</text:p>
      <!--METADATA-->
      <text:p text:style-name="P4">
<draw:frame draw:style-name="fr1" draw:name="Image131" text:anchor-type="as-char" svg:width="6.9236in" svg:height="3.956343in" draw:z-index="0">
<draw:image xlink:href="../Images/yкринформ/2023-06-09T17-58-40-03-00/630_360_1580997686-432.jpg" xlink:type="simple" xlink:show="embed" xlink:actuate="onLoad" draw:mime-type="image/jpeg"/>
</draw:frame>
The Ministry of Defense, Ukrzaliznytsia and the European Bank for Reconstruction and Development are delaying the implementation of 200 million euros, which provides for the restoration, modernization of railway infrastructure and renewal of the rolling stock.</text:p>
      <text:p text:style-name="P4">
This was announced by Viceremier-Minister for Recovery-Minister of Community and Infrastructure Development Alexander Kubrakov, Ukrinform reports to the Ministry's press service on <text:a xlink:type="simple" xlink:href="https://www.facebook.com/Ministry.for.restoration/posts/pfbid0fbRjXCiT4HAADzDAfbNLFYf8LNixK9aSS8UZFtXcUyw2e5VdmcBp3JB9wUEgpCKJl" text:style-name="Internet_20_link" text:visited-style-name="Visited_20_Internet_20_Link">
Facebook</text:a>
.</text:p>
      <text:p text:style-name="P4">
«Зважаючи на створені агресором обмеження роботи українських чорноморськихпортів, наразі Міністерство відновлення особливу увагу приділяє розвиткуавтомобільної та залізничної логістики на західних кордонах. Йдеться промодернізацію інфраструктури та оновлення рухомого складу. Завдяки фінансовійпідтримці ми зможемо суттєво прискорити цей процес та гарантувати безперебійнуроботу УЗ в коротко- та середньостроковій перспективі», - зазначив він.</text:p>
      <text:p text:style-name="P4">
Кубраков наголосив, шо бюджет «Проєкту надзвичайної підтримки українськоїзалізниці» становить 200 млн євро. Вони надані <text:a xlink:type="simple" xlink:href="https://www.ukrinform.ua/tag-ebrr" text:style-name="Internet_20_link" text:visited-style-name="Visited_20_Internet_20_Link">
 ЄБРР</text:a>
under state guarantees.</text:p>
      <text:p text:style-name="P4">
<text:span text:style-name="T5">
Foto: Alexander Kubrakov, Facebook</text:span>
</text:p>
      <text:p text:style-name="P4">
The funds will be referred to the purchase of materials to ensure the stable functioning of rail corridors between Ukraine and the EU; acquisition of locomotives; Financial support of Ukrzaliznytsia. The implementation of the project is planned to be resolved in July this year.</text:p>
      <text:p text:style-name="P4">
<text:span text:style-name="T4">
 Read also: </text:span>
 <text:a xlink:type="simple" xlink:href="https://www.ukrinform.ua/rubric-economy/3720240-ukrzaliznica-vidkrie-vantazni-habi-dla-biznesu-po-vsij-ukraini-persij-planuut-u-vinnici.html" text:style-name="Internet_20_link" text:visited-style-name="Visited_20_Internet_20_Link">
<text:span text:style-name="T4">
 Ukrzaliznytsia </text:span>
 will open freight hubs for businesses of Ukraine, the first is planned - in Vinnitsa</text:a>
As reported, Ukrzaliznytsia and the EBRD will cooperate for 25 years. The EBRD's receipts have financed the renewal of the fleet of freight wagons of Ukrzaliznytsia, the expansion of the connection with the EU. In total, during this period, the parties implemented more than € 300 million.</text:p>
      <text:p text:style-name="P4">
News Source: <text:a xlink:type="simple" xlink:href="https://www.ukrinform.ua/rubric-economy/3720685-ukrzaliznica-modernizue-spolucenna-z-es-ta-zakupit-lokomotiviv-grosi-dae-ebrr.html" text:style-name="Internet_20_link" text:visited-style-name="Visited_20_Internet_20_Link">
https://www.ukrinform.ua/rubric-economy/3720685-ukrzaliznica-modernizue-spolucenna-z-es-ta-zakupit-lokomotiviv-grosi-dae-ebrr.html</text:a>
</text:p>
      <!--NEWS-->
      <text:h text:style-name="P10" text:outline-level="1">
<text:span text:style-name="T4">
Dmytro Kuleba discussed military assistance with the US Secretary of State and undermining the Kakhovka Hydroelectric Power</text:span>
</text:h>
      <text:p text:style-name="P4">
Author: ['АРМІЯINFORM']</text:p>
      <text:p text:style-name="P4">
Time: 2023-06-09T18:00:00-04:00</text:p>
      <text:p text:style-name="P4">
Description: The Ministry of Law Formation of the Herds of Ukraine Dmitro Kuleba, having discussed Zhzzh Secretary of the United States Enton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ssha_ukr.jpg" text:style-name="Internet_20_link" text:visited-style-name="Visited_20_Internet_20_Link">
ssha_ukr.jpg</text:a>
']</text:p>
      <text:p text:style-name="P4">
Tags: ['ВІЙНА', 'ВІЙСЬКОВА ДОПОМОГА УКРАЇНІ', 'ДЕРЖАВНИЙ СЕКРЕТАР США ЕНТОНІ\xa0БЛІНКЕН', 'ДМИТРО КУЛЕБА', 'КАХОВСЬКА ГЕС', 'САМІТ НАТО']</text:p>
      <text:p text:style-name="P4">
Category: News</text:p>
      <!--METADATA-->
      <text:p text:style-name="P4">
<draw:frame draw:style-name="fr1" draw:name="Image133" text:anchor-type="as-char" svg:width="6.9236in" svg:height="4.32725in" draw:z-index="0">
<draw:image xlink:href="../Images/AРМІЯINFORM/2023-06-09T18-00-00-04-00/ssha_ukr.jpg" xlink:type="simple" xlink:show="embed" xlink:actuate="onLoad" draw:mime-type="image/jpeg"/>
</draw:frame>
Minister of Foreign Affairs of Ukraine Dmytro Kuleba discussed with US Secretary of State, USAUENton Blinken provision of military assistance and the consequences of the destruction of Kakhovskaya HEP.</text:p>
      <text:p text:style-name="P4">
About this <text:a xlink:type="simple" xlink:href="https://mfa.gov.ua/news/minister-foreign-affairs-ukraine-dmytro-kuleba-had-telephone-call-us-secretary-state-antony-blinken" text:style-name="Internet_20_link" text:visited-style-name="Visited_20_Internet_20_Link">
it is referred</text:a>
on the website of foreign affairs of Ukraine.</text:p>
      <text:p text:style-name="P4">
"The United States helps us to mitigate the effects of the Kakhovsky catastrophe caused by the Russians. We have paid attention to the issues of providing military assistance, ”the testimony reads.</text:p>
      <text:p text:style-name="P4">
Dmytro Kuleba also stressed that the United States will continue to make the efforts of supplying more weapons and ammunition.</text:p>
      <text:p text:style-name="P4">
The parties also discussed the expected results <text:a xlink:type="simple" xlink:href="https://armyinform.com.ua/2022/11/09/nastupnyj-samit-nato-vidbudetsya-vlitku-2023-roku-v-lytvi/" text:style-name="Internet_20_link" text:visited-style-name="Visited_20_Internet_20_Link">
Sumitunato</text:a>
that will take place in Vilnius on July 11-12, 2023.</text:p>
      <text:p text:style-name="P4">
We will remind, earlier Dmytro Kuleba <text:a xlink:type="simple" xlink:href="https://armyinform.com.ua/2023/05/31/u-mzs-ukrayiny-nazvaly-try-kroky-dlya-uspishnogo-samitu-nato-u-vilnyusi/" text:style-name="Internet_20_link" text:visited-style-name="Visited_20_Internet_20_Link">
voiced</text:a>
"Three steps to success Sumitunato in Vilnius": to strengthen the institutional links and assistance between Ukraine to Tanato; take a step towards Ukraine's membership in NATO; Provide security guarantees for NATO.</text:p>
      <text:p text:style-name="P4">
News Source: <text:a xlink:type="simple" xlink:href="https://armyinform.com.ua/2023/06/09/dmytro-kuleba-obgovoryv-z-derzhsekretarem-ssha-vijskovu-dopomogu-ta-pidryv-kahovskoyi-ges/" text:style-name="Internet_20_link" text:visited-style-name="Visited_20_Internet_20_Link">
https://armyinform.com.ua/2023/06/09/dmytro-kuleba-obgovoryv-z-derzhsekretarem-ssha-vijskovu-dopomogu-ta-pidryv-kahovskoyi-ges/</text:a>
</text:p>
      <!--NEWS-->
      <text:h text:style-name="P10" text:outline-level="1">
<text:span text:style-name="T4">
In two districts of Dnipropetrovsk region problems with water supply due to undermining Kakhovskaya hydroelectric power station</text:span>
</text:h>
      <text:p text:style-name="P4">
Authors: Ukrinform (Person)</text:p>
      <text:p text:style-name="P4">
Publisher: Укринформ (Organization)</text:p>
      <text:p text:style-name="P4">
Published Time: 2023-06-09T18:04:20+03:00</text:p>
      <text:p text:style-name="P4">
Modified Time: 2023-06-09T18:04:20+03:00</text:p>
      <text:p text:style-name="P4">
Description: As a result of the exploration of the Kakhovskaya hydroelectric power plants and the reduction of water levels in the reservoir there are problems with water supply in the Nikopol and Kryvyi Rih districts of Dnipropetrovsk. - Ukrinform.</text:p>
      <text:p text:style-name="P4">
Images: ['<text:a xlink:type="simple" xlink:href="https://static.ukrinform.com/photos/2020_01/thumb_files/630_360_1580371360-546.jpg" text:style-name="Internet_20_link" text:visited-style-name="Visited_20_Internet_20_Link">
630_360_15803...</text:a>
']</text:p>
      <text:p text:style-name="P4">
Tags: ['Дніпропетровщина', 'Вода', 'Каховська ГЕС']</text:p>
      <text:p text:style-name="P4">
Type: Article</text:p>
      <!--METADATA-->
      <text:p text:style-name="P4">
<draw:frame draw:style-name="fr1" draw:name="Image134" text:anchor-type="as-char" svg:width="6.9236in" svg:height="3.956343in" draw:z-index="0">
<draw:image xlink:href="../Images/yкринформ/2023-06-09T18-04-20-03-00/630_360_1580371360-546.jpg" xlink:type="simple" xlink:show="embed" xlink:actuate="onLoad" draw:mime-type="image/jpeg"/>
</draw:frame>
As a result of the rupture of the Kakhovskaya hydroelectric power plants and a decrease in water level in the reservoir of elabolemma with water supply in the Nikopol and Kryvyi Rih district of Dnipropetrovsk region.</text:p>
      <text:p text:style-name="P4">
This was reported in <text:a xlink:type="simple" xlink:href="https://t.me/mykola_lukashuk/4997" text:style-name="Internet_20_link" text:visited-style-name="Visited_20_Internet_20_Link">
telegram</text:a>
Mykola Lukashuk, the Chief Probepetrovsk Regional Council, Ukrinform reports.</text:p>
      <text:p text:style-name="P4">
"In the Nikopol region, water supply is terminated in the Pokrov, manganese, part of the Pokrovsk community, Tomakiv, Mirovsk, Chervonohrigor TG. Water transportation has been organized. Nikopol with interruptions, pressure is reduced, so there can be no water," the statement said.</text:p>
      <text:p text:style-name="P4">
Lukashuk noted that work is now being carried out in order for one of the regional water utilities to fill the tanks in the Nikopol district, there is already some ininumance.</text:p>
      <text:p text:style-name="P4">
<text:span text:style-name="T4">
 Read also: </text:span>
 <text:a xlink:type="simple" xlink:href="https://www.ukrinform.ua/rubric-regions/3720366-krivij-rig-zivitsa-zapasami-vodoshovisa-ake-ne-popovnuetsa-ludej-prosat-ekonomiti-vodu.html" text:style-name="Internet_20_link" text:visited-style-name="Visited_20_Internet_20_Link">
<text:span text:style-name="T4">
 Krivoy </text:span>
 <text:span text:style-name="T4">
 Horn </text:span>
 <text:span text:style-name="T4">
 Surbed </text:span>
 <text:span text:style-name="T4">
 Stocks </text:span>
<text:span text:style-name="T4">
 reservoirs </text:span>
, <text:span text:style-name="T4">
 What </text:span>
 is not <text:span text:style-name="T4">
 replenished </text:span>
 - <text:span text:style-name="T4">
 people </text:span>
 <text:span text:style-name="T4">
 ask </text:span>
<text:span text:style-name="T4">
 to save </text:span>
 <text:span text:style-name="T4">
 water </text:span>
</text:a>
According to the chairman of the regional council, the situation in Kryvorizhzhya is a little better. Water will be supplied to the Vapostol community, and switching water is organized in the Hrushevsky community. Sofia community - water is served hourly, filling tanks.</text:p>
      <text:p text:style-name="P4">
Currently, five water utilities, which are subordinate to the Regional Council, are operating in virtuous mode. Dniprovsky, Kamyansky, Novomoskovsky, Pavlograd, Sinelnikovsky districts with water, informed Lukashuk.</text:p>
      <text:p text:style-name="P4">
He added that the president instructed to do everything to people with <text:a xlink:type="simple" xlink:href="https://www.ukrinform.ua/tag-voda" text:style-name="Internet_20_link" text:visited-style-name="Visited_20_Internet_20_Link">
water</text:a>
. UAH 159.7 million was exposed from the State Budget for Dnipropetrovsk for the implementation of measures to ensure the transportation of drinking water. Dnipropetrovsk Regional Council and Deputies' Corps work with business, volunteers, philanthropists to solve the issues of assistance to communities.</text:p>
      <text:p text:style-name="P4">
*!(https://www.ukrinform.ua/rubric-regions/3720319-prezident-proviv-naradu-sodo-zabezpecenna-vodou-dnipropetrovskoi-oblasti.html)</text:p>
      <text:p text:style-name="P4">
In the Nikopol district, because of Kakhovskaya hydroelectric power station <text:a xlink:type="simple" xlink:href="https://www.ukrinform.ua/rubric-regions/3720558-na-nikopolsini-voda-vidijsla-vid-berega-na-500-metriv-stali-vodokanali-ta-nasosna-stancia.html" text:style-name="Internet_20_link" text:visited-style-name="Visited_20_Internet_20_Link">
water departed from the Berengan 500 meters</text:a>
, because of which the work of the pumping stations of Tavodokanals stopped.</text:p>
      <text:p text:style-name="P4">
News Source: <text:a xlink:type="simple" xlink:href="https://www.ukrinform.ua/rubric-regions/3720688-u-dvoh-rajonah-dnipropetrovsini-problemi-z-vodopostacannam-cerez-pidriv-kahovskoi-ges.html" text:style-name="Internet_20_link" text:visited-style-name="Visited_20_Internet_20_Link">
https://www.ukrinform.ua/rubric-regions/3720688-u-dvoh-rajonah-dnipropetrovsini-problemi-z-vodopostacannam-cerez-pidriv-kahovskoi-ges.html</text:a>
</text:p>
      <!--NEWS-->
      <text:h text:style-name="P10" text:outline-level="1">
<text:span text:style-name="T4">
Ukrenergo does not expect "shock" after cancellation or change of price restrictions - Kudrytsky</text:span>
</text:h>
      <text:p text:style-name="P4">
Authors: Ukrinform (Person)</text:p>
      <text:p text:style-name="P4">
Publisher: Укринформ (Organization)</text:p>
      <text:p text:style-name="P4">
Published Time: 2023-06-09T18:05:00+03:00</text:p>
      <text:p text:style-name="P4">
Modified Time: 2023-06-09T18:05:00+03:00</text:p>
      <text:p text:style-name="P4">
Description: The NEC Ukrenergo expects that liberalization of prices in the wholesale electricity market due to the cancellation or change of price -keps (price limit or marginal price) will not lead to "price shocks", because in certain hours the price will increase and in others it will be lower than is now. - Ukrinform.</text:p>
      <text:p text:style-name="P4">
Images: ['<text:a xlink:type="simple" xlink:href="https://static.ukrinform.com/photos/2022_08/thumb_files/630_360_1659350205-519.jpg" text:style-name="Internet_20_link" text:visited-style-name="Visited_20_Internet_20_Link">
630_360_16593...</text:a>
']</text:p>
      <text:p text:style-name="P4">
Tags: ['Ціни', 'Електроенергія', 'Укренерго', 'Кудрицький', 'Єдині новини']</text:p>
      <text:p text:style-name="P4">
Type: Article</text:p>
      <!--METADATA-->
      <text:p text:style-name="P4">
<draw:frame draw:style-name="fr1" draw:name="Image135" text:anchor-type="as-char" svg:width="6.9236in" svg:height="3.956343in" draw:z-index="0">
<draw:image xlink:href="../Images/yкринформ/2023-06-09T18-05-00-03-00/630_360_1659350205-519.jpg" xlink:type="simple" xlink:show="embed" xlink:actuate="onLoad" draw:mime-type="image/jpeg"/>
</draw:frame>
Ukrenergo NEC expects to liberalize prices in the wholesale electricity market with a cancellation or a change in price-keps(price limit or marginal price)It will not be won for "price shocks", because in certain hours the price will increase, and the guns will be lower than it is now.</text:p>
      <text:p text:style-name="P4">
This was reported by the chairman of the company Vladimir Kudrytsky in the essential telephony "The only news", Ukrinform reports.</text:p>
      <text:p text:style-name="P4">
“It seems to me that the liberalization of the market will lead to the fact that in some hours the price can rise higher than it is now, in others - below. And we can get to a situation where such liberalization is a change or abolition of these limits - it may not lead to a significant increase in value. In any case, the population does not feel it. It is a question of wholesale price, which is paid by small, medium and big business. We do not expect price shocks, ”he said.</text:p>
      <text:p text:style-name="P4">
Kudrytsky added that such liberalization is likely to adjust the flow of imports <text:a xlink:type="simple" xlink:href="https://www.ukrinform.ua/tag-elektroenergia" text:style-name="Internet_20_link" text:visited-style-name="Visited_20_Internet_20_Link">
electricity</text:a>
From Europe to Ukraine, that it takes place at the time, when the Ukrainian power system needs it most.</text:p>
      <text:p text:style-name="P4">
<text:span text:style-name="T4">
 Read also: </text:span>
 <text:a xlink:type="simple" xlink:href="https://www.ukrinform.ua/rubric-economy/3719975-v-energosistemi-naavnij-pevnij-deficit-potuznosti-ukrenergo.html" text:style-name="Internet_20_link" text:visited-style-name="Visited_20_Internet_20_Link">
in the power system there is a certain power deficit - <text:span text:style-name="T4">
 Ukrenergo </text:span>
</text:a>
As it was reported, the National Commission for State Regulation of Energy and Utility Supports, on June 8, approved and rendered a decision on the decision on setting marginal prices for electricity.</text:p>
      <text:p text:style-name="P4">
The decision of the regulator is expected to provide the conditions for the projected and financial-balanced work of all market participants, taking into account the actual establishment in the power system.</text:p>
      <text:p text:style-name="P4">
News Source: <text:a xlink:type="simple" xlink:href="https://www.ukrinform.ua/rubric-economy/3720689-ukrenergo-ne-ocikue-sokiv-pisla-skasuvanna-abo-zmini-cinovih-obmezen-kudrickij.html" text:style-name="Internet_20_link" text:visited-style-name="Visited_20_Internet_20_Link">
https://www.ukrinform.ua/rubric-economy/3720689-ukrenergo-ne-ocikue-sokiv-pisla-skasuvanna-abo-zmini-cinovih-obmezen-kudrickij.html</text:a>
</text:p>
      <!--NEWS-->
      <text:h text:style-name="P10" text:outline-level="1">
<text:span text:style-name="T4">
The government has increased expenditures on social protection liberated from captivity</text:span>
</text:h>
      <text:p text:style-name="P4">
Authors: Ukrinform (Person)</text:p>
      <text:p text:style-name="P4">
Publisher: Укринформ (Organization)</text:p>
      <text:p text:style-name="P4">
Published Time: 2023-06-09T18:13:00+03:00</text:p>
      <text:p text:style-name="P4">
Modified Time: 2023-06-09T18:13:00+03:00</text:p>
      <text:p text:style-name="P4">
Description: The Cabinet of Ministers increased the amount of expenditures for social protection of Ukrainians released from captivity. - Ukrinform.</text:p>
      <text:p text:style-name="P4">
Images: ['<text:a xlink:type="simple" xlink:href="https://static.ukrinform.com/photos/2016_07/thumb_files/630_360_1469002143-4252-foto-newsdailycomua.jpg" text:style-name="Internet_20_link" text:visited-style-name="Visited_20_Internet_20_Link">
630_360_14690...</text:a>
']</text:p>
      <text:p text:style-name="P4">
Tags: ['Кабмін', 'Соцзахист', 'Полонені']</text:p>
      <text:p text:style-name="P4">
Type: Article</text:p>
      <!--METADATA-->
      <text:p text:style-name="P4">
<draw:frame draw:style-name="fr1" draw:name="Image136" text:anchor-type="as-char" svg:width="6.9236in" svg:height="3.956343in" draw:z-index="0">
<draw:image xlink:href="../Images/yкринформ/2023-06-09T18-13-00-03-00/630_360_1469002143-4252-foto-newsdailycomua.jpg" xlink:type="simple" xlink:show="embed" xlink:actuate="onLoad" draw:mime-type="image/jpeg"/>
</draw:frame>
The Cabinet of Ministers increased the amount of expenditures on social protection of Ukrainians released from captivity.</text:p>
      <text:p text:style-name="P4">
This was reported by Ukrinform with reference to <text:a xlink:type="simple" xlink:href="https://minre.gov.ua/2023/06/09/zbilsheno-obsyag-vydatkiv-na-soczialnyj-zahyst-zvilnenyh-iz-polonu-rishennya-uryadu/" text:style-name="Internet_20_link" text:visited-style-name="Visited_20_Internet_20_Link">
Ministry of Reintegration of Temporarily Occupied Territories.</text:a>
“At the expense of the redistribution of state budget expenditures, additional funds of more than 21 million hryvnias were raised for <text:a xlink:type="simple" xlink:href="https://www.ukrinform.ua/tag-soczahist" text:style-name="Internet_20_link" text:visited-style-name="Visited_20_Internet_20_Link">
social protection</text:a>
persons deprived of personal freedom as a result of the armed aggression of the Russian Federation against Ukraine, ”the message reads.</text:p>
      <text:p text:style-name="P4">
The main manager of the relevant program is the Ministry of Reintegration.</text:p>
      <text:p text:style-name="P4">
It is noted that the money will be directed to the payment of annual state assistance to persons who have established the fact of deprivation of personal freedom as a result of armed aggression against Ukraine, or members of their families at the time of non -freedom.</text:p>
      <text:p text:style-name="P4">
<text:span text:style-name="T4">
 Read also: </text:span>
 <text:a xlink:type="simple" xlink:href="https://www.ukrinform.ua/rubric-society/3694938-poloneni-ukrainci-ta-ihni-rodici-maut-pravo-na-grosovu-dopomogu-ta-insi-socgarantii-lubinec.html" text:style-name="Internet_20_link" text:visited-style-name="Visited_20_Internet_20_Link">
<text:span text:style-name="T4">
 captives </text:span>
 Ukrainians and their relatives have the right to help and other social gardens - Lubinets</text:a>
Also, this money will be provided with military and civilian prisoners with packaging with first need that they receive immediately after being released.</text:p>
      <text:p text:style-name="P4">
It was reported that more than 20 million UAH was released from captivity to citizens in May in May. ](https://www.ukrinform.ua/rubric-society/3717679-zvilneni-z-rosijskogo-polonu-otrimali-u-travni-vid-derzavi-ponad-20-miljoniv.html)Denyed by freedom as a result of aggression of the Russian Federation, persons can receive 100 thousand UAH another year during being held captive and UAH 100 thousand once. In addition, in the event of the death of such a person is provided for a one -time consumption of her family from the state in the amount of UAH 100 thousand.</text:p>
      <text:p text:style-name="P4">
News Source: <text:a xlink:type="simple" xlink:href="https://www.ukrinform.ua/rubric-society/3720694-urad-zbilsiv-vidatki-na-soczahist-zvilnenih-iz-polonu.html" text:style-name="Internet_20_link" text:visited-style-name="Visited_20_Internet_20_Link">
https://www.ukrinform.ua/rubric-society/3720694-urad-zbilsiv-vidatki-na-soczahist-zvilnenih-iz-polonu.html</text:a>
</text:p>
      <!--NEWS-->
      <text:h text:style-name="P10" text:outline-level="1">
<text:span text:style-name="T4">
US Intelligence Satellites recorded an explosion before the collapse</text:span>
</text:h>
      <text:p text:style-name="P4">
Authors: Ukrinform (Person)</text:p>
      <text:p text:style-name="P4">
Publisher: Укринформ (Organization)</text:p>
      <text:p text:style-name="P4">
Published Time: 2023-06-09T18:22:00+03:00</text:p>
      <text:p text:style-name="P4">
Modified Time: 2023-06-09T18:22:00+03:00</text:p>
      <text:p text:style-name="P4">
Description: The high -ranking official of the US Presidential Administration Joe Biden said that US intelligence satellites had recorded an explosion on the Kakhovski Hydroe Dam Dam immediately before her collapse. - Ukrinform.</text:p>
      <text:p text:style-name="P4">
Images: ['<text:a xlink:type="simple" xlink:href="https://static.ukrinform.com/photos/2023_06/thumb_files/630_360_1686071199-792.jpeg" text:style-name="Internet_20_link" text:visited-style-name="Visited_20_Internet_20_Link">
630_360_16860...</text:a>
']</text:p>
      <text:p text:style-name="P4">
Tags: ['США', 'Супутник', 'Каховська ГЕС']</text:p>
      <text:p text:style-name="P4">
Type: Article</text:p>
      <!--METADATA-->
      <text:p text:style-name="P4">
<draw:frame draw:style-name="fr1" draw:name="Image137" text:anchor-type="as-char" svg:width="6.9236in" svg:height="3.956343in" draw:z-index="0">
<draw:image xlink:href="../Images/yкринформ/2023-06-09T18-22-00-03-00/630_360_1686071199-792.jpeg" xlink:type="simple" xlink:show="embed" xlink:actuate="onLoad" draw:mime-type="image/jpeg"/>
</draw:frame>
The high -ranking official of the US Presidential Administration Joe Baidanenene reported that American intelligence satellites had recorded an explosion at the Damikhov Hydroelectric Power Station immediately before her collapse.</text:p>
      <text:p text:style-name="P4">
According to Ukrinform, it reports <text:a xlink:type="simple" xlink:href="https://www.nytimes.com/2023/06/09/world/europe/ukraine-dam-collapse-explosion.html" text:style-name="Internet_20_link" text:visited-style-name="Visited_20_Internet_20_Link">
The New York Times</text:a>
.</text:p>
      <text:p text:style-name="P4">
According to the official, <text:a xlink:type="simple" xlink:href="https://www.ukrinform.ua/tag-suputnik" text:style-name="Internet_20_link" text:visited-style-name="Visited_20_Internet_20_Link">
satellites</text:a>
, equipped with infrared sensors, found signs of heat that corresponds to a severing explosion just before the rowing collapse.</text:p>
      <text:p text:style-name="P4">
The official, on the face of anonymity, said that analysts of American intelligence are subordinating that Russia is the destruction of the dam. However, he added that US intelligence still does not have any convincing evidence of responsible strokes.</text:p>
      <text:p text:style-name="P4">
"Experts on equipment and ammunition have stated that a deliberate explosion at the Kakhovskaya Gundle, which is controlled by Russia, was likely to have caused its collapse of insertion," the statement said.</text:p>
      <text:p text:style-name="P4">
Experts added that a structural failure or an attack from the outside of the dam is also possible, and Alesla would take many times more explosives.</text:p>
      <text:p text:style-name="P4">
<text:span text:style-name="T4">
 Read also: </text:span>
 [Planet Labs showed <text:span text:style-name="T4">
 satellite </text:span>
 OVI pictures(https://www.ukrinform.ua/rubric-technology/3719236-planet-labs-pokazav-suputnikovi-znimki-dambi-u-novij-kahovci-do-i-pisla-pidrivu.html)The representative of Baiden administration did not exclude the possibility that pre -damage to the dam or the increase in water pressure could contribute to collapse, but American officials believe that the explosion, intentional or accidental, was most likely the cause of the collapse.</text:p>
      <text:p text:style-name="P4">
As reported <text:a xlink:type="simple" xlink:href="https://www.ukrinform.ua/rubric-other_news/3718791-pidriv-rosianami-kahovskoi-ges-vsi-novini.html" text:style-name="Internet_20_link" text:visited-style-name="Visited_20_Internet_20_Link">
Ukrinform</text:a>
, Russian -occupation troops on the night of June 6 undermined the dam of Kakhovskaya Hydroelectric power. HPP is not recoverable.</text:p>
      <text:p text:style-name="P4">
<text:span text:style-name="T5">
Foto: Planet Labs</text:span>
</text:p>
      <text:p text:style-name="P4">
News Source: <text:a xlink:type="simple" xlink:href="https://www.ukrinform.ua/rubric-ato/3720699-rozviduvalni-suputniki-ssa-zafiksuvali-vibuh-pered-obvalom-grebli-kahovskoi-ges.html" text:style-name="Internet_20_link" text:visited-style-name="Visited_20_Internet_20_Link">
https://www.ukrinform.ua/rubric-ato/3720699-rozviduvalni-suputniki-ssa-zafiksuvali-vibuh-pered-obvalom-grebli-kahovskoi-ges.html</text:a>
</text:p>
      <!--NEWS-->
      <text:h text:style-name="P10" text:outline-level="1">
<text:span text:style-name="T4">
The Kyiv Regional Council supported the project to ban the activities of the UOC -MP</text:span>
</text:h>
      <text:p text:style-name="P4">
Authors: Ukrinform (Person)</text:p>
      <text:p text:style-name="P4">
Publisher: Укринформ (Organization)</text:p>
      <text:p text:style-name="P4">
Published Time: 2023-06-09T18:30:18+03:00</text:p>
      <text:p text:style-name="P4">
Modified Time: 2023-06-09T18:30:18+03:00</text:p>
      <text:p text:style-name="P4">
Description: The Kyiv Regional Council supported a decision to ban the activity of the Ukrainian Orthodox Church (Moscow Patriarchate). - Ukrinform.</text:p>
      <text:p text:style-name="P4">
Images: ['<text:a xlink:type="simple" xlink:href="https://static.ukrinform.com/photos/2018_10/thumb_files/630_360_1539777714-779.jpg" text:style-name="Internet_20_link" text:visited-style-name="Visited_20_Internet_20_Link">
630_360_15397...</text:a>
']</text:p>
      <text:p text:style-name="P4">
Tags: ['УПЦ МП', 'Заборона', 'Київ']</text:p>
      <text:p text:style-name="P4">
Type: Article</text:p>
      <!--METADATA-->
      <text:p text:style-name="P4">
<draw:frame draw:style-name="fr1" draw:name="Image138" text:anchor-type="as-char" svg:width="6.9236in" svg:height="3.956343in" draw:z-index="0">
<draw:image xlink:href="../Images/yкринформ/2023-06-09T18-30-18-03-00/630_360_1539777714-779.jpg" xlink:type="simple" xlink:show="embed" xlink:actuate="onLoad" draw:mime-type="image/jpeg"/>
</draw:frame>
The Kyiv Regional Council supported the project to ban the activity of the Ukrainian Orthodox Church(Moscow Patriarchate).</text:p>
      <text:p text:style-name="P4">
Про це у <text:a xlink:type="simple" xlink:href="http://www.facebook.com/permalink.php" text:style-name="Internet_20_link" text:visited-style-name="Visited_20_Internet_20_Link">
 Фейсбуці</text:a>
Roman Titikalo, a deputy of the Kyiv Regional Council, reported, Ukrinform reports.</text:p>
      <text:p text:style-name="P4">
</text:p>
      <text:p text:style-name="P4">
"Today, the Kyiv Regional Council supported the project of the European Casolity of the Kyiv Region to ban the activities of the UOC of the Moscow Patriarchate," Tikalo said.</text:p>
      <text:p text:style-name="P4">
<text:span text:style-name="T4">
 Read also: </text:span>
 <text:a xlink:type="simple" xlink:href="https://www.ukrinform.ua/rubric-regions/3711203-sbu-vikrila-klirika-upc-mp-akij-dopomagav-zagarbnikam-v-izumi.html" text:style-name="Internet_20_link" text:visited-style-name="Visited_20_Internet_20_Link">
SBU exposed the cleric <text:span text:style-name="T4">
 UOC </text:span>
 MP, which helps the gaps in Izium</text:a>
He noted that the deputies of the regional council consider the activity of religious organizations(associations)who have a proven church-canonical connection with the aggressor country(<text:a xlink:type="simple" xlink:href="https://www.ukrinform.ua/tag-rosia" text:style-name="Internet_20_link" text:visited-style-name="Visited_20_Internet_20_Link">
By Russia</text:a>
 )This is a state interest and threatens national security.</text:p>
      <text:p text:style-name="P4">
</text:p>
      <text:p text:style-name="P4">
“We believe that a religious organization that is in fact controlled by the aggressor country and supports its crimes cannot be operated on the territory of Ukraine. Considering the above, the Kyiv Regional Council asks the Verkhovna Rada of Ukraine to immediately consider the draft laws on the ban on the activity of the UOC -MP, ” - emphasized.</text:p>
      <text:p text:style-name="P4">
<text:span text:style-name="T4">
 Read also: </text:span>
 <text:a xlink:type="simple" xlink:href="https://www.ukrinform.ua/rubric-regions/3720525-na-kiivsini-zatrimali-svasennika-upc-mp-pidozruut-u-spivpraci-z-diversantami.html" text:style-name="Internet_20_link" text:visited-style-name="Visited_20_Internet_20_Link">
in the Kyiv region detained the priest <text:span text:style-name="T4">
 UOC </text:span>
 MP - suspected in cooperation with saboteurs</text:a>
As reported by Ukrinform, in Ukraine 70% of citizens support the idea <text:a xlink:type="simple" xlink:href="https://www.ukrinform.ua/rubric-society/3696005-v-ukraini-70-gromadan-pidtrimuut-zaboronu-dialnosti-upc-mp.html" text:style-name="Internet_20_link" text:visited-style-name="Visited_20_Internet_20_Link">
prohibition of the Ukrainian Orthodox Church(Moscow Patriarchate</text:a>
 ).</text:p>
      <text:p text:style-name="P4">
News Source: <text:a xlink:type="simple" xlink:href="https://www.ukrinform.ua/rubric-kyiv/3720704-kiivska-oblrada-pidtrimala-proekt-risenna-pro-zaboronu-dialnosti-upc-mp.html" text:style-name="Internet_20_link" text:visited-style-name="Visited_20_Internet_20_Link">
https://www.ukrinform.ua/rubric-kyiv/3720704-kiivska-oblrada-pidtrimala-proekt-risenna-pro-zaboronu-dialnosti-upc-mp.html</text:a>
</text:p>
      <!--NEWS-->
      <text:h text:style-name="P10" text:outline-level="1">
<text:span text:style-name="T4">
Missile fire Umani: Russians hit the empty shop of agricultural enterprise</text:span>
</text:h>
      <text:p text:style-name="P4">
Authors: Ukrinform (Person)</text:p>
      <text:p text:style-name="P4">
Publisher: Укринформ (Organization)</text:p>
      <text:p text:style-name="P4">
Published Time: 2023-06-09T18:33:00+03:00</text:p>
      <text:p text:style-name="P4">
Modified Time: 2023-06-09T18:33:00+03:00</text:p>
      <text:p text:style-name="P4">
Description: As a result of the rocket attack on the evening of June 8, an empty shop of the agricultural enterprise and the car wash was destroyed on Uma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ільське господарство', 'Умань', 'Війна з Росією']</text:p>
      <text:p text:style-name="P4">
Type: Article</text:p>
      <!--METADATA-->
      <text:p text:style-name="P4">
<draw:frame draw:style-name="fr1" draw:name="Image143" text:anchor-type="as-char" svg:width="6.9236in" svg:height="3.956343in" draw:z-index="0">
<draw:image xlink:href="../Images/yкринформ/2023-06-09T18-33-00-03-00/630_360_1669987737-966.jpg" xlink:type="simple" xlink:show="embed" xlink:actuate="onLoad" draw:mime-type="image/jpeg"/>
</draw:frame>
In the evening of June 8, an empty shop of the agricultural enterprise and a car wash was destroyed in the evening of June 8.</text:p>
      <text:p text:style-name="P4">
About it in <text:a xlink:type="simple" xlink:href="https://t.me/cherkaskaODA/5029" text:style-name="Internet_20_link" text:visited-style-name="Visited_20_Internet_20_Link">
telegram</text:a>
Igor Storerets, the head of the Cherkasy Ova Ova, reported, Ukrinform reports.</text:p>
      <text:p text:style-name="P4">
"We eliminate the consequences of yesterday's arrival. Two rockets" caliber "Russian <text:a xlink:type="simple" xlink:href="https://www.ukrinform.ua/tag-obstril" text:style-name="Internet_20_link" text:visited-style-name="Visited_20_Internet_20_Link">
attacked</text:a>
Our Uman. He kissed absolutely civilian objects: in the empty shop of agricultural enterprise and car wash. The second case is difficult - a lively street, shops. The car wash was destroyed completely. Fortunately, the workers at that time were no longer - they closed in time. The debris wave is damaged by adjacent buildings, "the statement said.</text:p>
      <text:p text:style-name="P4">
According to Taburts, ten victims were given a medical assistance. The hospitals have two people. One patient - a passerby that was near the location of the rocket - was transported in a serious condition for further treatment of the capital hospital. The woman got a chance for salvation thanks to a military, random witness who had a first aid kit and put a turnstile. Also, the state of average severity in another victim - they are given all the necessary assistance.</text:p>
      <text:p text:style-name="P4">
<text:span text:style-name="T4">
 Read also: </text:span>
 <text:a xlink:type="simple" xlink:href="https://www.ukrinform.ua/rubric-regions/3720372-u-likarni-umani-zalisautsa-sestero-postrazdalih-vid-raketnoi-ataki-dvoe-z-nih-tazki.html" text:style-name="Internet_20_link" text:visited-style-name="Visited_20_Internet_20_Link">
in the hospital of Uman there are six victims of racket attack, two of them are heavy</text:a>
As reported <text:a xlink:type="simple" xlink:href="https://www.ukrinform.ua/rubric-ato/3720309-obstril-cerkasini-v-umani-likviduvali-pozezi-na-misci-raketnih-vlucan.html" text:style-name="Internet_20_link" text:visited-style-name="Visited_20_Internet_20_Link">
Ukrinform</text:a>
, on the evening of June 8, the Russians attacked Uman with two caliber missiles. 10 people were injured.</text:p>
      <text:p text:style-name="P4">
News Source: <text:a xlink:type="simple" xlink:href="https://www.ukrinform.ua/rubric-regions/3720707-raketnij-obstril-umani-rosiani-vlucili-u-poroznij-ceh-silgosppidpriemstva.html" text:style-name="Internet_20_link" text:visited-style-name="Visited_20_Internet_20_Link">
https://www.ukrinform.ua/rubric-regions/3720707-raketnij-obstril-umani-rosiani-vlucili-u-poroznij-ceh-silgosppidpriemstva.html</text:a>
</text:p>
      <!--NEWS-->
      <text:h text:style-name="P10" text:outline-level="1">
<text:span text:style-name="T4">
The Belgium Government will buy ammunition for Ukraine for € 32 million - media</text:span>
</text:h>
      <text:p text:style-name="P4">
Authors: Ukrinform (Person)</text:p>
      <text:p text:style-name="P4">
Publisher: Укринформ (Organization)</text:p>
      <text:p text:style-name="P4">
Published Time: 2023-06-09T18:38:00+03:00</text:p>
      <text:p text:style-name="P4">
Modified Time: 2023-06-09T18:38:00+03:00</text:p>
      <text:p text:style-name="P4">
Description: The Federal Government of Belgium has decided to allocate 32.4 million euros for the purchase of ammunition for the Armed Forces of Ukraine. - Ukrinform.</text:p>
      <text:p text:style-name="P4">
Images: ['<text:a xlink:type="simple" xlink:href="https://static.ukrinform.com/photos/2023_06/thumb_files/630_360_1686325075-946.jpg" text:style-name="Internet_20_link" text:visited-style-name="Visited_20_Internet_20_Link">
630_360_16863...</text:a>
']</text:p>
      <text:p text:style-name="P4">
Tags: ['Бельгія', 'Україна', 'Боєприпаси', 'допомога', 'Війна з Росією']</text:p>
      <text:p text:style-name="P4">
Type: Article</text:p>
      <!--METADATA-->
      <text:p text:style-name="P4">
<draw:frame draw:style-name="fr1" draw:name="Image144" text:anchor-type="as-char" svg:width="6.9236in" svg:height="3.956343in" draw:z-index="0">
<draw:image xlink:href="../Images/yкринформ/2023-06-09T18-38-00-03-00/630_360_1686325075-946.jpg" xlink:type="simple" xlink:show="embed" xlink:actuate="onLoad" draw:mime-type="image/jpeg"/>
</draw:frame>
The Federal Government of Belgium has decided to allocate 32.4 million euros for ammunition for the Armed Forces of Ukraine.</text:p>
      <text:p text:style-name="P4">
According to Ukrinform with reference to the Belgian edition <text:a xlink:type="simple" xlink:href="https://www.hln.be/binnenland/regering-koopt-voor-32-miljoen-euro-munitie-voor-oekraine~a2ac8557/" text:style-name="Internet_20_link" text:visited-style-name="Visited_20_Internet_20_Link">
HLN</text:a>
, such a decision was made today by the Council of Ministers Belgium.</text:p>
      <text:p text:style-name="P4">
“The Federal Government purchases <text:a xlink:type="simple" xlink:href="https://www.ukrinform.ua/tag-boepripasi" text:style-name="Internet_20_link" text:visited-style-name="Visited_20_Internet_20_Link">
ammunition</text:a>
for the amount of 32.4 million euros for the Armed Forces of Ukraine. This was reserved by the Council of Ministers on Friday, which was told by the Defense Minister Ludvindender. This applies to 105 mm ammunition, which will be purchased in the Belgian industry and will be delivered as quickly as possible. This purchase is part of the fourteenth military assistance package that Belgium is giving for Ukraine. The aforementioned Belgium assistance for Ukraine is united by 92 million euros.</text:p>
      <text:p text:style-name="P4">
According to the publication, since the beginning of the conflict, the Belgium Ministry of Defense has already set up weapons and military equipment in Ukraine worth 306 million euros, as well as fuel worth 41 million euros. In addition, the Belgian army was conducting 700 Ukrainian servicemen.</text:p>
      <text:p text:style-name="P4">
<text:span text:style-name="T4">
 Read also: </text:span>
 <text:a xlink:type="simple" xlink:href="https://www.ukrinform.ua/rubric-polytics/3719724-kuleba-obgovoriv-zi-stoltenbergom-ruh-ukraini-do-nato-ta-postavki-boepripasiv.html" text:style-name="Internet_20_link" text:visited-style-name="Visited_20_Internet_20_Link">
Kuleba discussed with Stoltenberg Ukraine's movement to NATO Tapotovka <text:span text:style-name="T4">
 ammunition </text:span>
 s</text:a>
In addition, according to the newspaper, Belgium is a member of the Aviation Coalition for Ukraine, and is involved in the preparation of Ukrainian pilots for the use of F-16 combat aircraft.</text:p>
      <text:p text:style-name="P4">
Earlier, the Ministry of Defense and the Ministry of Foreign Affairs of Belgium demanded from the Ukrainian side of explanations, how the Belgian small arms, which was intended for use on the territory of Ukraine to protect against the Russian invasion, could get into the hands of the combatant of the composition of the composition of Russian citizens. On the territory of the Russian Federation in border areas with Ukraine.</text:p>
      <text:p text:style-name="P4">
<text:span text:style-name="T5">
Foto: US Defense Ministry</text:span>
</text:p>
      <text:p text:style-name="P4">
News Source: <text:a xlink:type="simple" xlink:href="https://www.ukrinform.ua/rubric-ato/3720708-urad-belgii-zakupit-boepripasi-dla-ukraini-na-32-miljoni-zmi.html" text:style-name="Internet_20_link" text:visited-style-name="Visited_20_Internet_20_Link">
https://www.ukrinform.ua/rubric-ato/3720708-urad-belgii-zakupit-boepripasi-dla-ukraini-na-32-miljoni-zmi.html</text:a>
</text:p>
      <!--NEWS-->
      <text:h text:style-name="P10" text:outline-level="1">
<text:span text:style-name="T4">
Austrian business can join the humanitarian demining - Ministry of Economy</text:span>
</text:h>
      <text:p text:style-name="P4">
Authors: Ukrinform (Person)</text:p>
      <text:p text:style-name="P4">
Publisher: Укринформ (Organization)</text:p>
      <text:p text:style-name="P4">
Published Time: 2023-06-09T18:39:00+03:00</text:p>
      <text:p text:style-name="P4">
Modified Time: 2023-06-09T23:39:00+03:00</text:p>
      <text:p text:style-name="P4">
Description: Austrian companies can join Ukraine's humanitarian demining. - Ukrinform.</text:p>
      <text:p text:style-name="P4">
Images: ['<text:a xlink:type="simple" xlink:href="https://static.ukrinform.com/photos/2023_06/thumb_files/630_360_1685971957-245.jpg" text:style-name="Internet_20_link" text:visited-style-name="Visited_20_Internet_20_Link">
630_360_16859...</text:a>
']</text:p>
      <text:p text:style-name="P4">
Tags: ['Розмінування', 'Україна', 'Війна з Росією']</text:p>
      <text:p text:style-name="P4">
Type: Article</text:p>
      <!--METADATA-->
      <text:p text:style-name="P4">
<draw:frame draw:style-name="fr1" draw:name="Image145" text:anchor-type="as-char" svg:width="6.9236in" svg:height="3.956343in" draw:z-index="0">
<draw:image xlink:href="../Images/yкринформ/2023-06-09T18-39-00-03-00/630_360_1685971957-245.jpg" xlink:type="simple" xlink:show="embed" xlink:actuate="onLoad" draw:mime-type="image/jpeg"/>
</draw:frame>
Austrian companies can join Ukraine's humanitarian demining.</text:p>
      <text:p text:style-name="P4">
As Ukrinform reports, <text:a xlink:type="simple" xlink:href="https://www.me.gov.ua/News/Detail" text:style-name="Internet_20_link" text:visited-style-name="Visited_20_Internet_20_Link">
reports</text:a>
Press service following the meeting of the First Viceremer-Minister of Ukraine-Economy Minister Yulia Sviridenko with Austrian businessman Mark-Milolyube.</text:p>
      <text:p text:style-name="P4">
"Private Austrian companies are ready to consider the opportunity to join the excellence of Ukraine," the statement reads.</text:p>
      <text:p text:style-name="P4">
<text:span text:style-name="T4">
 Read also: </text:span>
 <text:span text:style-name="T4">
 <text:a xlink:type="simple" xlink:href="https://www.ukrinform.ua/rubric-economy/3719991-avstria-nadast-1-miljon-na-pidtrimku-roboti-magate-v-ukraini.html" text:style-name="Internet_20_link" text:visited-style-name="Visited_20_Internet_20_Link">
Austria will provide € 1 million in support of IAEA in Ukraine</text:a>
</text:span>
</text:p>
      <text:p text:style-name="P4">
Sviridenko emphasized that humanitarian demining is an important component of the country's security and economic recovery and is one of the five -trusted Ukrainian government. For the rapid purification of the territories of Ukraine, everyone who can join the humanitarian mine.</text:p>
      <text:p text:style-name="P4">
Mark-Milo Lyuba assured that Austrian private companies are ready to consider joining the humanitarian demining of Ukraine with the help of modern equipment, including drones.</text:p>
      <text:p text:style-name="P4">
<text:span text:style-name="T4">
 Read also: </text:span>
 <text:span text:style-name="T4">
 <text:a xlink:type="simple" xlink:href="https://www.ukrinform.ua/rubric-society/3715061-avstria-vidilae-2-miljoni-dla-rozminuvanna-v-ukraini.html" text:style-name="Internet_20_link" text:visited-style-name="Visited_20_Internet_20_Link">
Austria allocates € 2 million to mine in Ukraine</text:a>
</text:span>
</text:p>
      <text:p text:style-name="P4">
He recalled that earlier the Austrian political leadership declared the hardware to participate in the financing of the humanitarian demining process.</text:p>
      <text:p text:style-name="P4">
As reported, 174 thousand square kilometers of Ukraine are epotentially contaminated, require inspection of technical and non -technical means and, if necessary - humanitarian <text:span text:style-name="T4">
 <text:a xlink:type="simple" xlink:href="https://www.ukrinform.ua/tag-rozminuvanna" text:style-name="Internet_20_link" text:visited-style-name="Visited_20_Internet_20_Link">
demining</text:a>
</text:span>
. According to the World Bank, a full range of humanitarian demining works in Ukraine was valued at $ 37.4 billion. USA.</text:p>
      <text:p text:style-name="P4">
News Source: <text:a xlink:type="simple" xlink:href="https://www.ukrinform.ua/rubric-society/3720804-avstrijskij-biznes-moze-dolucitis-do-gumanitarnogo-rozminuvanna-minekonomiki.html" text:style-name="Internet_20_link" text:visited-style-name="Visited_20_Internet_20_Link">
https://www.ukrinform.ua/rubric-society/3720804-avstrijskij-biznes-moze-dolucitis-do-gumanitarnogo-rozminuvanna-minekonomiki.html</text:a>
</text:p>
      <!--NEWS-->
      <text:h text:style-name="P10" text:outline-level="1">
<text:span text:style-name="T4">
Agrosector loss from Kakhovskaya hydroelectric power plant can grow to more than $ 10 billion - Vysotsky</text:span>
</text:h>
      <text:p text:style-name="P4">
Authors: Ukrinform (Person)</text:p>
      <text:p text:style-name="P4">
Publisher: Укринформ (Organization)</text:p>
      <text:p text:style-name="P4">
Published Time: 2023-06-09T18:40:00+03:00</text:p>
      <text:p text:style-name="P4">
Modified Time: 2023-06-09T18:40:00+03:00</text:p>
      <text:p text:style-name="P4">
Description: Direct and indirect losses of the Ukrainian agricultural sector from the blast of Kakhovka hydroelectric power station can increase to more than $ 10 billion. The United States is due to the inability to fully carry out agricultural activities in flooded territories. - Ukrinform.</text:p>
      <text:p text:style-name="P4">
Images: ['<text:a xlink:type="simple" xlink:href="https://static.ukrinform.com/photos/2023_06/thumb_files/630_360_1686071198-382.jpeg" text:style-name="Internet_20_link" text:visited-style-name="Visited_20_Internet_20_Link">
630_360_16860...</text:a>
']</text:p>
      <text:p text:style-name="P4">
Tags: ['Сільське господарство', 'Аграрії', 'Каховська ГЕС', 'Збитки', 'Затоплення']</text:p>
      <text:p text:style-name="P4">
Type: Article</text:p>
      <!--METADATA-->
      <text:p text:style-name="P4">
<draw:frame draw:style-name="fr1" draw:name="Image146" text:anchor-type="as-char" svg:width="6.9236in" svg:height="3.956343in" draw:z-index="0">
<draw:image xlink:href="../Images/yкринформ/2023-06-09T18-40-00-03-00/630_360_1686071198-382.jpeg" xlink:type="simple" xlink:show="embed" xlink:actuate="onLoad" draw:mime-type="image/jpeg"/>
</draw:frame>
Direct melting losses of the Ukrainian agricultural sector from the blast of Kakhovka hydroelectric power station can grow up to more than $ 10 billion. The United States is due to the inability to fully implement land in flooded territories.</text:p>
      <text:p text:style-name="P4">
The First Deputy Minister of Agrarian Policy and Food of Ukraine Taras Vysotsky told this on the air <text:a xlink:type="simple" xlink:href="https://t.me/mapfu2022/1964" text:style-name="Internet_20_link" text:visited-style-name="Visited_20_Internet_20_Link">
Channel 5</text:a>
”, Reports Ukrinform with reference to the ministry press service.</text:p>
      <text:p text:style-name="P4">
"To restore agricultural <text:a xlink:type="simple" xlink:href="https://www.ukrinform.ua/tag-zemla" text:style-name="Internet_20_link" text:visited-style-name="Visited_20_Internet_20_Link">
land</text:a>
There will be 5 years in the flood zone. We can understand that these are losses that are calculated about $ 10 billion or more, "the official said.</text:p>
      <text:p text:style-name="P4">
Vysotsky noted that there are direct losses from flooding of agricultural land and losses that the agricultural sector will suffer due to lack of irrigation invalidity of full use of about 1.5 million hectares of acreage.</text:p>
      <text:p text:style-name="P4">
The Deputy Minister explained that the losses due to flooding of land are estimated at $ 3-5 billion. The USA, because it is not yet possible to estimate how many of these land can be returned to agricultural production.</text:p>
      <text:p text:style-name="P4">
According to him, many land will be contaminated with petroleum products and chemical products. Land reclamation will also be required.</text:p>
      <text:p text:style-name="P4">
Vysotsky added that according to preliminary estimates, the cost of products raised by the lands of the southern regions annually was $ 1.5 billion.</text:p>
      <text:p text:style-name="P4">
The Deputy Minister stressed that in this way, indirect losses from the Podrivkakhovsky hydroelectric power station can be almost $ 2 billion.</text:p>
      <text:p text:style-name="P4">
<text:span text:style-name="T4">
 Read also: </text:span>
 <text:a xlink:type="simple" xlink:href="https://www.ukrinform.ua/rubric-regions/3720342-zbitki-nacparku-niznodniprovskij-vid-pidrivu-kahovskoi-ges-perevisuut-46-milardiv.html" text:style-name="Internet_20_link" text:visited-style-name="Visited_20_Internet_20_Link">
Kakhovskaya hydroelectric power station: <text:span text:style-name="T4">
 Damage </text:span>
 Nizhnodniprovsky National Park exceeds ₴ 46 billion</text:a>
As reported <text:a xlink:type="simple" xlink:href="https://www.ukrinform.ua/rubric-other_news/3718791-pidriv-rosianami-kahovskoi-ges-vsi-novini.html" text:style-name="Internet_20_link" text:visited-style-name="Visited_20_Internet_20_Link">
Ukrinform</text:a>
, at night, on June 6, the Russian army blown up the dam of Kakhovka hydroelectric power station. Rescue work and evacuation measures from flooding places are ongoing in the Kherson region. Particularly complex situation - in temporarily occupied territories, where Russian invaders have stuck people without any help.</text:p>
      <text:p text:style-name="P4">
On the fact of undermining the occupiers of the Kakhovka hydroelectric power station, law enforcement officers began investigating under the article on ecocide.Ukrhydroenergo stated that the Kakhovka hydroelectric power station is completely destroyed and recoverable.</text:p>
      <text:p text:style-name="P4">
<text:span text:style-name="T5">
Foto: Planet Labs</text:span>
</text:p>
      <text:p text:style-name="P4">
News Source: <text:a xlink:type="simple" xlink:href="https://www.ukrinform.ua/rubric-economy/3720710-vtrati-agrosektoru-vid-pidrivu-kahovskoi-ges-mozut-zrosti-do-bils-ak-10-milardiv-visockij.html" text:style-name="Internet_20_link" text:visited-style-name="Visited_20_Internet_20_Link">
https://www.ukrinform.ua/rubric-economy/3720710-vtrati-agrosektoru-vid-pidrivu-kahovskoi-ges-mozut-zrosti-do-bils-ak-10-milardiv-visockij.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9T18:41:00+03:00</text:p>
      <text:p text:style-name="P4">
Modified Time: 2023-06-09T18:41: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47" text:anchor-type="as-char" svg:width="6.9236in" svg:height="3.956343in" draw:z-index="0">
<draw:image xlink:href="../Images/yкринформ/2023-06-09T18-41-00-03-00/630_360_1645107758-865.jpg" xlink:type="simple" xlink:show="embed" xlink:actuate="onLoad" draw:mime-type="image/jpeg"/>
</draw:frame>
Ukrinform Ukrainian Information Agency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Patriarch Cyril banned entry into Estonia</text:span>
</text:h>
      <text:p text:style-name="P4">
Authors: Ukrinform (Person)</text:p>
      <text:p text:style-name="P4">
Publisher: Укринформ (Organization)</text:p>
      <text:p text:style-name="P4">
Published Time: 2023-06-09T18:42:00+03:00</text:p>
      <text:p text:style-name="P4">
Modified Time: 2023-06-09T18:42:00+03:00</text:p>
      <text:p text:style-name="P4">
Description: Estonian Foreign Minister Margus Tsakhkna watched the "Magnitsky List", banning the entry to Estonia for 58 people, including the head of the ROC Patriarch Cyril and nine Russians, related to the strict sentence of the oppositionist Vladimir Kara-Murji. - Ukrinform.</text:p>
      <text:p text:style-name="P4">
Images: ['<text:a xlink:type="simple" xlink:href="https://static.ukrinform.com/photos/2023_06/thumb_files/630_360_1686324956-846.jpg" text:style-name="Internet_20_link" text:visited-style-name="Visited_20_Internet_20_Link">
630_360_16863...</text:a>
']</text:p>
      <text:p text:style-name="P4">
Tags: ['Естонія', 'патріарх Кирил', 'Заборона']</text:p>
      <text:p text:style-name="P4">
Type: Article</text:p>
      <!--METADATA-->
      <text:p text:style-name="P4">
<draw:frame draw:style-name="fr1" draw:name="Image148" text:anchor-type="as-char" svg:width="6.9236in" svg:height="3.956343in" draw:z-index="0">
<draw:image xlink:href="../Images/yкринформ/2023-06-09T18-42-00-03-00/630_360_1686324956-846.jpg" xlink:type="simple" xlink:show="embed" xlink:actuate="onLoad" draw:mime-type="image/jpeg"/>
</draw:frame>
Estonia's Minister of Department of Incarnation, Margus Tsakhkn, revised the Magniky List, banning entering Estonia for 58 people, including the head of the ROC Patriarch Cyril Tadeyae, related to the strict sentence of the opposition-lodging Kara-Murji.</text:p>
      <text:p text:style-name="P4">
About it reports Ukrinform with reference to national <text:a xlink:type="simple" xlink:href="http://rus.err.ee/1609002962/ministr-inostrannyh-del-cahkna-zapretil-patriarhu-kirillu-vezd-v-jestoniju" text:style-name="Internet_20_link" text:visited-style-name="Visited_20_Internet_20_Link">
ERR broadcaster</text:a>
.</text:p>
      <text:p text:style-name="P4">
Tsakhkna stressed that these people were forbidden to entry, as they branded in serious violations of human rights or contributed to their violation. It was a long time to bring it to the black list. He justified the war against Ukraine, ”the Foreign Minister said.</text:p>
      <text:p text:style-name="P4">
<text:span text:style-name="T4">
 Read also: </text:span>
 <text:a xlink:type="simple" xlink:href="https://www.ukrinform.ua/rubric-society/3647815-epifanij-pisla-peremogi-ukraini-rosia-rozpadetsa-na-castini-a-razom-z-neu-i-rpc.html" text:style-name="Internet_20_link" text:visited-style-name="Visited_20_Internet_20_Link">
Epiphanius: After the victory of Ukraine, Russia will break up in part, and with it - and ROC</text:a>
He stated that people who support Russia's aggressive actions in Ukraine in Estonia's Council and called on all countries to "impose a ban on entry for gardens and executors of cruel crimes of Russia."</text:p>
      <text:p text:style-name="P4">
Last April, the European Parliament has already adopted a resolution that condemns the patriarch of the war in the war <text:a xlink:type="simple" xlink:href="https://www.ukrinform.ua/tag-rosia" text:style-name="Internet_20_link" text:visited-style-name="Visited_20_Internet_20_Link">
Russia</text:a>
Against Ukraine, and the NGO "Human Rights Without Borders" appealed to the prosecutor of the International Criminal Court, calling for Patriarch Cyril to be responsible for justification, support and ignition of war.</text:p>
      <text:p text:style-name="P4">
<text:span text:style-name="T4">
 Read also: </text:span>
 <text:a xlink:type="simple" xlink:href="https://www.ukrinform.ua/rubric-world/3685598-vselenskij-patriarh-hoce-vivesti-litovsku-cerkvu-zpid-vplivu-rf.html" text:style-name="Internet_20_link" text:visited-style-name="Visited_20_Internet_20_Link">
Ecumenical Patriarch wants to withdraw the Lithuanian Church from the puppy of the Russian Federation</text:a>
As reported by Ukrinform, at the end of July last year, the entry to the territory of Ukraine by Patriarch Kirill was banned from Lithuania.</text:p>
      <text:p text:style-name="P4">
News Source: <text:a xlink:type="simple" xlink:href="https://www.ukrinform.ua/rubric-world/3720709-patriarhu-kirilu-zaboronili-vizd-v-estoniu.html" text:style-name="Internet_20_link" text:visited-style-name="Visited_20_Internet_20_Link">
https://www.ukrinform.ua/rubric-world/3720709-patriarhu-kirilu-zaboronili-vizd-v-estoniu.html</text:a>
</text:p>
      <!--NEWS-->
      <text:h text:style-name="P10" text:outline-level="1">
<text:span text:style-name="T4">
The IAEA launches a program of assistance to Ukraine in connection with the blasting of the dam on Kakhovskaya hydroelectric power station</text:span>
</text:h>
      <text:p text:style-name="P4">
Authors: Ukrinform (Person)</text:p>
      <text:p text:style-name="P4">
Publisher: Укринформ (Organization)</text:p>
      <text:p text:style-name="P4">
Published Time: 2023-06-09T18:43:00+03:00</text:p>
      <text:p text:style-name="P4">
Modified Time: 2023-06-09T18:43:00+03:00</text:p>
      <text:p text:style-name="P4">
Description: The head of the International Atomic Energy Agency (IAEA) Raphael Grosssey said in a video report to launch the Assistance Program to Ukraine in connection with the undermining of the Russian Federation of the Dams at the Kakhovka Hydroelectric Power Plant. - Ukrinform.</text:p>
      <text:p text:style-name="P4">
Images: ['<text:a xlink:type="simple" xlink:href="https://static.ukrinform.com/photos/2019_06/thumb_files/630_360_1559378027-309.jpg" text:style-name="Internet_20_link" text:visited-style-name="Visited_20_Internet_20_Link">
630_360_15593...</text:a>
']</text:p>
      <text:p text:style-name="P4">
Tags: ['МАГАТЕ', 'Теракт', 'Каховська ГЕС', 'Війна з Росією', 'Екоцид']</text:p>
      <text:p text:style-name="P4">
Type: Article</text:p>
      <!--METADATA-->
      <text:p text:style-name="P4">
<draw:frame draw:style-name="fr1" draw:name="Image149" text:anchor-type="as-char" svg:width="6.9236in" svg:height="3.956343in" draw:z-index="0">
<draw:image xlink:href="../Images/yкринформ/2023-06-09T18-43-00-03-00/630_360_1559378027-309.jpg" xlink:type="simple" xlink:show="embed" xlink:actuate="onLoad" draw:mime-type="image/jpeg"/>
</draw:frame>
Atomic Energy Agency(IDA)Raphael Grosssey has declared an assistance to launch the Assistance Program to Ukraine in connection with the Russian underwriting of the Russian Federation at the Kakhovka Hydroelectric Power Plant.</text:p>
      <text:p text:style-name="P4">
According to Ukrinform, the Gross Claim has published in <text:a xlink:type="simple" xlink:href="http://twitter.com/rafaelmgrossi/status/1667151919641513987" text:style-name="Internet_20_link" text:visited-style-name="Visited_20_Internet_20_Link">
Twitter</text:a>
.</text:p>
      <text:p text:style-name="Quotations">

<text:p text:style-name="P4">
Today, I am launching a programme of assistance to 🇺🇦 <text:a xlink:type="simple" xlink:href="https://twitter.com/hashtag/Ukraine" text:style-name="Internet_20_link" text:visited-style-name="Visited_20_Internet_20_Link">
 #Ukraine&gt;
 </text:a>
in&gt;
 response to the Nova Kakhovka dam flooding, following President <text:a xlink:type="simple" xlink:href="https://twitter.com/ZelenskyyUa" text:style-name="Internet_20_link" text:visited-style-name="Visited_20_Internet_20_Link">
&gt;
 @ZelenskyyUa </text:a>
's&gt;
 request for international assistance. <text:a xlink:type="simple" xlink:href="https://t.co/RWTE29hZ4O" text:style-name="Internet_20_link" text:visited-style-name="Visited_20_Internet_20_Link">
 pic.twitter.com/RWTE29hZ4O&gt;
 </text:a>
&gt;
&gt;
 - Rafael Marianogrossi(@rafaelmgrossi)<text:a xlink:type="simple" xlink:href="https://twitter.com/rafaelmgrossi/status/1667151919641513987" text:style-name="Internet_20_link" text:visited-style-name="Visited_20_Internet_20_Link">
 June 9, 2023&gt;
 </text:a>
"Today I launch a program of assistance to Ukraine after the request of the Presidentazeline for international assistance," Grosssey said, without mentioning Moscow's leadership for this act of terrorism.</text:p>

</text:p>
      <text:p text:style-name="P4">
<text:span text:style-name="T4">
 Read also: </text:span>
 <text:a xlink:type="simple" xlink:href="https://www.ukrinform.ua/rubric-economy/3719947-britania-nadast-magate-dodatkovo-750-tisac-dla-roboti-v-ukraini.html" text:style-name="Internet_20_link" text:visited-style-name="Visited_20_Internet_20_Link">
Britain will give <text:span text:style-name="T4">
 IAEA </text:span>
 Additionally £ 750 thousand for work in Ukraine</text:a>
</text:p>
      <text:p text:style-name="P4">
Очільник <text:a xlink:type="simple" xlink:href="https://www.ukrinform.ua/tag-magate" text:style-name="Internet_20_link" text:visited-style-name="Visited_20_Internet_20_Link">
 МАГАТЕ </text:a>
He reminded that the next day he will head the mission of the organization in Ukraine, during which he visits the Zaporozhye NPP. He also intends to present a new assistance plan from the IAEA to President of Ukraine Volodymyr Zelensky during this trip.</text:p>
      <text:p text:style-name="P4">
The use of nuclear methods of the IAEA will determine the effect of flooding of intake water, human health, soil and water management, and also appreciate the integrity of critical infrastructure, Grossi said.</text:p>
      <text:p text:style-name="P4">
According to him, Ukraine can count on the help of the IAEA now, as well as overcoming the long -term consequences of the catastrophe.</text:p>
      <text:p text:style-name="P4">
<text:span text:style-name="T4">
 Read also: </text:span>
 <text:a xlink:type="simple" xlink:href="https://www.ukrinform.ua/rubric-economy/3719991-avstria-nadast-1-miljon-na-pidtrimku-roboti-magate-v-ukraini.html" text:style-name="Internet_20_link" text:visited-style-name="Visited_20_Internet_20_Link">
Austria will provide € 1 million in support of work <text:span text:style-name="T4">
 IAEA </text:span>
 in Ukraine</text:a>
</text:p>
      <text:p text:style-name="P4">
On the fact of undermining the occupiers of the Kakhovka hydroelectric power station, law enforcement officers began investigating under the article on ecocide.</text:p>
      <text:p text:style-name="P4">
Ukrhydroenergo stated that the Kakhovka hydroelectric power station is completely destroyed and recoverable.</text:p>
      <text:p text:style-name="P4">
News Source: <text:a xlink:type="simple" xlink:href="https://www.ukrinform.ua/rubric-economy/3720713-magate-zapuskae-programu-dopomogi-ukraini-u-zvazku-z-pidrivom-grebli-na-kahovskij-ges.html" text:style-name="Internet_20_link" text:visited-style-name="Visited_20_Internet_20_Link">
https://www.ukrinform.ua/rubric-economy/3720713-magate-zapuskae-programu-dopomogi-ukraini-u-zvazku-z-pidrivom-grebli-na-kahovskij-ges.html</text:a>
</text:p>
      <!--NEWS-->
      <text:h text:style-name="P10" text:outline-level="1">
<text:span text:style-name="T4">
In Ukraine, the competition of cultural and artistic projections on reading reading was announced</text:span>
</text:h>
      <text:p text:style-name="P4">
Authors: Ukrinform (Person)</text:p>
      <text:p text:style-name="P4">
Publisher: Укринформ (Organization)</text:p>
      <text:p text:style-name="P4">
Published Time: 2023-06-09T18:44:00+03:00</text:p>
      <text:p text:style-name="P4">
Modified Time: 2023-06-09T18:44:00+03:00</text:p>
      <text:p text:style-name="P4">
Description: The Ukrainian Institute of the Book has announced the beginning of the Art Competition for Reading Promotion. - Ukrinform.</text:p>
      <text:p text:style-name="P4">
Images: ['<text:a xlink:type="simple" xlink:href="https://static.ukrinform.com/photos/2021_10/thumb_files/630_360_1635354914-409.jpg" text:style-name="Internet_20_link" text:visited-style-name="Visited_20_Internet_20_Link">
630_360_16353...</text:a>
']</text:p>
      <text:p text:style-name="P4">
Tags: ['Конкурс', 'Культура', 'Література', 'Мистецтво']</text:p>
      <text:p text:style-name="P4">
Type: Article</text:p>
      <!--METADATA-->
      <text:p text:style-name="P4">
<draw:frame draw:style-name="fr1" draw:name="Image150" text:anchor-type="as-char" svg:width="6.9236in" svg:height="3.956343in" draw:z-index="0">
<draw:image xlink:href="../Images/yкринформ/2023-06-09T18-44-00-03-00/630_360_1635354914-409.jpg" xlink:type="simple" xlink:show="embed" xlink:actuate="onLoad" draw:mime-type="image/jpeg"/>
</draw:frame>
The Ukrainian Institute of the Book has announced the start of the art competition for reading reading.</text:p>
      <text:p text:style-name="P4">
This was reported by the press service <text:a xlink:type="simple" xlink:href="https://t.me/mkipu/6420" text:style-name="Internet_20_link" text:visited-style-name="Visited_20_Internet_20_Link">
Ministry of Culture and Information Policy</text:a>
, reports Ukrinform.</text:p>
      <text:p text:style-name="P4">
“The Ukrainian Institute of the Book has announced the start of artistic <text:a xlink:type="simple" xlink:href="https://www.ukrinform.ua/tag-konkurs" text:style-name="Internet_20_link" text:visited-style-name="Visited_20_Internet_20_Link">
competition</text:a>
cultural and artistic organization and implementation of reading events, ”it is a testament.</text:p>
      <text:p text:style-name="P4">
The purpose of the competition is to implement cultural and artistic projects aimed at organizing and conducting reading activities. Such projects can be found in formats of exhibitions, fairs, seminars, conferences, competitions, literary festivals, thematic actions and other events.</text:p>
      <text:p text:style-name="P4">
Priority thematic directions of the competition: "How to speak with children about the war of itravma", "The best examples of Ukrainian and world literature for education of reading of reading", "Promotion for learning ”,“ Decolonization in the field of Ukrainian literature ”and more.</text:p>
      <text:p text:style-name="P4">
<text:span text:style-name="T4">
 Read also: </text:span>
 [MKIP calls Ukrainians to join the Book of NafroRRot]](https://www.ukrinform.ua/rubric-culture/3717863-mkip-zaklikae-ukrainciv-dolucitis-do-akcii-kniga-na-front.html)As reported <text:a xlink:type="simple" xlink:href="https://www.ukrinform.ua/rubric-culture/3714148-pidvisenna-rivna-citanna-spriatime-formuvannu-gromadanskogo-suspilstva-tkacenko.html" text:style-name="Internet_20_link" text:visited-style-name="Visited_20_Internet_20_Link">
Ukrinform</text:a>
, Minister of Culture and Information Policy Oleksandr Tkachenko believes that an increase in reading will help to form a civic society.</text:p>
      <text:p text:style-name="P4">
News Source: <text:a xlink:type="simple" xlink:href="https://www.ukrinform.ua/rubric-culture/3720712-v-ukraini-ogolosili-konkurs-kulturnomisteckih-proektiv-z-promocii-citanna.html" text:style-name="Internet_20_link" text:visited-style-name="Visited_20_Internet_20_Link">
https://www.ukrinform.ua/rubric-culture/3720712-v-ukraini-ogolosili-konkurs-kulturnomisteckih-proektiv-z-promocii-citanna.html</text:a>
</text:p>
      <!--NEWS-->
      <text:h text:style-name="P10" text:outline-level="1">
<text:span text:style-name="T4">
The Government has handed over the State Property of the Ocean Plaza shopping mall for privatization</text:span>
</text:h>
      <text:p text:style-name="P4">
Authors: Ukrinform (Person)</text:p>
      <text:p text:style-name="P4">
Publisher: Укринформ (Organization)</text:p>
      <text:p text:style-name="P4">
Published Time: 2023-06-09T18:45:00+03:00</text:p>
      <text:p text:style-name="P4">
Modified Time: 2023-06-09T18:45:00+03:00</text:p>
      <text:p text:style-name="P4">
Description: On June 9, the Cabinet of Ministers transferred to the State Property Fund of the State Property Fund of the Ocean Plaza shopping and entertainment center. - Ukrinform.</text:p>
      <text:p text:style-name="P4">
Images: ['<text:a xlink:type="simple" xlink:href="https://static.ukrinform.com/photos/2023_06/thumb_files/630_360_1686325802-868.jpg" text:style-name="Internet_20_link" text:visited-style-name="Visited_20_Internet_20_Link">
630_360_16863...</text:a>
']</text:p>
      <text:p text:style-name="P4">
Tags: ['ФДМУ', 'Кабмін', 'Приватизація', 'Ocean Plaza']</text:p>
      <text:p text:style-name="P4">
Type: Article</text:p>
      <!--METADATA-->
      <text:p text:style-name="P4">
<draw:frame draw:style-name="fr1" draw:name="Image152" text:anchor-type="as-char" svg:width="6.9236in" svg:height="3.956343in" draw:z-index="0">
<draw:image xlink:href="../Images/yкринформ/2023-06-09T18-45-00-03-00/630_360_1686325802-868.jpg" xlink:type="simple" xlink:show="embed" xlink:actuate="onLoad" draw:mime-type="image/jpeg"/>
</draw:frame>
On June 9, the Cabinet of Ministers submitted to the State Property Fund of the State Property Salt Trade and Entertainment Center Ocean Plaza.</text:p>
      <text:p text:style-name="P4">
About it reports Ukrinform with reference to <text:a xlink:type="simple" xlink:href="https://www.spfu.gov.ua/ua/news/9756.html" text:style-name="Internet_20_link" text:visited-style-name="Visited_20_Internet_20_Link">
PDMU press service.</text:a>
“The Cabinet of Ministers transferred the State Property Fund to the Office of the State Salt Center of Ocean Plaza. The Government approved the corresponding distribution at its meeting on June 9, 2023. The Cabinet of Ministers of the Cabinet of Ministers to privatize this asset, ”the message reads.</text:p>
      <text:p text:style-name="P4">
The received funds will be directed to the Fund for the elimination of the consequences of armed aggression, noted in the department.</text:p>
      <text:p text:style-name="P4">
SPMU will promptly conduct audit and inventory of property <text:a xlink:type="simple" xlink:href="https://www.ukrinform.ua/tag-ocean-plaza" text:style-name="Internet_20_link" text:visited-style-name="Visited_20_Internet_20_Link">
Ocean Plaza shopping mall</text:a>
, the press service noted.</text:p>
      <text:p text:style-name="P4">
<text:span text:style-name="T4">
 Read also: </text:span>
 <text:a xlink:type="simple" xlink:href="https://www.ukrinform.ua/rubric-economy/3708305-fond-derzmajna-z-pocatku-roku-zaluciv-15-milarda-investicij.html" text:style-name="Internet_20_link" text:visited-style-name="Visited_20_Internet_20_Link">
<text:span text:style-name="T4">
 Fund </text:span>
 <text:span text:style-name="T4">
 </text:span>
 State Property ** From the beginning of the year has attracted ₴ 1.5 milliors of investments</text:a>
The Fund reminded that the state share of the Ocean Plaza shopping mall is 66.65% of the share capital of the Lybid Investment Union, which owns the Center. In March 2023, the High Anti -Corruption Judgeship, the decision, recovered to the state property by the sub -Russian oligarchs Arcadia and Igor Rothenberg.</text:p>
      <text:p text:style-name="P4">
As it was reported, in May 2023, the rental proceeds of the state featureworld were on average almost UAH 3 million daily. This made it possible to attract the holding of more than 80 million UAH during the month and to reach 80% of the supplementary intrusion level.</text:p>
      <text:p text:style-name="P4">
News Source: <text:a xlink:type="simple" xlink:href="https://www.ukrinform.ua/rubric-economy/3720714-urad-peredav-fondu-derzmajna-trc-ocean-plaza-dla-podalsoi-privatizacii.html" text:style-name="Internet_20_link" text:visited-style-name="Visited_20_Internet_20_Link">
https://www.ukrinform.ua/rubric-economy/3720714-urad-peredav-fondu-derzmajna-trc-ocean-plaza-dla-podalsoi-privatizacii.html</text:a>
</text:p>
      <!--NEWS-->
      <text:h text:style-name="P10" text:outline-level="1">
<text:span text:style-name="T4">
Latvia allocates € 200 thousand to eliminate the consequences of destruction of Kakhovskaya hydroelectric power station</text:span>
</text:h>
      <text:p text:style-name="P4">
Authors: Ukrinform (Person)</text:p>
      <text:p text:style-name="P4">
Publisher: Укринформ (Organization)</text:p>
      <text:p text:style-name="P4">
Published Time: 2023-06-09T18:47:00+03:00</text:p>
      <text:p text:style-name="P4">
Modified Time: 2023-06-09T18:47:00+03:00</text:p>
      <text:p text:style-name="P4">
Description: The Latvia government has decided to allocate 200 thousand euros from reserve funds to help cope with the environmental and humanitarian crisis after the destruction of the Kakhovsk Hydroelectric Power Plant. - Ukrinform.</text:p>
      <text:p text:style-name="P4">
Images: ['<text:a xlink:type="simple" xlink:href="https://static.ukrinform.com/photos/2023_06/thumb_files/630_360_1686128384-437.jpg" text:style-name="Internet_20_link" text:visited-style-name="Visited_20_Internet_20_Link">
630_360_16861...</text:a>
']</text:p>
      <text:p text:style-name="P4">
Tags: ['Латвія', 'допомога', 'Каховська ГЕС', 'Підтоплення']</text:p>
      <text:p text:style-name="P4">
Type: Article</text:p>
      <!--METADATA-->
      <text:p text:style-name="P4">
<draw:frame draw:style-name="fr1" draw:name="Image153" text:anchor-type="as-char" svg:width="6.9236in" svg:height="3.956343in" draw:z-index="0">
<draw:image xlink:href="../Images/yкринформ/2023-06-09T18-47-00-03-00/630_360_1686128384-437.jpg" xlink:type="simple" xlink:show="embed" xlink:actuate="onLoad" draw:mime-type="image/jpeg"/>
</draw:frame>
The Government has decided to allocate 200 thousand euros from reserve funds to help to cope with the ecological and humanitarian crisis after the destruction of the Kakhovsky Hydroelectric Power Plant.</text:p>
      <text:p text:style-name="P4">
This is reported by Ukrinform with reference to national <text:a xlink:type="simple" xlink:href="https://www.lsm.lv/raksts/zinas/latvija/09.06.2023-latvija-pieskir-200-000-eiro-ukrainai-sagrautas-kahovkas-hes-krizes-seku-mazinasanai.a512160/" text:style-name="Internet_20_link" text:visited-style-name="Visited_20_Internet_20_Link">
LSM broadcaster</text:a>
.</text:p>
      <text:p text:style-name="P4">
Латвія зробить перерахування уряду України з метою сприяння швидкій,скоординованій та адресній закупівлі обладнання, матеріалів і техніки дляліквідації первинних наслідків затоплення.</text:p>
      <text:p text:style-name="P4">
Запит української сторони про допомогу включає такі невідкладні потреби, якводовози для перевезення питної води, рятувальні шлюпки та транспортні засобидля пересування по затоплених районах, надпотужні насоси питної води, фільтридля води, продуктові набори та ін.</text:p>
      <text:p text:style-name="P4">
<text:span text:style-name="T4">
Читайте також:</text:span>
 <text:a xlink:type="simple" xlink:href="https://www.ukrinform.ua/rubric-economy/3720713-magate-zapuskae-programu-dopomogi-ukraini-u-zvazku-z-pidrivom-grebli-na-kahovskij-ges.html" text:style-name="Internet_20_link" text:visited-style-name="Visited_20_Internet_20_Link">
 МАГАТЕ запускає програму допомоги Україні у зв’язку зпідривом греблі на Каховській ГЕС </text:a>
The Foreign Ministry stated that Latvia strongly condemns Russia's aggression in Ukraine. The destruction of the Kakhovskaya hydroelectric power station is another deliberate attack of Russia on the most important -Ukrainian civil infrastructure of Ukraine. The international community should promptly provide all sorts of assistance to Ukraine to mitigate the consequences <text:a xlink:type="simple" xlink:href="https://www.ukrinform.ua/tag-katastrofa" text:style-name="Internet_20_link" text:visited-style-name="Visited_20_Internet_20_Link">
catastrophe</text:a>
, added to the Foreign Ministry.</text:p>
      <text:p text:style-name="P4">
As reported by Ukrinform, [Russian occupation troops on the night(https://www.ukrinform.ua/rubric-other_news/3718791-pidriv-rosianami-kahovskoi-ges-vsi-novini.html). HPP is not recoverable.</text:p>
      <text:p text:style-name="P4">
<text:span text:style-name="T5">
Foto: libkos</text:span>
</text:p>
      <text:p text:style-name="P4">
News Source: <text:a xlink:type="simple" xlink:href="https://www.ukrinform.ua/rubric-society/3720715-latvia-vidilae-ukraini-200-tisac-na-likvidaciu-naslidkiv-rujnacii-kahovskoi-ges.html" text:style-name="Internet_20_link" text:visited-style-name="Visited_20_Internet_20_Link">
https://www.ukrinform.ua/rubric-society/3720715-latvia-vidilae-ukraini-200-tisac-na-likvidaciu-naslidkiv-rujnacii-kahovskoi-ges.html</text:a>
</text:p>
      <!--NEWS-->
      <text:h text:style-name="P10" text:outline-level="1">
<text:span text:style-name="T4">
The last unit of the ZPP is translated into "cold stop" mode - named the reasons</text:span>
</text:h>
      <text:p text:style-name="P4">
Authors: Ukrinform (Person)</text:p>
      <text:p text:style-name="P4">
Publisher: Укринформ (Organization)</text:p>
      <text:p text:style-name="P4">
Published Time: 2023-06-09T18:59:00+03:00</text:p>
      <text:p text:style-name="P4">
Modified Time: 2023-06-09T18:59:00+03:00</text:p>
      <text:p text:style-name="P4">
Description: The State Inspectorate of Nuclear Regulation of Ukraine issued an order of "Energoatom" to bring to the "Cold Stock" of the unit No. 5 of Zaporizhzhya NPP. - Ukrinform.</text:p>
      <text:p text:style-name="P4">
Images: ['<text:a xlink:type="simple" xlink:href="https://static.ukrinform.com/photos/2022_09/thumb_files/630_360_1662657925-767.jpg" text:style-name="Internet_20_link" text:visited-style-name="Visited_20_Internet_20_Link">
630_360_16626...</text:a>
']</text:p>
      <text:p text:style-name="P4">
Tags: ['Енергоатом', 'Каховська ГЕС', 'Запорізька АЕС']</text:p>
      <text:p text:style-name="P4">
Type: Article</text:p>
      <!--METADATA-->
      <text:p text:style-name="P4">
<draw:frame draw:style-name="fr1" draw:name="Image154" text:anchor-type="as-char" svg:width="6.9236in" svg:height="3.956343in" draw:z-index="0">
<draw:image xlink:href="../Images/yкринформ/2023-06-09T18-59-00-03-00/630_360_1662657925-767.jpg" xlink:type="simple" xlink:show="embed" xlink:actuate="onLoad" draw:mime-type="image/jpeg"/>
</draw:frame>
The State Inspectorate of Nuclear Regulation of Ukraine issued an order of "Energoatom" to bring to the "Cold Stock" of the unit No. 5 of Zaporizhzhya NPP.</text:p>
      <text:p text:style-name="P4">
As Ukrinform reports, this was reported <text:a xlink:type="simple" xlink:href="https://snriu.gov.ua/news/rozporiadzhenniam-derzhatomrehuliuvannia-ekspluatatsiia-enerhobloku-5-zaes-obmezhena-stanom-kholodnyi-zupyn" text:style-name="Internet_20_link" text:visited-style-name="Visited_20_Internet_20_Link">
Diyar's press service</text:a>
.</text:p>
      <text:p text:style-name="P4">
"In the context of the loss of the main projected source of feeding splashes, it is necessary to immediately proceed to the translation of the unit # 5 of the ZPP into the state" Cold stop ", as long as the probe mode of operation of the necessary systems of cooling is still supported," - the disposal reads.</text:p>
      <text:p text:style-name="P4">
The order issued by the operating organization "In connection with the impossibility of eliminating the detected violations of the requirements of nuclear and radiation safety", in particular, requirements for systems of emergency cooling of nuclear fuel and heat removal of a good absorber.</text:p>
      <text:p text:style-name="P4">
<text:span text:style-name="T4">
 Read also: </text:span>
 <text:a xlink:type="simple" xlink:href="https://www.ukrinform.ua/rubric-polytics/3720033-mzs-pidriv-kahovskoi-dambi-e-pramim-indikatorom-porusenna-sistemi-bezpeki-zaes.html" text:style-name="Internet_20_link" text:visited-style-name="Visited_20_Internet_20_Link">
Foreign MFA: The Kakhovsky Dam is a direct indicator of the security system <text:span text:style-name="T4">
 ZPP </text:span>
</text:a>
It is noted that the following factors are taken into account when approving the order:</text:p>
      <ul>
        <li>
information of PJSC “Ukrhydroenergo” of June 6, 2023 on the operation of the Kakhovka reservoir for several days as a result of the exploration of the Kakhovsky hydroelectric power station by Russian invaders; * continuation of periodic shelling by the occupiers of the industrial site of Zaporizhzhya NPP and adjacent territories, which resulted in damage to the air lines of communication with the Energy System of Ukraine; * Termination from May 17 2023 to transmit an automated radiation control system data system(Askro)ZPP performing the function of early alert; * Degradation of the emergency response system at the ZPEU site and beyond in the conditions of temporary occupation of the Russian Federation.</li>
      </ul>
      <text:p text:style-name="P4">
Restriction of operation of the unit # 5 of Zaporizhzhia <text:a xlink:type="simple" xlink:href="https://www.ukrinform.ua/tag-aes" text:style-name="Internet_20_link" text:visited-style-name="Visited_20_Internet_20_Link">
NPP</text:a>
will act to eliminate the detected violations.</text:p>
      <text:p text:style-name="P4">
*!(https://www.ukrinform.ua/rubric-economy/3720646-ukraina-ne-zmoze-svidko-vvesti-v-ekspluataciu-zaes-pisla-ii-zvilnenna-ekspert.html)</text:p>
      <text:p text:style-name="P4">
As it was reported, the operation of other units of the ZPP - №№ 1, 2, 3, 4, 6 is also limited by the condition of "Cold Stock", in accordance with the orders of the state regulation of August 18, 2022 and on February 10, 2023.</text:p>
      <text:p text:style-name="P4">
On the night of June 6, 2023 [the Russian army undermined the dam of Kakhovskaya hydroelect(https://www.ukrinform.ua/rubric-other_news/3718791-pidriv-rosianami-kahovskoi-ges-vsi-novini.html). In Kherson region, rescue work is underway to evacuate the population from flooding places. On the fact of the exploration of the invaders of the hydraulic hydroelectric power station, law enforcement officers began investigations into an article on ecocide.</text:p>
      <text:p text:style-name="P4">
*!(https://www.ukrinform.ua/rubric-economy/3720422-riven-vodi-u-stavkuoholodzuvaci-zaes-stabilnij-energoatom.html)Ukrhydroenergo stated that the Kakhovka hydroelectric power station is completely destroyed and recoverable.</text:p>
      <text:p text:style-name="P4">
Photo: Fredrik Dahl / IAEA</text:p>
      <text:p text:style-name="P4">
News Source: <text:a xlink:type="simple" xlink:href="https://www.ukrinform.ua/rubric-economy/3720718-ostannij-energoblok-zaes-perevodat-u-rezim-holodnogo-zupinu-nazvali-pricini.html" text:style-name="Internet_20_link" text:visited-style-name="Visited_20_Internet_20_Link">
https://www.ukrinform.ua/rubric-economy/3720718-ostannij-energoblok-zaes-perevodat-u-rezim-holodnogo-zupinu-nazvali-pricini.html</text:a>
</text:p>
      <!--NEWS-->
      <text:h text:style-name="P10" text:outline-level="1">
<text:span text:style-name="T4">
The fall of the Kakhovka reservoir threatens Ukraine and the world - Greenpeace</text:span>
</text:h>
      <text:p text:style-name="P4">
Authors: Ukrinform (Person)</text:p>
      <text:p text:style-name="P4">
Publisher: Укринформ (Organization)</text:p>
      <text:p text:style-name="P4">
Published Time: 2023-06-09T19:02:00+03:00</text:p>
      <text:p text:style-name="P4">
Modified Time: 2023-06-09T19:02:00+03:00</text:p>
      <text:p text:style-name="P4">
Description: The destruction of the Kakhovsky dam has significantly increased the risks to the Zaporizhzhya NPP, as a sharp decrease in the Kakhovka reservoir can lead to the collapse of the dam, which holds the water in the pond necessary to cool nuclear fuel inside the station. - Ukrinform.</text:p>
      <text:p text:style-name="P4">
Images: ['<text:a xlink:type="simple" xlink:href="https://static.ukrinform.com/photos/2023_06/thumb_files/630_360_1686071198-382.jpeg" text:style-name="Internet_20_link" text:visited-style-name="Visited_20_Internet_20_Link">
630_360_16860...</text:a>
']</text:p>
      <text:p text:style-name="P4">
Tags: ['Вода', 'Greenpeace', 'Каховська ГЕС', 'Запорізька АЕС']</text:p>
      <text:p text:style-name="P4">
Type: Article</text:p>
      <!--METADATA-->
      <text:p text:style-name="P4">
<draw:frame draw:style-name="fr1" draw:name="Image155" text:anchor-type="as-char" svg:width="6.9236in" svg:height="3.956343in" draw:z-index="0">
<draw:image xlink:href="../Images/yкринформ/2023-06-09T19-02-00-03-00/630_360_1686071198-382.jpeg" xlink:type="simple" xlink:show="embed" xlink:actuate="onLoad" draw:mime-type="image/jpeg"/>
</draw:frame>
The destruction of the Kakhovsky dam has significantly increased the risks to Zaporizhzhya AAC, since a sharp decrease in the Kakhovka reservoir can lead to a ding of a dam that holds water in the pond necessary for cooling nuclear fuel inside the station.</text:p>
      <text:p text:style-name="P4">
This is stated in the message of the organization Greenpeace transmitted by Ukrinform.</text:p>
      <text:p text:style-name="P4">
“The long-term occupation of the ZPPC is jeopardizing nuclear safety with any emergency intervention, if a crisis is caused by damage to the Dambielectrostation. Such damage can be both inadant, due to increased water pressure and the consequence of criminal acting on the part of Russian troops. The Russian occupation should be immediately attracted, and Ukrainian control over the station is restored, ” - said UGRENEENPEACE.</text:p>
      <text:p text:style-name="P4">
<text:span text:style-name="T5">
Video: Greenpeace</text:span>
</text:p>
      <text:p text:style-name="P4">
As it is noted, the greatest concern is the fact that the cooler of Nazaposhzhzhza nuclear power plant is under threat of the leakage of a hypotentive collapse, if the water level in the Kakhovka reservoir is drawn. The Ukrainian authorities said it was expected to fall up to 3 meters of the week from 17.4 meters, as it was before the destruction of the Kakhovska Damba as a result of Russia's actions. Such a fall in water levels increases the pressure <text:a xlink:type="simple" xlink:href="https://www.ukrinform.ua/tag-voda" text:style-name="Internet_20_link" text:visited-style-name="Visited_20_Internet_20_Link">
water</text:a>
On the walls of the dam- the pond- cooler electricity.</text:p>
      <text:p text:style-name="P4">
<text:span text:style-name="T4">
 Read also: </text:span>
 <text:a xlink:type="simple" xlink:href="https://www.ukrinform.ua/rubric-world/3720315-greta-tunberg-vimagae-pokarati-rosiu-za-ekocid-v-ukraini.html" text:style-name="Internet_20_link" text:visited-style-name="Visited_20_Internet_20_Link">
<text:span text:style-name="T4">
 Greta </text:span>
 Tunberg demands to punish Russia for ecocide in Ukraine</text:a>
Provision of alternative water supply is planned by Ukrainian atomic "Energoatom", but in the conditions of Russian occupation it is impossible. The soreness of the cooler pond will significantly complicate the supply of necessary coolant for six reactors and the waste nuclear fuel of the assignment, emphasized in Greenpeace.</text:p>
      <text:p text:style-name="P4">
According to Greenpeace, the Russian occupation of the Zaporozhye atomic power, in particular by military forces and Rosatom, seriously interferes with Ukrainian nuclear staff to perform their important safety functions. They work in extremely difficult conditions.</text:p>
      <text:p text:style-name="P4">
*!(https://www.ukrinform.ua/rubric-economy/3720422-riven-vodi-u-stavkuoholodzuvaci-zaes-stabilnij-energoatom.html)</text:p>
      <text:p text:style-name="P4">
As it was reported, <text:a xlink:type="simple" xlink:href="https://www.ukrinform.ua/rubric-other_news/3718791-pidriv-rosianami-kahovskoi-ges-vsi-novini.html" text:style-name="Internet_20_link" text:visited-style-name="Visited_20_Internet_20_Link">
on the night of June 6, the Russian army blown up the dam of Kakhovka hydroelectric power station. </text:a>
In Kherson region, the evacuation of the population of anesthetics for which there is a risk of flooding as a result of the blasting of Kakhovskaya HEPs began. On the fact of undermining the occupiers of the Kakhovka hydroelectric power station, law enforcement officers began investigation under the article "Ecocid". Ukrhydroenergo stated that Kakhovskaya with sinus was not destroyed and is not recoverable.</text:p>
      <text:p text:style-name="P4">
News Source: <text:a xlink:type="simple" xlink:href="https://www.ukrinform.ua/rubric-regions/3720719-padinna-rivna-kahovskogo-vodoshovisa-zagrozue-adernij-bezpeci-ukraini-ta-svitu-greenpeace.html" text:style-name="Internet_20_link" text:visited-style-name="Visited_20_Internet_20_Link">
https://www.ukrinform.ua/rubric-regions/3720719-padinna-rivna-kahovskogo-vodoshovisa-zagrozue-adernij-bezpeci-ukraini-ta-svitu-greenpeace.html</text:a>
</text:p>
      <!--NEWS-->
      <text:h text:style-name="P10" text:outline-level="1">
<text:span text:style-name="T4">
Odessa, Dnipropetrovsk and Cherkasy region will increase the production of vegetables - expert</text:span>
</text:h>
      <text:p text:style-name="P4">
Authors: Ukrinform (Person)</text:p>
      <text:p text:style-name="P4">
Publisher: Укринформ (Organization)</text:p>
      <text:p text:style-name="P4">
Published Time: 2023-06-09T19:11:25+03:00</text:p>
      <text:p text:style-name="P4">
Modified Time: 2023-06-09T19:11:25+03:00</text:p>
      <text:p text:style-name="P4">
Description: Agrarians of Odessa, Dnipropetrovsk and Cherkasy regions will increase the production of vegetables. - Ukrinform.</text:p>
      <text:p text:style-name="P4">
Images: ['<text:a xlink:type="simple" xlink:href="https://static.ukrinform.com/photos/2017_12/thumb_files/630_360_1514636340-2283.jpg" text:style-name="Internet_20_link" text:visited-style-name="Visited_20_Internet_20_Link">
630_360_15146...</text:a>
', '<text:a xlink:type="simple" xlink:href="https://static.ukrinform.com/photos/2023_06/1686325566-352.jpg" text:style-name="Internet_20_link" text:visited-style-name="Visited_20_Internet_20_Link">
1686325566-35...</text:a>
']</text:p>
      <text:p text:style-name="P4">
Tags: ['Черкащина', 'Дніпропетровщина', 'Одещина', 'Аграрії', 'Овочі']</text:p>
      <text:p text:style-name="P4">
Type: Article</text:p>
      <!--METADATA-->
      <text:p text:style-name="P4">
<draw:frame draw:style-name="fr1" draw:name="Image156" text:anchor-type="as-char" svg:width="6.9236in" svg:height="3.956343in" draw:z-index="0">
<draw:image xlink:href="../Images/yкринформ/2023-06-09T19-11-25-03-00/630_360_1514636340-2283.jpg" xlink:type="simple" xlink:show="embed" xlink:actuate="onLoad" draw:mime-type="image/jpeg"/>
</draw:frame>
Agrarian Odesa, Dnipropetrovsk and Cherkasy regions will increase the production of vegetables.</text:p>
      <text:p text:style-name="P4">
This was stated by the Deputy Chairman of the All -Ukrainian Agrarian Council Denis Marchuk during a briefing at the Media Center Ukraine - Ukrinform.</text:p>
      <text:p text:style-name="P4">
"Odessa began to grow more vegetables, Dnipropetrovsk region, Cherkasy region. Ciregions will gain momentum and replace vegetable products(from the South Hospital - Ed.)On the territory of Ukraine, "he said.</text:p>
      <text:p text:style-name="P4">
<draw:frame draw:style-name="fr1" draw:name="Image157" text:anchor-type="as-char" svg:width="6.9236in" svg:height="4.612849in" draw:z-index="0">
<draw:image xlink:href="../Images/yкринформ/2023-06-09T19-11-25-03-00/1686325566-352.jpg" xlink:type="simple" xlink:show="embed" xlink:actuate="onLoad" draw:mime-type="image/jpeg"/>
</draw:frame>
Marchuk noted that traditionally vegetables in Ukraine were grown more in the south, but after a full -scale invasion of agricultural producers in other areas were to diversify their business and engage in vegetable products.</text:p>
      <text:p text:style-name="P4">
According to him, now to grow more vegetables will be those agrarians, which are known to business in regions with access to water.</text:p>
      <text:p text:style-name="P4">
<text:span text:style-name="T4">
 Read also: </text:span>
 <text:a xlink:type="simple" xlink:href="https://www.ukrinform.ua/rubric-economy/3720598-na-pivdni-ukraini-zminitsa-struktura-posiviv-cerez-vidsutnist-zrosenna-ekspert.html" text:style-name="Internet_20_link" text:visited-style-name="Visited_20_Internet_20_Link">
in the south of Ukraine will change the structure of crops due to irrigation - expert</text:a>
As reported by Ukrinform, <text:a xlink:type="simple" xlink:href="https://www.ukrinform.ua/rubric-other_news/3718791-pidriv-rosianami-kahovskoi-ges-vsi-novini.html" text:style-name="Internet_20_link" text:visited-style-name="Visited_20_Internet_20_Link">
On June 6, the Russian army undermined the Greblyukakhov hydroelectric power station</text:a>
. Rescue work and evacuation measures from flooding places are ongoing in the Kherson region. Particularly difficult - in temporarily occupied territories, where Russian invaders have stamped people without any help.</text:p>
      <text:p text:style-name="P4">
According to the Ministry of Agrarian Policy and Food, water supply of 31 irrigation systems of the fields of Dnipropetrovsk, Kherson and Zaporizhzhya regions will be stopped as a result of the underwriting. In 2021, these systems provided for 584 thousand hectares, of which farmers harvested about 4 million tonnes of grain and grain crops worth about $ 1.5 billion.</text:p>
      <text:p text:style-name="P4">
News Source: <text:a xlink:type="simple" xlink:href="https://www.ukrinform.ua/rubric-economy/3720722-odesina-dnipropetrovsina-ta-cerkasina-narosuvatimut-virobnictvo-ovociv-ekspert.html" text:style-name="Internet_20_link" text:visited-style-name="Visited_20_Internet_20_Link">
https://www.ukrinform.ua/rubric-economy/3720722-odesina-dnipropetrovsina-ta-cerkasina-narosuvatimut-virobnictvo-ovociv-ekspert.html</text:a>
</text:p>
      <!--NEWS-->
      <text:h text:style-name="P10" text:outline-level="1">
<text:span text:style-name="T4">
On the Arabat arrow is a hit on the recreation center occupied by the Russians - the media</text:span>
</text:h>
      <text:p text:style-name="P4">
Authors: Ukrinform (Person)</text:p>
      <text:p text:style-name="P4">
Publisher: Укринформ (Organization)</text:p>
      <text:p text:style-name="P4">
Published Time: 2023-06-09T19:16:00+03:00</text:p>
      <text:p text:style-name="P4">
Modified Time: 2023-06-09T19:16:00+03:00</text:p>
      <text:p text:style-name="P4">
Description: In the occupied Genichesky district in the Kherson region, a trash on the enemy is record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Російські військові', 'Війна з Росією']</text:p>
      <text:p text:style-name="P4">
Type: Article</text:p>
      <!--METADATA-->
      <text:p text:style-name="P4">
<draw:frame draw:style-name="fr1" draw:name="Image158" text:anchor-type="as-char" svg:width="6.9236in" svg:height="3.956343in" draw:z-index="0">
<draw:image xlink:href="../Images/yкринформ/2023-06-09T19-16-00-03-00/630_360_1669987737-966.jpg" xlink:type="simple" xlink:show="embed" xlink:actuate="onLoad" draw:mime-type="image/jpeg"/>
</draw:frame>
The Vokupovan Genichesky district in the Kherson region captures the traffic on the enemy.</text:p>
      <text:p text:style-name="P4">
According to Ukrinform, he wrote about it in <text:a xlink:type="simple" xlink:href="https://www.facebook.com/sergey.khlan/posts/pfbid02M5fuSsyxDReX23A5mvuKn1NZX1jbxJvUV4piH4arEGGi6bAtUdkQr8JL19BF6psdl" text:style-name="Internet_20_link" text:visited-style-name="Visited_20_Internet_20_Link">
Facebook</text:a>
Member of the Kherson Regional Council Sergey Khlan.</text:p>
      <text:p text:style-name="P4">
"In the Genichesky district confirms that after the explosions, the occupiers, the so -called" government quarter "were delayed after the explosions, the fast and firemen were urgent," the statement said.</text:p>
      <text:p text:style-name="P4">
So, as Khlan noted, Genichesk and the Arabat arrow are no longer as safe as the Russians and collaborators fantasized.</text:p>
      <text:p text:style-name="P4">
At the same time, publication <text:a xlink:type="simple" xlink:href="https://investigator.org.ua/ua/news-2/255485/" text:style-name="Internet_20_link" text:visited-style-name="Visited_20_Internet_20_Link">
Center for Investigation Journalistic</text:a>
Informs that on the Arabatian arrow of Blussiala, the Kherson region, on June 9, a hit on the recreation center "Express", and the Russian invaders are located on the Arabatian arrow on June 9.</text:p>
      <text:p text:style-name="P4">
<text:span text:style-name="T4">
 Read also: </text:span>
 <text:a xlink:type="simple" xlink:href="https://www.ukrinform.ua/rubric-regions/3699894-kolaborantam-z-hersonsini-obmezili-viizd-u-krim-hlan.html" text:style-name="Internet_20_link" text:visited-style-name="Visited_20_Internet_20_Link">
collaborators from Kherson region limited departure to Crimea -<text:span text:style-name="T4">
 Khlan </text:span>
</text:a>
As reported by Ukrinform, earlier it became known that <text:a xlink:type="simple" xlink:href="https://www.ukrinform.ua/rubric-regions/3676221-zagarbniki-rozmisuut-svoi-administracii-na-arabatskij-strilci-hlan.html" text:style-name="Internet_20_link" text:visited-style-name="Visited_20_Internet_20_Link">
in the Kherson region of colaborations</text:a>
The government-built "Government Quarter" is issued on the temporarily captured Arabatskaya Archbud of the Ukrainian Wellness Project "ECO-CISTO".</text:p>
      <text:p text:style-name="P4">
In the temporarily captured Kherson region, Russian military and collaborator are on the Arabat arrow - there are also "administrations", and conduct combat training.</text:p>
      <text:p text:style-name="P4">
_ Photo illustrative_</text:p>
      <text:p text:style-name="P4">
News Source: <text:a xlink:type="simple" xlink:href="https://www.ukrinform.ua/rubric-ato/3720726-na-arabatskij-strilci-e-vlucanna-po-bazi-vidpocinku-aku-zajmaut-rosiani-zmi.html" text:style-name="Internet_20_link" text:visited-style-name="Visited_20_Internet_20_Link">
https://www.ukrinform.ua/rubric-ato/3720726-na-arabatskij-strilci-e-vlucanna-po-bazi-vidpocinku-aku-zajmaut-rosiani-zmi.html</text:a>
</text:p>
      <!--NEWS-->
      <text:h text:style-name="P10" text:outline-level="1">
<text:span text:style-name="T4">
Khust made his way to the First League of the Ukrainian Football Championship</text:span>
</text:h>
      <text:p text:style-name="P4">
Authors: Ukrinform (Person)</text:p>
      <text:p text:style-name="P4">
Publisher: Укринформ (Organization)</text:p>
      <text:p text:style-name="P4">
Published Time: 2023-06-09T19:28:00+03:00</text:p>
      <text:p text:style-name="P4">
Modified Time: 2023-06-09T19:28:00+03:00</text:p>
      <text:p text:style-name="P4">
Description: In Boryspil there was a match in response to the playoffs for the right to play in the first league of the Ukrainian Football Championship of the season-2023/24. - Ukrinform.</text:p>
      <text:p text:style-name="P4">
Images: ['<text:a xlink:type="simple" xlink:href="https://static.ukrinform.com/photos/2023_06/thumb_files/630_360_1686327628-490.jpg" text:style-name="Internet_20_link" text:visited-style-name="Visited_20_Internet_20_Link">
630_360_16863...</text:a>
']</text:p>
      <text:p text:style-name="P4">
Tags: ['Футбол', 'перша ліга']</text:p>
      <text:p text:style-name="P4">
Type: Article</text:p>
      <!--METADATA-->
      <text:p text:style-name="P4">
<draw:frame draw:style-name="fr1" draw:name="Image159" text:anchor-type="as-char" svg:width="6.9236in" svg:height="3.956343in" draw:z-index="0">
<draw:image xlink:href="../Images/yкринформ/2023-06-09T19-28-00-03-00/630_360_1686327628-490.jpg" xlink:type="simple" xlink:show="embed" xlink:actuate="onLoad" draw:mime-type="image/jpeg"/>
</draw:frame>
The municipal match took place in response to the playoffs for the right to play in the first Lisic Emption of Ukraine in the football season 20123/24.</text:p>
      <text:p text:style-name="P4">
The seventh team of disposal groups of the first league "Mariupol" opposed the Second Command of the Second League of Transcarpathian "Khust", Ukrinform reports.</text:p>
      <text:p text:style-name="P4">
<text:span text:style-name="T4">
 Read also: </text:span>
 <text:a xlink:type="simple" xlink:href="https://www.ukrinform.ua/rubric-sports/3719961-u-subotu-projdut-persi-futbolni-stikovi-matci-za-pravo-grati-v-upl.html" text:style-name="Internet_20_link" text:visited-style-name="Visited_20_Internet_20_Link">
on Saturday will be the first football match matches for the right to the UPL</text:a>
After a draw(1:1)In the first meeting Mariupol looked at Khust(0:1)and gave his place in the first league to a less rating rival.</text:p>
      <text:p text:style-name="P4">
Photo: FC Khust.</text:p>
      <text:p text:style-name="P4">
News Source: <text:a xlink:type="simple" xlink:href="https://www.ukrinform.ua/rubric-sports/3720728-hust-probivsa-do-persoi-ligi-cempionatu-ukraini-z-futbolu.html" text:style-name="Internet_20_link" text:visited-style-name="Visited_20_Internet_20_Link">
https://www.ukrinform.ua/rubric-sports/3720728-hust-probivsa-do-persoi-ligi-cempionatu-ukraini-z-futbolu.html</text:a>
</text:p>
      <!--NEWS-->
      <text:h text:style-name="P10" text:outline-level="1">
<text:span text:style-name="T4">
The enemy was unsuccessfully stepped in four directions, near Marinka suffered losses</text:span>
</text:h>
      <text:p text:style-name="P4">
Authors: Ukrinform (Person)</text:p>
      <text:p text:style-name="P4">
Publisher: Укринформ (Organization)</text:p>
      <text:p text:style-name="P4">
Published Time: 2023-06-09T19:33:57+03:00</text:p>
      <text:p text:style-name="P4">
Modified Time: 2023-06-09T19:33:57+03:00</text:p>
      <text:p text:style-name="P4">
Description: Russian troops were unsuccessful offensive actions in Lymansky, Bakhmut, Avdiiv and Marinsky directions, and in the area of Marinka the enemy suffered losses. - Ukrinform.</text:p>
      <text:p text:style-name="P4">
Images: ['<text:a xlink:type="simple" xlink:href="https://static.ukrinform.com/photos/2023_05/thumb_files/630_360_1684691970-341.jpg" text:style-name="Internet_20_link" text:visited-style-name="Visited_20_Internet_20_Link">
630_360_16846...</text:a>
']</text:p>
      <text:p text:style-name="P4">
Tags: ['Генштаб', 'ЗСУ', 'Війна з Росією', '#stoprussia']</text:p>
      <text:p text:style-name="P4">
Type: Article</text:p>
      <!--METADATA-->
      <text:p text:style-name="P4">
<draw:frame draw:style-name="fr1" draw:name="Image160" text:anchor-type="as-char" svg:width="6.9236in" svg:height="3.956343in" draw:z-index="0">
<draw:image xlink:href="../Images/yкринформ/2023-06-09T19-33-57-03-00/630_360_1684691970-341.jpg" xlink:type="simple" xlink:show="embed" xlink:actuate="onLoad" draw:mime-type="image/jpeg"/>
</draw:frame>
RFVI troops were unsuccessful offensive actions in the Liman, Bakhmut, Avdiivsky Tamarin directions, and in the Marinka area the enemy suffered losses.</text:p>
      <text:p text:style-name="P4">
This is stated in <text:a xlink:type="simple" xlink:href="https://www.facebook.com/GeneralStaff.ua/posts/pfbid02CqmXjEuHWU888kAG5DbwLTBQdYfoWrgQV3tv93BMoDcooGtMGD3HoGN9fPgErpotl" text:style-name="Internet_20_link" text:visited-style-name="Visited_20_Internet_20_Link">
prompt information</text:a>
The General Staff of the Armed Forces, Ukrinform reports.</text:p>
      <text:p text:style-name="P4">
"The enemy concentrates the main efforts on the full occupation of the Lugansk Tadonian regions. There were 27 combat clashes during the day," the message is being reported.</text:p>
      <text:p text:style-name="P4">
On <text:span text:style-name="T4">
 Volynskyi </text:span>
 and <text:span text:style-name="T4">
 Polissya directions </text:span>
 Operational situation of non -significant changes. There were no signs of enemy offensive groups. Separate units of the Russian Federation continue to be the landfills of the Republic of Belarus.</text:p>
      <text:p text:style-name="P4">
On <text:span text:style-name="T4">
 Siverskyi </text:span>
 and <text:span text:style-name="T4">
 Slobozhansky directions </text:span>
 the enemy retaining a military presence in border areas with Ukraine, increases the composition of the border cover group at the expense of territorial troops. ; Bakery, Sorokine, Iskrykivshchyna, Yunakivka, Miropillya, Slavgorod and Greater Pisariv Kasuma region, as well as more than 20 settlements in Kharkiv region, among them, Vetric, high tier, Izbytskoye, Upper Pisarivka, Gatyshchya, Vovchyk, Bochanka, Bochka, Bochanka, Kharkiv.</text:p>
      <text:p text:style-name="P4">
In the <text:span text:style-name="T4">
 Kupyansk direction </text:span>
 artillery and mortar shellings, Masutivka, Lyman first, Kislivka, Tabayivka, Berestovo Kharkiv region and Novoselselovsk Luhansk region.</text:p>
      <text:p text:style-name="P4">
<text:span text:style-name="T4">
 Read also: </text:span>
 <text:a xlink:type="simple" xlink:href="https://www.ukrinform.ua/rubric-ato/3720507-sili-oboroni-vedut-aktivni-bojovi-dii-na-kilkoh-dilankah-bahmutskogo-napramku-minoboroni.html" text:style-name="Internet_20_link" text:visited-style-name="Visited_20_Internet_20_Link">
defense forces are active fighting on several Bakhmut directional areas - <text:span text:style-name="T4">
 painter </text:span>
</text:a>
On the <text:span text:style-name="T4">
 Liman direction </text:span>
 the enemy conducted unsuccessful offensive actions in the area of white. He struck aviation blows to the settlements of Nevskoye Lugansk region and Yampolivka, Dronovka, Siversk, disputed Donetsk region. The artillery shellings were suffered by Nevskoye, Bigorivka of the Luhansk region, Dibrova, Verkhnamyanskoye, Spirne, Dorne, Donetsk region.In the <text:span text:style-name="T4">
 Avdeevsky direction </text:span>
 the enemy made unsuccessful attempts to submit the settlements of Severene and Nevelskoye. He struck the air strikes of Vasylivka and Pervomaisky. He made artillery shelling of distinctive points of Novodonetsk, Berdychi, Avdiivka, Vodyane, Nevelskoevsky Pervomaisky Donetsk region.</text:p>
      <text:p text:style-name="P4">
In the <text:span text:style-name="T4">
 Marinsky direction </text:span>
 our defenders repelled all hostile attacks in the Marinka's city. The enemy suffered losses. At the same time, the enemy made artillery units in the areas of settlements of St. George, Marinka, Ostrovskoye, Kurakhovo, Dachne, Victory, Novomykhailivka, Katerynivka, Donetsk region.</text:p>
      <text:p text:style-name="P4">
<text:span text:style-name="T4">
 Read also: </text:span>
 <text:a xlink:type="simple" xlink:href="https://www.ukrinform.ua/rubric-ato/3720624-estonska-rozvidka-zsu-atakuut-vidrazu-na-kilkoh-napramkah-promacuut-oboronu-rosian.html" text:style-name="Internet_20_link" text:visited-style-name="Visited_20_Internet_20_Link">
Estonian <text:span text:style-name="T4">
 Intelligence </text:span>
: Armed Forces Attack on Multiple Oblasts - "Touch" Defense of the Russians</text:a>
In the <text:span text:style-name="T4">
 Shakhtar direction </text:span>
 the enemy struck aviation strikes in the area of Velikanovovosilka and the Blessed Donetsk region. He was fired at the settlements of the village, Shakhtarskoe, Novoukrainka, Golden Niva and Neskachny, Donetsk region.</text:p>
      <text:p text:style-name="P4">
On <text:span text:style-name="T4">
 Zaporizhzhya </text:span>
 and <text:span text:style-name="T4">
 Kherson directions </text:span>
 the enemy continues the Varioron actions. He struck aviation blows in the area of Novosilka of Donetsk region Taolgivsky, Gulyaypol and Steppe Zaporizhzhya region. Filling firing more than 30 settlements. Among them are Burlatske, Zelenopole, Novosilka, Novopil, Temivka, Donetsk region; Olgivske, Gulyaypole, Railway, Belogorya and Kamianske Zaporizhzhya region and Kherson.</text:p>
      <text:p text:style-name="P4">
About 90 servicemen of the Russian occupation troops were deserted in the Luhansk region, who left the combat positions unauthorized.</text:p>
      <text:p text:style-name="P4">
Aviation of defense forces per day made 16 beats in the areas of concentration of the personal staff and 2 - on the anti -aircraft missile complexes of the enemy.</text:p>
      <text:p text:style-name="P4">
Our departments of rocket troops and artillery have struck 4 points, 6 areas of concentration of live power, weapons and military equipment, 3 ammunition depots and 5 artillery units of the enemy of the enemy.The General Staff notes that the probability of missile and aviation tasks throughout Ukraine remains high.</text:p>
      <text:p text:style-name="P4">
<text:span text:style-name="T5">
Foto: Konstantin Liber</text:span>
</text:p>
      <text:p text:style-name="P4">
News Source: <text:a xlink:type="simple" xlink:href="https://www.ukrinform.ua/rubric-ato/3720729-vorog-bezuspisno-nastupav-na-cotiroh-napramkah-bila-marinki-zaznav-vtrat.html" text:style-name="Internet_20_link" text:visited-style-name="Visited_20_Internet_20_Link">
https://www.ukrinform.ua/rubric-ato/3720729-vorog-bezuspisno-nastupav-na-cotiroh-napramkah-bila-marinki-zaznav-vtrat.html</text:a>
</text:p>
      <!--NEWS-->
      <text:h text:style-name="P10" text:outline-level="1">
<text:span text:style-name="T4">
UN sent humanitarian convoy to Kherson region</text:span>
</text:h>
      <text:p text:style-name="P4">
Authors: Ukrinform (Person)</text:p>
      <text:p text:style-name="P4">
Publisher: Укринформ (Organization)</text:p>
      <text:p text:style-name="P4">
Published Time: 2023-06-09T19:35:00+03:00</text:p>
      <text:p text:style-name="P4">
Modified Time: 2023-06-09T19:35:00+03:00</text:p>
      <text:p text:style-name="P4">
Description: The United Nations sent drinking water, grocery sets, housing repair materials, medicines to the Belozersky community and Kherson, which were most affected by flooding as a result of the blasting of the Kakhovka hydroelectric power station. - Ukrinform.</text:p>
      <text:p text:style-name="P4">
Images: ['<text:a xlink:type="simple" xlink:href="https://static.ukrinform.com/photos/2023_06/thumb_files/630_360_1686328688-602.jpeg" text:style-name="Internet_20_link" text:visited-style-name="Visited_20_Internet_20_Link">
630_360_16863...</text:a>
']</text:p>
      <text:p text:style-name="P4">
Tags: ['Гуманітарна допомога', 'Херсонщина', 'ООН', 'Каховська ГЕС', 'Затоплення']</text:p>
      <text:p text:style-name="P4">
Type: Article</text:p>
      <!--METADATA-->
      <text:p text:style-name="P4">
<draw:frame draw:style-name="fr1" draw:name="Image161" text:anchor-type="as-char" svg:width="6.9236in" svg:height="3.956343in" draw:z-index="0">
<draw:image xlink:href="../Images/yкринформ/2023-06-09T19-35-00-03-00/630_360_1686328688-602.jpeg" xlink:type="simple" xlink:show="embed" xlink:actuate="onLoad" draw:mime-type="image/jpeg"/>
</draw:frame>
The United Nations sent drinking water, grocery sets, housing repair materials, medicines to the Belozersky community and Kherson, which were most affected by flooding as a result of the blasting of the Kakhovka hydroelectric power station.</text:p>
      <text:p text:style-name="P4">
According to Ukrinform, Kherson Ova reports about it in <text:a xlink:type="simple" xlink:href="https://t.me/khersonskaODA/6623" text:style-name="Internet_20_link" text:visited-style-name="Visited_20_Internet_20_Link">
telegram.</text:a>
"<text:a xlink:type="simple" xlink:href="https://www.ukrinform.ua/tag-gumanitarka" text:style-name="Internet_20_link" text:visited-style-name="Visited_20_Internet_20_Link">
Humanitarian cargo</text:a>
It is accompanied by Denise Brown - a constant coordinator of the UN system in Ukraine. The mission was also included Sarah Hilding Der Waden - the head of the UKGS office in Ukraine(Sweden), Matthew Hallingwort - WFP Representative and Director of the Country(Ireland).</text:p>
      <text:p text:style-name="P4">
The delegation met with the chief of Kherson OVA Alexander Prokudin and representatives of the military administration. They talked about the needs of the region's tanning revenues, "the post reads.</text:p>
      <text:p text:style-name="P4">
<text:span text:style-name="T4">
 Read also: </text:span>
 [IAEA launches the program <text:span text:style-name="T4">
 assistance </text:span>
 Ukraine in connection with the underblowing GRO(https://www.ukrinform.ua/rubric-economy/3720713-magate-zapuskae-programu-dopomogi-ukraini-u-zvazku-z-pidrivom-grebli-na-kahovskij-ges.html)As it was reported, <text:a xlink:type="simple" xlink:href="https://www.ukrinform.ua/rubric-other_news/3718791-pidriv-rosianami-kahovskoi-ges-vsi-novini.html" text:style-name="Internet_20_link" text:visited-style-name="Visited_20_Internet_20_Link">
on the night of June 6, the Russian army blown up the dam of Kakhovka hydroelectric power station. </text:a>
In Kherson region, the evacuation of the population of anesthetics for which there is a risk of flooding as a result of the blasting of Kakhovskaya HEPs began. On the fact of undermining the occupiers of the Kakhovka hydroelectric power station, law enforcement officers began investigation under the article "Ecocid".</text:p>
      <text:p text:style-name="P4">
Ukrhydroenergo stated that the Kakhovka hydroelectric power station is completely destroyed and recoverable.</text:p>
      <text:p text:style-name="P4">
<text:span text:style-name="T5">
Foto: Kherson Ode(This)</text:span>
</text:p>
      <text:p text:style-name="P4">
News Source: <text:a xlink:type="simple" xlink:href="https://www.ukrinform.ua/rubric-regions/3720730-oon-napravila-gumanitarni-konvoi-do-hersonsini.html" text:style-name="Internet_20_link" text:visited-style-name="Visited_20_Internet_20_Link">
https://www.ukrinform.ua/rubric-regions/3720730-oon-napravila-gumanitarni-konvoi-do-hersonsini.html</text:a>
</text:p>
      <!--NEWS-->
      <text:h text:style-name="P10" text:outline-level="1">
<text:span text:style-name="T4">
In Dnipropetrovsk, the threat of cholera outbreak is not</text:span>
</text:h>
      <text:p text:style-name="P4">
Authors: Ukrinform (Person)</text:p>
      <text:p text:style-name="P4">
Publisher: Укринформ (Organization)</text:p>
      <text:p text:style-name="P4">
Published Time: 2023-06-09T19:41:00+03:00</text:p>
      <text:p text:style-name="P4">
Modified Time: 2023-06-09T19:41:00+03:00</text:p>
      <text:p text:style-name="P4">
Description: In Dnipropetrovsk, experts select water samples from reservoirs and constantly monitor the situation. There is no threat of cholera outbreak. - Ukrinform.</text:p>
      <text:p text:style-name="P4">
Images: ['<text:a xlink:type="simple" xlink:href="https://static.ukrinform.com/photos/2021_05/thumb_files/630_360_1620033606-105.jpg" text:style-name="Internet_20_link" text:visited-style-name="Visited_20_Internet_20_Link">
630_360_16200...</text:a>
']</text:p>
      <text:p text:style-name="P4">
Tags: ['Дніпропетровщина', 'Холера', 'Вода', 'Каховська ГЕС', 'Підтоплення']</text:p>
      <text:p text:style-name="P4">
Type: Article</text:p>
      <!--METADATA-->
      <text:p text:style-name="P4">
<draw:frame draw:style-name="fr1" draw:name="Image164" text:anchor-type="as-char" svg:width="6.9236in" svg:height="3.956343in" draw:z-index="0">
<draw:image xlink:href="../Images/yкринформ/2023-06-09T19-41-00-03-00/630_360_1620033606-105.jpg" xlink:type="simple" xlink:show="embed" xlink:actuate="onLoad" draw:mime-type="image/jpeg"/>
</draw:frame>
Supervisers are sampling water samples from reservoirs and constantly monitored. There is no threat of cholera outbreak.</text:p>
      <text:p text:style-name="P4">
About it in <text:a xlink:type="simple" xlink:href="https://t.me/adm_dp/10789" text:style-name="Internet_20_link" text:visited-style-name="Visited_20_Internet_20_Link">
telegram</text:a>
reports Dniprova, Ukrinform reports.</text:p>
      <text:p text:style-name="P4">
"The last outbreak of cholera in Ukraine was in 2011. And in Dnipropetrovsk region-in 19994. Nevertheless, we constantly monitor the condition Intestinal infection is sent to additional examinations. Now the flash threats <text:a xlink:type="simple" xlink:href="https://www.ukrinform.ua/tag-holera" text:style-name="Internet_20_link" text:visited-style-name="Visited_20_Internet_20_Link">
cholera</text:a>
There is no in the region, " - - commentary of the department of the regional center of control and prevention of diseases of Galinasamichkov.</text:p>
      <text:p text:style-name="P4">
<text:span text:style-name="T4">
 Read also: </text:span>
 [in the Ministry of Health refuted the epidemic <text:span text:style-name="T4">
 cholera </text:span>
 in the floodedch(https://www.ukrinform.ua/rubric-regions/3720511-u-moz-sprostuvali-epidemiu-holeri-na-pidtoplenij-hersonsini.html)However, residents are advised to follow the recommendations: often handle their hands, boil water, wash vegetables and fruits thoroughly, heat food, and adhere to storage rules. Use separately kitchen accessories for melt and finished products.</text:p>
      <text:p text:style-name="P4">
As reported by Ukrinform, <text:a xlink:type="simple" xlink:href="https://www.ukrinform.ua/rubric-regions/3720226-na-kirovogradsini-posilili-epidemicnij-naglad-za-vodojmami-zadla-nedopusenna-spalahu-holeri.html" text:style-name="Internet_20_link" text:visited-style-name="Visited_20_Internet_20_Link">
in the Kirovograd region the epidemic supervision of the factory to prevent the cholera outbreak. </text:a>
</text:p>
      <text:p text:style-name="P4">
News Source: <text:a xlink:type="simple" xlink:href="https://www.ukrinform.ua/rubric-regions/3720733-na-dnipropetrovsini-zagrozi-spalahu-holeri-nemae.html" text:style-name="Internet_20_link" text:visited-style-name="Visited_20_Internet_20_Link">
https://www.ukrinform.ua/rubric-regions/3720733-na-dnipropetrovsini-zagrozi-spalahu-holeri-nemae.html</text:a>
</text:p>
      <!--NEWS-->
      <text:h text:style-name="P10" text:outline-level="1">
<text:span text:style-name="T4">
Boats, pumps and generators: Kyiv region sends the second party of assistance to Kherson region</text:span>
</text:h>
      <text:p text:style-name="P4">
Authors: Ukrinform (Person)</text:p>
      <text:p text:style-name="P4">
Publisher: Укринформ (Organization)</text:p>
      <text:p text:style-name="P4">
Published Time: 2023-06-09T19:43:00+03:00</text:p>
      <text:p text:style-name="P4">
Modified Time: 2023-06-09T19:43:00+03:00</text:p>
      <text:p text:style-name="P4">
Description: The Kyiv region sends the second party of assistance to Kherson region, which suffers from flooding as a result of blasting by Russian occupants of the Dams of the Kakhovka Hydroelectric Power Plant. - Ukrinform.</text:p>
      <text:p text:style-name="P4">
Images: ['<text:a xlink:type="simple" xlink:href="https://static.ukrinform.com/photos/2023_06/thumb_files/630_360_1686329323-671.jpg" text:style-name="Internet_20_link" text:visited-style-name="Visited_20_Internet_20_Link">
630_360_16863...</text:a>
']</text:p>
      <text:p text:style-name="P4">
Tags: ['Гуманітарна допомога', 'Херсонщина', 'Київщина', 'Каховська ГЕС']</text:p>
      <text:p text:style-name="P4">
Type: Article</text:p>
      <!--METADATA-->
      <text:p text:style-name="P4">
<draw:frame draw:style-name="fr1" draw:name="Image165" text:anchor-type="as-char" svg:width="6.9236in" svg:height="3.956343in" draw:z-index="0">
<draw:image xlink:href="../Images/yкринформ/2023-06-09T19-43-00-03-00/630_360_1686329323-671.jpg" xlink:type="simple" xlink:show="embed" xlink:actuate="onLoad" draw:mime-type="image/jpeg"/>
</draw:frame>
The Kyiv Region sends the second party of assistance in Kherson region, which suffers from flooding as a result of the blasting by the Russian invaders of the Dambi Hydroe Hep.</text:p>
      <text:p text:style-name="P4">
About it in <text:a xlink:type="simple" xlink:href="https://t.me/kyivoda/10107" text:style-name="Internet_20_link" text:visited-style-name="Visited_20_Internet_20_Link">
telegram</text:a>
She reported the press service of the regional military department, reports Ukrinform.</text:p>
      <text:p text:style-name="P4">
“We send the Second Party of Assistance from Kyiv Region to Kherson. The communities of the region are promptly gathering the most necessary things for residents who have become as a result of the cynical terrorist act of Russia, ”the Verification reads.</text:p>
      <text:p text:style-name="P4">
This time <text:a xlink:type="simple" xlink:href="https://www.ukrinform.ua/tag-kiivsina" text:style-name="Internet_20_link" text:visited-style-name="Visited_20_Internet_20_Link">
Kyiv region</text:a>
Send: 3 tubes, 400 liters of fuel, 15 tons of drinking water, 3 pumps for pumping water, 3 generators, hygiene products, medicines, 1.5 tons of animal feed, 4 tonnes of food, mattresses, pillows, clothing.</text:p>
      <text:p text:style-name="P4">
Collection of assistance is ongoing.</text:p>
      <text:p text:style-name="P4">
“The war criminals who destroyed the Dam of the Kakhovka hydroelectric power station have not yet understood that Ukrainians have not been destroyed for victory. It's a heavy test, but together we will handle!” - they emphasized in KOV.</text:p>
      <text:p text:style-name="P4">
<text:span text:style-name="T4">
 Read also: </text:span>
 <text:a xlink:type="simple" xlink:href="https://www.ukrinform.ua/rubric-kyiv/3720679-kiiv-vidpravlae-dodatkovu-partiu-dopomogi-u-herson-ta-na-dnipropetrovsinu-klicko.html" text:style-name="Internet_20_link" text:visited-style-name="Visited_20_Internet_20_Link">
Kiev sends an additional party of assistance to Kherson and Nadnipropetrovsk region - Klitschko</text:a>
As reported by Ukrinform, <text:a xlink:type="simple" xlink:href="https://www.ukrinform.ua/rubric-other_news/3718791-pidriv-rosianami-kahovskoi-ges-vsi-novini.html" text:style-name="Internet_20_link" text:visited-style-name="Visited_20_Internet_20_Link">
On June 6, the Russian army undermined the Greblyukakhov hydroelectric power station</text:a>
. Rescue work and evacuation measures from flooding places are ongoing in the Kherson region. Particularly difficult - in temporarily occupied territories, where Russian invaders have stamped people without any help.</text:p>
      <text:p text:style-name="P4">
Kyiv region has already prepared 3,000 places for compact residence of people who have fallen in flooded territories. With the issues of settlement can be addressed by phone:(099)510 72 12.</text:p>
      <text:p text:style-name="P4">
News Source: <text:a xlink:type="simple" xlink:href="https://www.ukrinform.ua/rubric-regions/3720736-covni-pompi-i-generatori-kiivsina-vidpravlae-drugu-partiu-dopomogi-do-hersonsini.html" text:style-name="Internet_20_link" text:visited-style-name="Visited_20_Internet_20_Link">
https://www.ukrinform.ua/rubric-regions/3720736-covni-pompi-i-generatori-kiivsina-vidpravlae-drugu-partiu-dopomogi-do-hersonsini.html</text:a>
</text:p>
      <!--NEWS-->
      <text:h text:style-name="P10" text:outline-level="1">
<text:span text:style-name="T4">
Rains and thunderstorms will pass on weekends in Ukraine</text:span>
</text:h>
      <text:p text:style-name="P4">
Authors: Ukrinform (Person)</text:p>
      <text:p text:style-name="P4">
Publisher: Укринформ (Organization)</text:p>
      <text:p text:style-name="P4">
Published Time: 2023-06-09T19:45:00+03:00</text:p>
      <text:p text:style-name="P4">
Modified Time: 2023-06-09T19:45:00+03:00</text:p>
      <text:p text:style-name="P4">
Description: Saturdays are expected in half of the regions of Ukraine, although in most areas it will be hot, raining will be held throughout the country on Sunday, and rainy weather will remain on Monday and will be cooler. - Ukrinform.</text:p>
      <text:p text:style-name="P4">
Images: ['<text:a xlink:type="simple" xlink:href="https://static.ukrinform.com/photos/2021_06/thumb_files/630_360_1624466740-503.jpg" text:style-name="Internet_20_link" text:visited-style-name="Visited_20_Internet_20_Link">
630_360_16244...</text:a>
']</text:p>
      <text:p text:style-name="P4">
Tags: ['Дощ', 'Гроза', 'Погода', 'Прогноз']</text:p>
      <text:p text:style-name="P4">
Type: Article</text:p>
      <!--METADATA-->
      <text:p text:style-name="P4">
<draw:frame draw:style-name="fr1" draw:name="Image166" text:anchor-type="as-char" svg:width="6.9236in" svg:height="3.956343in" draw:z-index="0">
<draw:image xlink:href="../Images/yкринформ/2023-06-09T19-45-00-03-00/630_360_1624466740-503.jpg" xlink:type="simple" xlink:show="embed" xlink:actuate="onLoad" draw:mime-type="image/jpeg"/>
</draw:frame>
On Saturday, precipitation in the half of the regions of Ukraine, although in most regions Budespekokote, on Sunday the rains will be held throughout the country, and on Monday the weather will remain and will become cooler.</text:p>
      <text:p text:style-name="P4">
Ukrinform was reported in Sinoptik.ua.</text:p>
      <text:p text:style-name="P4">
Thus, according to the forecasters, on Saturday, June 10, in the western regions the thermometrium will say +20… +23 ° C, in the central, eastern, southern and northern - +26… +29 ° C. Cloudy weather is expected only in Lugansk, Kharkiv, Dnipropetrovsk, <text:a xlink:type="simple" xlink:href="https://ua.sinoptik.ua/%D0%BF%D0%BE%D0%B3%D0%BE%D0%B4%D0%B0-%D0%BE%D0%B4%D0%B5%D1%81%D0%B0" text:style-name="Internet_20_link" text:visited-style-name="Visited_20_Internet_20_Link">
Odessa</text:a>
, Mykolaiv, Kirovograd and Cherkasy regions. In the rest of the territory of Ukraine will be moderate <text:a xlink:type="simple" xlink:href="https://www.ukrinform.ua/tag-dos" text:style-name="Internet_20_link" text:visited-style-name="Visited_20_Internet_20_Link">
rain</text:a>
with thunderstorms.</text:p>
      <text:p text:style-name="P4">
On Sunday, June 11, the whole of Ukraine will be covered with thunderstorms, and forecasters also make a piercing wind. In the west, east and north of the country, +19… +21 ° C, in the southern and central regions, the air warms up to +23… +25 ° C.</text:p>
      <text:p text:style-name="P4">
<text:span text:style-name="T4">
 Read also: </text:span>
 <text:a xlink:type="simple" xlink:href="https://www.ukrinform.ua/rubric-world/3710673-protagom-pati-rokiv-svit-cekae-novij-temperaturnij-rekord-ostannih-troh-stolit-vmo.html" text:style-name="Internet_20_link" text:visited-style-name="Visited_20_Internet_20_Link">
for five years the world is waiting for a new <text:span text:style-name="T4">
 temperature </text:span>
 Record of the last three centuries - WMO</text:a>
On Monday, rainy weather will be delayed. In the west and east of Ukraine, as well as Nakherson region there will be moderate rains with thunderstorms. In Kiev](https://ua.sinoptik.ua/%D0%BF%D0%BE%D0%B3%D0%BE%D0%B4%D0%B0-%D0%BA%D0%B8%D1%97%D0%B2), Center, short -term rains are expected in the north and south. The weather at the beginning of the week will be cool, on average - +18 ... +21 ° C.</text:p>
      <text:p text:style-name="P4">
News Source: <text:a xlink:type="simple" xlink:href="https://www.ukrinform.ua/rubric-regions/3720528-na-vihidnih-v-ukraini-projdut-dosi-ta-grozi.html" text:style-name="Internet_20_link" text:visited-style-name="Visited_20_Internet_20_Link">
https://www.ukrinform.ua/rubric-regions/3720528-na-vihidnih-v-ukraini-projdut-dosi-ta-grozi.html</text:a>
</text:p>
      <!--NEWS-->
      <text:h text:style-name="P10" text:outline-level="1">
<text:span text:style-name="T4">
The "summer cotton season" got Genichesk - Fedorov</text:span>
</text:h>
      <text:p text:style-name="P4">
Authors: Ukrinform (Person)</text:p>
      <text:p text:style-name="P4">
Publisher: Укринформ (Organization)</text:p>
      <text:p text:style-name="P4">
Published Time: 2023-06-09T19:49:00+03:00</text:p>
      <text:p text:style-name="P4">
Modified Time: 2023-06-09T19:49:00+03:00</text:p>
      <text:p text:style-name="P4">
Description: The "summer cotton season" reached the Genichesk Kherson region temporarily captured by the Russian troops. - Ukrinform.</text:p>
      <text:p text:style-name="P4">
Images: ['<text:a xlink:type="simple" xlink:href="https://static.ukrinform.com/photos/2022_09/thumb_files/630_360_1662409323-352.jpg" text:style-name="Internet_20_link" text:visited-style-name="Visited_20_Internet_20_Link">
630_360_16624...</text:a>
']</text:p>
      <text:p text:style-name="P4">
Tags: ['Вибух', 'Генічеськ', 'Федоров', 'Війна з Росією']</text:p>
      <text:p text:style-name="P4">
Type: Article</text:p>
      <!--METADATA-->
      <text:p text:style-name="P4">
<draw:frame draw:style-name="fr1" draw:name="Image167" text:anchor-type="as-char" svg:width="6.9236in" svg:height="3.956343in" draw:z-index="0">
<draw:image xlink:href="../Images/yкринформ/2023-06-09T19-49-00-03-00/630_360_1662409323-352.jpg" xlink:type="simple" xlink:show="embed" xlink:actuate="onLoad" draw:mime-type="image/jpeg"/>
</draw:frame>
"Seasonry cotton" reached the temporarily captured by Russian troops of the Genician of the Kherson region.</text:p>
      <text:p text:style-name="P4">
Mayor Ivan Fedorov wrote about this Melitopol in <text:a xlink:type="simple" xlink:href="https://t.me/ivan_fedorov_melitopol/2201" text:style-name="Internet_20_link" text:visited-style-name="Visited_20_Internet_20_Link">
telegram</text:a>
, reports Ukrinform.</text:p>
      <text:p text:style-name="P4">
"The occupiers of the Azov coast are not to rest. The season of summer cotton was still occupied <text:a xlink:type="simple" xlink:href="https://www.ukrinform.ua/tag-genicesk" text:style-name="Internet_20_link" text:visited-style-name="Visited_20_Internet_20_Link">
Genichesk</text:a>
Kherson region, "Fedorov said.</text:p>
      <text:p text:style-name="P4">
As reported by Ukrinform, on June 9 <text:a xlink:type="simple" xlink:href="https://www.ukrinform.ua/rubric-ato/3720726-na-arabatskij-strilci-e-vlucanna-po-bazi-vidpocinku-aku-zajmaut-rosiani-zmi.html" text:style-name="Internet_20_link" text:visited-style-name="Visited_20_Internet_20_Link">
on the Arabat arrow there is a trash on the base of the Russian. </text:a>
_ Photo illustrative _</text:p>
      <text:p text:style-name="P4">
News Source: <text:a xlink:type="simple" xlink:href="https://www.ukrinform.ua/rubric-ato/3720735-sezon-litnoi-bavovni-distavsa-geniceska-fedorov.html" text:style-name="Internet_20_link" text:visited-style-name="Visited_20_Internet_20_Link">
https://www.ukrinform.ua/rubric-ato/3720735-sezon-litnoi-bavovni-distavsa-geniceska-fedorov.html</text:a>
</text:p>
      <!--NEWS-->
      <text:h text:style-name="P10" text:outline-level="1">
<text:span text:style-name="T4">
The State Archives of Lviv Oblast has already digitized more than 200 thousand documents</text:span>
</text:h>
      <text:p text:style-name="P4">
Authors: Ukrinform (Person)</text:p>
      <text:p text:style-name="P4">
Publisher: Укринформ (Organization)</text:p>
      <text:p text:style-name="P4">
Published Time: 2023-06-09T19:52:00+03:00</text:p>
      <text:p text:style-name="P4">
Modified Time: 2023-06-09T19:52:00+03:00</text:p>
      <text:p text:style-name="P4">
Description: In the State Archives of Lviv Oblast, which contains more than 2 million 600 thousand cases of Austro-Hungarian, Polish, German, Soviet period, as well as from the proclamation of Ukrainian independence to the present, actively digitize historical documents. - Ukrinform.</text:p>
      <text:p text:style-name="P4">
Images: ['<text:a xlink:type="simple" xlink:href="https://static.ukrinform.com/photos/2023_06/thumb_files/630_360_1686329583-4131.jpeg" text:style-name="Internet_20_link" text:visited-style-name="Visited_20_Internet_20_Link">
630_360_16863...</text:a>
']</text:p>
      <text:p text:style-name="P4">
Tags: ['Архів', 'Історія', 'Львів', 'Цифровізація']</text:p>
      <text:p text:style-name="P4">
Type: Article</text:p>
      <!--METADATA-->
      <text:p text:style-name="P4">
<draw:frame draw:style-name="fr1" draw:name="Image168" text:anchor-type="as-char" svg:width="6.9236in" svg:height="3.956343in" draw:z-index="0">
<draw:image xlink:href="../Images/yкринформ/2023-06-09T19-52-00-03-00/630_360_1686329583-4131.jpeg" xlink:type="simple" xlink:show="embed" xlink:actuate="onLoad" draw:mime-type="image/jpeg"/>
</draw:frame>
The main archive of the Lviv region, which stores more than 2 million 600 thousand cases of Austro-Hungarian, Polish, German, Soviet period, as well as from the proclamation of Ukrainian independence to the present, actively-optical historical documents.</text:p>
      <text:p text:style-name="P4">
This was reported by Ukrinform correspondent.</text:p>
      <text:p text:style-name="P4">
“Our <text:a xlink:type="simple" xlink:href="https://www.ukrinform.ua/tag-arhiv" text:style-name="Internet_20_link" text:visited-style-name="Visited_20_Internet_20_Link">
archive</text:a>
It is one of the largest in Ukraine and Europe. We have more than 2 million 600 thousand cases. We have modes of Austro-Hungarian and Polish era, the occupation period by the Germans, the Soviet Union and Independence of Ukraine. And now our funds are constantly filled with materials of the Russo-Ukrainian War and believe that archival documents on the restoration of Ukraine and victory will come in the near future. A people who does not keep their past is not entitled to the future. And we do our best to keep the Ukrainian past in documents. We are now working on the creation of digital copies of our funds, ”said Galina Kordiaka, Deputy Director of the State Archivulivska Region.</text:p>
      <text:p text:style-name="P4">
</text:p>
      <text:p text:style-name="P4">
She stressed that primarily digitizes documents that have important historical value and the most in demand by Ukrainians and foreigners.</text:p>
      <text:p text:style-name="P4">
"We have presented a project of digitization of archival affairs, which consists of two parts: the platform on which everything is placed and the digitized documents themselves. After 200 thousand pages of various cases, it is already digitized and this year's work will continue in the future. This will accelerate the work of researchers and simplify the necessary documents, " - said Alexander Kulepin, Deputy Chief of Lviv OVA OVA.</text:p>
      <text:p text:style-name="P4">
<text:span text:style-name="T4">
 Read also: </text:span>
 [Sweden handed over to Ukrainian <text:span text:style-name="T4">
 archive </text:span>
 AM certified copy of the constitution of Philip Orlyk]](https://www.ukrinform.ua/rubric-culture/3718499-svecia-peredala-ukrainskim-arhivam-zasvidcenu-kopiu-konstitucii-pilipa-orlika.html)For all present, they demonstrated the process of digitization of archival historical documents, using modern technologies. They also presented an exhibition, during which everyone was able to get acquainted with interesting archival materials to touch history thanks to a unique collection of photo documents last. One of the exhibition halls is dedicated to documents on the modern-Russian-Ukrainian war, which the archive collects on its own, including the memorandum, photos and videos that contain the experiences of the individuals of the Russian invasion.</text:p>
      <text:p text:style-name="P4">
According to the chief specialist of the department of storage and provision of documentary Vasily Petryshyn, for the archive is extremely important storage conditions: constant control of temperature and humidity of air, specially glued windows. In the beginning of a full -scale war, they made sure that the documents were safety. To do this, use evacuation refractory and waterproofing and cabinets.</text:p>
      <text:p text:style-name="P4">
It is known that in 2007 members of the General Assembly of the International Council of Archives(Mice)(m. Quebec, Canada)Decided to celebrate International Archives Day on June 9 - on the day when UNESCO by the decision of UNESCO in 1948(Paris, France)Created. The celebration of the First International Archive Day coincided with the 60th anniversary of the creation of this International Organization of Archivists. Professional Svyato Archives enables archivists around the world to attract the attention of tasus community to the issues of ensuring effective management of archives with tadocums, which are necessary conditions for effective public administration, its transparency and accountability.</text:p>
      <text:p text:style-name="P4">
News Source: <text:a xlink:type="simple" xlink:href="https://www.ukrinform.ua/rubric-culture/3720746-derzavnij-arhiv-lvivskoi-oblasti-ocifruvav-vze-ponad-200-tisac-dokumentiv.html" text:style-name="Internet_20_link" text:visited-style-name="Visited_20_Internet_20_Link">
https://www.ukrinform.ua/rubric-culture/3720746-derzavnij-arhiv-lvivskoi-oblasti-ocifruvav-vze-ponad-200-tisac-dokumentiv.html</text:a>
</text:p>
      <!--NEWS-->
      <text:h text:style-name="P10" text:outline-level="1">
<text:span text:style-name="T4">
The pilot of Russian combat aviation refused to fight against Ukraine and fled to Lithuania</text:span>
</text:h>
      <text:p text:style-name="P4">
Authors: Ukrinform (Person)</text:p>
      <text:p text:style-name="P4">
Publisher: Укринформ (Organization)</text:p>
      <text:p text:style-name="P4">
Published Time: 2023-06-09T19:56:00+03:00</text:p>
      <text:p text:style-name="P4">
Modified Time: 2023-06-09T23:56:00+03:00</text:p>
      <text:p text:style-name="P4">
Description: Dmitry Mishov's pilot Dmitry Mishov refused to participate in the war against Ukraine and fled to Lithuania, where he asked asylum. - Ukrinform.</text:p>
      <text:p text:style-name="P4">
Images: ['<text:a xlink:type="simple" xlink:href="https://static.ukrinform.com/photos/2023_06/thumb_files/630_360_1686344382-268.jpg" text:style-name="Internet_20_link" text:visited-style-name="Visited_20_Internet_20_Link">
630_360_16863...</text:a>
']</text:p>
      <text:p text:style-name="P4">
Tags: ['Литва', 'Агресія РФ', 'Російські військові', 'Війна з Росією']</text:p>
      <text:p text:style-name="P4">
Type: Article</text:p>
      <!--METADATA-->
      <text:p text:style-name="P4">
<draw:frame draw:style-name="fr1" draw:name="Image170" text:anchor-type="as-char" svg:width="6.9236in" svg:height="3.956343in" draw:z-index="0">
<draw:image xlink:href="../Images/yкринформ/2023-06-09T19-56-00-03-00/630_360_1686344382-268.jpg" xlink:type="simple" xlink:show="embed" xlink:actuate="onLoad" draw:mime-type="image/jpeg"/>
</draw:frame>
Dmitry Mishov, Pilotrosian combat aircraft aviation, refused to participate in the anti -Ukraine war and fled to Lithuania, where he asked asylum.</text:p>
      <text:p text:style-name="P4">
About it reports Ukrinform with reference to his interview with the Russian service <text:a xlink:type="simple" xlink:href="https://www.bbc.com/russian/features-65812907" text:style-name="Internet_20_link" text:visited-style-name="Visited_20_Internet_20_Link">
BBC. </text:a>
“I am a military, I have to protect my country from aggression. I do not have to participate, I should not be an accomplice to the crime, ”the officer said about motivation.</text:p>
      <text:p text:style-name="P4">
He called the war in Ukraine a crime committed to preserve Presidential Putin's power.</text:p>
      <text:p text:style-name="P4">
<text:span text:style-name="T4">
 Read also: </text:span>
 <text:span text:style-name="T4">
 <text:a xlink:type="simple" xlink:href="https://www.ukrinform.ua/rubric-world/3720671-sin-sojgu-vtik-iz-rosii-za-kilka-dniv-do-mobilizacii-rozsliduvanna.html" text:style-name="Internet_20_link" text:visited-style-name="Visited_20_Internet_20_Link">
Schoga's son fled from Russia a few days before mobilization - investigation</text:a>
</text:span>
</text:p>
      <text:p text:style-name="P4">
The 26-year-old Lieutenant Mishov, a graduate of the Sizran Higher Military Aviation School, said that he served in the 15th Brigade of Army Aviation, which from the first day of the war participated in the Russian invasion of Ukraine. The pilot submitted a report on the release of 2022. For several months, he served, in his own words, on the Belarusian territory, without participating in hostilities, carrying military cargo.</text:p>
      <text:p text:style-name="P4">
In April, he was returned to Russia to continue to make his liberation. At the beginning of the fall, Mishov received an order for dismissal, his service in the army Malaasakin in October. However, at the end of September, President Putin's Decree, a mobilization was declared - it forbids the officers to be released.</text:p>
      <text:p text:style-name="P4">
<text:span text:style-name="T4">
 Read also: </text:span>
 <text:span text:style-name="T4">
 <text:a xlink:type="simple" xlink:href="https://www.ukrinform.ua/rubric-crimea/3719304-rosijski-okupanti-vze-usvidomili-so-i-z-krimu-im-dovedetsa-vtekti-zelenskij.html" text:style-name="Internet_20_link" text:visited-style-name="Visited_20_Internet_20_Link">
Russian invaders have already realized that from Crimea they would have to escape - Zelensky</text:a>
</text:span>
</text:p>
      <text:p text:style-name="P4">
Mishov tried to challenge the cancellation of his dismissal in court, but in December, the garrison military court became when hearing the case for a bikomand. In January, the pilots were obliged to go to the front. Then he cut the veins to lose the highest health assessment category for service, without Neeyin could not serve in helicopter crews. He was informed of a possible criminal case against him. After that, the choice was between the war tap, the lieutenant Mishov decided to hide abroad.<text:span text:style-name="T4">
 Read also: </text:span>
 <text:span text:style-name="T4">
 [towards Mariupol from under the Volnovakha, the invaders of Nagivsky cars - Andryushchenko(https://www.ukrinform.ua/rubric-ato/3714604-v-bik-mariupola-zpid-volnovahi-tikaut-zagarbniki-na-vijskovih-avto-andrusenko.html)</text:span>
</text:p>
      <text:p text:style-name="P4">
Mishov says that helicopters were sent for the front line without heat traps that protect the equipment from rockets, without rockets, pilot rations, and laid equipment. During the war, the regiment in which Mishov served, almost 20% of helicopters, including two of them were blown up by saboteurs. The afternoons of the airfield protection was reinforced only decorative: “Less helicopters - we fly less. They blew up and blow up. " He believes that the Russian army is absolutely not ready for war and is still not interested in it.</text:p>
      <text:p text:style-name="P4">
The pilot in Europe hopes to receive shelter, a new education and to "build a new life." He got into Lithuania, secretly crossing the border through the forest, with the help of Anti -Putin -minded retired officers. The transition was made on May 28: in Russia the day of the border guard is celebrated on this day. Michov seemed to be the migration bodies of Lithuania on the day of interviewing June 8.</text:p>
      <text:p text:style-name="P4">
<text:span text:style-name="T4">
 Read also: </text:span>
 <text:span text:style-name="T4">
 <text:a xlink:type="simple" xlink:href="https://www.ukrinform.ua/rubric-ato/3716312-zmi-rozpovili-ak-vagnerivci-vikoristovuut-socmerezi-dla-verbuvanna-najmanciv.html" text:style-name="Internet_20_link" text:visited-style-name="Visited_20_Internet_20_Link">
mass media told how "Wagnerivtsi" use the social networking of recruitment</text:a>
</text:span>
</text:p>
      <text:p text:style-name="P4">
As reported in April Ukrinform, the captain of the Federal Security Service of the Russian Federation Glibakakulov, who worked until mid -October 2022 by an engineer in the management, which ensured a secret connection for President Vladimir Putin, left abroad and condemned <text:span text:style-name="T4">
 <text:a xlink:type="simple" xlink:href="https://www.ukrinform.ua/rubric-ato" text:style-name="Internet_20_link" text:visited-style-name="Visited_20_Internet_20_Link">
war</text:a>
</text:span>
 Apiperrane.</text:p>
      <text:p text:style-name="P4">
<text:span text:style-name="T5">
Foto: bbc.com</text:span>
</text:p>
      <text:p text:style-name="P4">
News Source: <text:a xlink:type="simple" xlink:href="https://www.ukrinform.ua/rubric-ato/3720805-pilot-rosijskoi-bojovoi-aviacii-vidmovivsa-vouvati-proti-ukraini-ta-vtik-do-litvi.html" text:style-name="Internet_20_link" text:visited-style-name="Visited_20_Internet_20_Link">
https://www.ukrinform.ua/rubric-ato/3720805-pilot-rosijskoi-bojovoi-aviacii-vidmovivsa-vouvati-proti-ukraini-ta-vtik-do-litvi.html</text:a>
</text:p>
      <!--NEWS-->
      <text:h text:style-name="P10" text:outline-level="1">
<text:span text:style-name="T4">
Azerbaijan sends help to overcome the consequences</text:span>
</text:h>
      <text:p text:style-name="P4">
Authors: Ukrinform (Person)</text:p>
      <text:p text:style-name="P4">
Publisher: Укринформ (Organization)</text:p>
      <text:p text:style-name="P4">
Published Time: 2023-06-09T19:58:00+03:00</text:p>
      <text:p text:style-name="P4">
Modified Time: 2023-06-09T19:58:00+03:00</text:p>
      <text:p text:style-name="P4">
Description: Azerbaijan sends humanitarian assistance to overcome the consequences of blasting the Dam of the Kakhovka hydroelectric power station. - Ukrinform.</text:p>
      <text:p text:style-name="P4">
Images: ['<text:a xlink:type="simple" xlink:href="https://static.ukrinform.com/photos/2023_06/thumb_files/630_360_1686329531-546.jpg" text:style-name="Internet_20_link" text:visited-style-name="Visited_20_Internet_20_Link">
630_360_16863...</text:a>
']</text:p>
      <text:p text:style-name="P4">
Tags: ['Азербайджан', 'Гуманітарна допомога', 'Каховська ГЕС', 'Затоплення']</text:p>
      <text:p text:style-name="P4">
Type: Article</text:p>
      <!--METADATA-->
      <text:p text:style-name="P4">
<draw:frame draw:style-name="fr1" draw:name="Image171" text:anchor-type="as-char" svg:width="6.9236in" svg:height="3.956343in" draw:z-index="0">
<draw:image xlink:href="../Images/yкринформ/2023-06-09T19-58-00-03-00/630_360_1686329531-546.jpg" xlink:type="simple" xlink:show="embed" xlink:actuate="onLoad" draw:mime-type="image/jpeg"/>
</draw:frame>
Azerbaijan sends humanitarian assistance to overcome the consequences of the Kakhovka Hydroelectric Power Production.</text:p>
      <text:p text:style-name="P4">
According to Ukrinform, David Arahamia reported this chairman of the Parliamentary faction of the people of the people in <text:a xlink:type="simple" xlink:href="https://t.me/David_Arakhamia/245" text:style-name="Internet_20_link" text:visited-style-name="Visited_20_Internet_20_Link">
telegram</text:a>
.</text:p>
      <text:p text:style-name="P4">
"I want to thank the people <text:a xlink:type="simple" xlink:href="https://www.ukrinform.ua/tag-azerbajdzan" text:style-name="Internet_20_link" text:visited-style-name="Visited_20_Internet_20_Link">
Azerbaijan</text:a>
and personally assistant President Hikmet Gadzhiev for an ambulance. In the shortest possible time, inflatable, pumps, motor pumps, rescue vests, protective suits were collected and sent to us, " - noted.</text:p>
      <text:p text:style-name="P4">
Azerbaijan also provided fuel for machinery and transport involved in a saving operation.</text:p>
      <text:p text:style-name="P4">
"Thank you very much for your support!We will always remember how we have extended the arranged assistance at a difficult time," Arahamia stressed.</text:p>
      <text:p text:style-name="P4">
*!(https://www.ukrinform.ua/rubric-economy/3720713-magate-zapuskae-programu-dopomogi-ukraini-u-zvazku-z-pidrivom-grebli-na-kahovskij-ges.html)As reported <text:a xlink:type="simple" xlink:href="https://www.ukrinform.ua/rubric-regions/3720686-belgia-nadast-200-tisac-dopomogi-dla-naselenna-pidtoplenih-rajoniv-ukraini.html" text:style-name="Internet_20_link" text:visited-style-name="Visited_20_Internet_20_Link">
Ukrinform</text:a>
, the Belgium Government allocates humanitarian aid to Ukraine at 200,000 euros to solve the needs of people affected by the flooding points in the Kherson region as a result of the disruption of the Kakhovskaya HEP dams, but cannot immediately send rescuers to the disaster zone.</text:p>
      <text:p text:style-name="P4">
News Source: <text:a xlink:type="simple" xlink:href="https://www.ukrinform.ua/rubric-regions/3720743-azerbajdzan-vidpravlae-dopomogu-dla-podolanna-naslidkiv-pidrivu-kahovskoi-ges-arahamia.html" text:style-name="Internet_20_link" text:visited-style-name="Visited_20_Internet_20_Link">
https://www.ukrinform.ua/rubric-regions/3720743-azerbajdzan-vidpravlae-dopomogu-dla-podolanna-naslidkiv-pidrivu-kahovskoi-ges-arahamia.html</text:a>
</text:p>
      <!--NEWS-->
      <text:h text:style-name="P10" text:outline-level="1">
<text:span text:style-name="T4">
Kherson received assistance from partner countries</text:span>
</text:h>
      <text:p text:style-name="P4">
Authors: Ukrinform (Person)</text:p>
      <text:p text:style-name="P4">
Publisher: Укринформ (Organization)</text:p>
      <text:p text:style-name="P4">
Published Time: 2023-06-09T1:06:00+03:00</text:p>
      <text:p text:style-name="P4">
Modified Time: 2023-06-09T21:06:00+03:00</text:p>
      <text:p text:style-name="P4">
Description: Partner countries provided the first package of assistance for Kherson region to eliminate the consequences of the blasting of the Kakhovka hydroelectric power station. - Ukrinform.</text:p>
      <text:p text:style-name="P4">
Images: ['<text:a xlink:type="simple" xlink:href="https://static.ukrinform.com/photos/2022_03/thumb_files/630_360_1648543139-505.jpg" text:style-name="Internet_20_link" text:visited-style-name="Visited_20_Internet_20_Link">
630_360_16485...</text:a>
']</text:p>
      <text:p text:style-name="P4">
Tags: ['Херсон', 'допомога', 'Каховська ГЕС', 'Затоплення']</text:p>
      <text:p text:style-name="P4">
Type: Article</text:p>
      <!--METADATA-->
      <text:p text:style-name="P4">
<draw:frame draw:style-name="fr1" draw:name="Image172" text:anchor-type="as-char" svg:width="6.9236in" svg:height="3.956343in" draw:z-index="0">
<draw:image xlink:href="../Images/yкринформ/2023-06-09T1-06-00-03-00/630_360_1648543139-505.jpg" xlink:type="simple" xlink:show="embed" xlink:actuate="onLoad" draw:mime-type="image/jpeg"/>
</draw:frame>
Partner countries provided the first package of assistance for the Kherson region to eliminate the consequences of the Kakhovskaya Hydroelectric Power Plant.</text:p>
      <text:p text:style-name="P4">
About it in <text:a xlink:type="simple" xlink:href="https://t.me/khersonskaODA/6629" text:style-name="Internet_20_link" text:visited-style-name="Visited_20_Internet_20_Link">
telegram</text:a>
The Kherson Ova reports, Ukrinform reports.</text:p>
      <text:p text:style-name="P4">
Today to <text:a xlink:type="simple" xlink:href="https://www.ukrinform.ua/tag-herson" text:style-name="Internet_20_link" text:visited-style-name="Visited_20_Internet_20_Link">
Kherson</text:a>
Tworks arrived with rescuers equipment. It was provided for financial support for the governments of the United Kingdom, Canada, the United States, Finland, Sweden Tashwitz.</text:p>
      <text:p text:style-name="P4">
This help package includes:</text:p>
      <ul>
        <li>
Technical support and equipment adapted for use in reservoirs; * Specialized electronic tools, sets of vehicles, emergency evacuation sets, evacuation sleighs, rescuers, emergency lighting, remote areas, fuel tanks, communication equipment, laptops and cameras, anemometers and meteorological stations; * Specialized rope rescue equipment for evacuation from roofs and high buildings, including climbing equipment and devices for descent; * To help victims from shelling and severely injured special equipment(stretchers, traumatic blankets, etc.); * Drinking water tanks and sets to check the quality of water, - the message reads. * Kherson ova and khva will also receive 67 thousand liters of diesel fuel.</li>
      </ul>
      <text:p text:style-name="P4">
<text:span text:style-name="T4">
 Read also: </text:span>
 <text:a xlink:type="simple" xlink:href="https://www.ukrinform.ua/rubric-regions/3720770-na-hersonsini-vze-evakuuvali-25-tisaci-ludej.html" text:style-name="Internet_20_link" text:visited-style-name="Visited_20_Internet_20_Link">
in Kherson region has already evacuated 2.5 thousand people</text:a>
As <text:a xlink:type="simple" xlink:href="https://www.ukrinform.ua/rubric-other_news/3718791-pidriv-rosianami-kahovskoi-ges-vsi-novini.html" text:style-name="Internet_20_link" text:visited-style-name="Visited_20_Internet_20_Link">
reported</text:a>
, at night, on June 6, the Russian army blown up the dam of Kakhovka hydroelectric power station. In the Kherson region, the population of the population from dangerous places for which there is a risk of flooding as a result of the heating of the Kakhovka hydroelectric power station. In fact, the occupants of the Kakhovka Hescorecarians began investigations under the article "Ecocid". In Ukrhydroenergosaya, that the Kakhovka hydroelectric power station is completely destroyed and is not recoverable.</text:p>
      <text:p text:style-name="P4">
News Source: <text:a xlink:type="simple" xlink:href="https://www.ukrinform.ua/rubric-regions/3720772-herson-otrimav-dopomogu-vid-krainpartneriv.html" text:style-name="Internet_20_link" text:visited-style-name="Visited_20_Internet_20_Link">
https://www.ukrinform.ua/rubric-regions/3720772-herson-otrimav-dopomogu-vid-krainpartneriv.html</text:a>
</text:p>
      <!--NEWS-->
      <text:h text:style-name="P10" text:outline-level="1">
<text:span text:style-name="T4">
The enemy tries to exhaust both the population of Ukraine and the air defense systems - Natalia Humeniuk</text:span>
</text:h>
      <text:p text:style-name="P4">
Author: ['Оксана Уретій']</text:p>
      <text:p text:style-name="P4">
Time: 2023-06-09T20:00:00-04:00</text:p>
      <text:p text:style-name="P4">
Description: TsI -navili the defense of Pivnya, Ukrainian, took fate from the oppression of the atatsi atatz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ppo.jpg" text:style-name="Internet_20_link" text:visited-style-name="Visited_20_Internet_20_Link">
ppo.jpg</text:a>
']</text:p>
      <text:p text:style-name="P4">
Tags: ['ЄДИНІ НОВИНИ', 'НАТАЛІЯ ГУМЕНЮК', 'РАКЕТНИЙ ОБСТРІЛ РФ']</text:p>
      <text:p text:style-name="P4">
Category: News</text:p>
      <!--METADATA-->
      <text:p text:style-name="P4">
<draw:frame draw:style-name="fr1" draw:name="Image173" text:anchor-type="as-char" svg:width="6.9236in" svg:height="3.899934in" draw:z-index="0">
<draw:image xlink:href="../Images/AРМІЯINFORM/2023-06-09T20-00-00-04-00/ppo.jpg" xlink:type="simple" xlink:show="embed" xlink:actuate="onLoad" draw:mime-type="image/jpeg"/>
</draw:frame>
This night, the forces of southern Ukraine were involved in counteracting the air attack. This attack was predominantly mixed and stretched over time.</text:p>
      <text:p text:style-name="P4">
The Head of the Joint Press Center of Defense forces of South of Ukraine, Captain 1 Rangunatalia Humeniuk on the air of the Telernahon "Unified News" noted that the airline began with the fact that marine rocket launchers, in particular, was on duty.</text:p>
      <ul>
        <li>
I would like to remind you that the detection of starting from the submarine is somewhat complicated, but the signal workers came, - the officer said. - The missiles were released from the usual starting of start, their trajectory was observed, which is used by the enemy -lasting time to exhaust the air defense systems. The long -lasting anxiety was associated with an attack of enemy aviation and probably the use of Judar drones, in particular.</li>
      </ul>
      <text:p text:style-name="P4">
Also, captain of the 1st rank Natalia Humeniuk reported that one of the X-101 missiles was reduced over the Nikolaev area, which the enemy directed to the central regions.</text:p>
      <ul>
        <li>
In general, the whole trajectory of rockets showed that the enemy was trying to identify both the population of Ukraine and the air defense systems.</li>
      </ul>
      <text:p text:style-name="P4">
She added that as of the morning in the Black Sea, 16 units and underwater rocket launcher are re -operated in the expanded state.</text:p>
      <ul>
        <li>
Given that there was a combat use at night, rocket launcher will need a reference. So it is likely that the rotation will occur. The forces of defense are to watch and notify how the situation will change.</li>
      </ul>
      <text:p text:style-name="P4">
News Source: <text:a xlink:type="simple" xlink:href="https://armyinform.com.ua/2023/06/09/vorog-namagayetsya-vysnazhuvaty-i-naselennya-ukrayiny-i-systemy-ppo-nataliya-gumenyuk/" text:style-name="Internet_20_link" text:visited-style-name="Visited_20_Internet_20_Link">
https://armyinform.com.ua/2023/06/09/vorog-namagayetsya-vysnazhuvaty-i-naselennya-ukrayiny-i-systemy-ppo-nataliya-gumenyuk/</text:a>
</text:p>
      <!--NEWS-->
      <text:h text:style-name="P10" text:outline-level="1">
<text:span text:style-name="T4">
Evacuation buses from Kherson region arrived in Odessa</text:span>
</text:h>
      <text:p text:style-name="P4">
Authors: Ukrinform (Person)</text:p>
      <text:p text:style-name="P4">
Publisher: Укринформ (Organization)</text:p>
      <text:p text:style-name="P4">
Published Time: 2023-06-09T20:00:19+03:00</text:p>
      <text:p text:style-name="P4">
Modified Time: 2023-06-09T20:00:19+03:00</text:p>
      <text:p text:style-name="P4">
Description: More than 100 people from the flooded areas of the Kherson region came to Odessa. - Ukrinform.</text:p>
      <text:p text:style-name="P4">
Images: ['<text:a xlink:type="simple" xlink:href="https://static.ukrinform.com/photos/2023_06/thumb_files/630_360_1686329930-214.jpg" text:style-name="Internet_20_link" text:visited-style-name="Visited_20_Internet_20_Link">
630_360_16863...</text:a>
']</text:p>
      <text:p text:style-name="P4">
Tags: ['Евакуація', 'Херсонщина', 'Одеса', 'Автобус']</text:p>
      <text:p text:style-name="P4">
Type: Article</text:p>
      <!--METADATA-->
      <text:p text:style-name="P4">
<draw:frame draw:style-name="fr1" draw:name="Image174" text:anchor-type="as-char" svg:width="6.9236in" svg:height="3.956343in" draw:z-index="0">
<draw:image xlink:href="../Images/yкринформ/2023-06-09T20-00-19-03-00/630_360_1686329930-214.jpg" xlink:type="simple" xlink:show="embed" xlink:actuate="onLoad" draw:mime-type="image/jpeg"/>
</draw:frame>
More than 100 people from the flooded areas of the Kherson region have come to Odessa.</text:p>
      <text:p text:style-name="P4">
About it in <text:a xlink:type="simple" xlink:href="http://До Одеси приїхали понад 100 людей із підтопленихрайонів Херсонської області." text:style-name="Internet_20_link" text:visited-style-name="Visited_20_Internet_20_Link">
telegram</text:a>
The SES press service reported, Ukrinform reports. h</text:p>
      <text:p text:style-name="P4">
“Evacuation buses from Kherson region arrived in Odessa. More than 100 people of flooded areas of Kherson region came, ”the message reads.</text:p>
      <text:p text:style-name="P4">
At the station they were greeted by representatives <text:a xlink:type="simple" xlink:href="https://www.ukrinform.ua/tag-dsns" text:style-name="Internet_20_link" text:visited-style-name="Visited_20_Internet_20_Link">
DSNS</text:a>
and authorities, volunteers, public organizations.</text:p>
      <text:p text:style-name="P4">
“Rescuers helped carry things and pets, and psychologidsses - provided psychological help. Particular attention was paid to the children to distract them a little from the horrific realities, ”the SES said.</text:p>
      <text:p text:style-name="P4">
<text:span text:style-name="T4">
 Read also: </text:span>
 [1,400 people and 345 pieces of equipment were involved in the elimination of the consequences(https://www.ukrinform.ua/rubric-regions/3720669-do-likvidacii-naslidkiv-pidrivu-kahovskoi-ges-zalucili-1-400-osib-ta-345-odinic-tehniki-smigal.html)As reported by Ukrinform, in Kherson region <text:a xlink:type="simple" xlink:href="https://www.ukrinform.ua/rubric-regions/3718760-na-hersonsini-rozpocali-evakuaciu-cerez-pidriv-kahovskoi-ges.html" text:style-name="Internet_20_link" text:visited-style-name="Visited_20_Internet_20_Link">
began evacuation of the population</text:a>
from dangerous places for which the spring flooding is due to the blasting of the Kakhovka hydroelectric power station.</text:p>
      <text:p text:style-name="P4">
<text:span text:style-name="T5">
Foto: Public Odessa</text:span>
</text:p>
      <text:p text:style-name="P4">
News Source: <text:a xlink:type="simple" xlink:href="https://www.ukrinform.ua/rubric-regions/3720745-do-odesi-pribuli-evakuacijni-avtobusi-z-hersonsini.html" text:style-name="Internet_20_link" text:visited-style-name="Visited_20_Internet_20_Link">
https://www.ukrinform.ua/rubric-regions/3720745-do-odesi-pribuli-evakuacijni-avtobusi-z-hersonsini.html</text:a>
</text:p>
      <!--NEWS-->
      <text:h text:style-name="P10" text:outline-level="1">
<text:span text:style-name="T4">
Mayor Mukachevo accuses deputies of the City Council of the meeting of meetings</text:span>
</text:h>
      <text:p text:style-name="P4">
Authors: Ukrinform (Person)</text:p>
      <text:p text:style-name="P4">
Publisher: Укринформ (Organization)</text:p>
      <text:p text:style-name="P4">
Published Time: 2023-06-09T20:04:00+03:00</text:p>
      <text:p text:style-name="P4">
Modified Time: 2023-06-09T20:04:00+03:00</text:p>
      <text:p text:style-name="P4">
Description: Mayor of Mukachevo Andriy Baloga appealed to law enforcement officers with a statement about sabotage by local deputies of the City Council. - Ukrinform.</text:p>
      <text:p text:style-name="P4">
Images: ['<text:a xlink:type="simple" xlink:href="https://static.ukrinform.com/photos/2023_06/thumb_files/630_360_1686330285-981.jpg" text:style-name="Internet_20_link" text:visited-style-name="Visited_20_Internet_20_Link">
630_360_16863...</text:a>
']</text:p>
      <text:p text:style-name="P4">
Tags: ['Депутат', 'Мукачево', 'Засідання']</text:p>
      <text:p text:style-name="P4">
Type: Article</text:p>
      <!--METADATA-->
      <text:p text:style-name="P4">
<draw:frame draw:style-name="fr1" draw:name="Image175" text:anchor-type="as-char" svg:width="6.9236in" svg:height="3.956343in" draw:z-index="0">
<draw:image xlink:href="../Images/yкринформ/2023-06-09T20-04-00-03-00/630_360_1686330285-981.jpg" xlink:type="simple" xlink:show="embed" xlink:actuate="onLoad" draw:mime-type="image/jpeg"/>
</draw:frame>
Mermukacheva Andriy Baloga appealed to law enforcement officers with a statement about sabotage by the local deputies of the City Council.</text:p>
      <text:p text:style-name="P4">
Baloga reported this in <text:a xlink:type="simple" xlink:href="https://www.facebook.com/andriybaloha1/posts/pfbid031mPnbvemQcyXa2XYMQPeSV3NHPiTY5eNcAuc5Dhw1U5CfcLwSk7mUGECRMEHi8bal" text:style-name="Internet_20_link" text:visited-style-name="Visited_20_Internet_20_Link">
Facebook</text:a>
, reports Ukrinform.</text:p>
      <text:p text:style-name="P4">
"Words should not disperse with deed, so today he addressed the law enforcement bars with a statement about committing <text:a xlink:type="simple" xlink:href="https://www.ukrinform.ua/tag-zlocin" text:style-name="Internet_20_link" text:visited-style-name="Visited_20_Internet_20_Link">
crime</text:a>
Deputies of the Mukachevo City Council, who consciously sabotage sessions of sessions of and proficiency deputy commissions, which should be considered decisions are extremely important for the country's defense capability and community life, " - said Balogalogo.</text:p>
      <text:p text:style-name="P4">
According to Mayor Mukachevo, "the deputies played the policy and the boundaries when their actions are directly harmful to both our armed forces and community imperatives."</text:p>
      <text:p text:style-name="P4">
Baloga reported that he was expecting a rapid reaction of law enforcement officers to give acts to the deputies of a proper legal assessment.</text:p>
      <text:p text:style-name="P4">
"Being a deputy of a local government body is first and foremost a responsibility, and during the war, it is also responsibility to the person as a citizen of Ukraine, who is obliged to do the all -be in his place to bring our victory closer," Baloga wrote.</text:p>
      <text:p text:style-name="P4">
<text:span text:style-name="T4">
 Read also: </text:span>
 [in Mukachevo renamed all the streets named after(https://www.ukrinform.ua/rubric-regions/3446180-u-mukacevi-perejmenuut-usi-vulici-nazvani-na-cest-rosian.html)Earlier on Thursday, June 8, the City Council session did not take place in Mukachevo because a certain number of city deputies from the party "Servant of the People" did not come to exile and did not participate in the vote. Because of this, the City Council could not build a number of important decisions and allocated funds: UAH 70 million for repair of community roads; 50 million UAH - 128th brigade; 60 million UAH-3rd separate assault(Azov)and UAH 5 million - Mukachevo border detachment; 50 hectares for the construction of the military town of the new military brigade; 2.5 million UAH of rehabilitation of children of preferential categories, in particular children of the military, who agreed in the war of Russia against Ukraine.</text:p>
      <text:p text:style-name="P4">
News Source: <text:a xlink:type="simple" xlink:href="https://www.ukrinform.ua/rubric-regions/3720748-mer-mukaceva-zvinuvacue-deputativ-miskradi-u-sabotazi-zasidan.html" text:style-name="Internet_20_link" text:visited-style-name="Visited_20_Internet_20_Link">
https://www.ukrinform.ua/rubric-regions/3720748-mer-mukaceva-zvinuvacue-deputativ-miskradi-u-sabotazi-zasidan.html</text:a>
</text:p>
      <!--NEWS-->
      <text:h text:style-name="P10" text:outline-level="1">
<text:span text:style-name="T4">
Canada continued "economic visa waiver" with Ukraine for another year</text:span>
</text:h>
      <text:p text:style-name="P4">
Authors: Ukrinform (Person)</text:p>
      <text:p text:style-name="P4">
Publisher: Укринформ (Organization)</text:p>
      <text:p text:style-name="P4">
Published Time: 2023-06-09T20:06:00+03:00</text:p>
      <text:p text:style-name="P4">
Modified Time: 2023-06-09T20:06:00+03:00</text:p>
      <text:p text:style-name="P4">
Description: Canada approved the temporary cancellation of import duties on Ukrainian products for another year - until June 9, 2024. - Ukrinform.</text:p>
      <text:p text:style-name="P4">
Images: ['<text:a xlink:type="simple" xlink:href="https://static.ukrinform.com/photos/2019_02/thumb_files/630_360_1550838927-454.jpg" text:style-name="Internet_20_link" text:visited-style-name="Visited_20_Internet_20_Link">
630_360_15508...</text:a>
']</text:p>
      <text:p text:style-name="P4">
Tags: ['Безвізовий режим', 'Економіка', 'Канада', 'Україна']</text:p>
      <text:p text:style-name="P4">
Type: Article</text:p>
      <!--METADATA-->
      <text:p text:style-name="P4">
<draw:frame draw:style-name="fr1" draw:name="Image176" text:anchor-type="as-char" svg:width="6.9236in" svg:height="3.956343in" draw:z-index="0">
<draw:image xlink:href="../Images/yкринформ/2023-06-09T20-06-00-03-00/630_360_1550838927-454.jpg" xlink:type="simple" xlink:show="embed" xlink:actuate="onLoad" draw:mime-type="image/jpeg"/>
</draw:frame>
Canadaza has approved the temporary cancellation of import duties on Ukrainian products still called - until June 9, 2024.</text:p>
      <text:p text:style-name="P4">
According to the Ukrinform correspondent, the Minister of International Training of Canada, Mary Angie, announced this.</text:p>
      <text:p text:style-name="P4">
“Continuation of the duty -free importation of Ukrainian goods into <text:a xlink:type="simple" xlink:href="https://www.ukrinform.ua/tag-kanada" text:style-name="Internet_20_link" text:visited-style-name="Visited_20_Internet_20_Link">
Canada</text:a>
It will contribute to the efforts of Ukraine in restoring the economy. While Ukrainians continue to suffer from the Russian illegal and unjustified war, we confirm our uncomfortable support for Ukraine, which fights for its future as an independent, democratic and successful country, ”Angei said.</text:p>
      <text:p text:style-name="P4">
According to the Minister of Finance of Canada Christ Friland, "Canada will support Ukraine as much as it will be needed." “While the brave Ukrainian is a heroic resistance to Putin's illegal full -scale, democracies should continue to be solidarity with Ukraine, which interferes with its sovereignty and democracy. This means that it is necessary to make sure that the Ukrainian economy is supported by the people and the government of Ukraine in their wins, ”Friland said.</text:p>
      <text:p text:style-name="P4">
<text:span text:style-name="T4">
 Read also: </text:span>
 <text:a xlink:type="simple" xlink:href="https://www.ukrinform.ua/rubric-polytics/3719782-vinuvatci-pidrivu-kahovskoi-ges-budut-pritagnuti-do-vidpovidalnosti-glava-mzs-kanadi.html" text:style-name="Internet_20_link" text:visited-style-name="Visited_20_Internet_20_Link">
the culprits of Kakhovskaya hydroelectric power plants will be held in reference - Foreign Minister <text:span text:style-name="T4">
 Canada </text:span>
</text:a>
As it was reported, Canada has temporarily canceled duties on all the goods in Ukraine last June to support the Ukrainian economy. This month's commercial liberalization has expired.</text:p>
      <text:p text:style-name="P4">
We will add that between 2019 and 2021, Canada imports the goods of $ 170.8 million annually on average, which brought 2.6 million to the state treasury. from a variety of duties.</text:p>
      <text:p text:style-name="P4">
News Source: <text:a xlink:type="simple" xlink:href="https://www.ukrinform.ua/rubric-economy/3720751-kanada-prodovzila-ekonomicnij-bezviz-z-ukrainou-se-na-rik.html" text:style-name="Internet_20_link" text:visited-style-name="Visited_20_Internet_20_Link">
https://www.ukrinform.ua/rubric-economy/3720751-kanada-prodovzila-ekonomicnij-bezviz-z-ukrainou-se-na-rik.html</text:a>
</text:p>
      <!--NEWS-->
      <text:h text:style-name="P10" text:outline-level="1">
<text:span text:style-name="T4">
The enemy was fired at the Nikopol district three times a day</text:span>
</text:h>
      <text:p text:style-name="P4">
Authors: Ukrinform (Person)</text:p>
      <text:p text:style-name="P4">
Publisher: Укринформ (Organization)</text:p>
      <text:p text:style-name="P4">
Published Time: 2023-06-09T20:11:00+03:00</text:p>
      <text:p text:style-name="P4">
Modified Time: 2023-06-09T20:11:00+03:00</text:p>
      <text:p text:style-name="P4">
Description: The enemy was fired at the Nikopol district of Dnipropetrovsk three times. - Ukrinform.</text:p>
      <text:p text:style-name="P4">
Images: ['<text:a xlink:type="simple" xlink:href="https://static.ukrinform.com/photos/2023_06/thumb_files/630_360_1686330570-692.jpg" text:style-name="Internet_20_link" text:visited-style-name="Visited_20_Internet_20_Link">
630_360_16863...</text:a>
']</text:p>
      <text:p text:style-name="P4">
Tags: ['Дніпропетровщина', 'Нікополь', 'Обстріл', 'Війна з Росією']</text:p>
      <text:p text:style-name="P4">
Type: Article</text:p>
      <!--METADATA-->
      <text:p text:style-name="P4">
<draw:frame draw:style-name="fr1" draw:name="Image177" text:anchor-type="as-char" svg:width="6.9236in" svg:height="3.956343in" draw:z-index="0">
<draw:image xlink:href="../Images/yкринформ/2023-06-09T20-11-00-03-00/630_360_1686330570-692.jpg" xlink:type="simple" xlink:show="embed" xlink:actuate="onLoad" draw:mime-type="image/jpeg"/>
</draw:frame>
The enemy is fired at the Nikopol district of Dnipropetrovsk three times.</text:p>
      <text:p text:style-name="P4">
About it in <text:a xlink:type="simple" xlink:href="https://t.me/mykola_lukashuk/5003" text:style-name="Internet_20_link" text:visited-style-name="Visited_20_Internet_20_Link">
telegram</text:a>
The head of the Dnipropetrovsk Regional Council Mykola Lukashuk reports, Ukrinform reports.</text:p>
      <text:p text:style-name="P4">
"As a result of <text:a xlink:type="simple" xlink:href="https://www.ukrinform.ua/tag-obstril" text:style-name="Internet_20_link" text:visited-style-name="Visited_20_Internet_20_Link">
attack</text:a>
In the city of Nikopol damage, one enterprise, 7 private residential buildings, 3 farms, 4 power lines, " - said in the post.</text:p>
      <text:p text:style-name="P4">
</text:p>
      <text:p text:style-name="P4">
The invaders also fired at the heavy artillery of the Marganets community of Tamirovsk TG.</text:p>
      <text:p text:style-name="P4">
It was without the victims.</text:p>
      <text:p text:style-name="P4">
In other communities of the region it was calm.</text:p>
      <text:p text:style-name="P4">
<text:span text:style-name="T4">
 Read also: </text:span>
 <text:a xlink:type="simple" xlink:href="https://www.ukrinform.ua/rubric-regions/3720707-raketnij-obstril-umani-rosiani-vlucili-u-poroznij-ceh-silgosppidpriemstva.html" text:style-name="Internet_20_link" text:visited-style-name="Visited_20_Internet_20_Link">
rocket <text:span text:style-name="T4">
 Fire </text:span>
 Uman: Russians hit the void of the agricultural enterprise</text:a>
As reported <text:a xlink:type="simple" xlink:href="https://www.ukrinform.ua/rubric-regions/3720409-na-dnipropetrovsini-vnoci-ulamkami-raket-poskodzeni-budinki-ta-gazoprovid.html" text:style-name="Internet_20_link" text:visited-style-name="Visited_20_Internet_20_Link">
Ukrinform</text:a>
, at night, on June 9, the Russians attacked Dnipropetrovsk region and drones, in the Novomoskovsk district the wreckage was damaged by private buildings and gas pipeline.</text:p>
      <text:p text:style-name="P4">
<text:span text:style-name="T5">
Foto: Mykola Lukashuk / Telegram</text:span>
</text:p>
      <text:p text:style-name="P4">
News Source: <text:a xlink:type="simple" xlink:href="https://www.ukrinform.ua/rubric-ato/3720749-vorog-za-den-trici-obstrilav-nikopolskij-rajon.html" text:style-name="Internet_20_link" text:visited-style-name="Visited_20_Internet_20_Link">
https://www.ukrinform.ua/rubric-ato/3720749-vorog-za-den-trici-obstrilav-nikopolskij-rajon.html</text:a>
</text:p>
      <!--NEWS-->
      <text:h text:style-name="P10" text:outline-level="1">
<text:span text:style-name="T4">
Zelensky thanked Biden for a new security package</text:span>
</text:h>
      <text:p text:style-name="P4">
Authors: Ukrinform (Person)</text:p>
      <text:p text:style-name="P4">
Publisher: Укринформ (Organization)</text:p>
      <text:p text:style-name="P4">
Published Time: 2023-06-09T20:13:00+03:00</text:p>
      <text:p text:style-name="P4">
Modified Time: 2023-06-09T20:13:00+03:00</text:p>
      <text:p text:style-name="P4">
Description: President of Ukraine Volodymyr Zelensky thanked US President Joseph Biden for a safety package of more than $ 2 billion.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Байден', 'Оборона', 'США', 'допомога', 'Зеленський']</text:p>
      <text:p text:style-name="P4">
Type: Article</text:p>
      <!--METADATA-->
      <text:p text:style-name="P4">
<draw:frame draw:style-name="fr1" draw:name="Image183" text:anchor-type="as-char" svg:width="6.9236in" svg:height="3.956343in" draw:z-index="0">
<draw:image xlink:href="../Images/yкринформ/2023-06-09T20-13-00-03-00/630_360_1655321433-213.jpeg" xlink:type="simple" xlink:show="embed" xlink:actuate="onLoad" draw:mime-type="image/jpeg"/>
</draw:frame>
President of Ukraine Volodymyr Zelensky thanked US President Joseph Biden for a safety assistance of more than $ 2 billion.</text:p>
      <text:p text:style-name="P4">
Zelensky wrote about it in <text:a xlink:type="simple" xlink:href="https://twitter.com/ZelenskyyUa/status/1667213501926916118" text:style-name="Internet_20_link" text:visited-style-name="Visited_20_Internet_20_Link">
Twitter</text:a>
, reports Ukrinform.</text:p>
      <text:p text:style-name="P4">
"I thank the President of the United States for a $ 2.1 billion security package. We value powerful leadership support from the people in our struggle of Russia's anti -aggression," the message reads.</text:p>
      <text:p text:style-name="P4">
The President noted that this assistance is more important as a result of the undergrowth of unprecedented terror and ecocide as a result of the Kakhovsk Hydroelectric Power Plant.</text:p>
      <text:p text:style-name="P4">
As reported by Ukrinform, the United States Administration [allocates new package support for Ukraine for a total amount of $ 2.1 billion]](https://www.ukrinform.ua/rubric-ato/3720680-ssa-ogolosili-novij-paket-vijskovoi-dopomogi-ukraini-na-21-milarda.html), which will be funded(After).</text:p>
      <text:p text:style-name="P4">
<text:span text:style-name="T4">
Читайте також:</text:span>
 <text:a xlink:type="simple" xlink:href="https://www.ukrinform.ua/rubric-ato/3720618-zasidanna-u-formati-ramstajn-vidbudetsa-15-cervna-u-brusseli-pentagon.html" text:style-name="Internet_20_link" text:visited-style-name="Visited_20_Internet_20_Link">
 Засідання у форматі «Рамштайн» відбудеться 15 червня уБрюсселі - Пентагон </text:a>
A package of which reaches $ 2.1 billion includes a critical means of air defense <text:a xlink:type="simple" xlink:href="https://www.ukrinform.ua/tag-oborona" text:style-name="Internet_20_link" text:visited-style-name="Visited_20_Internet_20_Link">
Defense</text:a>
and ammunition and is provided as part of the security assistance in Ukraine(After).</text:p>
      <text:p text:style-name="P4">
<text:span text:style-name="T5">
Фото: ОП</text:span>
</text:p>
      <text:p text:style-name="P4">
News Source: <text:a xlink:type="simple" xlink:href="https://www.ukrinform.ua/rubric-ato/3720752-zelenskij-podakuvav-bajdenu-za-novij-paket-bezpekovoi-dopomogi.html" text:style-name="Internet_20_link" text:visited-style-name="Visited_20_Internet_20_Link">
https://www.ukrinform.ua/rubric-ato/3720752-zelenskij-podakuvav-bajdenu-za-novij-paket-bezpekovoi-dopomogi.html</text:a>
</text:p>
      <!--NEWS-->
      <text:h text:style-name="P10" text:outline-level="1">
<text:span text:style-name="T4">
Agrarians are ready to block the entry of Polish trucks into the territory of Ukraine</text:span>
</text:h>
      <text:p text:style-name="P4">
Authors: Ukrinform (Person)</text:p>
      <text:p text:style-name="P4">
Publisher: Укринформ (Organization)</text:p>
      <text:p text:style-name="P4">
Published Time: 2023-06-09T20:14:00+03:00</text:p>
      <text:p text:style-name="P4">
Modified Time: 2023-06-09T20:14:00+03:00</text:p>
      <text:p text:style-name="P4">
Description: Ukrainian agrarians declare readiness to block the entry of Polish trucks into the territory of Ukraine from June 10. - Ukrinform.</text:p>
      <text:p text:style-name="P4">
Images: ['<text:a xlink:type="simple" xlink:href="https://static.ukrinform.com/photos/2022_06/thumb_files/630_360_1655013510-329.jpg" text:style-name="Internet_20_link" text:visited-style-name="Visited_20_Internet_20_Link">
630_360_16550...</text:a>
']</text:p>
      <text:p text:style-name="P4">
Tags: ['Польща', 'Страйк', 'Аграрії', 'Вантажівка']</text:p>
      <text:p text:style-name="P4">
Type: Article</text:p>
      <!--METADATA-->
      <text:p text:style-name="P4">
<draw:frame draw:style-name="fr1" draw:name="Image184" text:anchor-type="as-char" svg:width="6.9236in" svg:height="3.956343in" draw:z-index="0">
<draw:image xlink:href="../Images/yкринформ/2023-06-09T20-14-00-03-00/630_360_1655013510-329.jpg" xlink:type="simple" xlink:show="embed" xlink:actuate="onLoad" draw:mime-type="image/jpeg"/>
</draw:frame>
Ukrainian agrarians declare readiness to block the entry of Polish trucks of Ukrainian since June 10.</text:p>
      <text:p text:style-name="P4">
According to Ukrinform, this was reported <text:a xlink:type="simple" xlink:href="https://uacouncil.org/uk/post/dzerkalna-vidpovid-ukrainski-agrarii-zablokuut-vizd-polskih-vantazivok-na-teritoriu-ukraini" text:style-name="Internet_20_link" text:visited-style-name="Visited_20_Internet_20_Link">
press service of the All -Ukrainian Agrarian Council</text:a>
.</text:p>
      <text:p text:style-name="P4">
The Public Union "All -Ukrainian Agrarian Council" and the Association of Milk Manufacturers "reported" about their intention to strike in response to the <text:a xlink:type="simple" xlink:href="https://www.ukrinform.ua/tag-polsa" text:style-name="Internet_20_link" text:visited-style-name="Visited_20_Internet_20_Link">
Polish</text:a>
Farmers of protest of antispativitis through the territory of Poland of domestic agricultural products. "</text:p>
      <text:p text:style-name="P4">
"In protest against the actions of Polish agricultural producers, who started strike and blocked the checkpoint" Dorogosk - Yagodin "for loads with Ukrainian grain, domestic agricultural producers decided to act dzerkally," - the message reads.</text:p>
      <text:p text:style-name="P4">
Agrarians are going to block the movement of Polish trucks through four international omissions on the border with Poland: "Dorogusk - Yagodin", "Krakivtsi -Korchova"; "Rava -Ruska" and "Shehyni - Medica".</text:p>
      <text:p text:style-name="P4">
"The promotion will start on June 10 at 10:00 and last until 00:00 on June 14," the message is informed.</text:p>
      <text:p text:style-name="P4">
The event is explained by the "categorical disagreement of the Ukrainian agrarians by the Polish side, which unilaterally violated the trade and the decision of the European Union and the decision of the European Commission on the renewal of a transmission of Ukrainian agricultural products, continue to block trucks from Ukraine to the territory of Poland."</text:p>
      <text:p text:style-name="P4">
As reported by Ukrinform, as of June 9, the movement of trucks through the missing point "Yagodin - Dorogosk" was blocked in connection with the strike of Polish farmers. The State Border Service of Ukraine informed about it.</text:p>
      <text:p text:style-name="P4">
<text:span text:style-name="T4">
 Read also: </text:span>
 <text:a xlink:type="simple" xlink:href="https://www.ukrinform.ua/rubric-regions/3720513-ruh-vantazivok-cerez-punkt-propusku-agodindorogusk-zablokovanij-strajkuut-polski-fermeri.html" text:style-name="Internet_20_link" text:visited-style-name="Visited_20_Internet_20_Link">
<text:span text:style-name="T4">
 Polish </text:span>
 <text:span text:style-name="T4">
 </text:span>
 Farmers <text:span text:style-name="T4">
 </text:span>
 <text:span text:style-name="T4">
 blocked </text:span>
 on <text:span text:style-name="T4">
 border </text:span>
<text:span text:style-name="T4">
 Movement </text:span>
 <text:span text:style-name="T4">
 Trucks </text:span>
 From <text:span text:style-name="T4">
 Ukraine </text:span>
</text:a>
</text:p>
      <text:p text:style-name="P4">
Poland suspended the transit of Ukrainian agro -agricultural products through its territory, but renewed it from April 21.</text:p>
      <text:p text:style-name="P4">
News Source: <text:a xlink:type="simple" xlink:href="https://www.ukrinform.ua/rubric-economy/3720753-agrarii-gotovi-blokuvati-vizd-polskih-vantazivok-na-teritoriu-ukraini.html" text:style-name="Internet_20_link" text:visited-style-name="Visited_20_Internet_20_Link">
https://www.ukrinform.ua/rubric-economy/3720753-agrarii-gotovi-blokuvati-vizd-polskih-vantazivok-na-teritoriu-ukraini.html</text:a>
</text:p>
      <!--NEWS-->
      <text:h text:style-name="P10" text:outline-level="1">
<text:span text:style-name="T4">
In southern France because of drought limited the use of water</text:span>
</text:h>
      <text:p text:style-name="P4">
Authors: Ukrinform (Person)</text:p>
      <text:p text:style-name="P4">
Publisher: Укринформ (Organization)</text:p>
      <text:p text:style-name="P4">
Published Time: 2023-06-09T20:16:00+03:00</text:p>
      <text:p text:style-name="P4">
Modified Time: 2023-06-09T20:16:00+03:00</text:p>
      <text:p text:style-name="P4">
Description: In some areas of southern France, the use of water due to summer drought. - Ukrinform.</text:p>
      <text:p text:style-name="P4">
Images: ['<text:a xlink:type="simple" xlink:href="https://static.ukrinform.com/photos/2023_06/thumb_files/630_360_1686323665-827.png" text:style-name="Internet_20_link" text:visited-style-name="Visited_20_Internet_20_Link">
630_360_16863...</text:a>
']</text:p>
      <text:p text:style-name="P4">
Tags: ['Франція', 'Вода', 'Посуха']</text:p>
      <text:p text:style-name="P4">
Type: Article</text:p>
      <!--METADATA-->
      <text:p text:style-name="P4">
<draw:frame draw:style-name="fr1" draw:name="Image185" text:anchor-type="as-char" svg:width="6.9236in" svg:height="3.956343in" draw:z-index="0">
<draw:image xlink:href="../Images/yкринформ/2023-06-09T20-16-00-03-00/630_360_1686323665-827.png" xlink:type="simple" xlink:show="embed" xlink:actuate="onLoad" draw:mime-type="image/png"/>
</draw:frame>
In some southern France, water was limited to the use of water due to summer drought.</text:p>
      <text:p text:style-name="P4">
As Ukrinform reports, it reports <text:a xlink:type="simple" xlink:href="https://www.euronews.com/2023/06/09/southern-france-braces-for-dry-summer-drought-pushes-10-of-europe-into-crisis-mode" text:style-name="Internet_20_link" text:visited-style-name="Visited_20_Internet_20_Link">
Euronews</text:a>
.</text:p>
      <text:p text:style-name="P4">
According to the European Observatory drought, now almost a third of European countries are drought, and 10% of the continent is already in a crisis.</text:p>
      <text:p text:style-name="P4">
This is directly true of the southern part <text:a xlink:type="simple" xlink:href="https://www.ukrinform.ua/tag-francia" text:style-name="Internet_20_link" text:visited-style-name="Visited_20_Internet_20_Link">
France</text:a>
since 2022 was the hottest anniversary in the country. About 68% of the groundwater level of the country is now in deficiency.</text:p>
      <text:p text:style-name="P4">
This year, some parts of the Garda Department began to introduce water loss in April due to lack of rain. You do other regions next month.</text:p>
      <text:p text:style-name="P4">
<text:span text:style-name="T4">
 Read also: </text:span>
 <text:a xlink:type="simple" xlink:href="https://www.ukrinform.ua/rubric-world/3713427-v-urugvai-posuha-spricinila-rekordnij-deficit-vodi.html" text:style-name="Internet_20_link" text:visited-style-name="Visited_20_Internet_20_Link">
in Uruguay <text:span text:style-name="T4">
 Drought </text:span>
 caused a record water deficit</text:a>
Residents of the victims from the drought of the areas are no longer allowed to fill the bizains, they should also limit the amount of water they use for their own gardens. Agricultural irrigation is allowed to carry out only.</text:p>
      <text:p text:style-name="P4">
"Since the beginning of the year we have been very worried because we have a deficiency of precipitation since September, which was approximately 40-50%. Despite the storms that were three weeks long, the alarming situation persists. The rains that go to us do not replenish rivers and groundwater levels, " - said the Director of the territories and seas of Sebastian Fire.</text:p>
      <text:p text:style-name="P4">
<text:span text:style-name="T4">
 Read also: </text:span>
 <text:a xlink:type="simple" xlink:href="https://www.ukrinform.ua/rubric-society/3719272-naukovec-pro-rujnuvanna-j-vtrati-na-kahovskij-ges-ce-problema-na-desatilitta.html" text:style-name="Internet_20_link" text:visited-style-name="Visited_20_Internet_20_Link">
Scientist on the destruction and loss of Kakhovskaya hydroelectric power station: Zeroblem for decades</text:a>
As it was reported, the French declared 2022 the hottest in the history of the consumption.</text:p>
      <text:p text:style-name="P4">
<text:span text:style-name="T5">
Foto: Euronews</text:span>
</text:p>
      <text:p text:style-name="P4">
News Source: <text:a xlink:type="simple" xlink:href="https://www.ukrinform.ua/rubric-world/3720696-na-pivdni-francii-cerez-posuhu-obmezili-vikoristanna-vodi.html" text:style-name="Internet_20_link" text:visited-style-name="Visited_20_Internet_20_Link">
https://www.ukrinform.ua/rubric-world/3720696-na-pivdni-francii-cerez-posuhu-obmezili-vikoristanna-vodi.html</text:a>
</text:p>
      <!--NEWS-->
      <text:h text:style-name="P10" text:outline-level="1">
<text:span text:style-name="T4">
Ukrainians were told how to act in the event of a sea of fish</text:span>
</text:h>
      <text:p text:style-name="P4">
Authors: Ukrinform (Person)</text:p>
      <text:p text:style-name="P4">
Publisher: Укринформ (Organization)</text:p>
      <text:p text:style-name="P4">
Published Time: 2023-06-09T20:35:00+03:00</text:p>
      <text:p text:style-name="P4">
Modified Time: 2023-06-09T20:35:00+03:00</text:p>
      <text:p text:style-name="P4">
Description: The Ministry of Agrarian Policy and Food of Ukraine called on Ukrainians in case of detection of mass death of fish to immediately inform the State Fisheries. - Ukrinform.</text:p>
      <text:p text:style-name="P4">
Images: ['<text:a xlink:type="simple" xlink:href="https://static.ukrinform.com/photos/2021_08/thumb_files/630_360_1629512058-968.jpg" text:style-name="Internet_20_link" text:visited-style-name="Visited_20_Internet_20_Link">
630_360_16295...</text:a>
']</text:p>
      <text:p text:style-name="P4">
Tags: ['Загибель', 'Рибалка', 'Держрибагентство', 'Каховська ГЕС']</text:p>
      <text:p text:style-name="P4">
Type: Article</text:p>
      <!--METADATA-->
      <text:p text:style-name="P4">
<draw:frame draw:style-name="fr1" draw:name="Image186" text:anchor-type="as-char" svg:width="6.9236in" svg:height="3.956343in" draw:z-index="0">
<draw:image xlink:href="../Images/yкринформ/2023-06-09T20-35-00-03-00/630_360_1629512058-968.jpg" xlink:type="simple" xlink:show="embed" xlink:actuate="onLoad" draw:mime-type="image/jpeg"/>
</draw:frame>
The Ministry of Agrarian Policy and Food of Ukraine called on Ukrainians to detect the mass death of fish immediately to inform the State Fisheries Agency.</text:p>
      <text:p text:style-name="P4">
According to Ukrinform, the Ministry of Agrarian Policy reports in <text:a xlink:type="simple" xlink:href="https://t.me/mapfu2022/1969" text:style-name="Internet_20_link" text:visited-style-name="Visited_20_Internet_20_Link">
telegram</text:a>
.</text:p>
      <text:p text:style-name="P4">
"After the destruction of the Kakhovka hydroelectric power station, cases of mass [death] are recorded(https://www.ukrinform.ua/tag-zagibel)Fish, " - the message reads.</text:p>
      <text:p text:style-name="P4">
In case of detection of a sea of fish should be immediately called by the following numbers: Free "hotline" of the State Fisheries Fire(800)50-52-50; The “hotline” of the Zaporozhye Fish Patrol(067)622-04-66; The "hotline" of the Dnipropetrovsk Fisheries Patrol(096)400-02-50; The "hotline" of the Kherson fish protection patrol(050)012-35-73; Colcentric of Kherson Ova0(800)10-11-02.</text:p>
      <text:p text:style-name="P4">
"To accelerate the identification of the place of death of fish and prompt response, request, if possible, to provide information in the form of geolocation on the map, with photos or videos of indicative quantities of fish," - said in the ministry.</text:p>
      <text:p text:style-name="P4">
<text:span text:style-name="T4">
 Read also: </text:span>
 <text:a xlink:type="simple" xlink:href="https://www.ukrinform.ua/rubric-economy/3719420-pidriv-kahovskoi-ges-zbitki-dla-ribnoi-galuzi-ocinuut-u-105-milarda.html" text:style-name="Internet_20_link" text:visited-style-name="Visited_20_Internet_20_Link">
Kakhovskaya hydroelectric power station: losses for <text:span text:style-name="T4">
 fish </text:span>
 and industry is estimated in 10.5 billion</text:a>
As reported <text:a xlink:type="simple" xlink:href="https://www.ukrinform.ua/rubric-other_news/3718791-pidriv-rosianami-kahovskoi-ges-vsi-novini.html" text:style-name="Internet_20_link" text:visited-style-name="Visited_20_Internet_20_Link">
Ukrinform</text:a>
, Russian on the night of June 6 made a blast of Kakhovka hydroelectric power station. As a result of the heating of the machine hall inside, the station is completely destroyed.</text:p>
      <text:p text:style-name="P4">
The evacuation of the population from potential flood areas is ongoing.</text:p>
      <text:p text:style-name="P4">
Law enforcement officers investigate the mass sea of fish as a result of the destruction of Kakhovskaya hydroelectric power plant.</text:p>
      <text:p text:style-name="P4">
News Source: <text:a xlink:type="simple" xlink:href="https://www.ukrinform.ua/rubric-society/3720760-ukrainciv-zaklikaut-u-razi-viavlenna-mora-ribi-negajno-povidomlati-u-derzribagentstvo.html" text:style-name="Internet_20_link" text:visited-style-name="Visited_20_Internet_20_Link">
https://www.ukrinform.ua/rubric-society/3720760-ukrainciv-zaklikaut-u-razi-viavlenna-mora-ribi-negajno-povidomlati-u-derzribagentstvo.html</text:a>
</text:p>
      <!--NEWS-->
      <text:h text:style-name="P10" text:outline-level="1">
<text:span text:style-name="T4">
Ukraine will return civilian prisoners with two ways - Kuleb</text:span>
</text:h>
      <text:p text:style-name="P4">
Authors: Ukrinform (Person)</text:p>
      <text:p text:style-name="P4">
Publisher: Укринформ (Organization)</text:p>
      <text:p text:style-name="P4">
Published Time: 2023-06-09T20:39:00+03:00</text:p>
      <text:p text:style-name="P4">
Modified Time: 2023-06-09T20:39:00+03:00</text:p>
      <text:p text:style-name="P4">
Description: Ukraine will return civilian prisoners from Russia through third countries and international organizations.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Обмін', 'Полонені', 'Війна з Росією']</text:p>
      <text:p text:style-name="P4">
Type: Article</text:p>
      <!--METADATA-->
      <text:p text:style-name="P4">
<draw:frame draw:style-name="fr1" draw:name="Image187" text:anchor-type="as-char" svg:width="6.9236in" svg:height="3.956343in" draw:z-index="0">
<draw:image xlink:href="../Images/yкринформ/2023-06-09T20-39-00-03-00/630_360_1685367365-251.jpg" xlink:type="simple" xlink:show="embed" xlink:actuate="onLoad" draw:mime-type="image/jpeg"/>
</draw:frame>
Ukraine will turn civilian prisoners from Russia with the help of third countries of Tamyzhnaya organizations.</text:p>
      <text:p text:style-name="P4">
This was stated by Foreign Minister Dmitry Kuleb during a video clip on(https://www.instagram.com/p/CtRss0xA38F/), Ukrinform reports.</text:p>
      <text:p text:style-name="P4">
The head of Ukrainian diplomacy explained that there are three directions for the return of civilians from the Russian Federation, the first of which is a direct dialogue with <text:a xlink:type="simple" xlink:href="https://www.ukrinform.ua/tag-rosia" text:style-name="Internet_20_link" text:visited-style-name="Visited_20_Internet_20_Link">
Russia</text:a>
: "But this topic is now closed by image causes."</text:p>
      <text:p text:style-name="Quotations">

<text:p text:style-name="P4">
<text:a xlink:type="simple" xlink:href="https://www.instagram.com/tv/CtRss0xA38F/" text:style-name="Internet_20_link" text:visited-style-name="Visited_20_Internet_20_Link">
&gt;
</text:a>
&gt;
&gt;
 <text:a xlink:type="simple" xlink:href="https://www.instagram.com/tv/CtRss0xA38F/" text:style-name="Internet_20_link" text:visited-style-name="Visited_20_Internet_20_Link">
View this publication on Instagram&gt;
</text:a>
&gt;
&gt;
 <text:a xlink:type="simple" xlink:href="https://www.instagram.com/tv/CtRss0xA38F/" text:style-name="Internet_20_link" text:visited-style-name="Visited_20_Internet_20_Link">
Post by DMYTRO KULEBA(@Dmitry_Kuleba)&gt;
 </text:a>
The minister then called the work through third countries, which, according to him, will develop and work with international organizations.</text:p>

</text:p>
      <text:p text:style-name="P4">
“The topic must be promoted - this is the first step. We have now explained to the people: we have come about what we will work on. At the international level, they are well aware of the Tomovian people, they are well aware of the topic of stolen children already raised. Mizaraz we have to raise the third topic. We have to draw the world's attention to the problem of civil prisoners, ”the Foreign Minister said.</text:p>
      <text:p text:style-name="P4">
Kuleba expressed his belief that after breaking the topic of stolen children, Ukraine would quickly unpack the topic of civilian prisoners. He added that the authorities have worked out the steps for every international organization.</text:p>
      <text:p text:style-name="P4">
*!(https://www.ukrinform.ua/rubric-polytics/3720617-mzs-vimagae-v-ugorsini-detalnu-informaciu-pro-zvilnenih-polonenih-i-dostupu-do-nih-konsula.html)"Very often, these organizations do not deserve our sympathy -sometimes even respect -but they exist, and nothing better has come up with," he said.</text:p>
      <text:p text:style-name="P4">
The Minister also refused to name the countries by which he would be able to return his citizens.</text:p>
      <text:p text:style-name="P4">
As it was reported, the Ukrainian authorities have data that <text:a xlink:type="simple" xlink:href="https://www.ukrinform.ua/rubric-society/3716557-rf-utrimue-na-svoij-teritorii-ponad-27-tisac-civilnih-zarucnikiv.html" text:style-name="Internet_20_link" text:visited-style-name="Visited_20_Internet_20_Link">
Russia holds the territory of more than 27 thousand civilians</text:a>
Citizens of Ukraine.</text:p>
      <text:p text:style-name="P4">
News Source: <text:a xlink:type="simple" xlink:href="https://www.ukrinform.ua/rubric-society/3720761-ukraina-povertatime-civilnih-polonenih-z-rf-dvoma-slahami-kuleba.html" text:style-name="Internet_20_link" text:visited-style-name="Visited_20_Internet_20_Link">
https://www.ukrinform.ua/rubric-society/3720761-ukraina-povertatime-civilnih-polonenih-z-rf-dvoma-slahami-kuleba.html</text:a>
</text:p>
      <!--NEWS-->
      <text:h text:style-name="P10" text:outline-level="1">
<text:span text:style-name="T4">
Two more regions sent humanitarian aid to Kherson region</text:span>
</text:h>
      <text:p text:style-name="P4">
Authors: Ukrinform (Person)</text:p>
      <text:p text:style-name="P4">
Publisher: Укринформ (Organization)</text:p>
      <text:p text:style-name="P4">
Published Time: 2023-06-09T20:40:00+03:00</text:p>
      <text:p text:style-name="P4">
Modified Time: 2023-06-09T20:40:00+03:00</text:p>
      <text:p text:style-name="P4">
Description: </text:p>
      <text:p text:style-name="P4">
Хмельниччина І Рівненщина Відправили Гуманітарну Допомогу Жителям Херсонщини, Які Постраждали Внаслідок Підриву Каховської Гес. — Укрінформ.: </text:p>
      <text:p text:style-name="P4">
Images: ['<text:a xlink:type="simple" xlink:href="https://static.ukrinform.com/photos/2023_06/thumb_files/630_360_1686330314-372.jpg" text:style-name="Internet_20_link" text:visited-style-name="Visited_20_Internet_20_Link">
630_360_16863...</text:a>
']</text:p>
      <text:p text:style-name="P4">
Tags: ['Гуманітарна допомога', 'Херсонщина', 'Хмельниччина', 'Рівненщина']</text:p>
      <text:p text:style-name="P4">
Type: Article</text:p>
      <!--METADATA-->
      <text:p text:style-name="P4">
<draw:frame draw:style-name="fr1" draw:name="Image188" text:anchor-type="as-char" svg:width="6.9236in" svg:height="3.956343in" draw:z-index="0">
<draw:image xlink:href="../Images/yкринформ/2023-06-09T20-40-00-03-00/630_360_1686330314-372.jpg" xlink:type="simple" xlink:show="embed" xlink:actuate="onLoad" draw:mime-type="image/jpeg"/>
</draw:frame>
Khmelnytskyi and Rivne region sent humanitarian aid to the residents of Kherson region who were injured as a result of the blast of the Kakhovka hydroelectric power station.</text:p>
      <text:p text:style-name="P4">
According to Ukrinform with reference to <text:a xlink:type="simple" xlink:href="https://t.me/shtab_kakhovska_hes/325" text:style-name="Internet_20_link" text:visited-style-name="Visited_20_Internet_20_Link">
Kakhovskaya hydroelectric power station | Info headquarters "</text:a>
, about a ton of bread and food, 20 thousand liters of water, animal feed and hygienic agents were included in the first party.</text:p>
      <text:p text:style-name="P4">
"Residents of the region are promptly coordinated and raised in the collection and departure of humanitarian aid. Today, there will be a truck with the necessary jackets today," the message reads.</text:p>
      <text:p text:style-name="P4">
She reported on help from Khmelnytskyi in <text:a xlink:type="simple" xlink:href="https://t.me/khmelnytskaODA/1708" text:style-name="Internet_20_link" text:visited-style-name="Visited_20_Internet_20_Link">
telegram</text:a>
The Khmelnitsky Ova press service with reference to the first deputy chief of OVA Sergei Turin.</text:p>
      <text:p text:style-name="P4">
“Today, thanks to the reserve of the State Reserve and the Joint Efforts <text:a xlink:type="simple" xlink:href="https://www.ukrinform.ua/tag-volonteri" text:style-name="Internet_20_link" text:visited-style-name="Visited_20_Internet_20_Link">
Volunteers</text:a>
, we have formed the necessary assistance in the body and its inhabitants. We plan to send such a freight player as much as needed. Together we will overcome not only the disaster, but also the flea, ”Tyurin said.</text:p>
      <text:p text:style-name="P4">
According to him, in addition to clothing, household chemicals, bedding, blankets, mattresses, 20 generators, 200 shovels, 20 pargum boots will go to the affected region.</text:p>
      <text:p text:style-name="P4">
Earlier, Khmelnytskyi sent 44 tons of drinking water and 15 thousand liters of fuel, he added.</text:p>
      <text:p text:style-name="P4">
<text:span text:style-name="T4">
 Read also: </text:span>
 <text:a xlink:type="simple" xlink:href="https://www.ukrinform.ua/rubric-regions/3720736-covni-pompi-i-generatori-kiivsina-vidpravlae-drugu-partiu-dopomogi-do-hersonsini.html" text:style-name="Internet_20_link" text:visited-style-name="Visited_20_Internet_20_Link">
<text:span text:style-name="T4">
 boats </text:span>
, pumps and generators: Kyiv region sends the Second Party of Assistance to Kherson region</text:a>
As reported by Ukrinform, <text:a xlink:type="simple" xlink:href="https://www.ukrinform.ua/rubric-other_news/3718791-pidriv-rosianami-kahovskoi-ges-vsi-novini.html" text:style-name="Internet_20_link" text:visited-style-name="Visited_20_Internet_20_Link">
on the night against June 6, Russian troops of the underground hydroelectric power station</text:a>
. Part of Kherson was flooded and another 80 -painted points were flooded. On the Right Bank of the region, evacuation of people of anesthetics is organized.</text:p>
      <text:p text:style-name="P4">
News Source: <text:a xlink:type="simple" xlink:href="https://www.ukrinform.ua/rubric-regions/3720762-ise-dvi-oblasti-vidpravili-gumanitarnu-dopomogu-hersonsini.html" text:style-name="Internet_20_link" text:visited-style-name="Visited_20_Internet_20_Link">
https://www.ukrinform.ua/rubric-regions/3720762-ise-dvi-oblasti-vidpravili-gumanitarnu-dopomogu-hersonsini.html</text:a>
</text:p>
      <!--NEWS-->
      <text:h text:style-name="P10" text:outline-level="1">
<text:span text:style-name="T4">
NATO's spokeswoman who has taken this post for longest</text:span>
</text:h>
      <text:p text:style-name="P4">
Authors: Ukrinform (Person)</text:p>
      <text:p text:style-name="P4">
Publisher: Укринформ (Organization)</text:p>
      <text:p text:style-name="P4">
Published Time: 2023-06-09T20:42:00+03:00</text:p>
      <text:p text:style-name="P4">
Modified Time: 2023-06-09T20:42:00+03:00</text:p>
      <text:p text:style-name="P4">
Description: Oana Lungescu, a NATO spokeswoman, who held this position in the history of the Alliance, announced that he was retired this summer. - Ukrinform.</text:p>
      <text:p text:style-name="P4">
Images: ['<text:a xlink:type="simple" xlink:href="https://static.ukrinform.com/photos/2023_06/thumb_files/630_360_1686316891-829.jpg" text:style-name="Internet_20_link" text:visited-style-name="Visited_20_Internet_20_Link">
630_360_16863...</text:a>
']</text:p>
      <text:p text:style-name="P4">
Tags: ['НАТО', 'Відставка', 'Звільнення']</text:p>
      <text:p text:style-name="P4">
Type: Article</text:p>
      <!--METADATA-->
      <text:p text:style-name="P4">
<draw:frame draw:style-name="fr1" draw:name="Image189" text:anchor-type="as-char" svg:width="6.9236in" svg:height="3.954515in" draw:z-index="0">
<draw:image xlink:href="../Images/yкринформ/2023-06-09T20-42-00-03-00/630_360_1686316891-829.jpg" xlink:type="simple" xlink:show="embed" xlink:actuate="onLoad" draw:mime-type="image/jpeg"/>
</draw:frame>
Okanulhyscu, a NATO spokeswoman who has held this position in the history of the Alliance, announced that he was retired this summer.</text:p>
      <text:p text:style-name="P4">
As Ukrinform reports, she wrote about it in <text:a xlink:type="simple" xlink:href="https://twitter.com/NATOpress/status/1667057560690606081" text:style-name="Internet_20_link" text:visited-style-name="Visited_20_Internet_20_Link">
Twitter</text:a>
.</text:p>
      <text:p text:style-name="P4">
Lungescu was assigned to the post of spokesman <text:a xlink:type="simple" xlink:href="https://www.ukrinform.ua/tag-nato" text:style-name="Internet_20_link" text:visited-style-name="Visited_20_Internet_20_Link">
NATO</text:a>
In 2010, the then Secretary General Anders FOG Rasmussen after a long career of the journalist at the BBC.In 2014, she was redefined by the current Secretary -General of the Alliance Jenstoltenberg.</text:p>
      <text:p text:style-name="P4">
Lungescu is the longest in NATO history as a NATO spokesman and is the first conjunction in this post.</text:p>
      <text:p text:style-name="P4">
It will begin to delegate the authority to its deputy Dylan Wyita after NATO's Summit in Vilnius in mid -July.</text:p>
      <text:p text:style-name="P4">
*!(https://www.ukrinform.ua/rubric-world/3720479-svecia-dozvolit-nato-rozmistiti-vijska-do-oficijnogo-vstupu-v-alans.html)According to Lungescu, she is the first woman as a NATO spokeswoman and will be respected at the end of August after managing the communications of the Alliance during the "most turbulent period of this generation."</text:p>
      <text:p text:style-name="P4">
<text:span text:style-name="T5">
Foto: www.nato.int</text:span>
</text:p>
      <text:p text:style-name="P4">
News Source: <text:a xlink:type="simple" xlink:href="https://www.ukrinform.ua/rubric-world/3720629-recnica-nato-aka-najdovse-zajmala-cej-post-ide-u-vidstavku.html" text:style-name="Internet_20_link" text:visited-style-name="Visited_20_Internet_20_Link">
https://www.ukrinform.ua/rubric-world/3720629-recnica-nato-aka-najdovse-zajmala-cej-post-ide-u-vidstavku.html</text:a>
</text:p>
      <!--NEWS-->
      <text:h text:style-name="P10" text:outline-level="1">
<text:span text:style-name="T4">
In Nikolaev, an exhibition dedicated to the memory of the Azov regiment fighters was opened</text:span>
</text:h>
      <text:p text:style-name="P4">
Authors: Ukrinform (Person)</text:p>
      <text:p text:style-name="P4">
Publisher: Укринформ (Organization)</text:p>
      <text:p text:style-name="P4">
Published Time: 2023-06-09T20:46:00+03:00</text:p>
      <text:p text:style-name="P4">
Modified Time: 2023-06-09T20:46:00+03:00</text:p>
      <text:p text:style-name="P4">
Description: In Nikolaev the exhibition "Azov" - Angels Mariupol ", dedicated to the memory of the soldiers of the regiment" Azov ", who died during the defense of Mariupol and Azovstal, was opened. - Ukrinform.</text:p>
      <text:p text:style-name="P4">
Images: ['<text:a xlink:type="simple" xlink:href="https://static.ukrinform.com/photos/2023_06/thumb_files/630_360_1686332373-534.jpg" text:style-name="Internet_20_link" text:visited-style-name="Visited_20_Internet_20_Link">
630_360_16863...</text:a>
']</text:p>
      <text:p text:style-name="P4">
Tags: ['Азов', 'Миколаїв', 'Виставка']</text:p>
      <text:p text:style-name="P4">
Type: Article</text:p>
      <!--METADATA-->
      <text:p text:style-name="P4">
<draw:frame draw:style-name="fr1" draw:name="Image190" text:anchor-type="as-char" svg:width="6.9236in" svg:height="3.956343in" draw:z-index="0">
<draw:image xlink:href="../Images/yкринформ/2023-06-09T20-46-00-03-00/630_360_1686332373-534.jpg" xlink:type="simple" xlink:show="embed" xlink:actuate="onLoad" draw:mime-type="image/jpeg"/>
</draw:frame>
Mimikolaev opened the exhibition "Azov" - Angels of Mariupol ", dedicated to the memory of the soldiers of the regiment" Azov ", who died during the defense of Mariupol Taazovstal.</text:p>
      <text:p text:style-name="P4">
This was reported by Ukrinform correspondent.</text:p>
      <text:p text:style-name="P4">
Before opening <text:a xlink:type="simple" xlink:href="https://www.ukrinform.ua/tag-vistavka" text:style-name="Internet_20_link" text:visited-style-name="Visited_20_Internet_20_Link">
exhibition</text:a>
The locals on an improvised rope ladder, hanged paper figures of angels with the conjunction of the dead Azov.</text:p>
      <text:p text:style-name="P4">
The exposition includes more than a hundred photos of the dead heroes-Azov, the cubicle of which is attached a short biographical certificate of the warrior.</text:p>
      <text:p text:style-name="P4">
Also present were able to watch music videos and listen to the songs of the tragic events of Mariupol's heroic defense.</text:p>
      <text:p text:style-name="P4">
</text:p>
      <text:p text:style-name="P4">
<text:a xlink:type="simple" xlink:href="https://static.ukrinform.com/photos/2023_06/1686332549-3513.jpeg" text:style-name="Internet_20_link" text:visited-style-name="Visited_20_Internet_20_Link">
 </text:a>
 <text:a xlink:type="simple" xlink:href="https://static.ukrinform.com/photos/2023_06/1686332548-1292.jpeg" text:style-name="Internet_20_link" text:visited-style-name="Visited_20_Internet_20_Link">
</text:a>
 <text:a xlink:type="simple" xlink:href="https://static.ukrinform.com/photos/2023_06/1686332548-9716.jpeg" text:style-name="Internet_20_link" text:visited-style-name="Visited_20_Internet_20_Link">
</text:a>
 <text:a xlink:type="simple" xlink:href="https://static.ukrinform.com/photos/2023_06/1686332548-5829.jpeg" text:style-name="Internet_20_link" text:visited-style-name="Visited_20_Internet_20_Link">
</text:a>
 <text:a xlink:type="simple" xlink:href="https://static.ukrinform.com/photos/2023_06/1686332549-6638.jpeg" text:style-name="Internet_20_link" text:visited-style-name="Visited_20_Internet_20_Link">
</text:a>
It is known that in the battles for Mariupol the regiment "Azov" lost about three hundred of its military, several hundred more soldiers are still in Russian captivity.</text:p>
      <text:p text:style-name="P4">
<text:span text:style-name="T4">
 Read also: </text:span>
 <text:a xlink:type="simple" xlink:href="https://www.ukrinform.ua/rubric-regions/3718566-u-garnizonnomu-hrami-lvova-vidkrili-vistavku-vratovanih-u-bahmuti-ikon.html" text:style-name="Internet_20_link" text:visited-style-name="Visited_20_Internet_20_Link">
in the garrison temple of Lviv opened <text:span text:style-name="T4">
 exhibition </text:span>
 rescued in Bakhmut icons</text:a>
She initiated the exhibition and became its organizer mom of one of the fighters with the call sign "Vector" - Vera Litvinenko. In Nikolaev, families of local Azov joined her.</text:p>
      <text:p text:style-name="P4">
The project is realized with the assistance of NGO "Heart outside". The exhibition can be viewed during the month at the City Palace of Culture and Arts.</text:p>
      <text:p text:style-name="P4">
As it was reported, in the capital of Canada, Ottawa was shown <text:a xlink:type="simple" xlink:href="https://www.ukrinform.ua/rubric-diaspora/3719072-v-ottavi-pokazali-fotovistavku-pro-zrujnovanij-mariupol.html" text:style-name="Internet_20_link" text:visited-style-name="Visited_20_Internet_20_Link">
a photo exhibition of the Laureapolitzer Prize of Yevgeny Maloletka about the defense of Mariupol.</text:a>
</text:p>
      <text:p text:style-name="P4">
News Source: <text:a xlink:type="simple" xlink:href="https://www.ukrinform.ua/rubric-culture/3720765-u-mikolaevi-vidkrili-vistavku-prisvacenu-pamati-bijciv-polku-azov.html" text:style-name="Internet_20_link" text:visited-style-name="Visited_20_Internet_20_Link">
https://www.ukrinform.ua/rubric-culture/3720765-u-mikolaevi-vidkrili-vistavku-prisvacenu-pamati-bijciv-polku-azov.html</text:a>
</text:p>
      <!--NEWS-->
      <text:h text:style-name="P10" text:outline-level="1">
<text:span text:style-name="T4">
There is a decision on humanitarian support from partners - Zelensky on a rescue operation in the south</text:span>
</text:h>
      <text:p text:style-name="P4">
Authors: Ukrinform (Person)</text:p>
      <text:p text:style-name="P4">
Publisher: Укринформ (Organization)</text:p>
      <text:p text:style-name="P4">
Published Time: 2023-06-09T20:52:00+03:00</text:p>
      <text:p text:style-name="P4">
Modified Time: 2023-06-09T20:52:00+03:00</text:p>
      <text:p text:style-name="P4">
Description: International partners demonstrate their readiness to assist Ukraine in the rescue operation, which is conducted as a result of the blasting of the Kakhovka hydroelectric power station by Russia. - Ukrinform.</text:p>
      <text:p text:style-name="P4">
Images: ['<text:a xlink:type="simple" xlink:href="https://static.ukrinform.com/photos/2023_03/thumb_files/630_360_1678086625-925.png" text:style-name="Internet_20_link" text:visited-style-name="Visited_20_Internet_20_Link">
630_360_16780...</text:a>
']</text:p>
      <text:p text:style-name="P4">
Tags: ['Гуманітарна допомога', 'Зеленський', 'Каховська ГЕС']</text:p>
      <text:p text:style-name="P4">
Type: Article</text:p>
      <!--METADATA-->
      <text:p text:style-name="P4">
<draw:frame draw:style-name="fr1" draw:name="Image197" text:anchor-type="as-char" svg:width="6.9236in" svg:height="3.956343in" draw:z-index="0">
<draw:image xlink:href="../Images/yкринформ/2023-06-09T20-52-00-03-00/630_360_1678086625-925.png" xlink:type="simple" xlink:show="embed" xlink:actuate="onLoad" draw:mime-type="image/png"/>
</draw:frame>
International partners demonstrate a willingness to assist Ukraine in the rescue operation, which is conducted as a result of the blasting of the Kakhovka hydroelectric power station by Russia.</text:p>
      <text:p text:style-name="P4">
About this in <text:a xlink:type="simple" xlink:href="https://t.me/V_Zelenskiy_official/6538" text:style-name="Internet_20_link" text:visited-style-name="Visited_20_Internet_20_Link">
video closer</text:a>
Volodymyr Zelenskyy, Ukrainian President, reports.</text:p>
      <text:p text:style-name="P4">
"He spoke to Japan and the Netherlands today. He informed the permanent rescue operation in the southern areas, about our urgent needs. The readiness is to help Ukraine, and I am grateful to partners. There is a decision on humanitarian support packs," said <text:a xlink:type="simple" xlink:href="https://www.ukrinform.ua/tag-zelenskij" text:style-name="Internet_20_link" text:visited-style-name="Visited_20_Internet_20_Link">
Zelensky</text:a>
.</text:p>
      <text:p text:style-name="P4">
<text:span text:style-name="T5">
Video: <text:a xlink:type="simple" xlink:href="https://t.me/OP_UA/9696" text:style-name="Internet_20_link" text:visited-style-name="Visited_20_Internet_20_Link">
Presidential Office</text:a>
</text:span>
</text:p>
      <text:p text:style-name="P4">
The President added that the prime minister of Japan was discussed with the preparation of the global peace summit and the conference in Japan on the reconstruction and transformation of a country after hostilities.</text:p>
      <text:p text:style-name="P4">
The Prime Minister of the Netherlands discussed defense cooperation, coordinated positions before the next Ramstein.</text:p>
      <text:p text:style-name="P4">
<text:span text:style-name="T4">
 Read also: </text:span>
 <text:a xlink:type="simple" xlink:href="https://www.ukrinform.ua/rubric-economy/3720713-magate-zapuskae-programu-dopomogi-ukraini-u-zvazku-z-pidrivom-grebli-na-kahovskij-ges.html" text:style-name="Internet_20_link" text:visited-style-name="Visited_20_Internet_20_Link">
IAEA launches a program of assistance to Ukraine in connection with the suburban dam on Kakhovskaya hydroelectric power station</text:a>
"We are moving step by step in strengthening our air shield. Discuss the Petriots, the training of our pilots," Zelensky said.</text:p>
      <text:p text:style-name="P4">
Zelensky also noted that Ukraine has public potential to overcome the disaster resorts, which occurred as a result of the blast of Russian military hydroelectric power station.</text:p>
      <text:p text:style-name="P4">
"During the day, I receive reports on the rescue operation in the Kherson region of the Tamikolaevshchina, about the state of the Kakhovka reservoir - in fact its residues. to work in unity, to protect people and life. These are our principles, principles of Ukraine that are fighting. They are now operating one hundred percent of our print, "Zelensky said.</text:p>
      <text:p text:style-name="P4">
*!(https://www.ukrinform.ua/rubric-regions/3720658-urad-vidiliv-24-milarda-griven-dla-zabezpecenna-vodou-ziteliv-cotiroh-oblastej.html)The President has believed that Ukraine would overcome the consequences of both this catastrophe and all Russian evil.As it was reported, on the night of June 6 <text:a xlink:type="simple" xlink:href="https://www.ukrinform.ua/rubric-other_news/3718791-pidriv-rosianami-kahovskoi-ges-vsi-novini.html" text:style-name="Internet_20_link" text:visited-style-name="Visited_20_Internet_20_Link">
the Russian army undermined the dam of Kakhovskaya hydroelectric power station</text:a>
. In Kherson region, the evacuation of the population of anesthetics for which there is a risk of flooding as a result of the blasting of Kakhovskaya HEPs began. On the fact of undermining the occupiers of the Kakhovka hydroelectric power station, law enforcement officers began investigation under the article "Ecocid". Ukrhydroenergo stated that Kakhovskaya with sinus was not destroyed and is not recoverable.</text:p>
      <text:p text:style-name="P4">
<text:span text:style-name="T5">
Foto: op</text:span>
</text:p>
      <text:p text:style-name="P4">
News Source: <text:a xlink:type="simple" xlink:href="https://www.ukrinform.ua/rubric-society/3720766-zelenskij-pro-ratuvalnu-operaciu-na-pivdni-e-risenna-pro-gumanitarnu-pidtrimku-vid-partneriv.html" text:style-name="Internet_20_link" text:visited-style-name="Visited_20_Internet_20_Link">
https://www.ukrinform.ua/rubric-society/3720766-zelenskij-pro-ratuvalnu-operaciu-na-pivdni-e-risenna-pro-gumanitarnu-pidtrimku-vid-partneriv.html</text:a>
</text:p>
      <!--NEWS-->
      <text:h text:style-name="P10" text:outline-level="1">
<text:span text:style-name="T4">
The British and Swedish Air Force has intercepted Russian planes in Europe three times a day</text:span>
</text:h>
      <text:p text:style-name="P4">
Authors: Ukrinform (Person)</text:p>
      <text:p text:style-name="P4">
Publisher: Укринформ (Organization)</text:p>
      <text:p text:style-name="P4">
Published Time: 2023-06-09T20:55:00+03:00</text:p>
      <text:p text:style-name="P4">
Modified Time: 2023-06-09T20:55:00+03:00</text:p>
      <text:p text:style-name="P4">
Description: The Typhoon Air Force Air Air Force, based on Amari Air Force in Estonia, as well as Gripens Swedish Air Force fighters, has been intercepted by Russian military aircraft near NATO airspace several times in the last day. - Ukrinform.</text:p>
      <text:p text:style-name="P4">
Images: ['<text:a xlink:type="simple" xlink:href="https://static.ukrinform.com/photos/2023_06/thumb_files/630_360_1686332994-580.jpg" text:style-name="Internet_20_link" text:visited-style-name="Visited_20_Internet_20_Link">
630_360_16863...</text:a>
']</text:p>
      <text:p text:style-name="P4">
Tags: ['Британія', 'Літак', 'Швеція', 'Російська авіація']</text:p>
      <text:p text:style-name="P4">
Type: Article</text:p>
      <!--METADATA-->
      <text:p text:style-name="P4">
<draw:frame draw:style-name="fr1" draw:name="Image198" text:anchor-type="as-char" svg:width="6.9236in" svg:height="3.956343in" draw:z-index="0">
<draw:image xlink:href="../Images/yкринформ/2023-06-09T20-55-00-03-00/630_360_1686332994-580.jpg" xlink:type="simple" xlink:show="embed" xlink:actuate="onLoad" draw:mime-type="image/jpeg"/>
</draw:frame>
Amera -based aircraft British Air Force from Amari Air Force in Estonia, as well as Gripens Swedish Air Force, several times in the last day of intercepting military aircraft near NATO airspace.</text:p>
      <text:p text:style-name="P4">
This is stated in <text:a xlink:type="simple" xlink:href="https://www.gov.uk/government/news/raf-typhoons-intercept-russian-aircraft-twice-in-24-hours" text:style-name="Internet_20_link" text:visited-style-name="Visited_20_Internet_20_Link">
message</text:a>
The Ministry of Defense of Britain, published on Friday, reports Ukrinform.</text:p>
      <text:p text:style-name="P4">
“Russian flight <text:a xlink:type="simple" xlink:href="https://www.ukrinform.ua/tag-litak" text:style-name="Internet_20_link" text:visited-style-name="Visited_20_Internet_20_Link">
aircraft</text:a>
did not respond to international standards, ”the message said.</text:p>
      <text:p text:style-name="P4">
It is specified that the Russians could not be contacted, but they had fallen in the international airspace.</text:p>
      <text:p text:style-name="P4">
The first interception of IL-20 and Su-27 aircraft was carried out on Thursday. However, there was a need to raise fighters through the flight of the Russian-An-12 and An-72, which headed from the mainland of Russia to the Kaliningrad region, again in the morning.</text:p>
      <text:p text:style-name="P4">
<text:span text:style-name="T4">
 Read also: </text:span>
 [Russia blocks GPS signals in the Baltic region - aircraft from aircraft(https://www.ukrinform.ua/rubric-world/3719997-rosia-blokue-signali-gps-u-baltijskomu-regioni-iz-navigacieu-litakiv-vinikli-pereboi.html)Later, the fighters of the British and Finnish forces were again obtained by the problem of intercept for TU-22M and two Su-30, which also flew on the Tabalta Sea above the Finnish bay.</text:p>
      <text:p text:style-name="P4">
"Russian aircraft did not comply with international norms again,"- said the news.</text:p>
      <text:p text:style-name="P4">
As <text:a xlink:type="simple" xlink:href="https://www.ukrinform.ua/rubric-world/3717923-v-estonii-pocalisa-navcanna-baltops-za-ucastu-50-korabliv-nato.html" text:style-name="Internet_20_link" text:visited-style-name="Visited_20_Internet_20_Link">
reported</text:a>
, currently, he draws naval training in the Baltic Sea. Russian aviation is expected to monitor the Alliance ships.</text:p>
      <text:p text:style-name="P4">
News Source: <text:a xlink:type="simple" xlink:href="https://www.ukrinform.ua/rubric-world/3720767-britanski-i-svedski-vps-trici-za-dobu-perehopluvali-rosijski-litaki-u-evropi.html" text:style-name="Internet_20_link" text:visited-style-name="Visited_20_Internet_20_Link">
https://www.ukrinform.ua/rubric-world/3720767-britanski-i-svedski-vps-trici-za-dobu-perehopluvali-rosijski-litaki-u-evropi.html</text:a>
</text:p>
      <!--NEWS-->
      <text:h text:style-name="P10" text:outline-level="1">
<text:span text:style-name="T4">
2.5 thousand people have already been evacuated in Kherson region</text:span>
</text:h>
      <text:p text:style-name="P4">
Authors: Ukrinform (Person)</text:p>
      <text:p text:style-name="P4">
Publisher: Укринформ (Organization)</text:p>
      <text:p text:style-name="P4">
Published Time: 2023-06-09T20:56:00+03:00</text:p>
      <text:p text:style-name="P4">
Modified Time: 2023-06-09T20:56:00+03:00</text:p>
      <text:p text:style-name="P4">
Description: Currently, more than 2.5 thousand citizens have already been evacuated from the flooded territories of Kherson region. - Ukrinform.</text:p>
      <text:p text:style-name="P4">
Images: ['<text:a xlink:type="simple" xlink:href="https://static.ukrinform.com/photos/2023_06/thumb_files/630_360_1686333767-399.jpg" text:style-name="Internet_20_link" text:visited-style-name="Visited_20_Internet_20_Link">
630_360_16863...</text:a>
']</text:p>
      <text:p text:style-name="P4">
Tags: ['ДСНС', 'Евакуація', 'Херсонщина', 'Єдині новини', 'Затоплення']</text:p>
      <text:p text:style-name="P4">
Type: Article</text:p>
      <!--METADATA-->
      <text:p text:style-name="P4">
<draw:frame draw:style-name="fr1" draw:name="Image199" text:anchor-type="as-char" svg:width="6.9236in" svg:height="3.956343in" draw:z-index="0">
<draw:image xlink:href="../Images/yкринформ/2023-06-09T20-56-00-03-00/630_360_1686333767-399.jpg" xlink:type="simple" xlink:show="embed" xlink:actuate="onLoad" draw:mime-type="image/jpeg"/>
</draw:frame>
Currently, more than 2.5 thousand citizens have already been evacuated from the underground territories of Kherson region.</text:p>
      <text:p text:style-name="P4">
About it on the air of the telecommunication "<text:a xlink:type="simple" xlink:href="https://www.youtube.com/watch" text:style-name="Internet_20_link" text:visited-style-name="Visited_20_Internet_20_Link">
the only news</text:a>
"Volodymyr Demchuk, Deputy Holovysns, reported, Ukrinform reports.</text:p>
      <text:p text:style-name="P4">
“More than 2.5 thousand citizens have already been evacuated in Kherson region. In addition, during <text:a xlink:type="simple" xlink:href="https://www.ukrinform.ua/tag-evakuacia" text:style-name="Internet_20_link" text:visited-style-name="Visited_20_Internet_20_Link">
evacuation</text:a>
More than 600 people have been rescued by the SES, ”Demchuk said.</text:p>
      <text:p text:style-name="P4">
He noted that the SES continues to assist the citizens, for which all the necessary forces and means of all the components of the security and defense sector have been compared.</text:p>
      <text:p text:style-name="P4">
According to him, in the territory of Kherson the situation remains difficult.</text:p>
      <text:p text:style-name="P4">
"Today we have observed a decrease in water levels up to 30 centimeters. We have a flood level in the Kherson area about 5 meters," - emphasized Deemchuk.</text:p>
      <text:p text:style-name="P4">
<text:span text:style-name="T4">
 Read also: </text:span>
 <text:a xlink:type="simple" xlink:href="https://www.ukrinform.ua/rubric-regions/3720762-ise-dvi-oblasti-vidpravili-gumanitarnu-dopomogu-hersonsini.html" text:style-name="Internet_20_link" text:visited-style-name="Visited_20_Internet_20_Link">
even two regions sent humanitarian aid <text:span text:style-name="T4">
 Kherson region </text:span>
</text:a>
He stressed that the sharp decline in water should not be expected - it will not be, and the flooding of the territory for a long period.</text:p>
      <text:p text:style-name="P4">
As reported <text:a xlink:type="simple" xlink:href="https://www.ukrinform.ua/rubric-other_news/3718791-pidriv-rosianami-kahovskoi-ges-vsi-novini.html" text:style-name="Internet_20_link" text:visited-style-name="Visited_20_Internet_20_Link">
Ukrinform</text:a>
, Russian -occupation troops on the night of June 6 undermined the dam of Kakhovskaya Hydroelectric power. HPP is not recoverable. The evacuation of people of coincided territories is ongoing.</text:p>
      <text:p text:style-name="P4">
News Source: <text:a xlink:type="simple" xlink:href="https://www.ukrinform.ua/rubric-regions/3720770-na-hersonsini-vze-evakuuvali-25-tisaci-ludej.html" text:style-name="Internet_20_link" text:visited-style-name="Visited_20_Internet_20_Link">
https://www.ukrinform.ua/rubric-regions/3720770-na-hersonsini-vze-evakuuvali-25-tisaci-ludej.html</text:a>
</text:p>
      <!--NEWS-->
      <text:h text:style-name="P10" text:outline-level="1">
<text:span text:style-name="T4">
The players of the national team of Ukraine reached the 1/4 finals of the World Cup 2023 with SOCCA, beating Morocco</text:span>
</text:h>
      <text:p text:style-name="P4">
Authors: Ukrinform (Person)</text:p>
      <text:p text:style-name="P4">
Publisher: Укринформ (Organization)</text:p>
      <text:p text:style-name="P4">
Published Time: 2023-06-09T20:57:59+03:00</text:p>
      <text:p text:style-name="P4">
Modified Time: 2023-06-09T20:57:59+03:00</text:p>
      <text:p text:style-name="P4">
Description: On Friday, June 9, Ukrainian football players held a match of the 1/8 Final of the SOCCA World Cup in German Essen. - Ukrinform.</text:p>
      <text:p text:style-name="P4">
Images: ['<text:a xlink:type="simple" xlink:href="https://static.ukrinform.com/photos/2023_06/thumb_files/630_360_1686054311-598.jpg" text:style-name="Internet_20_link" text:visited-style-name="Visited_20_Internet_20_Link">
630_360_16860...</text:a>
']</text:p>
      <text:p text:style-name="P4">
Tags: ['Футбол']</text:p>
      <text:p text:style-name="P4">
Type: Article</text:p>
      <!--METADATA-->
      <text:p text:style-name="P4">
<draw:frame draw:style-name="fr1" draw:name="Image200" text:anchor-type="as-char" svg:width="6.9236in" svg:height="3.956343in" draw:z-index="0">
<draw:image xlink:href="../Images/yкринформ/2023-06-09T20-57-59-03-00/630_360_1686054311-598.jpg" xlink:type="simple" xlink:show="embed" xlink:actuate="onLoad" draw:mime-type="image/jpeg"/>
</draw:frame>
On June 9, Ukrainian football players held a match of the 1/8 finals of the SOCCA Championship in German Essen.</text:p>
      <text:p text:style-name="P4">
"Sine-yellow" with a score of 3: 1 took a mountain over rivals from Morocco, reports Ukrinform.</text:p>
      <text:p text:style-name="P4">
The balls in the national team of Ukraine were scored by Alexander Kolesnikov, Denis Sandetsky Yevgeny Shaduk.</text:p>
      <text:p text:style-name="P4">
The next match Ukrainians will be held against the Brazil national team, which in turn played a team of Poland(3:1).</text:p>
      <text:p text:style-name="P4">
<text:span text:style-name="T4">
Читайте також:</text:span>
 <text:a xlink:type="simple" xlink:href="https://www.ukrinform.ua/rubric-sports/3720469-ukraina-vijsla-do-18-finalu-cempionatu-svitu-iz-sokki.html" text:style-name="Internet_20_link" text:visited-style-name="Visited_20_Internet_20_Link">
 Україна вийшла до 1/8 фіналу чемпіонату світу із сокки</text:a>
It should be noted that SOCCA is a kind of mini-football, differing in the number of players and the size of the field. The matches are in 6 by 6 players, two halves for 20 minutes.</text:p>
      <text:p text:style-name="P4">
Photo: Socca World Cup.</text:p>
      <text:p text:style-name="P4">
News Source: <text:a xlink:type="simple" xlink:href="https://www.ukrinform.ua/rubric-sports/3720768-futbolisti-zbirnoi-ukraini-vijsli-do-14-finalu-cs2023-iz-socca-obigravsi-marokko.html" text:style-name="Internet_20_link" text:visited-style-name="Visited_20_Internet_20_Link">
https://www.ukrinform.ua/rubric-sports/3720768-futbolisti-zbirnoi-ukraini-vijsli-do-14-finalu-cs2023-iz-socca-obigravsi-marokko.html</text:a>
</text:p>
      <!--NEWS-->
      <text:h text:style-name="P10" text:outline-level="1">
<text:span text:style-name="T4">
Norway plans to extract metals from the seabed</text:span>
</text:h>
      <text:p text:style-name="P4">
Authors: Ukrinform (Person)</text:p>
      <text:p text:style-name="P4">
Publisher: Укринформ (Organization)</text:p>
      <text:p text:style-name="P4">
Published Time: 2023-06-09T20:58:00+03:00</text:p>
      <text:p text:style-name="P4">
Modified Time: 2023-06-09T20:58:00+03:00</text:p>
      <text:p text:style-name="P4">
Description: The Norwegian government prepares plans to open the territory of the ocean in the size of almost Germany for the purpose of deep mineral mining, as Norway seeks to become the first country to produce metals for electric vehicles from its seabed. - Ukrinform.</text:p>
      <text:p text:style-name="P4">
Images: ['<text:a xlink:type="simple" xlink:href="https://static.ukrinform.com/photos/2023_01/thumb_files/630_360_1675168275-915.jpg" text:style-name="Internet_20_link" text:visited-style-name="Visited_20_Internet_20_Link">
630_360_16751...</text:a>
']</text:p>
      <text:p text:style-name="P4">
Tags: ['Металургія', 'Норвегія', 'Море', 'Корисні копалини']</text:p>
      <text:p text:style-name="P4">
Type: Article</text:p>
      <!--METADATA-->
      <text:p text:style-name="P4">
<draw:frame draw:style-name="fr1" draw:name="Image201" text:anchor-type="as-char" svg:width="6.9236in" svg:height="3.956343in" draw:z-index="0">
<draw:image xlink:href="../Images/yкринформ/2023-06-09T20-58-00-03-00/630_360_1675168275-915.jpg" xlink:type="simple" xlink:show="embed" xlink:actuate="onLoad" draw:mime-type="image/jpeg"/>
</draw:frame>
The Norwegian government prepares plans to open the territory of the ocean in the size of almost Germany, a deep -sea mineral production, as Norway to seek the first country to produce metals for the batteries of the seabed electric vehicle.</text:p>
      <text:p text:style-name="P4">
As Ukrinform reports, it reports <text:a xlink:type="simple" xlink:href="https://www.ft.com/content/44855d32-82c2-4f4c-b77c-1c21d3c1279f" text:style-name="Internet_20_link" text:visited-style-name="Visited_20_Internet_20_Link">
Financial Times</text:a>
.</text:p>
      <text:p text:style-name="P4">
Зазначається, що Міністерство енергетики країни подасть до парламентупропозицію відкрити морську зону для заявок на розвідку та видобуток копалин.Парламент має проголосувати за цей план восени.</text:p>
      <text:p text:style-name="P4">
<text:a xlink:type="simple" xlink:href="https://www.ukrinform.ua/tag-norvegia" text:style-name="Internet_20_link" text:visited-style-name="Visited_20_Internet_20_Link">
 Норвегія </text:a>
He insists on the permanent process near Svalbards, the Norwegian Archipelago in the Arctic, but at the same time with the fight against fishing enterprises and the defenders of the nearby environment, as well as the risk of dispute with other Ukrainians. According to Norway, it has exclusive rights to production of minerals at a larger water area, but a number of countries are considered different.</text:p>
      <text:p text:style-name="P4">
The Svalbard treatise that gives Norway sovereignty over the islands, as well as other countries, the right to produce minerals on land and in territorial wars around the archipelago. Russia, the United Kingdom and the EU do not agree on the volume of the water area on which Oslo can carry out extraction.</text:p>
      <text:p text:style-name="P4">
Volcanic sources of up to four kilometers contain approximately 38 million tons of copper - more than annual production around the world.</text:p>
      <text:p text:style-name="P4">
In addition to copper, hydrothermal sources also contain other metals, which are used in electric vehicles, including cobalt.</text:p>
      <text:p text:style-name="P4">
Amund Age, Secretary of State of the Norwegian Ministry of Oil and Energy, stated that deep -water production will help Europe to satisfy the "sharp need for an expensive amount of minerals, rare earth materials" to make an "ecological" transition.</text:p>
      <text:p text:style-name="P4">
<text:span text:style-name="T4">
 Read also: </text:span>
 [Turkey plans <text:span text:style-name="T4">
 to produce </text:span>
 from new deposits of 10 millions(https://www.ukrinform.ua/rubric-economy/3693758-tureccina-planue-vidobuvati-z-novih-rodovis-10-miljoniv-kubiv-gazu-sodna.html)However, according to the position of fishing enterprises, the production of fossils can bring to pollution and, as a consequence, to spoil them fishing. Also, the Norway Environmental Agency has been a decisive mint for such production.As reported <text:a xlink:type="simple" xlink:href="https://www.ukrinform.ua/rubric-technology/3716095-francia-vidkrivae-persij-zavod-z-virobnictva-akumulatoriv-dla-elektromobiliv.html" text:style-name="Internet_20_link" text:visited-style-name="Visited_20_Internet_20_Link">
Ukrinform</text:a>
, France launched its first production of electric vehicles.</text:p>
      <text:p text:style-name="P4">
News Source: <text:a xlink:type="simple" xlink:href="https://www.ukrinform.ua/rubric-world/3720569-norvegia-planue-vidobuvati-metali-z-morskogo-dna.html" text:style-name="Internet_20_link" text:visited-style-name="Visited_20_Internet_20_Link">
https://www.ukrinform.ua/rubric-world/3720569-norvegia-planue-vidobuvati-metali-z-morskogo-dna.html</text:a>
</text:p>
      <!--NEWS-->
      <text:h text:style-name="P10" text:outline-level="1">
<text:span text:style-name="T4">
Kherson received assistance from partner countries</text:span>
</text:h>
      <text:p text:style-name="P4">
Authors: Ukrinform (Person)</text:p>
      <text:p text:style-name="P4">
Publisher: Укринформ (Organization)</text:p>
      <text:p text:style-name="P4">
Published Time: 2023-06-09T21:06:00+03:00</text:p>
      <text:p text:style-name="P4">
Modified Time: 2023-06-09T21:06:00+03:00</text:p>
      <text:p text:style-name="P4">
Description: Partner countries provided the first package of assistance for Kherson region to eliminate the consequences of the blasting of the Kakhovka hydroelectric power station. - Ukrinform.</text:p>
      <text:p text:style-name="P4">
Images: ['<text:a xlink:type="simple" xlink:href="https://static.ukrinform.com/photos/2022_03/thumb_files/630_360_1648543139-505.jpg" text:style-name="Internet_20_link" text:visited-style-name="Visited_20_Internet_20_Link">
630_360_16485...</text:a>
']</text:p>
      <text:p text:style-name="P4">
Tags: ['Херсон', 'допомога', 'Каховська ГЕС', 'Затоплення']</text:p>
      <text:p text:style-name="P4">
Type: Article</text:p>
      <!--METADATA-->
      <text:p text:style-name="P4">
<draw:frame draw:style-name="fr1" draw:name="Image202" text:anchor-type="as-char" svg:width="6.9236in" svg:height="3.956343in" draw:z-index="0">
<draw:image xlink:href="../Images/yкринформ/2023-06-09T21-06-00-03-00/630_360_1648543139-505.jpg" xlink:type="simple" xlink:show="embed" xlink:actuate="onLoad" draw:mime-type="image/jpeg"/>
</draw:frame>
Partner countries provided the first package of assistance for the Kherson region to eliminate the consequences of the Kakhovskaya Hydroelectric Power Plant.</text:p>
      <text:p text:style-name="P4">
About it in <text:a xlink:type="simple" xlink:href="https://t.me/khersonskaODA/6629" text:style-name="Internet_20_link" text:visited-style-name="Visited_20_Internet_20_Link">
telegram</text:a>
The Kherson Ova reports, Ukrinform reports.</text:p>
      <text:p text:style-name="P4">
Today to <text:a xlink:type="simple" xlink:href="https://www.ukrinform.ua/tag-herson" text:style-name="Internet_20_link" text:visited-style-name="Visited_20_Internet_20_Link">
Kherson</text:a>
Tworks arrived with rescuers equipment. It was provided for financial support for the governments of the United Kingdom, Canada, the United States, Finland, Sweden Tashwitz.</text:p>
      <text:p text:style-name="P4">
This help package includes:</text:p>
      <ul>
        <li>
Technical support and equipment adapted for use in reservoirs; * Specialized electronic tools, sets of vehicles, emergency evacuation sets, evacuation sleighs, rescuers, emergency lighting, remote areas, fuel tanks, communication equipment, laptops and cameras, anemometers and meteorological stations; * Specialized rope rescue equipment for evacuation from roofs and high buildings, including climbing equipment and devices for descent; * To help victims from shelling and severely injured special equipment(stretchers, traumatic blankets, etc.); * Drinking water tanks and sets to check the quality of water, - the message reads. * Kherson ova and khva will also receive 67 thousand liters of diesel fuel.</li>
      </ul>
      <text:p text:style-name="P4">
<text:span text:style-name="T4">
 Read also: </text:span>
 <text:a xlink:type="simple" xlink:href="https://www.ukrinform.ua/rubric-regions/3720770-na-hersonsini-vze-evakuuvali-25-tisaci-ludej.html" text:style-name="Internet_20_link" text:visited-style-name="Visited_20_Internet_20_Link">
in Kherson region has already evacuated 2.5 thousand people</text:a>
As <text:a xlink:type="simple" xlink:href="https://www.ukrinform.ua/rubric-other_news/3718791-pidriv-rosianami-kahovskoi-ges-vsi-novini.html" text:style-name="Internet_20_link" text:visited-style-name="Visited_20_Internet_20_Link">
reported</text:a>
, at night, on June 6, the Russian army blown up the dam of Kakhovka hydroelectric power station. In the Kherson region, the population of the population from dangerous places for which there is a risk of flooding as a result of the heating of the Kakhovka hydroelectric power station. In fact, the occupants of the Kakhovka Hescorecarians began investigations under the article "Ecocid". In Ukrhydroenergosaya, that the Kakhovka hydroelectric power station is completely destroyed and is not recoverable.</text:p>
      <text:p text:style-name="P4">
News Source: <text:a xlink:type="simple" xlink:href="https://www.ukrinform.ua/rubric-regions/3720772-herson-otrimav-dopomogu-vid-krainpartneriv.html" text:style-name="Internet_20_link" text:visited-style-name="Visited_20_Internet_20_Link">
https://www.ukrinform.ua/rubric-regions/3720772-herson-otrimav-dopomogu-vid-krainpartneriv.html</text:a>
</text:p>
      <!--NEWS-->
      <text:h text:style-name="P10" text:outline-level="1">
<text:span text:style-name="T4">
London first accused Iran of Moscow's military assistance</text:span>
</text:h>
      <text:p text:style-name="P4">
Authors: Ukrinform (Person)</text:p>
      <text:p text:style-name="P4">
Publisher: Укринформ (Organization)</text:p>
      <text:p text:style-name="P4">
Published Time: 2023-06-09T21:28:00+03:00</text:p>
      <text:p text:style-name="P4">
Modified Time: 2023-06-09T21:28:00+03:00</text:p>
      <text:p text:style-name="P4">
Description: For the first time, Britain has accused Iran of providing military assistance to Moscow, in particular, reports to Russian troops ammunition. - Ukrinform.</text:p>
      <text:p text:style-name="P4">
Images: ['<text:a xlink:type="simple" xlink:href="https://static.ukrinform.com/photos/2022_11/thumb_files/630_360_1667404660-947.jpg" text:style-name="Internet_20_link" text:visited-style-name="Visited_20_Internet_20_Link">
630_360_16674...</text:a>
']</text:p>
      <text:p text:style-name="P4">
Tags: ['БПЛА', 'Британія', 'Іран', 'Зброя', 'Агресія РФ', 'Росія', 'Війна з Росією']</text:p>
      <text:p text:style-name="P4">
Type: Article</text:p>
      <!--METADATA-->
      <text:p text:style-name="P4">
<draw:frame draw:style-name="fr1" draw:name="Image203" text:anchor-type="as-char" svg:width="6.9236in" svg:height="3.956343in" draw:z-index="0">
<draw:image xlink:href="../Images/yкринформ/2023-06-09T21-28-00-03-00/630_360_1667404660-947.jpg" xlink:type="simple" xlink:show="embed" xlink:actuate="onLoad" draw:mime-type="image/jpeg"/>
</draw:frame>
British first accused Iran of providing military assistance to Moscow, in particular transmits the Russian troops of ammunition.</text:p>
      <text:p text:style-name="P4">
According to Ukrinform, it reports <text:a xlink:type="simple" xlink:href="https://news.sky.com/story/ukraine-russia-war-latest-dam-flood-counteroffensive-wagner-putin-12541713" text:style-name="Internet_20_link" text:visited-style-name="Visited_20_Internet_20_Link">
Sky News.</text:a>
It happened after new intelligence data was released in the United States that Tagrani provides Moscow hundreds of deadly UAVs.</text:p>
      <text:p text:style-name="P4">
<text:span text:style-name="T4">
 Read also: </text:span>
 <text:span text:style-name="T4">
 [Borrel urged Iran to stop Moscow's support in itswar(https://www.ukrinform.ua/rubric-polytics/3706382-borrel-zaklikav-iran-pripiniti-pidtrimku-moskvi-v-ii-vijni-proti-ukraini.html)</text:span>
</text:p>
      <text:p text:style-name="P4">
The British Foreign Minister James Kleverli said Big Britain agrees with the US assessment and noted that Iran was also supplying RFBO -Pripas.</text:p>
      <text:p text:style-name="P4">
"Iran provided Russia with a constant flow of weapons and ammunition, which is being used to kill civilians in Ukraine," Kleverla said.</text:p>
      <text:p text:style-name="P4">
<text:span text:style-name="T4">
 Read also: </text:span>
 <text:span text:style-name="T4">
 [Iran provides Russia for the construction(https://www.ukrinform.ua/rubric-world/3720682-iran-nadae-rosii-materiali-dla-budivnictva-zavodu-z-virobnictva-bezpilotnikiv-bilij-dim.html)</text:span>
</text:p>
      <text:p text:style-name="P4">
Instead, Moscow supplies modern military technologies, financial support and consultations that the Iranian regime could use for threatening Ukrainian in the Middle East and suppression of protests.</text:p>
      <text:p text:style-name="P4">
This week, Sky News has released a likely agreement to supply weapons, which, the foundations of the source, is the first significant proof that Iran is selling the Ammunition of the RFD of War in Ukraine.</text:p>
      <text:p text:style-name="P4">
<text:span text:style-name="T4">
 Read also: </text:span>
 <text:span text:style-name="T4">
 <text:a xlink:type="simple" xlink:href="https://www.ukrinform.ua/rubric-ato/3718405-britanski-zurnalisti-opriludnili-kontrakt-pro-prodaz-iranom-zbroi-rosii.html" text:style-name="Internet_20_link" text:visited-style-name="Visited_20_Internet_20_Link">
British journalists have published a contract for the saloranian weapons of Russia</text:a>
</text:span>
</text:p>
      <text:p text:style-name="P4">
As reported by Ukrinform, the Verkhovna Rada approved the decision of the National Security and Defense Council on the use of sectoral special economic and other restrictive measures(санкцій)against <text:span text:style-name="T4">
 <text:a xlink:type="simple" xlink:href="https://www.ukrinform.ua/tag-iran" text:style-name="Internet_20_link" text:visited-style-name="Visited_20_Internet_20_Link">
Iran Islamic Republic</text:a>
 </text:span>
 .</text:p>
      <text:p text:style-name="P4">
News Source: <text:a xlink:type="simple" xlink:href="https://www.ukrinform.ua/rubric-world/3720777-london-uperse-zvinuvativ-iran-u-vijskovij-dopomozi-moskvi.html" text:style-name="Internet_20_link" text:visited-style-name="Visited_20_Internet_20_Link">
https://www.ukrinform.ua/rubric-world/3720777-london-uperse-zvinuvativ-iran-u-vijskovij-dopomozi-moskvi.html</text:a>
</text:p>
      <!--NEWS-->
      <text:h text:style-name="P10" text:outline-level="1">
<text:span text:style-name="T4">
Russians fired again Kherson during evacuation - three wounded</text:span>
</text:h>
      <text:p text:style-name="P4">
Authors: Ukrinform (Person)</text:p>
      <text:p text:style-name="P4">
Publisher: Укринформ (Organization)</text:p>
      <text:p text:style-name="P4">
Published Time: 2023-06-09T21:35:00+03:00</text:p>
      <text:p text:style-name="P4">
Modified Time: 2023-06-09T21:35:00+03:00</text:p>
      <text:p text:style-name="P4">
Description: The Russian army fired at Kherson again during evacuation, three people were injured, including a minor girl. - Ukrinform.</text:p>
      <text:p text:style-name="P4">
Images: ['<text:a xlink:type="simple" xlink:href="https://static.ukrinform.com/photos/2023_06/thumb_files/630_360_1686335923-458.jpg" text:style-name="Internet_20_link" text:visited-style-name="Visited_20_Internet_20_Link">
630_360_16863...</text:a>
']</text:p>
      <text:p text:style-name="P4">
Tags: ['Евакуація', 'Херсон', 'Обстріл', 'Війна з Росією']</text:p>
      <text:p text:style-name="P4">
Type: Article</text:p>
      <!--METADATA-->
      <text:p text:style-name="P4">
<draw:frame draw:style-name="fr1" draw:name="Image204" text:anchor-type="as-char" svg:width="6.9236in" svg:height="3.956343in" draw:z-index="0">
<draw:image xlink:href="../Images/yкринформ/2023-06-09T21-35-00-03-00/630_360_1686335923-458.jpg" xlink:type="simple" xlink:show="embed" xlink:actuate="onLoad" draw:mime-type="image/jpeg"/>
</draw:frame>
The Russian army fired at Kherson again during evacuation, three people were injured, among them a minor girl.</text:p>
      <text:p text:style-name="P4">
According to Ukrinform, the Kherson Regional Prosecutor's Office reports in <text:a xlink:type="simple" xlink:href="https://t.me/phogovua/2004" text:style-name="Internet_20_link" text:visited-style-name="Visited_20_Internet_20_Link">
telegram</text:a>
.</text:p>
      <text:p text:style-name="P4">
With the procedural leadership of the Kherson Regional Prosecutor's Office, a subsequent investigation into the violation of the laws and customs of war.(Part 1 of Article 438 of the Criminal Code of Ukraine).</text:p>
      <text:p text:style-name="P4">
За даними слідства, 9 червня близько 17:40 під час проведення евакуаційнихзаходів російські військові вкотре <text:a xlink:type="simple" xlink:href="https://www.ukrinform.ua/tag-obstril" text:style-name="Internet_20_link" text:visited-style-name="Visited_20_Internet_20_Link">
 обстріляли</text:a>
Regional Center.</text:p>
      <text:p text:style-name="P4">
As a result, three people were injured, including a minor girl.</text:p>
      <text:p text:style-name="P4">
Civil infrastructure objects are damaged.</text:p>
      <text:p text:style-name="P4">
<text:span text:style-name="T4">
 Read also: </text:span>
 <text:a xlink:type="simple" xlink:href="https://www.ukrinform.ua/rubric-ato/3720749-vorog-za-den-trici-obstrilav-nikopolskij-rajon.html" text:style-name="Internet_20_link" text:visited-style-name="Visited_20_Internet_20_Link">
enemy for the day three times <text:span text:style-name="T4">
 shelling </text:span>
 Yapoli District</text:a>
As reported <text:a xlink:type="simple" xlink:href="https://www.ukrinform.ua/rubric-other_news/3718791-pidriv-rosianami-kahovskoi-ges-vsi-novini.html" text:style-name="Internet_20_link" text:visited-style-name="Visited_20_Internet_20_Link">
Ukrinform</text:a>
, Ruskivskaya on the night of June 6, the dam of the Kakhovka hydroelectric power plant was blown up. The gestation is not subject to. The evacuation of people from flooded territories continues.</text:p>
      <text:p text:style-name="P4">
June 8 as a result of Russian shelling in the Kherson region <text:a xlink:type="simple" xlink:href="https://www.ukrinform.ua/rubric-regions/3720171-obstril-pid-cas-evakuacii-sered-devati-postrazdalih-u-hersoni-nimeckij-volonter.html" text:style-name="Internet_20_link" text:visited-style-name="Visited_20_Internet_20_Link">
9 people were injured</text:a>
Two SES employees, a police officer, a doctor and a volunteer from Germany.</text:p>
      <text:p text:style-name="P4">
<text:span text:style-name="T5">
Opto illustrative / Stas Yurchenko, lattice</text:span>
</text:p>
      <text:p text:style-name="P4">
News Source: <text:a xlink:type="simple" xlink:href="https://www.ukrinform.ua/rubric-ato/3720781-rosiani-znovu-obstrilali-herson-pid-cas-evakuacii-troe-poranenih.html" text:style-name="Internet_20_link" text:visited-style-name="Visited_20_Internet_20_Link">
https://www.ukrinform.ua/rubric-ato/3720781-rosiani-znovu-obstrilali-herson-pid-cas-evakuacii-troe-poranenih.html</text:a>
</text:p>
      <!--NEWS-->
      <text:h text:style-name="P10" text:outline-level="1">
<text:span text:style-name="T4">
Over 100 tons of assistance to Kherson residents have already been sent from Bukovina</text:span>
</text:h>
      <text:p text:style-name="P4">
Authors: Ukrinform (Person)</text:p>
      <text:p text:style-name="P4">
Publisher: Укринформ (Organization)</text:p>
      <text:p text:style-name="P4">
Published Time: 2023-06-09T21:44:00+03:00</text:p>
      <text:p text:style-name="P4">
Modified Time: 2023-06-09T21:44:00+03:00</text:p>
      <text:p text:style-name="P4">
Description: The communities of Chernivtsi region have collected and sent more than 100 tons of humanitarian aid to residents of flooded areas of Kherson region. - Ukrinform.</text:p>
      <text:p text:style-name="P4">
Images: ['<text:a xlink:type="simple" xlink:href="https://static.ukrinform.com/photos/2023_06/thumb_files/630_360_1686336681-561.jpg" text:style-name="Internet_20_link" text:visited-style-name="Visited_20_Internet_20_Link">
630_360_16863...</text:a>
']</text:p>
      <text:p text:style-name="P4">
Tags: ['Буковина', 'Херсонщина', 'допомога', 'Затоплення']</text:p>
      <text:p text:style-name="P4">
Type: Article</text:p>
      <!--METADATA-->
      <text:p text:style-name="P4">
<draw:frame draw:style-name="fr1" draw:name="Image205" text:anchor-type="as-char" svg:width="6.9236in" svg:height="3.956343in" draw:z-index="0">
<draw:image xlink:href="../Images/yкринформ/2023-06-09T21-44-00-03-00/630_360_1686336681-561.jpg" xlink:type="simple" xlink:show="embed" xlink:actuate="onLoad" draw:mime-type="image/jpeg"/>
</draw:frame>
Gromadicherskivtsi region collected and sent more than 100 tons of humanitarian aid to residents of flooded areas of Kherson region.</text:p>
      <text:p text:style-name="P4">
About it in <text:a xlink:type="simple" xlink:href="https://www.facebook.com/CVoda/posts/pfbid0n8H132FXjV5BMMPfwYJZML6dr2yo6hxYGmmp9Wyg9Gp1HSQXFD5EKSj9GaZ5UzPNl" text:style-name="Internet_20_link" text:visited-style-name="Visited_20_Internet_20_Link">
Facebook</text:a>
The Chernivtsi Ova reports, Ukrinform reports.</text:p>
      <text:p text:style-name="P4">
"Communities of Chernivtsi region are actively gathering assistance for residents <text:a xlink:type="simple" xlink:href="https://www.ukrinform.ua/tag-hersonsina" text:style-name="Internet_20_link" text:visited-style-name="Visited_20_Internet_20_Link">
Kherson region</text:a>
. In total, 90 tons of water, 15 boats, 50 pumps, 10 tons of products were sent today, ”the message said.</text:p>
      <text:p text:style-name="P4">
There they said that the assistance of the victims of the Kherson region, Bukovinians pass the communities of communities and bring to the general headquarters of Chernivtsi region.</text:p>
      <text:p text:style-name="P4">
In particular, from the headquarters for the collection of assistance of Chernivtsi region today sent a fifur with humanitarian cargo - 3 boats, 20 tons of water.</text:p>
      <text:p text:style-name="P4">
They went, and some have already been delivered, to Kherson also cargoes with the necessary food products, drinking water, baby food, hygiene products, engines and the necessary things from Chernivtsi, Novoselytsya, Tarashana, Chagor, Boyana, Kamianskaya and Khotyn territorial communities.</text:p>
      <text:p text:style-name="P4">
<text:span text:style-name="T4">
 Read also: </text:span>
 <text:a xlink:type="simple" xlink:href="https://www.ukrinform.ua/rubric-regions/3720736-covni-pompi-i-generatori-kiivsina-vidpravlae-drugu-partiu-dopomogi-do-hersonsini.html" text:style-name="Internet_20_link" text:visited-style-name="Visited_20_Internet_20_Link">
boats, <text:span text:style-name="T4">
 pumps </text:span>
 and generators: Kyiv region sends the Second Party of Assistance to Kherson region</text:a>
The regional administration noted that the collection of assistance is ongoing, the subsequent humanitarian cargo is prepared.</text:p>
      <text:p text:style-name="P4">
As <text:a xlink:type="simple" xlink:href="https://www.ukrinform.ua/rubric-other_news/3718791-pidriv-rosianami-kahovskoi-ges-vsi-novini.html" text:style-name="Internet_20_link" text:visited-style-name="Visited_20_Internet_20_Link">
reported</text:a>
, On June 6, the occupying troops undermined the Kakhovsk hydroelectric power station, as a result of the terrorist attack, about 80 settlements were flooded or completely flooded.</text:p>
      <text:p text:style-name="P4">
<text:span text:style-name="T5">
Foto: Chernivtsi Regional Military Administration</text:span>
</text:p>
      <text:p text:style-name="P4">
News Source: <text:a xlink:type="simple" xlink:href="https://www.ukrinform.ua/rubric-regions/3720784-z-bukovini-vidpravili-vze-ponad-100-tonn-dopomogi-zitelam-hersonsini.html" text:style-name="Internet_20_link" text:visited-style-name="Visited_20_Internet_20_Link">
https://www.ukrinform.ua/rubric-regions/3720784-z-bukovini-vidpravili-vze-ponad-100-tonn-dopomogi-zitelam-hersonsini.html</text:a>
</text:p>
      <!--NEWS-->
      <text:h text:style-name="P10" text:outline-level="1">
<text:span text:style-name="T4">
In the Russian Ufa, the composition of fuel and lubricants is burning</text:span>
</text:h>
      <text:p text:style-name="P4">
Authors: Ukrinform (Person)</text:p>
      <text:p text:style-name="P4">
Publisher: Укринформ (Organization)</text:p>
      <text:p text:style-name="P4">
Published Time: 2023-06-09T21:55:00+03:00</text:p>
      <text:p text:style-name="P4">
Modified Time: 2023-06-09T21:55:00+03:00</text:p>
      <text:p text:style-name="P4">
Description: The UFI Russian Administrative Center has a fire in the warehouse of fuel and lubricants on an area of 500 m². - Ukrinform.</text:p>
      <text:p text:style-name="P4">
Images: ['<text:a xlink:type="simple" xlink:href="https://static.ukrinform.com/photos/2023_06/thumb_files/630_360_1685972577-144.jpg" text:style-name="Internet_20_link" text:visited-style-name="Visited_20_Internet_20_Link">
630_360_16859...</text:a>
']</text:p>
      <text:p text:style-name="P4">
Tags: ['Пожежа', 'Росія', 'Пальне']</text:p>
      <text:p text:style-name="P4">
Type: Article</text:p>
      <!--METADATA-->
      <text:p text:style-name="P4">
<draw:frame draw:style-name="fr1" draw:name="Image206" text:anchor-type="as-char" svg:width="6.9236in" svg:height="3.956343in" draw:z-index="0">
<draw:image xlink:href="../Images/yкринформ/2023-06-09T21-55-00-03-00/630_360_1685972577-144.jpg" xlink:type="simple" xlink:show="embed" xlink:actuate="onLoad" draw:mime-type="image/jpeg"/>
</draw:frame>
The UFI UFI Administrative Center has a fire in the warehouse of fuel and lubricants on an area of 500 m².</text:p>
      <text:p text:style-name="P4">
About it reports <text:a xlink:type="simple" xlink:href="https://t.me/mchs_official/9316" text:style-name="Internet_20_link" text:visited-style-name="Visited_20_Internet_20_Link">
telegram-channel</text:a>
MNSROSIA, Ukrinform reports.</text:p>
      <text:p text:style-name="P4">
Clarified that <text:a xlink:type="simple" xlink:href="https://www.ukrinform.ua/tag-pozeza" text:style-name="Internet_20_link" text:visited-style-name="Visited_20_Internet_20_Link">
fire</text:a>
was localized on the same square at 20:48(MSC, coincides with Kyiv time). Дляцього було задіяно 17 одиниць техніки, пожежний поїзд і катер.</text:p>
      <text:p text:style-name="P4">
ТАСС інформує, що одна людина постраждала, її у важкому стані доставлено домісцевого опікового центру.</text:p>
      <text:p text:style-name="P4">
За версією РЖД, спалах вмістилищ для зберігання рідин відбувся на шляхахнезагального користування підприємства "Уфа-Хім", що межують із залізничноюстанцією Уфа. На рух потягів це не вплинуло.</text:p>
      <text:p text:style-name="P4">
<text:span text:style-name="T4">
Читайте також:</text:span>
 <text:a xlink:type="simple" xlink:href="https://www.ukrinform.ua/rubric-world/3718505-v-istoricnomu-centri-moskvi-gorit-budivla.html" text:style-name="Internet_20_link" text:visited-style-name="Visited_20_Internet_20_Link">
 В історичному <text:span text:style-name="T4">
центрі</text:span>
 <text:span text:style-name="T4">
Москви</text:span>
 горить будівля</text:a>
As it was reported, after Russia began a full -scale war against Ukraine, the URF increased fires and explosions.</text:p>
      <text:p text:style-name="P4">
News Source: <text:a xlink:type="simple" xlink:href="https://www.ukrinform.ua/rubric-world/3720790-u-rosijskij-ufi-palae-sklad-palivnomastilnih-materialiv.html" text:style-name="Internet_20_link" text:visited-style-name="Visited_20_Internet_20_Link">
https://www.ukrinform.ua/rubric-world/3720790-u-rosijskij-ufi-palae-sklad-palivnomastilnih-materialiv.html</text:a>
</text:p>
      <!--NEWS-->
      <text:h text:style-name="P10" text:outline-level="1">
<text:span text:style-name="T4">
In Kherson, the level of flooding decreases: at night the water fell by 20 centimeters</text:span>
</text:h>
      <text:p text:style-name="P4">
Author: ['АРМІЯINFORM']</text:p>
      <text:p text:style-name="P4">
Time: 2023-06-09T22:00:00-04:00</text:p>
      <text:p text:style-name="P4">
Description: The Kherson is sprouted tendencies on the zrivnity of RIVNYA DRI. Having declared the head about CE ... The war with Ukraine 2022, the war with Ukraine is the latest news today, the war with Ukraine 2022 is the last for today, will there be a war between Ukraine and Russia and when, the war with Ukraine in 2022 will be or not, whether there will be, will there The war with Ukraine in the near future says, the war with Ukraine, Ukrainian news today, Ukrainian news in Ukrainian media in Russian</text:p>
      <text:p text:style-name="P4">
Images: ['<text:a xlink:type="simple" xlink:href="https://armyinform.com.ua/wp-content/uploads/2023/06/60083dc-7kahovka.jpg" text:style-name="Internet_20_link" text:visited-style-name="Visited_20_Internet_20_Link">
60083dc-7kahovka.jpg</text:a>
']</text:p>
      <text:p text:style-name="P4">
Tags: ['ЕВАКУАЦІЯ', 'КАХОВСЬКА ГЕС', 'КАХОВСЬКА ГЕС/ШТАБ INFO', 'ХЕРСОН']</text:p>
      <text:p text:style-name="P4">
Category: News</text:p>
      <!--METADATA-->
      <text:p text:style-name="P4">
<draw:frame draw:style-name="fr1" draw:name="Image207" text:anchor-type="as-char" svg:width="6.9236in" svg:height="3.87918in" draw:z-index="0">
<draw:image xlink:href="../Images/AРМІЯINFORM/2023-06-09T22-00-00-04-00/60083dc-7kahovka.jpg" xlink:type="simple" xlink:show="embed" xlink:actuate="onLoad" draw:mime-type="image/jpeg"/>
</draw:frame>
In Kherson there is a tendency to reduce water levels.</text:p>
      <text:p text:style-name="P4">
About it <text:a xlink:type="simple" xlink:href="https://t.me/shtab_kakhovska_hes/231" text:style-name="Internet_20_link" text:visited-style-name="Visited_20_Internet_20_Link">
stated</text:a>
The head of the Kherson Ovaoleksander Proudin, commenting on the current situation with flooding in the Kherson region.</text:p>
      <text:p text:style-name="P4">
According to him, in Kherson, the water fell 20 cm in the evening and is kept by a way of 5.35 m.</text:p>
      <text:p text:style-name="P4">
Thus, as of June 9, in 32 settlements of Kherson region, they flooded <text:span text:style-name="T4">
 3624divka </text:span>
. Evacuated - <text:span text:style-name="T4">
 2352 people </text:span>
 and about <text:span text:style-name="T4">
 550 animals </text:span>
.</text:p>
      <text:p text:style-name="P4">
“Dear Kherson, if you reside in the flooding area, get away from there. Wait there is not an option. Do not put yourself in danger. After evacuation, you will be provided with everything you need, ”said the head of Kherson Ova Alexander Proudin.</text:p>
      <text:p text:style-name="P4">
News Source: <text:a xlink:type="simple" xlink:href="https://armyinform.com.ua/2023/06/09/u-hersoni-zmenshuyetsya-riven-zatoplennya-za-nich-voda-vpala-na-20-santymetriv/" text:style-name="Internet_20_link" text:visited-style-name="Visited_20_Internet_20_Link">
https://armyinform.com.ua/2023/06/09/u-hersoni-zmenshuyetsya-riven-zatoplennya-za-nich-voda-vpala-na-20-santymetriv/</text:a>
</text:p>
      <!--NEWS-->
      <text:h text:style-name="P10" text:outline-level="1">
<text:span text:style-name="T4">
The Ministry of Energy and the International Energy Agency have agreed on assistance to Ukraine</text:span>
</text:h>
      <text:p text:style-name="P4">
Authors: Ukrinform (Person)</text:p>
      <text:p text:style-name="P4">
Publisher: Укринформ (Organization)</text:p>
      <text:p text:style-name="P4">
Published Time: 2023-06-09T22:07:00+03:00</text:p>
      <text:p text:style-name="P4">
Modified Time: 2023-06-09T22:07:00+03:00</text:p>
      <text:p text:style-name="P4">
Description: The Ministry of Energy and the International Energy Agency have signed agreements to assist Ukraine to ensure the sustainability and sustainability of the Ukrainian energy sector. - Ukrinform.</text:p>
      <text:p text:style-name="P4">
Images: ['<text:a xlink:type="simple" xlink:href="https://static.ukrinform.com/photos/2023_06/thumb_files/630_360_1686336788-880.jpg" text:style-name="Internet_20_link" text:visited-style-name="Visited_20_Internet_20_Link">
630_360_16863...</text:a>
']</text:p>
      <text:p text:style-name="P4">
Tags: ['Міненерго', 'Україна', 'допомога', 'Галущенко', 'IEA']</text:p>
      <text:p text:style-name="P4">
Type: Article</text:p>
      <!--METADATA-->
      <text:p text:style-name="P4">
<draw:frame draw:style-name="fr1" draw:name="Image208" text:anchor-type="as-char" svg:width="6.9236in" svg:height="3.956343in" draw:z-index="0">
<draw:image xlink:href="../Images/yкринформ/2023-06-09T22-07-00-03-00/630_360_1686336788-880.jpg" xlink:type="simple" xlink:show="embed" xlink:actuate="onLoad" draw:mime-type="image/jpeg"/>
</draw:frame>
The Ministry of Energy and the International Energy Agency signed the allowance for assistance to Ukraine to ensure the stability of the Ukrainian energy sector.</text:p>
      <text:p text:style-name="P4">
About it reports Ukrinform with reference to the press service <text:a xlink:type="simple" xlink:href="https://mev.gov.ua/novyna/minenerho-i-mizhnarodna-enerhetychna-ahentsiya-domovylysya-pro-nadannya-dopomohy-ukrayini" text:style-name="Internet_20_link" text:visited-style-name="Visited_20_Internet_20_Link">
Ministry of Energy</text:a>
.</text:p>
      <text:p text:style-name="P4">
“Energy Minister Herman Galushchenko and Executive Director of the International Energy Agency(IEA)Fatich Birol had a meeting in Paris. The sides have signed agreements that will allow MeA representatives to assist the minenergo for prompt response, ensuring the sustainability and sustainability(https://www.ukrinform.ua/tag-opaluvalnij-sezon)”, - the testimony reads.</text:p>
      <text:p text:style-name="P4">
Ukraine's energy safety is an integral part of the energy security of the whole region, it was emphasized during communication. That is why the concentration of international efforts plays a significant role for global energy security.</text:p>
      <text:p text:style-name="P4">
<text:span text:style-name="T4">
 Read also: </text:span>
 [Ministry of Energy does not exclude imbalance in the power system due(https://www.ukrinform.ua/rubric-economy/3719213-minenergo-ne-viklucae-disbalansu-v-energosistemi-vnaslidok-pidrivu-kahovskoi-ges.html)The parties also noted the importance of increasing the stability of the Ukrainian energy system and the need to focus on prompt issues for the preparation for the heating season.</text:p>
      <text:p text:style-name="P4">
As it was reported, <text:a xlink:type="simple" xlink:href="https://www.ukrinform.ua/rubric-vidbudova/3720657-minenergo-i-francuzka-edf-uklali-memorandum-pro-spivpracu.html" text:style-name="Internet_20_link" text:visited-style-name="Visited_20_Internet_20_Link">
Ministry of Energy and French EDF InternationalNetworks concluded a memorandum</text:a>
On the creation of a plan for the development of modern distribution networks of water from the frontline regions.</text:p>
      <text:p text:style-name="P4">
<text:span text:style-name="T5">
Foto: Ministry of Energy</text:span>
</text:p>
      <text:p text:style-name="P4">
News Source: <text:a xlink:type="simple" xlink:href="https://www.ukrinform.ua/rubric-economy/3720786-minenergo-i-miznarodna-energeticna-agencia-domovilisa-pro-dopomogu-ukraini.html" text:style-name="Internet_20_link" text:visited-style-name="Visited_20_Internet_20_Link">
https://www.ukrinform.ua/rubric-economy/3720786-minenergo-i-miznarodna-energeticna-agencia-domovilisa-pro-dopomogu-ukraini.html</text:a>
</text:p>
      <!--NEWS-->
      <text:h text:style-name="P10" text:outline-level="1">
<text:span text:style-name="T4">
The SES showed damaged equipment that invaders fired during evacuation from Kherson</text:span>
</text:h>
      <text:p text:style-name="P4">
Authors: Ukrinform (Person)</text:p>
      <text:p text:style-name="P4">
Publisher: Укринформ (Organization)</text:p>
      <text:p text:style-name="P4">
Published Time: 2023-06-09T22:13:00+03:00</text:p>
      <text:p text:style-name="P4">
Modified Time: 2023-06-09T22:13:00+03:00</text:p>
      <text:p text:style-name="P4">
Description: Today, during the evacuation of residents from the flooded territory, the Russians once again fired the rescuers who exported people. - Ukrinform.</text:p>
      <text:p text:style-name="P4">
Images: ['<text:a xlink:type="simple" xlink:href="https://static.ukrinform.com/photos/2023_06/thumb_files/630_360_1686337408-470.jpg" text:style-name="Internet_20_link" text:visited-style-name="Visited_20_Internet_20_Link">
630_360_16863...</text:a>
']</text:p>
      <text:p text:style-name="P4">
Tags: ['ДСНС', 'Херсон', 'Обстріл']</text:p>
      <text:p text:style-name="P4">
Type: Article</text:p>
      <!--METADATA-->
      <text:p text:style-name="P4">
<draw:frame draw:style-name="fr1" draw:name="Image209" text:anchor-type="as-char" svg:width="6.9236in" svg:height="3.956343in" draw:z-index="0">
<draw:image xlink:href="../Images/yкринформ/2023-06-09T22-13-00-03-00/630_360_1686337408-470.jpg" xlink:type="simple" xlink:show="embed" xlink:actuate="onLoad" draw:mime-type="image/jpeg"/>
</draw:frame>
Today, during the evacuation of residents from the flooded territory, Uhersoni had once established rescuers who exported people.</text:p>
      <text:p text:style-name="P4">
About it <text:a xlink:type="simple" xlink:href="https://t.me/dsns_telegram/17453" text:style-name="Internet_20_link" text:visited-style-name="Visited_20_Internet_20_Link">
reports</text:a>
SES of Ukraine in a telegram, reports Ukrinform.</text:p>
      <text:p text:style-name="P4">
"The shelling was damaged by the equipment by which our guys were not able to get out of the trap, which were arranged.(Sarm-s). Постраждалих серед особового складу, на щастя, немає", - йдеться вповідомленні.</text:p>
      <text:p text:style-name="P4">
</text:p>
      <text:p text:style-name="P4">
</text:p>
      <text:p text:style-name="P4">
<text:span text:style-name="T4">
 Read also: </text:span>
<text:span text:style-name="T4">
 <text:a xlink:type="simple" xlink:href="https://www.ukrinform.ua/rubric-ato/3720781-rosiani-znovu-obstrilali-herson-pid-cas-evakuacii-troe-poranenih.html" text:style-name="Internet_20_link" text:visited-style-name="Visited_20_Internet_20_Link">
Russians again fired at Kherson during evacuation - three wounded</text:a>
</text:span>
</text:p>
      <text:p text:style-name="P4">
As it was reported, on June 6, Russian occupation troops were blown up by Kakhovskaya, as a result of the terrorist attack were partially or fully flooded about 80 paintings.</text:p>
      <text:p text:style-name="P4">
News Source: <text:a xlink:type="simple" xlink:href="https://www.ukrinform.ua/rubric-ato/3720792-u-dsns-pokazali-poskodzenu-tehniku-aku-zagarbniki-obstrilali-pid-cas-evakuacii.html" text:style-name="Internet_20_link" text:visited-style-name="Visited_20_Internet_20_Link">
https://www.ukrinform.ua/rubric-ato/3720792-u-dsns-pokazali-poskodzenu-tehniku-aku-zagarbniki-obstrilali-pid-cas-evakuacii.html</text:a>
</text:p>
      <!--NEWS-->
      <text:h text:style-name="P10" text:outline-level="1">
<text:span text:style-name="T4">
UAF: The Disciplinary Committee has made a number of decisions</text:span>
</text:h>
      <text:p text:style-name="P4">
Authors: Ukrinform (Person)</text:p>
      <text:p text:style-name="P4">
Publisher: Укринформ (Organization)</text:p>
      <text:p text:style-name="P4">
Published Time: 2023-06-09T22:24:01+03:00</text:p>
      <text:p text:style-name="P4">
Modified Time: 2023-06-09T22:24:01+03:00</text:p>
      <text:p text:style-name="P4">
Description: For failure to ensure public order and safety during the match of the 27th round of the Championship of Youth Teams FC "Rukh" (Lviv)-FC "Lviv", which took place on May 20, the UAF control and disciplinary committee of the UAF obliged FC "RUV" (Lviv) Mandatory cash contribution in the amount of 100 000 UAH. - Ukrinform.</text:p>
      <text:p text:style-name="P4">
Images: ['<text:a xlink:type="simple" xlink:href="https://static.ukrinform.com/photos/2023_06/thumb_files/630_360_1686338594-303.jpg" text:style-name="Internet_20_link" text:visited-style-name="Visited_20_Internet_20_Link">
630_360_16863...</text:a>
']</text:p>
      <text:p text:style-name="P4">
Tags: ['Футбол', 'УАФ']</text:p>
      <text:p text:style-name="P4">
Type: Article</text:p>
      <!--METADATA-->
      <text:p text:style-name="P4">
<draw:frame draw:style-name="fr1" draw:name="Image213" text:anchor-type="as-char" svg:width="6.9236in" svg:height="3.956343in" draw:z-index="0">
<draw:image xlink:href="../Images/yкринформ/2023-06-09T22-24-01-03-00/630_360_1686338594-303.jpg" xlink:type="simple" xlink:show="embed" xlink:actuate="onLoad" draw:mime-type="image/jpeg"/>
</draw:frame>
Improper public order and safety during the match of the 27th Trumpi-Emption(Lviv)- FC "Lviv", which took place on the 20th of the UAF control and disciplinary committee of the UAF.(Lviv)to pay a compulsory cash contribution of 100 000 UAH.</text:p>
      <text:p text:style-name="P4">
As the official [site] informs(https://uaf.ua/article/48447)Ukrainian Premier League(UPL), for violation of additional safety measures for organizing and conducting matches in Ukraine among professional football clubs in the conditions of the one during the match of the 8th round of the second stage(Zhytomyr)- FK «LNZ»(Cherkasy), which took place on 27th, namely - for a second violation of the requirements for conducting a match of illnesses, obliged FC Polissya(Zhytomyr)to pay a compulsory monetary in the amount of UAH 100,000, Ukrinform reports.</text:p>
      <text:p text:style-name="P4">
For violation of additional safety measures for organizing and holding matches in Ukraine among professional football clubs in the conditions of martial law during the match of the 27th round of the UPL Championship FC Shakhtar(Donetsk)- FC "Veres"(Rivne), which took place on May 19, namely - for a repeated violation of the requirements for conducting the match without spectators, obliged FC "Veres"(Rivne)to pay a compulsory cash contribution of UAH 50,000;</text:p>
      <text:p text:style-name="P4">
For violation of additional safety measures for organizing and holding matches in Ukraine among professional football clubs in the conditions of martial law during the match of the 29th round(Kyiv)- FC "Veres"(Rivne), which took place on May 29, namely - for a second violation of the requirements for conducting a match without spectators, obliged FC "Veres"(Rivne)to pay a compulsory money contribution of UAH 50,000;</text:p>
      <text:p text:style-name="P4">
For violation of additional safety measures for organizing and holding matches in Ukraine among professional football clubs in the conditions of martial law during the match of the 28th round(Lviv), which took place on May 25, namely - for a second violation of the requirements for the match of the illnesses, obliged FC "Minaj" to pay a mandatory monetary contribution of 20,000 UAH.Having considered the materials on the removal of the football player of FC "Veres"(Rivne)Vasilykok during a match of the 30th round of the UPL Championship FC "Veres"(Rivne)- FC Ingulets(Petrova), which took place on June 4, removed the football player of FC "Veres"(Rivne)Vasily Chicken from participating in three matches(one of which is conditionally)for cruel behavior;</text:p>
      <text:p text:style-name="P4">
Considering the materials on the removal of the football player of FC Ingulets(Petrova)Dmitranagiev during the match of the 30th round of the UPL Championship FC "Veres"(Rivne)- FC Ingulets(Petrova), which took place on June 4, removed the football player of FC Ingulets(Petrova)Dmitry Nagiyev from participating in three match competitions(one of which is conditional)for cruel behavior.</text:p>
      <text:p text:style-name="P4">
<text:span text:style-name="T4">
 Read also: </text:span>
 <text:a xlink:type="simple" xlink:href="https://www.ukrinform.ua/rubric-sports/3720301-upl-spisok-33-najkrasih-futbolstiv-sezonu202223-za-versieu-wyscout.html" text:style-name="Internet_20_link" text:visited-style-name="Visited_20_Internet_20_Link">
<text:span text:style-name="T4">
 UPL </text:span>
. List of 33 best football players of the season-2022/23 in WYSCOUT version</text:a>
It should be reminded that according to the decision of the UAF Executive Committee, the funds received by the UAF as mandatory monetary contributions of clubs by the regulations of the control and disciplinary and appeal committees of the UAF are transferred to the UAF's control and appeal committees of the UAF.</text:p>
      <text:p text:style-name="P4">
Photo of the UAF press service.</text:p>
      <text:p text:style-name="P4">
News Source: <text:a xlink:type="simple" xlink:href="https://www.ukrinform.ua/rubric-sports/3720793-uaf-kontrolnodisciplinarnij-komitet-uhvaliv-nizku-risen.html" text:style-name="Internet_20_link" text:visited-style-name="Visited_20_Internet_20_Link">
https://www.ukrinform.ua/rubric-sports/3720793-uaf-kontrolnodisciplinarnij-komitet-uhvaliv-nizku-risen.html</text:a>
</text:p>
      <!--NEWS-->
      <text:h text:style-name="P10" text:outline-level="1">
<text:span text:style-name="T4">
Federal prosecutors published an indictment on Trump</text:span>
</text:h>
      <text:p text:style-name="P4">
Authors: Ukrinform (Person)</text:p>
      <text:p text:style-name="P4">
Publisher: Укринформ (Organization)</text:p>
      <text:p text:style-name="P4">
Published Time: 2023-06-09T22:31:00+03:00</text:p>
      <text:p text:style-name="P4">
Modified Time: 2023-06-09T22:31:00+03:00</text:p>
      <text:p text:style-name="P4">
Description: Federal prosecutors published on Friday the details of the accusations against US expression Donald Trump on improper treatment of secret documents. - Ukrinform.</text:p>
      <text:p text:style-name="P4">
Images: ['<text:a xlink:type="simple" xlink:href="https://static.ukrinform.com/photos/2019_10/thumb_files/630_360_1570380039-536.jpg" text:style-name="Internet_20_link" text:visited-style-name="Visited_20_Internet_20_Link">
630_360_15703...</text:a>
']</text:p>
      <text:p text:style-name="P4">
Tags: ['Прокуратура', 'США', 'Суд', 'Трамп', 'Документи']</text:p>
      <text:p text:style-name="P4">
Type: Article</text:p>
      <!--METADATA-->
      <text:p text:style-name="P4">
<draw:frame draw:style-name="fr1" draw:name="Image214" text:anchor-type="as-char" svg:width="6.9236in" svg:height="3.956343in" draw:z-index="0">
<draw:image xlink:href="../Images/yкринформ/2023-06-09T22-31-00-03-00/630_360_1570380039-536.jpg" xlink:type="simple" xlink:show="embed" xlink:actuate="onLoad" draw:mime-type="image/jpeg"/>
</draw:frame>
Federal prosecutors published on Friday the details of the accusations against Expature Sashadonald Trump on improper treatment of secret documents.</text:p>
      <text:p text:style-name="P4">
According to Ukrinform, it reports <text:a xlink:type="simple" xlink:href="https://www.nytimes.com/live/2023/06/09/us/trump-indictment-documents-news/heres-the-latest-on-the-charges-trump-is-facing" text:style-name="Internet_20_link" text:visited-style-name="Visited_20_Internet_20_Link">
The New York Times</text:a>
.</text:p>
      <text:p text:style-name="P4">
The indictment that occupies 49 pages is said that <text:span text:style-name="T4">
 <text:a xlink:type="simple" xlink:href="https://www.ukrinform.ua/tag-tramp" text:style-name="Internet_20_link" text:visited-style-name="Visited_20_Internet_20_Link">
Trump</text:a>
</text:span>
 He improperly acted as a secondary documents after the end of the presidential term and hindered the government to return them.</text:p>
      <text:p text:style-name="P4">
<text:span text:style-name="T4">
 Read also: </text:span>
 <text:span text:style-name="T4">
 <text:a xlink:type="simple" xlink:href="https://www.ukrinform.ua/rubric-world/3719874-trampa-pidozruut-u-nezakonnomu-povodzenni-z-sekretnimi-dokumentami-cnn.html" text:style-name="Internet_20_link" text:visited-style-name="Visited_20_Internet_20_Link">
Trump is suspected of illegally handling secret documents - CNN</text:a>
</text:span>
</text:p>
      <text:p text:style-name="P4">
Trump is expected to appear in the Federal District Court of Miami on Tuesday, where he will be charged, in particular, violation of the law of pupils, false statements and conspiracy to interfere with justice.</text:p>
      <text:p text:style-name="P4">
It is noted that the indictment approved by the Grand Jury in the court of Vomami is the first time of the nomination of Trump Federal accusations.</text:p>
      <text:p text:style-name="P4">
<text:span text:style-name="T4">
 Read also: </text:span>
 <text:span text:style-name="T4">
 [Sunak is convinced that even in the case(https://www.ukrinform.ua/rubric-polytics/3720336-sunak-upevnenij-so-navit-u-razi-obranna-prezidentom-trampa-ssa-pidtrimuvatimut-ukrainu.html)</text:span>
</text:p>
      <text:p text:style-name="P4">
On Friday, Trump called the charge against the greatest hunting of all times. "</text:p>
      <text:p text:style-name="P4">
As reported by Ukrinform, _ <text:span text:style-name="T4">
 <text:a xlink:type="simple" xlink:href="https://www.ukrinform.ua/amp/rubric-world/3720450-sprava-sekretnih-dokumentiv-trampu-visunuli-zvinuvacenna-za-simoma-punktami.html" text:style-name="Internet_20_link" text:visited-style-name="Visited_20_Internet_20_Link">
Trump was charged with seven points</text:a>
</text:span>
 _ in the case of storage of secret documents.</text:p>
      <text:p text:style-name="P4">
News Source: <text:a xlink:type="simple" xlink:href="https://www.ukrinform.ua/rubric-world/3720795-federalni-prokurori-opriludnili-obvinuvalnij-visnovok-sodo-trampa.html" text:style-name="Internet_20_link" text:visited-style-name="Visited_20_Internet_20_Link">
https://www.ukrinform.ua/rubric-world/3720795-federalni-prokurori-opriludnili-obvinuvalnij-visnovok-sodo-trampa.html</text:a>
</text:p>
      <!--NEWS-->
      <text:h text:style-name="P10" text:outline-level="1">
<text:span text:style-name="T4">
Azerbaijan will hand over 20 tons of fuel to Ukraine</text:span>
</text:h>
      <text:p text:style-name="P4">
Authors: Ukrinform (Person)</text:p>
      <text:p text:style-name="P4">
Publisher: Укринформ (Organization)</text:p>
      <text:p text:style-name="P4">
Published Time: 2023-06-09T22:39:00+03:00</text:p>
      <text:p text:style-name="P4">
Modified Time: 2023-06-09T22:39:00+03:00</text:p>
      <text:p text:style-name="P4">
Description: As part of humanitarian aid, Azerbaijan sent 20 tons of fuel to Ukraine. - Ukrinform.</text:p>
      <text:p text:style-name="P4">
Images: ['<text:a xlink:type="simple" xlink:href="https://static.ukrinform.com/photos/2022_05/thumb_files/630_360_1652707983-349.jpg" text:style-name="Internet_20_link" text:visited-style-name="Visited_20_Internet_20_Link">
630_360_16527...</text:a>
']</text:p>
      <text:p text:style-name="P4">
Tags: ['Азербайджан', 'Україна', 'допомога', 'Пальне']</text:p>
      <text:p text:style-name="P4">
Type: Article</text:p>
      <!--METADATA-->
      <text:p text:style-name="P4">
<draw:frame draw:style-name="fr1" draw:name="Image215" text:anchor-type="as-char" svg:width="6.9236in" svg:height="3.956343in" draw:z-index="0">
<draw:image xlink:href="../Images/yкринформ/2023-06-09T22-39-00-03-00/630_360_1652707983-349.jpg" xlink:type="simple" xlink:show="embed" xlink:actuate="onLoad" draw:mime-type="image/jpeg"/>
</draw:frame>
As part of the humanitarian aid, Azerbaijan sent 20 tons of fuel to Ukraine.</text:p>
      <text:p text:style-name="P4">
According to the Ukrinform correspondent, it writes <text:a xlink:type="simple" xlink:href="https://azertag.az/xeber/SOCAR_terefinden_Ukraynaya_20_ton_yanacaq_gonderilib-2654846" text:style-name="Internet_20_link" text:visited-style-name="Visited_20_Internet_20_Link">
Azertoj</text:a>
.</text:p>
      <text:p text:style-name="P4">
“Зважаючи на прохання української сторони, згідно з розпорядженням Президента<text:a xlink:type="simple" xlink:href="https://www.ukrinform.ua/tag-azerbajdzan" text:style-name="Internet_20_link" text:visited-style-name="Visited_20_Internet_20_Link">
 Азербайджанської </text:a>
The Republic of Aliyeva, a state oil company of the Republic of Azerbaijani, has gone 20 tons of fuel to Ukraine to provide humanitarian assistance, ”the material goes.</text:p>
      <text:p text:style-name="P4">
<text:span text:style-name="T4">
 Read also: </text:span>
 <text:a xlink:type="simple" xlink:href="https://www.ukrinform.ua/rubric-regions/3720772-herson-otrimav-dopomogu-vid-krainpartneriv.html" text:style-name="Internet_20_link" text:visited-style-name="Visited_20_Internet_20_Link">
Kherson received assistance from partner countries</text:a>
As reported <text:a xlink:type="simple" xlink:href="https://www.ukrinform.ua/rubric-regions/3720743-azerbajdzan-vidpravlae-dopomogu-dla-podolanna-naslidkiv-pidrivu-kahovskoi-ges-arahamia.html" text:style-name="Internet_20_link" text:visited-style-name="Visited_20_Internet_20_Link">
Ukrinform</text:a>
Earlier, Azerbaijan sent to Ukraine overhead boats, pumps, motor pumps, rescue vests and protective suits for the consequences of the Kakhovka hydroelectric power station.</text:p>
      <text:p text:style-name="P4">
News Source: <text:a xlink:type="simple" xlink:href="https://www.ukrinform.ua/rubric-society/3720798-azerbajdzan-peredast-ukraini-20-tonn-palnogo.html" text:style-name="Internet_20_link" text:visited-style-name="Visited_20_Internet_20_Link">
https://www.ukrinform.ua/rubric-society/3720798-azerbajdzan-peredast-ukraini-20-tonn-palnogo.html</text:a>
</text:p>
      <!--NEWS-->
      <text:h text:style-name="P10" text:outline-level="1">
<text:span text:style-name="T4">
Norwegian Rud became the rival of Serb Dzhokovich in the Rolan Harros final -2023</text:span>
</text:h>
      <text:p text:style-name="P4">
Authors: Ukrinform (Person)</text:p>
      <text:p text:style-name="P4">
Publisher: Укринформ (Organization)</text:p>
      <text:p text:style-name="P4">
Published Time: 2023-06-09T22:41:00+03:00</text:p>
      <text:p text:style-name="P4">
Modified Time: 2023-06-09T22:41:00+03:00</text:p>
      <text:p text:style-name="P4">
Description: The finalists in the male single category of the second in the season of the Grand Slam tournament Open France from Tennis. - Ukrinform.</text:p>
      <text:p text:style-name="P4">
Images: ['<text:a xlink:type="simple" xlink:href="https://static.ukrinform.com/photos/2023_06/thumb_files/630_360_1686339575-643.jpg" text:style-name="Internet_20_link" text:visited-style-name="Visited_20_Internet_20_Link">
630_360_16863...</text:a>
']</text:p>
      <text:p text:style-name="P4">
Tags: ['Теніс']</text:p>
      <text:p text:style-name="P4">
Type: Article</text:p>
      <!--METADATA-->
      <text:p text:style-name="P4">
<draw:frame draw:style-name="fr1" draw:name="Image216" text:anchor-type="as-char" svg:width="6.9236in" svg:height="3.956343in" draw:z-index="0">
<draw:image xlink:href="../Images/yкринформ/2023-06-09T22-41-00-03-00/630_360_1686339575-643.jpg" xlink:type="simple" xlink:show="embed" xlink:actuate="onLoad" draw:mime-type="image/jpeg"/>
</draw:frame>
The finalists in the male single category of the second in the Grand Slam tournament open France's Open Tennis Championship.</text:p>
      <text:p text:style-name="P4">
The second participant in the decisive match was Norwegian Casper Rud, who confidently played Alexander Pdation from Germany - 6: 3, 6: 4, 6: 0, reports Ukrinform.</text:p>
      <text:p text:style-name="P4">
As reported by Ukrinform, Serb Novak Djokovich became the winner of the first permit, causing the defeat of Spaniard Carlos Alaras(6:3, 5:7, 6:1, 6:1).</text:p>
      <text:p text:style-name="P4">
<text:span text:style-name="T4">
Читайте також:</text:span>
 <text:a xlink:type="simple" xlink:href="https://www.ukrinform.ua/rubric-sports/3720741-serb-dzokovic-stav-persim-finalistom-rolan-garros2023.html" text:style-name="Internet_20_link" text:visited-style-name="Visited_20_Internet_20_Link">
 Серб Джокович став першим фіналістом «Ролан Гаррос»-2023</text:a>
The Rolan Harros finals will take place on June 11.</text:p>
      <text:p text:style-name="P4">
Photo: btu.org.ua.</text:p>
      <text:p text:style-name="P4">
News Source: <text:a xlink:type="simple" xlink:href="https://www.ukrinform.ua/rubric-sports/3720799-norvezec-ruud-stav-supernikom-serba-dzokovica-u-finali-rolan-garros2023.html" text:style-name="Internet_20_link" text:visited-style-name="Visited_20_Internet_20_Link">
https://www.ukrinform.ua/rubric-sports/3720799-norvezec-ruud-stav-supernikom-serba-dzokovica-u-finali-rolan-garros2023.html</text:a>
</text:p>
      <!--NEWS-->
      <text:h text:style-name="P10" text:outline-level="1">
<text:span text:style-name="T4">
The water level in the Kakhovka reservoir fell to 11.3 meters</text:span>
</text:h>
      <text:p text:style-name="P4">
Authors: Ukrinform (Person)</text:p>
      <text:p text:style-name="P4">
Publisher: Укринформ (Organization)</text:p>
      <text:p text:style-name="P4">
Published Time: 2023-06-09T22:45:00+03:00</text:p>
      <text:p text:style-name="P4">
Modified Time: 2023-06-09T22:45:00+03:00</text:p>
      <text:p text:style-name="P4">
Description: The water level in the Kakhovka reservoir fell from almost 17 meters by 11.3. - Ukrinform.</text:p>
      <text:p text:style-name="P4">
Images: ['<text:a xlink:type="simple" xlink:href="https://static.ukrinform.com/photos/2023_06/thumb_files/630_360_1686336584-594.jpg" text:style-name="Internet_20_link" text:visited-style-name="Visited_20_Internet_20_Link">
630_360_16863...</text:a>
']</text:p>
      <text:p text:style-name="P4">
Tags: ['Вода', 'Каховська ГЕС', 'Каховське водосховище']</text:p>
      <text:p text:style-name="P4">
Type: Article</text:p>
      <!--METADATA-->
      <text:p text:style-name="P4">
<draw:frame draw:style-name="fr1" draw:name="Image217" text:anchor-type="as-char" svg:width="6.9236in" svg:height="3.956343in" draw:z-index="0">
<draw:image xlink:href="../Images/yкринформ/2023-06-09T22-45-00-03-00/630_360_1686336584-594.jpg" xlink:type="simple" xlink:show="embed" xlink:actuate="onLoad" draw:mime-type="image/jpeg"/>
</draw:frame>
The level in the Kakhovka reservoir fell from almost 17 meters by 11.3.</text:p>
      <text:p text:style-name="P4">
About it in the evening <text:a xlink:type="simple" xlink:href="https://t.me/Yevtushenko_E/4088" text:style-name="Internet_20_link" text:visited-style-name="Visited_20_Internet_20_Link">
addressed</text:a>
The head of the Nikopol region Yevgeny Yevtushenko, Ukrinform reports.</text:p>
      <text:p text:style-name="P4">
"As a result of the exploration of the Kakhovsky dam, the fall of the reservoir is replaced. The height of the pillar <text:a xlink:type="simple" xlink:href="https://www.ukrinform.ua/tag-voda" text:style-name="Internet_20_link" text:visited-style-name="Visited_20_Internet_20_Link">
water</text:a>
As of now it is 11.3 meters. Moreover, a few days ago we were about 17 meters. The situation remains quite critical, " - said.</text:p>
      <text:p text:style-name="P4">
The head of the region reminded that two of the three large infrastructure facilities that provide the population of the area with water, does not work due to low water storage facilities. In the third facility, as Yevtushenko said, modernization and water are supplied with low pressure.</text:p>
      <text:p text:style-name="P4">
"We are trying to use our resources effectively, the second block -working with charitable funds, grantovists. Here we help us Ova. City Pokrov has already received a large supply of bottled water that receives a city -argant. It works and which will be involved in transportation of the population, ”Yevtushenko said.</text:p>
      <text:p text:style-name="P4">
<text:span text:style-name="T4">
 Read also: </text:span>
 <text:a xlink:type="simple" xlink:href="https://www.ukrinform.ua/rubric-regions/3720719-padinna-rivna-kahovskogo-vodoshovisa-zagrozue-adernij-bezpeci-ukraini-ta-svitu-greenpeace.html" text:style-name="Internet_20_link" text:visited-style-name="Visited_20_Internet_20_Link">
Falling the level of Kakhovka reservoir threatens nuclear security of Ukraine and the world - Greenpeace</text:a>
Separately he noted the cooperation with Ukrzaliznytsia. Due to this, communities already have large quantities of water to distribute it among the residents.</text:p>
      <text:p text:style-name="P4">
"So you will not be able to water your gardens, as before and you will not be able to use such volume as it was. The rigid mode of savings, the minimum significance of water - these are the realities of today," - said in the construction.</text:p>
      <text:p text:style-name="P4">
Earlier <text:a xlink:type="simple" xlink:href="https://www.ukrinform.ua/rubric-regions/3720558-na-nikopolsini-voda-vidijsla-vid-berega-na-500-metriv-stali-vodokanali-ta-nasosna-stancia.html" text:style-name="Internet_20_link" text:visited-style-name="Visited_20_Internet_20_Link">
reported</text:a>
that in the Nikopol district the water departed from the shore by 500 meters.</text:p>
      <text:p text:style-name="P4">
News Source: <text:a xlink:type="simple" xlink:href="https://www.ukrinform.ua/rubric-regions/3720796-riven-vodi-v-kahovskomu-vodoshovisi-vpav-do-113-metra.html" text:style-name="Internet_20_link" text:visited-style-name="Visited_20_Internet_20_Link">
https://www.ukrinform.ua/rubric-regions/3720796-riven-vodi-v-kahovskomu-vodoshovisi-vpav-do-113-metra.html</text:a>
</text:p>
      <!--NEWS-->
      <text:h text:style-name="P10" text:outline-level="1">
<text:span text:style-name="T4">
Members of the US Congress have presented a resolution calling for Ukraine to Ukraine</text:span>
</text:h>
      <text:p text:style-name="P4">
Authors: Ukrinform (Person)</text:p>
      <text:p text:style-name="P4">
Publisher: Укринформ (Organization)</text:p>
      <text:p text:style-name="P4">
Published Time: 2023-06-09T22:53:00+03:00</text:p>
      <text:p text:style-name="P4">
Modified Time: 2023-06-09T22:53:00+03:00</text:p>
      <text:p text:style-name="P4">
Description: Representatives of both parties of the Lower House of Congress on Friday presented a resolution calling to President Baiden to provide Ukraine with missile systems for a greater ATACAMS radius to ensure its victory. - Ukrinform.</text:p>
      <text:p text:style-name="P4">
Images: ['<text:a xlink:type="simple" xlink:href="https://static.ukrinform.com/photos/2023_03/thumb_files/630_360_1678220252-959.jpg" text:style-name="Internet_20_link" text:visited-style-name="Visited_20_Internet_20_Link">
630_360_16782...</text:a>
']</text:p>
      <text:p text:style-name="P4">
Tags: ['Байден', 'США', 'Україна', 'ЗСУ', 'Конгрес США', 'Війна з Росією', 'ATACMS']</text:p>
      <text:p text:style-name="P4">
Type: Article</text:p>
      <!--METADATA-->
      <text:p text:style-name="P4">
<draw:frame draw:style-name="fr1" draw:name="Image218" text:anchor-type="as-char" svg:width="6.9236in" svg:height="3.956343in" draw:z-index="0">
<draw:image xlink:href="../Images/yкринформ/2023-06-09T22-53-00-03-00/630_360_1678220252-959.jpg" xlink:type="simple" xlink:show="embed" xlink:actuate="onLoad" draw:mime-type="image/jpeg"/>
</draw:frame>
Representatives of both parties of the Lower House of Congress on Friday presented the Rosalia with a call to President Baiden to provide Ukraine with missile systems for the most part of the ATACAMS radius to ensure its victory.</text:p>
      <text:p text:style-name="P4">
Document <text:a xlink:type="simple" xlink:href="https://foreignaffairs.house.gov/wp-content/uploads/2023/06/2023.06.08-atacms-res.-final-copy.pdf" text:style-name="Internet_20_link" text:visited-style-name="Visited_20_Internet_20_Link">
made public</text:a>
On the official committee of the Committee in the International Affairs of the House of Representatives, Ukrinform reports.</text:p>
      <text:p text:style-name="P4">
“The House of Representatives calls the United States to immediately give Ukrainearmian tactical missile systems(<text:span text:style-name="T4">
<text:a xlink:type="simple" xlink:href="https://www.ukrinform.ua/tag-atacms" text:style-name="Internet_20_link" text:visited-style-name="Visited_20_Internet_20_Link">
 ATACMS</text:a>
 </text:span>
 )In sufficient quantity, to bake Ukraine's victory in the confrontation of an unprovoked aggressive warfare while maintaining the combat readiness of the United States, ”- said the official.</text:p>
      <text:p text:style-name="P4">
<text:span text:style-name="T5">
!(https://www.ukrinform.ua/rubric-polytics/3720105-kongres-ssa-znovu-tisne-na-bajdena-sodo-peredaci-ukraini-atacms-politico.html)</text:span>
*</text:p>
      <text:p text:style-name="P4">
In addition, the resolution encourages allies and partners to provide similar systems to Ukraine.</text:p>
      <text:p text:style-name="P4">
At the same time, it is concerned that the delay in providing this critical weapon only stretches the war.</text:p>
      <text:p text:style-name="P4">
"The rapid provision of these critical weapons systems will provide the Ukrainian army with the decisive capabilities of the strokes that they currently lack, will undermine the combat capability of the Russian Federation and can accelerate the victory of Ukraine,"- the esteem remains.</text:p>
      <text:p text:style-name="P4">
<text:span text:style-name="T4">
 Read also: </text:span>
 <text:span text:style-name="T4">
 [Washington considers the provision of ATACMS missiles to Ukraine)(https://www.ukrinform.ua/rubric-ato/3715891-vasington-rozgladae-nadanna-ukraini-raket-atacms-bajden.html)</text:span>
</text:p>
      <text:p text:style-name="P4">
As it was reported, US lawmakers from both parties have recently put pressure on the President Baiden administration demanding to transfer Ukrainian -personal missiles.</text:p>
      <text:p text:style-name="P4">
News Source: <text:a xlink:type="simple" xlink:href="https://www.ukrinform.ua/rubric-polytics/3720801-cleni-kongresu-ssa-predstavili-rezoluciu-iz-zaklikom-peredati-ukraini-atacms.html" text:style-name="Internet_20_link" text:visited-style-name="Visited_20_Internet_20_Link">
https://www.ukrinform.ua/rubric-polytics/3720801-cleni-kongresu-ssa-predstavili-rezoluciu-iz-zaklikom-peredati-ukraini-atacms.html</text:a>
</text:p>
      <!--NEWS-->
      <text:h text:style-name="P10" text:outline-level="1">
<text:span text:style-name="T4">
Energoatom has translated the block # 5 of the Zaporozhye NPP into the state of the Cold Stop</text:span>
</text:h>
      <text:p text:style-name="P4">
Authors: Ukrinform (Person)</text:p>
      <text:p text:style-name="P4">
Publisher: Укринформ (Organization)</text:p>
      <text:p text:style-name="P4">
Published Time: 2023-06-09T23:04:00+03:00</text:p>
      <text:p text:style-name="P4">
Modified Time: 2023-06-09T23:04:00+03:00</text:p>
      <text:p text:style-name="P4">
Description: Energoatom issued an order in accordance with Diara's instruction to transfer the block # 5 of the Zaporizhzhya NPP into the state of the Cold Stop. - Ukrinform.</text:p>
      <text:p text:style-name="P4">
Images: ['<text:a xlink:type="simple" xlink:href="https://static.ukrinform.com/photos/2022_08/thumb_files/630_360_1659775244-220.jpg" text:style-name="Internet_20_link" text:visited-style-name="Visited_20_Internet_20_Link">
630_360_16597...</text:a>
']</text:p>
      <text:p text:style-name="P4">
Tags: ['АЕС', 'Економіка', 'Енергоатом', 'Запорізька АЕС', 'Війна з Росією']</text:p>
      <text:p text:style-name="P4">
Type: Article</text:p>
      <!--METADATA-->
      <text:p text:style-name="P4">
<draw:frame draw:style-name="fr1" draw:name="Image219" text:anchor-type="as-char" svg:width="6.9236in" svg:height="3.956343in" draw:z-index="0">
<draw:image xlink:href="../Images/yкринформ/2023-06-09T23-04-00-03-00/630_360_1659775244-220.jpg" xlink:type="simple" xlink:show="embed" xlink:actuate="onLoad" draw:mime-type="image/jpeg"/>
</draw:frame>
Energy and in accordance with Diara's instruction issued an order to transfer the block # 5 of the Zaporozhye NPP into the state of the Cold Stop.</text:p>
      <text:p text:style-name="P4">
About it in the telegram <text:a xlink:type="simple" xlink:href="https://t.me/energoatom_ua/13499" text:style-name="Internet_20_link" text:visited-style-name="Visited_20_Internet_20_Link">
reports</text:a>
Energoatom, reports Ukrinform.</text:p>
      <text:p text:style-name="P4">
"Given the risks for nuclear and radiation safety, after the Kakhovsk Hydroelectric Power Plant is available, it is the safest condition for the atomic reactor. This is the SNA SCRUSSUE on June 8, 2023 issued an appropriate order, NNEGC Energoatom and legitimate, Ukrainian, and the leadership of the NPP. , - the post says.</text:p>
      <text:p text:style-name="P4">
<text:span text:style-name="T4">
 Read also: </text:span>
 <text:span text:style-name="T4">
 <text:a xlink:type="simple" xlink:href="https://www.ukrinform.ua/rubric-economy/3720718-ostannij-energoblok-zaes-perevodat-u-rezim-holodnogo-zupinu-nazvali-pricini.html" text:style-name="Internet_20_link" text:visited-style-name="Visited_20_Internet_20_Link">
the last power unit of the ZPP is translated into "Cold Cash" mode - named the reasons</text:a>
</text:span>
</text:p>
      <text:p text:style-name="P4">
The decision made by the inability to eliminate in the occupied Russians, violations of nuclear and radiation safety requirements have been found.</text:p>
      <text:p text:style-name="P4">
Energoatom says that the following factors are taken into account: calculated by the expertise of the Kakhovka reservoir a few days after the blasting of the Kakhovskaya Hesros Russian invaders; Continuation of periodic shelling by their industrial site <text:span text:style-name="T4">
 <text:a xlink:type="simple" xlink:href="https://www.ukrinform.ua/tag-zaporizka-aes" text:style-name="Internet_20_link" text:visited-style-name="Visited_20_Internet_20_Link">
ZPP</text:a>
</text:span>
 and adjacent territories, resulting in damage to the air lines connecting the station with the power system of Ukraine; Termination from May 17, 2023 The transmission of automated radiation control system data(Askro)OPP, that is, the lack of early notification; Degradation of the system of emergency responding at the site of the ZPEC and beyond its borders in the conditions of temporary occupation by the station itself and part of the Zaporizhzhia and Kherson regions.</text:p>
      <text:p text:style-name="P4">
<text:span text:style-name="T4">
 Read also: </text:span>
 <text:span text:style-name="T4">
 <text:a xlink:type="simple" xlink:href="https://www.ukrinform.ua/rubric-economy/3720646-ukraina-ne-zmoze-svidko-vvesti-v-ekspluataciu-zaes-pisla-ii-zvilnenna-ekspert.html" text:style-name="Internet_20_link" text:visited-style-name="Visited_20_Internet_20_Link">
Ukraine will not be able to quickly put into operation in the afterse of its release - expert</text:a>
</text:span>
</text:p>
      <text:p text:style-name="P4">
In case of failure to comply with the disposal of Russian "controllers", their actions will be considered as a deliberate and purposeful violation of the rules of nuclear taradiation safety of the nuclear installation of the NPP.</text:p>
      <text:p text:style-name="P4">
News Source: <text:a xlink:type="simple" xlink:href="https://www.ukrinform.ua/rubric-economy/3720802-energoatom-pereviv-blok-5-zaporizkoi-aes-u-stan-holodnogo-zupinu.html" text:style-name="Internet_20_link" text:visited-style-name="Visited_20_Internet_20_Link">
https://www.ukrinform.ua/rubric-economy/3720802-energoatom-pereviv-blok-5-zaporizkoi-aes-u-stan-holodnogo-zupinu.html</text:a>
</text:p>
      <!--NEWS-->
      <text:h text:style-name="P10" text:outline-level="1">
<text:span text:style-name="T4">
The situation with flooding is heavy, water goes slowly - the head of the Kherson regional council</text:span>
</text:h>
      <text:p text:style-name="P4">
Authors: Ukrinform (Person)</text:p>
      <text:p text:style-name="P4">
Publisher: Укринформ (Organization)</text:p>
      <text:p text:style-name="P4">
Published Time: 2023-06-09T23:22:00+03:00</text:p>
      <text:p text:style-name="P4">
Modified Time: 2023-06-09T23:22:00+03:00</text:p>
      <text:p text:style-name="P4">
Description: In the Kherson region, the situation remains "stable" due to the flooding caused by the destruction of the dam of the Kakhovka hydroelectric power station. - Ukrinform.</text:p>
      <text:p text:style-name="P4">
Images: ['<text:a xlink:type="simple" xlink:href="https://static.ukrinform.com/photos/2023_06/thumb_files/630_360_1686036969-673.jpeg" text:style-name="Internet_20_link" text:visited-style-name="Visited_20_Internet_20_Link">
630_360_16860...</text:a>
']</text:p>
      <text:p text:style-name="P4">
Tags: ['Евакуація', 'ГЕС', 'Херсон', 'Херсонщина', 'Каховська ГЕС']</text:p>
      <text:p text:style-name="P4">
Type: Article</text:p>
      <!--METADATA-->
      <text:p text:style-name="P4">
<draw:frame draw:style-name="fr1" draw:name="Image220" text:anchor-type="as-char" svg:width="6.9236in" svg:height="3.956343in" draw:z-index="0">
<draw:image xlink:href="../Images/yкринформ/2023-06-09T23-22-00-03-00/630_360_1686036969-673.jpeg" xlink:type="simple" xlink:show="embed" xlink:actuate="onLoad" draw:mime-type="image/jpeg"/>
</draw:frame>
Nakherson region remains a "stable difficult" situation due to the flooding caused by the destruction of the dam of the Kakhovka hydroelectric power station.</text:p>
      <text:p text:style-name="P4">
About this <text:a xlink:type="simple" xlink:href="https://www.radiosvoboda.org/a/news-khersonska-oblast-pidtoplennia/32452600.html" text:style-name="Internet_20_link" text:visited-style-name="Visited_20_Internet_20_Link">
Radio Liberty</text:a>
The head of the Kherson Regional Radiolexander Samoilenko reported, Ukrinform reports.</text:p>
      <text:p text:style-name="P4">
“The water goes away, but goes very slowly. If she arrived quickly and rusty, then he goes down very slowly, her level decreases at a centimeter, ”Samoilenko said.</text:p>
      <text:p text:style-name="P4">
<text:span text:style-name="T4">
 Read also: </text:span>
 <text:span text:style-name="T4">
 <text:a xlink:type="simple" xlink:href="https://www.ukrinform.ua/rubric-ato/3720781-rosiani-znovu-obstrilali-herson-pid-cas-evakuacii-troe-poranenih.html" text:style-name="Internet_20_link" text:visited-style-name="Visited_20_Internet_20_Link">
Russians again fired at Kherson during evacuation -Throier of the wounded</text:a>
</text:span>
</text:p>
      <text:p text:style-name="P4">
According to him, evacuation from flooded cities took place all day.</text:p>
      <text:p text:style-name="P4">
“The island neighborhood - it is so the most difficult because a large number of people live there, people leave. At first, some neglected the warnings of the authorities, people were considering that everything would pass quickly. Therefore, work is also today. This is very burdened with the fact that our enemy does not allow to work quietly, fires. Today, again, there was an shelling in the area of crossing, which leads a closed part of our city, ”said the head of the regional council.</text:p>
      <text:p text:style-name="P4">
<text:span text:style-name="T4">
 Read also: </text:span>
 <text:span text:style-name="T4">
 <text:a xlink:type="simple" xlink:href="https://www.ukrinform.ua/rubric-ato/3720792-u-dsns-pokazali-poskodzenu-tehniku-aku-zagarbniki-obstrilali-pid-cas-evakuacii.html" text:style-name="Internet_20_link" text:visited-style-name="Visited_20_Internet_20_Link">
in the SESS showed damaged equipment that the invaders were fired during evacuation from Kherson</text:a>
</text:span>
</text:p>
      <text:p text:style-name="P4">
At the same time, the chairman of the regional military administration Alexander Prokudin will inform the video message in his <text:a xlink:type="simple" xlink:href="https://t.me/olexandrprokudin/626" text:style-name="Internet_20_link" text:visited-style-name="Visited_20_Internet_20_Link">
telegram</text:a>
35 settlements have been flooded on the right bank, 3763 buildings in the water.</text:p>
      <text:p text:style-name="P4">
“But the water is gradually receding. If in the morning the average water reached 5 meters38 centimeters, it dropped to almost five meters in the evening. In Kherson, a mark of 5.08 meters was marked, which is 60 cm below the maximum level. The Ukakhov district is also in decline. In the liberated Cossack, cheerful, as well as in the temporarily occupied new Kakhovka, the water level decreased by one and a half meter, ”he said.</text:p>
      <text:p text:style-name="P4">
<text:span text:style-name="T4">
 Read also: </text:span>
 <text:span text:style-name="T4">
 [Russian soldiers climbed on trees: the mayor of the new Kakhovkivka reported how the community flooded]](https://www.ukrinform.ua/rubric-regions/3720043-rosijski-voaki-lizli-na-dereva-mer-novoi-kahovki-rozpoviv-ak-zatopilo-gromadu.html)</text:span>
</text:p>
      <text:p text:style-name="P4">
According to Proudin, the situation in the occupied Korsunka remains serious.In the reservoir itself, according to it, the water level fell to 11.33 meters. The water storage loses six centimeters of water per hour.</text:p>
      <text:p text:style-name="P4">
<text:span text:style-name="T4">
 Read also: </text:span>
 <text:span text:style-name="T4">
 <text:a xlink:type="simple" xlink:href="https://www.ukrinform.ua/rubric-regions/3720770-na-hersonsini-vze-evakuuvali-25-tisaci-ludej.html" text:style-name="Internet_20_link" text:visited-style-name="Visited_20_Internet_20_Link">
in Kherson region already evacuated 2.5 thousand people</text:a>
</text:span>
</text:p>
      <text:p text:style-name="P4">
According to him, due to Russian shelling on June 9 in Tyaginka a wounded man, he is in a serious condition in hospital.</text:p>
      <text:p text:style-name="P4">
"In the evening, the enemy was fired at Kherson again, fires occurred, a 16-year-old girl's contusion was fired," the head of the Ova added.</text:p>
      <text:p text:style-name="P4">
As reported by Ukrinform, Russian troops were blown up on June 6 on June 6 by Gremukakhovsky Hydroelectric power plant. <text:span text:style-name="T4">
 <text:a xlink:type="simple" xlink:href="https://www.ukrinform.ua/tag-kahovska-ges" text:style-name="Internet_20_link" text:visited-style-name="Visited_20_Internet_20_Link">
HPP</text:a>
</text:span>
 is not recoverable. The evacuation of people from flooded terminals continues.</text:p>
      <text:p text:style-name="P4">
On June 8, 9 people were injured in the Kherson region as a result of Russian shelling, including two employees of the SES, a police officer, a doctor and a volunteer of Znimenchyna.</text:p>
      <text:p text:style-name="P4">
News Source: <text:a xlink:type="simple" xlink:href="https://www.ukrinform.ua/rubric-regions/3720803-situacia-z-pidtoplennami-vazka-voda-vidhodit-povilno-glava-hersonskoi-oblradi.html" text:style-name="Internet_20_link" text:visited-style-name="Visited_20_Internet_20_Link">
https://www.ukrinform.ua/rubric-regions/3720803-situacia-z-pidtoplennami-vazka-voda-vidhodit-povilno-glava-hersonskoi-oblradi.html</text:a>
</text:p>
      <!--NEWS-->
      <text:h text:style-name="P10" text:outline-level="1">
<text:span text:style-name="T4">
Austrian business can join the humanitarian demining - Ministry of Economy</text:span>
</text:h>
      <text:p text:style-name="P4">
Authors: Ukrinform (Person)</text:p>
      <text:p text:style-name="P4">
Publisher: Укринформ (Organization)</text:p>
      <text:p text:style-name="P4">
Published Time: 2023-06-09T23:39:00+03:00</text:p>
      <text:p text:style-name="P4">
Modified Time: 2023-06-09T23:39:00+03:00</text:p>
      <text:p text:style-name="P4">
Description: Austrian companies can join Ukraine's humanitarian demining. - Ukrinform.</text:p>
      <text:p text:style-name="P4">
Images: ['<text:a xlink:type="simple" xlink:href="https://static.ukrinform.com/photos/2023_06/thumb_files/630_360_1685971957-245.jpg" text:style-name="Internet_20_link" text:visited-style-name="Visited_20_Internet_20_Link">
630_360_16859...</text:a>
']</text:p>
      <text:p text:style-name="P4">
Tags: ['Розмінування', 'Україна', 'Війна з Росією']</text:p>
      <text:p text:style-name="P4">
Type: Article</text:p>
      <!--METADATA-->
      <text:p text:style-name="P4">
<draw:frame draw:style-name="fr1" draw:name="Image221" text:anchor-type="as-char" svg:width="6.9236in" svg:height="3.956343in" draw:z-index="0">
<draw:image xlink:href="../Images/yкринформ/2023-06-09T23-39-00-03-00/630_360_1685971957-245.jpg" xlink:type="simple" xlink:show="embed" xlink:actuate="onLoad" draw:mime-type="image/jpeg"/>
</draw:frame>
Austrian companies can join Ukraine's humanitarian demining.</text:p>
      <text:p text:style-name="P4">
As Ukrinform reports, <text:a xlink:type="simple" xlink:href="https://www.me.gov.ua/News/Detail" text:style-name="Internet_20_link" text:visited-style-name="Visited_20_Internet_20_Link">
reports</text:a>
Press service following the meeting of the First Viceremer-Minister of Ukraine-Economy Minister Yulia Sviridenko with Austrian businessman Mark-Milolyube.</text:p>
      <text:p text:style-name="P4">
"Private Austrian companies are ready to consider the opportunity to join the excellence of Ukraine," the statement reads.</text:p>
      <text:p text:style-name="P4">
<text:span text:style-name="T4">
 Read also: </text:span>
 <text:span text:style-name="T4">
 <text:a xlink:type="simple" xlink:href="https://www.ukrinform.ua/rubric-economy/3719991-avstria-nadast-1-miljon-na-pidtrimku-roboti-magate-v-ukraini.html" text:style-name="Internet_20_link" text:visited-style-name="Visited_20_Internet_20_Link">
Austria will provide € 1 million in support of IAEA in Ukraine</text:a>
</text:span>
</text:p>
      <text:p text:style-name="P4">
Sviridenko emphasized that humanitarian demining is an important component of the country's security and economic recovery and is one of the five -trusted Ukrainian government. For the rapid purification of the territories of Ukraine, everyone who can join the humanitarian mine.</text:p>
      <text:p text:style-name="P4">
Mark-Milo Lyuba assured that Austrian private companies are ready to consider joining the humanitarian demining of Ukraine with the help of modern equipment, including drones.</text:p>
      <text:p text:style-name="P4">
<text:span text:style-name="T4">
 Read also: </text:span>
 <text:span text:style-name="T4">
 <text:a xlink:type="simple" xlink:href="https://www.ukrinform.ua/rubric-society/3715061-avstria-vidilae-2-miljoni-dla-rozminuvanna-v-ukraini.html" text:style-name="Internet_20_link" text:visited-style-name="Visited_20_Internet_20_Link">
Austria allocates € 2 million to mine in Ukraine</text:a>
</text:span>
</text:p>
      <text:p text:style-name="P4">
He recalled that earlier the Austrian political leadership declared the hardware to participate in the financing of the humanitarian demining process.</text:p>
      <text:p text:style-name="P4">
As reported, 174 thousand square kilometers of Ukraine are epotentially contaminated, require inspection of technical and non -technical means and, if necessary - humanitarian <text:span text:style-name="T4">
 <text:a xlink:type="simple" xlink:href="https://www.ukrinform.ua/tag-rozminuvanna" text:style-name="Internet_20_link" text:visited-style-name="Visited_20_Internet_20_Link">
demining</text:a>
</text:span>
. According to the World Bank, a full range of humanitarian demining works in Ukraine was valued at $ 37.4 billion. USA.</text:p>
      <text:p text:style-name="P4">
News Source: <text:a xlink:type="simple" xlink:href="https://www.ukrinform.ua/rubric-society/3720804-avstrijskij-biznes-moze-dolucitis-do-gumanitarnogo-rozminuvanna-minekonomiki.html" text:style-name="Internet_20_link" text:visited-style-name="Visited_20_Internet_20_Link">
https://www.ukrinform.ua/rubric-society/3720804-avstrijskij-biznes-moze-dolucitis-do-gumanitarnogo-rozminuvanna-minekonomiki.html</text:a>
</text:p>
      <!--NEWS-->
      <text:h text:style-name="P10" text:outline-level="1">
<text:span text:style-name="T4">
The pilot of Russian combat aviation refused to fight against Ukraine and fled to Lithuania</text:span>
</text:h>
      <text:p text:style-name="P4">
Authors: Ukrinform (Person)</text:p>
      <text:p text:style-name="P4">
Publisher: Укринформ (Organization)</text:p>
      <text:p text:style-name="P4">
Published Time: 2023-06-09T23:56:00+03:00</text:p>
      <text:p text:style-name="P4">
Modified Time: 2023-06-09T23:56:00+03:00</text:p>
      <text:p text:style-name="P4">
Description: Dmitry Mishov's pilot Dmitry Mishov refused to participate in the war against Ukraine and fled to Lithuania, where he asked asylum. - Ukrinform.</text:p>
      <text:p text:style-name="P4">
Images: ['<text:a xlink:type="simple" xlink:href="https://static.ukrinform.com/photos/2023_06/thumb_files/630_360_1686344382-268.jpg" text:style-name="Internet_20_link" text:visited-style-name="Visited_20_Internet_20_Link">
630_360_16863...</text:a>
']</text:p>
      <text:p text:style-name="P4">
Tags: ['Литва', 'Агресія РФ', 'Російські військові', 'Війна з Росією']</text:p>
      <text:p text:style-name="P4">
Type: Article</text:p>
      <!--METADATA-->
      <text:p text:style-name="P4">
<draw:frame draw:style-name="fr1" draw:name="Image222" text:anchor-type="as-char" svg:width="6.9236in" svg:height="3.956343in" draw:z-index="0">
<draw:image xlink:href="../Images/yкринформ/2023-06-09T23-56-00-03-00/630_360_1686344382-268.jpg" xlink:type="simple" xlink:show="embed" xlink:actuate="onLoad" draw:mime-type="image/jpeg"/>
</draw:frame>
Dmitry Mishov, Pilotrosian combat aircraft aviation, refused to participate in the anti -Ukraine war and fled to Lithuania, where he asked asylum.</text:p>
      <text:p text:style-name="P4">
About it reports Ukrinform with reference to his interview with the Russian service <text:a xlink:type="simple" xlink:href="https://www.bbc.com/russian/features-65812907" text:style-name="Internet_20_link" text:visited-style-name="Visited_20_Internet_20_Link">
BBC. </text:a>
“I am a military, I have to protect my country from aggression. I do not have to participate, I should not be an accomplice to the crime, ”the officer said about motivation.</text:p>
      <text:p text:style-name="P4">
He called the war in Ukraine a crime committed to preserve Presidential Putin's power.</text:p>
      <text:p text:style-name="P4">
<text:span text:style-name="T4">
 Read also: </text:span>
 <text:span text:style-name="T4">
 <text:a xlink:type="simple" xlink:href="https://www.ukrinform.ua/rubric-world/3720671-sin-sojgu-vtik-iz-rosii-za-kilka-dniv-do-mobilizacii-rozsliduvanna.html" text:style-name="Internet_20_link" text:visited-style-name="Visited_20_Internet_20_Link">
Schoga's son fled from Russia a few days before mobilization - investigation</text:a>
</text:span>
</text:p>
      <text:p text:style-name="P4">
The 26-year-old Lieutenant Mishov, a graduate of the Sizran Higher Military Aviation School, said that he served in the 15th Brigade of Army Aviation, which from the first day of the war participated in the Russian invasion of Ukraine. The pilot submitted a report on the release of 2022. For several months, he served, in his own words, on the Belarusian territory, without participating in hostilities, carrying military cargo.</text:p>
      <text:p text:style-name="P4">
In April, he was returned to Russia to continue to make his liberation. At the beginning of the fall, Mishov received an order for dismissal, his service in the army Malaasakin in October. However, at the end of September, President Putin's Decree, a mobilization was declared - it forbids the officers to be released.</text:p>
      <text:p text:style-name="P4">
<text:span text:style-name="T4">
 Read also: </text:span>
 <text:span text:style-name="T4">
 <text:a xlink:type="simple" xlink:href="https://www.ukrinform.ua/rubric-crimea/3719304-rosijski-okupanti-vze-usvidomili-so-i-z-krimu-im-dovedetsa-vtekti-zelenskij.html" text:style-name="Internet_20_link" text:visited-style-name="Visited_20_Internet_20_Link">
Russian invaders have already realized that from Crimea they would have to escape - Zelensky</text:a>
</text:span>
</text:p>
      <text:p text:style-name="P4">
Mishov tried to challenge the cancellation of his dismissal in court, but in December, the garrison military court became when hearing the case for a bikomand. In January, the pilots were obliged to go to the front. Then he cut the veins to lose the highest health assessment category for service, without Neeyin could not serve in helicopter crews. He was informed of a possible criminal case against him. After that, the choice was between the war tap, the lieutenant Mishov decided to hide abroad.<text:span text:style-name="T4">
 Read also: </text:span>
 <text:span text:style-name="T4">
 [towards Mariupol from under the Volnovakha, the invaders of Nagivsky cars - Andryushchenko(https://www.ukrinform.ua/rubric-ato/3714604-v-bik-mariupola-zpid-volnovahi-tikaut-zagarbniki-na-vijskovih-avto-andrusenko.html)</text:span>
</text:p>
      <text:p text:style-name="P4">
Mishov says that helicopters were sent for the front line without heat traps that protect the equipment from rockets, without rockets, pilot rations, and laid equipment. During the war, the regiment in which Mishov served, almost 20% of helicopters, including two of them were blown up by saboteurs. The afternoons of the airfield protection was reinforced only decorative: “Less helicopters - we fly less. They blew up and blow up. " He believes that the Russian army is absolutely not ready for war and is still not interested in it.</text:p>
      <text:p text:style-name="P4">
The pilot in Europe hopes to receive shelter, a new education and to "build a new life." He got into Lithuania, secretly crossing the border through the forest, with the help of Anti -Putin -minded retired officers. The transition was made on May 28: in Russia the day of the border guard is celebrated on this day. Michov seemed to be the migration bodies of Lithuania on the day of interviewing June 8.</text:p>
      <text:p text:style-name="P4">
<text:span text:style-name="T4">
 Read also: </text:span>
 <text:span text:style-name="T4">
 <text:a xlink:type="simple" xlink:href="https://www.ukrinform.ua/rubric-ato/3716312-zmi-rozpovili-ak-vagnerivci-vikoristovuut-socmerezi-dla-verbuvanna-najmanciv.html" text:style-name="Internet_20_link" text:visited-style-name="Visited_20_Internet_20_Link">
mass media told how "Wagnerivtsi" use the social networking of recruitment</text:a>
</text:span>
</text:p>
      <text:p text:style-name="P4">
As reported in April Ukrinform, the captain of the Federal Security Service of the Russian Federation Glibakakulov, who worked until mid -October 2022 by an engineer in the management, which ensured a secret connection for President Vladimir Putin, left abroad and condemned <text:span text:style-name="T4">
 <text:a xlink:type="simple" xlink:href="https://www.ukrinform.ua/rubric-ato" text:style-name="Internet_20_link" text:visited-style-name="Visited_20_Internet_20_Link">
war</text:a>
</text:span>
 Apiperrane.</text:p>
      <text:p text:style-name="P4">
<text:span text:style-name="T5">
Foto: bbc.com</text:span>
</text:p>
      <text:p text:style-name="P4">
News Source: <text:a xlink:type="simple" xlink:href="https://www.ukrinform.ua/rubric-ato/3720805-pilot-rosijskoi-bojovoi-aviacii-vidmovivsa-vouvati-proti-ukraini-ta-vtik-do-litvi.html" text:style-name="Internet_20_link" text:visited-style-name="Visited_20_Internet_20_Link">
https://www.ukrinform.ua/rubric-ato/3720805-pilot-rosijskoi-bojovoi-aviacii-vidmovivsa-vouvati-proti-ukraini-ta-vtik-do-litvi.html</text:a>
</text:p>
      <!--NEWS-->
      <text:h text:style-name="P10" text:outline-level="1">
<text:span text:style-name="T4">
Kakhovskaya hydroelectric power plant: the water level in the reservoir decreased by another meter</text:span>
</text:h>
      <text:p text:style-name="P4">
Author: ['АРМІЯINFORM']</text:p>
      <text:p text:style-name="P4">
Time: 2023-06-09T24:00:00-04:00</text:p>
      <text:p text:style-name="P4">
Description: Ryven drone in the Kakhovo water monk. Zokrema, for Doba RIVEN LEAR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9e68f2f67b280861.jpg" text:style-name="Internet_20_link" text:visited-style-name="Visited_20_Internet_20_Link">
9e68f2f67b280861.jpg</text:a>
']</text:p>
      <text:p text:style-name="P4">
Tags: ['КАХОВСЬКА ГЕС', 'КАХОВСЬКА ГЕС/ШТАБ INFO', 'РУЙНУВАННЯ']</text:p>
      <text:p text:style-name="P4">
Category: News</text:p>
      <!--METADATA-->
      <text:p text:style-name="P4">
<draw:frame draw:style-name="fr1" draw:name="Image223" text:anchor-type="as-char" svg:width="6.9236in" svg:height="3.889434in" draw:z-index="0">
<draw:image xlink:href="../Images/AРМІЯINFORM/2023-06-09T24-00-00-04-00/9e68f2f67b280861.jpg" xlink:type="simple" xlink:show="embed" xlink:actuate="onLoad" draw:mime-type="image/jpeg"/>
</draw:frame>
The water level in the Kakhovka reservoir continues to decline. In particular, during the completion of water fell by a meter.</text:p>
      <text:p text:style-name="P4">
About it <text:a xlink:type="simple" xlink:href="https://t.me/shtab_kakhovska_hes/233" text:style-name="Internet_20_link" text:visited-style-name="Visited_20_Internet_20_Link">
reports</text:a>
The headquarters of the elimination of the Kakhovskaya hydroelectric power station by Russian terrorists.</text:p>
      <text:p text:style-name="P4">
<text:span text:style-name="T4">
 From June 6, the water level has fallen by a total of 4.7 meters. </text:span>
</text:p>
      <text:p text:style-name="P4">
As of 08:00 on June 9, the level of the Kakhovsky reservoir in the Nikopolist area is 11.74 m.</text:p>
      <text:p text:style-name="P4">
“There are more than half of the station building under water. The earthen insertion of the intersection and the station is also underwater and continues to collapse, ”the testimony reads.</text:p>
      <text:p text:style-name="P4">
Ukrhydroenergo hydroelectric power plants continue to accumulate water with the Dnieper reservoirs. This is necessary in order to have a summer supply for ecological passes after the Kakhovka reservoir is finished.</text:p>
      <text:p text:style-name="P4">
News Source: <text:a xlink:type="simple" xlink:href="https://armyinform.com.ua/2023/06/09/pidryv-kahovskoyi-ges-riven-vody-na-vodoshovyshhi-znyzyvsya-shhe-na-metr/" text:style-name="Internet_20_link" text:visited-style-name="Visited_20_Internet_20_Link">
https://armyinform.com.ua/2023/06/09/pidryv-kahovskoyi-ges-riven-vody-na-vodoshovyshhi-znyzyvsya-shhe-na-metr/</text:a>
</text:p>
      <!--NEWS-->
      <text:h text:style-name="P10" text:outline-level="1">
<text:span text:style-name="T4">
The date of the contact group on Defense of Ukraine in Ramstein format became known</text:span>
</text:h>
      <text:p text:style-name="P4">
Author: ['АРМІЯINFORM']</text:p>
      <text:p text:style-name="P4">
Time: 2023-06-09T26:00:00-04:00</text:p>
      <text:p text:style-name="P4">
Description: The thirteen residents of the Contact Groups Zwan defense of Ukraine at the framework of the forma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rammstein.jpg" text:style-name="Internet_20_link" text:visited-style-name="Visited_20_Internet_20_Link">
rammstein.jpg</text:a>
']</text:p>
      <text:p text:style-name="P4">
Tags: ['STOPRUSSIA', 'АГРЕСІЯ РФ', 'ВТОРГНЕННЯ РФ', 'ЛЛОЙД ОСТІН', 'РАМШТАЙН']</text:p>
      <text:p text:style-name="P4">
Category: News</text:p>
      <!--METADATA-->
      <text:p text:style-name="P4">
<draw:frame draw:style-name="fr1" draw:name="Image224" text:anchor-type="as-char" svg:width="6.9236in" svg:height="3.894525in" draw:z-index="0">
<draw:image xlink:href="../Images/AРМІЯINFORM/2023-06-09T26-00-00-04-00/rammstein.jpg" xlink:type="simple" xlink:show="embed" xlink:actuate="onLoad" draw:mime-type="image/jpeg"/>
</draw:frame>
Thirteenth meeting of the Contact Group on Defense of Ukraine in the framework of the Ramstein format will be held <text:span text:style-name="T4">
 June 15, 2023. </text:span>
</text:p>
      <text:p text:style-name="P4">
This during a press conference <text:a xlink:type="simple" xlink:href="https://www.defense.gov/News/News-Stories/Article/Article/3422349/pentagon-spokesman-addresses-indo-pacific-ukraine-and-race/" text:style-name="Internet_20_link" text:visited-style-name="Visited_20_Internet_20_Link">
reported</text:a>
Pentagon spokesman Brigadna General Pet Ryder.</text:p>
      <text:p text:style-name="P4">
"The US Secretary of Defense Lloyd Austin will go to Europe next week, where he is the Joint Committee of the Army Headquarters, General Mark Millie, will hold a personal meeting of the Contact Group on Defense of Ukraine on 15," Pet Ryder said.</text:p>
      <text:p text:style-name="P4">
We will remind, at the previous meeting of the contact group in Ramstein format, US Defense Minister Lloyd Austin <text:a xlink:type="simple" xlink:href="https://armyinform.com.ua/2023/05/25/llojd-ostin-vidkryv-ramshtajn-12-i-nazvav-golovnu-temu-zustrichi/" text:style-name="Internet_20_link" text:visited-style-name="Visited_20_Internet_20_Link">
stressed</text:a>
that the participants of the group have helped Ukraine protect the sky and will not stop doing so.</text:p>
      <text:p text:style-name="P4">
The results of previous contact group meetings can be read in <text:a xlink:type="simple" xlink:href="https://armyinform.com.ua/2023/04/27/richnyczya-ramshtajnu-yak-svit-dopomagav-ukrayini-stavaty-sylnishoyu/" text:style-name="Internet_20_link" text:visited-style-name="Visited_20_Internet_20_Link">
special material</text:a>
Armyinform.</text:p>
      <text:p text:style-name="P4">
News Source: <text:a xlink:type="simple" xlink:href="https://armyinform.com.ua/2023/06/09/stala-vidoma-data-provedennya-zasidannya-kontaktnoyi-grupy-z-pytan-oborony-ukrayiny-u-formati-ramshtajn/" text:style-name="Internet_20_link" text:visited-style-name="Visited_20_Internet_20_Link">
https://armyinform.com.ua/2023/06/09/stala-vidoma-data-provedennya-zasidannya-kontaktnoyi-grupy-z-pytan-oborony-ukrayiny-u-formati-ramshtajn/</text:a>
</text:p>
      <!--NEWS-->
      <text:h text:style-name="P10" text:outline-level="1">
<text:span text:style-name="T4">
Another lie from the aggressor: the Russian Federation prepares a special operation for discredit of Ukraine and military-political leadership</text:span>
</text:h>
      <text:p text:style-name="P4">
Author: ['АРМІЯINFORM']</text:p>
      <text:p text:style-name="P4">
Time: 2023-06-09T28:00:00-04:00</text:p>
      <text:p text:style-name="P4">
Description: Spylniy Zuellys of the Rosovynoye of Ukrainian, Otrimanoi about those about thos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russian_fake.jpg" text:style-name="Internet_20_link" text:visited-style-name="Visited_20_Internet_20_Link">
russian_fake.jpg</text:a>
']</text:p>
      <text:p text:style-name="P4">
Tags: ['ГУР МОУ']</text:p>
      <text:p text:style-name="P4">
Category: News</text:p>
      <!--METADATA-->
      <text:p text:style-name="P4">
<draw:frame draw:style-name="fr1" draw:name="Image225" text:anchor-type="as-char" svg:width="6.9236in" svg:height="3.894525in" draw:z-index="0">
<draw:image xlink:href="../Images/AРМІЯINFORM/2023-06-09T28-00-00-04-00/russian_fake.jpg" xlink:type="simple" xlink:show="embed" xlink:actuate="onLoad" draw:mime-type="image/jpeg"/>
</draw:frame>
The joint efforts of the intelligence community of Ukraine have received information, however, that the Russian Social Production Agency has launched a new stage of discrediting the Ukrainian military command and public assets.</text:p>
      <text:p text:style-name="P4">
This is stated in <text:a xlink:type="simple" xlink:href="https://gur.gov.ua/content/derzhava-ahresor-pidhotuvala-cherhovu-informatsiinu-spetsoperatsiiu-z-dyskredytatsii-ukrainy-ta-i-voienno-politychnoho-kerivnytstva.html" text:style-name="Internet_20_link" text:visited-style-name="Visited_20_Internet_20_Link">
message</text:a>
Main Directorate of Intelligence Declaration of Ukraine.</text:p>
      <text:p text:style-name="P4">
As part of this campaign, a series of provocative materials that, the enhancement of the authors, have to shift the responsibility for the blasting of dams [Kakhovskaya hydroelectric power station].(https://armyinform.com.ua/tag/kahovska-ges/)and to create prerequisites for the political crisis.</text:p>
      <text:p text:style-name="P4">
Prepared publications headers have the so-called "clickback" character there are direct accusations against military-political leadership, including the President of Ukraine:</text:p>
      <ul>
        <li>
"So don't get anyone!Desperate to succeed in a possible offensive, Zelensky moved to the tactics of the scorched land, but directed against his people ”; * "The blast of the dam should" wash away "Zelensky"; * "Zelensky does everything to stop being" our abomination "; * "The blasting of dams will drowns Zelensky and Ukraine."</li>
      </ul>
      <text:p text:style-name="P4">
Each material will contain comments from fake accounts, as if the name of Ukrainian and foreign readers. They should give the impression of "live" discussion and involve real users of the network in discussion.</text:p>
      <text:p text:style-name="P4">
<text:span text:style-name="T4">
 The existing project budget is about $ 6 million with the possibility of further increasing. </text:span>
</text:p>
      <text:p text:style-name="P4">
News Source: <text:a xlink:type="simple" xlink:href="https://armyinform.com.ua/2023/06/09/chergova-brehnya-vid-agresora-rf-gotuye-speczoperacziyu-z-dyskredytacziyi-ukrayiny-ta-voyenno-politychnogo-kerivnycztva/" text:style-name="Internet_20_link" text:visited-style-name="Visited_20_Internet_20_Link">
https://armyinform.com.ua/2023/06/09/chergova-brehnya-vid-agresora-rf-gotuye-speczoperacziyu-z-dyskredytacziyi-ukrayiny-ta-voyenno-politychnogo-kerivnycztva/</text:a>
</text:p>
      <!--NEWS-->
      <text:h text:style-name="P10" text:outline-level="1">
<text:span text:style-name="T4">
In Ukraine, the first payments for housing repairs have started: Equinal</text:span>
</text:h>
      <text:p text:style-name="P4">
Author: ['АРМІЯINFORM']</text:p>
      <text:p text:style-name="P4">
Time: 2023-06-09T2:00:00-04:00</text:p>
      <text:p text:style-name="P4">
Description: In Ukraine, Pershi Viplity Duphumes began to repair Zhitl in sign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16_420.jpg" text:style-name="Internet_20_link" text:visited-style-name="Visited_20_Internet_20_Link">
16_420.jpg</text:a>
']</text:p>
      <text:p text:style-name="P4">
Tags: ['ГРОШОВІ ВИПЛАТИ', 'ЄВІДНОВЛЕННЯ', 'КОМПЕНСАЦІЯ ЗА ЖИТЛО', 'КОМПЕНСАЦІЯ ЗА ЗРУЙНОВАНЕ ЖИТЛО']</text:p>
      <text:p text:style-name="P4">
Category: News</text:p>
      <!--METADATA-->
      <text:p text:style-name="P4">
<draw:frame draw:style-name="fr1" draw:name="Image226" text:anchor-type="as-char" svg:width="6.9236in" svg:height="3.956343in" draw:z-index="0">
<draw:image xlink:href="../Images/AРМІЯINFORM/2023-06-09T2-00-00-04-00/16_420.jpg" xlink:type="simple" xlink:show="embed" xlink:actuate="onLoad" draw:mime-type="image/jpeg"/>
</draw:frame>
Illustrative photo</text:p>
      <text:p text:style-name="P4">
In Ukraine, the first payments for housing repair within the program of renewal have started. It will be received by 8 applicants from two communities in Kyiv and Donetsk. The total amount of accrued funds is over UAH 847 thousand.</text:p>
      <text:p text:style-name="P4">
About it <text:a xlink:type="simple" xlink:href="https://www.facebook.com/Ministry.for.restoration/posts/pfbid0RSpcFtMhcL9qY7j5wokWjVshoSMB4S77cai1s3pwYADYUy7dGJMLWT1abYhc2iPtl" text:style-name="Internet_20_link" text:visited-style-name="Visited_20_Internet_20_Link">
reports</text:a>
Ministry of Community Development, Territories and Infrastructure on Facebook.</text:p>
      <text:p text:style-name="P4">
“8 applicants of the Starpine community of Kyiv region and the Selidovsky community of Donetsk region will receive monetary assistance for small repair of their own housing. The total amount of accrued funds is over UAH 847 thousand.</text:p>
      <text:p text:style-name="P4">
One of the applicants who will receive financial assistance will be a 78-year-old resident of the Caselidov community of Donetsk region. She applied for assistance through the application.</text:p>
      <text:p text:style-name="P4">
This story is a testament to the success of digitalization of services for the population of the service of the service is a renewal in action, ”the message reads.</text:p>
      <text:p text:style-name="P4">
The Ministry notes that since the launch of the program, 17 374 applications have been submitted on 10th 374 applications, as well as 444 commissions.</text:p>
      <text:p text:style-name="P4">
It is also noted that the start of payments is possible only after the creation of commissions of communities and promptly considered applications. But there is a list of communities, delayed work on consideration of applications has almost not begun.</text:p>
      <text:p text:style-name="P4">
“We urge local government bodies that have not started to work for compensation applications for housing recovery, and accelerate their work. It depends on whether Ukrainians will be able to get help in the shortfall for preparing their home for autumn-winterfields, ”the ministry said.</text:p>
      <text:p text:style-name="P4">
You can find out more about being on the program website <text:a xlink:type="simple" xlink:href="https://l.facebook.com/l.php" text:style-name="Internet_20_link" text:visited-style-name="Visited_20_Internet_20_Link">
https://erecovery.diia.gov.ua/</text:a>
Additional information can also be obtained by contacting a special government -owned line 1545(button 2)or chatbots of the government contact center by loving:Facebook - <text:a xlink:type="simple" xlink:href="https://www.facebook.com/kontactcentre" text:style-name="Internet_20_link" text:visited-style-name="Visited_20_Internet_20_Link">
https://www.facebook.com/kontactcentre/</text:a>
In addition, you can contact the support team <text:a xlink:type="simple" xlink:href="https://www.facebook.com/diia.gov.ua" text:style-name="Internet_20_link" text:visited-style-name="Visited_20_Internet_20_Link">
Action</text:a>
Send a message on Facebook, Telegram and Viber pages.</text:p>
      <text:p text:style-name="P4">
News Source: <text:a xlink:type="simple" xlink:href="https://armyinform.com.ua/2023/06/09/v-ukrayini-startuvaly-pershi-vyplaty-dopomogy-na-remont-zhytla-yevidnovlennya/" text:style-name="Internet_20_link" text:visited-style-name="Visited_20_Internet_20_Link">
https://armyinform.com.ua/2023/06/09/v-ukrayini-startuvaly-pershi-vyplaty-dopomogy-na-remont-zhytla-yevidnovlennya/</text:a>
</text:p>
      <!--NEWS-->
      <text:h text:style-name="P10" text:outline-level="1">
<text:span text:style-name="T4">
London first accused Iran of Moscow's military assistance</text:span>
</text:h>
      <text:p text:style-name="P4">
Authors: Ukrinform (Person)</text:p>
      <text:p text:style-name="P4">
Publisher: Укринформ (Organization)</text:p>
      <text:p text:style-name="P4">
Published Time: 2023-06-09T2:28:00+03:00</text:p>
      <text:p text:style-name="P4">
Modified Time: 2023-06-09T21:28:00+03:00</text:p>
      <text:p text:style-name="P4">
Description: For the first time, Britain has accused Iran of providing military assistance to Moscow, in particular, reports to Russian troops ammunition. - Ukrinform.</text:p>
      <text:p text:style-name="P4">
Images: ['<text:a xlink:type="simple" xlink:href="https://static.ukrinform.com/photos/2022_11/thumb_files/630_360_1667404660-947.jpg" text:style-name="Internet_20_link" text:visited-style-name="Visited_20_Internet_20_Link">
630_360_16674...</text:a>
']</text:p>
      <text:p text:style-name="P4">
Tags: ['БПЛА', 'Британія', 'Іран', 'Зброя', 'Агресія РФ', 'Росія', 'Війна з Росією']</text:p>
      <text:p text:style-name="P4">
Type: Article</text:p>
      <!--METADATA-->
      <text:p text:style-name="P4">
<draw:frame draw:style-name="fr1" draw:name="Image227" text:anchor-type="as-char" svg:width="6.9236in" svg:height="3.956343in" draw:z-index="0">
<draw:image xlink:href="../Images/yкринформ/2023-06-09T2-28-00-03-00/630_360_1667404660-947.jpg" xlink:type="simple" xlink:show="embed" xlink:actuate="onLoad" draw:mime-type="image/jpeg"/>
</draw:frame>
British first accused Iran of providing military assistance to Moscow, in particular transmits the Russian troops of ammunition.</text:p>
      <text:p text:style-name="P4">
According to Ukrinform, it reports <text:a xlink:type="simple" xlink:href="https://news.sky.com/story/ukraine-russia-war-latest-dam-flood-counteroffensive-wagner-putin-12541713" text:style-name="Internet_20_link" text:visited-style-name="Visited_20_Internet_20_Link">
Sky News.</text:a>
It happened after new intelligence data was released in the United States that Tagrani provides Moscow hundreds of deadly UAVs.</text:p>
      <text:p text:style-name="P4">
<text:span text:style-name="T4">
 Read also: </text:span>
 <text:span text:style-name="T4">
 [Borrel urged Iran to stop Moscow's support in itswar(https://www.ukrinform.ua/rubric-polytics/3706382-borrel-zaklikav-iran-pripiniti-pidtrimku-moskvi-v-ii-vijni-proti-ukraini.html)</text:span>
</text:p>
      <text:p text:style-name="P4">
The British Foreign Minister James Kleverli said Big Britain agrees with the US assessment and noted that Iran was also supplying RFBO -Pripas.</text:p>
      <text:p text:style-name="P4">
"Iran provided Russia with a constant flow of weapons and ammunition, which is being used to kill civilians in Ukraine," Kleverla said.</text:p>
      <text:p text:style-name="P4">
<text:span text:style-name="T4">
 Read also: </text:span>
 <text:span text:style-name="T4">
 [Iran provides Russia for the construction(https://www.ukrinform.ua/rubric-world/3720682-iran-nadae-rosii-materiali-dla-budivnictva-zavodu-z-virobnictva-bezpilotnikiv-bilij-dim.html)</text:span>
</text:p>
      <text:p text:style-name="P4">
Instead, Moscow supplies modern military technologies, financial support and consultations that the Iranian regime could use for threatening Ukrainian in the Middle East and suppression of protests.</text:p>
      <text:p text:style-name="P4">
This week, Sky News has released a likely agreement to supply weapons, which, the foundations of the source, is the first significant proof that Iran is selling the Ammunition of the RFD of War in Ukraine.</text:p>
      <text:p text:style-name="P4">
<text:span text:style-name="T4">
 Read also: </text:span>
 <text:span text:style-name="T4">
 <text:a xlink:type="simple" xlink:href="https://www.ukrinform.ua/rubric-ato/3718405-britanski-zurnalisti-opriludnili-kontrakt-pro-prodaz-iranom-zbroi-rosii.html" text:style-name="Internet_20_link" text:visited-style-name="Visited_20_Internet_20_Link">
British journalists have published a contract for the saloranian weapons of Russia</text:a>
</text:span>
</text:p>
      <text:p text:style-name="P4">
As reported by Ukrinform, the Verkhovna Rada approved the decision of the National Security and Defense Council on the use of sectoral special economic and other restrictive measures(sanctions)against <text:span text:style-name="T4">
 <text:a xlink:type="simple" xlink:href="https://www.ukrinform.ua/tag-iran" text:style-name="Internet_20_link" text:visited-style-name="Visited_20_Internet_20_Link">
Iran Islamic Republic</text:a>
 </text:span>
 .</text:p>
      <text:p text:style-name="P4">
News Source: <text:a xlink:type="simple" xlink:href="https://www.ukrinform.ua/rubric-world/3720777-london-uperse-zvinuvativ-iran-u-vijskovij-dopomozi-moskvi.html" text:style-name="Internet_20_link" text:visited-style-name="Visited_20_Internet_20_Link">
https://www.ukrinform.ua/rubric-world/3720777-london-uperse-zvinuvativ-iran-u-vijskovij-dopomozi-moskvi.html</text:a>
</text:p>
      <!--NEWS-->
      <text:h text:style-name="P10" text:outline-level="1">
<text:span text:style-name="T4">
Kakhovsk hydroelectric power station was blown up by a sabotage group of invaders - intercepted conversation of Russians</text:span>
</text:h>
      <text:p text:style-name="P4">
Author: ['АРМІЯINFORM']</text:p>
      <text:p text:style-name="P4">
Time: 2023-06-09T30:00:00-04:00</text:p>
      <text:p text:style-name="P4">
Description: https://www.youtube.com/watch?v=amcvtr_q5sa Zagarbniki hotized to Ukrainian ... War with Ukraine 2022, War with Ukraine Latest News today,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p>
      <text:p text:style-name="P4">
Tags: ['КАХОВСЬКА ГЕС', 'СБУ', 'ТЕХНОГЕННА КАТАСТРОФА']</text:p>
      <text:p text:style-name="P4">
Category: News</text:p>
      <!--METADATA-->
      <text:p text:style-name="P4">
The invaders wanted to blackmail Ukraine with the blasting of the dam and staged a technogenic crash in the south of our country.</text:p>
      <text:p text:style-name="P4">
The occupiers <text:a xlink:type="simple" xlink:href="https://ssu.gov.ua/novyny/perekhoplennia-sbu-pidtverdzhuie-shcho-kakhovsku-hes-pidirvala-dyversiina-hrupa-okupantiv-audio" text:style-name="Internet_20_link" text:visited-style-name="Visited_20_Internet_20_Link">
tell</text:a>
each other in a telephone conversation that was able to intercept the SBU.</text:p>
      <text:p text:style-name="P4">
<text:span text:style-name="T4">
 "</text:span>
 _ <text:span text:style-name="T4">
 There's not oni </text:span>
(The Ukrainian side - approx.)<text:span text:style-name="T4">
 Done. There is our precise group. They hotel type this dumps. He was not in the plan, or more than they planned, ”</text:span>
 _, - says the Russian military.</text:p>
      <text:p text:style-name="P4">
He also describes the consequences of this catastrophe that try to hide in the Russian Federation: increasing water levels, flooding of territories and destruction.</text:p>
      <text:p text:style-name="P4">
“Having undermined the dam of Kakhovka hydroelectric power station, the Russian Federation has finally proved that it is a thug for the entire civilized world. After all, only a real state-terrorist can arrange a man-made and environmental disaster of this level. And it will be necessary to answer it - both on the battlefield and in international courts. Agenda - to hold not only the top of the Putin regime, but also ordinary perpetrators of crimes, ”said SBU chairman Vasyl Malyuk.</text:p>
      <text:p text:style-name="P4">
We would like to remind you that the Security Service of Ukraine opened criminal proceedings with a pocketing of the Russian Crime of the Russian Federation. The investigation was launched under two articles of the Criminal Code - violations of the laws and customs of war and ecocide.</text:p>
      <text:p text:style-name="P4">
News Source: <text:a xlink:type="simple" xlink:href="https://armyinform.com.ua/2023/06/09/kahovsku-ges-pidirvala-dyversijna-grupa-okupantiv-perehoplena-rozmova-rosiyan/" text:style-name="Internet_20_link" text:visited-style-name="Visited_20_Internet_20_Link">
https://armyinform.com.ua/2023/06/09/kahovsku-ges-pidirvala-dyversijna-grupa-okupantiv-perehoplena-rozmova-rosiyan/</text:a>
</text:p>
      <!--NEWS-->
      <text:h text:style-name="P10" text:outline-level="1">
<text:span text:style-name="T4">
"Information is also a weapon that has certain tasks, rules and laws" - Anna Malyar</text:span>
</text:h>
      <text:p text:style-name="P4">
Author: ['АРМІЯINFORM']</text:p>
      <text:p text:style-name="P4">
Time: 2023-06-09T32:00:00-04:00</text:p>
      <text:p text:style-name="P4">
Description: VIINA is not boiled. Naystrashnishi, Ale Inevito Tue - Tse people. I is a pity, it’s not ... the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5f6a5416.jpg" text:style-name="Internet_20_link" text:visited-style-name="Visited_20_Internet_20_Link">
5f6a5416.jpg</text:a>
']</text:p>
      <text:p text:style-name="P4">
Tags: ['STOPRUSSIA', 'АГРЕСІЯ РФ', 'ВТОРГНЕННЯ РФ', 'ГАННА МАЛЯР']</text:p>
      <text:p text:style-name="P4">
Category: News</text:p>
      <!--METADATA-->
      <text:p text:style-name="P4">
<draw:frame draw:style-name="fr1" draw:name="Image228" text:anchor-type="as-char" svg:width="6.9236in" svg:height="4.615733in" draw:z-index="0">
<draw:image xlink:href="../Images/AРМІЯINFORM/2023-06-09T32-00-00-04-00/5f6a5416.jpg" xlink:type="simple" xlink:show="embed" xlink:actuate="onLoad" draw:mime-type="image/jpeg"/>
</draw:frame>
Gannamaars. Photo: Dmitry Yurchenko / Armyinfom</text:p>
      <text:p text:style-name="P4">
The war is not without loss. The worst but inevitable losses are humans. And unfortunately, they have not yet created military equipment that cannot be destroyed. And current wars are giving in two dimensions - real and informational.</text:p>
      <text:p text:style-name="P4">
This <text:a xlink:type="simple" xlink:href="https://t.me/annamaliar/824" text:style-name="Internet_20_link" text:visited-style-name="Visited_20_Internet_20_Link">
noted</text:a>
Deputy Minister of Defense Anna Malyar in Telegrams.</text:p>
      <text:p text:style-name="P4">
“In the information fight are no less fierce. And they also have certain tasks, the rules of Izacon, ”she said.</text:p>
      <text:p text:style-name="P4">
For example, any side of the armed conflict seeks to show the loss of the opponent and classes its losses during the active phase of hostilities. Because the more information about the enemy is opened, the easier it is to calculate his or her disability and plans.</text:p>
      <text:p text:style-name="P4">
“In addition to intelligence, and the Russians are now very complicated in our territory, there are shrubs to extract the necessary information through throwing in infostirproproups. In this way, you can make the other side give as much information about yourself as possible. For example, because of the incentive to justify the tricks, ”the Deputy Minister of Defense of Ukraine emphasized.</text:p>
      <text:p text:style-name="P4">
To do this, as Anna Malyar summarizes, very high numbers in the hope that the Ukrainians will be indignant will begin to refute and issue any data or indirect orientation on them.</text:p>
      <text:p text:style-name="P4">
“For example, information about the disappearance of the Glavcom or other commander- in anticipation of comments and denials of demonstration on photo-tavideolocations- where they really are. Therefore, it should be understood that we are fighting information, like the enemy, ”said Anna Malyar.</text:p>
      <text:p text:style-name="P4">
News Source: <text:a xlink:type="simple" xlink:href="https://armyinform.com.ua/2023/06/09/informacziya-cze-tezh-zbroya-v-yakoyi-ye-pevni-zadachi-pravyla-i-zakony-ganna-malyar/" text:style-name="Internet_20_link" text:visited-style-name="Visited_20_Internet_20_Link">
https://armyinform.com.ua/2023/06/09/informacziya-cze-tezh-zbroya-v-yakoyi-ye-pevni-zadachi-pravyla-i-zakony-ganna-malyar/</text:a>
</text:p>
      <!--NEWS-->
      <text:h text:style-name="P10" text:outline-level="1">
<text:span text:style-name="T4">
Situation on the ZPP: The water level in the cooler rate is stable</text:span>
</text:h>
      <text:p text:style-name="P4">
Author: ['АРМІЯINFORM']</text:p>
      <text:p text:style-name="P4">
Time: 2023-06-09T34:00:00-04:00</text:p>
      <text:p text:style-name="P4">
Description: Pard of the Rosiysky paybacks of the Gray Kakhovo Ges, the situations at the regordrazi aes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78.png" text:style-name="Internet_20_link" text:visited-style-name="Visited_20_Internet_20_Link">
78.png</text:a>
', '<text:a xlink:type="simple" xlink:href="https://armyinform.com.ua/wp-content/uploads/2023/06/photo_5195108689835576034_y.jpg" text:style-name="Internet_20_link" text:visited-style-name="Visited_20_Internet_20_Link">
photo_5195108689835576034_y.jpg</text:a>
']</text:p>
      <text:p text:style-name="P4">
Tags: ['ЗАПОРІЗЬКА АЕС', 'КАХОВСЬКА ГЕС', 'КАХОВСЬКА ГЕС/ШТАБ INFO', 'НАЕК ЕНЕРГОАТОМ']</text:p>
      <text:p text:style-name="P4">
Category: News</text:p>
      <!--METADATA-->
      <text:p text:style-name="P4">
<draw:frame draw:style-name="fr1" draw:name="Image229" text:anchor-type="as-char" svg:width="6.9236in" svg:height="4.588039in" draw:z-index="0">
<draw:image xlink:href="../Images/AРМІЯINFORM/2023-06-09T34-00-00-04-00/78.png" xlink:type="simple" xlink:show="embed" xlink:actuate="onLoad" draw:mime-type="image/png"/>
</draw:frame>
Despite the undermining the Russian occupiers of the Kakhovska Hydroelectric Power Plant, the situation of Nazaposhi NPP remains stable and controlled.</text:p>
      <text:p text:style-name="P4">
About it <text:a xlink:type="simple" xlink:href="https://t.me/shtab_kakhovska_hes/248" text:style-name="Internet_20_link" text:visited-style-name="Visited_20_Internet_20_Link">
reports</text:a>
SE "Energoatom".</text:p>
      <text:p text:style-name="P4">
Currently, the water level in the Kakhovka reservoir in the Nikopol area is 11.74m, and in the Zaporizhzhya NPP protector-16.66 m.</text:p>
      <text:p text:style-name="P4">
<draw:frame draw:style-name="fr1" draw:name="Image230" text:anchor-type="as-char" svg:width="6.9236in" svg:height="4.286862in" draw:z-index="0">
<draw:image xlink:href="../Images/AРМІЯINFORM/2023-06-09T34-00-00-04-00/photo_5195108689835576034_y.jpg" xlink:type="simple" xlink:show="embed" xlink:actuate="onLoad" draw:mime-type="image/jpeg"/>
</draw:frame>
Energoatom noted that this is sufficient to meet the station.</text:p>
      <text:p text:style-name="P4">
It is worth recalling that the NPP units have not operated since September 2022, and the Tomuvidtode of active evaporation of water from the cooler pond does not occur.</text:p>
      <text:p text:style-name="P4">
News Source: <text:a xlink:type="simple" xlink:href="https://armyinform.com.ua/2023/06/09/sytuacziya-na-zaes-riven-vody-u-stavku-oholodzhuvachi-stabilnyj/" text:style-name="Internet_20_link" text:visited-style-name="Visited_20_Internet_20_Link">
https://armyinform.com.ua/2023/06/09/sytuacziya-na-zaes-riven-vody-u-stavku-oholodzhuvachi-stabilnyj/</text:a>
</text:p>
      <!--NEWS-->
      <text:h text:style-name="P10" text:outline-level="1">
<text:span text:style-name="T4">
Ukrainian pyrotechnics per day were neutralized nearly 400 ammunition, including six aircraft</text:span>
</text:h>
      <text:p text:style-name="P4">
Author: ['АРМІЯINFORM']</text:p>
      <text:p text:style-name="P4">
Time: 2023-06-09T36:00:00-04:00</text:p>
      <text:p text:style-name="P4">
Description: Lent out, 8 worms, pirotechnic, the holding of the Ukrodrozhny service of Ukraine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1/miny.jpg" text:style-name="Internet_20_link" text:visited-style-name="Visited_20_Internet_20_Link">
miny.jpg</text:a>
']</text:p>
      <text:p text:style-name="P4">
Tags: ['STOPRUSSIA', 'АГРЕСІЯ РФ', 'ВТОРГНЕННЯ РФ', 'ДСНС УКРАЇНИ', 'РОЗМІНУВАННЯ']</text:p>
      <text:p text:style-name="P4">
Category: News</text:p>
      <!--METADATA-->
      <text:p text:style-name="P4">
<draw:frame draw:style-name="fr1" draw:name="Image231" text:anchor-type="as-char" svg:width="6.9236in" svg:height="4.623426in" draw:z-index="0">
<draw:image xlink:href="../Images/AРМІЯINFORM/2023-06-09T36-00-00-04-00/miny.jpg" xlink:type="simple" xlink:show="embed" xlink:actuate="onLoad" draw:mime-type="image/jpeg"/>
</draw:frame>
Illustrative photo</text:p>
      <text:p text:style-name="P4">
During the last day, <text:span text:style-name="T4">
 June 8 </text:span>
, pyrotechnic units of the State Emergency Service Service <text:span text:style-name="T4">
 164 </text:span>
 times have been involved in the completion of tasks.</text:p>
      <text:p text:style-name="P4">
About this <text:a xlink:type="simple" xlink:href="https://www.kmu.gov.ua/news/informatsiia-shchodo-diialnosti-pirotekhnichnykh-pidrozdiliv-dsns9062023" text:style-name="Internet_20_link" text:visited-style-name="Visited_20_Internet_20_Link">
_ reports_</text:a>
Government portal.</text:p>
      <text:p text:style-name="P4">
Pyrotechnical units revealed, seized and disposed of <text:span text:style-name="T4">
 385 </text:span>
 units of excellent objects, including <text:span text:style-name="T4">
 6 </text:span>
 6 <text:span text:style-name="T4">
 aviation bomb units, area survey </text:span>
 145,61 ** hectares.</text:p>
      <text:p text:style-name="P4">
Most often pyrotechnic units worked:</text:p>
      <ul>
        <li>
          <text:p text:style-name="P4">
in the Kharkiv region 19 thousand 12 times, * Kyiv region - 7 thousand 925, * Donetsk region - 5 thousand 816, * Mykolaiv region - 5 thousand 108, * Kherson region - 5 thousand 419, * Chernihiv region - 4 thousand 694, Sumy region - 2 thousand 169,</text:p>
        </li>
        <li>
          <text:p text:style-name="P4">
Cherkasy region - 1 thousand 111.</text:p>
        </li>
      </ul>
      <text:p text:style-name="P4">
From the beginning of a large -scale military invasion of the Russian Federation, the territory of Ukraine has been disposed of 398 thousand 331 units. Explosive objects 2 thousand 891 kg of explosive, including 2 thousand 993 units. aviation bomb. The area of about 89 thousand 380 hectares was surveyed.</text:p>
      <text:p text:style-name="P4">
News Source: <text:a xlink:type="simple" xlink:href="https://armyinform.com.ua/2023/06/09/ukrayinski-pirotehniky-za-dobu-zneshkodyly-majzhe-400-boyeprypasiv-zokrema-shist-aviabomb/" text:style-name="Internet_20_link" text:visited-style-name="Visited_20_Internet_20_Link">
https://armyinform.com.ua/2023/06/09/ukrayinski-pirotehniky-za-dobu-zneshkodyly-majzhe-400-boyeprypasiv-zokrema-shist-aviabomb/</text:a>
</text:p>
      <!--NEWS-->
      <text:h text:style-name="P10" text:outline-level="1">
<text:span text:style-name="T4">
Rescue operation in Kherson region is ongoing: 2374 people have already evacuated</text:span>
</text:h>
      <text:p text:style-name="P4">
Author: ['АРМІЯINFORM']</text:p>
      <text:p text:style-name="P4">
Time: 2023-06-09T38:00:00-04:00</text:p>
      <text:p text:style-name="P4">
Description: Zeenikh Khersonshchini Popazhi, picked in the zone of the pidtoplennnya, the mummers were evolved ... The war with Ukraine 2022, the war with Ukraine is the latest news today, the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195108689835576055_y.jpg" text:style-name="Internet_20_link" text:visited-style-name="Visited_20_Internet_20_Link">
photo_5195108689835576055_y.jpg</text:a>
', '<text:a xlink:type="simple" xlink:href="https://armyinform.com.ua/wp-content/uploads/2023/06/photo_5195108689835576057_y-150x150.jpg" text:style-name="Internet_20_link" text:visited-style-name="Visited_20_Internet_20_Link">
photo_5195108689835576057_y-150x150.jpg</text:a>
', '<text:a xlink:type="simple" xlink:href="https://armyinform.com.ua/wp-content/uploads/2023/06/photo_5195108689835576056_y-150x150.jpg" text:style-name="Internet_20_link" text:visited-style-name="Visited_20_Internet_20_Link">
photo_5195108689835576056_y-150x150.jpg</text:a>
', '<text:a xlink:type="simple" xlink:href="https://armyinform.com.ua/wp-content/uploads/2023/06/photo_5195108689835576052_y-150x150.jpg" text:style-name="Internet_20_link" text:visited-style-name="Visited_20_Internet_20_Link">
photo_5195108689835576052_y-150x150.jpg</text:a>
', '<text:a xlink:type="simple" xlink:href="https://armyinform.com.ua/wp-content/uploads/2023/06/photo_5195108689835576053_y-150x150.jpg" text:style-name="Internet_20_link" text:visited-style-name="Visited_20_Internet_20_Link">
photo_5195108689835576053_y-150x150.jpg</text:a>
']</text:p>
      <text:p text:style-name="P4">
Tags: ['ЕВАКУАЦІЯ', 'КАХОВСЬКА ГЕС', 'КАХОВСЬКА ГЕС/ШТАБ INFO']</text:p>
      <text:p text:style-name="P4">
Category: News</text:p>
      <!--METADATA-->
      <text:p text:style-name="P4">
<draw:frame draw:style-name="fr1" draw:name="Image232" text:anchor-type="as-char" svg:width="6.9236in" svg:height="5.1927in" draw:z-index="0">
<draw:image xlink:href="../Images/AРМІЯINFORM/2023-06-09T38-00-00-04-00/photo_5195108689835576055_y.jpg" xlink:type="simple" xlink:show="embed" xlink:actuate="onLoad" draw:mime-type="image/jpeg"/>
</draw:frame>
From the settlements of Kherson region, who found themselves in the flood zone, rescuers were exposed to 2374 people, of which 1765 - from the Ship District in Kherson.</text:p>
      <text:p text:style-name="P4">
About it <text:a xlink:type="simple" xlink:href="https://t.me/shtab_kakhovska_hes/234" text:style-name="Internet_20_link" text:visited-style-name="Visited_20_Internet_20_Link">
reports</text:a>
The headquarters of the elimination of the Kakhovskaya hydroelectric power station by Russian terrorists.</text:p>
      <text:p text:style-name="P4">
A total of 32 settlements of Right -Bank Kherson region were flooded.</text:p>
      <text:p text:style-name="P4">
694 police officers were involved in the rescue operation. Law enforcement officers ensure patrolling, assistance to citizens, evacuation of the population of exposing posts of observation in 33 settlements.</text:p>
      <text:p text:style-name="P4">
<text:a xlink:type="simple" xlink:href="https://armyinform.com.ua/wp-content/uploads/2023/06/photo_5195108689835576057_y.jpg" text:style-name="Internet_20_link" text:visited-style-name="Visited_20_Internet_20_Link">
!(Images/AРМІЯINFORM/2023-06-09T38-00-00-04-00/photo_5195108689835576057_y-150x150.jpg)</text:a>
</text:p>
      <text:p text:style-name="P4">
<text:a xlink:type="simple" xlink:href="https://armyinform.com.ua/wp-content/uploads/2023/06/photo_5195108689835576056_y.jpg" text:style-name="Internet_20_link" text:visited-style-name="Visited_20_Internet_20_Link">
<draw:frame draw:style-name="fr1" draw:name="Image233" text:anchor-type="as-char" svg:width="6.9236in" svg:height="6.9236in" draw:z-index="0">
<draw:image xlink:href="../Images/AРМІЯINFORM/2023-06-09T38-00-00-04-00/photo_5195108689835576056_y-150x150.jpg" xlink:type="simple" xlink:show="embed" xlink:actuate="onLoad" draw:mime-type="image/jpeg"/>
</draw:frame>
</text:a>
</text:p>
      <text:p text:style-name="P4">
<text:a xlink:type="simple" xlink:href="https://armyinform.com.ua/wp-content/uploads/2023/06/photo_5195108689835576052_y.jpg" text:style-name="Internet_20_link" text:visited-style-name="Visited_20_Internet_20_Link">
<draw:frame draw:style-name="fr1" draw:name="Image234" text:anchor-type="as-char" svg:width="6.9236in" svg:height="6.9236in" draw:z-index="0">
<draw:image xlink:href="../Images/AРМІЯINFORM/2023-06-09T38-00-00-04-00/photo_5195108689835576052_y-150x150.jpg" xlink:type="simple" xlink:show="embed" xlink:actuate="onLoad" draw:mime-type="image/jpeg"/>
</draw:frame>
</text:a>
</text:p>
      <text:p text:style-name="P4">
<text:a xlink:type="simple" xlink:href="https://armyinform.com.ua/wp-content/uploads/2023/06/photo_5195108689835576053_y.jpg" text:style-name="Internet_20_link" text:visited-style-name="Visited_20_Internet_20_Link">
<draw:frame draw:style-name="fr1" draw:name="Image235" text:anchor-type="as-char" svg:width="6.9236in" svg:height="6.9236in" draw:z-index="0">
<draw:image xlink:href="../Images/AРМІЯINFORM/2023-06-09T38-00-00-04-00/photo_5195108689835576053_y-150x150.jpg" xlink:type="simple" xlink:show="embed" xlink:actuate="onLoad" draw:mime-type="image/jpeg"/>
</draw:frame>
</text:a>
Police are calling for citizens who are in the flood area, to evacuate.</text:p>
      <text:p text:style-name="P4">
"Do not endanger your life and health," the message reads.</text:p>
      <text:p text:style-name="P4">
You can also seek help for help because of a single hotline to eliminate the consequences of Kakhovskaya hydroelectric power plants by Russian terrorists call - <text:span text:style-name="T4">
 0800 101 102 </text:span>
.</text:p>
      <text:p text:style-name="P4">
News Source: <text:a xlink:type="simple" xlink:href="https://armyinform.com.ua/2023/06/09/ryatuvalna-operacziya-na-hersonshhyni-tryvaye-vzhe-evakujovano-2374-osib/" text:style-name="Internet_20_link" text:visited-style-name="Visited_20_Internet_20_Link">
https://armyinform.com.ua/2023/06/09/ryatuvalna-operacziya-na-hersonshhyni-tryvaye-vzhe-evakujovano-2374-osib/</text:a>
</text:p>
      <!--NEWS-->
      <text:h text:style-name="P10" text:outline-level="1">
<text:span text:style-name="T4">
Russians fired again Kherson during evacuation - three wounded</text:span>
</text:h>
      <text:p text:style-name="P4">
Authors: Ukrinform (Person)</text:p>
      <text:p text:style-name="P4">
Publisher: Укринформ (Organization)</text:p>
      <text:p text:style-name="P4">
Published Time: 2023-06-09T3:35:00+03:00</text:p>
      <text:p text:style-name="P4">
Modified Time: 2023-06-09T21:35:00+03:00</text:p>
      <text:p text:style-name="P4">
Description: The Russian army fired at Kherson again during evacuation, three people were injured, including a minor girl. - Ukrinform.</text:p>
      <text:p text:style-name="P4">
Images: ['<text:a xlink:type="simple" xlink:href="https://static.ukrinform.com/photos/2023_06/thumb_files/630_360_1686335923-458.jpg" text:style-name="Internet_20_link" text:visited-style-name="Visited_20_Internet_20_Link">
630_360_16863...</text:a>
']</text:p>
      <text:p text:style-name="P4">
Tags: ['Евакуація', 'Херсон', 'Обстріл', 'Війна з Росією']</text:p>
      <text:p text:style-name="P4">
Type: Article</text:p>
      <!--METADATA-->
      <text:p text:style-name="P4">
<draw:frame draw:style-name="fr1" draw:name="Image236" text:anchor-type="as-char" svg:width="6.9236in" svg:height="3.956343in" draw:z-index="0">
<draw:image xlink:href="../Images/yкринформ/2023-06-09T3-35-00-03-00/630_360_1686335923-458.jpg" xlink:type="simple" xlink:show="embed" xlink:actuate="onLoad" draw:mime-type="image/jpeg"/>
</draw:frame>
The Russian army fired at Kherson again during evacuation, three people were injured, among them a minor girl.</text:p>
      <text:p text:style-name="P4">
According to Ukrinform, the Kherson Regional Prosecutor's Office reports in <text:a xlink:type="simple" xlink:href="https://t.me/phogovua/2004" text:style-name="Internet_20_link" text:visited-style-name="Visited_20_Internet_20_Link">
telegram</text:a>
.</text:p>
      <text:p text:style-name="P4">
With the procedural leadership of the Kherson Regional Prosecutor's Office, a subsequent investigation into the violation of the laws and customs of war.(Part 1 of Article 438 of the Criminal Code of Ukraine).</text:p>
      <text:p text:style-name="P4">
За даними слідства, 9 червня близько 17:40 під час проведення евакуаційнихзаходів російські військові вкотре <text:a xlink:type="simple" xlink:href="https://www.ukrinform.ua/tag-obstril" text:style-name="Internet_20_link" text:visited-style-name="Visited_20_Internet_20_Link">
 обстріляли</text:a>
Regional Center.</text:p>
      <text:p text:style-name="P4">
As a result, three people were injured, including a minor girl.</text:p>
      <text:p text:style-name="P4">
Civil infrastructure objects are damaged.</text:p>
      <text:p text:style-name="P4">
<text:span text:style-name="T4">
 Read also: </text:span>
 <text:a xlink:type="simple" xlink:href="https://www.ukrinform.ua/rubric-ato/3720749-vorog-za-den-trici-obstrilav-nikopolskij-rajon.html" text:style-name="Internet_20_link" text:visited-style-name="Visited_20_Internet_20_Link">
enemy for the day three times <text:span text:style-name="T4">
 shelling </text:span>
 Yapoli District</text:a>
As reported <text:a xlink:type="simple" xlink:href="https://www.ukrinform.ua/rubric-other_news/3718791-pidriv-rosianami-kahovskoi-ges-vsi-novini.html" text:style-name="Internet_20_link" text:visited-style-name="Visited_20_Internet_20_Link">
Ukrinform</text:a>
, Ruskivskaya on the night of June 6, the dam of the Kakhovka hydroelectric power plant was blown up. The gestation is not subject to. The evacuation of people from flooded territories continues.</text:p>
      <text:p text:style-name="P4">
June 8 as a result of Russian shelling in the Kherson region <text:a xlink:type="simple" xlink:href="https://www.ukrinform.ua/rubric-regions/3720171-obstril-pid-cas-evakuacii-sered-devati-postrazdalih-u-hersoni-nimeckij-volonter.html" text:style-name="Internet_20_link" text:visited-style-name="Visited_20_Internet_20_Link">
9 people were injured</text:a>
Two SES employees, a police officer, a doctor and a volunteer from Germany.</text:p>
      <text:p text:style-name="P4">
<text:span text:style-name="T5">
Opto illustrative / Stas Yurchenko, lattice</text:span>
</text:p>
      <text:p text:style-name="P4">
News Source: <text:a xlink:type="simple" xlink:href="https://www.ukrinform.ua/rubric-ato/3720781-rosiani-znovu-obstrilali-herson-pid-cas-evakuacii-troe-poranenih.html" text:style-name="Internet_20_link" text:visited-style-name="Visited_20_Internet_20_Link">
https://www.ukrinform.ua/rubric-ato/3720781-rosiani-znovu-obstrilali-herson-pid-cas-evakuacii-troe-poranenih.html</text:a>
</text:p>
      <!--NEWS-->
      <text:h text:style-name="P10" text:outline-level="1">
<text:span text:style-name="T4">
The Won Answers - Kherson Manifesto to Free Ukraine</text:span>
</text:h>
      <text:p text:style-name="P4">
Author: ['Світлана Кирган']</text:p>
      <text:p text:style-name="P4">
Time: 2023-06-09T40:00:00-04:00</text:p>
      <text:p text:style-name="P4">
Description: The embassies of Lithuanian responds in Ukrainian Vistavi Vistavi “Legs withou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golovna-27.jpg" text:style-name="Internet_20_link" text:visited-style-name="Visited_20_Internet_20_Link">
golovna-27.jpg</text:a>
', '<text:a xlink:type="simple" xlink:href="https://armyinform.com.ua/wp-content/uploads/2023/06/foto-1-6.jpg" text:style-name="Internet_20_link" text:visited-style-name="Visited_20_Internet_20_Link">
foto-1-6.jpg</text:a>
', '<text:a xlink:type="simple" xlink:href="https://armyinform.com.ua/wp-content/uploads/2023/06/foto-2-6.jpg" text:style-name="Internet_20_link" text:visited-style-name="Visited_20_Internet_20_Link">
foto-2-6.jpg</text:a>
', '<text:a xlink:type="simple" xlink:href="https://armyinform.com.ua/wp-content/uploads/2023/06/foto-3-5.jpg" text:style-name="Internet_20_link" text:visited-style-name="Visited_20_Internet_20_Link">
foto-3-5.jpg</text:a>
', '<text:a xlink:type="simple" xlink:href="https://armyinform.com.ua/wp-content/uploads/2023/06/foto-4-4-150x150.jpg" text:style-name="Internet_20_link" text:visited-style-name="Visited_20_Internet_20_Link">
foto-4-4-150x150.jpg</text:a>
', '<text:a xlink:type="simple" xlink:href="https://armyinform.com.ua/wp-content/uploads/2023/06/foto-5-2-1-150x150.jpg" text:style-name="Internet_20_link" text:visited-style-name="Visited_20_Internet_20_Link">
foto-5-2-1-150x150.jpg</text:a>
', '<text:a xlink:type="simple" xlink:href="https://armyinform.com.ua/wp-content/uploads/2023/06/foto-6-2-1.jpg" text:style-name="Internet_20_link" text:visited-style-name="Visited_20_Internet_20_Link">
foto-6-2-1.jpg</text:a>
', '<text:a xlink:type="simple" xlink:href="https://armyinform.com.ua/wp-content/uploads/2023/06/foto-7-4.jpg" text:style-name="Internet_20_link" text:visited-style-name="Visited_20_Internet_20_Link">
foto-7-4.jpg</text:a>
', '<text:a xlink:type="simple" xlink:href="https://armyinform.com.ua/wp-content/uploads/2023/06/foto-8-.jpg" text:style-name="Internet_20_link" text:visited-style-name="Visited_20_Internet_20_Link">
foto-8-.jpg</text:a>
']</text:p>
      <text:p text:style-name="P4">
Tags: ['ВТОРГНЕННЯ РФ', 'ЛИТВА', 'ХЕРСОНЩИНА']</text:p>
      <text:p text:style-name="P4">
Category: News</text:p>
      <!--METADATA-->
      <text:p text:style-name="P4">
<draw:frame draw:style-name="fr1" draw:name="Image237" text:anchor-type="as-char" svg:width="6.9236in" svg:height="4.806132in" draw:z-index="0">
<draw:image xlink:href="../Images/AРМІЯINFORM/2023-06-09T40-00-00-04-00/golovna-27.jpg" xlink:type="simple" xlink:show="embed" xlink:actuate="onLoad" draw:mime-type="image/jpeg"/>
</draw:frame>
The Embassy of the Republic of Lithuania in Ukraine hosted the premiere of the play "Listibez Answer", organized by the Public Relations Service, the command of the TRO Armed Forces.</text:p>
      <text:p text:style-name="P4">
"Wheeling Letters" - Perfomance, created on the basis of a book(Klaipeda University, Lithuania)Artem Petrick, who came to his parents in Kherson on the eve of the component component invasion of Russia and found himself in Vokupation.</text:p>
      <text:p text:style-name="P4">
<draw:frame draw:style-name="fr1" draw:name="Image238" text:anchor-type="as-char" svg:width="6.9236in" svg:height="4.944604in" draw:z-index="0">
<draw:image xlink:href="../Images/AРМІЯINFORM/2023-06-09T40-00-00-04-00/foto-1-6.jpg" xlink:type="simple" xlink:show="embed" xlink:actuate="onLoad" draw:mime-type="image/jpeg"/>
</draw:frame>
Artem Petryk spent 9 months under the Russian occupation, during which he tried to note the Polytiks everything that happened with Kherson and his inhabitants. This is what the book "Dreams of Kherson", which included stories about the lives of ordinary Khrsonans, many of whom are no longer among the living.</text:p>
      <ul>
        <li>
Shortly before the large -scale invasion, I arrived from Lithuania to my parents to Kherson, so I was in occupation. In the spring, when the protesters of the invaders began, I thought that it was necessary to fix it all. Initially, these were ordinary notes that turned into a diary, which was then transformed into stories that were included in the collection "Dreams of Kherson". The basis of these stories, and specifically one of them, which is called "letters of irritation", is organized today's performance. These stories describe my fate, and different people who have been tested by occupation and war ... Izhiv and dead. This is Kherson's manifesto for free Ukraine, to free world, - said Artem Petryk.</li>
      </ul>
      <text:h text:style-name="P12" text:outline-level="3">
<text:span text:style-name="T4">
<text:span text:style-name="T4">
 Lithuania is the main and consistent ally of Ukraine </text:span>
</text:span>
</text:h>
      <text:p text:style-name="P4">
The historian shared that the decision to hold an event on the territory of the Lithuanian Poland is symbolic for him, because he himself lived and worked in Lithuania for a long time and is its researcher.</text:p>
      <ul>
        <li>
Lithuania is the main and consistent ally of Ukraine. Since 2014, it has been continuous assistance to Ukraine, both military and humanitarian. In general, historically, the Lithuanian state has always supported the national liberation movement. I can say that the Lithuanians have gone a similar path. The idea of creating a perfomania in this place belongs to the main chaplain of the forces of TE Sergiudmitriev and director Akhtem Seitablaev, - said Artem Petryk.</li>
      </ul>
      <text:p text:style-name="P4">
**</text:p>
      <text:p text:style-name="P4">
Read also:</text:p>
      <text:p text:style-name="P4">
**</text:p>
      <text:p text:style-name="P4">
<draw:frame draw:style-name="fr1" draw:name="Image239" text:anchor-type="as-char" svg:width="6.9236in" svg:height="5.1927in" draw:z-index="0">
<draw:image xlink:href="../Images/AРМІЯINFORM/2023-06-09T40-00-00-04-00/foto-2-6.jpg" xlink:type="simple" xlink:show="embed" xlink:actuate="onLoad" draw:mime-type="image/jpeg"/>
</draw:frame>
He also reported that in the near future his book would be published, partly dedicated to Kherson, but its main character will be a Ukrainian chaplain. Aarthem Petrick suggested that it may be one of the first books, and a fla Transformation of the extraordinary parish priest to a military chaplain. Read more for the Artem Provisor later.</text:p>
      <text:p text:style-name="P4">
<draw:frame draw:style-name="fr1" draw:name="Image240" text:anchor-type="as-char" svg:width="6.9236in" svg:height="4.615733in" draw:z-index="0">
<draw:image xlink:href="../Images/AРМІЯINFORM/2023-06-09T40-00-00-04-00/foto-3-5.jpg" xlink:type="simple" xlink:show="embed" xlink:actuate="onLoad" draw:mime-type="image/jpeg"/>
</draw:frame>
The main chaplain of the forces TE Sergey Dmitriev told why he decided to organize perfomanias on the basis of the Lithuanian Embassy and how important it is for Kherson.</text:p>
      <ul>
        <li>
My service began with the Kherson region, on March 13, 2014. Therefore, Kherson is a sense for me is a hometown. Once the author of the book, Artem Petrick, was my student - a parishioner. Since I am friends with the Lithuanian police, and Artem is a representative of the University of Klaipeda, the idea of showing this performance was there. Of course, it is also another opportunity to show the real partners and diplomats real stories of real people, - said Sergey Dmitriev.</li>
      </ul>
      <text:p text:style-name="P4">
He also reported that this event is an opportunity to raise funds for the aid of the Churchson suffering from the Kakhovsky Hydroelectric Power Exploanary.</text:p>
      <text:p text:style-name="P4">
According to Sergius, now two chaplains from Kherson TRO on boats are rescuing people and transporting food in a flooded city.</text:p>
      <text:p text:style-name="P4">
**</text:p>
      <text:p text:style-name="P4">
Read also:</text:p>
      <text:p text:style-name="P4">
<text:span text:style-name="T5">
!(https://armyinform.com.ua/2023/04/16/prysutnist-vijskovogo-kapelana-u-stroyu-nadaye-voyinam-upevnenosti-v-tomu-shho-z-namy-bog-i-my-peremozhemo-sluzhba-vijskovogo-kapelanstva-zsu/)</text:span>
*</text:p>
      <text:p text:style-name="P4">
**</text:p>
      <text:p text:style-name="P4">
More about the stories of Kherson chaplains, which, despite all their difficulty in their ministry, read later in our materials.</text:p>
      <text:p text:style-name="P4">
<text:a xlink:type="simple" xlink:href="https://armyinform.com.ua/wp-content/uploads/2023/06/foto-4-4.jpg" text:style-name="Internet_20_link" text:visited-style-name="Visited_20_Internet_20_Link">
!(Images/AРМІЯINFORM/2023-06-09T40-00-00-04-00/foto-4-4-150x150.jpg)</text:a>
</text:p>
      <text:p text:style-name="P4">
<text:a xlink:type="simple" xlink:href="https://armyinform.com.ua/wp-content/uploads/2023/06/foto-5-2-1.jpg" text:style-name="Internet_20_link" text:visited-style-name="Visited_20_Internet_20_Link">
<draw:frame draw:style-name="fr1" draw:name="Image241" text:anchor-type="as-char" svg:width="6.9236in" svg:height="6.9236in" draw:z-index="0">
<draw:image xlink:href="../Images/AРМІЯINFORM/2023-06-09T40-00-00-04-00/foto-5-2-1-150x150.jpg" xlink:type="simple" xlink:show="embed" xlink:actuate="onLoad" draw:mime-type="image/jpeg"/>
</draw:frame>
</text:a>
Before the play, the guests of the embassy presented a photo exhibition "Long Long". It is a joint project of servicemen of communications service for the command of the territorial defense forces of the Armed Forces of Ukraine of Ukraine Palchyk and Alexei Dmitrashkivsky.The Ambassador Extraordinary and Plenipotentiary of the Republic of Lithuania to Ukraine Valdemarasarappinas addressed the guests of the event with a welcoming speech and expressed the words of support to the Ukrainian people.</text:p>
      <ul>
        <li>
First of all, I want to congratulate you all in our embassy, on the Lithuanian Ostrovka in Kiev. Unfortunately, this terrible war is ongoing, and the racists continue their dirty work, but you know, fortunately, life. Life that presents hope and belief in our common victory. This evening will also be very special, as we invited you to the premiere of the performances of Kherson residents during this terrible war. This perfomance is based on a great friend of Lithuania, a person who has Lithuanian roots, Artem Petrick, - said Valdemaras Sarappinas.</li>
      </ul>
      <text:p text:style-name="P4">
<draw:frame draw:style-name="fr1" draw:name="Image242" text:anchor-type="as-char" svg:width="6.9236in" svg:height="4.996531in" draw:z-index="0">
<draw:image xlink:href="../Images/AРМІЯINFORM/2023-06-09T40-00-00-04-00/foto-7-4.jpg" xlink:type="simple" xlink:show="embed" xlink:actuate="onLoad" draw:mime-type="image/jpeg"/>
</draw:frame>
Ukrainian actors in Podil - Katerynashenfeld and Rob Feldman took part in the performance.</text:p>
      <text:p text:style-name="P4">
<draw:frame draw:style-name="fr1" draw:name="Image243" text:anchor-type="as-char" svg:width="6.9236in" svg:height="4.719587in" draw:z-index="0">
<draw:image xlink:href="../Images/AРМІЯINFORM/2023-06-09T40-00-00-04-00/foto-8-.jpg" xlink:type="simple" xlink:show="embed" xlink:actuate="onLoad" draw:mime-type="image/jpeg"/>
</draw:frame>
After the event was completed, the Extraordinary and Plenipotentiary Aviation of the Lithuanian Republic in Ukraine presented Chevron forces of the Troi Armed Forces with the signatures of the creative collective.</text:p>
      <text:p text:style-name="P4">
<text:span text:style-name="T5">
Opto author</text:span>
</text:p>
      <text:p text:style-name="P4">
News Source: <text:a xlink:type="simple" xlink:href="https://armyinform.com.ua/2023/06/09/vystava-lysty-bez-vidpovidi-manifest-hersona-do-vilnoyi-ukrayiny/" text:style-name="Internet_20_link" text:visited-style-name="Visited_20_Internet_20_Link">
https://armyinform.com.ua/2023/06/09/vystava-lysty-bez-vidpovidi-manifest-hersona-do-vilnoyi-ukrayiny/</text:a>
</text:p>
      <!--NEWS-->
      <text:h text:style-name="P10" text:outline-level="1">
<text:span text:style-name="T4">
Army Anna Ryzhikova won silver at the world athletics tournament</text:span>
</text:h>
      <text:p text:style-name="P4">
Author: ['АРМІЯINFORM']</text:p>
      <text:p text:style-name="P4">
Time: 2023-06-09T42:00:00-04:00</text:p>
      <text:p text:style-name="P4">
Description: Ukrainian athlete, represented by the ZSK Zbroynykh Ukrainian Forces Anna Rizhikova Health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image-7.jpg" text:style-name="Internet_20_link" text:visited-style-name="Visited_20_Internet_20_Link">
image-7.jpg</text:a>
']</text:p>
      <text:p text:style-name="P4">
Tags: ['АРМІЙСЬКИЙ СПОРТ', 'АРМІЙСЬКІ СПОРТСМЕНИ', 'ФЕДЕРАЦІЯ ЛЕГКОЇ АТЛЕТИКИ УКРАЇНИ']</text:p>
      <text:p text:style-name="P4">
Category: News</text:p>
      <!--METADATA-->
      <text:p text:style-name="P4">
<draw:frame draw:style-name="fr1" draw:name="Image244" text:anchor-type="as-char" svg:width="6.9236in" svg:height="4.211857in" draw:z-index="0">
<draw:image xlink:href="../Images/AРМІЯINFORM/2023-06-09T42-00-00-04-00/image-7.jpg" xlink:type="simple" xlink:show="embed" xlink:actuate="onLoad" draw:mime-type="image/jpeg"/>
</draw:frame>
Ukrainian athlete, representative of the CSC of the Armed Forces of Ukraine Anna Ryzhikovkala Silver Medal at the Bronze GP Series - Bududapest tournament in Hungary.</text:p>
      <text:p text:style-name="P4">
About it <text:a xlink:type="simple" xlink:href="https://www.facebook.com/olympicua/posts/pfbid022oTecceySgzWymsKgz7mckzafzC8qq4bd1WzgaZMrWytEjE2232iPWRwtEkMttyFl" text:style-name="Internet_20_link" text:visited-style-name="Visited_20_Internet_20_Link">
reports</text:a>
National Olympic Committee of Ukraine.</text:p>
      <text:p text:style-name="P4">
Speaking within the world track and field continental tour, Zasportsmenko finished the second at a distance of 400 m with a time of 53:07 seconds.</text:p>
      <text:p text:style-name="P4">
News Source: <text:a xlink:type="simple" xlink:href="https://armyinform.com.ua/2023/06/09/armijka-anna-ryzhykova-zdobula-sriblo-na-svitovomu-turniri-z-legkoyi-atletyky/" text:style-name="Internet_20_link" text:visited-style-name="Visited_20_Internet_20_Link">
https://armyinform.com.ua/2023/06/09/armijka-anna-ryzhykova-zdobula-sriblo-na-svitovomu-turniri-z-legkoyi-atletyky/</text:a>
</text:p>
      <!--NEWS-->
      <text:h text:style-name="P10" text:outline-level="1">
<text:span text:style-name="T4">
All -Ukrainian dialogue about the life of Ukraine and Ukrainians after victory started in Khmelnitsky</text:span>
</text:h>
      <text:p text:style-name="P4">
Author: ['Андрій Агєєв']</text:p>
      <text:p text:style-name="P4">
Time: 2023-06-09T44:00:00-04:00</text:p>
      <text:p text:style-name="P4">
Description: “The All -Ukrainian DIALOG 2023: Gramidi - Veterans” Starting Sogodni at Khmelnitsky .... War with Ukraine 2022, War with Ukraine Latest News today,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golovna-28.jpg" text:style-name="Internet_20_link" text:visited-style-name="Visited_20_Internet_20_Link">
golovna-28.jpg</text:a>
', '<text:a xlink:type="simple" xlink:href="https://armyinform.com.ua/wp-content/uploads/2023/06/oksana_kolyada.jpg" text:style-name="Internet_20_link" text:visited-style-name="Visited_20_Internet_20_Link">
oksana_kolyada.jpg</text:a>
', '<text:a xlink:type="simple" xlink:href="https://armyinform.com.ua/wp-content/uploads/2023/06/dsc_0010-150x150.jpg" text:style-name="Internet_20_link" text:visited-style-name="Visited_20_Internet_20_Link">
dsc_0010-150x150.jpg</text:a>
', '<text:a xlink:type="simple" xlink:href="https://armyinform.com.ua/wp-content/uploads/2023/06/dsc_0025-150x150.jpg" text:style-name="Internet_20_link" text:visited-style-name="Visited_20_Internet_20_Link">
dsc_0025-150x150.jpg</text:a>
', '<text:a xlink:type="simple" xlink:href="https://armyinform.com.ua/wp-content/uploads/2023/06/dsc_0028-150x150.jpg" text:style-name="Internet_20_link" text:visited-style-name="Visited_20_Internet_20_Link">
dsc_0028-150x150.jpg</text:a>
', '<text:a xlink:type="simple" xlink:href="https://armyinform.com.ua/wp-content/uploads/2023/06/dsc_0040-150x150.jpg" text:style-name="Internet_20_link" text:visited-style-name="Visited_20_Internet_20_Link">
dsc_0040-150x150.jpg</text:a>
']</text:p>
      <text:p text:style-name="P4">
Tags: ['ВТОРГНЕННЯ РФ', 'ХМЕЛЬНИЧЧИНА']</text:p>
      <text:p text:style-name="P4">
Category: News</text:p>
      <!--METADATA-->
      <text:p text:style-name="P4">
<draw:frame draw:style-name="fr1" draw:name="Image245" text:anchor-type="as-char" svg:width="6.9236in" svg:height="4.621503in" draw:z-index="0">
<draw:image xlink:href="../Images/AРМІЯINFORM/2023-06-09T44-00-00-04-00/golovna-28.jpg" xlink:type="simple" xlink:show="embed" xlink:actuate="onLoad" draw:mime-type="image/jpeg"/>
</draw:frame>
<text:span text:style-name="T4">
 _ "All -Ukrainian dialogue 2023: communities - veterans" started today Ukhmelnitsky. Victory is not only a Ukrainian flag over Donetsk, Lugansk and Simferopol, it is also a worthy place of defenders in Ukrainian social and effective programs for rehabilitation and reintegration ._ </text:span>
 **</text:p>
      <text:p text:style-name="P4">
The participants of the discussion platform will discuss and make a number of specific decisions of living of Ukraine and Ukrainians after the victory. What will it be? What are the needs of their families and communities? How will the state implement the chip -threes? Is society ready to meet veterans and veterans?</text:p>
      <text:p text:style-name="P4">
Opening a dialogue, his moderator, the head of the Public Association "Space of Opportunities" Oksana Kolyada expressed confidence that the next event will take place in Mariupol, as well as in 2021.</text:p>
      <text:p text:style-name="P4">
<draw:frame draw:style-name="fr1" draw:name="Image246" text:anchor-type="as-char" svg:width="6.9236in" svg:height="4.621503in" draw:z-index="0">
<draw:image xlink:href="../Images/AРМІЯINFORM/2023-06-09T44-00-00-04-00/oksana_kolyada.jpg" xlink:type="simple" xlink:show="embed" xlink:actuate="onLoad" draw:mime-type="image/jpeg"/>
</draw:frame>
- The simultaneous return of more than 1.5 million defenders and defenders to peaceful life is a challenge for the sustainability of power institutions that need to be cooked today: to train specialists, to work with employers, to optimize the systemulating of services. For this purpose, we conduct our dialogue, where we will talk about "tools for the implementation of state and local veteran politicians", "rehabilitation of veterans at the community level. Problems and ways of solving them "," employers and veterans. Support and programs to commemorate the people's commemoration at enterprises, ”Oksana Kolyada stressed.</text:p>
      <text:p text:style-name="P4">
<text:a xlink:type="simple" xlink:href="https://armyinform.com.ua/wp-content/uploads/2023/06/dsc_0010.jpg" text:style-name="Internet_20_link" text:visited-style-name="Visited_20_Internet_20_Link">
!(Images/AРМІЯINFORM/2023-06-09T44-00-00-04-00/dsc_0010-150x150.jpg)</text:a>
</text:p>
      <text:p text:style-name="P4">
<text:a xlink:type="simple" xlink:href="https://armyinform.com.ua/wp-content/uploads/2023/06/dsc_0025.jpg" text:style-name="Internet_20_link" text:visited-style-name="Visited_20_Internet_20_Link">
<draw:frame draw:style-name="fr1" draw:name="Image247" text:anchor-type="as-char" svg:width="6.9236in" svg:height="6.9236in" draw:z-index="0">
<draw:image xlink:href="../Images/AРМІЯINFORM/2023-06-09T44-00-00-04-00/dsc_0025-150x150.jpg" xlink:type="simple" xlink:show="embed" xlink:actuate="onLoad" draw:mime-type="image/jpeg"/>
</draw:frame>
</text:a>
</text:p>
      <text:p text:style-name="P4">
<text:a xlink:type="simple" xlink:href="https://armyinform.com.ua/wp-content/uploads/2023/06/dsc_0028.jpg" text:style-name="Internet_20_link" text:visited-style-name="Visited_20_Internet_20_Link">
<draw:frame draw:style-name="fr1" draw:name="Image248" text:anchor-type="as-char" svg:width="6.9236in" svg:height="6.9236in" draw:z-index="0">
<draw:image xlink:href="../Images/AРМІЯINFORM/2023-06-09T44-00-00-04-00/dsc_0028-150x150.jpg" xlink:type="simple" xlink:show="embed" xlink:actuate="onLoad" draw:mime-type="image/jpeg"/>
</draw:frame>
</text:a>
</text:p>
      <text:p text:style-name="P4">
<text:a xlink:type="simple" xlink:href="https://armyinform.com.ua/wp-content/uploads/2023/06/dsc_0040.jpg" text:style-name="Internet_20_link" text:visited-style-name="Visited_20_Internet_20_Link">
<draw:frame draw:style-name="fr1" draw:name="Image249" text:anchor-type="as-char" svg:width="6.9236in" svg:height="6.9236in" draw:z-index="0">
<draw:image xlink:href="../Images/AРМІЯINFORM/2023-06-09T44-00-00-04-00/dsc_0040-150x150.jpg" xlink:type="simple" xlink:show="embed" xlink:actuate="onLoad" draw:mime-type="image/jpeg"/>
</draw:frame>
</text:a>
Participants, speakers and partners of dialogue - existing servicemen who will be operated from the front, representatives of veterans, public and public organizations, international projects, funds for economic support of Ukraine, ministries of social policy, health care of Ukraine, representatives of local self -government bodies, etc.The All -Ukrainian discussion in Khmelnitsky will last until 15:30.</text:p>
      <text:p text:style-name="P4">
<text:span text:style-name="T5">
Opto author</text:span>
</text:p>
      <text:p text:style-name="P4">
News Source: <text:a xlink:type="simple" xlink:href="https://armyinform.com.ua/2023/06/09/vseukrayinskyj-dialog-pro-zhyttya-ukrayiny-ta-ukrayincziv-pislya-peremogy-startuvav-u-hmelnyczkomu/" text:style-name="Internet_20_link" text:visited-style-name="Visited_20_Internet_20_Link">
https://armyinform.com.ua/2023/06/09/vseukrayinskyj-dialog-pro-zhyttya-ukrayiny-ta-ukrayincziv-pislya-peremogy-startuvav-u-hmelnyczkomu/</text:a>
</text:p>
      <!--NEWS-->
      <text:h text:style-name="P10" text:outline-level="1">
<text:span text:style-name="T4">
During the last day, four civilians were killed in hostile shelling, 41 people were injured</text:span>
</text:h>
      <text:p text:style-name="P4">
Author: ['АРМІЯINFORM']</text:p>
      <text:p text:style-name="P4">
Time: 2023-06-09T46:00:00-04:00</text:p>
      <text:p text:style-name="P4">
Description: The last passes of Rosiyski Vіsyska fired the Teritarian of 11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833064ff-b533-49a9-8498-235d56671f3f.jpg" text:style-name="Internet_20_link" text:visited-style-name="Visited_20_Internet_20_Link">
833064ff-b533-49a9-8498-235d56671f3f.jpg</text:a>
']</text:p>
      <text:p text:style-name="P4">
Tags: ['STOPRUSSIA', 'АГРЕСІЯ РФ', 'ВТОРГНЕННЯ РФ', 'ХАРКІВСЬКИЙ ТРИБУНАЛ']</text:p>
      <text:p text:style-name="P4">
Category: News</text:p>
      <!--METADATA-->
      <text:p text:style-name="P4">
<draw:frame draw:style-name="fr1" draw:name="Image250" text:anchor-type="as-char" svg:width="6.9236in" svg:height="4.586885in" draw:z-index="0">
<draw:image xlink:href="../Images/AРМІЯINFORM/2023-06-09T46-00-00-04-00/833064ff-b533-49a9-8498-235d56671f3f.jpg" xlink:type="simple" xlink:show="embed" xlink:actuate="onLoad" draw:mime-type="image/jpeg"/>
</draw:frame>
During the last day, Russian troops fired at the territory of 11 regions of Ukraine.</text:p>
      <text:p text:style-name="P4">
About it <text:a xlink:type="simple" xlink:href="https://t.me/militarymediacenter/2181" text:style-name="Internet_20_link" text:visited-style-name="Visited_20_Internet_20_Link">
reports</text:a>
Military Mediacenter.</text:p>
      <text:p text:style-name="P4">
From different types of weapons(mortars, tanks, artillery, RSZV, UAV, tactical tastregical aviation)112 settlements and 66 objects of infrastructure were fired.</text:p>
      <text:p text:style-name="P4">
According to preliminary information, in Russian shelling four civilians were killed, 41 people were injured.</text:p>
      <text:p text:style-name="P4">
News Source: <text:a xlink:type="simple" xlink:href="https://armyinform.com.ua/2023/06/09/za-mynulu-dobu-vnaslidok-vorozhyh-obstriliv-zagynulo-chetvero-myrnyh-zhyteliv-41-osoba-distala-poranennya/" text:style-name="Internet_20_link" text:visited-style-name="Visited_20_Internet_20_Link">
https://armyinform.com.ua/2023/06/09/za-mynulu-dobu-vnaslidok-vorozhyh-obstriliv-zagynulo-chetvero-myrnyh-zhyteliv-41-osoba-distala-poranennya/</text:a>
</text:p>
      <!--NEWS-->
      <text:h text:style-name="P10" text:outline-level="1">
<text:span text:style-name="T4">
Russian terrorists deliberately try to aggravate the situation they have caused ecocid - President of Ukraine</text:span>
</text:h>
      <text:p text:style-name="P4">
Author: ['АРМІЯINFORM']</text:p>
      <text:p text:style-name="P4">
Time: 2023-06-09T47:00:00-04:00</text:p>
      <text:p text:style-name="P4">
Description: Rosіyski Teroricism to be brushed to the situation, Yaku stroke has been injected by its own ... War with Ukraine 2022, War with Ukraine Latest News today, News War with Ukraine 2022 The last ones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ОЛОДИМИР ЗЕЛЕНСЬКИЙ', 'ВТОРГНЕННЯ РФ', 'КАХОВСЬКА ГЕС']</text:p>
      <text:p text:style-name="P4">
Category: News</text:p>
      <!--METADATA-->
      <text:p text:style-name="P4">
<draw:frame draw:style-name="fr1" draw:name="Image251" text:anchor-type="as-char" svg:width="6.9236in" svg:height="4.644693in" draw:z-index="0">
<draw:image xlink:href="../Images/AРМІЯINFORM/2023-06-09T47-00-00-04-00/60d462d34973fbfc331efbabaa2d16ff_1686166501_extra_large.jpeg" xlink:type="simple" xlink:show="embed" xlink:actuate="onLoad" draw:mime-type="image/jpeg"/>
</draw:frame>
President of Ukraine Volodymyr Zelenskyy</text:p>
      <text:p text:style-name="P4">
Russian terrorists are trying to aggravate the situation that they have caused an ecocid. Absolutely conscious.</text:p>
      <text:p text:style-name="P4">
President of Ukraine Volodymyr Zelenskyy [wrote] about it(https://t.me/V_Zelenskiy_official/6524)In the telegram.</text:p>
      <text:p text:style-name="P4">
“They continue to fire Kherson and the communities of the region - already flooded terrorists. They even fire the evacuation points that are already such a manifestation, which, apparently, no terrorists in the world, except for the Russian ones, have left. There, the second day is just expanding the catastrophe - and it is also an absolutely conscious choice of Russian leadership.</text:p>
      <text:p text:style-name="P4">
There is no one in the world now who would not see Russia's inhuman. Non -human, which is personally the largest catastrophe on the planet today.</text:p>
      <text:p text:style-name="P4">
We must do everything with our partners to prove the world that he can cope with such disasters - with such terrorists, ”the head of state emphasized.</text:p>
      <text:p text:style-name="P4">
News Source: <text:a xlink:type="simple" xlink:href="https://armyinform.com.ua/2023/06/09/rosijski-terorysty-svidomo-namagayutsya-pogirshyty-sytuacziyu-yaku-vony-sprychynyly-ekoczydom-prezydent-ukrayiny/" text:style-name="Internet_20_link" text:visited-style-name="Visited_20_Internet_20_Link">
https://armyinform.com.ua/2023/06/09/rosijski-terorysty-svidomo-namagayutsya-pogirshyty-sytuacziyu-yaku-vony-sprychynyly-ekoczydom-prezydent-ukrayiny/</text:a>
</text:p>
      <!--NEWS-->
      <text:h text:style-name="P10" text:outline-level="1">
<text:span text:style-name="T4">
The head of state had a telephone conversation with Japanese Prime Minister: Tokyo prepares humanitarian aid for Ukraine</text:span>
</text:h>
      <text:p text:style-name="P4">
Author: ['АРМІЯINFORM']</text:p>
      <text:p text:style-name="P4">
Time: 2023-06-09T48:00:00-04:00</text:p>
      <text:p text:style-name="P4">
Description: President of Ukraine Volodymyr Zelensky Zelensmov Rozmov Z Prem'r-Ministro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zelenskyj.jpg" text:style-name="Internet_20_link" text:visited-style-name="Visited_20_Internet_20_Link">
zelenskyj.jpg</text:a>
']</text:p>
      <text:p text:style-name="P4">
Tags: ['ВОЛОДИМИР ЗЕЛЕНСЬКИЙ', 'ГУМАНІТАРНА ДОПОМОГА', 'ДОПОМОГА ПАРТНЕРІВ', 'СВІТ ПІДТРИМУЄ УКРАЇНУ', 'ФУМІО КІШІД', 'ЯПОНІЯ']</text:p>
      <text:p text:style-name="P4">
Category: News</text:p>
      <!--METADATA-->
      <text:p text:style-name="P4">
<draw:frame draw:style-name="fr1" draw:name="Image252" text:anchor-type="as-char" svg:width="6.9236in" svg:height="3.894525in" draw:z-index="0">
<draw:image xlink:href="../Images/AРМІЯINFORM/2023-06-09T48-00-00-04-00/zelenskyj.jpg" xlink:type="simple" xlink:show="embed" xlink:actuate="onLoad" draw:mime-type="image/jpeg"/>
</draw:frame>
President of Ukraine Volodymyr Zelensky has a telephone conversation with Japan Prime Minister Fumio Kishida.</text:p>
      <text:p text:style-name="P4">
This is stated in <text:a xlink:type="simple" xlink:href="https://www.president.gov.ua/news/volodimir-zelenskij-proviv-telefonnu-rozmovu-z-premyer-minis-83497" text:style-name="Internet_20_link" text:visited-style-name="Visited_20_Internet_20_Link">
message</text:a>
Presidential Office.</text:p>
      <text:p text:style-name="P4">
The head of state thanked Fumio Kishidi for the support of Japan in the organization of a recent visit to Hiroshima to participate in the Samy Seven Group leaders. Volodymyr Zelensky congratulated the Japanese presidency on successful results in counteracting the aggression of the Russian Federation.</text:p>
      <text:p text:style-name="P4">
The President informed Japan Prime Minister on the consequences(https://armyinform.com.ua/tag/kahovska-ges/)and his visit to the southern regions of Ukraine, which are in the area of disaster.</text:p>
      <text:p text:style-name="P4">
"The aggressor has caused a large -scale man -made, environmental and humanitarian catastrophe. This is a conscious terrorist act and another military crime of Russia," - said Volodymyr Zelensky.</text:p>
      <text:p text:style-name="P4">
It was also noted that the destruction of hydroelectric power plants posed a threat to the safety of the Zaporozhye NPP due to a decrease in water levels in the Kakhovka reservoir.</text:p>
      <text:p text:style-name="P4">
Fumio Kishida expressed his solidarity with the Ukrainian people due to the extent of the Kakhovsky Hydroelectric Destruction. Vin reported that the Government of Japan was preparing a package of humanitarian aid for Ukraine by dealing with the list of priority needs transferred to the Ukrainian side.</text:p>
      <text:p text:style-name="P4">
Volodymyr Zelensky informed Fumio Kishid about the situation on the front line and the navigation of rocket terror against Ukraine by Russia. It was emphasized that the objects of Russian attacks are civil infrastructure and peaceful cities.</text:p>
      <text:p text:style-name="P4">
The interlocutors discussed further involvement of security support from Japan, in particular on practical cooperation in the field of humanitarian demining.</text:p>
      <text:p text:style-name="P4">
There was an exchange of views on the ways of realization of the Ukrainian formula of peace and preparation for the Global Peace Summit.</text:p>
      <text:p text:style-name="P4">
“The latest crimes of the aggressor confirmed that Ukrainian <text:a xlink:type="simple" xlink:href="https://armyinform.com.ua/2023/02/24/yak-formula-myru-prezydenta-ukrayiny-stala-fundamentom-rezolyucziyi-genasambleyi-oon/" text:style-name="Internet_20_link" text:visited-style-name="Visited_20_Internet_20_Link">
formular</text:a>
Actual as it is. We have to stop the terror of Russia, ”the President emphasized.</text:p>
      <text:p text:style-name="P4">
Leaders also touched on the issues of bilateral cooperation and reconstruction of Ukraine. Fumio Kishid confirmed his readiness to hold a conference on the restoration of Ukraine at the beginning of the next year at the beginning of the next year.</text:p>
      <text:p text:style-name="P4">
News Source: <text:a xlink:type="simple" xlink:href="https://armyinform.com.ua/2023/06/09/glava-derzhavy-mav-telefonnu-rozmovu-z-yaponskym-premyerom-tokio-gotuye-gumanitarnu-dopomogu-ukrayini/" text:style-name="Internet_20_link" text:visited-style-name="Visited_20_Internet_20_Link">
https://armyinform.com.ua/2023/06/09/glava-derzhavy-mav-telefonnu-rozmovu-z-yaponskym-premyerom-tokio-gotuye-gumanitarnu-dopomogu-ukrayini/</text:a>
</text:p>
      <!--NEWS-->
      <text:h text:style-name="P10" text:outline-level="1">
<text:span text:style-name="T4">
Ukrainian Marines showed how they study with the help of "Javelins" to destroy the occupiers</text:span>
</text:h>
      <text:p text:style-name="P4">
Author: ['АРМІЯINFORM']</text:p>
      <text:p text:style-name="P4">
Time: 2023-06-09T49:00:00-04:00</text:p>
      <text:p text:style-name="P4">
Description: The photo is wounding up the general headquarters of the ZS Ukrainian. “American Javelin in the hands ... War with Ukraine 2022, War with Ukraine Latest News today, News War with Ukraine 2022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6/347423499_1390397641817314_5861924867043958679_n-1-150x150.jpg" text:style-name="Internet_20_link" text:visited-style-name="Visited_20_Internet_20_Link">
347423499_1390397641817314_5861924867043958679_n-1-150x150.jpg</text:a>
', '<text:a xlink:type="simple" xlink:href="https://armyinform.com.ua/wp-content/uploads/2023/06/347556688_815730479974469_3957359621982418139_n-1-150x150.jpg" text:style-name="Internet_20_link" text:visited-style-name="Visited_20_Internet_20_Link">
347556688_815730479974469_3957359621982418139_n-1-150x150.jpg</text:a>
', '<text:a xlink:type="simple" xlink:href="https://armyinform.com.ua/wp-content/uploads/2023/06/347555324_596424738966615_7248185431122065286_n-1-150x150.jpg" text:style-name="Internet_20_link" text:visited-style-name="Visited_20_Internet_20_Link">
347555324_596424738966615_7248185431122065286_n-1-150x150.jpg</text:a>
', '<text:a xlink:type="simple" xlink:href="https://armyinform.com.ua/wp-content/uploads/2023/06/347591193_619474129904439_6072444192836918940_n-150x150.jpg" text:style-name="Internet_20_link" text:visited-style-name="Visited_20_Internet_20_Link">
347591193_619474129904439_6072444192836918940_n-150x150.jpg</text:a>
']</text:p>
      <text:p text:style-name="P4">
Tags: ['ГЕНШТАБ ЗС УКРАЇНИ']</text:p>
      <text:p text:style-name="P4">
Category: News</text:p>
      <!--METADATA-->
      <text:p text:style-name="P4">
<text:a xlink:type="simple" xlink:href="https://armyinform.com.ua/wp-content/uploads/2023/06/347423499_1390397641817314_5861924867043958679_n-1.jpg" text:style-name="Internet_20_link" text:visited-style-name="Visited_20_Internet_20_Link">
<draw:frame draw:style-name="fr1" draw:name="Image253" text:anchor-type="as-char" svg:width="6.9236in" svg:height="6.9236in" draw:z-index="0">
<draw:image xlink:href="../Images/AРМІЯINFORM/2023-06-09T49-00-00-04-00/347423499_1390397641817314_5861924867043958679_n-1-150x150.jpg" xlink:type="simple" xlink:show="embed" xlink:actuate="onLoad" draw:mime-type="image/jpeg"/>
</draw:frame>
</text:a>
</text:p>
      <text:p text:style-name="P4">
<text:a xlink:type="simple" xlink:href="https://armyinform.com.ua/wp-content/uploads/2023/06/347556688_815730479974469_3957359621982418139_n-1.jpg" text:style-name="Internet_20_link" text:visited-style-name="Visited_20_Internet_20_Link">
<draw:frame draw:style-name="fr1" draw:name="Image254" text:anchor-type="as-char" svg:width="6.9236in" svg:height="6.9236in" draw:z-index="0">
<draw:image xlink:href="../Images/AРМІЯINFORM/2023-06-09T49-00-00-04-00/347556688_815730479974469_3957359621982418139_n-1-150x150.jpg" xlink:type="simple" xlink:show="embed" xlink:actuate="onLoad" draw:mime-type="image/jpeg"/>
</draw:frame>
</text:a>
</text:p>
      <text:p text:style-name="P4">
<text:a xlink:type="simple" xlink:href="https://armyinform.com.ua/wp-content/uploads/2023/06/347555324_596424738966615_7248185431122065286_n-1.jpg" text:style-name="Internet_20_link" text:visited-style-name="Visited_20_Internet_20_Link">
<draw:frame draw:style-name="fr1" draw:name="Image255" text:anchor-type="as-char" svg:width="6.9236in" svg:height="6.9236in" draw:z-index="0">
<draw:image xlink:href="../Images/AРМІЯINFORM/2023-06-09T49-00-00-04-00/347555324_596424738966615_7248185431122065286_n-1-150x150.jpg" xlink:type="simple" xlink:show="embed" xlink:actuate="onLoad" draw:mime-type="image/jpeg"/>
</draw:frame>
</text:a>
</text:p>
      <text:p text:style-name="P4">
<text:a xlink:type="simple" xlink:href="https://armyinform.com.ua/wp-content/uploads/2023/06/347591193_619474129904439_6072444192836918940_n.jpg" text:style-name="Internet_20_link" text:visited-style-name="Visited_20_Internet_20_Link">
<draw:frame draw:style-name="fr1" draw:name="Image256" text:anchor-type="as-char" svg:width="6.9236in" svg:height="6.9236in" draw:z-index="0">
<draw:image xlink:href="../Images/AРМІЯINFORM/2023-06-09T49-00-00-04-00/347591193_619474129904439_6072444192836918940_n-150x150.jpg" xlink:type="simple" xlink:show="embed" xlink:actuate="onLoad" draw:mime-type="image/jpeg"/>
</draw:frame>
</text:a>
Photo <text:a xlink:type="simple" xlink:href="https://www.facebook.com/GeneralStaff.ua/posts/pfbid0caFedeqkGrC7inWQqvvF69W9pj4eUehx4WE7vDWGgpe5AdxfbRzwrQWSvzpeLv3dl" text:style-name="Internet_20_link" text:visited-style-name="Visited_20_Internet_20_Link">
made public</text:a>
The General Staff of the Armed Forces of Ukraine. "American Javelin in the hands of Ukrainian Marines," the message reads.</text:p>
      <text:p text:style-name="P4">
News Source: <text:a xlink:type="simple" xlink:href="https://armyinform.com.ua/2023/06/09/ukrayinski-morpihy-pokazaly-yak-navchayutsya-za-dopomogoyu-dzhaveliniv-nyshhaty-okupantiv/" text:style-name="Internet_20_link" text:visited-style-name="Visited_20_Internet_20_Link">
https://armyinform.com.ua/2023/06/09/ukrayinski-morpihy-pokazaly-yak-navchayutsya-za-dopomogoyu-dzhaveliniv-nyshhaty-okupantiv/</text:a>
</text:p>
      <!--NEWS-->
      <text:h text:style-name="P10" text:outline-level="1">
<text:span text:style-name="T4">
The Armed Forces call the residents of the Left Bank of Kherson region to transfer data on changes in the positions of the occupiers</text:span>
</text:h>
      <text:p text:style-name="P4">
Author: ['АРМІЯINFORM']</text:p>
      <text:p text:style-name="P4">
Time: 2023-06-09T4:00:00-04:00</text:p>
      <text:p text:style-name="P4">
Description: The village at 8 worms 2023 through the PIDRIVed by the Rosiyki Vіsyski of the Kakhovo Ges PD water ... the war with Ukraine 2022, the war with Ukraine is the latest news today, the news War with Ukraine 2022 is the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0-14.jpg" text:style-name="Internet_20_link" text:visited-style-name="Visited_20_Internet_20_Link">
10-14.jpg</text:a>
']</text:p>
      <text:p text:style-name="P4">
Tags: ['STOPRUSSIA', 'АГРЕСІЯ РФ', 'ВТОРГНЕННЯ РФ']</text:p>
      <text:p text:style-name="P4">
Category: News</text:p>
      <!--METADATA-->
      <text:p text:style-name="P4">
<draw:frame draw:style-name="fr1" draw:name="Image257" text:anchor-type="as-char" svg:width="6.9236in" svg:height="4.615733in" draw:z-index="0">
<draw:image xlink:href="../Images/AРМІЯINFORM/2023-06-09T4-00-00-04-00/10-14.jpg" xlink:type="simple" xlink:show="embed" xlink:actuate="onLoad" draw:mime-type="image/jpeg"/>
</draw:frame>
Illustrative photo</text:p>
      <text:p text:style-name="P4">
As of June 8, 2023, due to the undergraded Russian troops of the Kakhovka hydroelectric power station, about 600 square kilometers of the territory were a carriage, due to the more than the positions of the occupation troops along the Dnieper, there were numerous losses of personnel and equipment, as well as shift of the defense line.</text:p>
      <text:p text:style-name="P4">
About it <text:a xlink:type="simple" xlink:href="https://sprotyv.mod.gov.ua/syly-oborony-ukrayiny-zaklykayut-meshkantsiv-tot-peredavaty-dani-pro-zminy-pozytsij-okupatsijnyh-vijsk-v-naslidok-pidryvu-kahovskoyi-ges/" text:style-name="Internet_20_link" text:visited-style-name="Visited_20_Internet_20_Link">
reports</text:a>
Center for National Resistance.</text:p>
      <text:p text:style-name="P4">
“At the moment, the Russian units have departed from 5 to 15 kilometers from the flooding zone, as well as relocated part of the personnel composition from the concentration points in Oleshki and bare pier.</text:p>
      <text:p text:style-name="P4">
In order to increase the effectiveness of the Defense Forces of Ukraine in the region, the necessary reference and additional information about the movement and new positions of Occupation Yvsk, so reports on the movement of equipment, apartment personnel, collaborators, headquarters, warehouses and any other useful information will help with the enemy, "-it is said in the message.</text:p>
      <text:p text:style-name="P4">
We remind you that you can safely transmit information to the military with the help of a bot - a bot <text:a xlink:type="simple" xlink:href="https://t.me/evorog_bot" text:style-name="Internet_20_link" text:visited-style-name="Visited_20_Internet_20_Link">
evorog</text:a>
.</text:p>
      <text:p text:style-name="P4">
News Source: <text:a xlink:type="simple" xlink:href="https://armyinform.com.ua/2023/06/09/zsu-zaklykayut-meshkancziv-livoberezhzhya-hersonshhyny-peredavaty-dani-pro-zminy-pozyczij-okupantiv/" text:style-name="Internet_20_link" text:visited-style-name="Visited_20_Internet_20_Link">
https://armyinform.com.ua/2023/06/09/zsu-zaklykayut-meshkancziv-livoberezhzhya-hersonshhyny-peredavaty-dani-pro-zminy-pozyczij-okupantiv/</text:a>
</text:p>
      <!--NEWS-->
      <text:h text:style-name="P10" text:outline-level="1">
<text:span text:style-name="T4">
Over 100 tons of assistance to Kherson residents have already been sent from Bukovina</text:span>
</text:h>
      <text:p text:style-name="P4">
Authors: Ukrinform (Person)</text:p>
      <text:p text:style-name="P4">
Publisher: Укринформ (Organization)</text:p>
      <text:p text:style-name="P4">
Published Time: 2023-06-09T4:44:00+03:00</text:p>
      <text:p text:style-name="P4">
Modified Time: 2023-06-09T21:44:00+03:00</text:p>
      <text:p text:style-name="P4">
Description: The communities of Chernivtsi region have collected and sent more than 100 tons of humanitarian aid to residents of flooded areas of Kherson region. - Ukrinform.</text:p>
      <text:p text:style-name="P4">
Images: ['<text:a xlink:type="simple" xlink:href="https://static.ukrinform.com/photos/2023_06/thumb_files/630_360_1686336681-561.jpg" text:style-name="Internet_20_link" text:visited-style-name="Visited_20_Internet_20_Link">
630_360_16863...</text:a>
']</text:p>
      <text:p text:style-name="P4">
Tags: ['Буковина', 'Херсонщина', 'допомога', 'Затоплення']</text:p>
      <text:p text:style-name="P4">
Type: Article</text:p>
      <!--METADATA-->
      <text:p text:style-name="P4">
<draw:frame draw:style-name="fr1" draw:name="Image258" text:anchor-type="as-char" svg:width="6.9236in" svg:height="3.956343in" draw:z-index="0">
<draw:image xlink:href="../Images/yкринформ/2023-06-09T4-44-00-03-00/630_360_1686336681-561.jpg" xlink:type="simple" xlink:show="embed" xlink:actuate="onLoad" draw:mime-type="image/jpeg"/>
</draw:frame>
Gromadicherskivtsi region collected and sent more than 100 tons of humanitarian aid to residents of flooded areas of Kherson region.</text:p>
      <text:p text:style-name="P4">
About it in <text:a xlink:type="simple" xlink:href="https://www.facebook.com/CVoda/posts/pfbid0n8H132FXjV5BMMPfwYJZML6dr2yo6hxYGmmp9Wyg9Gp1HSQXFD5EKSj9GaZ5UzPNl" text:style-name="Internet_20_link" text:visited-style-name="Visited_20_Internet_20_Link">
Facebook</text:a>
The Chernivtsi Ova reports, Ukrinform reports.</text:p>
      <text:p text:style-name="P4">
"Communities of Chernivtsi region are actively gathering assistance for residents <text:a xlink:type="simple" xlink:href="https://www.ukrinform.ua/tag-hersonsina" text:style-name="Internet_20_link" text:visited-style-name="Visited_20_Internet_20_Link">
Kherson region</text:a>
. In total, 90 tons of water, 15 boats, 50 pumps, 10 tons of products were sent today, ”the message said.</text:p>
      <text:p text:style-name="P4">
There they said that the assistance of the victims of the Kherson region, Bukovinians pass the communities of communities and bring to the general headquarters of Chernivtsi region.</text:p>
      <text:p text:style-name="P4">
In particular, from the headquarters for the collection of assistance of Chernivtsi region today sent a fifur with humanitarian cargo - 3 boats, 20 tons of water.</text:p>
      <text:p text:style-name="P4">
They went, and some have already been delivered, to Kherson also cargoes with the necessary food products, drinking water, baby food, hygiene products, engines and the necessary things from Chernivtsi, Novoselytsya, Tarashana, Chagor, Boyana, Kamianskaya and Khotyn territorial communities.</text:p>
      <text:p text:style-name="P4">
<text:span text:style-name="T4">
 Read also: </text:span>
 <text:a xlink:type="simple" xlink:href="https://www.ukrinform.ua/rubric-regions/3720736-covni-pompi-i-generatori-kiivsina-vidpravlae-drugu-partiu-dopomogi-do-hersonsini.html" text:style-name="Internet_20_link" text:visited-style-name="Visited_20_Internet_20_Link">
boats, <text:span text:style-name="T4">
 pumps </text:span>
 and generators: Kyiv region sends the Second Party of Assistance to Kherson region</text:a>
The regional administration noted that the collection of assistance is ongoing, the subsequent humanitarian cargo is prepared.</text:p>
      <text:p text:style-name="P4">
As <text:a xlink:type="simple" xlink:href="https://www.ukrinform.ua/rubric-other_news/3718791-pidriv-rosianami-kahovskoi-ges-vsi-novini.html" text:style-name="Internet_20_link" text:visited-style-name="Visited_20_Internet_20_Link">
reported</text:a>
, On June 6, the occupying troops undermined the Kakhovsk hydroelectric power station, as a result of the terrorist attack, about 80 settlements were flooded or completely flooded.</text:p>
      <text:p text:style-name="P4">
<text:span text:style-name="T5">
Foto: Chernivtsi Regional Military Administration</text:span>
</text:p>
      <text:p text:style-name="P4">
News Source: <text:a xlink:type="simple" xlink:href="https://www.ukrinform.ua/rubric-regions/3720784-z-bukovini-vidpravili-vze-ponad-100-tonn-dopomogi-zitelam-hersonsini.html" text:style-name="Internet_20_link" text:visited-style-name="Visited_20_Internet_20_Link">
https://www.ukrinform.ua/rubric-regions/3720784-z-bukovini-vidpravili-vze-ponad-100-tonn-dopomogi-zitelam-hersonsini.html</text:a>
</text:p>
      <!--NEWS-->
      <text:h text:style-name="P10" text:outline-level="1">
<text:span text:style-name="T4">
"The purpose of a night attack on Ukraine is to disperse our air defense and to feel its weaknesses" - Yuri Ignat</text:span>
</text:h>
      <text:p text:style-name="P4">
Author: ['Оксана Уретій']</text:p>
      <text:p text:style-name="P4">
Time: 2023-06-09T50:00:00-04:00</text:p>
      <text:p text:style-name="P4">
Description: Syogodnishnya Nіchna Vytryan The attack was not wounded by the nasheh Nalotiv, Sho Vorog Zdiisnya ... War with Ukraine 2022, War with Ukraine Latest News today, the News War with Ukraine 2022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uez5wmxsaifrtm.jpg" text:style-name="Internet_20_link" text:visited-style-name="Visited_20_Internet_20_Link">
fuez5wmxsaifrtm.jpg</text:a>
']</text:p>
      <text:p text:style-name="P4">
Tags: ['ЮРІЙ ІГНАТ']</text:p>
      <text:p text:style-name="P4">
Category: News</text:p>
      <!--METADATA-->
      <text:p text:style-name="P4">
<draw:frame draw:style-name="fr1" draw:name="Image259" text:anchor-type="as-char" svg:width="6.9236in" svg:height="3.637595in" draw:z-index="0">
<draw:image xlink:href="../Images/AРМІЯINFORM/2023-06-09T50-00-00-04-00/fuez5wmxsaifrtm.jpg" xlink:type="simple" xlink:show="embed" xlink:actuate="onLoad" draw:mime-type="image/jpeg"/>
</draw:frame>
Today's night air attack was no different from other raids, which is traveled to the territory of Ukraine. Colonel Yuriy Ignat, a story of the Air Force Command of the Armed Forces of Ukraine, about it during the only news.</text:p>
      <text:p text:style-name="P4">
He noted that from 23:00 the enemy was attacking Kamikadze drone, then winged rockets, and in the morning it can apply balconia. The May attacks were focused on the capital where there are priority goals for the enemy, which is why a larger percentage of goals was destroyed over Kiev. Today's attack is mostly the dispersal of the attention of the Ukrainian air defense system.</text:p>
      <text:p text:style-name="P4">
-This time, the occupiers sent both Kamikadze drones and reconnaissance UAVs to track the air environment, and rockets that actually flew circles and laid out the course. The purpose of such actions is to sow panic in Ukrainians, as well as to take the attention of our air defense and explain its weaknesses. Shahda uses enemy to be used to exhaust the ammunition and to feel the weaknesses of our anti -missile defense. The rockets that are launched in a single premium, then change this direction, and later return to where they came, the Russians also want to mislead us. Of course, we destroy these rocket routes of their following. Yes, 4 of 6 winged air base missiles-101/X-55 was shot today,-said Yuri Ignat.</text:p>
      <text:p text:style-name="P4">
The Air Force spokesman pointed out that, in addition to the X-101 missiles, he was a mastery of the X-55 missile, which is the bearer of tactical nuclear charges. These missiles are often used by the enemy as a false target without charge to increase the number of missiles without using the X-101, and in order for the Ukrainian air defense to work.</text:p>
      <ul>
        <li>
Such signs may indicate that the enemy may save his reserve and want to spend anti -aircraft missiles on her, - the officer emphasized.</li>
      </ul>
      <text:p text:style-name="P4">
Colonel Yuri Ignat also noted that lifting into the air to the enemy of the jersey, in particular the MiG-31K, which is the carrier of "daggers", as well as periodic dissemination of strategic aviation is done for training flights, as well as checking the technical condition of aircraft and their systems.</text:p>
      <ul>
        <li>
In addition, the Russians are well aware that, raising aviation into the sky, they panic among Ukrainians and destabilize the situation, - added Yuri Ignat.</li>
      </ul>
      <text:p text:style-name="P4">
News Source: <text:a xlink:type="simple" xlink:href="https://armyinform.com.ua/2023/06/09/meta-nichnoyi-povitryanoyi-ataky-na-ukrayinu-rozoseredyty-uvagu-nashoyi-ppo-ta-promaczaty-yiyi-slabki-misczya-yurij-ignat/" text:style-name="Internet_20_link" text:visited-style-name="Visited_20_Internet_20_Link">
https://armyinform.com.ua/2023/06/09/meta-nichnoyi-povitryanoyi-ataky-na-ukrayinu-rozoseredyty-uvagu-nashoyi-ppo-ta-promaczaty-yiyi-slabki-misczya-yurij-ignat/</text:a>
</text:p>
      <!--NEWS-->
      <text:h text:style-name="P10" text:outline-level="1">
<text:span text:style-name="T4">
The main narratives that promote the Russian media on the war of the Russian Federation against Ukraine</text:span>
</text:h>
      <text:p text:style-name="P4">
Author: ['АРМІЯINFORM']</text:p>
      <text:p text:style-name="P4">
Time: 2023-06-09T51:00:00-04:00</text:p>
      <text:p text:style-name="P4">
Description: The Center for the Wizin -Format at the RNBO of Ukrainian, ShO Rosiyci Snmi is sew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2235155_219884174211245_8497315553167675056_n.jpg" text:style-name="Internet_20_link" text:visited-style-name="Visited_20_Internet_20_Link">
352235155_219884174211245_8497315553167675056_n.jpg</text:a>
']</text:p>
      <text:p text:style-name="P4">
Tags: ['НАРАТИВ', 'ЦЕНТР ПРОТИДІЇ ДЕЗІНФОРМАЦІЇ ПРИ РНБО УКРАЇНИ']</text:p>
      <text:p text:style-name="P4">
Category: News</text:p>
      <!--METADATA-->
      <text:p text:style-name="P4">
<draw:frame draw:style-name="fr1" draw:name="Image260" text:anchor-type="as-char" svg:width="6.9236in" svg:height="6.9236in" draw:z-index="0">
<draw:image xlink:href="../Images/AРМІЯINFORM/2023-06-09T51-00-00-04-00/352235155_219884174211245_8497315553167675056_n.jpg" xlink:type="simple" xlink:show="embed" xlink:actuate="onLoad" draw:mime-type="image/jpeg"/>
</draw:frame>
Center for Combating Misinformation in NSPO of Ukraine <text:a xlink:type="simple" xlink:href="https://www.facebook.com/protydiyadezinformatsiyi.cpd/posts/pfbid0JXoUbgyGdjeHzbgA5njFsgzosGDUSMvTM97gLGpaME9Q5SSkcTKg2VMdFevZnetNl" text:style-name="Internet_20_link" text:visited-style-name="Visited_20_Internet_20_Link">
report</text:a>
It is that the Russian media is spreading narratives, which is declared by the Security Council of Rfnikola Patrushev, saying "the United States does not allow the conflict in Ukraine to be completed with peaceful intervals."</text:p>
      <text:p text:style-name="P4">
Patrushev also stated that "the peoples of Ukraine and Russia are not interested in the conflict."</text:p>
      <text:p text:style-name="P4">
The power of the terrorist country continues to exist in parallel reality and to submit a narrative, as if Ukrainians and Russians-"brotherly peoples" who want to be in peace.</text:p>
      <text:p text:style-name="P4">
In addition, this narrative is sometimes transformed into a "single people".</text:p>
      <text:p text:style-name="P4">
Such statements of the Russian Federation continue to deny the existence of Ukraine as a separate subject and to offset Ukrainian statehood.</text:p>
      <text:p text:style-name="P4">
News Source: <text:a xlink:type="simple" xlink:href="https://armyinform.com.ua/2023/06/09/osnovni-naratyvy-shho-prosuvayut-rosijski-zmi-shhodo-vijny-rf-proty-ukrayiny/" text:style-name="Internet_20_link" text:visited-style-name="Visited_20_Internet_20_Link">
https://armyinform.com.ua/2023/06/09/osnovni-naratyvy-shho-prosuvayut-rosijski-zmi-shhodo-vijny-rf-proty-ukrayiny/</text:a>
</text:p>
      <!--NEWS-->
      <text:h text:style-name="P10" text:outline-level="1">
<text:span text:style-name="T4">
At all levels of the state and local authorities we work to save as many people from flooded areas - Volodymyr Zelenskyy</text:span>
</text:h>
      <text:p text:style-name="P4">
Author: ['АРМІЯINFORM']</text:p>
      <text:p text:style-name="P4">
Time: 2023-06-09T52:00:00-04:00</text:p>
      <text:p text:style-name="P4">
Description: Evakuatziya Triva. Sucky, de is able to knit people iz zone of flooding, Robimo Tse. DSNS,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352526689_3367358316847854_4593759138753171621_n.jpg" text:style-name="Internet_20_link" text:visited-style-name="Visited_20_Internet_20_Link">
352526689_3367358316847854_4593759138753171621_n.jpg</text:a>
', '<text:a xlink:type="simple" xlink:href="https://armyinform.com.ua/wp-content/uploads/2023/06/352208106_3367358583514494_6732978014914175514_n-150x150.jpg" text:style-name="Internet_20_link" text:visited-style-name="Visited_20_Internet_20_Link">
352208106_3367358583514494_6732978014914175514_n-150x150.jpg</text:a>
', '<text:a xlink:type="simple" xlink:href="https://armyinform.com.ua/wp-content/uploads/2023/06/351877267_3367358186847867_2624403072939244943_n-150x150.jpg" text:style-name="Internet_20_link" text:visited-style-name="Visited_20_Internet_20_Link">
351877267_3367358186847867_2624403072939244943_n-150x150.jpg</text:a>
', '<text:a xlink:type="simple" xlink:href="https://armyinform.com.ua/wp-content/uploads/2023/06/352112728_3367358380181181_465338339338719219_n-150x150.jpg" text:style-name="Internet_20_link" text:visited-style-name="Visited_20_Internet_20_Link">
352112728_3367358380181181_465338339338719219_n-150x150.jpg</text:a>
', '<text:a xlink:type="simple" xlink:href="https://armyinform.com.ua/wp-content/uploads/2023/06/351880688_3367358160181203_1082455724584200110_n-150x150.jpg" text:style-name="Internet_20_link" text:visited-style-name="Visited_20_Internet_20_Link">
351880688_3367358160181203_1082455724584200110_n-150x150.jpg</text:a>
']</text:p>
      <text:p text:style-name="P4">
Tags: ['ВОЛОДИМИР ЗЕЛЕНСЬКИЙ', 'КАХОВСЬКА ГЕС', 'КАХОВСЬКА ГЕС/ШТАБ INFO']</text:p>
      <text:p text:style-name="P4">
Category: News</text:p>
      <!--METADATA-->
      <text:p text:style-name="P4">
<draw:frame draw:style-name="fr1" draw:name="Image261" text:anchor-type="as-char" svg:width="6.9236in" svg:height="4.622144in" draw:z-index="0">
<draw:image xlink:href="../Images/AРМІЯINFORM/2023-06-09T52-00-00-04-00/352526689_3367358316847854_4593759138753171621_n.jpg" xlink:type="simple" xlink:show="embed" xlink:actuate="onLoad" draw:mime-type="image/jpeg"/>
</draw:frame>
The evacuation is ongoing. Everywhere we can pull people out of the flood area, we do. SES, police, military - young people!Everyone and everyone who is involved, I want to thank!</text:p>
      <text:p text:style-name="P4">
<text:a xlink:type="simple" xlink:href="https://armyinform.com.ua/wp-content/uploads/2023/06/352208106_3367358583514494_6732978014914175514_n.jpg" text:style-name="Internet_20_link" text:visited-style-name="Visited_20_Internet_20_Link">
!(Images/AРМІЯINFORM/2023-06-09T52-00-00-04-00/352208106_3367358583514494_6732978014914175514_n-150x150.jpg)</text:a>
</text:p>
      <text:p text:style-name="P4">
<text:a xlink:type="simple" xlink:href="https://armyinform.com.ua/wp-content/uploads/2023/06/351877267_3367358186847867_2624403072939244943_n.jpg" text:style-name="Internet_20_link" text:visited-style-name="Visited_20_Internet_20_Link">
<draw:frame draw:style-name="fr1" draw:name="Image262" text:anchor-type="as-char" svg:width="6.9236in" svg:height="6.9236in" draw:z-index="0">
<draw:image xlink:href="../Images/AРМІЯINFORM/2023-06-09T52-00-00-04-00/351877267_3367358186847867_2624403072939244943_n-150x150.jpg" xlink:type="simple" xlink:show="embed" xlink:actuate="onLoad" draw:mime-type="image/jpeg"/>
</draw:frame>
</text:a>
</text:p>
      <text:p text:style-name="P4">
<text:a xlink:type="simple" xlink:href="https://armyinform.com.ua/wp-content/uploads/2023/06/352112728_3367358380181181_465338339338719219_n.jpg" text:style-name="Internet_20_link" text:visited-style-name="Visited_20_Internet_20_Link">
<draw:frame draw:style-name="fr1" draw:name="Image263" text:anchor-type="as-char" svg:width="6.9236in" svg:height="6.9236in" draw:z-index="0">
<draw:image xlink:href="../Images/AРМІЯINFORM/2023-06-09T52-00-00-04-00/352112728_3367358380181181_465338339338719219_n-150x150.jpg" xlink:type="simple" xlink:show="embed" xlink:actuate="onLoad" draw:mime-type="image/jpeg"/>
</draw:frame>
</text:a>
</text:p>
      <text:p text:style-name="P4">
<text:a xlink:type="simple" xlink:href="https://armyinform.com.ua/wp-content/uploads/2023/06/351880688_3367358160181203_1082455724584200110_n.jpg" text:style-name="Internet_20_link" text:visited-style-name="Visited_20_Internet_20_Link">
<draw:frame draw:style-name="fr1" draw:name="Image264" text:anchor-type="as-char" svg:width="6.9236in" svg:height="6.9236in" draw:z-index="0">
<draw:image xlink:href="../Images/AРМІЯINFORM/2023-06-09T52-00-00-04-00/351880688_3367358160181203_1082455724584200110_n-150x150.jpg" xlink:type="simple" xlink:show="embed" xlink:actuate="onLoad" draw:mime-type="image/jpeg"/>
</draw:frame>
</text:a>
We find out more details about what harm Russia caused this. In more than 40 settlements, life is broken. For hundreds of thousands of people in many cities and villages, access to drinking water is much complicated.</text:p>
      <text:p text:style-name="P4">
Russia must be responsible for this conscious crime against humans, nature and life as such.</text:p>
      <text:p text:style-name="P4">
Source: <text:a xlink:type="simple" xlink:href="https://www.facebook.com/zelenskiy.official/posts/3367368246846861" text:style-name="Internet_20_link" text:visited-style-name="Visited_20_Internet_20_Link">
Facebook page of Volodymyrzellensky</text:a>
.</text:p>
      <text:p text:style-name="P4">
News Source: <text:a xlink:type="simple" xlink:href="https://armyinform.com.ua/2023/06/09/na-vsih-rivnyah-derzhavy-ta-misczevoyi-vlady-praczyuyemo-shhob-uryatuvaty-yaknajbilshe-lyudej-iz-zatoplenyh-rajoniv-volodymyr-zelenskyj/" text:style-name="Internet_20_link" text:visited-style-name="Visited_20_Internet_20_Link">
https://armyinform.com.ua/2023/06/09/na-vsih-rivnyah-derzhavy-ta-misczevoyi-vlady-praczyuyemo-shhob-uryatuvaty-yaknajbilshe-lyudej-iz-zatoplenyh-rajoniv-volodymyr-zelenskyj/</text:a>
</text:p>
      <!--NEWS-->
      <text:h text:style-name="P10" text:outline-level="1">
<text:span text:style-name="T4">
Defense forces per day repelled 43 attacks of invaders</text:span>
</text:h>
      <text:p text:style-name="P4">
Author: ['АРМІЯINFORM']</text:p>
      <text:p text:style-name="P4">
Time: 2023-06-09T53:00:00-04:00</text:p>
      <text:p text:style-name="P4">
Description: About the General Headquarters of the ZS Ukrainian.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text:p>
      <text:p text:style-name="P4">
Category: News</text:p>
      <!--METADATA-->
      <text:p text:style-name="P4">
<draw:frame draw:style-name="fr1" draw:name="Image265" text:anchor-type="as-char" svg:width="6.9236in" svg:height="4.608521in" draw:z-index="0">
<draw:image xlink:href="../Images/AРМІЯINFORM/2023-06-09T53-00-00-04-00/352573146_601909928788756_3426569092669073582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The enemy continues to concentrate the main efforts in the Liman, Bakhmut, Avdiiv and Mariinsky directions, heavy fights are ongoing. There were 43 combat reports in these areas of the front.</text:p>
      <text:p text:style-name="P4">
<text:span text:style-name="T4">
 In Volyn and Polissya directions </text:span>
 Operational situation without significant changes.</text:p>
      <text:p text:style-name="P4">
<text:span text:style-name="T4">
 In the Siversky and Slobozhansky directions </text:span>
 the enemy retains military incidence in border areas with Ukraine, increases the composition of the border grouping at the expense of territorial troops. During the past 24 hours, the enemy struck aviation blows to the settlements of Miropillya, Sinne and Severinovka of Sumy region. He made mortar and artillery units of settlements Mid-Buda, Atinsky, Bezsalivka, Miropillya, Grabovskoye, Velika Pisarivka and Ponomarenka of Sumy region, as well as Krasne, Morokhovets, Lukyanka, Staritsa, Gatyshche, Vovchansk.</text:p>
      <text:p text:style-name="P4">
<text:span text:style-name="T4">
 In the Kupyansk direction </text:span>
 the enemy struck in the district of acid. Kamyanka, Krasne, Novomlinsk, two -year, Kislivka, Tabaivka, Berestovo, Kharkiv region and Novoselselovsk Luhansk region, were artillery and mortar shelling.</text:p>
      <text:p text:style-name="P4">
<text:span text:style-name="T4">
 In the Lyman direction, during the </text:span>
 last day, the enemy conducted unsuccessful successive actions in the Cheesely Donetsk region. Makeevka, Nevskoye, Bigorivka, Luhansk region, Taverhn Kamyanskoye, Torke, controversial, Rozdolivka, Donetsk region, were artillery.</text:p>
      <text:p text:style-name="P4">
<text:span text:style-name="T4">
 In the Bakhmut direction </text:span>
 the enemy conducted offensive actions in the direction of the notes of Orikhovo-Vasylivka, Ivanivske, Stupochka, White Mountain, had a success. He struck aviation in the White Mountains and Toretskaya Donetsk region. Vasyukivka, Minskivka, Orikhovo-Vasylivka, Grigorivka, Bogdanivka, Ivanivske, Stupochka, Oleksandr-Schultine, White Gora, Friendship, Toretsk and North Donetsk region were injured from enemy artillery shelling.<text:span text:style-name="T4">
 In the Mariinsky direction </text:span>
 our defenders repelled all hostile attacks in the Marinka's city. The enemy suffered losses. At the same time, the enemy fell firing in the areas of Marinka, Viceda and Novomikhailivka of Donetsk region.</text:p>
      <text:p text:style-name="P4">
<text:span text:style-name="T4">
 In the mineral direction </text:span>
 the enemy struck in the area of Velikovosilka, carried out shelling of settlements of Kalledar, Shakhtarske, Zolotaniv and Uremivka of Donetsk region.</text:p>
      <text:p text:style-name="P4">
<text:span text:style-name="T4">
 In the Zaporizhzhya and Kherson directions </text:span>
 the enemy continues the Valioron actions. He struck aviation in the Novopol region areas; Gulyaypole, Zaporizhzhya region and Zmiivka, Berislav, Cossack Kherson region. Carried out artillery shelling of settlements Burlatske, Zelenopole, Novosilka, Novopil, Temirivka of Donetsk region; Olgivske, Gulyaipole, Railway, Belogorya and Kamyanskoye of Zaporizhzhya region; Berislav, Antonovka, Dniprovskoye Kherson region and the city of Kherson, ”the message reads.</text:p>
      <text:p text:style-name="P4">
News Source: <text:a xlink:type="simple" xlink:href="https://armyinform.com.ua/2023/06/09/syly-oborony-za-dobu-vidbyly-43-ataky-okupantiv/" text:style-name="Internet_20_link" text:visited-style-name="Visited_20_Internet_20_Link">
https://armyinform.com.ua/2023/06/09/syly-oborony-za-dobu-vidbyly-43-ataky-okupantiv/</text:a>
</text:p>
      <!--NEWS-->
      <text:h text:style-name="P10" text:outline-level="1">
<text:span text:style-name="T4">
The evacuation of civilian population in Kherson region is complicated by hostile shelling - Vitaliy Kirilov</text:span>
</text:h>
      <text:p text:style-name="P4">
Author: ['Валентина Вілюра']</text:p>
      <text:p text:style-name="P4">
Time: 2023-06-09T54:00:00-04:00</text:p>
      <text:p text:style-name="P4">
Description: About the PID Hour Briffing at the Military Media Center, the sovereign of the Holder Special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09_12-16-37-1.jpg" text:style-name="Internet_20_link" text:visited-style-name="Visited_20_Internet_20_Link">
photo_2023-06-09_12-16-37-1.jpg</text:a>
']</text:p>
      <text:p text:style-name="P4">
Tags: ['ДССТ', 'КАХОВСЬКА ГЕС', 'КАХОВСЬКА ГЕС/ШТАБ INFO']</text:p>
      <text:p text:style-name="P4">
Category: News</text:p>
      <!--METADATA-->
      <text:p text:style-name="P4">
<draw:frame draw:style-name="fr1" draw:name="Image266" text:anchor-type="as-char" svg:width="6.9236in" svg:height="3.796441in" draw:z-index="0">
<draw:image xlink:href="../Images/AРМІЯINFORM/2023-06-09T54-00-00-04-00/photo_2023-06-09_12-16-37-1.jpg" xlink:type="simple" xlink:show="embed" xlink:actuate="onLoad" draw:mime-type="image/jpeg"/>
</draw:frame>
About it during <text:a xlink:type="simple" xlink:href="https://www.youtube.com/watch" text:style-name="Internet_20_link" text:visited-style-name="Visited_20_Internet_20_Link">
briefing</text:a>
VMILITARY MEDIA CENTER reported a spokesman for the State Special Transport Service(DSST)Ministry of Defense of Ukraine Colonel Vitaliy Kirilov.</text:p>
      <ul>
        <li>
Evacuation groups of DSST are in the mode of active response and assist victims in the areas of man -made disaster. The difficulty of work adds to the enemy of firing of evacuation groups, as well as proportional means of communication in the victims, - said Colonel Vitaliy Kirilov.</li>
      </ul>
      <text:p text:style-name="P4">
In addition, to identify those who are in danger of military personnel of the State Special Transport Service of the MOU carry out water patrols of the territory for the search for people. Sometimes the distance from which people have to save more than 1 km.</text:p>
      <ul>
        <li>
The situation can be complicated if the enemy mine fences are pulled out water. We warn the local population, which is in the flood zone about the increased danger from explosive objects, - summed up Colonel Vitaliy Kirilov.</li>
      </ul>
      <text:p text:style-name="P4">
<text:span text:style-name="T5">
Foto Nazar Voloshin</text:span>
</text:p>
      <text:p text:style-name="P4">
News Source: <text:a xlink:type="simple" xlink:href="https://armyinform.com.ua/2023/06/09/evakuacziya-czyvilnogo-naselennya-na-hersonshhyni-uskladnyuyetsya-vorozhymy-obstrilamy-vitalij-kyrylov/" text:style-name="Internet_20_link" text:visited-style-name="Visited_20_Internet_20_Link">
https://armyinform.com.ua/2023/06/09/evakuacziya-czyvilnogo-naselennya-na-hersonshhyni-uskladnyuyetsya-vorozhymy-obstrilamy-vitalij-kyrylov/</text:a>
</text:p>
      <!--NEWS-->
      <text:h text:style-name="P10" text:outline-level="1">
<text:span text:style-name="T4">
What kind of dangerous objects on the banks of the Dnieper and the Black Sea coast</text:span>
</text:h>
      <text:p text:style-name="P4">
Author: ['АРМІЯINFORM']</text:p>
      <text:p text:style-name="P4">
Time: 2023-06-09T55:00:00-04:00</text:p>
      <text:p text:style-name="P4">
Description: One Naslidkiv Pіdriva Percopticskyi Kakhsko Ges Bude Bode PIDVISHE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slajd1-1.jpg" text:style-name="Internet_20_link" text:visited-style-name="Visited_20_Internet_20_Link">
slajd1-1.jpg</text:a>
']</text:p>
      <text:p text:style-name="P4">
Tags: ['STOPRUSSIA', 'АГРЕСІЯ РФ', 'ВТОРГНЕННЯ РФ', 'МІНИ']</text:p>
      <text:p text:style-name="P4">
Category: News</text:p>
      <!--METADATA-->
      <text:p text:style-name="P4">
<draw:frame draw:style-name="fr1" draw:name="Image267" text:anchor-type="as-char" svg:width="6.9236in" svg:height="3.894525in" draw:z-index="0">
<draw:image xlink:href="../Images/AРМІЯINFORM/2023-06-09T55-00-00-04-00/slajd1-1.jpg" xlink:type="simple" xlink:show="embed" xlink:actuate="onLoad" draw:mime-type="image/jpeg"/>
</draw:frame>
One of the consequences of undermining the occupying troops of the Kakhovka hydroelectric power station will be increased by the fact</text:p>
      <text:p text:style-name="P4">
About it <text:a xlink:type="simple" xlink:href="https://sprotyv.mod.gov.ua/naslidky-pidryvu-okupantamy-kahovskoyi-ges/" text:style-name="Internet_20_link" text:visited-style-name="Visited_20_Internet_20_Link">
reports</text:a>
Center for National Resistance.</text:p>
      <text:p text:style-name="P4">
Thus, the guerrillas report that on the eve of the blast of the Dams of the Kakhovsky Gesevis, the enemy has actively changed the left bank of the Dnieper over the last months and in particular with the use of anchor river mines(Next - the yoke)and others, which under the pressure of water began to wash off and demolish in the direction of movement of the flow.</text:p>
      <text:p text:style-name="P4">
In view of this, it is important to remember that the yoke looks like a three liter gas balloon of gray and has a crosspiece in its design, carries 2.5 kgrotile and works with a contact method of 0.6 - 0.9 kg. It becomes very dangerous because of the PES, especially in view of the impact and corrosion.</text:p>
      <text:p text:style-name="P4">
In case of identification of similar objects, not to touch and report on the finding of the National Police of Ukraine and the Civil Service of Ukraine of the extraordinary situations.</text:p>
      <text:p text:style-name="P4">
News Source: <text:a xlink:type="simple" xlink:href="https://armyinform.com.ua/2023/06/09/vazhlyvo-yak-vyglyadayut-najnebezpechnishi-predmety-na-uzberezhzhi-dnipra-ta-chornogo-morya/" text:style-name="Internet_20_link" text:visited-style-name="Visited_20_Internet_20_Link">
https://armyinform.com.ua/2023/06/09/vazhlyvo-yak-vyglyadayut-najnebezpechnishi-predmety-na-uzberezhzhi-dnipra-ta-chornogo-morya/</text:a>
</text:p>
      <!--NEWS-->
      <text:h text:style-name="P10" text:outline-level="1">
<text:span text:style-name="T4">
As a result of the flood caused by the blasting of the Kakhovska Hydroe Dam, at least 5 people were killed, another 13 are considered missing</text:span>
</text:h>
      <text:p text:style-name="P4">
Author: ['АРМІЯINFORM']</text:p>
      <text:p text:style-name="P4">
Time: 2023-06-09T56:00:00-04:00</text:p>
      <text:p text:style-name="P4">
Description: At the Kherson region, 48 settlements are actually PIDTOLSIV, IZ: 34 (3625 Budinkiv) —... War with Ukraine 2022, war with Ukraine Latest news today, News War with Ukraine 2022 are the last for today, will there be a war between Ukraine and Russia and when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photo_2023-06-09_13-22-03.jpg" text:style-name="Internet_20_link" text:visited-style-name="Visited_20_Internet_20_Link">
photo_2023-06-09_13-22-03.jpg</text:a>
']</text:p>
      <text:p text:style-name="P4">
Tags: ['ІГОР КЛИМЕНКО', 'КАХОВСЬКА ГЕС', 'КАХОВСЬКА ГЕС/ШТАБ INFO', 'МВС УКРАЇНИ']</text:p>
      <text:p text:style-name="P4">
Category: News</text:p>
      <!--METADATA-->
      <text:p text:style-name="P4">
<draw:frame draw:style-name="fr1" draw:name="Image268" text:anchor-type="as-char" svg:width="6.9236in" svg:height="4.615733in" draw:z-index="0">
<draw:image xlink:href="../Images/AРМІЯINFORM/2023-06-09T56-00-00-04-00/photo_2023-06-09_13-22-03.jpg" xlink:type="simple" xlink:show="embed" xlink:actuate="onLoad" draw:mime-type="image/jpeg"/>
</draw:frame>
In Kherson region, 48 settlements were actually flooded, including: 34(3625 buildings)- in the territory controlled by Ukraine, 14 - on the temporarily occupied. It <text:a xlink:type="simple" xlink:href="https://t.me/mvs_ukraine/26161" text:style-name="Internet_20_link" text:visited-style-name="Visited_20_Internet_20_Link">
stated</text:a>
Minister of Internal Affairs Igor Klimenko.</text:p>
      <text:p text:style-name="P4">
2412 people were evacuated. 4 people were killed. Injured as a result of shelling during timewalking measures - 11. The missing are considered to be 13 people.</text:p>
      <text:p text:style-name="P4">
In the Nikolaev area 23 settlements were flooded. 825 people were evacuated. 1 person died.</text:p>
      <text:p text:style-name="P4">
The minister also noted that the Kherson Ova has a hot line for the victims, as well as to coordinate the work of volunteers - 0800101102.</text:p>
      <text:p text:style-name="P4">
News Source: <text:a xlink:type="simple" xlink:href="https://armyinform.com.ua/2023/06/09/vnaslidok-poveni-sprychynenoyi-pidryvom-damby-kahovskoyi-ges-zagynulo-shhonajmenshe-5-lyudej-shhe-13-vvazhayutsya-znyklymy-bezvisty/" text:style-name="Internet_20_link" text:visited-style-name="Visited_20_Internet_20_Link">
https://armyinform.com.ua/2023/06/09/vnaslidok-poveni-sprychynenoyi-pidryvom-damby-kahovskoyi-ges-zagynulo-shhonajmenshe-5-lyudej-shhe-13-vvazhayutsya-znyklymy-bezvisty/</text:a>
</text:p>
      <!--NEWS-->
      <text:h text:style-name="P10" text:outline-level="1">
<text:span text:style-name="T4">
Enemy Loss per day: Over 1000 invaders were eliminated, 34 artistem and 24 BBM were destroyed</text:span>
</text:h>
      <text:p text:style-name="P4">
Author: ['АРМІЯINFORM']</text:p>
      <text:p text:style-name="P4">
Time: 2023-06-09T57:00:00-04:00</text:p>
      <text:p text:style-name="P4">
Description: Zagalni Boyov, take the enemy on 02.24.22 to 09.06.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09-2023-scaled.jpg" text:style-name="Internet_20_link" text:visited-style-name="Visited_20_Internet_20_Link">
vtraty_06-09-2023-scaled.jpg</text:a>
']</text:p>
      <text:p text:style-name="P4">
Tags: ['STOPRUSSIA', 'ВТОРГНЕННЯ РФ', 'ВТРАТИ ВОРОГА', 'ГЕНЕРАЛЬНИЙ ШТАБ ЗС УКРАЇНИ']</text:p>
      <text:p text:style-name="P4">
Category: News</text:p>
      <!--METADATA-->
      <text:p text:style-name="P4">
<draw:frame draw:style-name="fr1" draw:name="Image269" text:anchor-type="as-char" svg:width="6.9236in" svg:height="6.969757in" draw:z-index="0">
<draw:image xlink:href="../Images/AРМІЯINFORM/2023-06-09T57-00-00-04-00/vtraty_06-09-2023-scaled.jpg" xlink:type="simple" xlink:show="embed" xlink:actuate="onLoad" draw:mime-type="image/jpeg"/>
</draw:frame>
The total fighting loss of the enemy from 24.02.22 to 09.06.23 will be orientated:</text:p>
      <text:p text:style-name="P4">
<text:span text:style-name="T4">
<text:span text:style-name="T5">
 Personnel - </text:span>
* 213770(+1010)persons eliminated</text:span>
<text:span text:style-name="T5">
 tanks - </text:span>
<text:span text:style-name="T5">
 3901(+10)</text:span>
<text:span text:style-name="T4">
 Battle armored vehicles - </text:span>
 7600(+24)<text:span text:style-name="T4">
<text:span text:style-name="T5">
 Artillery Systems - </text:span>
<text:span text:style-name="T5">
 3702(+34)</text:span>
 </text:span>
 RSZV - <text:span text:style-name="T4">
 599(+4)</text:span>
<text:span text:style-name="T5">
 air defense - </text:span>
<text:span text:style-name="T5">
 359(+4)</text:span>
<text:span text:style-name="T4">
 aircraft - </text:span>
 314(0)<text:span text:style-name="T4">
<text:span text:style-name="T5">
 helicopters - </text:span>
* 299(0)</text:span>
<text:span text:style-name="T5">
 UAV Operative Tactical Level-</text:span>
<text:span text:style-name="T5">
 3247(+13)</text:span>
<text:span text:style-name="T4">
 Winged missiles - </text:span>
 1171(0)<text:span text:style-name="T4">
<text:span text:style-name="T5">
 ships / boats - </text:span>
* 18(0)</text:span>
<text:span text:style-name="T5">
 Automobile equipment and tanks - </text:span>
<text:span text:style-name="T5">
 6410(+26)</text:span>
<text:span text:style-name="T4">
 Special equipment - </text:span>
 502(+2)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09.06.23.</text:p>
      <text:p text:style-name="P4">
News Source: <text:a xlink:type="simple" xlink:href="https://armyinform.com.ua/2023/06/09/vtraty-voroga-za-dobu-likvidovano-ponad-1000-okupantiv-znyshheno-34-artsystemy-i-24-bbm/" text:style-name="Internet_20_link" text:visited-style-name="Visited_20_Internet_20_Link">
https://armyinform.com.ua/2023/06/09/vtraty-voroga-za-dobu-likvidovano-ponad-1000-okupantiv-znyshheno-34-artsystemy-i-24-bbm/</text:a>
</text:p>
      <!--NEWS-->
      <text:h text:style-name="P10" text:outline-level="1">
<text:span text:style-name="T4">
Anna Malyar explained why the Russians set up the "teeth of the dragon" on the approaches to the Crimea</text:span>
</text:h>
      <text:p text:style-name="P4">
Author: ['АРМІЯINFORM']</text:p>
      <text:p text:style-name="P4">
Time: 2023-06-09T58:00:00-04:00</text:p>
      <text:p text:style-name="P4">
Description: Rosіyskі Pytnkiyinі Vіsyska, reproaching the border for the pretext of calling the dentist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ТОРГНЕННЯ РФ', 'ГАННА МАЛЯР']</text:p>
      <text:p text:style-name="P4">
Category: News</text:p>
      <!--METADATA-->
      <text:p text:style-name="P4">
<draw:frame draw:style-name="fr1" draw:name="Image270" text:anchor-type="as-char" svg:width="6.9236in" svg:height="3.813847in" draw:z-index="0">
<draw:image xlink:href="../Images/AРМІЯINFORM/2023-06-09T58-00-00-04-00/malyar-e1685980532284.jpeg" xlink:type="simple" xlink:show="embed" xlink:actuate="onLoad" draw:mime-type="image/jpeg"/>
</draw:frame>
Russian occupation troops equip defense borders with the help of so -called dragon teeth on the approaches to the territory of the temporarily occupied Crimea. They do this in the depths of the temporarily occupied territory, at a certain distance of the Driver Line of Combat Collision.</text:p>
      <text:p text:style-name="P4">
About it <text:a xlink:type="simple" xlink:href="https://t.me/annamaliar/826" text:style-name="Internet_20_link" text:visited-style-name="Visited_20_Internet_20_Link">
reported</text:a>
Deputy Minister Defense Painter.</text:p>
      <ul>
        <li>
In particular, there is information about their installation in the Perekopsky direction. The answer to this issue is simple. The establishment of concrete obstacles of the "Dragon Teeth" shows that the military leadership of the Russian Federation considers the possibility of retreating to the distant brubrozhiv, in particular deep into the temporarily occupied Crimea, - explained Anna Malyar.</li>
      </ul>
      <text:p text:style-name="P4">
According to her, Russian servicemen who are on the lines of the collision and whose backs are equipped with defensive borders, probably threatens death.</text:p>
      <ul>
        <li>
In such circumstances, only voluntary surrender of Vpolon remains to be rescued, - said the Deputy Minister of Defense.</li>
      </ul>
      <text:p text:style-name="P4">
News Source: <text:a xlink:type="simple" xlink:href="https://armyinform.com.ua/2023/06/09/ganna-malyar-poyasnyla-chomu-rosiyany-vstanovlyuyut-zuby-drakona-na-pidstupah-do-krymu/" text:style-name="Internet_20_link" text:visited-style-name="Visited_20_Internet_20_Link">
https://armyinform.com.ua/2023/06/09/ganna-malyar-poyasnyla-chomu-rosiyany-vstanovlyuyut-zuby-drakona-na-pidstupah-do-krymu/</text:a>
</text:p>
      <!--NEWS-->
      <text:h text:style-name="P10" text:outline-level="1">
<text:span text:style-name="T4">
In Ukraine a moment of silence</text:span>
</text:h>
      <text:p text:style-name="P4">
Author: ['АРМІЯINFORM']</text:p>
      <text:p text:style-name="P4">
Time: 2023-06-09T5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71" text:anchor-type="as-char" svg:width="6.9236in" svg:height="3.895992in" draw:z-index="0">
<draw:image xlink:href="../Images/AРМІЯINFORM/2023-06-09T5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09/v-ukrayini-hvylyna-movchannya/" text:style-name="Internet_20_link" text:visited-style-name="Visited_20_Internet_20_Link">
https://armyinform.com.ua/2023/06/09/v-ukrayini-hvylyna-movchannya/</text:a>
</text:p>
      <!--NEWS-->
      <text:h text:style-name="P10" text:outline-level="1">
<text:span text:style-name="T4">
In the Russian Ufa, the composition of fuel and lubricants is burning</text:span>
</text:h>
      <text:p text:style-name="P4">
Authors: Ukrinform (Person)</text:p>
      <text:p text:style-name="P4">
Publisher: Укринформ (Organization)</text:p>
      <text:p text:style-name="P4">
Published Time: 2023-06-09T5:55:00+03:00</text:p>
      <text:p text:style-name="P4">
Modified Time: 2023-06-09T21:55:00+03:00</text:p>
      <text:p text:style-name="P4">
Description: The UFI Russian Administrative Center has a fire in the warehouse of fuel and lubricants on an area of 500 m². - Ukrinform.</text:p>
      <text:p text:style-name="P4">
Images: ['<text:a xlink:type="simple" xlink:href="https://static.ukrinform.com/photos/2023_06/thumb_files/630_360_1685972577-144.jpg" text:style-name="Internet_20_link" text:visited-style-name="Visited_20_Internet_20_Link">
630_360_16859...</text:a>
']</text:p>
      <text:p text:style-name="P4">
Tags: ['Пожежа', 'Росія', 'Пальне']</text:p>
      <text:p text:style-name="P4">
Type: Article</text:p>
      <!--METADATA-->
      <text:p text:style-name="P4">
<draw:frame draw:style-name="fr1" draw:name="Image272" text:anchor-type="as-char" svg:width="6.9236in" svg:height="3.956343in" draw:z-index="0">
<draw:image xlink:href="../Images/yкринформ/2023-06-09T5-55-00-03-00/630_360_1685972577-144.jpg" xlink:type="simple" xlink:show="embed" xlink:actuate="onLoad" draw:mime-type="image/jpeg"/>
</draw:frame>
The UFI UFI Administrative Center has a fire in the warehouse of fuel and lubricants on an area of 500 m².</text:p>
      <text:p text:style-name="P4">
About it reports <text:a xlink:type="simple" xlink:href="https://t.me/mchs_official/9316" text:style-name="Internet_20_link" text:visited-style-name="Visited_20_Internet_20_Link">
telegram-channel</text:a>
MNSROSIA, Ukrinform reports.</text:p>
      <text:p text:style-name="P4">
Clarified that <text:a xlink:type="simple" xlink:href="https://www.ukrinform.ua/tag-pozeza" text:style-name="Internet_20_link" text:visited-style-name="Visited_20_Internet_20_Link">
fire</text:a>
was localized on the same square at 20:48(MSC, coincides with Kyiv time). Дляцього було задіяно 17 одиниць техніки, пожежний поїзд і катер.</text:p>
      <text:p text:style-name="P4">
ТАСС інформує, що одна людина постраждала, її у важкому стані доставлено домісцевого опікового центру.</text:p>
      <text:p text:style-name="P4">
За версією РЖД, спалах вмістилищ для зберігання рідин відбувся на шляхахнезагального користування підприємства "Уфа-Хім", що межують із залізничноюстанцією Уфа. На рух потягів це не вплинуло.</text:p>
      <text:p text:style-name="P4">
<text:span text:style-name="T4">
Читайте також:</text:span>
 <text:a xlink:type="simple" xlink:href="https://www.ukrinform.ua/rubric-world/3718505-v-istoricnomu-centri-moskvi-gorit-budivla.html" text:style-name="Internet_20_link" text:visited-style-name="Visited_20_Internet_20_Link">
 В історичному <text:span text:style-name="T4">
центрі</text:span>
 <text:span text:style-name="T4">
Москви</text:span>
 горить будівля</text:a>
As it was reported, after Russia began a full -scale war against Ukraine, the URF increased fires and explosions.</text:p>
      <text:p text:style-name="P4">
News Source: <text:a xlink:type="simple" xlink:href="https://www.ukrinform.ua/rubric-world/3720790-u-rosijskij-ufi-palae-sklad-palivnomastilnih-materialiv.html" text:style-name="Internet_20_link" text:visited-style-name="Visited_20_Internet_20_Link">
https://www.ukrinform.ua/rubric-world/3720790-u-rosijskij-ufi-palae-sklad-palivnomastilnih-materialiv.html</text:a>
</text:p>
      <!--NEWS-->
      <text:h text:style-name="P10" text:outline-level="1">
<text:span text:style-name="T4">
Latvia provides Ukraine with 200 thousand euros to overcome the consequences of the destruction of the Kakhovsky Dam</text:span>
</text:h>
      <text:p text:style-name="P4">
Author: ['АРМІЯINFORM']</text:p>
      <text:p text:style-name="P4">
Time: 2023-06-09T60:00:00-04:00</text:p>
      <text:p text:style-name="P4">
Description: Annoye of Latvia, Ukrainian 200 Tysyach єvro for likvidatsіyatkіv Pіdriva Rosiyu ... War with Ukraine 2022, War with Ukraine Latest News today, War with Ukraine 2022 Last for today, will there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30_360_1645814843-702.jpg" text:style-name="Internet_20_link" text:visited-style-name="Visited_20_Internet_20_Link">
630_360_1645814843-702.jpg</text:a>
']</text:p>
      <text:p text:style-name="P4">
Tags: ['КАХОВСЬКА ГЕС', 'КАХОВСЬКА ГЕС/ШТАБ INFO', 'ЛАТВІЯ']</text:p>
      <text:p text:style-name="P4">
Category: News</text:p>
      <!--METADATA-->
      <text:p text:style-name="P4">
<draw:frame draw:style-name="fr1" draw:name="Image273" text:anchor-type="as-char" svg:width="6.9236in" svg:height="3.956343in" draw:z-index="0">
<draw:image xlink:href="../Images/AРМІЯINFORM/2023-06-09T60-00-00-04-00/630_360_1645814843-702.jpg" xlink:type="simple" xlink:show="embed" xlink:actuate="onLoad" draw:mime-type="image/jpeg"/>
</draw:frame>
The Latvian government allocates 200 thousand euros to Ukraine to eliminate the consequences of the Kakhovsky Dam.</text:p>
      <text:p text:style-name="P4">
About it <text:a xlink:type="simple" xlink:href="https://twitter.com/krisjaniskarins/status/1667095983199510528" text:style-name="Internet_20_link" text:visited-style-name="Visited_20_Internet_20_Link">
stated</text:a>
Latvia Prime Minister Krishianis Karinsh on his Twitter.</text:p>
      <text:p text:style-name="P4">
“Latvia remains adamant in its support of Ukraine. Today, the government, the proposal of the Ministry of Foreign Affairs, has decided to allocate 200,000 euros to Ukraine to help the ecological and humanitarian crisis caused by the destruction of the Galf -hydroelectric power station by the destruction of Russia, ”his post reads.</text:p>
      <text:p text:style-name="P4">
News Source: <text:a xlink:type="simple" xlink:href="https://armyinform.com.ua/2023/06/09/latviya-nadaye-ukrayini-200-mln-yevro-na-podolannya-naslidkiv-rujnuvannya/" text:style-name="Internet_20_link" text:visited-style-name="Visited_20_Internet_20_Link">
https://armyinform.com.ua/2023/06/09/latviya-nadaye-ukrayini-200-mln-yevro-na-podolannya-naslidkiv-rujnuvannya/</text:a>
</text:p>
      <!--NEWS-->
      <text:h text:style-name="P10" text:outline-level="1">
<text:span text:style-name="T4">
Russian invaders are insidiously firing the evacuation locations - Natalia Humeniuk</text:span>
</text:h>
      <text:p text:style-name="P4">
Author: ['Оксана Уретій']</text:p>
      <text:p text:style-name="P4">
Time: 2023-06-09T61:00:00-04:00</text:p>
      <text:p text:style-name="P4">
Description: PISLAY TO Yak Rosiyani Piliyvili Hes, stunches of de -shcheli іntensuvniyahniyliv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28.jpg" text:style-name="Internet_20_link" text:visited-style-name="Visited_20_Internet_20_Link">
1-28.jpg</text:a>
']</text:p>
      <text:p text:style-name="P4">
Tags: ['ВТОРГНЕННЯ РФ', 'ЄДИНІ НОВИНИ', 'КАХОВСЬКА ГЕС', 'НАТАЛІЯ ГУМЕНЮК']</text:p>
      <text:p text:style-name="P4">
Category: News</text:p>
      <!--METADATA-->
      <text:p text:style-name="P4">
<draw:frame draw:style-name="fr1" draw:name="Image274" text:anchor-type="as-char" svg:width="6.9236in" svg:height="4.615733in" draw:z-index="0">
<draw:image xlink:href="../Images/AРМІЯINFORM/2023-06-09T61-00-00-04-00/1-28.jpg" xlink:type="simple" xlink:show="embed" xlink:actuate="onLoad" draw:mime-type="image/jpeg"/>
</draw:frame>
After the Russians have undermined the Kakhovsk hydroelectric power station, they slightly reduce the librability of shelling in the area of responsibility of the South Defense Forces. Occupied by the fact that they had to delay their positions under the pressure of high water on the left bank.</text:p>
      <text:p text:style-name="P4">
This was reported on the air of the Unified News by the Chief of the Joint Coordination Press Center of Defense forces of the South of the 1st rank Natalia Humeniuk.</text:p>
      <ul>
        <li>
The number of shelling decreased for objective reasons: the enemy had no ability to understand those positions that were underwater, as well as part of the technique of epomalaure, which was also likely to be there. But the insidiousness was fired at permanent and typical for the enemy: it fired at the evacuation areas, centers where people gathered from critical places gather.</li>
      </ul>
      <text:p text:style-name="P4">
In addition, the enemy intensified both tactical aviation and the use of managed aviabomb. According to Natalia Humeniuk, the enemy continued to strike in the Berislav district, where people also need evacuation from some submerged settlements.</text:p>
      <ul>
        <li>
The enemy hits the objects that can be shelter for such people: in residential quarters, social infrastructure, - the emphasis.</li>
      </ul>
      <text:p text:style-name="P4">
News Source: <text:a xlink:type="simple" xlink:href="https://armyinform.com.ua/2023/06/09/rosijski-okupanty-pidstupno-obstrilyuyut-misczya-evakuacziyi-lyudej-nataliya-gumenyuk/" text:style-name="Internet_20_link" text:visited-style-name="Visited_20_Internet_20_Link">
https://armyinform.com.ua/2023/06/09/rosijski-okupanty-pidstupno-obstrilyuyut-misczya-evakuacziyi-lyudej-nataliya-gumenyuk/</text:a>
</text:p>
      <!--NEWS-->
      <text:h text:style-name="P10" text:outline-level="1">
<text:span text:style-name="T4">
Scythian gold will return Ukraine: the Supreme Court of the Netherlands has put a point in the case</text:span>
</text:h>
      <text:p text:style-name="P4">
Author: ['АРМІЯINFORM']</text:p>
      <text:p text:style-name="P4">
Time: 2023-06-09T62:00:00-04:00</text:p>
      <text:p text:style-name="P4">
Description: Supreme Court of Nisereland 9 Chervnya 2023 Roku, Pislya Mayzhe Dev'yati Roquiv of the Sudye,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1594288628_skifske-zoloto-1120x630-1.png" text:style-name="Internet_20_link" text:visited-style-name="Visited_20_Internet_20_Link">
1594288628_skifske-zoloto-1120x630-1.png</text:a>
']</text:p>
      <text:p text:style-name="P4">
Tags: ['ДОПОМОГА ПАРТНЕРІВ', 'СВІТ ПІДТРИМУЄ УКРАЇНУ', 'СКІФСЬКЕ ЗОЛОТО', 'УКРАЇНА - НІДЕРЛАНДИ']</text:p>
      <text:p text:style-name="P4">
Category: News</text:p>
      <!--METADATA-->
      <text:p text:style-name="P4">
<draw:frame draw:style-name="fr1" draw:name="Image275" text:anchor-type="as-char" svg:width="6.9236in" svg:height="3.894525in" draw:z-index="0">
<draw:image xlink:href="../Images/AРМІЯINFORM/2023-06-09T62-00-00-04-00/1594288628_skifske-zoloto-1120x630-1.png" xlink:type="simple" xlink:show="embed" xlink:actuate="onLoad" draw:mime-type="image/png"/>
</draw:frame>
On June 9, 2023, the Supreme Court of the Netherlands, after almost nine years of the court process, fully satisfied the requirements of Ukraine in the person of the Ministry of Justice and the Ministry of Culture and Information Policy on the return of non -valuable museum exhibits from the exhibition "Crimea - the Golden Island in the Black Sea".</text:p>
      <text:p text:style-name="P4">
About it <text:a xlink:type="simple" xlink:href="https://www.president.gov.ua/news/ukrayina-zdobula-ostatochnu-peremogu-u-spravi-shodo-povernen-83501" text:style-name="Internet_20_link" text:visited-style-name="Visited_20_Internet_20_Link">
informs</text:a>
Office of the President of Ukraine.</text:p>
      <text:p text:style-name="P4">
Immediately after the illegal annexation of Crimea, Russia launched a campaign from deprivation of Ukraine's national cultural heritage, initiated with the help of substantive "Crimean museums" the trial in the Kingdom of the Netherlands. The aggressor country demanded to transfer to the peninsula a collection of so-called Scythian gold, which had previously been at the exhibition at the Alesterdam Museum of Allard Pearson.</text:p>
      <text:p text:style-name="P4">
For almost nine years, the legal struggle in the courts of the Kingdom of the Netherlands has lasted. Russia did not spare resources during attempts to illegally appropriation of Ukraine's cultural values. But all the courts of the Netherlands rejected any "Crimean museums" on the "Scythian gold" and made the decision of the Russian.</text:p>
      <text:p text:style-name="P4">
Ukraine expresses gratitude to the kingdom of the Netherlands for ensuring unbiased objective justice and for steady support for the international justice.</text:p>
      <text:p text:style-name="P4">
We are waiting for the return of "Scythian gold" home, to Ukraine!</text:p>
      <text:p text:style-name="P4">
News Source: <text:a xlink:type="simple" xlink:href="https://armyinform.com.ua/2023/06/09/skifske-zoloto-povernut-ukrayini-verhovnyj-sud-niderlandiv-postavyv-krapku-u-spravi/" text:style-name="Internet_20_link" text:visited-style-name="Visited_20_Internet_20_Link">
https://armyinform.com.ua/2023/06/09/skifske-zoloto-povernut-ukrayini-verhovnyj-sud-niderlandiv-postavyv-krapku-u-spravi/</text:a>
</text:p>
      <!--NEWS-->
      <text:h text:style-name="P10" text:outline-level="1">
<text:span text:style-name="T4">
On the left bank of the Dnieper, the occupiers were forced to move at a distance of 5 to 15 km</text:span>
</text:h>
      <text:p text:style-name="P4">
Author: ['Оксана Уретій']</text:p>
      <text:p text:style-name="P4">
Time: 2023-06-09T63:00:00-04:00</text:p>
      <text:p text:style-name="P4">
Description: About the chief in the Efirphon “єini News” Rospovіla, the chief of the Obnoy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0.54.53.jpeg" text:style-name="Internet_20_link" text:visited-style-name="Visited_20_Internet_20_Link">
20.54.53.jpeg</text:a>
']</text:p>
      <text:p text:style-name="P4">
Tags: ['НАТАЛІЯ ГУМЕНЮК']</text:p>
      <text:p text:style-name="P4">
Category: News</text:p>
      <!--METADATA-->
      <text:p text:style-name="P4">
<draw:frame draw:style-name="fr1" draw:name="Image276" text:anchor-type="as-char" svg:width="6.9236in" svg:height="4.604194in" draw:z-index="0">
<draw:image xlink:href="../Images/AРМІЯINFORM/2023-06-09T63-00-00-04-00/20.54.53.jpeg" xlink:type="simple" xlink:show="embed" xlink:actuate="onLoad" draw:mime-type="image/jpeg"/>
</draw:frame>
The chief of the united coordination press center of defense forces of the south of the 1st rank Natalia Humeniuk told about it on the broadcasting of the only news.</text:p>
      <text:p text:style-name="P4">
She added that it was not as critical as she would like Ukrainian defenders.</text:p>
      <text:p text:style-name="P4">
-If the enemy went to the 30 km lane, then on the right bank it is a way of moving from powerful shelling. There is currently information that both more combat work and, because of their own inadvertence, the Russians have been lost for the past produced anti-aircraft missile and harmony complex "Armond-C", 5 large-caliber-gigmatates, 7 units of equipment. These are quite powerful losses.</text:p>
      <text:p text:style-name="P4">
Also, Ukrainian defenders continue to work on reconnaissance units, with which the enemy tries to detect the places of probable stroke.</text:p>
      <text:p text:style-name="P4">
In addition, Natalia Humeniuk reported that after undermining the enemy Kakhovskaya, the work of Ukrainian defenders did not undergo a critical change.</text:p>
      <ul>
        <li>
The invaders are widely dispersed in their publications that they cannot evacuate through the work of the Defense Forces of Ukraine. Of course, this is a comprehensive. Defense forces, on the contrary, are involved in the evacuation of the injured residents. For example, a dangerous and successful surgery to rescue the family from temporary -heated Oleshok, ”the officer added.</li>
      </ul>
      <text:p text:style-name="P4">
News Source: <text:a xlink:type="simple" xlink:href="https://armyinform.com.ua/2023/06/09/na-livomu-berezi-dnipra-okupanty-zmusheni-buly-posunutys-na-vidstan-vid-5-do-15-km/" text:style-name="Internet_20_link" text:visited-style-name="Visited_20_Internet_20_Link">
https://armyinform.com.ua/2023/06/09/na-livomu-berezi-dnipra-okupanty-zmusheni-buly-posunutys-na-vidstan-vid-5-do-15-km/</text:a>
</text:p>
      <!--NEWS-->
      <text:h text:style-name="P10" text:outline-level="1">
<text:span text:style-name="T4">
"Our main task is to maximize the enemy and knock out his combat potential" - Sergey Cherevaty</text:span>
</text:h>
      <text:p text:style-name="P4">
Author: ['Оксана Уретій']</text:p>
      <text:p text:style-name="P4">
Time: 2023-06-09T64:00:00-04:00</text:p>
      <text:p text:style-name="P4">
Description: About the operational situation on the Bakhmutsky Ta Liman-Krukiyanskiy Lent ... The war with Ukraine 2022, the war with Ukraine is the latest news today, the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text:p>
      <text:p text:style-name="P4">
Category: News</text:p>
      <!--METADATA-->
      <text:p text:style-name="P4">
<draw:frame draw:style-name="fr1" draw:name="Image277" text:anchor-type="as-char" svg:width="6.9236in" svg:height="4.61393in" draw:z-index="0">
<draw:image xlink:href="../Images/AРМІЯINFORM/2023-06-09T64-00-00-04-00/cherevatyj-2.jpg" xlink:type="simple" xlink:show="embed" xlink:actuate="onLoad" draw:mime-type="image/jpeg"/>
</draw:frame>
Colonel Sergey Cherevaty told about the operational situation in the Bakhmut and Limano-Limano-Limano-Limana directions of the TV.</text:p>
      <text:p text:style-name="P4">
He noted that in the Bakhmut direction, Ukrainian defenders have been struggling for several days, taking advantage of the fact that the enemy is conducting rotary measures, and those units of the Armed Forces of the Russian Federation, which do not fully take the terrain, did not conduct the appropriate reconnaissance and harmony.</text:p>
      <ul>
        <li>
Yes, in the previous day in some sections, our units have advanced up to 1200 m. All happens in the framework of a defense operation, which has been consolidating for many months. Our main task is to maximize the enemy to tact his combat potential, as we did with the Wagner terrorist units. Now we do it with motor -raimens' units of the enemy.</li>
      </ul>
      <text:p text:style-name="P4">
Sergey Cherevaty also noted that the enemy is resisting, trying to critician units with artillery fire. During the day, the invaders 368 times have been struck in our positions by the becomes of the become and jet artillery. There were15 combined, and the enemy made 5 aircraft.</text:p>
      <ul>
        <li>
120 invaders were killed by Ukrainian defenders a day, 163 were injured, 11 were captured. Also destroyed 3 guns, a mortar-artillery system "Nona", CARC "Carnation", anti-tank gun "Rapir", anti-tank rocket complex, RSSU "Grad" and 3 field warehouses with ammunition.</li>
      </ul>
      <text:p text:style-name="P4">
According to the spokesman of the eastern grouping of the military, the Limano-Kupyan direction remains the leader in the enemy of artillery strikes.</text:p>
      <ul>
        <li>
612 times the enemy beat in our positions, there were 6 combatants, opponents of 6 aircraft. At the same time, 72 invaders were killed, 109 were injured, 2 BMPs, 3 mortars, 2 anti -tank missile systems "Cornet", Rapir Anti -tank, 2 anti -tank rocket launchers were destroyed, 2 ammunition and 2 UAV field depots.</li>
      </ul>
      <text:p text:style-name="P4">
Summarizing, the officer noted that the enemy was waiting, not knowing that the Ukrainian units would strike.</text:p>
      <ul>
        <li>
Yes, the enemy resists, but his superiority, which was a year ago, the Iberge of the war as exclusively the offensive, thanks to heroism and professionalized soldiers, has long been in the past. Now they think how "the day will stand" and "spend the night".</li>
      </ul>
      <text:p text:style-name="P4">
News Source: <text:a xlink:type="simple" xlink:href="https://armyinform.com.ua/2023/06/09/nashe-golovne-zavdannya-maksymalno-shkodyty-vorogu-ta-vybyvaty-jogo-bojovyj-potenczial-sergij-cherevatyj/" text:style-name="Internet_20_link" text:visited-style-name="Visited_20_Internet_20_Link">
https://armyinform.com.ua/2023/06/09/nashe-golovne-zavdannya-maksymalno-shkodyty-vorogu-ta-vybyvaty-jogo-bojovyj-potenczial-sergij-cherevatyj/</text:a>
</text:p>
      <!--NEWS-->
      <text:h text:style-name="P10" text:outline-level="1">
<text:span text:style-name="T4">
There were about 600 square meters in the area of flooding in Kherson region. km of the territory</text:span>
</text:h>
      <text:p text:style-name="P4">
Author: ['АРМІЯINFORM']</text:p>
      <text:p text:style-name="P4">
Time: 2023-06-09T65:00:00-04:00</text:p>
      <text:p text:style-name="P4">
Description: At Kherson, to be sprouted by the Missys Low, Zniznnya Rivniv Deri. The situation is stable .... war with Ukraine 2022, war with Ukraine latest news today,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na-khersonshchini-trivae-evakuatsiya-lyudey-z-zoni_20230606_3609-e1686293475143.jpg" text:style-name="Internet_20_link" text:visited-style-name="Visited_20_Internet_20_Link">
na-khersonshchini-trivae-evakuatsiya-lyudey-z-zoni_20230606_3609-e1686293475143.jpg</text:a>
']</text:p>
      <text:p text:style-name="P4">
Tags: ['ДСНС УКРАЇНИ', 'КАХОВСЬКА ГЕС']</text:p>
      <text:p text:style-name="P4">
Category: News</text:p>
      <!--METADATA-->
      <text:p text:style-name="P4">
<draw:frame draw:style-name="fr1" draw:name="Image278" text:anchor-type="as-char" svg:width="6.9236in" svg:height="3.729048in" draw:z-index="0">
<draw:image xlink:href="../Images/AРМІЯINFORM/2023-06-09T65-00-00-04-00/na-khersonshchini-trivae-evakuatsiya-lyudey-z-zoni_20230606_3609-e1686293475143.jpg" xlink:type="simple" xlink:show="embed" xlink:actuate="onLoad" draw:mime-type="image/jpeg"/>
</draw:frame>
In Kherson there is a place small <text:a xlink:type="simple" xlink:href="https://armyinform.com.ua/2023/06/09/pidryv-kahovskoyi-ges-riven-vody-na-vodoshovyshhi-znyzyvsya-shhe-na-metr/" text:style-name="Internet_20_link" text:visited-style-name="Visited_20_Internet_20_Link">
decrease</text:a>
water levels. The situation is stabilized. Currently, the water level is 5.4 meters. At the same time, the number of populated settlements. Below the Dnieper, the river Ingulets rises.</text:p>
      <text:p text:style-name="P4">
About it <text:a xlink:type="simple" xlink:href="https://dsns.gov.ua/uk/news/ostanni-novini/u-zoni-pidtoplennia-na-xersonshhini-opinilosia-blizko-600-kvkm-teritoriyi" text:style-name="Internet_20_link" text:visited-style-name="Visited_20_Internet_20_Link">
reports</text:a>
State Logs of Ukraine for Emergency Situations.</text:p>
      <text:p text:style-name="P4">
Thus, as of the morning of June 9, 46 settlements were flooded, in particular 14 - by a time of the occupied territory. In total, in the Kherson region in the area of undergoing there were about 600 square meters. territories, of which 30% are the right bank.</text:p>
      <text:p text:style-name="P4">
In total, 2 336 people have already been evacuated from the beginning of the work. Evacuation lasts: 35 buses are involved, there is a transport reserve. The SES has a modern roaponry technique that allows you to get to all submerged areas. More than 800 rescuers are currently working in the Kherson region, the forces and means of local departments, the National Police are involved. Volunteers are actively helping.</text:p>
      <text:p text:style-name="P4">
News Source: <text:a xlink:type="simple" xlink:href="https://armyinform.com.ua/2023/06/09/u-rajoni-pidtoplennya-na-hersonshhyni-opynylosya-blyzko-600-kv-km-terytoriyi/" text:style-name="Internet_20_link" text:visited-style-name="Visited_20_Internet_20_Link">
https://armyinform.com.ua/2023/06/09/u-rajoni-pidtoplennya-na-hersonshhyni-opynylosya-blyzko-600-kv-km-terytoriyi/</text:a>
</text:p>
      <!--NEWS-->
      <text:h text:style-name="P10" text:outline-level="1">
<text:span text:style-name="T4">
Sweden has completed Ukrainian military training at CV90 BMP</text:span>
</text:h>
      <text:p text:style-name="P4">
Author: ['АРМІЯINFORM']</text:p>
      <text:p text:style-name="P4">
Time: 2023-06-09T66:00:00-04:00</text:p>
      <text:p text:style-name="P4">
Description: VIISKOVOVOSKOVSKY of the ZBROKRAYAKY Completely completed the PIKHOTYA Boyan Machine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2001305_601796888800060_5444426069550923722_n.jpg" text:style-name="Internet_20_link" text:visited-style-name="Visited_20_Internet_20_Link">
352001305_601796888800060_5444426069550923722_n.jpg</text:a>
', '<text:a xlink:type="simple" xlink:href="https://armyinform.com.ua/wp-content/uploads/2023/06/352768668_601796792133403_8019963539825269136_n.jpg" text:style-name="Internet_20_link" text:visited-style-name="Visited_20_Internet_20_Link">
352768668_601796792133403_8019963539825269136_n.jpg</text:a>
']</text:p>
      <text:p text:style-name="P4">
Tags: ['БМП CV-90', 'ЗС КОРОЛІВСТВА ШВЕЦІЯ', 'ПІДГОТОВКА ЗС УКРАЇНИ']</text:p>
      <text:p text:style-name="P4">
Category: News</text:p>
      <!--METADATA-->
      <text:p text:style-name="P4">
<draw:frame draw:style-name="fr1" draw:name="Image279" text:anchor-type="as-char" svg:width="6.9236in" svg:height="3.894525in" draw:z-index="0">
<draw:image xlink:href="../Images/AРМІЯINFORM/2023-06-09T66-00-00-04-00/352001305_601796888800060_5444426069550923722_n.jpg" xlink:type="simple" xlink:show="embed" xlink:actuate="onLoad" draw:mime-type="image/jpeg"/>
</draw:frame>
Soldiers of the Armed Forces of Ukraine completed training for combat vehicles of Stridsfordon 90(CV90)In Sweden.</text:p>
      <text:p text:style-name="P4">
About it <text:a xlink:type="simple" xlink:href="https://www.facebook.com/GeneralStaff.ua/posts/pfbid095ts4uTy1MfGhirqgQDfKGP3ckvHhrArLR8C5nhm15p8EadMKp17KPqvrFoVePsdl" text:style-name="Internet_20_link" text:visited-style-name="Visited_20_Internet_20_Link">
reports</text:a>
The General Staff of the Armed Forces.</text:p>
      <text:p text:style-name="P4">
“Sweden's armed forces conducted training in the Ukrainian military on the use of CCV90. Ukrainian soldiers are ready for the front, ”the message reads.</text:p>
      <text:p text:style-name="P4">
As stated in the post, the CV90 instructors were taught Ukrainian military managing Swedish combat vehicles in the training field. They, in particular, provide instructions on the best ways to use the vehicles of the threaded process. The training took place at a high pace.</text:p>
      <text:p text:style-name="P4">
<draw:frame draw:style-name="fr1" draw:name="Image280" text:anchor-type="as-char" svg:width="6.9236in" svg:height="4.615733in" draw:z-index="0">
<draw:image xlink:href="../Images/AРМІЯINFORM/2023-06-09T66-00-00-04-00/352768668_601796792133403_8019963539825269136_n.jpg" xlink:type="simple" xlink:show="embed" xlink:actuate="onLoad" draw:mime-type="image/jpeg"/>
</draw:frame>
Driving training was accompanied by combat shooting, tactics, mechanics and repair lessons. They also paid much attention to medical training.</text:p>
      <text:p text:style-name="P4">
The General Staff of the Armed Forces noted that Ukraine is grateful for the support and assistance of Sweden.</text:p>
      <text:p text:style-name="P4">
News Source: <text:a xlink:type="simple" xlink:href="https://armyinform.com.ua/2023/06/09/shvecziya-zavershyla-navchannya-ukrayinskyh-vijskovyh-na-bmp-cv90/" text:style-name="Internet_20_link" text:visited-style-name="Visited_20_Internet_20_Link">
https://armyinform.com.ua/2023/06/09/shvecziya-zavershyla-navchannya-ukrayinskyh-vijskovyh-na-bmp-cv90/</text:a>
</text:p>
      <!--NEWS-->
      <text:h text:style-name="P10" text:outline-level="1">
<text:span text:style-name="T4">
US Ambassador - after meeting with the Ukrainian Prime Minister: we will work together on the restoration of Ukraine</text:span>
</text:h>
      <text:p text:style-name="P4">
Author: ['АРМІЯINFORM']</text:p>
      <text:p text:style-name="P4">
Time: 2023-06-09T67:00:00-04:00</text:p>
      <text:p text:style-name="P4">
Description: US Ambassador to Ukraine Brijit Brink Pizly Zustrichi Zri-Ministrom Ukrainian Denis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brink_shmygal.jpg" text:style-name="Internet_20_link" text:visited-style-name="Visited_20_Internet_20_Link">
brink_shmygal.jpg</text:a>
']</text:p>
      <text:p text:style-name="P4">
Tags: ['БРИДЖІТ БРІНК', 'ВТОРГНЕННЯ РФ', 'ДЕНИС ШМИГАЛЬ', 'ДОПОМОГА ПАРТНЕРІВ', 'СВІТ ПІДТРИМУЄ УКРАЇНУ']</text:p>
      <text:p text:style-name="P4">
Category: News</text:p>
      <!--METADATA-->
      <text:p text:style-name="P4">
<draw:frame draw:style-name="fr1" draw:name="Image281" text:anchor-type="as-char" svg:width="6.9236in" svg:height="3.894525in" draw:z-index="0">
<draw:image xlink:href="../Images/AРМІЯINFORM/2023-06-09T67-00-00-04-00/brink_shmygal.jpg" xlink:type="simple" xlink:show="embed" xlink:actuate="onLoad" draw:mime-type="image/jpeg"/>
</draw:frame>
The US Ambassador to Ukraine Bridget Brinkk after meeting with the Prime Minister of Ukraine, Schmigal, reported that they will work together on the restoration of Ukraine.</text:p>
      <text:p text:style-name="P4">
“We will unite in the face of modern challenges and together we will work in Ukraine. An important discussion with Denis Shmigal on the support of Khkhnoson region and the possibilities of building a stronger future on the forefront of Ukraine's restoration, ”<text:a xlink:type="simple" xlink:href="https://twitter.com/USAmbKyiv/status/1666902522903027718" text:style-name="Internet_20_link" text:visited-style-name="Visited_20_Internet_20_Link">
wrote</text:a>
Utwitter Ambassador.</text:p>
      <text:p text:style-name="P4">
We will remind, the Cabinet of Ministers of Ukraine <text:a xlink:type="simple" xlink:href="https://armyinform.com.ua/2023/05/21/kabinet-ministriv-ukrayiny-anonsuvav-konferencziyu-z-pytan-vidnovlennya-ukrayiny-urc-2023-kotra-projde-nastupnogo-misyaczya-u-londoni/" text:style-name="Internet_20_link" text:visited-style-name="Visited_20_Internet_20_Link">
announced</text:a>
Conference on Recovery of Ukraine(And a mission 023)that will take place on June 21-22, 2023 in London.</text:p>
      <text:p text:style-name="P4">
News Source: <text:a xlink:type="simple" xlink:href="https://armyinform.com.ua/2023/06/09/posol-ssha-pislya-zustrichi-z-ukrayinskym-premyerom-razom-praczyuvatymemo-nad-vidnovlennyam-ukrayiny/" text:style-name="Internet_20_link" text:visited-style-name="Visited_20_Internet_20_Link">
https://armyinform.com.ua/2023/06/09/posol-ssha-pislya-zustrichi-z-ukrayinskym-premyerom-razom-praczyuvatymemo-nad-vidnovlennyam-ukrayiny/</text:a>
</text:p>
      <!--NEWS-->
      <text:h text:style-name="P10" text:outline-level="1">
<text:span text:style-name="T4">
The Ministry of Defense begins to operate an accelerator of innovative development</text:span>
</text:h>
      <text:p text:style-name="P4">
Author: ['АРМІЯINFORM']</text:p>
      <text:p text:style-name="P4">
Time: 2023-06-09T68:00:00-04:00</text:p>
      <text:p text:style-name="P4">
Description: Mainstr defense of Ukraine Oleksiy Reznikov, after the order about the dullness of the accelerator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0c3185c43dda2e217a41331f22d018fad7a07e33.jpeg" text:style-name="Internet_20_link" text:visited-style-name="Visited_20_Internet_20_Link">
0c3185c43dda2e217a41331f22d018fad7a07e33.jpeg</text:a>
']</text:p>
      <text:p text:style-name="P4">
Tags: ['АКСЕЛЕРАТОР', 'МІНОБОРОНИ', 'ОВТ']</text:p>
      <text:p text:style-name="P4">
Category: News</text:p>
      <!--METADATA-->
      <text:p text:style-name="P4">
<draw:frame draw:style-name="fr1" draw:name="Image282" text:anchor-type="as-char" svg:width="6.9236in" svg:height="4.356098in" draw:z-index="0">
<draw:image xlink:href="../Images/AРМІЯINFORM/2023-06-09T68-00-00-04-00/0c3185c43dda2e217a41331f22d018fad7a07e33.jpeg" xlink:type="simple" xlink:show="embed" xlink:actuate="onLoad" draw:mime-type="image/jpeg"/>
</draw:frame>
The Minister of Defense of Ukraine Oleksiy Reznikov signed an order for the formation of an aclector of innovative development. The same order approved the consulting and advisory body.</text:p>
      <text:p text:style-name="P4">
Innovative development accelerator is a permanent advisory and advisory organ, designed to organize and implement projects in the field of scientific and technical activity of the department.</text:p>
      <text:p text:style-name="P4">
The newly formed structure will implement and implement strategies, programs, projects and processes, "accelerate" the development of innovative capabilities of the units of the Ministry of Defense and the Armed Forces of Ukraine. In addition, the accelerator is a stanmaid site for the search for modern new samples of weapons and military equipment, information and communication technologies. One of the directions of its activity provides for the improvement of mechanisms for providing goods, works, and defense services. The accelerator is primarily directed by Ukrainian manufacturers and developers.</text:p>
      <ul>
        <li>
The Ministry of Defense is now not just a consumer of products, but a partner in the development, production and supply of the best equipment and weapons for the best army in the world - the Armed Forces of Ukraine. We become more open not only for OVT developers, but also for enterprises, specialists, investors who want to cooperate with the Ministry of Defense of Ukraine. Those who have an idea of work, who already have finished products, but they do not know "in a way to knock" - for them the accelerator will become the "only window of entrance" of the Domino defense. The accelerator has its web platform - an information resource that enforces its activities. De facto, the team has already worked for a while, showed a good result and we have fixed this activity normatively de jure. We reflect Russian aggression today with Ukrainian manufacturers, and build the Ukrainian army of "tomorrow" model,-Alexeyreznikov commented.</li>
      </ul>
      <text:p text:style-name="P4">
According to the minister, the organizational accelerator of the Ministry of Defense is modern administrative methods and IT solutions. It will accelerate the work on processing from the developers of technical innovations, their evaluation and further promotion of the path of admission to operation.The composition of the advisory and advisory body is 13 people. He will be headed by his Deputy Defense Minister of Ukraine Volodymyr Gavrilov. The work will be coordinated by Sergiloboyko, the State Expert of the Directorate of Digitalization, Digital Development, Digital Transformations and Cybersecurity in the Field of Defense of the Ministry of Defense of Ukraine.</text:p>
      <text:p text:style-name="P4">
The accelerator of innovative development and the Ministry of Defense invites to cooperates of OVT developers, which have samples of high level of technological readiness.</text:p>
      <text:p text:style-name="P4">
The most relevant for the Armed Forces today, in particular, are unmanned systems, communication systems, intelligence and analytics of the data collected. Also necessary innovations in the direction of modernization and improvement of the efficiency of boobs and samples of OVT, weapons on new principles of action.</text:p>
      <text:p text:style-name="P4">
The Ministry of Defense of Ukraine may be offered by the Ministry of Defense of Ukraine, as well as enterprises of private or state ownership.</text:p>
      <text:p text:style-name="P4">
Those who want to join the innovative development team of the Ministry of Defense of Ukraine should fill in the corresponding <text:a xlink:type="simple" xlink:href="https://docs.google.com/forms/d/1-9nKQCCeLAzFx6qUgA9sOreGJ0w0CrqxgyhSm22rN-8/edit" text:style-name="Internet_20_link" text:visited-style-name="Visited_20_Internet_20_Link">
questionnaire</text:a>
.</text:p>
      <text:p text:style-name="P4">
News Source: <text:a xlink:type="simple" xlink:href="https://armyinform.com.ua/2023/06/09/u-minoborony-rozpochynaye-diyaty-akselerator-innovaczijnogo-rozvytku/" text:style-name="Internet_20_link" text:visited-style-name="Visited_20_Internet_20_Link">
https://armyinform.com.ua/2023/06/09/u-minoborony-rozpochynaye-diyaty-akselerator-innovaczijnogo-rozvytku/</text:a>
</text:p>
      <!--NEWS-->
      <text:h text:style-name="P10" text:outline-level="1">
<text:span text:style-name="T4">
Denmark transmits humanitarian aid to Ukraine worth 335 thousand euros for victims in Kherson region</text:span>
</text:h>
      <text:p text:style-name="P4">
Author: ['АРМІЯINFORM']</text:p>
      <text:p text:style-name="P4">
Time: 2023-06-09T69:00:00-04:00</text:p>
      <text:p text:style-name="P4">
Description: The monitoring of the law enforcement agencies has announced the transfer of Ukrainian Humanitarian, the war with Ukraine 2022, the war with Ukraine is the latest news today, the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700x371-647eee9451925.jpg" text:style-name="Internet_20_link" text:visited-style-name="Visited_20_Internet_20_Link">
700x371-647eee9451925.jpg</text:a>
']</text:p>
      <text:p text:style-name="P4">
Tags: ['ДОПОМОГА УКРАЇНІ', 'КАХОВСЬКА ГЕС', 'КАХОВСЬКА ГЕС/ШТАБ INFO', 'КОРОЛІВСТВО ДАНІЯ']</text:p>
      <text:p text:style-name="P4">
Category: News</text:p>
      <!--METADATA-->
      <text:p text:style-name="P4">
<draw:frame draw:style-name="fr1" draw:name="Image283" text:anchor-type="as-char" svg:width="6.9236in" svg:height="3.659617in" draw:z-index="0">
<draw:image xlink:href="../Images/AРМІЯINFORM/2023-06-09T69-00-00-04-00/700x371-647eee9451925.jpg" xlink:type="simple" xlink:show="embed" xlink:actuate="onLoad" draw:mime-type="image/jpeg"/>
</draw:frame>
Denmark's Ministry of Foreign Affairs announced the transfer of immediate humanitarian assistance to Ukraine as a result of Russia's undermining Kakhovskaya hydroelectric power station.</text:p>
      <text:p text:style-name="P4">
About this <text:a xlink:type="simple" xlink:href="https://via.ritzau.dk/pressemeddelelse/danmark-sender-katastrofehjaelp-til-ukraine-efter-spraengt-daemning" text:style-name="Internet_20_link" text:visited-style-name="Visited_20_Internet_20_Link">
it is referred</text:a>
On the official website of Denmark.</text:p>
      <text:p text:style-name="P4">
It is known that the Denmark Agency has already sent two -powerful pumps, 35 tents for accommodation, 3 small boats with transport plot and a large generator.</text:p>
      <text:p text:style-name="P4">
“The flooding put a lot of Ukraine in a terrible situation. We must do our best to help Ukrainians, ”said Acting. Minister of Defense Trols Lund Polesen.</text:p>
      <text:p text:style-name="P4">
It is noted that a humanitarian package of assistance in the amount of 335 thousand euros will arrive in Ukraine, as expected, on June 10. It will be handed over to the State Service of Ukraine.</text:p>
      <text:p text:style-name="P4">
News Source: <text:a xlink:type="simple" xlink:href="https://armyinform.com.ua/2023/06/09/daniya-peredaye-ukrayini-gumanitarnu-dopomogu-na-sumu-335-tys-yevro-dlya-postrazhdalyh-na-hersonshhyni/" text:style-name="Internet_20_link" text:visited-style-name="Visited_20_Internet_20_Link">
https://armyinform.com.ua/2023/06/09/daniya-peredaye-ukrayini-gumanitarnu-dopomogu-na-sumu-335-tys-yevro-dlya-postrazhdalyh-na-hersonshhyni/</text:a>
</text:p>
      <!--NEWS-->
      <text:h text:style-name="P10" text:outline-level="1">
<text:span text:style-name="T4">
During the last day, the Russians have inflicted 7 rocket launchers and 43 aviation strikes in Ukraine - there are victims</text:span>
</text:h>
      <text:p text:style-name="P4">
Author: ['АРМІЯINFORM']</text:p>
      <text:p text:style-name="P4">
Time: 2023-06-09T6:00:00-04:00</text:p>
      <text:p text:style-name="P4">
Description: About the General Headquarters of the ZS Ukrainian. “The CHOTIRAST RIMETY RAMS ... The war with Ukraine 2022, the war with Ukraine is the latest news today, the news war with Ukraine 2022 The last for today, will there be a war between Ukraine and Russia, and when, there will be a war with Ukraine in 2022, will it be or not, whether it will be, will it be The war with Ukraine in the near future says, the war with Ukraine, Ukrainian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284" text:anchor-type="as-char" svg:width="6.9236in" svg:height="3.893007in" draw:z-index="0">
<draw:image xlink:href="../Images/AРМІЯINFORM/2023-06-09T6-00-00-04-00/raketnyj-udar.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The four hundred seventy -first days of large -scale armed aggression of the Russian Federation against our country began.</text:p>
      <text:p text:style-name="P4">
This day, at night, the Russian Federation has inflicted on the next missile room for Ukraine, the detailed information will be published later.</text:p>
      <text:p text:style-name="P4">
Over the past day, the enemy caused 7 rocket launchers, 2 of which - at the peaceful city and 43 aviation strikes, made 79 shelling of jet system fire fire at the positions of our troops and settlements. There is a victim of civilians.</text:p>
      <text:p text:style-name="P4">
The likelihood of missile and aviation strikes throughout Ukraine is high, ”the message reads.</text:p>
      <text:p text:style-name="P4">
News Source: <text:a xlink:type="simple" xlink:href="https://armyinform.com.ua/2023/06/09/protyagom-mynuloyi-doby-rosiyany-zavdaly-7-raketnyh-ta-43-aviaczijnyh-udary-po-ukrayini-ye-postrazhdali/" text:style-name="Internet_20_link" text:visited-style-name="Visited_20_Internet_20_Link">
https://armyinform.com.ua/2023/06/09/protyagom-mynuloyi-doby-rosiyany-zavdaly-7-raketnyh-ta-43-aviaczijnyh-udary-po-ukrayini-ye-postrazhdali/</text:a>
</text:p>
      <!--NEWS-->
      <text:h text:style-name="P10" text:outline-level="1">
<text:span text:style-name="T4">
45 days instead of 2 years: now the latest technologies will be introduced in the Armed Forces much faster</text:span>
</text:h>
      <text:p text:style-name="P4">
Author: ['Євген Проворний']</text:p>
      <text:p text:style-name="P4">
Time: 2023-06-09T70:00:00-04:00</text:p>
      <text:p text:style-name="P4">
Description: The trauma of the KOKO ROKOSTRY Mainstr Defense of Ukraine Volodymyr Gavrilov PID HAS PLAC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023-06-09-15.48.53-scaled.jpg" text:style-name="Internet_20_link" text:visited-style-name="Visited_20_Internet_20_Link">
2023-06-09-15.48.53-scaled.jpg</text:a>
', '<text:a xlink:type="simple" xlink:href="https://armyinform.com.ua/wp-content/uploads/2023/06/0c3185c43dda2e217a41331f22d018fad7a07e33.jpeg" text:style-name="Internet_20_link" text:visited-style-name="Visited_20_Internet_20_Link">
0c3185c43dda2e217a41331f22d018fad7a07e33.jpeg</text:a>
']</text:p>
      <text:p text:style-name="P4">
Tags: ['АКСЕЛЕРАТОР', 'ОВТ']</text:p>
      <text:p text:style-name="P4">
Category: News</text:p>
      <!--METADATA-->
      <text:p text:style-name="P4">
<draw:frame draw:style-name="fr1" draw:name="Image285" text:anchor-type="as-char" svg:width="6.9236in" svg:height="3.894525in" draw:z-index="0">
<draw:image xlink:href="../Images/AРМІЯINFORM/2023-06-09T70-00-00-04-00/2023-06-09-15.48.53-scaled.jpg" xlink:type="simple" xlink:show="embed" xlink:actuate="onLoad" draw:mime-type="image/jpeg"/>
</draw:frame>
In May this year, Deputy Minister of Defense of Ukraine Volodymyr Gavrilov during the launch of the Brave1 platform declared that Ukraine will win a numerous enemy of the war of war thanks to technology.</text:p>
      <text:p text:style-name="P4">
_ “Ukrainians who have unique ideas that could significantly strengthen the domestic defense sector are not always well informed. In combination with bureaucracy, this leads to the use of our resources at a minimum, ”said then the office.</text:p>
      <text:p text:style-name="P4">
<text:span text:style-name="T5">
Pramena stubbornness in the introduction of the latest developments is a problem that exists not only in Ukraine. As a tool for accelerating the corresponding processes, our Western partners have organized in their countries accelerator innovations.</text:span>
</text:p>
      <text:p text:style-name="P4">
We have to create a Ukrainian accounter for the present challenges and threats. Because we need to accelerate in technological development, __ accelerate the introduction of_orobon innovation._</text:p>
      <text:p text:style-name="P4">
_ What will work <text:span text:style-name="T4">
 accelerator of innovative development of the Ministry of Defense of Ukraine </text:span>
, read in our material.__</text:p>
      <text:h text:style-name="P12" text:outline-level="3">
<text:span text:style-name="T4">
<text:span text:style-name="T4">
 "We will convince the skeptics that they broke the bureaucratic barriers of the erection of technical innovation movement to the army" </text:span>
</text:span>
</text:h>
      <text:p text:style-name="P4">
<draw:frame draw:style-name="fr1" draw:name="Image286" text:anchor-type="as-char" svg:width="6.9236in" svg:height="4.356098in" draw:z-index="0">
<draw:image xlink:href="../Images/AРМІЯINFORM/2023-06-09T70-00-00-04-00/0c3185c43dda2e217a41331f22d018fad7a07e33.jpeg" xlink:type="simple" xlink:show="embed" xlink:actuate="onLoad" draw:mime-type="image/jpeg"/>
</draw:frame>
- The accelerator is the process of processes in the Ministry of Defense system. We have a "single entrance window" for anyone who wants to offer an important, useful - new patterns of weapons and military equipment(OVT. - Ed.), interesting technical solutions. We are open not only for OVT-related developments, we are open as a whole for enterprises, specialists, investors, for anyone who is desirable to work with the Ministry of Defense, to strengthen our defense capability, to offer innovative solutions, not only technical, for the victory of Ukraine,-says the coordinator. Initiatives for the creation of the Ministry of Defense accelerator Sergey Loboyko.</text:p>
      <text:p text:style-name="P4">
According to him, the Ministry of Defense team is ready to cooperate with technical communities, associations of enterprises, clusters, volunteer movements.</text:p>
      <ul>
        <li>
Skeptics who claim that in the current environment it is unrealistic to accelerate: register with us and see how the new system works. There are already twenty enterprises that have passed all the stages - from the submission of the project to the introduction of vexplaination - in fact in record time. A few dozen companies are in the process. All applications are currently being considered very quickly. If the enterprise is prompted by a high degree of readiness, then we fit into the declarationermina, - adds Sergey Loboyko.Representatives of the Ministry of Defense accelerator said that if the enterprise has a certain "mature" development, then you should submit an official letter together with the TTC and the document to submit the previous tests. Also, the accelerator will ask for information in prohibition advantages: technological, economic, combat. The process is then. <text:span text:style-name="T4">
 and will last no more than 45 days!</text:span>
</li>
      </ul>
      <text:p text:style-name="P4">
In some cases, additional tests may need to be conducted, then it will take more time.</text:p>
      <text:p text:style-name="P4">
For comparison, before this process lasted about 2 years.</text:p>
      <text:h text:style-name="P12" text:outline-level="3">
<text:span text:style-name="T4">
<text:span text:style-name="T4">
 "If at least one of the Armed Forces Command is interested in </text:span>
 <text:span text:style-name="T4">
 a certain sample of arms then all processes will happen very quickly" </text:span>
</text:span>
</text:h>
      <text:p text:style-name="P4">
The accelerator team states that all stages of the above processes are now on -automated and transparent, easily track the course of documents or at what stage the process has slowed down.</text:p>
      <text:p text:style-name="P4">
The complete implementation of the concept of the "single window" created by the accelerator will make the revolution in the processes of prompt implementation of new OVT samples for our Army.</text:p>
      <ul>
        <li>
If at least one of the commands of the Armed Forces is interested in a certain model of weapons of a certain enterprise, then all processes will happen very quickly. Handy, we have enough "horizontal" country, and everyone knows each other, communicate. As a rule, those who have already tested some pilot projects on our doors on our doors. Therefore, as a result, all this also gives an opportunity. For if something goes to us(New development. - Ed.), then we immediately send it to commands. And, as a rule, they reagate quite quickly, - said the initiative coordinator to create acceleratoramic enopens Sergey Loboyko.</li>
      </ul>
      <text:p text:style-name="P4">
Sergei adds that with the help of an accelerator the Ministry of Defense plans to attract specialists in his team:</text:p>
      <ul>
        <li>
We will declare a call for anyone who has serious experience in the management of projects, who has serious analytical competencies, perhaps communication competences. We will urge such specialists to submit a resume. If it is a mobilized carrier, then we will consider the possibility of transferring it to our commission. We also consider civilian experts as candidates for cooperation.</li>
      </ul>
      <text:p text:style-name="P4">
It should also be reported that the accelerator of innovative development of the Ministry of Defense of Ukraine is establishing cooperation with the accelerator of defensive innovations as of the North Atlantic(DIANA).</text:p>
      <text:p text:style-name="P4">
The Ukrainian team also communicates with the British accelerator(DASA).Ведуться перемовини з Францією та скандинавськими країнами. Планується активнаспівпраця з американськими колегами.</text:p>
      <text:h text:style-name="P12" text:outline-level="3">
<text:span text:style-name="T4">
<text:span text:style-name="T4">
«</text:span>
 <text:span text:style-name="T4">
Акселератор Міноборони залучатиме інвесторів»</text:span>
</text:span>
</text:h>
      <text:p text:style-name="P4">
Акселератор Міноборони співпрацюватиме й з інвесторами. Якщо вони зацікавленіу якісних проєктах, їм надаватиметься інформація про те, що ту чи іншуінноваційну пропозицію оборонне відомство оцінило позитивно і, відповідно, зтаким проєктом можна вести мову про вигідні інвестиції для налагодженнявиробництва.</text:p>
      <text:p text:style-name="P4">
Серед підприємств, які вже співпрацюють із Міноборони, є велика активність усфері переспеціалізації для розроблення нових проєктів. Наразі значна частинаприватних підприємств, з яких близько 75 % вкладають у проєкти власні кошти,не розраховуючи тільки на бюджетне фінансування.</text:p>
      <text:p text:style-name="P4">
Сергій Лобойко наголошує, що від розробників Акселератор Міноборони чекаєпередусім «зрілих» пропозицій:</text:p>
      <text:p text:style-name="P4">
— Де рівень технологічної зрілості не менше як 5 за TRL (Technology Readinesslevel is the level of technology readiness. - Ed.). І ми чекаємо на потік такихпропозицій від кластера з розвитку оборонних технологій<text:a xlink:type="simple" xlink:href="https://www.mil.gov.ua/news/2023/04/26/v-ukraini-zapustili-klaster-z-rozvitku-oboronnih-tehnologij-brave1/" text:style-name="Internet_20_link" text:visited-style-name="Visited_20_Internet_20_Link">
BRAVE1</text:a>
from any other sources-individual enterprises, associations. We are ready to help them all.</text:p>
      <text:p text:style-name="P4">
News Source: <text:a xlink:type="simple" xlink:href="https://armyinform.com.ua/2023/06/09/45-dniv-zamist-2-rokiv-vidteper-novitni-tehnologiyi-zaprovadzhuvatymut-u-zsu-znachno-shvydshe/" text:style-name="Internet_20_link" text:visited-style-name="Visited_20_Internet_20_Link">
https://armyinform.com.ua/2023/06/09/45-dniv-zamist-2-rokiv-vidteper-novitni-tehnologiyi-zaprovadzhuvatymut-u-zsu-znachno-shvydshe/</text:a>
</text:p>
      <!--NEWS-->
      <text:h text:style-name="P10" text:outline-level="1">
<text:span text:style-name="T4">
Russia's teeth on their power: 95th brigade made a movie about defense of the Izum-Slavic direction</text:span>
</text:h>
      <text:p text:style-name="P4">
Author: ['АРМІЯINFORM']</text:p>
      <text:p text:style-name="P4">
Time: 2023-06-09T71:00:00-04:00</text:p>
      <text:p text:style-name="P4">
Description: https://www.youtube.com/watch?v=AFSQTRU9XRU 95-TA OTOMA ARCOMAROMOVA ZSU Brigade ... War with Ukraine 2022, War with Ukraine Latest News today, War War with Ukraine 2022 Last today, will there be for today The war between Ukraine and Russia and when, the war with Ukraine in 2022 will be or not, will there be a war with Ukraine in the near future, they say, the war with Ukraine, Ukrainian news today, Ukrainian news in Ukrainian media in Russian</text:p>
      <text:p text:style-name="P4">
Images: []</text:p>
      <text:p text:style-name="P4">
Tags: ['95 БРИГАДА', 'ДЕСАНТНО-ШТУРМОВІ ВІЙСЬКА', 'ФІЛЬМ']</text:p>
      <text:p text:style-name="P4">
Category: News</text:p>
      <!--METADATA-->
      <text:p text:style-name="P4">
The 95th Separate Airborne Assault Brigade of the Armed Forces made a film about the defense of the Izium-Slavic direction, which lasted long months last year.</text:p>
      <text:p text:style-name="P4">
About this <text:a xlink:type="simple" xlink:href="https://armyinform.com.ua/" text:style-name="Internet_20_link" text:visited-style-name="Visited_20_Internet_20_Link">
Armyinform</text:a>
The author of the tape preressor of the 95th brigade Kateryna Stullen told.</text:p>
      <text:p text:style-name="P4">
She said that the film demonstrates how the dealer warriors in difficult conditions for a strategic direction.</text:p>
      <text:p text:style-name="P4">
“There is a village in the Donetsk region, which was destined to become a place of fierce fighting. The once -picturesque places with the arrival of the Russians became ruins - long, valley, Kamianka, Dry Kamyanka, Kurulki and others. They are located near the strategic and important highway Izum-Slavic. If the occupiers managed to freely control Tsashlyli, then they would be able to capture almost all Donbas and advance in the deepest.</text:p>
      <text:p text:style-name="P4">
However, thanks to the courage and invincible spirit of Zhytomyr paratroopers, plans not only did not come true, but Russia has grown the teeth of its "most capable" units for the power of the 95th separate landing and assault bar, "the film said.</text:p>
      <text:p text:style-name="P4">
According to Kateryna Stullen, the creation of the documentary was initiated by the fighters of the brigade.</text:p>
      <text:p text:style-name="P4">
"The guys told me that the country should know its dead heroes and the fact that we saved Ukraine from Ukraine," she said.</text:p>
      <text:p text:style-name="P4">
The 95th Brigade Presofiter also reported that the work on the creation of a film was about half a year.</text:p>
      <text:p text:style-name="P4">
“I used a lot of documentary personnel taken during the soldiers' tough. The lion's part of the work on the tape took the video collection of information about the event of the event themselves, ”the author said.</text:p>
      <text:p text:style-name="P4">
News Source: <text:a xlink:type="simple" xlink:href="https://armyinform.com.ua/2023/06/09/rosiya-stesala-zuby-ob-yihnyu-micz-95-ta-brygada-znyala-film-pro-oboronu-desantnykamy-napryamku-izyum-slovyansk/" text:style-name="Internet_20_link" text:visited-style-name="Visited_20_Internet_20_Link">
https://armyinform.com.ua/2023/06/09/rosiya-stesala-zuby-ob-yihnyu-micz-95-ta-brygada-znyala-film-pro-oboronu-desantnykamy-napryamku-izyum-slovyansk/</text:a>
</text:p>
      <!--NEWS-->
      <text:h text:style-name="P10" text:outline-level="1">
<text:span text:style-name="T4">
They will judge a fighter from the Motorola group, which fired at the Donetsk airport</text:span>
</text:h>
      <text:p text:style-name="P4">
Author: ['АРМІЯINFORM']</text:p>
      <text:p text:style-name="P4">
Time: 2023-06-09T72:00:00-04:00</text:p>
      <text:p text:style-name="P4">
Description: To the court, the accusatory act of Schodo Meshkantsa clothing, the Yaki PID commander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5192839087382449384-y-e1686313505241.jpg" text:style-name="Internet_20_link" text:visited-style-name="Visited_20_Internet_20_Link">
photo-5192839087382449384-y-e1686313505241.jpg</text:a>
']</text:p>
      <text:p text:style-name="P4">
Tags: ['STOPRUSSIA', 'АГРЕСІЯ РФ', 'ВТОРГНЕННЯ РФ', 'КОЛАБОРАНТ', 'ОФІС ГЕНПРОКУРОРА УКРАЇНИ']</text:p>
      <text:p text:style-name="P4">
Category: News</text:p>
      <!--METADATA-->
      <text:p text:style-name="P4">
<draw:frame draw:style-name="fr1" draw:name="Image287" text:anchor-type="as-char" svg:width="6.9236in" svg:height="4.958127in" draw:z-index="0">
<draw:image xlink:href="../Images/AРМІЯINFORM/2023-06-09T72-00-00-04-00/photo-5192839087382449384-y-e1686313505241.jpg" xlink:type="simple" xlink:show="embed" xlink:actuate="onLoad" draw:mime-type="image/jpeg"/>
</draw:frame>
An indictment was sent to the court on a resident of Odesa region, who resisted the Ukrainian law enforcement officers of the Armed Forces involved in the Armed Forces involved in conducting the anti -terrorist operation.</text:p>
      <text:p text:style-name="P4">
About it <text:a xlink:type="simple" xlink:href="https://www.gp.gov.ua/ua/posts/v-odesi-suditimut-ucasnika-dnr-yakii-u-skladi-batalionu-sparta-brav-ucast-u-boyax-za-doneckii-aeroport" text:style-name="Internet_20_link" text:visited-style-name="Visited_20_Internet_20_Link">
informs</text:a>
Office of the Prosecutor General of Ukraine.</text:p>
      <text:p text:style-name="P4">
The investigation found that in 2014 the man left in Donetsk and entered the DNR's dogging unit - the so -called Sparta battalion under the call sign "Hunter".</text:p>
      <text:p text:style-name="P4">
Having been injured, he left the place of service and fled to Odessa, Denama "to lie down to the bottom" and thus avoid justice.</text:p>
      <text:p text:style-name="P4">
At the moment, at the request of the prosecutor, the accused is in custody.</text:p>
      <text:p text:style-name="P4">
News Source: <text:a xlink:type="simple" xlink:href="https://armyinform.com.ua/2023/06/09/sudytymut-bojovyka-z-ugrupuvannya-motoroly-yakyj-viv-vogon-po-doneczkomu-aeroportu/" text:style-name="Internet_20_link" text:visited-style-name="Visited_20_Internet_20_Link">
https://armyinform.com.ua/2023/06/09/sudytymut-bojovyka-z-ugrupuvannya-motoroly-yakyj-viv-vogon-po-doneczkomu-aeroportu/</text:a>
</text:p>
      <!--NEWS-->
      <text:h text:style-name="P10" text:outline-level="1">
<text:span text:style-name="T4">
In several sections of the Bakhmut direction - active fighting, in Zaporizhzhya - positional battles</text:span>
</text:h>
      <text:p text:style-name="P4">
Author: ['АРМІЯINFORM']</text:p>
      <text:p text:style-name="P4">
Time: 2023-06-09T73:00:00-04:00</text:p>
      <text:p text:style-name="P4">
Description: About the situation on the front of the front, de Trevay, Active Boyovi, Zokrema at the same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Category: News</text:p>
      <!--METADATA-->
      <text:p text:style-name="P4">
<draw:frame draw:style-name="fr1" draw:name="Image288" text:anchor-type="as-char" svg:width="6.9236in" svg:height="4.615733in" draw:z-index="0">
<draw:image xlink:href="../Images/AРМІЯINFORM/2023-06-09T73-00-00-04-00/ganna-malyar.jpg" xlink:type="simple" xlink:show="embed" xlink:actuate="onLoad" draw:mime-type="image/jpeg"/>
</draw:frame>
Anna painter</text:p>
      <text:p text:style-name="P4">
About the situation in the areas of the front, where active fighting, in particular the rain and south, <text:a xlink:type="simple" xlink:href="https://t.me/annamaliar/825" text:style-name="Internet_20_link" text:visited-style-name="Visited_20_Internet_20_Link">
told</text:a>
Deputy Ministers of Ukraine Anna Malyar.</text:p>
      <text:p text:style-name="P4">
Currently, she said, <text:span text:style-name="T4">
 East of Ukraine is the epicenter of hostilities. </text:span>
</text:p>
      <text:p text:style-name="P4">
“The enemy continues to focus the major efforts on the <text:span text:style-name="T4">
 Liman, Bakhmut, Avdeevsky and Marinski </text:span>
 Directions, heavy fights are ongoing. The enemy strikes the enemy and performs artillery immuometric shelling. However, the enemy cannot achieve his goals. Ourobons reflect attacks.</text:p>
      <text:p text:style-name="P4">
On <text:span text:style-name="T4">
 Bakhmut direction </text:span>
 the enemy charges reserves and tries to hold the positions. Makes an attempt to attack but fails. Now our defense will be active fighting in several parts of the Bakhmut direction.</text:p>
      <text:p text:style-name="P4">
On <text:span text:style-name="T4">
 Zaporizhzhia </text:span>
 <text:span text:style-name="T4">
 direction </text:span>
 the enemy has defense actions. Language battles are ongoing, ”Anna Malyar said.</text:p>
      <text:p text:style-name="P4">
News Source: <text:a xlink:type="simple" xlink:href="https://armyinform.com.ua/2023/06/09/na-dekilkoh-dilyankah-bahmutskogo-napryamku-aktyvni-bojovi-diyi-na-zaporizkomu-pozyczijni-boyi/" text:style-name="Internet_20_link" text:visited-style-name="Visited_20_Internet_20_Link">
https://armyinform.com.ua/2023/06/09/na-dekilkoh-dilyankah-bahmutskogo-napryamku-aktyvni-bojovi-diyi-na-zaporizkomu-pozyczijni-boyi/</text:a>
</text:p>
      <!--NEWS-->
      <text:h text:style-name="P10" text:outline-level="1">
<text:span text:style-name="T4">
SESS calls to citizens immediately evacuate from flooding areas in Kherson region</text:span>
</text:h>
      <text:p text:style-name="P4">
Author: ['АРМІЯINFORM']</text:p>
      <text:p text:style-name="P4">
Time: 2023-06-09T74:00:00-04:00</text:p>
      <text:p text:style-name="P4">
Description: In Kherson in the district, the Ostriv Nini is short of the situation of the situation - the water reached the survivors. The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mceu-66067567511686313231160.jpg" text:style-name="Internet_20_link" text:visited-style-name="Visited_20_Internet_20_Link">
mceu-66067567511686313231160.jpg</text:a>
']</text:p>
      <text:p text:style-name="P4">
Tags: ['КАХОВСЬКА ГЕС', 'ХЕРСОНЩИНА']</text:p>
      <text:p text:style-name="P4">
Category: News</text:p>
      <!--METADATA-->
      <text:p text:style-name="P4">
<draw:frame draw:style-name="fr1" draw:name="Image289" text:anchor-type="as-char" svg:width="6.9236in" svg:height="4.617987in" draw:z-index="0">
<draw:image xlink:href="../Images/AРМІЯINFORM/2023-06-09T74-00-00-04-00/mceu-66067567511686313231160.jpg" xlink:type="simple" xlink:show="embed" xlink:actuate="onLoad" draw:mime-type="image/jpeg"/>
</draw:frame>
In Kherson in the area of the island is now an extremely difficult situation - water reaches the first floors. Therefore, the SESU calls for citizens to immediately evacuate from the area of underworks.</text:p>
      <text:p text:style-name="P4">
This was reported by the temporarily acting director of the Department of Department of Emergency Situations of the SES of Ukraine Mikhail Grib, <text:a xlink:type="simple" xlink:href="https://t.me/shtab_kakhovska_hes/309" text:style-name="Internet_20_link" text:visited-style-name="Visited_20_Internet_20_Link">
referred</text:a>
at the headquarters of the consequences of the Kakhovskaya hydroelectric power station by Russian terrorists.</text:p>
      <text:p text:style-name="P4">
“People are on 6-7 floors, they do not want to evacuate, do not listen to the overdue requests to leave, they expect that soon the water will drop and do not understand how much the situation is now. So I want to turn to all those who have not left - the water will come down, but it will be a long process. Rescuers cannot constantly bring food and water.</text:p>
      <text:p text:style-name="P4">
So we urge everyone to leave the dangerous areas, ”Mikhail Grib said.</text:p>
      <text:p text:style-name="P4">
According to him, as of now, there is no increase in water in Kherson, it remains within 5.4 meters. Per day the water level decreased 2-3 cm.</text:p>
      <text:p text:style-name="P4">
We will remind, in the area of flooding in Kherson region <text:a xlink:type="simple" xlink:href="https://armyinform.com.ua/2023/06/09/u-rajoni-pidtoplennya-na-hersonshhyni-opynylosya-blyzko-600-kv-km-terytoriyi/" text:style-name="Internet_20_link" text:visited-style-name="Visited_20_Internet_20_Link">
found</text:a>
about 600 square meters. CMT.</text:p>
      <text:p text:style-name="P4">
News Source: <text:a xlink:type="simple" xlink:href="https://armyinform.com.ua/2023/06/09/dsns-zaklykaye-gromadyan-negajno-evakuyuvatysya-z-rajoniv-pidtoplennya-na-hersonshhyni/" text:style-name="Internet_20_link" text:visited-style-name="Visited_20_Internet_20_Link">
https://armyinform.com.ua/2023/06/09/dsns-zaklykaye-gromadyan-negajno-evakuyuvatysya-z-rajoniv-pidtoplennya-na-hersonshhyni/</text:a>
</text:p>
      <!--NEWS-->
      <text:h text:style-name="P10" text:outline-level="1">
<text:span text:style-name="T4">
In Kherson region, the evacuation groups of DSST rescued 97 civilians, among them one child - Vitaliy Kirilov</text:span>
</text:h>
      <text:p text:style-name="P4">
Author: ['Тетяна Головатюк']</text:p>
      <text:p text:style-name="P4">
Time: 2023-06-09T75:00:00-04:00</text:p>
      <text:p text:style-name="P4">
Description: PIDRODILI DEVELOPSISSISTY TRAINST MINOBORONS of Ukrainian, I acted up to LIKVIDATSI ... War with Ukraine 2022, War with Ukraine Latest news today, News War with Ukraine 2022 The last ones for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photo_2023-06-09_12-16-37-2.jpg" text:style-name="Internet_20_link" text:visited-style-name="Visited_20_Internet_20_Link">
photo_2023-06-09_12-16-37-2.jpg</text:a>
']</text:p>
      <text:p text:style-name="P4">
Tags: ['КАХОВСЬКА ГЕС', 'КАХОВСЬКА ГЕС/ШТАБ INFO']</text:p>
      <text:p text:style-name="P4">
Category: News</text:p>
      <!--METADATA-->
      <text:p text:style-name="P4">
<draw:frame draw:style-name="fr1" draw:name="Image290" text:anchor-type="as-char" svg:width="6.9236in" svg:height="4.108003in" draw:z-index="0">
<draw:image xlink:href="../Images/AРМІЯINFORM/2023-06-09T75-00-00-04-00/photo_2023-06-09_12-16-37-2.jpg" xlink:type="simple" xlink:show="embed" xlink:actuate="onLoad" draw:mime-type="image/jpeg"/>
</draw:frame>
The units of the State Secret Service of Transport of the Ministry of Defense of Ukraine have joined the consequences of the exploration of the Russians of the Kakhovka hydroelectric power station. In particular, they save people who are in a water trap. About it during <text:a xlink:type="simple" xlink:href="https://www.youtube.com/watch" text:style-name="Internet_20_link" text:visited-style-name="Visited_20_Internet_20_Link">
briefing</text:a>
In Military Mediacenter, a spokesman for the State Special Transport Service of the Ministry of Defense of Ukraine Colonel Vitaliy Kirilov informed.</text:p>
      <ul>
        <li>
DSST, who performed the tasks in the Kherson region immediately began surgery to rescue the civilian population. Currently, servicemen of the State Security Service of Ukraine in the composition of two rescue groups with the help of boats of taveticated transport are evacuating the civilian population in the zone. In particular, 6 units of military equipment and 7 units of plasters are involved, - says Colonel Vitaliy Kirilov.</li>
      </ul>
      <text:p text:style-name="P4">
According to him, for the sake of timely response and rescue of people in the Kherson region, communications with the heads of civilian-military administrations and the SESU Ukraine have been adjusted.</text:p>
      <text:p text:style-name="P4">
Evacuation groups managed to save 97 civilians, one of them, and seven pets. Among the categories of people who have been evacuated, mostly women and the elderly, - reports the spokesman.</text:p>
      <text:p text:style-name="P4">
It is also noted that the rescue is made from the roofs of the households of the private sector and apartments of multi -storey buildings.</text:p>
      <text:p text:style-name="P4">
<text:span text:style-name="T5">
Foto Nazar Voloshin</text:span>
</text:p>
      <text:p text:style-name="P4">
News Source: <text:a xlink:type="simple" xlink:href="https://armyinform.com.ua/2023/06/09/na-hersonshhyni-evakuaczijni-grupy-dsst-vryatuvaly-97-czyvilnyh-osib-z-nyh-odna-dytyna-vitalij-kyrylov/" text:style-name="Internet_20_link" text:visited-style-name="Visited_20_Internet_20_Link">
https://armyinform.com.ua/2023/06/09/na-hersonshhyni-evakuaczijni-grupy-dsst-vryatuvaly-97-czyvilnyh-osib-z-nyh-odna-dytyna-vitalij-kyrylov/</text:a>
</text:p>
      <!--NEWS-->
      <text:h text:style-name="P10" text:outline-level="1">
<text:span text:style-name="T4">
More than 9,000 explosive objects were neutralized by defense forces over the past week</text:span>
</text:h>
      <text:p text:style-name="P4">
Author: ['Володимир Загребельний']</text:p>
      <text:p text:style-name="P4">
Time: 2023-06-09T76:00:00-04:00</text:p>
      <text:p text:style-name="P4">
Description: Lastly Tizhnya 3 to 9 worms, they were rosism (pirotechnic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text:p>
      <text:p text:style-name="P4">
Tags: []</text:p>
      <text:p text:style-name="P4">
Category: News</text:p>
      <!--METADATA-->
      <text:p text:style-name="P4">
<draw:frame draw:style-name="fr1" draw:name="Image291" text:anchor-type="as-char" svg:width="6.9236in" svg:height="4.619339in" draw:z-index="0">
<draw:image xlink:href="../Images/AРМІЯINFORM/2023-06-09T76-00-00-04-00/nebezpechno-miny.jpg" xlink:type="simple" xlink:show="embed" xlink:actuate="onLoad" draw:mime-type="image/jpeg"/>
</draw:frame>
"Dangerously. Mines. " Illustrative photo</text:p>
      <text:p text:style-name="P4">
Over the past week, from June 3 to June 9, demining units(Pyrotechnic units)Defense forces in the territories of Ukraine have proved, seized and disposed of <text:span text:style-name="T4">
 9741 explosive object </text:span>
, in particular:</text:p>
      <ul>
        <li>
Armed Forces of Ukraine - 6371; * State Special Transport Service of MOU - 1051; * State Service of Ukraine for Emergency Situations - 2291; * National Guard of Ukraine - 28.</li>
      </ul>
      <text:p text:style-name="P4">
This was reported by the ArmyinformForm about this in the Department of Security and Mine Activities of the Ministry of Defense of Ukraine. The sciences are entrusted with the functions of the Secretariat of the National Authority for Oblast Activities.</text:p>
      <text:p text:style-name="P4">
Is exchanged(Checked)area of area <text:span text:style-name="T4">
 4958,09 hectares, </text:span>
 Of them:</text:p>
      <ul>
        <li>
Armed Forces of Ukraine - 2068,02; * DSST MOU - 1182,2; * SES - 866,92; * National Guard - 840,95.</li>
      </ul>
      <text:p text:style-name="P4">
In total, from the beginning of large -scale aggression of the Russian Federation, the Union of Defense of Ukraine has been identified, seized and disposed(Checked)area of area <text:span text:style-name="T4">
 136420,41 hectares </text:span>
.</text:p>
      <text:p text:style-name="P4">
During the week, almost 200 groups of different units of the Defense Forces of Ukraine were involved in the detection, removal and disposal of explosive subjects.</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the objects, do not try to disassemble them, bring them into the premises, bury them in the ground, throw them in reservoirs, etc.; * Do not take pictures or post pictures on the Internet; * mark the place of the find; * Depart from the suspicious item as far as possible.</li>
      </ul>
      <text:p text:style-name="P4">
Immediately report the finding of the SES units at the phone number - 101 of the police police - 102. Be sure to wait for the experts to arrive and indicate the location of the suspicious find.</text:p>
      <text:p text:style-name="P4">
News Source: <text:a xlink:type="simple" xlink:href="https://armyinform.com.ua/2023/06/09/ponad-9-tysyach-vybuhonebezpechnyh-predmetiv-zneshkodyly-syly-oborony-za-mynulyj-tyzhden/" text:style-name="Internet_20_link" text:visited-style-name="Visited_20_Internet_20_Link">
https://armyinform.com.ua/2023/06/09/ponad-9-tysyach-vybuhonebezpechnyh-predmetiv-zneshkodyly-syly-oborony-za-mynulyj-tyzhden/</text:a>
</text:p>
      <!--NEWS-->
      <text:h text:style-name="P10" text:outline-level="1">
<text:span text:style-name="T4">
Children have the right to a happy childhood, even in spite of the war - Sergey Naev</text:span>
</text:h>
      <text:p text:style-name="P4">
Author: ['АРМІЯINFORM']</text:p>
      <text:p text:style-name="P4">
Time: 2023-06-09T77:00:00-04:00</text:p>
      <text:p text:style-name="P4">
Description: On the Tsomo, the commander of the Otnnani forces of the Ukrainian, Lieutenant General Sergey Nah, ... The war with Ukraine 2022, the war with Ukraine is the latest news today, the News War with Ukraine 2022 are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2351179_628841829303322_5242493179863520192_n.jpg" text:style-name="Internet_20_link" text:visited-style-name="Visited_20_Internet_20_Link">
352351179_628841829303322_5242493179863520192_n.jpg</text:a>
', '<text:a xlink:type="simple" xlink:href="https://armyinform.com.ua/wp-content/uploads/2023/06/352233704_1715591928858612_6428945032747379039_n-150x150.jpg" text:style-name="Internet_20_link" text:visited-style-name="Visited_20_Internet_20_Link">
352233704_1715591928858612_6428945032747379039_n-150x150.jpg</text:a>
', '<text:a xlink:type="simple" xlink:href="https://armyinform.com.ua/wp-content/uploads/2023/06/352364936_807999394055596_4806120970703200161_n-150x150.jpg" text:style-name="Internet_20_link" text:visited-style-name="Visited_20_Internet_20_Link">
352364936_807999394055596_4806120970703200161_n-150x150.jpg</text:a>
', '<text:a xlink:type="simple" xlink:href="https://armyinform.com.ua/wp-content/uploads/2023/06/352728282_639708651038181_2513036512510646273_n-150x150.jpg" text:style-name="Internet_20_link" text:visited-style-name="Visited_20_Internet_20_Link">
352728282_639708651038181_2513036512510646273_n-150x150.jpg</text:a>
']</text:p>
      <text:p text:style-name="P4">
Tags: ['STOPRUSSIA', 'АГРЕСІЯ РФ', 'ВТОРГНЕННЯ РФ', 'ДІТИ ВІЙНИ', 'СЕРГІЙ НАЄВ']</text:p>
      <text:p text:style-name="P4">
Category: News</text:p>
      <!--METADATA-->
      <text:p text:style-name="P4">
<draw:frame draw:style-name="fr1" draw:name="Image292" text:anchor-type="as-char" svg:width="6.9236in" svg:height="4.627273in" draw:z-index="0">
<draw:image xlink:href="../Images/AРМІЯINFORM/2023-06-09T77-00-00-04-00/352351179_628841829303322_5242493179863520192_n.jpg" xlink:type="simple" xlink:show="embed" xlink:actuate="onLoad" draw:mime-type="image/jpeg"/>
</draw:frame>
On this <text:a xlink:type="simple" xlink:href="https://www.facebook.com/JointForcesCommandAFU/posts/pfbid02aSdKGFDomJiFb3qWNPnrnFraf4rdURrdECGqdcEP9vekxVP8MD5qzLoQYbpRMciul" text:style-name="Internet_20_link" text:visited-style-name="Visited_20_Internet_20_Link">
emphasized</text:a>
Commander of the Joint Forces of the Armed Forces of Ukraine Lieutenant General Sergey Naev, summarizing the successful holding of the All-Ukrainian Charity Action "Relay Good".</text:p>
      <ul>
        <li>
Children have the right to a happy childhood. We have to do everything for the abyns to grow healthy and happy, even in spite of the war, ”he said.</li>
      </ul>
      <text:p text:style-name="P4">
The action was held in five regions of Ukraine within the limits of civil and military work. More than 1,200 children have visited the festive events, which are in hospital in regional children's hospitals in Kyiv, Zaporozhye, Sumy, Kharkiv and Chernihiv.</text:p>
      <ul>
        <li>
The charity project was introduced on the International Children's Day. Unfortunately, we celebrate this memorable date for the second year in a full -scale conditions. We now understand the essence of protecting children, their happier childhood and the future in general,-said Lieutenant General Sergeyev.</li>
      </ul>
      <text:p text:style-name="P4">
<text:a xlink:type="simple" xlink:href="https://armyinform.com.ua/wp-content/uploads/2023/06/352233704_1715591928858612_6428945032747379039_n.jpg" text:style-name="Internet_20_link" text:visited-style-name="Visited_20_Internet_20_Link">
!(Images/AРМІЯINFORM/2023-06-09T77-00-00-04-00/352233704_1715591928858612_6428945032747379039_n-150x150.jpg)</text:a>
</text:p>
      <text:p text:style-name="P4">
<text:a xlink:type="simple" xlink:href="https://armyinform.com.ua/wp-content/uploads/2023/06/352364936_807999394055596_4806120970703200161_n.jpg" text:style-name="Internet_20_link" text:visited-style-name="Visited_20_Internet_20_Link">
<draw:frame draw:style-name="fr1" draw:name="Image293" text:anchor-type="as-char" svg:width="6.9236in" svg:height="6.9236in" draw:z-index="0">
<draw:image xlink:href="../Images/AРМІЯINFORM/2023-06-09T77-00-00-04-00/352364936_807999394055596_4806120970703200161_n-150x150.jpg" xlink:type="simple" xlink:show="embed" xlink:actuate="onLoad" draw:mime-type="image/jpeg"/>
</draw:frame>
</text:a>
</text:p>
      <text:p text:style-name="P4">
<text:a xlink:type="simple" xlink:href="https://armyinform.com.ua/wp-content/uploads/2023/06/352728282_639708651038181_2513036512510646273_n.jpg" text:style-name="Internet_20_link" text:visited-style-name="Visited_20_Internet_20_Link">
<draw:frame draw:style-name="fr1" draw:name="Image294" text:anchor-type="as-char" svg:width="6.9236in" svg:height="6.9236in" draw:z-index="0">
<draw:image xlink:href="../Images/AРМІЯINFORM/2023-06-09T77-00-00-04-00/352728282_639708651038181_2513036512510646273_n-150x150.jpg" xlink:type="simple" xlink:show="embed" xlink:actuate="onLoad" draw:mime-type="image/jpeg"/>
</draw:frame>
</text:a>
The commander added that the war, which turned our country into a battlefield, has inevitably impressed the most vulnerable - the souls of young Ukrainians.</text:p>
      <ul>
        <li>
Despite all the difficulties and troubles, our children continue to dream, create, learn and grow. They are very pleased with various festive events, because it is lifting the mood and forcing you to smile,-said Lieutenant General Sergey Naev.</li>
      </ul>
      <text:p text:style-name="P4">
The commander emphasized that the main purpose of such projects is the care of the physical health of children, as well as the education of national consciousness in them.</text:p>
      <text:p text:style-name="P4">
It is worth noting that during the action "Relay Good" organized the most important artistic groups of Ukraine. The children also received many prizes of tassood gifts.The head of the action was a military chaplain, writer Boris Kutova, artistic commander - famous director Maxim Dobrolyubov.</text:p>
      <text:p text:style-name="P4">
<text:span text:style-name="T4">
 Source: </text:span>
 _ <text:a xlink:type="simple" xlink:href="https://www.facebook.com/JointForcesCommandAFU/posts/pfbid02aSdKGFDomJiFb3qWNPnrnFraf4rdURrdECGqdcEP9vekxVP8MD5qzLoQYbpRMciul" text:style-name="Internet_20_link" text:visited-style-name="Visited_20_Internet_20_Link">
Command of the Joint Forces of ZSSUkraine</text:a>
_</text:p>
      <text:p text:style-name="P4">
News Source: <text:a xlink:type="simple" xlink:href="https://armyinform.com.ua/2023/06/09/dity-mayut-pravo-na-shhaslyve-dytynstvo-navit-popry-vijnu-sergij-nayev/" text:style-name="Internet_20_link" text:visited-style-name="Visited_20_Internet_20_Link">
https://armyinform.com.ua/2023/06/09/dity-mayut-pravo-na-shhaslyve-dytynstvo-navit-popry-vijnu-sergij-nayev/</text:a>
</text:p>
      <!--NEWS-->
      <text:h text:style-name="P10" text:outline-level="1">
<text:span text:style-name="T4">
The Netherlands will assist Ukraine to eliminate the consequences</text:span>
</text:h>
      <text:p text:style-name="P4">
Author: ['АРМІЯINFORM']</text:p>
      <text:p text:style-name="P4">
Time: 2023-06-09T78:00:00-04:00</text:p>
      <text:p text:style-name="P4">
Description: Prem-Ministra Nirdlande Mark Rutta Proviv Rozmov Iz President of Ukraine Volodimy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09_17-28-56.jpg" text:style-name="Internet_20_link" text:visited-style-name="Visited_20_Internet_20_Link">
photo_2023-06-09_17-28-56.jpg</text:a>
']</text:p>
      <text:p text:style-name="P4">
Tags: ['КАХОВСЬКА ГЕС', 'КАХОВСЬКА ГЕС/ШТАБ INFO']</text:p>
      <text:p text:style-name="P4">
Category: News</text:p>
      <!--METADATA-->
      <text:p text:style-name="P4">
<draw:frame draw:style-name="fr1" draw:name="Image295" text:anchor-type="as-char" svg:width="6.9236in" svg:height="6.9236in" draw:z-index="0">
<draw:image xlink:href="../Images/AРМІЯINFORM/2023-06-09T78-00-00-04-00/photo_2023-06-09_17-28-56.jpg" xlink:type="simple" xlink:show="embed" xlink:actuate="onLoad" draw:mime-type="image/jpeg"/>
</draw:frame>
The Prime Minister of the Netherlands Mark Rutte had a conversation with the President of Ukraine by the Volodymyr Zelensky, during which, in particular, the consequences were discussed by the Kakhovsky Hydroelectric Power Plant. About it <text:a xlink:type="simple" xlink:href="https://t.me/shtab_kakhovska_hes/319" text:style-name="Internet_20_link" text:visited-style-name="Visited_20_Internet_20_Link">
reports</text:a>
The headquarters of the consequences of the Kakhovskaya hydroelectric power station by Russian terrorists.</text:p>
      <text:p text:style-name="P4">
<text:span text:style-name="T4">
 "</text:span>
 I just spoke with President Vladimir Zelensky and assured him with the domain of the Netherlands, wherever it is needed <text:span text:style-name="T4">
" </text:span>
, "Rutte said.</text:p>
      <text:p text:style-name="P4">
News Source: <text:a xlink:type="simple" xlink:href="https://armyinform.com.ua/2023/06/09/niderlandy-nadadut-dopomogu-ukrayini-dlya-likvidacziyi-naslidkiv-pidryvu-rosiyeyu-kahovskoyi-grebli/" text:style-name="Internet_20_link" text:visited-style-name="Visited_20_Internet_20_Link">
https://armyinform.com.ua/2023/06/09/niderlandy-nadadut-dopomogu-ukrayini-dlya-likvidacziyi-naslidkiv-pidryvu-rosiyeyu-kahovskoyi-grebli/</text:a>
</text:p>
      <!--NEWS-->
      <text:h text:style-name="P10" text:outline-level="1">
<text:span text:style-name="T4">
By sacrificing its people, the Russian Federation signals: the invasion of Ukraine has failed - the Britain's statement in the OSCE</text:span>
</text:h>
      <text:p text:style-name="P4">
Author: ['АРМІЯINFORM']</text:p>
      <text:p text:style-name="P4">
Time: 2023-06-09T79:00:00-04:00</text:p>
      <text:p text:style-name="P4">
Description: Merzenni that is a demonstration of demonstration, the Vaughnu Vynu Vyshu Voynna Vetskennya i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af12b3b478c7f5d901e72d8f4417375c93147fb3.jpg" text:style-name="Internet_20_link" text:visited-style-name="Visited_20_Internet_20_Link">
af12b3b478c7f5d901e72d8f4417375c93147fb3.jpg</text:a>
']</text:p>
      <text:p text:style-name="P4">
Tags: ['STOPRUSSIA', 'ВЕЛИКА БРИТАНІЯ', 'ВТОРГНЕННЯ РФ', 'ОБСЄ', 'ЯН СТАББС']</text:p>
      <text:p text:style-name="P4">
Category: News</text:p>
      <!--METADATA-->
      <text:p text:style-name="P4">
<draw:frame draw:style-name="fr1" draw:name="Image296" text:anchor-type="as-char" svg:width="6.9236in" svg:height="5.189751in" draw:z-index="0">
<draw:image xlink:href="../Images/AРМІЯINFORM/2023-06-09T79-00-00-04-00/af12b3b478c7f5d901e72d8f4417375c93147fb3.jpg" xlink:type="simple" xlink:show="embed" xlink:actuate="onLoad" draw:mime-type="image/jpeg"/>
</draw:frame>
The nasty and desperate actions of Russia show that it recognizes failure to Ukraine.</text:p>
      <text:p text:style-name="P4">
About it <text:a xlink:type="simple" xlink:href="https://www.gov.uk/government/speeches/russias-heinous-and-desperate-actions-demonstrate-that-it-knows-the-invasion-has-failed-uk-statement-to-the-osce" text:style-name="Internet_20_link" text:visited-style-name="Visited_20_Internet_20_Link">
stated</text:a>
The UK representative in the OSCE, military advisor Stabbs.</text:p>
      <text:p text:style-name="P4">
According to him, the intellectually bankrupt address of the Kremlin to the grueling war testifies to his horrific willingness to sacrifice the Russian people.</text:p>
      <text:p text:style-name="P4">
“The long attempts by Russia to break the will and determination of the Ukrainian people with repeated ropes and attacks of drones in cities and settlements throughout Ukraine with pathetic and disgusting actions. These are desperate actions of Russian warlords who have exhausted ideas that constantly overestimate their strength and underestimate the power and determination of the Ukrainian people, ”Jan Stabbs stressed.</text:p>
      <text:p text:style-name="P4">
He added that at the beginning of a large-scale offensive of Russia on Ukraine on February 24, 20122, one of the goals was the full capture of the entire Donbass region for 10-14 days. However, after 15 months, the offensive of Russia in eastern Ukraine stopped the value of extremely high losses.</text:p>
      <text:p text:style-name="P4">
“For more than a year, we have observed how those who make decisions double their other unhappy plan in case of unforeseen circumstances - a meaningless, intellectually bankrupt appeal to a grueling war. This has led to the Kremlin's readiness to sacrifice the Russian people, including his mobilized citizens, thousands in the name of Putin's terrible and super -fetched. Our Russian colleague insists that such a "military special operation" is being conducted that all goals will be achieved. We all know that the war chosen by Putin in Ukraine is built on a lie, but a reality: a slowdrolling invasion of Russia, thousands of losses of Russians and significant deterioration of Russia's capacity clearly demonstrate that this is not true at all, ”Janstabbs said.</text:p>
      <text:p text:style-name="P4">
News Source: <text:a xlink:type="simple" xlink:href="https://armyinform.com.ua/2023/06/09/zhertvuyuchy-svoyim-narodom-rf-syngalizuye-vtorgnennya-v-ukrayinu-provalylosya-zayava-brytaniyi-v-obsye/" text:style-name="Internet_20_link" text:visited-style-name="Visited_20_Internet_20_Link">
https://armyinform.com.ua/2023/06/09/zhertvuyuchy-svoyim-narodom-rf-syngalizuye-vtorgnennya-v-ukrayinu-provalylosya-zayava-brytaniyi-v-obsye/</text:a>
</text:p>
      <!--NEWS-->
      <text:h text:style-name="P10" text:outline-level="1">
<text:span text:style-name="T4">
The Ministry of Energy and the International Energy Agency have agreed on assistance to Ukraine</text:span>
</text:h>
      <text:p text:style-name="P4">
Authors: Ukrinform (Person)</text:p>
      <text:p text:style-name="P4">
Publisher: Укринформ (Organization)</text:p>
      <text:p text:style-name="P4">
Published Time: 2023-06-09T7:07:00+03:00</text:p>
      <text:p text:style-name="P4">
Modified Time: 2023-06-09T22:07:00+03:00</text:p>
      <text:p text:style-name="P4">
Description: The Ministry of Energy and the International Energy Agency have signed agreements to assist Ukraine to ensure the sustainability and sustainability of the Ukrainian energy sector. - Ukrinform.</text:p>
      <text:p text:style-name="P4">
Images: ['<text:a xlink:type="simple" xlink:href="https://static.ukrinform.com/photos/2023_06/thumb_files/630_360_1686336788-880.jpg" text:style-name="Internet_20_link" text:visited-style-name="Visited_20_Internet_20_Link">
630_360_16863...</text:a>
']</text:p>
      <text:p text:style-name="P4">
Tags: ['Міненерго', 'Україна', 'допомога', 'Галущенко', 'IEA']</text:p>
      <text:p text:style-name="P4">
Type: Article</text:p>
      <!--METADATA-->
      <text:p text:style-name="P4">
<draw:frame draw:style-name="fr1" draw:name="Image297" text:anchor-type="as-char" svg:width="6.9236in" svg:height="3.956343in" draw:z-index="0">
<draw:image xlink:href="../Images/yкринформ/2023-06-09T7-07-00-03-00/630_360_1686336788-880.jpg" xlink:type="simple" xlink:show="embed" xlink:actuate="onLoad" draw:mime-type="image/jpeg"/>
</draw:frame>
The Ministry of Energy and the International Energy Agency signed the allowance for assistance to Ukraine to ensure the stability of the Ukrainian energy sector.</text:p>
      <text:p text:style-name="P4">
About it reports Ukrinform with reference to the press service <text:a xlink:type="simple" xlink:href="https://mev.gov.ua/novyna/minenerho-i-mizhnarodna-enerhetychna-ahentsiya-domovylysya-pro-nadannya-dopomohy-ukrayini" text:style-name="Internet_20_link" text:visited-style-name="Visited_20_Internet_20_Link">
Ministry of Energy</text:a>
.</text:p>
      <text:p text:style-name="P4">
“Energy Minister Herman Galushchenko and Executive Director of the International Energy Agency(IEA)Fatich Birol had a meeting in Paris. The sides have signed agreements that will allow MeA representatives to assist the minenergo for prompt response, ensuring the sustainability and sustainability(https://www.ukrinform.ua/tag-opaluvalnij-sezon)”, - the testimony reads.</text:p>
      <text:p text:style-name="P4">
Ukraine's energy safety is an integral part of the energy security of the whole region, it was emphasized during communication. That is why the concentration of international efforts plays a significant role for global energy security.</text:p>
      <text:p text:style-name="P4">
<text:span text:style-name="T4">
 Read also: </text:span>
 [Ministry of Energy does not exclude imbalance in the power system due(https://www.ukrinform.ua/rubric-economy/3719213-minenergo-ne-viklucae-disbalansu-v-energosistemi-vnaslidok-pidrivu-kahovskoi-ges.html)The parties also noted the importance of increasing the stability of the Ukrainian energy system and the need to focus on prompt issues for the preparation for the heating season.</text:p>
      <text:p text:style-name="P4">
As it was reported, <text:a xlink:type="simple" xlink:href="https://www.ukrinform.ua/rubric-vidbudova/3720657-minenergo-i-francuzka-edf-uklali-memorandum-pro-spivpracu.html" text:style-name="Internet_20_link" text:visited-style-name="Visited_20_Internet_20_Link">
Ministry of Energy and French EDF InternationalNetworks concluded a memorandum</text:a>
On the creation of a plan for the development of modern distribution networks of water from the frontline regions.</text:p>
      <text:p text:style-name="P4">
<text:span text:style-name="T5">
Foto: Ministry of Energy</text:span>
</text:p>
      <text:p text:style-name="P4">
News Source: <text:a xlink:type="simple" xlink:href="https://www.ukrinform.ua/rubric-economy/3720786-minenergo-i-miznarodna-energeticna-agencia-domovilisa-pro-dopomogu-ukraini.html" text:style-name="Internet_20_link" text:visited-style-name="Visited_20_Internet_20_Link">
https://www.ukrinform.ua/rubric-economy/3720786-minenergo-i-miznarodna-energeticna-agencia-domovilisa-pro-dopomogu-ukraini.html</text:a>
</text:p>
      <!--NEWS-->
      <text:h text:style-name="P10" text:outline-level="1">
<text:span text:style-name="T4">
National Guards destroyed KA-52 helicopter, three tanks, three Russian artsystems and more than 130 occupiers last week</text:span>
</text:h>
      <text:p text:style-name="P4">
Author: ['Володимир Поліщук']</text:p>
      <text:p text:style-name="P4">
Time: 2023-06-09T80:00:00-04:00</text:p>
      <text:p text:style-name="P4">
Description: Lastly Tizhnya Vi -Service of National Guards Vikonyani Vikonoval ... War with Ukraine 2022, War with Ukraine Latest News Today, News War with Ukraine 2022 The last ones for today, will there be a war between Ukraine and Russia and when the war with Ukraine will be either in 2022 or there will be or there will be No, will there be a war with Ukraine in the near future, they say, the war with Ukraine, Ukrainian news today, Ukrainian news in Ukrainian media in Russian</text:p>
      <text:p text:style-name="P4">
Images: ['<text:a xlink:type="simple" xlink:href="https://armyinform.com.ua/wp-content/uploads/2023/06/photo_5194903351744121991_w-scaled.jpg" text:style-name="Internet_20_link" text:visited-style-name="Visited_20_Internet_20_Link">
photo_5194903351744121991_w-scaled.jpg</text:a>
']</text:p>
      <text:p text:style-name="P4">
Tags: ['STOPRUSSIA', 'ВЕРТОЛІТ КА-52', 'МИКОЛА УРШАЛОВИЧ', 'НГУ']</text:p>
      <text:p text:style-name="P4">
Category: News</text:p>
      <!--METADATA-->
      <text:p text:style-name="P4">
<draw:frame draw:style-name="fr1" draw:name="Image298" text:anchor-type="as-char" svg:width="6.9236in" svg:height="4.615733in" draw:z-index="0">
<draw:image xlink:href="../Images/AРМІЯINFORM/2023-06-09T80-00-00-04-00/photo_5194903351744121991_w-scaled.jpg" xlink:type="simple" xlink:show="embed" xlink:actuate="onLoad" draw:mime-type="image/jpeg"/>
</draw:frame>
Photo illustrative</text:p>
      <text:p text:style-name="P4">
Last week, servicemen of the National Guard of Ukraine carried out certain tasks as part of the groups of defense forces with high efficiency. In particular, the reconnaissance units in advance of the hostile sabotage and intelligence groups in Sumy and Kharkiv Napryamki in advance.</text:p>
      <text:p text:style-name="P4">
The deputy director of the Department of Center for the use of the Main Directorate of NSU Colonel Mykola Urshalovich informed about it the correspondent.</text:p>
      <text:p text:style-name="P4">
In the estuary direction, the Guards continued to destroy the hostile infantry from the warehouses "Storm Z". In order to prevent desertion, the enemy was forced to execute barrier units to force his personnel composition to produce fighting.</text:p>
      <text:p text:style-name="P4">
In the Seversky direction, the Guards courageously held their positions, restrained the enemy forces, which deprived the enemy of the possibilities of transferringdal units to the Bakhmut Operational District, where the forces defended their success.</text:p>
      <text:p text:style-name="P4">
Last week, the units of the National Guard were neutralized by 170 invaders, 64 of them are irreversible; Destroyed 3 tanks and 5 combustible vehicles.</text:p>
      <ul>
        <li>
Our intelligence officers were also actively working on the destruction of the invaders, which were 377 enemy goals, some of which were destroyed in cooperation with units of other components of security and defense forces, - Mykola Urshalovich said. —Artilerists of the National Guard provided fire support for Siloborovna units in Lymansky, Donetsk and Zaporizhzhya. During the week, about 310 firing tasks were completed, as a result, 70 enemy persons were neutralized, of which 18 were irreversible, and the destruction of 3 artillery systems.</li>
      </ul>
      <text:p text:style-name="P4">
According to Colonel Mykola Urshalovich, NSU aircraft last week has realized eight combat departments for firing enemy and twin on transportation. As a result, about 50 reinforcements were destroyed and two platoons were affected.</text:p>
      <ul>
        <li>
In the Zaporizhzhya and Kherson direction, our units of unmanned aviation were twenty departments for the performance of intelligence tasks, as a result of which there were: two tanks, one SAU, RSZV, gun, thirteen -combined vehicles, thirty -five units - said the representative of the GU NSU.</li>
      </ul>
      <text:p text:style-name="P4">
News Source: <text:a xlink:type="simple" xlink:href="https://armyinform.com.ua/2023/06/09/naczgvardijczi-znyshhyly-vertolit-ka-52-try-tanky-try-artsystemy-rf-ta-ponad-130-okupantiv-mynulogo-tyzhnya/" text:style-name="Internet_20_link" text:visited-style-name="Visited_20_Internet_20_Link">
https://armyinform.com.ua/2023/06/09/naczgvardijczi-znyshhyly-vertolit-ka-52-try-tanky-try-artsystemy-rf-ta-ponad-130-okupantiv-mynulogo-tyzhnya/</text:a>
</text:p>
      <!--NEWS-->
      <text:h text:style-name="P10" text:outline-level="1">
<text:span text:style-name="T4">
The first military personnel of the Armed Forces arrived in Japan for rehabilitation</text:span>
</text:h>
      <text:p text:style-name="P4">
Author: ['АРМІЯINFORM']</text:p>
      <text:p text:style-name="P4">
Time: 2023-06-09T81:00:00-04:00</text:p>
      <text:p text:style-name="P4">
Description: Before Japanese, for the passage of reabilitasi, they were fucked by the two Ukrainian vіsysikovikh.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japan03-1.jpg" text:style-name="Internet_20_link" text:visited-style-name="Visited_20_Internet_20_Link">
japan03-1.jpg</text:a>
', '<text:a xlink:type="simple" xlink:href="https://armyinform.com.ua/wp-content/uploads/2023/06/japan02-150x150.jpg" text:style-name="Internet_20_link" text:visited-style-name="Visited_20_Internet_20_Link">
japan02-150x150.jpg</text:a>
', '<text:a xlink:type="simple" xlink:href="https://armyinform.com.ua/wp-content/uploads/2023/06/japan01-150x150.jpg" text:style-name="Internet_20_link" text:visited-style-name="Visited_20_Internet_20_Link">
japan01-150x150.jpg</text:a>
']</text:p>
      <text:p text:style-name="P4">
Tags: ['ВТОРГНЕННЯ РФ', 'ДОПОМОГА ПАРТНЕРІВ', 'РЕАБІЛІТАЦІЯ ВІЙСЬКОВИХ', 'СВІТ ПІДТРИМУЄ УКРАЇНУ', 'ЯПОНІЯ']</text:p>
      <text:p text:style-name="P4">
Category: News</text:p>
      <!--METADATA-->
      <text:p text:style-name="P4">
<draw:frame draw:style-name="fr1" draw:name="Image299" text:anchor-type="as-char" svg:width="6.9236in" svg:height="3.894525in" draw:z-index="0">
<draw:image xlink:href="../Images/AРМІЯINFORM/2023-06-09T81-00-00-04-00/japan03-1.jpg" xlink:type="simple" xlink:show="embed" xlink:actuate="onLoad" draw:mime-type="image/jpeg"/>
</draw:frame>
Two Ukrainian soldiers arrived in Japan for rehabilitation.</text:p>
      <text:p text:style-name="P4">
About it <text:a xlink:type="simple" xlink:href="https://twitter.com/KorsunskySergiy/status/1666934470749085697" text:style-name="Internet_20_link" text:visited-style-name="Visited_20_Internet_20_Link">
reported</text:a>
Ambassador Extraordinary and Plenipotentiary of Ukraine to Japan Sergey Korsun.</text:p>
      <text:p text:style-name="P4">
Soldiers will be treated at the Central Hospital of Japan Silasmobon in Tokyo.</text:p>
      <text:p text:style-name="P4">
"We are very grateful to the Japan's government for this invitation and help," said Sergiy Korsun.</text:p>
      <text:p text:style-name="P4">
<text:a xlink:type="simple" xlink:href="https://armyinform.com.ua/wp-content/uploads/2023/06/japan02.jpg" text:style-name="Internet_20_link" text:visited-style-name="Visited_20_Internet_20_Link">
!(Images/AРМІЯINFORM/2023-06-09T81-00-00-04-00/japan02-150x150.jpg)</text:a>
</text:p>
      <text:p text:style-name="P4">
<text:a xlink:type="simple" xlink:href="https://armyinform.com.ua/wp-content/uploads/2023/06/japan01.jpg" text:style-name="Internet_20_link" text:visited-style-name="Visited_20_Internet_20_Link">
<draw:frame draw:style-name="fr1" draw:name="Image300" text:anchor-type="as-char" svg:width="6.9236in" svg:height="6.9236in" draw:z-index="0">
<draw:image xlink:href="../Images/AРМІЯINFORM/2023-06-09T81-00-00-04-00/japan01-150x150.jpg" xlink:type="simple" xlink:show="embed" xlink:actuate="onLoad" draw:mime-type="image/jpeg"/>
</draw:frame>
</text:a>
We will remind, in May 2023 the Ministry of Defense of Japan at the request of Ukraine <text:a xlink:type="simple" xlink:href="https://armyinform.com.ua/2023/05/19/yaponiya-vpershe-pryjme-na-likuvannya-poranenyh-ukrayinskyh-vijskovyh/" text:style-name="Internet_20_link" text:visited-style-name="Visited_20_Internet_20_Link">
approved</text:a>
Decision on the reception of Ukrainian wounded fighters for rehabilitation treatment.</text:p>
      <text:p text:style-name="P4">
News Source: <text:a xlink:type="simple" xlink:href="https://armyinform.com.ua/2023/06/09/do-yaponiyi-na-reabilitacziyu-prybuly-pershi-vijskovosluzhbovczi-zsu/" text:style-name="Internet_20_link" text:visited-style-name="Visited_20_Internet_20_Link">
https://armyinform.com.ua/2023/06/09/do-yaponiyi-na-reabilitacziyu-prybuly-pershi-vijskovosluzhbovczi-zsu/</text:a>
</text:p>
      <!--NEWS-->
      <text:h text:style-name="P10" text:outline-level="1">
<text:span text:style-name="T4">
Denis Shmigal called on the world community for intensive care to Ukraine to minimize the effects of catastrophe on Kakhovskaya Hydroe</text:span>
</text:h>
      <text:p text:style-name="P4">
Author: ['АРМІЯINFORM']</text:p>
      <text:p text:style-name="P4">
Time: 2023-06-09T82:00:00-04:00</text:p>
      <text:p text:style-name="P4">
Description: Prem-Minіstr Denis Schmigal PID Hour of the Zhovnya Two Chervnya, jaming the fraud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shmygal-zzzz.jpg" text:style-name="Internet_20_link" text:visited-style-name="Visited_20_Internet_20_Link">
shmygal-zzzz.jpg</text:a>
']</text:p>
      <text:p text:style-name="P4">
Tags: ['ДЕНИС ШМИГАЛЬ', 'КАХОВСЬКА ГЕС', 'КАХОВСЬКА ГЕС/ШТАБ INFO']</text:p>
      <text:p text:style-name="P4">
Category: News</text:p>
      <!--METADATA-->
      <text:p text:style-name="P4">
<draw:frame draw:style-name="fr1" draw:name="Image301" text:anchor-type="as-char" svg:width="6.9236in" svg:height="4.567887in" draw:z-index="0">
<draw:image xlink:href="../Images/AРМІЯINFORM/2023-06-09T82-00-00-04-00/shmygal-zzzz.jpg" xlink:type="simple" xlink:show="embed" xlink:actuate="onLoad" draw:mime-type="image/jpeg"/>
</draw:frame>
Prime Minister Denis Schmigal called for a catastrophe of the Kakhovka hydroelectric power station during a meeting of the Government on June 9, not words. First of all, it is a clear one that Russia is responsible for the blast.</text:p>
      <text:p text:style-name="P4">
About it <text:a xlink:type="simple" xlink:href="https://www.kmu.gov.ua/news/premier-ministr-zaklykav-svitovu-spilnotu-do-intensyvnoi-dopomohy-ukraini-shchob-minimizuvaty-naslidky-katastrofy-na-kakhovskii-hes" text:style-name="Internet_20_link" text:visited-style-name="Visited_20_Internet_20_Link">
reports</text:a>
Government portal.</text:p>
      <text:p text:style-name="P4">
“Punishment of terrorists for violation of the laws and customs of war and for ecocide of the Budena. Secondly, we call for intensive assistance to Ukraine to minimize the effects of the catastrophe. Thank you to those who already do it, ”the Government's saying.</text:p>
      <text:p text:style-name="P4">
In addition, the intervention of international organizations is important: the UN, the Red Cross of others to save those who are now in occupation. According to the Prime Minister, the situation on Left Bank Kherson region is critical.</text:p>
      <text:p text:style-name="P4">
“The invaders do not save the civilian population, blocking the departure of people from the disaster zone tastrify them in their backs. Also yesterday, in the midst of evacuation, Russian terroristimas fired at Kherson and the region. The fires of people who were just renewed from a water trap. Spring victims, rescuers are talacari. The enemy once again proved that the values of humanity and humanism are alien to it, ”Denis Shmigal emphasized.</text:p>
      <text:p text:style-name="P4">
News Source: <text:a xlink:type="simple" xlink:href="https://armyinform.com.ua/2023/06/09/denys-shmygal-zaklykav-svitovu-spilnotu-do-intensyvnoyi-dopomogy-ukrayini-shhob-minimizuvaty-naslidky-katastrofy-na-kahovskij-ges/" text:style-name="Internet_20_link" text:visited-style-name="Visited_20_Internet_20_Link">
https://armyinform.com.ua/2023/06/09/denys-shmygal-zaklykav-svitovu-spilnotu-do-intensyvnoyi-dopomogy-ukrayini-shhob-minimizuvaty-naslidky-katastrofy-na-kahovskij-ges/</text:a>
</text:p>
      <!--NEWS-->
      <text:h text:style-name="P10" text:outline-level="1">
<text:span text:style-name="T4">
Russia attacks Kherson again: Coastal territories were under fire</text:span>
</text:h>
      <text:p text:style-name="P4">
Author: ['АРМІЯINFORM']</text:p>
      <text:p text:style-name="P4">
Time: 2023-06-09T83:00:00-04:00</text:p>
      <text:p text:style-name="P4">
Description: Rosіyskі PROSPANT SNOVA OSLILYUSHYUT MISTO KHERSON. Yak was embedded at the headquarters of Likvіdatsiy ... The war with Ukraine 2022, the war with Ukraine is the latest news today, the news war with Ukraine 2022 is the last for today, whether there will be a war between Ukraine and Russia and when, there will be a war with Ukraine in 2022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1686224942-4644.webp" text:style-name="Internet_20_link" text:visited-style-name="Visited_20_Internet_20_Link">
1686224942-4644.webp</text:a>
']</text:p>
      <text:p text:style-name="P4">
Tags: ['ВОРОЖІ ОБСТРІЛИ', 'КАХОВСЬКА ГЕС', 'КАХОВСЬКА ГЕС/ШТАБ INFO', 'ХЕРСОН']</text:p>
      <text:p text:style-name="P4">
Category: News</text:p>
      <!--METADATA-->
      <text:p text:style-name="P4">
<draw:frame draw:style-name="fr1" draw:name="Image302" text:anchor-type="as-char" svg:width="6.9236in" svg:height="4.615733in" draw:z-index="0">
<draw:image xlink:href="../ConvertedIMGs/AРМІЯINFORM/2023-06-09T83-00-00-04-00/1686224942-4644.png" xlink:type="simple" xlink:show="embed" xlink:actuate="onLoad" draw:mime-type="image/png"/>
</draw:frame>
The Russian invaders are firing the city of Kherson again.</text:p>
      <text:p text:style-name="P4">
As noted in the headquarters of the consequences of the blasting of the Kakhovka hydroelectric power station by Russian terrorists, <text:a xlink:type="simple" xlink:href="https://t.me/shtab_kakhovska_hes/306" text:style-name="Internet_20_link" text:visited-style-name="Visited_20_Internet_20_Link">
reports</text:a>
Golovharson Ova Alexander Proudin.</text:p>
      <text:p text:style-name="P4">
It is noted that the invaders attack the coastal territories.</text:p>
      <text:p text:style-name="P4">
News Source: <text:a xlink:type="simple" xlink:href="https://armyinform.com.ua/2023/06/09/rosiya-znovu-atakuye-herson-pid-vognem-opynylys-pryberezhni-terytoriyi/" text:style-name="Internet_20_link" text:visited-style-name="Visited_20_Internet_20_Link">
https://armyinform.com.ua/2023/06/09/rosiya-znovu-atakuye-herson-pid-vognem-opynylys-pryberezhni-terytoriyi/</text:a>
</text:p>
      <!--NEWS-->
      <text:h text:style-name="P10" text:outline-level="1">
<text:span text:style-name="T4">
It remains high probability of instruction of missile and air strikes in Ukraine - GSC</text:span>
</text:h>
      <text:p text:style-name="P4">
Author: ['АРМІЯINFORM']</text:p>
      <text:p text:style-name="P4">
Time: 2023-06-09T84:00:00-04:00</text:p>
      <text:p text:style-name="P4">
Description: About the General Headquarters of the ZS Ukrainian, at Vechirnyom Zvedenni. - For clarified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303" text:anchor-type="as-char" svg:width="6.9236in" svg:height="3.893007in" draw:z-index="0">
<draw:image xlink:href="../Images/AРМІЯINFORM/2023-06-09T84-00-00-04-00/raketnyj-udar.jpg" xlink:type="simple" xlink:show="embed" xlink:actuate="onLoad" draw:mime-type="image/jpeg"/>
</draw:frame>
Photo illustrative</text:p>
      <text:p text:style-name="P4">
<text:span text:style-name="T4">
 🔥 Situation on Russian invasion </text:span>
</text:p>
      <text:p text:style-name="P4">
About it <text:a xlink:type="simple" xlink:href="https://www.facebook.com/GeneralStaff.ua/posts/pfbid02CqmXjEuHWU888kAG5DbwLTBQdYfoWrgQV3tv93BMoDcooGtMGD3HoGN9fPgErpotl" text:style-name="Internet_20_link" text:visited-style-name="Visited_20_Internet_20_Link">
reports</text:a>
The General Staff of the Armed Forces of Ukraine in the evening.</text:p>
      <text:p text:style-name="P4">
-According to the information, in the period from 00:00 to 04:20 in the morning, Russian-owners struck in Ukraine by Iranian shock UAVs such - It is said.</text:p>
      <text:p text:style-name="P4">
It is noted that the forces and means of anti-air defense of the air forces forces of Ukraine in cooperation with the air defense of other components of defense of Ukraine were destroyed by 4 of 7 winged missiles X-101/X-555, 4 out of 10 shock-blades Shahd, "Lancet" and 4 UAV. equal("Orlan-10" ISUPERCAM).</text:p>
      <text:p text:style-name="P4">
Загалом протягом доби ворог завдав 8 ракетних ударів по цивільних будинкахміста Звягель Житомирської області та по околицях Харкова.</text:p>
      <text:p text:style-name="P4">
Крім того, завдав 58 авіаційних ударів та здійснив 31 обстріл із реактивнихсистем залпового вогню по позиціях наших військ та населених пунктах. На жаль,є загиблі та поранені серед цивільного населення, зруйновано та пошкодженоприватні будинки, лікарню та іншу цивільну інфраструктуру.</text:p>
      <text:p text:style-name="P4">
Ймовірність завдавання ракетних та авіаційних ударів по всій території Україниі надалі залишається високою.</text:p>
      <text:p text:style-name="P4">
News Source: <text:a xlink:type="simple" xlink:href="https://armyinform.com.ua/2023/06/09/zalyshayetsya-vysokoyu-jmovirnist-zavdavannya-raketnyh-ta-aviaudariv-po-ukrayini-gsh/" text:style-name="Internet_20_link" text:visited-style-name="Visited_20_Internet_20_Link">
https://armyinform.com.ua/2023/06/09/zalyshayetsya-vysokoyu-jmovirnist-zavdavannya-raketnyh-ta-aviaudariv-po-ukrayini-gsh/</text:a>
</text:p>
      <!--NEWS-->
      <text:h text:style-name="P10" text:outline-level="1">
<text:span text:style-name="T4">
The active actions of the Ukrainian army on the release of the occupied territories, including Crimea - Andriy Yusov are ongoing</text:span>
</text:h>
      <text:p text:style-name="P4">
Author: ['АРМІЯINFORM']</text:p>
      <text:p text:style-name="P4">
Time: 2023-06-09T85:00:00-04:00</text:p>
      <text:p text:style-name="P4">
Description: Representative of the head management of the Rosvіki of the Ministry of Defense of Ukraine Andriy Yusov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023-05-04-11.39.59.jpg" text:style-name="Internet_20_link" text:visited-style-name="Visited_20_Internet_20_Link">
2023-05-04-11.39.59.jpg</text:a>
']</text:p>
      <text:p text:style-name="P4">
Tags: ['АНДРІЙ ЮСОВ', 'АР КРИМ', 'ГУР МО УКРАЇНИ']</text:p>
      <text:p text:style-name="P4">
Category: News</text:p>
      <!--METADATA-->
      <text:p text:style-name="P4">
<draw:frame draw:style-name="fr1" draw:name="Image304" text:anchor-type="as-char" svg:width="6.9236in" svg:height="4.615733in" draw:z-index="0">
<draw:image xlink:href="../Images/AРМІЯINFORM/2023-06-09T85-00-00-04-00/2023-05-04-11.39.59.jpg" xlink:type="simple" xlink:show="embed" xlink:actuate="onLoad" draw:mime-type="image/jpeg"/>
</draw:frame>
Andriy Yusov. Photo: Dmitryurchenko / Armyinform</text:p>
      <text:p text:style-name="P4">
The representative of the Main Directorate of Intelligence of the Ministry of Defense of Ukraine Andriyyusov, commented on why he had not come true earlier than the head of GUR Muciril Budanov's forecast that the Armed Forces would go to the temporarily occupied Crym in the spring of 2023.</text:p>
      <text:p text:style-name="P4">
About this <text:a xlink:type="simple" xlink:href="https://gur.gov.ua/content/slova-budanova-pro-povernennia-ukrainy-do-krymu-budut-prorochymy.html" text:style-name="Internet_20_link" text:visited-style-name="Visited_20_Internet_20_Link">
it is referred</text:a>
On the website of GUR MOU.</text:p>
      <text:p text:style-name="P4">
“We are talking about scripts. This is not a bet in the bookmaker and the non -callandar detached on the wall. Adjustments occur. But the overall situation is aagal assessment: Ukraine will definitely return Crimea. And in this urgent words Budanov will definitely prophetic, ”he explained.</text:p>
      <text:p text:style-name="P4">
Andriy Yusov also recalled that the stage of active actions of the Ukrainianwaowska on the release of temporarily occupied territories, including Crimea, is currently ongoing.</text:p>
      <text:p text:style-name="P4">
“Since there is an active phase of the Ukrainian Security and Defense Forces, Yads are there that it is wrong to discuss specific dates. But, I think it will be warm, ”the representative of GUR of Ukraine suggested.</text:p>
      <text:p text:style-name="P4">
According to him, preparatory actions for the de-occupation of the Ukrainian Peninsula, in particular, and various "smoke", which disappear strategic for the military grouping of the Russian Federation, as well as "cybersebernachovna", when in essential propaganda military media. The leaders of Ukraine, encourage the Crimea, but depress the invaders.</text:p>
      <text:p text:style-name="P4">
“As for the occupation administration representatives, it is for them to be a regular guest. Many of them have already packed Valizia have sent their families to conditionally safe places. The average composition of the occupant is resolved, ” - said the representative of the GUR of the Ministry of Defense of Ukraine.</text:p>
      <text:p text:style-name="P4">
News Source: <text:a xlink:type="simple" xlink:href="https://armyinform.com.ua/2023/06/09/tryvayut-aktyvni-diyi-ukrayinskogo-vijska-shhodo-zvilnennya-okupovanyh-terytorij-zokrema-krymu-andrij-yusov/" text:style-name="Internet_20_link" text:visited-style-name="Visited_20_Internet_20_Link">
https://armyinform.com.ua/2023/06/09/tryvayut-aktyvni-diyi-ukrayinskogo-vijska-shhodo-zvilnennya-okupovanyh-terytorij-zokrema-krymu-andrij-yusov/</text:a>
</text:p>
      <!--NEWS-->
      <text:h text:style-name="P10" text:outline-level="1">
<text:span text:style-name="T4">
Ukrainian Aviation has made 16 beats in the enemy's concentration areas</text:span>
</text:h>
      <text:p text:style-name="P4">
Author: ['АРМІЯINFORM']</text:p>
      <text:p text:style-name="P4">
Time: 2023-06-09T86:00:00-04:00</text:p>
      <text:p text:style-name="P4">
Description: Yak the general headquarters of the Zbroyshany forces of Ukraine, the Avіaatsia defense forces for Dob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БОРОНА УКРАЇНИ', 'ХРОНІКА ОБОРОНИ УКРАЇНИ']</text:p>
      <text:p text:style-name="P4">
Category: News</text:p>
      <!--METADATA-->
      <text:p text:style-name="P4">
<draw:frame draw:style-name="fr1" draw:name="Image305" text:anchor-type="as-char" svg:width="6.9236in" svg:height="3.894525in" draw:z-index="0">
<draw:image xlink:href="../Images/AРМІЯINFORM/2023-06-09T86-00-00-04-00/aviacziya-syl-oborony-ukrayiny.jpg" xlink:type="simple" xlink:show="embed" xlink:actuate="onLoad" draw:mime-type="image/jpeg"/>
</draw:frame>
Illustrative Photo <text:span text:style-name="T4">
 🔥 Situation on Russian Completion </text:span>
</text:p>
      <text:p text:style-name="P4">
As <text:a xlink:type="simple" xlink:href="https://www.facebook.com/GeneralStaff.ua/posts/pfbid02CqmXjEuHWU888kAG5DbwLTBQdYfoWrgQV3tv93BMoDcooGtMGD3HoGN9fPgErpotl" text:style-name="Internet_20_link" text:visited-style-name="Visited_20_Internet_20_Link">
reports</text:a>
The General Staff of the Armed Forces of Ukraine, Aviation of Defense Forces for a day caused 16 performers in the areas of concentration of personnel and 2-on the anti-aircraft missile complexes of the enemy.</text:p>
      <text:p text:style-name="P4">
In addition, the missile troops and artillery units were struck by 4 utilities, 6 areas of concentration of live force, weapons and military equipment, 3 ammunition depots and 5 artillery units of the enemy.</text:p>
      <text:p text:style-name="P4">
News Source: <text:a xlink:type="simple" xlink:href="https://armyinform.com.ua/2023/06/09/ukrayinska-aviacziya-zavdala-16-udariv-po-rajonah-zoseredzhennya-voroga/" text:style-name="Internet_20_link" text:visited-style-name="Visited_20_Internet_20_Link">
https://armyinform.com.ua/2023/06/09/ukrayinska-aviacziya-zavdala-16-udariv-po-rajonah-zoseredzhennya-voroga/</text:a>
</text:p>
      <!--NEWS-->
      <text:h text:style-name="P10" text:outline-level="1">
<text:span text:style-name="T4">
Impeded the movement of the Armed Forces units: the estimant of the invaders detained in the estuary</text:span>
</text:h>
      <text:p text:style-name="P4">
Author: ['АРМІЯINFORM']</text:p>
      <text:p text:style-name="P4">
Time: 2023-06-09T87:00:00-04:00</text:p>
      <text:p text:style-name="P4">
Description: The scrutinum of one tasty swimmer in the stitches of Donechini, Yaki PID Hour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zavantazhennya-3-e1686314175649.jpg" text:style-name="Internet_20_link" text:visited-style-name="Visited_20_Internet_20_Link">
zavantazhennya-3-e1686314175649.jpg</text:a>
']</text:p>
      <text:p text:style-name="P4">
Tags: ['АГЕНТ РФ', 'СБУ']</text:p>
      <text:p text:style-name="P4">
Category: News</text:p>
      <!--METADATA-->
      <text:p text:style-name="P4">
<draw:frame draw:style-name="fr1" draw:name="Image306" text:anchor-type="as-char" svg:width="6.9236in" svg:height="6.462027in" draw:z-index="0">
<draw:image xlink:href="../Images/AРМІЯINFORM/2023-06-09T87-00-00-04-00/zavantazhennya-3-e1686314175649.jpg" xlink:type="simple" xlink:show="embed" xlink:actuate="onLoad" draw:mime-type="image/jpeg"/>
</draw:frame>
Another hostile associate was detained in the liberated territories of Donetsk region, which during the fighting for the estuary deliberately complicated the movement of units of the Armed Forces.</text:p>
      <text:p text:style-name="P4">
About it <text:a xlink:type="simple" xlink:href="https://ssu.gov.ua/novyny/sbu-zatrymala-informatora-rashystiv-yakyi-rozkydav-samorizy-dlia-spovilnennia-kolon-zsu-u-lymani" text:style-name="Internet_20_link" text:visited-style-name="Visited_20_Internet_20_Link">
reports</text:a>
Security Service of Ukraine.</text:p>
      <text:p text:style-name="P4">
The investigation found that he secretly scattered the screws of the cities of the city, which moved the columns of cars of Ukrainian defenders.</text:p>
      <text:p text:style-name="P4">
The attacker was a 26-year-old Liman resident. During May this, Rokuvin gathered information on the places of base for Russian invaders and the proceedings of defense forces in the region.</text:p>
      <text:p text:style-name="P4">
He was most interested in the exact coordinates of the checkpoints and facilities of Ukrzaliznytsia.</text:p>
      <text:p text:style-name="P4">
He sent this information to the tank company of the Russian tactical group "Dome", which he had previously studied at school. The connection was maintained through the forbidden Units of Classmates.</text:p>
      <text:p text:style-name="P4">
Based on the evidence obtained, investigators of the Security Services informed the person involved in the collaborative activity. He is currently in custody. A detachment is threatened with up to 15 years in prison.</text:p>
      <text:p text:style-name="P4">
News Source: <text:a xlink:type="simple" xlink:href="https://armyinform.com.ua/2023/06/09/pereshkodzhav-peresuvannyu-pidrozdiliv-zsu-u-lymani-zatrymaly-informatora-okupantiv/" text:style-name="Internet_20_link" text:visited-style-name="Visited_20_Internet_20_Link">
https://armyinform.com.ua/2023/06/09/pereshkodzhav-peresuvannyu-pidrozdiliv-zsu-u-lymani-zatrymaly-informatora-okupantiv/</text:a>
</text:p>
      <!--NEWS-->
      <text:h text:style-name="P10" text:outline-level="1">
<text:span text:style-name="T4">
President of Ukraine has a telephone conversation with the Prime Minister of the Netherlands</text:span>
</text:h>
      <text:p text:style-name="P4">
Author: ['АРМІЯINFORM']</text:p>
      <text:p text:style-name="P4">
Time: 2023-06-09T88:00:00-04:00</text:p>
      <text:p text:style-name="P4">
Description: President of Ukraine Volodymyr Zelensky Zelensmov Rozmov Z Prem'r-Ministro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dbab4078b0f53c150cd021518877bbfd_1686321344_extra_large.jpeg" text:style-name="Internet_20_link" text:visited-style-name="Visited_20_Internet_20_Link">
dbab4078b0f53c150cd021518877bbfd_1686321344_extra_large.jpeg</text:a>
']</text:p>
      <text:p text:style-name="P4">
Tags: ['ВОЛОДИМИР ЗЕЛЕНСЬКИЙ', 'КАХОВСЬКА ГЕС', 'КАХОВСЬКА ГЕС/ШТАБ INFO']</text:p>
      <text:p text:style-name="P4">
Category: News</text:p>
      <!--METADATA-->
      <text:p text:style-name="P4">
<draw:frame draw:style-name="fr1" draw:name="Image307" text:anchor-type="as-char" svg:width="6.9236in" svg:height="4.604691in" draw:z-index="0">
<draw:image xlink:href="../Images/AРМІЯINFORM/2023-06-09T88-00-00-04-00/dbab4078b0f53c150cd021518877bbfd_1686321344_extra_large.jpeg" xlink:type="simple" xlink:show="embed" xlink:actuate="onLoad" draw:mime-type="image/jpeg"/>
</draw:frame>
President of Ukraine Volodymyr Zelensky has a telephone conversation with the Prime Minister of the Netherlands Mark Rutte.</text:p>
      <text:p text:style-name="P4">
The Head of State noted the final decision of the Dutch Supreme Court to transfer to Ukraine of museum exhibits from the exhibition "Crimea - the Golden Island of the Exercise Sea"("Scythian gold").</text:p>
      <text:p text:style-name="P4">
«Нідерланди підтвердили своє лідерство у захисті міжнародного права», –зазначив Володимир Зеленський.</text:p>
      <text:p text:style-name="P4">
Президент поінформував Марка Рютте про ситуацію в регіонах України, якіпостраждали внаслідок російського теракту на дамбі Каховської ГЕС. Главадержави подякував за гуманітарну допомогу для ліквідації наслідків цієїтехногенної катастрофи. Зокрема, Нідерланди спрямували до України рятувальнічовни, насоси, фільтри для води, польові шпиталі та інше обладнання.</text:p>
      <text:p text:style-name="P4">
Крім того, Володимир Зеленський розповів про поточну обстановку на фронті, атакож про актуальні оборонні потреби України.</text:p>
      <text:p text:style-name="P4">
Співрозмовники обговорили продовження безпекової співпраці, зокрема щодопідготовки українських пілотів та посилення повітряного щита України.</text:p>
      <text:p text:style-name="P4">
Володимир Зеленський і Марк Рютте скоординували позиції перед черговоюзустріччю Контактної групи з питань оборони України у форматі «Рамштайн».</text:p>
      <text:p text:style-name="P4">
News Source: <text:a xlink:type="simple" xlink:href="https://armyinform.com.ua/2023/06/09/prezydent-ukrayiny-proviv-telefonnu-rozmovu-z-premyer-ministrom-niderlandiv/" text:style-name="Internet_20_link" text:visited-style-name="Visited_20_Internet_20_Link">
https://armyinform.com.ua/2023/06/09/prezydent-ukrayiny-proviv-telefonnu-rozmovu-z-premyer-ministrom-niderlandiv/</text:a>
</text:p>
      <!--NEWS-->
      <text:h text:style-name="P10" text:outline-level="1">
<text:span text:style-name="T4">
The first domedic assistance to the wounded: a seminar for media people took place in Kiev</text:span>
</text:h>
      <text:p text:style-name="P4">
Author: ['Антон Печерський']</text:p>
      <text:p text:style-name="P4">
Time: 2023-06-09T89:00:00-04:00</text:p>
      <text:p text:style-name="P4">
Description: Foreign Seminar “Persha Domedichna During the Deances of the Trauma” for the magaz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01_golovna_seminar.jpg" text:style-name="Internet_20_link" text:visited-style-name="Visited_20_Internet_20_Link">
01_golovna_seminar.jpg</text:a>
', '<text:a xlink:type="simple" xlink:href="https://armyinform.com.ua/wp-content/uploads/2023/06/02-5-e1686314402827.jpg" text:style-name="Internet_20_link" text:visited-style-name="Visited_20_Internet_20_Link">
02-5-e1686314402827.jpg</text:a>
', '<text:a xlink:type="simple" xlink:href="https://armyinform.com.ua/wp-content/uploads/2023/06/03-5-150x150.jpg" text:style-name="Internet_20_link" text:visited-style-name="Visited_20_Internet_20_Link">
03-5-150x150.jpg</text:a>
', '<text:a xlink:type="simple" xlink:href="https://armyinform.com.ua/wp-content/uploads/2023/06/04-6-150x150.jpg" text:style-name="Internet_20_link" text:visited-style-name="Visited_20_Internet_20_Link">
04-6-150x150.jpg</text:a>
']</text:p>
      <text:p text:style-name="P4">
Tags: []</text:p>
      <text:p text:style-name="P4">
Category: News</text:p>
      <!--METADATA-->
      <text:p text:style-name="P4">
<draw:frame draw:style-name="fr1" draw:name="Image308" text:anchor-type="as-char" svg:width="6.9236in" svg:height="4.61189in" draw:z-index="0">
<draw:image xlink:href="../Images/AРМІЯINFORM/2023-06-09T89-00-00-04-00/01_golovna_seminar.jpg" xlink:type="simple" xlink:show="embed" xlink:actuate="onLoad" draw:mime-type="image/jpeg"/>
</draw:frame>
The first domedical seminar "First Dosmedical Aid for Wounds and Injury" for journalists was held at the Kyiv Analytical Center "Expert Club". Nanoma media representatives have taught how to act competently and effectively in the event of injuries and injuries.</text:p>
      <text:p text:style-name="P4">
On the eve of the journalist's Day, the Media Institute <text:a xlink:type="simple" xlink:href="https://imi.org.ua/news/pid-chas-povnomasshtabnogo-vtorgnennya-rf-v-ukrayini-zagynulv-61-medijnyk-imi-i53351" text:style-name="Internet_20_link" text:visited-style-name="Visited_20_Internet_20_Link">
reported</text:a>
61 journalist was killed after a large -scale attack of Uzorian Federation. Ten of them died during their professional duties. Another 500 media were injured and injured as a result of hostilities. These figures indicate that the professionalist is associated with increased risks during the war.</text:p>
      <text:p text:style-name="P4">
<draw:frame draw:style-name="fr1" draw:name="Image309" text:anchor-type="as-char" svg:width="6.9236in" svg:height="4.010108in" draw:z-index="0">
<draw:image xlink:href="../Images/AРМІЯINFORM/2023-06-09T89-00-00-04-00/02-5-e1686314402827.jpg" xlink:type="simple" xlink:show="embed" xlink:actuate="onLoad" draw:mime-type="image/jpeg"/>
</draw:frame>
Understanding the need for media to be able to provide first domestic aid, the Kyiv Analytical Center of the Expert Club, together with the Adonis Medical Group Companies, Community Prirapy Community Charitable Foundation and charity organization of the Help For UKRAIN, initiated series.</text:p>
      <text:p text:style-name="P4">
During the first of them, the anesthesiologist, a co-author of 12 scientific publications Mararyan, told about the rules of first domedic aid journalists. Also, the attendees were able to practice in imposing a tournament to stop bleeding.</text:p>
      <text:p text:style-name="P4">
<text:a xlink:type="simple" xlink:href="https://armyinform.com.ua/wp-content/uploads/2023/06/03-5.jpg" text:style-name="Internet_20_link" text:visited-style-name="Visited_20_Internet_20_Link">
!(Images/AРМІЯINFORM/2023-06-09T89-00-00-04-00/03-5-150x150.jpg)</text:a>
</text:p>
      <text:p text:style-name="P4">
<text:a xlink:type="simple" xlink:href="https://armyinform.com.ua/wp-content/uploads/2023/06/04-6.jpg" text:style-name="Internet_20_link" text:visited-style-name="Visited_20_Internet_20_Link">
<draw:frame draw:style-name="fr1" draw:name="Image310" text:anchor-type="as-char" svg:width="6.9236in" svg:height="6.9236in" draw:z-index="0">
<draw:image xlink:href="../Images/AРМІЯINFORM/2023-06-09T89-00-00-04-00/04-6-150x150.jpg" xlink:type="simple" xlink:show="embed" xlink:actuate="onLoad" draw:mime-type="image/jpeg"/>
</draw:frame>
</text:a>
Representatives of the Prirpini Community Charitable Funds and Help for Ukraine have developed about the experience of supplying medicines for first medical aid, as well as the peculiarities of their use in extreme conditions.</text:p>
      <text:p text:style-name="P4">
The seminar was a useful measure for media people who may face the usual situations and need to provide medical assistance to the victims of the borders of hostilities as a result of road accidents, man-made accidents, household injuries and more.</text:p>
      <text:p text:style-name="P4">
After the training, the participants received first aid kits with a set of medicines and special means needed to assist the wounded.</text:p>
      <text:p text:style-name="P4">
<text:span text:style-name="T5">
Opto author</text:span>
</text:p>
      <text:p text:style-name="P4">
News Source: <text:a xlink:type="simple" xlink:href="https://armyinform.com.ua/2023/06/09/persha-domedychna-dopomoga-poranenym-u-kyyevi-vidbuvsya-seminar-dlya-medijnykiv/" text:style-name="Internet_20_link" text:visited-style-name="Visited_20_Internet_20_Link">
https://armyinform.com.ua/2023/06/09/persha-domedychna-dopomoga-poranenym-u-kyyevi-vidbuvsya-seminar-dlya-medijnykiv/</text:a>
</text:p>
      <!--NEWS-->
      <text:h text:style-name="P10" text:outline-level="1">
<text:span text:style-name="T4">
In Crimea, Russian media silence the fact</text:span>
</text:h>
      <text:p text:style-name="P4">
Author: ['АРМІЯINFORM']</text:p>
      <text:p text:style-name="P4">
Time: 2023-06-09T8:00:00-04:00</text:p>
      <text:p text:style-name="P4">
Description: About the General Headquarters of the ZS Ukrainian. “Timchasovo has been perpened by Crim,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kahovskages01.jpg" text:style-name="Internet_20_link" text:visited-style-name="Visited_20_Internet_20_Link">
kahovskages01.jpg</text:a>
']</text:p>
      <text:p text:style-name="P4">
Tags: ['STOPRUSSIA', 'АГРЕСІЯ РФ', 'ВТОРГНЕННЯ РФ', 'ГШ ЗСУ', 'КАХОВСЬКА ГЕС', 'КРИМ', 'ПІДРИВ КАХОВСЬКОЇ ГЕС']</text:p>
      <text:p text:style-name="P4">
Category: News</text:p>
      <!--METADATA-->
      <text:p text:style-name="P4">
<draw:frame draw:style-name="fr1" draw:name="Image311" text:anchor-type="as-char" svg:width="6.9236in" svg:height="3.894525in" draw:z-index="0">
<draw:image xlink:href="../Images/AРМІЯINFORM/2023-06-09T8-00-00-04-00/kahovskages01.jpg" xlink:type="simple" xlink:show="embed" xlink:actuate="onLoad" draw:mime-type="image/jpeg"/>
</draw:frame>
<text:span text:style-name="T4">
 🔥 Situation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In the temporarily occupied Crimea, in particular, in Simferopol, there is a tank of silence by local media by the fact It is known that the local occupation is concerned about the possible panic among the population, ”the message reads.</text:p>
      <text:p text:style-name="P4">
News Source: <text:a xlink:type="simple" xlink:href="https://armyinform.com.ua/2023/06/09/u-krymu-rosijski-zmi-zamovchuyut-fakt-pidryvu-kahovskoyi-ges-shhob-unyknuty-paniky-sered-naselennya/" text:style-name="Internet_20_link" text:visited-style-name="Visited_20_Internet_20_Link">
https://armyinform.com.ua/2023/06/09/u-krymu-rosijski-zmi-zamovchuyut-fakt-pidryvu-kahovskoyi-ges-shhob-unyknuty-paniky-sered-naselennya/</text:a>
</text:p>
      <!--NEWS-->
      <text:h text:style-name="P10" text:outline-level="1">
<text:span text:style-name="T4">
The SES showed damaged equipment that invaders fired during evacuation from Kherson</text:span>
</text:h>
      <text:p text:style-name="P4">
Authors: Ukrinform (Person)</text:p>
      <text:p text:style-name="P4">
Publisher: Укринформ (Organization)</text:p>
      <text:p text:style-name="P4">
Published Time: 2023-06-09T8:13:00+03:00</text:p>
      <text:p text:style-name="P4">
Modified Time: 2023-06-09T22:13:00+03:00</text:p>
      <text:p text:style-name="P4">
Description: Today, during the evacuation of residents from the flooded territory, the Russians once again fired the rescuers who exported people. - Ukrinform.</text:p>
      <text:p text:style-name="P4">
Images: ['<text:a xlink:type="simple" xlink:href="https://static.ukrinform.com/photos/2023_06/thumb_files/630_360_1686337408-470.jpg" text:style-name="Internet_20_link" text:visited-style-name="Visited_20_Internet_20_Link">
630_360_16863...</text:a>
']</text:p>
      <text:p text:style-name="P4">
Tags: ['ДСНС', 'Херсон', 'Обстріл']</text:p>
      <text:p text:style-name="P4">
Type: Article</text:p>
      <!--METADATA-->
      <text:p text:style-name="P4">
<draw:frame draw:style-name="fr1" draw:name="Image312" text:anchor-type="as-char" svg:width="6.9236in" svg:height="3.956343in" draw:z-index="0">
<draw:image xlink:href="../Images/yкринформ/2023-06-09T8-13-00-03-00/630_360_1686337408-470.jpg" xlink:type="simple" xlink:show="embed" xlink:actuate="onLoad" draw:mime-type="image/jpeg"/>
</draw:frame>
Today, during the evacuation of residents from the flooded territory, Uhersoni had once established rescuers who exported people.</text:p>
      <text:p text:style-name="P4">
About it <text:a xlink:type="simple" xlink:href="https://t.me/dsns_telegram/17453" text:style-name="Internet_20_link" text:visited-style-name="Visited_20_Internet_20_Link">
reports</text:a>
SES of Ukraine in a telegram, reports Ukrinform.</text:p>
      <text:p text:style-name="P4">
"The shelling was damaged by the equipment by which our guys were not able to get out of the trap, which were arranged.(Sarm-s). Постраждалих серед особового складу, на щастя, немає", - йдеться вповідомленні.</text:p>
      <text:p text:style-name="P4">
</text:p>
      <text:p text:style-name="P4">
</text:p>
      <text:p text:style-name="P4">
<text:span text:style-name="T4">
 Read also: </text:span>
<text:span text:style-name="T4">
 <text:a xlink:type="simple" xlink:href="https://www.ukrinform.ua/rubric-ato/3720781-rosiani-znovu-obstrilali-herson-pid-cas-evakuacii-troe-poranenih.html" text:style-name="Internet_20_link" text:visited-style-name="Visited_20_Internet_20_Link">
Russians again fired at Kherson during evacuation - three wounded</text:a>
</text:span>
</text:p>
      <text:p text:style-name="P4">
As it was reported, on June 6, Russian occupation troops were blown up by Kakhovskaya, as a result of the terrorist attack were partially or fully flooded about 80 paintings.</text:p>
      <text:p text:style-name="P4">
News Source: <text:a xlink:type="simple" xlink:href="https://www.ukrinform.ua/rubric-ato/3720792-u-dsns-pokazali-poskodzenu-tehniku-aku-zagarbniki-obstrilali-pid-cas-evakuacii.html" text:style-name="Internet_20_link" text:visited-style-name="Visited_20_Internet_20_Link">
https://www.ukrinform.ua/rubric-ato/3720792-u-dsns-pokazali-poskodzenu-tehniku-aku-zagarbniki-obstrilali-pid-cas-evakuacii.html</text:a>
</text:p>
      <!--NEWS-->
      <text:h text:style-name="P10" text:outline-level="1">
<text:span text:style-name="T4">
UN sent humanitarian convoy to Kherson region</text:span>
</text:h>
      <text:p text:style-name="P4">
Author: ['АРМІЯINFORM']</text:p>
      <text:p text:style-name="P4">
Time: 2023-06-09T90:00:00-04:00</text:p>
      <text:p text:style-name="P4">
Description: Organiza Op'Dnani National directed Pitnaya water, food, Matheli fo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3e24748-cc5e-43dd-9a7e-a93aa393ec11.jpg" text:style-name="Internet_20_link" text:visited-style-name="Visited_20_Internet_20_Link">
33e24748-cc5e-43dd-9a7e-a93aa393ec11.jpg</text:a>
']</text:p>
      <text:p text:style-name="P4">
Tags: ['STOPRUSSIA', 'АГРЕСІЯ РФ', 'ВТОРГНЕННЯ РФ', 'ООН', 'ХЕРСОНЩИНА']</text:p>
      <text:p text:style-name="P4">
Category: News</text:p>
      <!--METADATA-->
      <text:p text:style-name="P4">
<draw:frame draw:style-name="fr1" draw:name="Image316" text:anchor-type="as-char" svg:width="6.9236in" svg:height="5.1927in" draw:z-index="0">
<draw:image xlink:href="../Images/AРМІЯINFORM/2023-06-09T90-00-00-04-00/33e24748-cc5e-43dd-9a7e-a93aa393ec11.jpg" xlink:type="simple" xlink:show="embed" xlink:actuate="onLoad" draw:mime-type="image/jpeg"/>
</draw:frame>
The United Nations sent drinking water, grocery sets, housing repair materials, medicines to the Belozersky community and Kherson, which were most affected by flooding as a result of the blasting of the Vorozhakhok Hydroelectric Power Plant.</text:p>
      <text:p text:style-name="P4">
About it <text:a xlink:type="simple" xlink:href="https://t.me/khersonskaODA/6623" text:style-name="Internet_20_link" text:visited-style-name="Visited_20_Internet_20_Link">
reports</text:a>
Kherson military administration.</text:p>
      <ul>
        <li>
Humanitarian cargo is accompanied by Denise Brown - a constant coordinator of the systemoon in Ukraine. The mission also included Sarah Hilding Der Waden - the head of UKGS in Ukraine(Sweden), Matthew Hallingwort - a representative of the WFP and the Director of the Country(Ireland). Делегація зустрілася з начальником Херсонської ОВАОлександром Прокудіним і представниками військової адміністрації. Говорили пропотреби регіону та наступні надходження допомоги, — йдеться у повідомленні.</li>
      </ul>
      <text:p text:style-name="P4">
News Source: <text:a xlink:type="simple" xlink:href="https://armyinform.com.ua/2023/06/09/oon-napravyla-gumanitarni-konvoyi-do-hersonshhyny/" text:style-name="Internet_20_link" text:visited-style-name="Visited_20_Internet_20_Link">
https://armyinform.com.ua/2023/06/09/oon-napravyla-gumanitarni-konvoyi-do-hersonshhyny/</text:a>
</text:p>
      <!--NEWS-->
      <text:h text:style-name="P10" text:outline-level="1">
<text:span text:style-name="T4">
Estonia is ready to accept Ukrainians forced to evacuate as a result</text:span>
</text:h>
      <text:p text:style-name="P4">
Author: ['Світлана Кирган']</text:p>
      <text:p text:style-name="P4">
Time: 2023-06-09T91:00:00-04:00</text:p>
      <text:p text:style-name="P4">
Description: About the sofa of the echoing of the Embassy of the Embassy of Eskoni to Ukrainian Kaymo Kuusk, saying from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golovnaa.jpg" text:style-name="Internet_20_link" text:visited-style-name="Visited_20_Internet_20_Link">
golovnaa.jpg</text:a>
', '<text:a xlink:type="simple" xlink:href="https://armyinform.com.ua/wp-content/uploads/2023/06/foto_1-2.jpg" text:style-name="Internet_20_link" text:visited-style-name="Visited_20_Internet_20_Link">
foto_1-2.jpg</text:a>
']</text:p>
      <text:p text:style-name="P4">
Tags: ['ЕСТОНІЯ', 'КАХОВСЬКА ГЕС', 'КАХОВСЬКА ГЕС/ШТАБ INFO']</text:p>
      <text:p text:style-name="P4">
Category: News</text:p>
      <!--METADATA-->
      <text:p text:style-name="P4">
<draw:frame draw:style-name="fr1" draw:name="Image317" text:anchor-type="as-char" svg:width="6.9236in" svg:height="4.379177in" draw:z-index="0">
<draw:image xlink:href="../Images/AРМІЯINFORM/2023-06-09T91-00-00-04-00/golovnaa.jpg" xlink:type="simple" xlink:show="embed" xlink:actuate="onLoad" draw:mime-type="image/jpeg"/>
</draw:frame>
About this extraordinary and highly respected Ambassador of Estonia to Ukraine, Kaikskasv was in an exclusive comment to the correspondent Armyinform during the premiere of "Letters Unanswered", organized by the Public Defense Command Service of the Armed Forces of Ukraine in the Embassy of Ukraine.</text:p>
      <text:p text:style-name="P4">
Read also:</text:p>
      <text:p text:style-name="P4">
<text:a xlink:type="simple" xlink:href="https://armyinform.com.ua/2023/06/09/vystava-lysty-bez-vidpovidi-manifest-hersona-do-vilnoyi-ukrayiny/" text:style-name="Internet_20_link" text:visited-style-name="Visited_20_Internet_20_Link">
The Answers of the Unanswered Letters - Kherson Manifesto to Free Ukraine</text:a>
- Estonia is ready to accept more Ukrainian refugees who are forced to exile through the undermining of the Russians of the Kakhovka hydroelectric power station. Estonia has already accepted many Ukrainians, and our population has increased by 4% as a result of receiving Ukrainian ones who were looking for shelter. So, our doors are open to Ukrainians, ”Kaima Kuusus said.</text:p>
      <text:p text:style-name="P4">
<draw:frame draw:style-name="fr1" draw:name="Image318" text:anchor-type="as-char" svg:width="6.9236in" svg:height="4.806132in" draw:z-index="0">
<draw:image xlink:href="../Images/AРМІЯINFORM/2023-06-09T91-00-00-04-00/foto_1-2.jpg" xlink:type="simple" xlink:show="embed" xlink:actuate="onLoad" draw:mime-type="image/jpeg"/>
</draw:frame>
He also shared the moods that are now raging in the Estonian society of catastrophe, which arose as a result of the blasting of the Kakhovka hydroelectric power station.</text:p>
      <text:p text:style-name="P4">
—Theeto think we should stay with Ukraine. We are Estonians, a Russian occupation, and maybe it will sound dictated, but it is not for us that the Russians are cruel. Khovsky hydroelectric power station undermining the Russians is one more point in the list of horrific things committed by Russia. It is a big environmental tapping. While we are talking about saving the planet, someone simply destroys it, ”said the Ambassador of Estonia in Ukraine.</text:p>
      <text:p text:style-name="P4">
Kaima Kusus emphasized that Estonia did and would do everything possible, which it is for her forces to support Ukraine.</text:p>
      <text:p text:style-name="P4">
News Source: <text:a xlink:type="simple" xlink:href="https://armyinform.com.ua/2023/06/09/estoniya-gotova-pryjmaty-ukrayincziv-vymushenyh-evakuyuvatysya-vnaslidok-pidryvu-kahovskoyi-ges-posol-estoniyi/" text:style-name="Internet_20_link" text:visited-style-name="Visited_20_Internet_20_Link">
https://armyinform.com.ua/2023/06/09/estoniya-gotova-pryjmaty-ukrayincziv-vymushenyh-evakuyuvatysya-vnaslidok-pidryvu-kahovskoyi-ges-posol-estoniyi/</text:a>
</text:p>
      <!--NEWS-->
      <text:h text:style-name="P10" text:outline-level="1">
<text:span text:style-name="T4">
Last week, NSU sappers surveyed 1400 hectares and neutralized 58 explosive items</text:span>
</text:h>
      <text:p text:style-name="P4">
Author: ['Володимир Поліщук']</text:p>
      <text:p text:style-name="P4">
Time: 2023-06-09T92:00:00-04:00</text:p>
      <text:p text:style-name="P4">
Description: Service of National Guard of Ukraine Vikonnnya Zavdan Humanitari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_5194903351744122032_w-scaled.jpg" text:style-name="Internet_20_link" text:visited-style-name="Visited_20_Internet_20_Link">
photo_5194903351744122032_w-scaled.jpg</text:a>
']</text:p>
      <text:p text:style-name="P4">
Tags: ['STOPRUSSIA', 'ВТОРГНЕННЯ РФ', 'МИКОЛА УРШАЛОВИЧ', 'НГУ']</text:p>
      <text:p text:style-name="P4">
Category: News</text:p>
      <!--METADATA-->
      <text:p text:style-name="P4">
<draw:frame draw:style-name="fr1" draw:name="Image319" text:anchor-type="as-char" svg:width="6.9236in" svg:height="5.1927in" draw:z-index="0">
<draw:image xlink:href="../Images/AРМІЯINFORM/2023-06-09T92-00-00-04-00/photo_5194903351744122032_w-scaled.jpg" xlink:type="simple" xlink:show="embed" xlink:actuate="onLoad" draw:mime-type="image/jpeg"/>
</draw:frame>
Photo illustrative</text:p>
      <text:p text:style-name="P4">
The sappers of the National Guard of Ukraine continue to fulfill the tasks of the abuse of agricultural territories of the Uherson region in the area of settlements Zagoryanivka, Borozenske, Muzykivka and in the Sumy region in the area of the settlement of Belka. For week, about 1,400 hectares of terrain were examined and 44 explosivedations were disposed of.</text:p>
      <text:p text:style-name="P4">
The Deputy Director of the Department of Center for the use of NSU Main Directorate, Colonel Mykola Urshalovich, told the correspondent of the correspondent.</text:p>
      <ul>
        <li>
Also worked by the miners of the National Guard in Zaporizhzhya, Kharkiv and Mykolaiv regions, which last week revealed 14 explosive items, - said the Hunatz Guard.</li>
      </ul>
      <text:p text:style-name="P4">
According to him, there are currently 35 demining groups, up to 200 servicemen.</text:p>
      <text:p text:style-name="P4">
News Source: <text:a xlink:type="simple" xlink:href="https://armyinform.com.ua/2023/06/09/mynulogo-tyzhnya-sapery-ngu-obstezhyly-1400-ga-j-zneshkodyly-58-vybuhonebezpechnyh-predmetiv/" text:style-name="Internet_20_link" text:visited-style-name="Visited_20_Internet_20_Link">
https://armyinform.com.ua/2023/06/09/mynulogo-tyzhnya-sapery-ngu-obstezhyly-1400-ga-j-zneshkodyly-58-vybuhonebezpechnyh-predmetiv/</text:a>
</text:p>
      <!--NEWS-->
      <text:h text:style-name="P10" text:outline-level="1">
<text:span text:style-name="T4">
Part of the settlements in the Nikolaev area remain flooded due to the blasting</text:span>
</text:h>
      <text:p text:style-name="P4">
Author: ['АРМІЯINFORM']</text:p>
      <text:p text:style-name="P4">
Time: 2023-06-09T93:00:00-04:00</text:p>
      <text:p text:style-name="P4">
Description: To Lіkvіdatsіy, there is a supervision of the situation of the same time, Zokremami, Zokrem I ... War with Ukraine 2022, War with Ukraine Latest News today, War with Ukraine 2022 The last ones for today, will there be a war between Ukraine and Russia and when, the war with Ukraine in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3-06-09_16-42-10.jpg" text:style-name="Internet_20_link" text:visited-style-name="Visited_20_Internet_20_Link">
photo_2023-06-09_16-42-10.jpg</text:a>
', '<text:a xlink:type="simple" xlink:href="https://armyinform.com.ua/wp-content/uploads/2023/06/photo_2023-06-09_16-42-12.jpg" text:style-name="Internet_20_link" text:visited-style-name="Visited_20_Internet_20_Link">
photo_2023-06-09_16-42-12.jpg</text:a>
']</text:p>
      <text:p text:style-name="P4">
Tags: ['КАХОВСЬКА ГЕС', 'КАХОВСЬКА ГЕС/ШТАБ INFO']</text:p>
      <text:p text:style-name="P4">
Category: News</text:p>
      <!--METADATA-->
      <text:p text:style-name="P4">
<draw:frame draw:style-name="fr1" draw:name="Image320" text:anchor-type="as-char" svg:width="6.9236in" svg:height="5.1927in" draw:z-index="0">
<draw:image xlink:href="../Images/AРМІЯINFORM/2023-06-09T93-00-00-04-00/photo_2023-06-09_16-42-10.jpg" xlink:type="simple" xlink:show="embed" xlink:actuate="onLoad" draw:mime-type="image/jpeg"/>
</draw:frame>
All relevant services, including SES, are involved in the emergency response of the emergency, [report] <text:a xlink:type="simple" xlink:href="https://t.me/dsns_telegram/17443" text:style-name="Internet_20_link" text:visited-style-name="Visited_20_Internet_20_Link">
report</text:a>
In the department.</text:p>
      <text:p text:style-name="P4">
Rescuers of the Nikolaev area evacuate the inhabitants of flooded villages, provide them with help. The works are carried out with the help of motor boats. Particular attention is paid to the low -mobility of the population. Employees of the SESSSULD on stretchers or on their hands, and then transported to the other stern.</text:p>
      <text:p text:style-name="P4">
<draw:frame draw:style-name="fr1" draw:name="Image321" text:anchor-type="as-char" svg:width="6.9236in" svg:height="5.198115in" draw:z-index="0">
<draw:image xlink:href="../Images/AРМІЯINFORM/2023-06-09T93-00-00-04-00/photo_2023-06-09_16-42-12.jpg" xlink:type="simple" xlink:show="embed" xlink:actuate="onLoad" draw:mime-type="image/jpeg"/>
</draw:frame>
More than 50 people, including a child, have been transported to a safer area. The work is ongoing.</text:p>
      <text:p text:style-name="P4">
News Source: <text:a xlink:type="simple" xlink:href="https://armyinform.com.ua/2023/06/09/chastyna-naselenyh-punktiv-na-mykolayivshhyni-zalyshayutsya-zatoplenymy-cherez-pidryv-damby-kahovskoyi-ges/" text:style-name="Internet_20_link" text:visited-style-name="Visited_20_Internet_20_Link">
https://armyinform.com.ua/2023/06/09/chastyna-naselenyh-punktiv-na-mykolayivshhyni-zalyshayutsya-zatoplenymy-cherez-pidryv-damby-kahovskoyi-ges/</text:a>
</text:p>
      <!--NEWS-->
      <text:h text:style-name="P10" text:outline-level="1">
<text:span text:style-name="T4">
Tomorrow will start an open international music marathon Pam ’ Vasily Slipak</text:span>
</text:h>
      <text:p text:style-name="P4">
Author: ['АРМІЯINFORM']</text:p>
      <text:p text:style-name="P4">
Time: 2023-06-09T94:00:00-04:00</text:p>
      <text:p text:style-name="P4">
Description: 10 Chervnya is the ethnic entertaining a siomiy vidkritii of the Miversity Music Marathon, the guests of Pam'yatі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1100402_154043967664416_17512910642407881_n.jpg" text:style-name="Internet_20_link" text:visited-style-name="Visited_20_Internet_20_Link">
351100402_154043967664416_17512910642407881_n.jpg</text:a>
', '<text:a xlink:type="simple" xlink:href="https://armyinform.com.ua/wp-content/uploads/2023/06/351131084_644089624275649_1543998168283274751_n.jpg" text:style-name="Internet_20_link" text:visited-style-name="Visited_20_Internet_20_Link">
351131084_644089624275649_1543998168283274751_n.jpg</text:a>
']</text:p>
      <text:p text:style-name="P4">
Tags: ['ВАСИЛЬ СЛІПАК']</text:p>
      <text:p text:style-name="P4">
Category: News</text:p>
      <!--METADATA-->
      <text:p text:style-name="P4">
<draw:frame draw:style-name="fr1" draw:name="Image322" text:anchor-type="as-char" svg:width="6.9236in" svg:height="4.651794in" draw:z-index="0">
<draw:image xlink:href="../Images/AРМІЯINFORM/2023-06-09T94-00-00-04-00/351100402_154043967664416_17512910642407881_n.jpg" xlink:type="simple" xlink:show="embed" xlink:actuate="onLoad" draw:mime-type="image/jpeg"/>
</draw:frame>
On June 10, the seventh open international music marathon will begin, dedicated to the memory of the opera singer, the Hero of Ukraine Vasyl Slipak. It will be remembered in Ukraine, France and Britain. Musicians will gather on the world scenes to honor a musician and a warrior who died in eastern Ukraine.</text:p>
      <text:p text:style-name="P4">
The marathon will continue under the slogan "In the light of the Meteor" - as you know, the heavenly tilays is during the fall, gaining great speed. And the most striking star is in its last time, illuminating the path to all those who were destined to be concerned. The Ukrainians will also shine for a long time Vasyl Slipak's talent and inspire their further struggle. The figure of the singer is an example of a thirst for free life, unrestrained energy and an extraordinary modern personality.</text:p>
      <text:p text:style-name="P4">
The Slipak marathon will be held on different topics. Thus, in the National Philarmatia of Ukraine on June 10, the Mariupol Orchestra "Renaissance" will honor the artists who have fallen for Ukraine. The Phoenix String Quartet will play the music of Anna Gavrilets and Alexander Kozarenko on June 30, in memory of those close to the Basil composers whose hearts were not resistant to during the war.</text:p>
      <text:p text:style-name="P4">
<draw:frame draw:style-name="fr1" draw:name="Image323" text:anchor-type="as-char" svg:width="6.9236in" svg:height="3.891564in" draw:z-index="0">
<draw:image xlink:href="../Images/AРМІЯINFORM/2023-06-09T94-00-00-04-00/351131084_644089624275649_1543998168283274751_n.jpg" xlink:type="simple" xlink:show="embed" xlink:actuate="onLoad" draw:mime-type="image/jpeg"/>
</draw:frame>
The fourth Symphony of Gustav Maler will sound in the program of the Academic Symphony Orchestra of the Lviv National Philharmonic on June 29, to report on the reflection of art over the essence of life and hope. And the thirst for life, modern energy, the desire to experiment - the release of the famous Ukrainian composer Alla Zagaykevych in Paris on June 30, chamber and orchestral programs of the Lviv National Philharmonic on July 1 and 2 of July, which crowned the marathon. His prelude was already a chamber performance of Ukrainian musicians in London on May 20 with the classical program of Ukrainian and European music.</text:p>
      <text:p text:style-name="P4">
Other events include the film's film screening by the directors of Leonid Kanter and Ivanayasnia "Myth", which at one time truly impressed many viewers.</text:p>
      <text:p text:style-name="P4">
Recall that the opera singer with the world name, Vasyl Slipak, volunteer "Right Sector" with the call sign "Myth" died on June 29, 2016 in the Donbass Renper Sniper.</text:p>
      <text:p text:style-name="P4">
_ Oksana urethy_ prepared</text:p>
      <text:p text:style-name="P4">
News Source: <text:a xlink:type="simple" xlink:href="https://armyinform.com.ua/2023/06/09/zavtra-rozpochnetsya-vidkrytyj-mizhnarodnyj-muzychnyj-marafon-pamyati-vasylya-slipaka/" text:style-name="Internet_20_link" text:visited-style-name="Visited_20_Internet_20_Link">
https://armyinform.com.ua/2023/06/09/zavtra-rozpochnetsya-vidkrytyj-mizhnarodnyj-muzychnyj-marafon-pamyati-vasylya-slipaka/</text:a>
</text:p>
      <!--NEWS-->
      <text:h text:style-name="P10" text:outline-level="1">
<text:span text:style-name="T4">
Near Marinka our defenders repelled all the attacks of the enemy and caused him losses</text:span>
</text:h>
      <text:p text:style-name="P4">
Author: ['АРМІЯINFORM']</text:p>
      <text:p text:style-name="P4">
Time: 2023-06-09T95:00:00-04:00</text:p>
      <text:p text:style-name="P4">
Description: Yak to bend at the ZVENNI General Staff of the ZS Ukrainian, the opponent of Zosereduu, the war with Ukraine 2022, the war with Ukrain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 УКРАЇНИ']</text:p>
      <text:p text:style-name="P4">
Category: News</text:p>
      <!--METADATA-->
      <text:p text:style-name="P4">
<draw:frame draw:style-name="fr1" draw:name="Image324" text:anchor-type="as-char" svg:width="6.9236in" svg:height="3.956343in" draw:z-index="0">
<draw:image xlink:href="../Images/AРМІЯINFORM/2023-06-09T95-00-00-04-00/630_360_1676912332-614.jpg" xlink:type="simple" xlink:show="embed" xlink:actuate="onLoad" draw:mime-type="image/jpeg"/>
</draw:frame>
Illustrative photo</text:p>
      <text:p text:style-name="P4">
<text:span text:style-name="T4">
 🔥 Situation on Russian invasion </text:span>
</text:p>
      <text:p text:style-name="P4">
As <text:a xlink:type="simple" xlink:href="https://www.facebook.com/GeneralStaff.ua/posts/pfbid02CqmXjEuHWU888kAG5DbwLTBQdYfoWrgQV3tv93BMoDcooGtMGD3HoGN9fPgErpotl" text:style-name="Internet_20_link" text:visited-style-name="Visited_20_Internet_20_Link">
indicated</text:a>
In the construction of the General Staff of the Armed Forces of Ukraine, the enemy concentrates the main efforts of attempts to fully occupy the Luhansk and Donetsk regions. There were 27 combat clashes during the acquisition.</text:p>
      <text:p text:style-name="P4">
In the districts of Bigorivka and Bogakhivka, Donetsk region, the enemy of the vibrant offensive. In the Avdeevsky direction, the enemy was carried out by unsuccessful internships near the settlements of Severene and Nevelskoye. At the same time, the defenders repelled all hostile attacks in the city of Marinka, as a result, the proponent suffered losses.</text:p>
      <text:p text:style-name="P4">
News Source: <text:a xlink:type="simple" xlink:href="https://armyinform.com.ua/2023/06/09/poblyzu-maryinky-nashi-zahysnyky-vidbyly-usi-ataky-voroga-ta-zavdaly-jomu-vtrat/" text:style-name="Internet_20_link" text:visited-style-name="Visited_20_Internet_20_Link">
https://armyinform.com.ua/2023/06/09/poblyzu-maryinky-nashi-zahysnyky-vidbyly-usi-ataky-voroga-ta-zavdaly-jomu-vtrat/</text:a>
</text:p>
      <!--NEWS-->
      <text:h text:style-name="P10" text:outline-level="1">
<text:span text:style-name="T4">
As of today, 2.3 thousand people were evacuated from Kherson region-Prime Minister</text:span>
</text:h>
      <text:p text:style-name="P4">
Author: ['АРМІЯINFORM']</text:p>
      <text:p text:style-name="P4">
Time: 2023-06-09T96:00:00-04:00</text:p>
      <text:p text:style-name="P4">
Description: The priests of the Pilodin Pіdriva Rosiyu Kakhovo Ges Power Offer for the Duphuma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thumb_204502_820_360_0_0_auto-1.jpg" text:style-name="Internet_20_link" text:visited-style-name="Visited_20_Internet_20_Link">
thumb_204502_820_360_0_0_auto-1.jpg</text:a>
']</text:p>
      <text:p text:style-name="P4">
Tags: ['КАХОВСЬКА ГЕС', 'КАХОВСЬКА ГЕС/ШТАБ INFO']</text:p>
      <text:p text:style-name="P4">
Category: News</text:p>
      <!--METADATA-->
      <text:p text:style-name="P4">
<draw:frame draw:style-name="fr1" draw:name="Image325" text:anchor-type="as-char" svg:width="6.9236in" svg:height="4.610104in" draw:z-index="0">
<draw:image xlink:href="../Images/AРМІЯINFORM/2023-06-09T96-00-00-04-00/thumb_204502_820_360_0_0_auto-1.jpg" xlink:type="simple" xlink:show="embed" xlink:actuate="onLoad" draw:mime-type="image/jpeg"/>
</draw:frame>
From the first hours after Russia, the state takes measures to help Ukrainians. The government allocated a total of UAH 2.4 billion to provide water to the Kherson, Mykolaiv, Zaporizhzhya and Dnipropetrovsk regions.</text:p>
      <text:p text:style-name="P4">
Prime Minister Denis Shmigal announced this during a government meeting on June 9.</text:p>
      <text:p text:style-name="P4">
“Today, our attention is drawn to the south of Ukraine, where a large -scale operation is unfolding after Russia's terrorist attack at the Kakhovka hydroelectric power station. Unprecedented for Europe -forming catastrophe. Planned, cynical, is designed to cause the largest casualties and our country as possible, ”Denis Shmigal said.</text:p>
      <text:p text:style-name="P4">
The Prime Minister stressed that the headquarters to eliminate the consequences of the accident head with the Interior Ministry. 1400 people and 345 pieces of equipment were involved. 9 evacuation points were developed at the Kherson region, 2,3 thousand humans were evacuated as of today, drinking water was organized. The victims are given a thorough assistance.</text:p>
      <text:p text:style-name="P4">
Denis Shmigal thanked everyone and everyone who was attached to life -saving activities: volunteers, philanthropists, all regions and communities that help eliminate the consequences of the terrorist attack.</text:p>
      <text:p text:style-name="P4">
Source: <text:a xlink:type="simple" xlink:href="https://www.kmu.gov.ua/news/stanom-na-sohodni-z-khersonshchyny-evakuiuvaly-23-tys-liudei-premier-ministr" text:style-name="Internet_20_link" text:visited-style-name="Visited_20_Internet_20_Link">
government official site</text:a>
.</text:p>
      <text:p text:style-name="P4">
News Source: <text:a xlink:type="simple" xlink:href="https://armyinform.com.ua/2023/06/09/stanom-na-sogodni-z-hersonshhyny-evakuyuvaly-23-tys-lyudej-premyer-ministr/" text:style-name="Internet_20_link" text:visited-style-name="Visited_20_Internet_20_Link">
https://armyinform.com.ua/2023/06/09/stanom-na-sogodni-z-hersonshhyny-evakuyuvaly-23-tys-lyudej-premyer-ministr/</text:a>
</text:p>
      <!--NEWS-->
      <text:h text:style-name="P10" text:outline-level="1">
<text:span text:style-name="T4">
During the evacuation of residents from the flooding zone in Kherson, terrorists fired at rescuers again</text:span>
</text:h>
      <text:p text:style-name="P4">
Author: ['АРМІЯINFORM']</text:p>
      <text:p text:style-name="P4">
Time: 2023-06-09T97:00:00-04:00</text:p>
      <text:p text:style-name="P4">
Description: The Bogun swamp “Bogun”, the Medical Automobil “Renault Trafic” was embedded in the specialty ... War with Ukraine 2022, war with Ukraine Latest news today,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09_21-46-37.jpg" text:style-name="Internet_20_link" text:visited-style-name="Visited_20_Internet_20_Link">
photo_2023-06-09_21-46-37.jpg</text:a>
', '<text:a xlink:type="simple" xlink:href="https://armyinform.com.ua/wp-content/uploads/2023/06/photo_2023-06-09_21-43-37.jpg" text:style-name="Internet_20_link" text:visited-style-name="Visited_20_Internet_20_Link">
photo_2023-06-09_21-43-37.jpg</text:a>
']</text:p>
      <text:p text:style-name="P4">
Tags: ['КАХОВСЬКА ГЕС', 'КАХОВСЬКА ГЕС/ШТАБ INFO']</text:p>
      <text:p text:style-name="P4">
Category: News</text:p>
      <!--METADATA-->
      <text:p text:style-name="P4">
<draw:frame draw:style-name="fr1" draw:name="Image326" text:anchor-type="as-char" svg:width="6.9236in" svg:height="5.1927in" draw:z-index="0">
<draw:image xlink:href="../Images/AРМІЯINFORM/2023-06-09T97-00-00-04-00/photo_2023-06-09_21-46-37.jpg" xlink:type="simple" xlink:show="embed" xlink:actuate="onLoad" draw:mime-type="image/jpeg"/>
</draw:frame>
Damage was affected by Bohun Bogun, Renault Trafic Medical Car Taspecial Emergency Rescue vehicle(Sarm-s), with the help of which people from flooded territories were rescued. About it <text:a xlink:type="simple" xlink:href="https://t.me/shtab_kakhovska_hes/358" text:style-name="Internet_20_link" text:visited-style-name="Visited_20_Internet_20_Link">
reports</text:a>
The headquarters of the consequences of the Kakhovskaya hydroelectric power station by Russian terrorists.</text:p>
      <text:p text:style-name="P4">
<draw:frame draw:style-name="fr1" draw:name="Image327" text:anchor-type="as-char" svg:width="6.9236in" svg:height="5.1927in" draw:z-index="0">
<draw:image xlink:href="../Images/AРМІЯINFORM/2023-06-09T97-00-00-04-00/photo_2023-06-09_21-43-37.jpg" xlink:type="simple" xlink:show="embed" xlink:actuate="onLoad" draw:mime-type="image/jpeg"/>
</draw:frame>
There are no victims among the personnel of the SES.</text:p>
      <text:p text:style-name="P4">
At the same time, according to the regional prosecutor's office, three people were injured, among them a non-full-time girl.</text:p>
      <text:p text:style-name="P4">
News Source: <text:a xlink:type="simple" xlink:href="https://armyinform.com.ua/2023/06/09/pid-chas-evakuacziyi-meshkancziv-iz-zony-pidtoplen-u-hersoni-terorysty-vkotre-obstrilyaly-ryatuvalnykiv/" text:style-name="Internet_20_link" text:visited-style-name="Visited_20_Internet_20_Link">
https://armyinform.com.ua/2023/06/09/pid-chas-evakuacziyi-meshkancziv-iz-zony-pidtoplen-u-hersoni-terorysty-vkotre-obstrilyaly-ryatuvalnykiv/</text:a>
</text:p>
      <!--NEWS-->
      <text:h text:style-name="P10" text:outline-level="1">
<text:span text:style-name="T4">
We see the heroism of our soldiers and grateful for every minute of their life, which is the life of Ukraine - Volodymyr Zelenskyy</text:span>
</text:h>
      <text:p text:style-name="P4">
Author: ['АРМІЯINFORM']</text:p>
      <text:p text:style-name="P4">
Time: 2023-06-09T98:00:00-04:00</text:p>
      <text:p text:style-name="P4">
Description: I am healthy, Shanovna Ukrainian!Puppy a bet. The situation at the overshadow - the war ... the war with Ukraine 2022, the war with Ukraine is the latest news today, the news of the war with Ukraine 2022 is the last for today, will there be a war between Ukraine and Russia and when, the war with Ukraine in 2022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2fa230c3ef4492e1f4a020d045659b84_1686329732_extra_large.jpeg" text:style-name="Internet_20_link" text:visited-style-name="Visited_20_Internet_20_Link">
2fa230c3ef4492e1f4a020d045659b84_1686329732_extra_large.jpeg</text:a>
']</text:p>
      <text:p text:style-name="P4">
Tags: ['STOPRUSSIA', 'АГРЕСІЯ РФ', 'ВІДЕОЗВЕРНЕННЯ ПРЕЗИДЕНТА УКРАЇНИ', 'ВОЛОДИМИР ЗЕЛЕНСЬКИЙ', 'ВТОРГНЕННЯ РФ']</text:p>
      <text:p text:style-name="P4">
Category: News</text:p>
      <!--METADATA-->
      <text:p text:style-name="P4">
<draw:frame draw:style-name="fr1" draw:name="Image328" text:anchor-type="as-char" svg:width="6.9236in" svg:height="3.894525in" draw:z-index="0">
<draw:image xlink:href="../Images/AРМІЯINFORM/2023-06-09T98-00-00-04-00/2fa230c3ef4492e1f4a020d045659b84_1686329732_extra_large.jpeg" xlink:type="simple" xlink:show="embed" xlink:actuate="onLoad" draw:mime-type="image/jpeg"/>
</draw:frame>
<text:span text:style-name="T5">
 <text:span text:style-name="T4">
 Wishing health </text:span>
 _ </text:span>
 <text:span text:style-name="T4">
 ʼ </text:span>
 _ <text:span text:style-name="T5">
 <text:span text:style-name="T4">
 i </text:span>
 _ </text:span>
 <text:span text:style-name="T4">
, </text:span>
 _ <text:span text:style-name="T5">
 <text:span text:style-name="T4">
 dear </text:span>
 _ </text:span>
 <text:span text:style-name="T4">
<text:span text:style-name="T5">
* __ </text:span>
* Ukrainians </text:span>
 _ _<text:span text:style-name="T4">
 *!</text:span>
 _</text:p>
      <text:p text:style-name="P4">
He just had a bet. The situation on the forefront is the main attention. Reports - teams of operational directions, head, GUR, Ministry of Defense, Minds Strategy, Ministry of Internal Affairs.</text:p>
      <text:p text:style-name="P4">
Attention is focused on all areas where our actions are needed and where the enemy can be disassembled. Our defensive actions, active actions, our achievements of the front.</text:p>
      <text:p text:style-name="P4">
They discussed the supply and distribution of ammunition, strengthening of our artillery and air defense.</text:p>
      <text:p text:style-name="P4">
He spoke today with Japan and the Netherlands. I informed the rescue operation in the southern areas, about our urgent needs. The readiness to help Ukraine is, and I am grateful to partners. There are decisions on humanitarian support.</text:p>
      <text:p text:style-name="P4">
With Mr. Prime Minister of Japan, they discussed the preparation of the Global Peace Summit Conference in Japan on the reconstruction and transformation of our country of post-fighting.</text:p>
      <text:p text:style-name="P4">
With Mr. Prime Minister of the Netherlands, we talked about our further defense work, coordinated our positions in front of the next Ramstein. We move by step in strengthening our air shield. They discussed the Petriots coalition, our pilots training.</text:p>
      <text:p text:style-name="P4">
There is a very important decision of the Supreme Court of the Netherlands on the Scythian Gold Collection. Ukrainian collection. Collections stored in our Krym, but which cannot yet be returned to the Crimea for an obvious reason: it can be given to the occupier, a robber.</text:p>
      <text:p text:style-name="P4">
Of course, it will be in Crimea, when there will be a Ukrainian flag in the Crimea. Actually, such logic was confirmed by the Higher Judiciary of the Netherlands. And this is the alternatives that the Dutch, people, the Dutch society and the state can be the leaders in protecting the rule of law and values of civilization.</text:p>
      <text:p text:style-name="P4">
I thank everyone who fought for this decision, our team of ministry, who worked for the sake of this result. Justice - step by step - will protect.</text:p>
      <text:p text:style-name="P4">
There is also a new defense package from the United States for more than $ 2 million. Petriots rockets and other air defense systems, strengthening our defense on Earth, increasing the strength of all our soldiers. Thank you, Pan -President Biden, thank you both parties of Congress and all Americans who want freedom won as well as Ukrainians.A tremendous number of problems. But we work on overcoming them at all possible levels. And most importantly, there is now social potential to do so.</text:p>
      <text:p text:style-name="P4">
Take care of each other, work in unity, protect people and life. These are our print, the principles of Ukraine. They now act on one hundred percent prices. And I am sure that it would be difficult, we will overcome the consequences of this catastrophe, and all Russian evil.</text:p>
      <text:p text:style-name="P4">
I thank everyone in the world who already helps and who asks in Ukraine how to help. I thank everyone who is already involved in the rescue operation, who as possible helps people. People, animals, all living things. I thank all who are inducting international organizations, foreign leaders, other states to see what happened, and to name things by their names. Russian terrorists should be in accordance with what they had done.</text:p>
      <text:p text:style-name="P4">
And separately - for our soldiers, for all who these days are in particularly heavy battles.</text:p>
      <text:p text:style-name="P4">
We see your heroism, and we are grateful to you for every minute of your life - life is really a life of Ukraine. Because Ukraine is as free as you, our own, are strong. Ukraine is so protected as you, our warriors, are effective.</text:p>
      <text:p text:style-name="P4">
Everyone and everyone who is fighting is Ukraine that is fighting. Thank you for it!Glory to everyone who is fighting and working for our country!</text:p>
      <text:p text:style-name="P4">
<text:span text:style-name="T5">
<text:span text:style-name="T4">
Glory to Ukraine!</text:span>
</text:span>
</text:p>
      <text:p text:style-name="P4">
News Source: <text:a xlink:type="simple" xlink:href="https://armyinform.com.ua/2023/06/09/my-bachymo-geroyizm-nashyh-voyiniv-i-vdyachni-za-kozhnu-hvylynu-yihnogo-zhyttya-yake-ye-zhyttyam-ukrayiny-volodymyr-zelenskyj/" text:style-name="Internet_20_link" text:visited-style-name="Visited_20_Internet_20_Link">
https://armyinform.com.ua/2023/06/09/my-bachymo-geroyizm-nashyh-voyiniv-i-vdyachni-za-kozhnu-hvylynu-yihnogo-zhyttya-yake-ye-zhyttyam-ukrayiny-volodymyr-zelenskyj/</text:a>
</text:p>
      <!--NEWS-->
      <text:h text:style-name="P10" text:outline-level="1">
<text:span text:style-name="T4">
Short. War. Day 471</text:span>
</text:h>
      <text:p text:style-name="P4">
Author: ['АРМІЯINFORM']</text:p>
      <text:p text:style-name="P4">
Time: 2023-06-09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ТОРГНЕННЯ РФ', 'ГШ ЗСУ']</text:p>
      <text:p text:style-name="P4">
Category: News</text:p>
      <!--METADATA-->
      <text:p text:style-name="P4">
News Source: <text:a xlink:type="simple" xlink:href="https://armyinform.com.ua/2023/06/09/korotko-vijna-den-471/" text:style-name="Internet_20_link" text:visited-style-name="Visited_20_Internet_20_Link">
https://armyinform.com.ua/2023/06/09/korotko-vijna-den-471/</text:a>
</text:p>
      <!--NEWS-->
      <text:h text:style-name="P10" text:outline-level="1">
<text:span text:style-name="T4">
Another anti -government protest took place in the Serbia's capital - the sixth since early May</text:span>
</text:h>
      <text:p text:style-name="P4">
Authors: Ukrinform (Person)</text:p>
      <text:p text:style-name="P4">
Publisher: Укринформ (Organization)</text:p>
      <text:p text:style-name="P4">
Published Time: 2023-06-10T-1:50:00+03:00</text:p>
      <text:p text:style-name="P4">
Modified Time: 2023-06-10T00:50:00+03:00</text:p>
      <text:p text:style-name="P4">
Description: Tens of thousands of Serbs on Friday participated in anti -government protest in Belgrade - Sixth since the beginning of May, accusing the culture of violence in the death of 18 people in two mass shootings and calling for the Minister of Internal Affairs Serbia. - Ukrinform.</text:p>
      <text:p text:style-name="P4">
Images: ['<text:a xlink:type="simple" xlink:href="https://static.ukrinform.com/photos/2018_12/thumb_files/630_360_1544302094-464.jpg" text:style-name="Internet_20_link" text:visited-style-name="Visited_20_Internet_20_Link">
630_360_15443...</text:a>
']</text:p>
      <text:p text:style-name="P4">
Tags: ['Протест', 'Сербія', 'Вучич', 'Розстріл']</text:p>
      <text:p text:style-name="P4">
Type: Article</text:p>
      <!--METADATA-->
      <text:p text:style-name="P4">
<draw:frame draw:style-name="fr1" draw:name="Image329" text:anchor-type="as-char" svg:width="6.9236in" svg:height="3.956343in" draw:z-index="0">
<draw:image xlink:href="../Images/yкринформ/2023-06-10T-1-50-00-03-00/630_360_1544302094-464.jpg" xlink:type="simple" xlink:show="embed" xlink:actuate="onLoad" draw:mime-type="image/jpeg"/>
</draw:frame>
Tens of a thousand Serbs on Friday participated in an anti -government protest in Belgrade - Shatsk since early May, accusing a culture of violence in the death of 18 people in two mass executions and calling for Minister of Internal Affairs Serbia.</text:p>
      <text:p text:style-name="P4">
About it reports Ukrinform with reference to <text:a xlink:type="simple" xlink:href="https://www.reuters.com/world/europe/serbians-take-streets-anti-government-protests-following-mass-shootings-2023-06-09/" text:style-name="Internet_20_link" text:visited-style-name="Visited_20_Internet_20_Link">
Reuters</text:a>
.</text:p>
      <text:p text:style-name="P4">
Scingling "Vuchich Down!", Refusing President Serbia, and holding the Great Bainer with the inscription "Students Against Violence", protesters gathered pre -parliament and marched to the government.</text:p>
      <text:p text:style-name="P4">
<text:span text:style-name="T4">
 Read also: </text:span>
 <text:span text:style-name="T4">
 <text:a xlink:type="simple" xlink:href="https://www.ukrinform.ua/rubric-world/3719341-vlada-kosova-nazvala-umovi-dla-povtornih-viboriv-na-pivnoci-krau.html" text:style-name="Internet_20_link" text:visited-style-name="Visited_20_Internet_20_Link">
Kosovo's power has named the conditions for re -election of the half -night of the edge</text:a>
</text:span>
</text:p>
      <text:p text:style-name="P4">
The protesters demand the resignation of the Interior Minister Serbiibratislav Hashich and the head of the secret service Alexandar Vulin, whom they accuse that they have not been prosecuted by criminal groups.</text:p>
      <text:p text:style-name="P4">
They also want to deprive national licenses for broadcasting Pinktv and Happy TV and ban some tabloids accused of propaganda.</text:p>
      <text:p text:style-name="P4">
"I expect the protest to continue because there is no other path," said the protesters who called the police. "I think that one moment will have to give in, it is a large number of people, and in the end they will be less likely to yield to this pressure."</text:p>
      <text:p text:style-name="P4">
<text:span text:style-name="T4">
 Read also: </text:span>
 <text:span text:style-name="T4">
 <text:a xlink:type="simple" xlink:href="https://www.ukrinform.ua/rubric-world/3718259-premerka-serbii-zaavila-pro-gotovnist-piti-u-vidstavku.html" text:style-name="Internet_20_link" text:visited-style-name="Visited_20_Internet_20_Link">
Serbia Prime Minister has declared a willingness to go</text:a>
</text:span>
</text:p>
      <text:p text:style-name="P4">
Prime Minister Ana Brnabich said on Wednesday that she was ready to resign, and resolved opposition parties that supported the protests to the dialogue. But leader stated that they would not communicate with the government until all the requirements are fulfilled.</text:p>
      <text:p text:style-name="P4">
The Serbian President, however, believes that his government is not responsible for the state. "Is the government guilty of crimes that have happened? I can't agree with it," he said in an interview with Reuters on Friday.</text:p>
      <text:p text:style-name="P4">
<text:span text:style-name="T4">
 Read also: </text:span>
 <text:span text:style-name="T4">
 <text:a xlink:type="simple" xlink:href="https://www.ukrinform.ua/rubric-world/3716465-suticki-u-kosovo-premer-zvinuvativ-fasistski-bandi-aki-kontrolue-serbia.html" text:style-name="Internet_20_link" text:visited-style-name="Visited_20_Internet_20_Link">
Clashes in Kosovo: Prime Minister accused Fascist Bands, controlled by Serbia</text:a>
 </text:span>
</text:p>
      <text:p text:style-name="P4">
News Source: <text:a xlink:type="simple" xlink:href="https://www.ukrinform.ua/rubric-world/3720808-u-stolici-serbii-vidbuvsa-cergovij-antiuradovij-protest-sostij-z-pocatku-travna.html" text:style-name="Internet_20_link" text:visited-style-name="Visited_20_Internet_20_Link">
https://www.ukrinform.ua/rubric-world/3720808-u-stolici-serbii-vidbuvsa-cergovij-antiuradovij-protest-sostij-z-pocatku-travna.html</text:a>
</text:p>
      <!--NEWS-->
      <text:h text:style-name="P10" text:outline-level="1">
<text:span text:style-name="T4">
The number of forest fires in Canada by 2050 will double - minister</text:span>
</text:h>
      <text:p text:style-name="P4">
Authors: Ukrinform (Person)</text:p>
      <text:p text:style-name="P4">
Publisher: Укринформ (Organization)</text:p>
      <text:p text:style-name="P4">
Published Time: 2023-06-10T-2:22:00+03:00</text:p>
      <text:p text:style-name="P4">
Modified Time: 2023-06-10T00:22:00+03:00</text:p>
      <text:p text:style-name="P4">
Description: Over the next two decades, the number of forest fires in Canada should be expected. - Ukrinform.</text:p>
      <text:p text:style-name="P4">
Images: ['<text:a xlink:type="simple" xlink:href="https://static.ukrinform.com/photos/2018_07/thumb_files/630_360_1532113085-9921.jpg" text:style-name="Internet_20_link" text:visited-style-name="Visited_20_Internet_20_Link">
630_360_15321...</text:a>
']</text:p>
      <text:p text:style-name="P4">
Tags: ['Канада', 'Ліс', 'Пожежа']</text:p>
      <text:p text:style-name="P4">
Type: Article</text:p>
      <!--METADATA-->
      <text:p text:style-name="P4">
<draw:frame draw:style-name="fr1" draw:name="Image330" text:anchor-type="as-char" svg:width="6.9236in" svg:height="3.956343in" draw:z-index="0">
<draw:image xlink:href="../Images/yкринформ/2023-06-10T-2-22-00-03-00/630_360_1532113085-9921.jpg" xlink:type="simple" xlink:show="embed" xlink:actuate="onLoad" draw:mime-type="image/jpeg"/>
</draw:frame>
For two decades, the number of forest fires of Ukanadi should be expected for two decades.</text:p>
      <text:p text:style-name="P4">
According to Ukrinform correspondent, the Minister of Natural Natural Resources of Canada Jonathan Vilkinson said this in Ottawa.</text:p>
      <text:p text:style-name="P4">
"The calculations indicate that the area of forest destroyed will double up to 2050, given climate changes that cause longer and more intense seasonal fires, more extreme weather conditions and increased drought," Vilkinson said.</text:p>
      <text:p text:style-name="P4">
<text:span text:style-name="T4">
 Read also: </text:span>
 <text:span text:style-name="T4">
 <text:a xlink:type="simple" xlink:href="https://www.ukrinform.ua/rubric-world/3719714-ottavu-zatagnulo-dimom-vid-lisovih-pozez.html" text:style-name="Internet_20_link" text:visited-style-name="Visited_20_Internet_20_Link">
Ottawa tightened the smoke from the forest fires</text:a>
</text:span>
</text:p>
      <text:p text:style-name="P4">
According to him, there are about 7,500 forest fires every year in Canada, which is about 2.5 million hectares that are aware(Slightly less than the total area of the Kiev region -ed.). “Ці ліси стають непридатними для використання й дерева більше невбирають вуглекислий газ”, - зазначив міністр.</text:p>
      <text:p text:style-name="P4">
Вілкінсон додав, що федеральний уряд збільшує обсяг коштів і ресурсів дляборотьби із лісовими пожежами та їх упередження, виділивши на ці цілі удержавному бюджеті 516 млн дол (about $ 400 million).</text:p>
      <text:p text:style-name="P4">
<text:span text:style-name="T4">
Читайте також:</text:span>
 <text:span text:style-name="T4">
<text:a xlink:type="simple" xlink:href="https://www.ukrinform.ua/rubric-world/3716308-lisova-pozeza-u-kanadi-vze-znisila-blizko-200-budinkiv.html" text:style-name="Internet_20_link" text:visited-style-name="Visited_20_Internet_20_Link">
 Лісова пожежа у Канаді вже знищила близько 200 будинків</text:a>
</text:span>
</text:p>
      <text:p text:style-name="P4">
Recall that this year's season of forest fires in Canada is especially active and by the beginning of the year the fire was already destroyed by a record for this period of the year.(https://www.ukrinform.ua/tag-pozeza)** Quebec is about a quarter of a million users temporarily lost electricity when protective mechanisms on lines have worked from the heat.</text:p>
      <text:p text:style-name="P4">
News Source: <text:a xlink:type="simple" xlink:href="https://www.ukrinform.ua/rubric-world/3720806-kilkist-lisovih-pozez-u-kanadi-do-2050-roku-podvoitsa-ministr.html" text:style-name="Internet_20_link" text:visited-style-name="Visited_20_Internet_20_Link">
https://www.ukrinform.ua/rubric-world/3720806-kilkist-lisovih-pozez-u-kanadi-do-2050-roku-podvoitsa-ministr.html</text:a>
</text:p>
      <!--NEWS-->
      <text:h text:style-name="P10" text:outline-level="1">
<text:span text:style-name="T4">
Air alarm was announced in a number of regions of Ukraine, air defense works in the south</text:span>
</text:h>
      <text:p text:style-name="P4">
Authors: Ukrinform (Person)</text:p>
      <text:p text:style-name="P4">
Publisher: Укринформ (Organization)</text:p>
      <text:p text:style-name="P4">
Published Time: 2023-06-10T-3:13:00+03:00</text:p>
      <text:p text:style-name="P4">
Modified Time: 2023-06-10T00:13:00+03:00</text:p>
      <text:p text:style-name="P4">
Description: On Friday, June 9, at 23:00 in the east and south, warning signals were heard, and later the alarm was announced in the north.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БПЛА', 'Агресія РФ', 'Війна з Росією', 'ППО']</text:p>
      <text:p text:style-name="P4">
Type: Article</text:p>
      <!--METADATA-->
      <text:p text:style-name="P4">
<draw:frame draw:style-name="fr1" draw:name="Image331" text:anchor-type="as-char" svg:width="6.9236in" svg:height="3.956343in" draw:z-index="0">
<draw:image xlink:href="../Images/yкринформ/2023-06-10T-3-13-00-03-00/630_360_1677573461-244.jpg" xlink:type="simple" xlink:show="embed" xlink:actuate="onLoad" draw:mime-type="image/jpeg"/>
</draw:frame>
On June 9, at about 23:00 in the east and south, the alarm was announced in the east and south.</text:p>
      <text:p text:style-name="P4">
Ukrinform transfers this with <text:a xlink:type="simple" xlink:href="https://www.facebook.com/OperationalCommandSouth/posts/pfbid0Zkz4mu9nCckBJq5AhHgAbmW219TjNajVxVUpPHDuX4jVCZqgy4pd8639DAKXggiVl" text:style-name="Internet_20_link" text:visited-style-name="Visited_20_Internet_20_Link">
reference</text:a>
on a map of air alarm and OK "south"</text:p>
      <text:p text:style-name="P4">
The military stated that in the sky above Odesa and Mykolaiv region there is a fighting: the air forces are being knocked down by Russian drones of Iranian production.</text:p>
      <text:p text:style-name="P4">
Monitoring groups report that there are now about 10 in the sky over Ukraine.</text:p>
      <text:p text:style-name="P4">
<text:span text:style-name="T5">
!(https://www.ukrinform.ua/rubric-ato/3720358-sili-ppo-vnoci-znisili-cotiri-krilati-raketi-ta-desat-sahediv.html)</text:span>
*</text:p>
      <text:p text:style-name="P4">
The OK "South" reminded that as a result of the Air Batches, the fall of debris, the ignition of buildings and other objects.</text:p>
      <text:p text:style-name="P4">
"Be in shelters, do not take off or set out the work of air defense!", - called the local residents.</text:p>
      <text:p text:style-name="P4">
Currently, the situation with air anxiety is as follows:</text:p>
      <text:p text:style-name="P4">
</text:p>
      <text:p text:style-name="P4">
News Source: <text:a xlink:type="simple" xlink:href="https://www.ukrinform.ua/rubric-regions/3720807-u-nizci-oblastej-ukraini-ogolosena-povitrana-trivoga.html" text:style-name="Internet_20_link" text:visited-style-name="Visited_20_Internet_20_Link">
https://www.ukrinform.ua/rubric-regions/3720807-u-nizci-oblastej-ukraini-ogolosena-povitrana-trivoga.html</text:a>
</text:p>
      <!--NEWS-->
      <text:h text:style-name="P10" text:outline-level="1">
<text:span text:style-name="T4">
Air alarm was announced in a number of regions of Ukraine, air defense works in the south</text:span>
</text:h>
      <text:p text:style-name="P4">
Authors: Ukrinform (Person)</text:p>
      <text:p text:style-name="P4">
Publisher: Укринформ (Organization)</text:p>
      <text:p text:style-name="P4">
Published Time: 2023-06-10T00:13:00+03:00</text:p>
      <text:p text:style-name="P4">
Modified Time: 2023-06-10T00:13:00+03:00</text:p>
      <text:p text:style-name="P4">
Description: On Friday, June 9, at 23:00 in the east and south, warning signals were heard, and later the alarm was announced in the north.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БПЛА', 'Агресія РФ', 'Війна з Росією', 'ППО']</text:p>
      <text:p text:style-name="P4">
Type: Article</text:p>
      <!--METADATA-->
      <text:p text:style-name="P4">
<draw:frame draw:style-name="fr1" draw:name="Image333" text:anchor-type="as-char" svg:width="6.9236in" svg:height="3.956343in" draw:z-index="0">
<draw:image xlink:href="../Images/yкринформ/2023-06-10T00-13-00-03-00/630_360_1677573461-244.jpg" xlink:type="simple" xlink:show="embed" xlink:actuate="onLoad" draw:mime-type="image/jpeg"/>
</draw:frame>
On June 9, at about 23:00 in the east and south, the alarm was announced in the east and south.</text:p>
      <text:p text:style-name="P4">
Ukrinform transfers this with <text:a xlink:type="simple" xlink:href="https://www.facebook.com/OperationalCommandSouth/posts/pfbid0Zkz4mu9nCckBJq5AhHgAbmW219TjNajVxVUpPHDuX4jVCZqgy4pd8639DAKXggiVl" text:style-name="Internet_20_link" text:visited-style-name="Visited_20_Internet_20_Link">
reference</text:a>
on a map of air alarm and OK "south"</text:p>
      <text:p text:style-name="P4">
The military stated that in the sky above Odesa and Mykolaiv region there is a fighting: the air forces are being knocked down by Russian drones of Iranian production.</text:p>
      <text:p text:style-name="P4">
Monitoring groups report that there are now about 10 in the sky over Ukraine.</text:p>
      <text:p text:style-name="P4">
<text:span text:style-name="T5">
!(https://www.ukrinform.ua/rubric-ato/3720358-sili-ppo-vnoci-znisili-cotiri-krilati-raketi-ta-desat-sahediv.html)</text:span>
*</text:p>
      <text:p text:style-name="P4">
The OK "South" reminded that as a result of the Air Batches, the fall of debris, the ignition of buildings and other objects.</text:p>
      <text:p text:style-name="P4">
"Be in shelters, do not take off or set out the work of air defense!", - called the local residents.</text:p>
      <text:p text:style-name="P4">
Currently, the situation with air anxiety is as follows:</text:p>
      <text:p text:style-name="P4">
</text:p>
      <text:p text:style-name="P4">
News Source: <text:a xlink:type="simple" xlink:href="https://www.ukrinform.ua/rubric-regions/3720807-u-nizci-oblastej-ukraini-ogolosena-povitrana-trivoga.html" text:style-name="Internet_20_link" text:visited-style-name="Visited_20_Internet_20_Link">
https://www.ukrinform.ua/rubric-regions/3720807-u-nizci-oblastej-ukraini-ogolosena-povitrana-trivoga.html</text:a>
</text:p>
      <!--NEWS-->
      <text:h text:style-name="P10" text:outline-level="1">
<text:span text:style-name="T4">
The number of forest fires in Canada by 2050 will double - minister</text:span>
</text:h>
      <text:p text:style-name="P4">
Authors: Ukrinform (Person)</text:p>
      <text:p text:style-name="P4">
Publisher: Укринформ (Organization)</text:p>
      <text:p text:style-name="P4">
Published Time: 2023-06-10T00:22:00+03:00</text:p>
      <text:p text:style-name="P4">
Modified Time: 2023-06-10T00:22:00+03:00</text:p>
      <text:p text:style-name="P4">
Description: Over the next two decades, the number of forest fires in Canada should be expected. - Ukrinform.</text:p>
      <text:p text:style-name="P4">
Images: ['<text:a xlink:type="simple" xlink:href="https://static.ukrinform.com/photos/2018_07/thumb_files/630_360_1532113085-9921.jpg" text:style-name="Internet_20_link" text:visited-style-name="Visited_20_Internet_20_Link">
630_360_15321...</text:a>
']</text:p>
      <text:p text:style-name="P4">
Tags: ['Канада', 'Ліс', 'Пожежа']</text:p>
      <text:p text:style-name="P4">
Type: Article</text:p>
      <!--METADATA-->
      <text:p text:style-name="P4">
<draw:frame draw:style-name="fr1" draw:name="Image335" text:anchor-type="as-char" svg:width="6.9236in" svg:height="3.956343in" draw:z-index="0">
<draw:image xlink:href="../Images/yкринформ/2023-06-10T00-22-00-03-00/630_360_1532113085-9921.jpg" xlink:type="simple" xlink:show="embed" xlink:actuate="onLoad" draw:mime-type="image/jpeg"/>
</draw:frame>
For two decades, the number of forest fires of Ukanadi should be expected for two decades.</text:p>
      <text:p text:style-name="P4">
According to Ukrinform correspondent, the Minister of Natural Natural Resources of Canada Jonathan Vilkinson said this in Ottawa.</text:p>
      <text:p text:style-name="P4">
"The calculations indicate that the area of forest destroyed will double up to 2050, given climate changes that cause longer and more intense seasonal fires, more extreme weather conditions and increased drought," Vilkinson said.</text:p>
      <text:p text:style-name="P4">
<text:span text:style-name="T4">
 Read also: </text:span>
 <text:span text:style-name="T4">
 <text:a xlink:type="simple" xlink:href="https://www.ukrinform.ua/rubric-world/3719714-ottavu-zatagnulo-dimom-vid-lisovih-pozez.html" text:style-name="Internet_20_link" text:visited-style-name="Visited_20_Internet_20_Link">
Ottawa tightened the smoke from the forest fires</text:a>
</text:span>
</text:p>
      <text:p text:style-name="P4">
According to him, there are about 7,500 forest fires every year in Canada, which is about 2.5 million hectares that are aware(Slightly less than the total area of the Kiev region -ed.). “Ці ліси стають непридатними для використання й дерева більше невбирають вуглекислий газ”, - зазначив міністр.</text:p>
      <text:p text:style-name="P4">
Вілкінсон додав, що федеральний уряд збільшує обсяг коштів і ресурсів дляборотьби із лісовими пожежами та їх упередження, виділивши на ці цілі удержавному бюджеті 516 млн дол (about $ 400 million).</text:p>
      <text:p text:style-name="P4">
<text:span text:style-name="T4">
Читайте також:</text:span>
 <text:span text:style-name="T4">
<text:a xlink:type="simple" xlink:href="https://www.ukrinform.ua/rubric-world/3716308-lisova-pozeza-u-kanadi-vze-znisila-blizko-200-budinkiv.html" text:style-name="Internet_20_link" text:visited-style-name="Visited_20_Internet_20_Link">
 Лісова пожежа у Канаді вже знищила близько 200 будинків</text:a>
</text:span>
</text:p>
      <text:p text:style-name="P4">
Recall that this year's season of forest fires in Canada is especially active and by the beginning of the year the fire was already destroyed by a record for this period of the year.(https://www.ukrinform.ua/tag-pozeza)** Quebec is about a quarter of a million users temporarily lost electricity when protective mechanisms on lines have worked from the heat.</text:p>
      <text:p text:style-name="P4">
News Source: <text:a xlink:type="simple" xlink:href="https://www.ukrinform.ua/rubric-world/3720806-kilkist-lisovih-pozez-u-kanadi-do-2050-roku-podvoitsa-ministr.html" text:style-name="Internet_20_link" text:visited-style-name="Visited_20_Internet_20_Link">
https://www.ukrinform.ua/rubric-world/3720806-kilkist-lisovih-pozez-u-kanadi-do-2050-roku-podvoitsa-ministr.html</text:a>
</text:p>
      <!--NEWS-->
      <text:h text:style-name="P10" text:outline-level="1">
<text:span text:style-name="T4">
Another anti -government protest took place in the Serbia's capital - the sixth since early May</text:span>
</text:h>
      <text:p text:style-name="P4">
Authors: Ukrinform (Person)</text:p>
      <text:p text:style-name="P4">
Publisher: Укринформ (Organization)</text:p>
      <text:p text:style-name="P4">
Published Time: 2023-06-10T00:50:00+03:00</text:p>
      <text:p text:style-name="P4">
Modified Time: 2023-06-10T00:50:00+03:00</text:p>
      <text:p text:style-name="P4">
Description: Tens of thousands of Serbs on Friday participated in anti -government protest in Belgrade - Sixth since the beginning of May, accusing the culture of violence in the death of 18 people in two mass shootings and calling for the Minister of Internal Affairs Serbia. - Ukrinform.</text:p>
      <text:p text:style-name="P4">
Images: ['<text:a xlink:type="simple" xlink:href="https://static.ukrinform.com/photos/2018_12/thumb_files/630_360_1544302094-464.jpg" text:style-name="Internet_20_link" text:visited-style-name="Visited_20_Internet_20_Link">
630_360_15443...</text:a>
']</text:p>
      <text:p text:style-name="P4">
Tags: ['Протест', 'Сербія', 'Вучич', 'Розстріл']</text:p>
      <text:p text:style-name="P4">
Type: Article</text:p>
      <!--METADATA-->
      <text:p text:style-name="P4">
<draw:frame draw:style-name="fr1" draw:name="Image336" text:anchor-type="as-char" svg:width="6.9236in" svg:height="3.956343in" draw:z-index="0">
<draw:image xlink:href="../Images/yкринформ/2023-06-10T00-50-00-03-00/630_360_1544302094-464.jpg" xlink:type="simple" xlink:show="embed" xlink:actuate="onLoad" draw:mime-type="image/jpeg"/>
</draw:frame>
Tens of a thousand Serbs on Friday participated in an anti -government protest in Belgrade - Shatsk since early May, accusing a culture of violence in the death of 18 people in two mass executions and calling for Minister of Internal Affairs Serbia.</text:p>
      <text:p text:style-name="P4">
About it reports Ukrinform with reference to <text:a xlink:type="simple" xlink:href="https://www.reuters.com/world/europe/serbians-take-streets-anti-government-protests-following-mass-shootings-2023-06-09/" text:style-name="Internet_20_link" text:visited-style-name="Visited_20_Internet_20_Link">
Reuters</text:a>
.</text:p>
      <text:p text:style-name="P4">
Scingling "Vuchich Down!", Refusing President Serbia, and holding the Great Bainer with the inscription "Students Against Violence", protesters gathered pre -parliament and marched to the government.</text:p>
      <text:p text:style-name="P4">
<text:span text:style-name="T4">
 Read also: </text:span>
 <text:span text:style-name="T4">
 <text:a xlink:type="simple" xlink:href="https://www.ukrinform.ua/rubric-world/3719341-vlada-kosova-nazvala-umovi-dla-povtornih-viboriv-na-pivnoci-krau.html" text:style-name="Internet_20_link" text:visited-style-name="Visited_20_Internet_20_Link">
Kosovo's power has named the conditions for re -election of the half -night of the edge</text:a>
</text:span>
</text:p>
      <text:p text:style-name="P4">
The protesters demand the resignation of the Interior Minister Serbiibratislav Hashich and the head of the secret service Alexandar Vulin, whom they accuse that they have not been prosecuted by criminal groups.</text:p>
      <text:p text:style-name="P4">
They also want to deprive national licenses for broadcasting Pinktv and Happy TV and ban some tabloids accused of propaganda.</text:p>
      <text:p text:style-name="P4">
"I expect the protest to continue because there is no other path," said the protesters who called the police. "I think that one moment will have to give in, it is a large number of people, and in the end they will be less likely to yield to this pressure."</text:p>
      <text:p text:style-name="P4">
<text:span text:style-name="T4">
 Read also: </text:span>
 <text:span text:style-name="T4">
 <text:a xlink:type="simple" xlink:href="https://www.ukrinform.ua/rubric-world/3718259-premerka-serbii-zaavila-pro-gotovnist-piti-u-vidstavku.html" text:style-name="Internet_20_link" text:visited-style-name="Visited_20_Internet_20_Link">
Serbia Prime Minister has declared a willingness to go</text:a>
</text:span>
</text:p>
      <text:p text:style-name="P4">
Prime Minister Ana Brnabich said on Wednesday that she was ready to resign, and resolved opposition parties that supported the protests to the dialogue. But leader stated that they would not communicate with the government until all the requirements are fulfilled.</text:p>
      <text:p text:style-name="P4">
The Serbian President, however, believes that his government is not responsible for the state. "Is the government guilty of crimes that have happened? I can't agree with it," he said in an interview with Reuters on Friday.</text:p>
      <text:p text:style-name="P4">
<text:span text:style-name="T4">
 Read also: </text:span>
 <text:span text:style-name="T4">
 <text:a xlink:type="simple" xlink:href="https://www.ukrinform.ua/rubric-world/3716465-suticki-u-kosovo-premer-zvinuvativ-fasistski-bandi-aki-kontrolue-serbia.html" text:style-name="Internet_20_link" text:visited-style-name="Visited_20_Internet_20_Link">
Clashes in Kosovo: Prime Minister accused Fascist Bands, controlled by Serbia</text:a>
 </text:span>
</text:p>
      <text:p text:style-name="P4">
News Source: <text:a xlink:type="simple" xlink:href="https://www.ukrinform.ua/rubric-world/3720808-u-stolici-serbii-vidbuvsa-cergovij-antiuradovij-protest-sostij-z-pocatku-travna.html" text:style-name="Internet_20_link" text:visited-style-name="Visited_20_Internet_20_Link">
https://www.ukrinform.ua/rubric-world/3720808-u-stolici-serbii-vidbuvsa-cergovij-antiuradovij-protest-sostij-z-pocatku-travna.html</text:a>
</text:p>
      <!--NEWS-->
      <text:h text:style-name="P10" text:outline-level="1">
<text:span text:style-name="T4">
The US gives Ukraine a new military assistance package of $ 2.1 billion</text:span>
</text:h>
      <text:p text:style-name="P4">
Author: ['АРМІЯINFORM']</text:p>
      <text:p text:style-name="P4">
Time: 2023-06-10T99:00:00-04:00</text:p>
      <text:p text:style-name="P4">
Description: The Mini Construction of the defense of the states of the states at P'yatnitsky was stirring about the Vidіlennnya of Ukrainian New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ilyustratyvne-foto_large.jpg" text:style-name="Internet_20_link" text:visited-style-name="Visited_20_Internet_20_Link">
ilyustratyvne-foto_large.jpg</text:a>
']</text:p>
      <text:p text:style-name="P4">
Tags: []</text:p>
      <text:p text:style-name="P4">
Category: News</text:p>
      <!--METADATA-->
      <text:p text:style-name="P4">
<draw:frame draw:style-name="fr1" draw:name="Image337" text:anchor-type="as-char" svg:width="6.9236in" svg:height="4.395937in" draw:z-index="0">
<draw:image xlink:href="../Images/AРМІЯINFORM/2023-06-10T99-00-00-04-00/ilyustratyvne-foto_large.jpg" xlink:type="simple" xlink:show="embed" xlink:actuate="onLoad" draw:mime-type="image/jpeg"/>
</draw:frame>
On Friday, the United States Ministry of Defense announced the allocation of a new military aid package with a total value of 2.1 billionadolar. About this <text:a xlink:type="simple" xlink:href="https://www.defense.gov/News/Releases/Release/Article/3422822/biden-administration-announces-additional-security-assistance-for-ukraine/" text:style-name="Internet_20_link" text:visited-style-name="Visited_20_Internet_20_Link">
reported</text:a>
On the site.</text:p>
      <text:p text:style-name="P4">
The new US military assistance package is provided as limits to assist Ukraine in the security industry(After), which provides for the conclusion of long-term contracts with industry or partner countries, so the equipment will not be provided to Ukraine in the near future.</text:p>
      <text:p text:style-name="P4">
Among the help contained in the package-additional ammunition for Patriot system defense, air defense and rockethawk, 105-mm and 203-mm artillery shell Maintenance and maintenance of equipment.</text:p>
      <text:p text:style-name="P4">
News Source: <text:a xlink:type="simple" xlink:href="https://armyinform.com.ua/2023/06/10/ssha-dayut-ukrayini-novyj-paket-vijskovoyi-dopomogy-na-21-mlrd/" text:style-name="Internet_20_link" text:visited-style-name="Visited_20_Internet_20_Link">
https://armyinform.com.ua/2023/06/10/ssha-dayut-ukrayini-novyj-paket-vijskovoyi-dopomogy-na-21-mlrd/</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